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6.802cm" table:align="left"/>
    </style:style>
    <style:style style:name="Πίνακας1.A" style:family="table-column">
      <style:table-column-properties style:column-width="3.665cm"/>
    </style:style>
    <style:style style:name="Πίνακας1.B" style:family="table-column">
      <style:table-column-properties style:column-width="3.136cm"/>
    </style:style>
    <style:style style:name="Πίνακας1.A1" style:family="table-cell">
      <style:table-cell-properties fo:padding="0.097cm" fo:border-left="0.05pt solid #000000" fo:border-right="none" fo:border-top="0.05pt solid #000000" fo:border-bottom="0.05pt solid #000000"/>
    </style:style>
    <style:style style:name="Πίνακας1.B1" style:family="table-cell">
      <style:table-cell-properties fo:padding="0.097cm" fo:border-left="none" fo:border-right="0.05pt solid #000000" fo:border-top="0.05pt solid #000000" fo:border-bottom="0.05pt solid #000000"/>
    </style:style>
    <style:style style:name="Πίνακας2" style:family="table">
      <style:table-properties style:width="11.8cm" table:align="center"/>
    </style:style>
    <style:style style:name="Πίνακας2.A" style:family="table-column">
      <style:table-column-properties style:column-width="1.191cm"/>
    </style:style>
    <style:style style:name="Πίνακας2.B" style:family="table-column">
      <style:table-column-properties style:column-width="2.122cm"/>
    </style:style>
    <style:style style:name="Πίνακας2.A1" style:family="table-cell">
      <style:table-cell-properties fo:padding="0.097cm" fo:border-left="0.05pt solid #000000" fo:border-right="none" fo:border-top="0.05pt solid #000000" fo:border-bottom="0.05pt solid #000000"/>
    </style:style>
    <style:style style:name="Πίνακας2.F1" style:family="table-cell">
      <style:table-cell-properties fo:padding="0.097cm" fo:border="0.05pt solid #000000"/>
    </style:style>
    <style:style style:name="Πίνακας2.A2" style:family="table-cell">
      <style:table-cell-properties fo:padding="0.097cm" fo:border-left="0.05pt solid #000000" fo:border-right="none" fo:border-top="none" fo:border-bottom="0.05pt solid #000000"/>
    </style:style>
    <style:style style:name="Πίνακας2.F2" style:family="table-cell">
      <style:table-cell-properties fo:padding="0.097cm" fo:border-left="0.05pt solid #000000" fo:border-right="0.05pt solid #000000" fo:border-top="none" fo:border-bottom="0.05pt solid #000000"/>
    </style:style>
    <style:style style:name="Πίνακας3" style:family="table">
      <style:table-properties style:width="17.582cm" table:align="left"/>
    </style:style>
    <style:style style:name="Πίνακας3.A" style:family="table-column">
      <style:table-column-properties style:column-width="1.298cm"/>
    </style:style>
    <style:style style:name="Πίνακας3.B" style:family="table-column">
      <style:table-column-properties style:column-width="2.036cm"/>
    </style:style>
    <style:style style:name="Πίνακας3.A1" style:family="table-cell">
      <style:table-cell-properties fo:padding="0.097cm" fo:border-left="0.05pt solid #000000" fo:border-right="none" fo:border-top="0.05pt solid #000000" fo:border-bottom="0.05pt solid #000000"/>
    </style:style>
    <style:style style:name="Πίνακας3.H1" style:family="table-cell">
      <style:table-cell-properties fo:padding="0.097cm" fo:border="0.05pt solid #000000"/>
    </style:style>
    <style:style style:name="Πίνακας3.A2" style:family="table-cell">
      <style:table-cell-properties fo:padding="0.097cm" fo:border-left="0.05pt solid #000000" fo:border-right="none" fo:border-top="none" fo:border-bottom="0.05pt solid #000000"/>
    </style:style>
    <style:style style:name="Πίνακας3.I2" style:family="table-cell">
      <style:table-cell-properties fo:padding="0.097cm" fo:border-left="0.05pt solid #000000" fo:border-right="0.05pt solid #000000" fo:border-top="none" fo:border-bottom="0.05pt solid #000000"/>
    </style:style>
    <style:style style:name="Πίνακας4" style:family="table">
      <style:table-properties style:width="11.43cm" fo:margin-left="3.159cm" table:align="left"/>
    </style:style>
    <style:style style:name="Πίνακας4.A" style:family="table-column">
      <style:table-column-properties style:column-width="2.858cm"/>
    </style:style>
    <style:style style:name="Πίνακας4.A1" style:family="table-cell">
      <style:table-cell-properties fo:padding="0.097cm" fo:border-left="0.05pt solid #000000" fo:border-right="none" fo:border-top="0.05pt solid #000000" fo:border-bottom="0.05pt solid #000000"/>
    </style:style>
    <style:style style:name="Πίνακας4.C1" style:family="table-cell">
      <style:table-cell-properties fo:padding="0.097cm" fo:border="0.05pt solid #000000"/>
    </style:style>
    <style:style style:name="Πίνακας4.A2" style:family="table-cell">
      <style:table-cell-properties fo:padding="0.097cm" fo:border-left="0.05pt solid #000000" fo:border-right="none" fo:border-top="none" fo:border-bottom="0.05pt solid #000000"/>
    </style:style>
    <style:style style:name="Πίνακας4.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language="el" fo:country="GR" fo:font-weight="normal" officeooo:rsid="004f8d5e" officeooo:paragraph-rsid="000186e7" style:font-weight-asian="normal" style:font-weight-complex="normal"/>
    </style:style>
    <style:style style:name="P2" style:family="paragraph" style:parent-style-name="Standard">
      <style:paragraph-properties fo:text-align="justify" style:justify-single-word="false"/>
      <style:text-properties fo:language="el" fo:country="GR" fo:font-weight="normal" officeooo:rsid="000186e7" officeooo:paragraph-rsid="000186e7" style:font-weight-asian="normal" style:font-weight-complex="normal"/>
    </style:style>
    <style:style style:name="P3" style:family="paragraph" style:parent-style-name="Standard">
      <style:paragraph-properties fo:text-align="justify" style:justify-single-word="false"/>
      <style:text-properties fo:language="el" fo:country="GR" fo:font-weight="normal" officeooo:rsid="000186e7" officeooo:paragraph-rsid="000a006f" style:font-weight-asian="normal" style:font-weight-complex="normal"/>
    </style:style>
    <style:style style:name="P4" style:family="paragraph" style:parent-style-name="Standard">
      <style:text-properties fo:language="el" fo:country="GR" officeooo:rsid="00897969" officeooo:paragraph-rsid="00897969"/>
    </style:style>
    <style:style style:name="P5" style:family="paragraph" style:parent-style-name="Standard">
      <style:text-properties fo:language="el" fo:country="GR" fo:font-weight="bold" officeooo:rsid="009a817b" officeooo:paragraph-rsid="009a817b" style:font-weight-asian="bold" style:font-weight-complex="bold"/>
    </style:style>
    <style:style style:name="P6" style:family="paragraph" style:parent-style-name="Standard">
      <style:paragraph-properties fo:text-align="center" style:justify-single-word="false"/>
      <style:text-properties fo:font-size="20pt" fo:font-weight="bold" officeooo:paragraph-rsid="000186e7" style:font-size-asian="20pt" style:font-weight-asian="bold" style:font-size-complex="20pt" style:font-weight-complex="bold"/>
    </style:style>
    <style:style style:name="P7" style:family="paragraph" style:parent-style-name="Standard">
      <style:text-properties fo:font-weight="bold" officeooo:paragraph-rsid="000186e7" style:font-weight-asian="bold" style:font-weight-complex="bold"/>
    </style:style>
    <style:style style:name="P8" style:family="paragraph" style:parent-style-name="Standard">
      <style:text-properties officeooo:paragraph-rsid="000186e7"/>
    </style:style>
    <style:style style:name="P9" style:family="paragraph" style:parent-style-name="Standard">
      <style:paragraph-properties fo:text-align="end" style:justify-single-word="false"/>
    </style:style>
    <style:style style:name="P10" style:family="paragraph" style:parent-style-name="Standard">
      <style:text-properties officeooo:paragraph-rsid="009ac469"/>
    </style:style>
    <style:style style:name="P11" style:family="paragraph" style:parent-style-name="Text_20_body">
      <style:paragraph-properties fo:text-align="justify" style:justify-single-word="false"/>
      <style:text-properties fo:language="el" fo:country="GR" fo:font-weight="normal" officeooo:rsid="004f8d5e" officeooo:paragraph-rsid="000186e7" style:font-weight-asian="normal" style:font-weight-complex="normal"/>
    </style:style>
    <style:style style:name="P12" style:family="paragraph" style:parent-style-name="Text_20_body">
      <style:paragraph-properties fo:text-align="justify" style:justify-single-word="false"/>
      <style:text-properties fo:language="el" fo:country="GR" fo:font-weight="normal" officeooo:rsid="00126cfd" officeooo:paragraph-rsid="0013dcea" style:font-weight-asian="normal" style:font-weight-complex="normal"/>
    </style:style>
    <style:style style:name="P13" style:family="paragraph" style:parent-style-name="Text_20_body">
      <style:paragraph-properties fo:text-align="justify" style:justify-single-word="false"/>
      <style:text-properties fo:language="el" fo:country="GR" fo:font-weight="normal" officeooo:rsid="00152b04" officeooo:paragraph-rsid="00152b04" style:font-weight-asian="normal" style:font-weight-complex="normal"/>
    </style:style>
    <style:style style:name="P14" style:family="paragraph" style:parent-style-name="Text_20_body">
      <style:paragraph-properties fo:text-align="justify" style:justify-single-word="false"/>
      <style:text-properties fo:language="el" fo:country="GR" fo:font-weight="normal" officeooo:rsid="0018cde4" officeooo:paragraph-rsid="0018cde4" style:font-weight-asian="normal" style:font-weight-complex="normal"/>
    </style:style>
    <style:style style:name="P15" style:family="paragraph" style:parent-style-name="Text_20_body">
      <style:paragraph-properties fo:text-align="justify" style:justify-single-word="false"/>
      <style:text-properties fo:language="el" fo:country="GR" fo:font-weight="normal" officeooo:rsid="001ccb65" officeooo:paragraph-rsid="001ccb65" style:font-weight-asian="normal" style:font-weight-complex="normal"/>
    </style:style>
    <style:style style:name="P16" style:family="paragraph" style:parent-style-name="Text_20_body">
      <style:paragraph-properties fo:text-align="justify" style:justify-single-word="false"/>
      <style:text-properties fo:language="el" fo:country="GR" fo:font-weight="normal" officeooo:rsid="002680df" officeooo:paragraph-rsid="003313e8" style:font-weight-asian="normal" style:font-weight-complex="normal"/>
    </style:style>
    <style:style style:name="P17" style:family="paragraph" style:parent-style-name="Text_20_body">
      <style:paragraph-properties fo:text-align="justify" style:justify-single-word="false"/>
      <style:text-properties fo:language="el" fo:country="GR" fo:font-weight="normal" officeooo:rsid="00347e0e" officeooo:paragraph-rsid="00347e0e" style:font-weight-asian="normal" style:font-weight-complex="normal"/>
    </style:style>
    <style:style style:name="P18" style:family="paragraph" style:parent-style-name="Text_20_body">
      <style:paragraph-properties fo:text-align="justify" style:justify-single-word="false"/>
      <style:text-properties fo:language="el" fo:country="GR" fo:font-weight="normal" officeooo:rsid="00347e0e" officeooo:paragraph-rsid="003a7d5f" style:font-weight-asian="normal" style:font-weight-complex="normal"/>
    </style:style>
    <style:style style:name="P19" style:family="paragraph" style:parent-style-name="Text_20_body">
      <style:paragraph-properties fo:text-align="justify" style:justify-single-word="false"/>
      <style:text-properties fo:language="el" fo:country="GR" fo:font-weight="normal" officeooo:rsid="003aee82" officeooo:paragraph-rsid="003aee82" style:font-weight-asian="normal" style:font-weight-complex="normal"/>
    </style:style>
    <style:style style:name="P20" style:family="paragraph" style:parent-style-name="Text_20_body">
      <style:paragraph-properties fo:text-align="justify" style:justify-single-word="false"/>
      <style:text-properties fo:language="el" fo:country="GR" fo:font-weight="normal" officeooo:rsid="003e1525" officeooo:paragraph-rsid="0042a461" style:font-weight-asian="normal" style:font-weight-complex="normal"/>
    </style:style>
    <style:style style:name="P21" style:family="paragraph" style:parent-style-name="Text_20_body">
      <style:paragraph-properties fo:text-align="justify" style:justify-single-word="false"/>
      <style:text-properties fo:language="el" fo:country="GR" fo:font-weight="bold" officeooo:rsid="00126cfd" officeooo:paragraph-rsid="00126cfd" style:font-weight-asian="bold" style:font-weight-complex="bold"/>
    </style:style>
    <style:style style:name="P22" style:family="paragraph" style:parent-style-name="Text_20_body">
      <style:paragraph-properties fo:text-align="justify" style:justify-single-word="false"/>
      <style:text-properties fo:language="el" fo:country="GR" fo:font-weight="bold" officeooo:rsid="001ccb65" officeooo:paragraph-rsid="001ccb65" style:font-weight-asian="bold" style:font-weight-complex="bold"/>
    </style:style>
    <style:style style:name="P23" style:family="paragraph" style:parent-style-name="Text_20_body">
      <style:paragraph-properties fo:text-align="justify" style:justify-single-word="false"/>
      <style:text-properties fo:language="el" fo:country="GR" fo:font-weight="bold" officeooo:rsid="00254efe" officeooo:paragraph-rsid="00254efe" style:font-weight-asian="bold" style:font-weight-complex="bold"/>
    </style:style>
    <style:style style:name="P24" style:family="paragraph" style:parent-style-name="Text_20_body">
      <style:paragraph-properties fo:text-align="justify" style:justify-single-word="false"/>
      <style:text-properties fo:language="el" fo:country="GR" fo:font-weight="bold" officeooo:rsid="000a116d" officeooo:paragraph-rsid="000a116d" style:font-weight-asian="bold" style:font-weight-complex="bold"/>
    </style:style>
    <style:style style:name="P25" style:family="paragraph" style:parent-style-name="Text_20_body">
      <style:paragraph-properties fo:text-align="justify" style:justify-single-word="false"/>
      <style:text-properties fo:language="el" fo:country="GR" fo:font-weight="bold" officeooo:rsid="003abf1e" officeooo:paragraph-rsid="003abf1e" style:font-weight-asian="bold" style:font-weight-complex="bold"/>
    </style:style>
    <style:style style:name="P26" style:family="paragraph" style:parent-style-name="Text_20_body">
      <style:paragraph-properties fo:text-align="justify" style:justify-single-word="false"/>
      <style:text-properties fo:language="el" fo:country="GR" fo:font-weight="bold" officeooo:rsid="00474871" officeooo:paragraph-rsid="00474871" style:font-weight-asian="bold" style:font-weight-complex="bold"/>
    </style:style>
    <style:style style:name="P27" style:family="paragraph" style:parent-style-name="Text_20_body">
      <style:text-properties fo:language="el" fo:country="GR" officeooo:rsid="000a116d" officeooo:paragraph-rsid="000a116d"/>
    </style:style>
    <style:style style:name="P28" style:family="paragraph" style:parent-style-name="Text_20_body">
      <style:paragraph-properties fo:text-align="justify" style:justify-single-word="false"/>
      <style:text-properties fo:language="el" fo:country="GR" fo:font-style="normal" fo:font-weight="normal" officeooo:rsid="000f4ed2" officeooo:paragraph-rsid="000f4ed2"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fo:language="el" fo:country="GR" fo:font-style="normal" fo:font-weight="normal" officeooo:rsid="001a1d7c" officeooo:paragraph-rsid="0018cde4"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fo:language="el" fo:country="GR" fo:font-style="normal" fo:font-weight="normal" officeooo:rsid="00229423" officeooo:paragraph-rsid="001ccb65" style:font-style-asian="normal" style:font-weight-asian="normal" style:font-style-complex="normal" style:font-weight-complex="normal"/>
    </style:style>
    <style:style style:name="P31" style:family="paragraph" style:parent-style-name="Text_20_body">
      <style:paragraph-properties fo:text-align="justify" style:justify-single-word="false"/>
      <style:text-properties fo:language="el" fo:country="GR" fo:font-style="normal" fo:font-weight="normal" officeooo:rsid="003a7d5f" officeooo:paragraph-rsid="003a7d5f"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fo:language="el" fo:country="GR" fo:font-style="normal" fo:font-weight="normal" officeooo:rsid="00474871" officeooo:paragraph-rsid="00474871"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fo:language="el" fo:country="GR" fo:font-style="normal" fo:font-weight="normal" officeooo:rsid="00506e68" officeooo:paragraph-rsid="00491fc8" style:font-style-asian="normal" style:font-weight-asian="normal" style:font-style-complex="normal" style:font-weight-complex="normal"/>
    </style:style>
    <style:style style:name="P34" style:family="paragraph" style:parent-style-name="Text_20_body">
      <style:paragraph-properties fo:text-align="justify" style:justify-single-word="false"/>
      <style:text-properties fo:language="el" fo:country="GR" officeooo:rsid="00491fc8" officeooo:paragraph-rsid="00491fc8"/>
    </style:style>
    <style:style style:name="P35" style:family="paragraph" style:parent-style-name="Text_20_body">
      <style:paragraph-properties fo:text-align="justify" style:justify-single-word="false"/>
      <style:text-properties fo:language="el" fo:country="GR" officeooo:rsid="0051e15b" officeooo:paragraph-rsid="0051e15b"/>
    </style:style>
    <style:style style:name="P36" style:family="paragraph" style:parent-style-name="Text_20_body">
      <style:text-properties fo:language="el" fo:country="GR" officeooo:rsid="00a27028" officeooo:paragraph-rsid="00a27028"/>
    </style:style>
    <style:style style:name="P37" style:family="paragraph" style:parent-style-name="Text_20_body">
      <style:text-properties fo:language="el" fo:country="GR" officeooo:rsid="00a365cc" officeooo:paragraph-rsid="00a365cc"/>
    </style:style>
    <style:style style:name="P38" style:family="paragraph" style:parent-style-name="Text_20_body">
      <style:paragraph-properties fo:text-align="justify" style:justify-single-word="false"/>
      <style:text-properties officeooo:paragraph-rsid="000186e7"/>
    </style:style>
    <style:style style:name="P39" style:family="paragraph" style:parent-style-name="Text_20_body">
      <style:paragraph-properties fo:text-align="justify" style:justify-single-word="false"/>
      <style:text-properties fo:font-weight="normal" officeooo:rsid="000a116d" officeooo:paragraph-rsid="000f4ed2" style:font-weight-asian="normal" style:font-weight-complex="normal"/>
    </style:style>
    <style:style style:name="P40" style:family="paragraph" style:parent-style-name="Text_20_body">
      <style:paragraph-properties fo:text-align="justify" style:justify-single-word="false"/>
      <style:text-properties officeooo:rsid="0051e15b" officeooo:paragraph-rsid="0051e15b"/>
    </style:style>
    <style:style style:name="P41" style:family="paragraph" style:parent-style-name="Text_20_body">
      <style:paragraph-properties fo:text-align="justify" style:justify-single-word="false"/>
      <style:text-properties fo:language="en" fo:country="US" fo:font-style="normal" fo:font-weight="normal" officeooo:rsid="0045d88d" officeooo:paragraph-rsid="0042a461"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fo:language="en" fo:country="US" officeooo:rsid="00660fa6" officeooo:paragraph-rsid="00711126"/>
    </style:style>
    <style:style style:name="P43" style:family="paragraph" style:parent-style-name="Text_20_body">
      <style:paragraph-properties fo:text-align="justify" style:justify-single-word="false"/>
      <style:text-properties fo:language="en" fo:country="US" officeooo:rsid="00660fa6" officeooo:paragraph-rsid="007c7d1d"/>
    </style:style>
    <style:style style:name="P44" style:family="paragraph" style:parent-style-name="Text_20_body">
      <style:paragraph-properties fo:text-align="justify" style:justify-single-word="false"/>
      <style:text-properties style:text-position="0% 100%" fo:language="el" fo:country="GR" officeooo:rsid="007d5063" officeooo:paragraph-rsid="007d5063"/>
    </style:style>
    <style:style style:name="P45" style:family="paragraph" style:parent-style-name="Text_20_body">
      <style:paragraph-properties fo:text-align="justify" style:justify-single-word="false"/>
      <style:text-properties style:text-position="0% 100%" fo:language="el" fo:country="GR" officeooo:rsid="0086a7f1" officeooo:paragraph-rsid="0086a7f1"/>
    </style:style>
    <style:style style:name="P46" style:family="paragraph" style:parent-style-name="Text_20_body">
      <style:text-properties officeooo:rsid="00917ada" officeooo:paragraph-rsid="00917ada"/>
    </style:style>
    <style:style style:name="P47" style:family="paragraph" style:parent-style-name="Table_20_Contents">
      <style:paragraph-properties fo:text-align="start" style:justify-single-word="false"/>
      <style:text-properties fo:language="en" fo:country="US" officeooo:rsid="0051e15b" officeooo:paragraph-rsid="0051e15b"/>
    </style:style>
    <style:style style:name="P48" style:family="paragraph" style:parent-style-name="Table_20_Contents">
      <style:paragraph-properties fo:text-align="start" style:justify-single-word="false"/>
      <style:text-properties fo:language="en" fo:country="US" officeooo:rsid="00711126" officeooo:paragraph-rsid="00711126"/>
    </style:style>
    <style:style style:name="P49" style:family="paragraph" style:parent-style-name="Table_20_Contents">
      <style:paragraph-properties fo:text-align="justify" style:justify-single-word="false"/>
      <style:text-properties fo:language="en" fo:country="US" officeooo:rsid="0086a7f1" officeooo:paragraph-rsid="0086a7f1"/>
    </style:style>
    <style:style style:name="P50" style:family="paragraph" style:parent-style-name="Table_20_Contents">
      <style:paragraph-properties fo:text-align="center" style:justify-single-word="false"/>
      <style:text-properties fo:language="en" fo:country="US" officeooo:rsid="00a64a18" officeooo:paragraph-rsid="00a64a18"/>
    </style:style>
    <style:style style:name="P51" style:family="paragraph" style:parent-style-name="Table_20_Contents">
      <style:paragraph-properties fo:text-align="start" style:justify-single-word="false"/>
      <style:text-properties officeooo:rsid="00596c6d" officeooo:paragraph-rsid="00596c6d"/>
    </style:style>
    <style:style style:name="P52" style:family="paragraph" style:parent-style-name="Table_20_Contents">
      <style:paragraph-properties fo:text-align="start" style:justify-single-word="false"/>
      <style:text-properties officeooo:rsid="005460f9" officeooo:paragraph-rsid="005460f9"/>
    </style:style>
    <style:style style:name="P53" style:family="paragraph" style:parent-style-name="Table_20_Contents">
      <style:paragraph-properties fo:text-align="start" style:justify-single-word="false"/>
      <style:text-properties officeooo:rsid="00711126" officeooo:paragraph-rsid="00711126"/>
    </style:style>
    <style:style style:name="P54" style:family="paragraph" style:parent-style-name="Table_20_Contents">
      <style:paragraph-properties fo:text-align="start" style:justify-single-word="false"/>
      <style:text-properties officeooo:rsid="0051e15b" officeooo:paragraph-rsid="0051e15b"/>
    </style:style>
    <style:style style:name="P55" style:family="paragraph" style:parent-style-name="Table_20_Contents">
      <style:paragraph-properties fo:text-align="start" style:justify-single-word="false"/>
      <style:text-properties officeooo:rsid="0054b353" officeooo:paragraph-rsid="0055ecb7"/>
    </style:style>
    <style:style style:name="P56" style:family="paragraph" style:parent-style-name="Table_20_Contents">
      <style:paragraph-properties fo:text-align="start" style:justify-single-word="false"/>
      <style:text-properties officeooo:rsid="0057d2e6" officeooo:paragraph-rsid="0057d2e6"/>
    </style:style>
    <style:style style:name="P57" style:family="paragraph" style:parent-style-name="Table_20_Contents">
      <style:paragraph-properties fo:text-align="justify" style:justify-single-word="false"/>
      <style:text-properties officeooo:rsid="0086a7f1" officeooo:paragraph-rsid="0086a7f1"/>
    </style:style>
    <style:style style:name="P58" style:family="paragraph" style:parent-style-name="Table_20_Contents">
      <style:paragraph-properties fo:text-align="start" style:justify-single-word="false"/>
      <style:text-properties officeooo:rsid="008d4787" officeooo:paragraph-rsid="008d4787"/>
    </style:style>
    <style:style style:name="P59" style:family="paragraph" style:parent-style-name="Table_20_Contents">
      <style:paragraph-properties fo:text-align="center" style:justify-single-word="false"/>
      <style:text-properties officeooo:rsid="00a64a18" officeooo:paragraph-rsid="00a64a18"/>
    </style:style>
    <style:style style:name="P60" style:family="paragraph" style:parent-style-name="Table_20_Contents">
      <style:paragraph-properties fo:text-align="end" style:justify-single-word="false"/>
      <style:text-properties officeooo:rsid="00a71eb0" officeooo:paragraph-rsid="00a71eb0"/>
    </style:style>
    <style:style style:name="P61" style:family="paragraph" style:parent-style-name="Text_20_body" style:list-style-name="L1">
      <style:paragraph-properties fo:text-align="justify" style:justify-single-word="false"/>
      <style:text-properties fo:language="el" fo:country="GR" fo:font-style="normal" fo:font-weight="normal" officeooo:rsid="00474871" officeooo:paragraph-rsid="00474871" style:font-style-asian="normal" style:font-weight-asian="normal" style:font-style-complex="normal" style:font-weight-complex="normal"/>
    </style:style>
    <style:style style:name="P62" style:family="paragraph" style:parent-style-name="Text_20_body" style:list-style-name="L2">
      <style:text-properties fo:language="el" fo:country="GR" fo:font-style="normal" officeooo:rsid="0098b6ec" officeooo:paragraph-rsid="0098b6ec" style:font-style-asian="normal" style:font-style-complex="normal"/>
    </style:style>
    <style:style style:name="P63" style:family="paragraph" style:parent-style-name="Text_20_body">
      <style:text-properties fo:language="el" fo:country="GR" fo:font-style="normal" officeooo:rsid="0098b6ec" officeooo:paragraph-rsid="0098b6ec" style:font-style-asian="normal" style:font-style-complex="normal"/>
    </style:style>
    <style:style style:name="P64" style:family="paragraph" style:parent-style-name="Text_20_body" style:list-style-name="L2">
      <style:text-properties fo:language="el" fo:country="GR" fo:font-style="normal" officeooo:rsid="00b577a3" officeooo:paragraph-rsid="00b577a3" style:font-style-asian="normal" style:font-style-complex="normal"/>
    </style:style>
    <style:style style:name="P65" style:family="paragraph" style:parent-style-name="Text_20_body">
      <style:text-properties fo:language="el" fo:country="GR" officeooo:rsid="00af1201" officeooo:paragraph-rsid="00af1201"/>
    </style:style>
    <style:style style:name="P66" style:family="paragraph" style:parent-style-name="Text_20_body">
      <style:text-properties fo:language="el" fo:country="GR" officeooo:rsid="00b37e7d" officeooo:paragraph-rsid="00b37e7d"/>
    </style:style>
    <style:style style:name="P67" style:family="paragraph" style:parent-style-name="Text_20_body">
      <style:text-properties fo:language="el" fo:country="GR" officeooo:rsid="00a365cc" officeooo:paragraph-rsid="00a365cc"/>
    </style:style>
    <style:style style:name="P68" style:family="paragraph" style:parent-style-name="Text_20_body">
      <style:text-properties fo:font-weight="bold" officeooo:rsid="0098b6ec" officeooo:paragraph-rsid="0098b6ec" style:font-weight-asian="bold" style:font-weight-complex="bold"/>
    </style:style>
    <style:style style:name="P69" style:family="paragraph" style:parent-style-name="Text_20_body" style:list-style-name="L2">
      <style:text-properties officeooo:rsid="0095226c" officeooo:paragraph-rsid="0095226c"/>
    </style:style>
    <style:style style:name="P70" style:family="paragraph" style:parent-style-name="Text_20_body" style:list-style-name="L2">
      <style:text-properties officeooo:rsid="00917ada" officeooo:paragraph-rsid="00917ada"/>
    </style:style>
    <style:style style:name="P71" style:family="paragraph" style:parent-style-name="Text_20_body" style:list-style-name="L2">
      <style:text-properties officeooo:rsid="00979564" officeooo:paragraph-rsid="00979564"/>
    </style:style>
    <style:style style:name="P72" style:family="paragraph" style:parent-style-name="Text_20_body">
      <style:text-properties officeooo:paragraph-rsid="00b6d4f5"/>
    </style:style>
    <style:style style:name="P73" style:family="paragraph" style:parent-style-name="Standard">
      <style:paragraph-properties fo:text-align="center" style:justify-single-word="false"/>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P74" style:family="paragraph" style:parent-style-name="Standard">
      <style:paragraph-properties fo:text-align="center" style:justify-single-word="false"/>
      <style:text-properties style:text-outline="false" style:text-line-through-style="none" style:text-line-through-type="none" style:font-name="Liberation Sans1" fo:font-size="10pt" fo:font-style="normal" fo:text-shadow="none" style:text-underline-style="none" fo:font-weight="normal" officeooo:paragraph-rsid="0086a7f1" style:font-size-asian="10pt" style:font-style-asian="normal" style:font-weight-asian="normal" style:text-emphasize="none"/>
    </style:style>
    <style:style style:name="P75" style:family="paragraph" style:parent-style-name="Standard">
      <style:paragraph-properties fo:text-align="end" style:justify-single-word="false"/>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P76" style:family="paragraph" style:parent-style-name="Standard">
      <style:text-properties fo:language="el" fo:country="GR" officeooo:rsid="00897969" officeooo:paragraph-rsid="009ac469"/>
    </style:style>
    <style:style style:name="P77" style:family="paragraph" style:parent-style-name="Standard">
      <style:paragraph-properties fo:text-align="center" style:justify-single-word="false" style:writing-mode="lr-tb"/>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P78" style:family="paragraph" style:parent-style-name="Heading_20_3">
      <style:text-properties fo:language="el" fo:country="GR" officeooo:rsid="000a116d" officeooo:paragraph-rsid="000a116d"/>
    </style:style>
    <style:style style:name="P79" style:family="paragraph" style:parent-style-name="Heading_20_3">
      <style:text-properties fo:language="el" fo:country="GR" officeooo:rsid="0051e15b" officeooo:paragraph-rsid="0051e15b"/>
    </style:style>
    <style:style style:name="P80" style:family="paragraph" style:parent-style-name="Heading_20_3">
      <style:text-properties fo:language="el" fo:country="GR" officeooo:rsid="009e356b" officeooo:paragraph-rsid="009e356b"/>
    </style:style>
    <style:style style:name="P81" style:family="paragraph" style:parent-style-name="Heading_20_3">
      <style:text-properties officeooo:paragraph-rsid="00b6d4f5"/>
    </style:style>
    <style:style style:name="T1" style:family="text">
      <style:text-properties officeooo:rsid="00016179"/>
    </style:style>
    <style:style style:name="T2" style:family="text">
      <style:text-properties fo:language="el" fo:country="GR"/>
    </style:style>
    <style:style style:name="T3" style:family="text">
      <style:text-properties fo:language="el" fo:country="GR" officeooo:rsid="00016179"/>
    </style:style>
    <style:style style:name="T4" style:family="text">
      <style:text-properties fo:language="el" fo:country="GR" officeooo:rsid="000186e7"/>
    </style:style>
    <style:style style:name="T5" style:family="text">
      <style:text-properties fo:language="el" fo:country="GR" officeooo:rsid="000a8aa9"/>
    </style:style>
    <style:style style:name="T6" style:family="text">
      <style:text-properties fo:language="el" fo:country="GR" officeooo:rsid="000ba58b"/>
    </style:style>
    <style:style style:name="T7" style:family="text">
      <style:text-properties fo:language="el" fo:country="GR" officeooo:rsid="000d9e5a"/>
    </style:style>
    <style:style style:name="T8" style:family="text">
      <style:text-properties fo:language="el" fo:country="GR" fo:font-style="normal" style:font-style-asian="normal" style:font-style-complex="normal"/>
    </style:style>
    <style:style style:name="T9" style:family="text">
      <style:text-properties fo:language="el" fo:country="GR" fo:font-style="normal" officeooo:rsid="000dfd69" style:font-style-asian="normal" style:font-style-complex="normal"/>
    </style:style>
    <style:style style:name="T10" style:family="text">
      <style:text-properties fo:language="el" fo:country="GR" fo:font-style="normal" officeooo:rsid="000f4ed2" style:font-style-asian="normal" style:font-style-complex="normal"/>
    </style:style>
    <style:style style:name="T11" style:family="text">
      <style:text-properties fo:language="el" fo:country="GR" fo:font-style="normal" officeooo:rsid="00108cc1" style:font-style-asian="normal" style:font-style-complex="normal"/>
    </style:style>
    <style:style style:name="T12" style:family="text">
      <style:text-properties fo:language="el" fo:country="GR" fo:font-style="normal" officeooo:rsid="00a26693" style:font-style-asian="normal" style:font-style-complex="normal"/>
    </style:style>
    <style:style style:name="T13" style:family="text">
      <style:text-properties fo:language="el" fo:country="GR" officeooo:rsid="00614198"/>
    </style:style>
    <style:style style:name="T14" style:family="text">
      <style:text-properties fo:language="el" fo:country="GR" officeooo:rsid="00629156"/>
    </style:style>
    <style:style style:name="T15" style:family="text">
      <style:text-properties fo:language="el" fo:country="GR" officeooo:rsid="0062f0bd"/>
    </style:style>
    <style:style style:name="T16" style:family="text">
      <style:text-properties fo:language="el" fo:country="GR" officeooo:rsid="00897969"/>
    </style:style>
    <style:style style:name="T17" style:family="text">
      <style:text-properties fo:language="el" fo:country="GR" officeooo:rsid="008f5b9b"/>
    </style:style>
    <style:style style:name="T18" style:family="text">
      <style:text-properties fo:language="el" fo:country="GR" officeooo:rsid="009002c8"/>
    </style:style>
    <style:style style:name="T19" style:family="text">
      <style:text-properties fo:language="el" fo:country="GR" officeooo:rsid="00938c75"/>
    </style:style>
    <style:style style:name="T20" style:family="text">
      <style:text-properties fo:language="el" fo:country="GR" officeooo:rsid="0091b1bb"/>
    </style:style>
    <style:style style:name="T21" style:family="text">
      <style:text-properties fo:language="el" fo:country="GR" officeooo:rsid="00979564"/>
    </style:style>
    <style:style style:name="T22" style:family="text">
      <style:text-properties fo:language="el" fo:country="GR" fo:font-style="italic" style:font-style-asian="italic" style:font-style-complex="italic"/>
    </style:style>
    <style:style style:name="T23" style:family="text">
      <style:text-properties fo:language="el" fo:country="GR" fo:font-style="italic" officeooo:rsid="009e356b" style:font-style-asian="italic" style:font-style-complex="italic"/>
    </style:style>
    <style:style style:name="T24" style:family="text">
      <style:text-properties fo:language="el" fo:country="GR" officeooo:rsid="009ff5e0"/>
    </style:style>
    <style:style style:name="T25" style:family="text">
      <style:text-properties fo:language="el" fo:country="GR" officeooo:rsid="00a26693"/>
    </style:style>
    <style:style style:name="T26" style:family="text">
      <style:text-properties fo:language="el" fo:country="GR" officeooo:rsid="00a4c103"/>
    </style:style>
    <style:style style:name="T27" style:family="text">
      <style:text-properties fo:language="el" fo:country="GR" officeooo:rsid="00b6d4f5"/>
    </style:style>
    <style:style style:name="T28" style:family="text">
      <style:text-properties fo:language="en" fo:country="US"/>
    </style:style>
    <style:style style:name="T29" style:family="text">
      <style:text-properties fo:language="en" fo:country="US" officeooo:rsid="00027cf6"/>
    </style:style>
    <style:style style:name="T30" style:family="text">
      <style:text-properties fo:language="en" fo:country="US" officeooo:rsid="000a8aa9"/>
    </style:style>
    <style:style style:name="T31" style:family="text">
      <style:text-properties fo:language="en" fo:country="US" officeooo:rsid="000ba58b"/>
    </style:style>
    <style:style style:name="T32" style:family="text">
      <style:text-properties fo:language="en" fo:country="US" fo:font-style="italic" style:font-style-asian="italic" style:font-style-complex="italic"/>
    </style:style>
    <style:style style:name="T33" style:family="text">
      <style:text-properties fo:language="en" fo:country="US" fo:font-style="italic" officeooo:rsid="000d9e5a" style:font-style-asian="italic" style:font-style-complex="italic"/>
    </style:style>
    <style:style style:name="T34" style:family="text">
      <style:text-properties fo:language="en" fo:country="US" fo:font-style="italic" officeooo:rsid="0091b1bb" style:font-style-asian="italic" style:font-style-complex="italic"/>
    </style:style>
    <style:style style:name="T35" style:family="text">
      <style:text-properties fo:language="en" fo:country="US" fo:font-style="normal" style:font-style-asian="normal" style:font-style-complex="normal"/>
    </style:style>
    <style:style style:name="T36" style:family="text">
      <style:text-properties fo:language="en" fo:country="US" fo:font-style="normal" officeooo:rsid="000f4ed2" style:font-style-asian="normal" style:font-style-complex="normal"/>
    </style:style>
    <style:style style:name="T37" style:family="text">
      <style:text-properties fo:language="en" fo:country="US" fo:font-style="normal" officeooo:rsid="00108cc1" style:font-style-asian="normal" style:font-style-complex="normal"/>
    </style:style>
    <style:style style:name="T38" style:family="text">
      <style:text-properties fo:language="en" fo:country="US" fo:font-style="normal" officeooo:rsid="0013dcea" style:font-style-asian="normal" style:font-style-complex="normal"/>
    </style:style>
    <style:style style:name="T39" style:family="text">
      <style:text-properties fo:language="en" fo:country="US" fo:font-style="normal" officeooo:rsid="0016ed1b" style:font-style-asian="normal" style:font-style-complex="normal"/>
    </style:style>
    <style:style style:name="T40" style:family="text">
      <style:text-properties fo:language="en" fo:country="US" fo:font-style="normal" officeooo:rsid="001e4f63" style:font-style-asian="normal" style:font-style-complex="normal"/>
    </style:style>
    <style:style style:name="T41" style:family="text">
      <style:text-properties fo:language="en" fo:country="US" fo:font-style="normal" officeooo:rsid="002037a7" style:font-style-asian="normal" style:font-style-complex="normal"/>
    </style:style>
    <style:style style:name="T42" style:family="text">
      <style:text-properties fo:language="en" fo:country="US" fo:font-style="normal" officeooo:rsid="00229423" style:font-style-asian="normal" style:font-style-complex="normal"/>
    </style:style>
    <style:style style:name="T43" style:family="text">
      <style:text-properties fo:language="en" fo:country="US" fo:font-style="normal" officeooo:rsid="002c5f71" style:font-style-asian="normal" style:font-style-complex="normal"/>
    </style:style>
    <style:style style:name="T44" style:family="text">
      <style:text-properties fo:language="en" fo:country="US" fo:font-style="normal" officeooo:rsid="003201d3" style:font-style-asian="normal" style:font-style-complex="normal"/>
    </style:style>
    <style:style style:name="T45" style:family="text">
      <style:text-properties fo:language="en" fo:country="US" fo:font-style="normal" officeooo:rsid="0034a86f" style:font-style-asian="normal" style:font-style-complex="normal"/>
    </style:style>
    <style:style style:name="T46" style:family="text">
      <style:text-properties fo:language="en" fo:country="US" fo:font-style="normal" officeooo:rsid="003a7d5f" style:font-style-asian="normal" style:font-style-complex="normal"/>
    </style:style>
    <style:style style:name="T47" style:family="text">
      <style:text-properties fo:language="en" fo:country="US" fo:font-style="normal" officeooo:rsid="003c100c" style:font-style-asian="normal" style:font-style-complex="normal"/>
    </style:style>
    <style:style style:name="T48" style:family="text">
      <style:text-properties fo:language="en" fo:country="US" fo:font-style="normal" officeooo:rsid="003aee82" style:font-style-asian="normal" style:font-style-complex="normal"/>
    </style:style>
    <style:style style:name="T49" style:family="text">
      <style:text-properties fo:language="en" fo:country="US" fo:font-style="normal" officeooo:rsid="00442869" style:font-style-asian="normal" style:font-style-complex="normal"/>
    </style:style>
    <style:style style:name="T50" style:family="text">
      <style:text-properties fo:language="en" fo:country="US" fo:font-style="normal" officeooo:rsid="0045d88d" style:font-style-asian="normal" style:font-style-complex="normal"/>
    </style:style>
    <style:style style:name="T51" style:family="text">
      <style:text-properties fo:language="en" fo:country="US" fo:font-style="normal" officeooo:rsid="00833c15" style:font-style-asian="normal" style:font-style-complex="normal"/>
    </style:style>
    <style:style style:name="T52" style:family="text">
      <style:text-properties fo:language="en" fo:country="US" officeooo:rsid="0091b1bb"/>
    </style:style>
    <style:style style:name="T53" style:family="text">
      <style:text-properties fo:language="en" fo:country="US" officeooo:rsid="009ff5e0"/>
    </style:style>
    <style:style style:name="T54" style:family="text">
      <style:text-properties fo:language="en" fo:country="US" officeooo:rsid="00a26693"/>
    </style:style>
    <style:style style:name="T55" style:family="text">
      <style:text-properties fo:language="en" fo:country="US" officeooo:rsid="00a4c103"/>
    </style:style>
    <style:style style:name="T56" style:family="text">
      <style:text-properties officeooo:rsid="00027cf6"/>
    </style:style>
    <style:style style:name="T57" style:family="text">
      <style:text-properties officeooo:rsid="000414f9"/>
    </style:style>
    <style:style style:name="T58" style:family="text">
      <style:text-properties fo:font-style="normal" style:font-style-asian="normal" style:font-style-complex="normal"/>
    </style:style>
    <style:style style:name="T59" style:family="text">
      <style:text-properties fo:font-style="normal" officeooo:rsid="0013dcea" style:font-style-asian="normal" style:font-style-complex="normal"/>
    </style:style>
    <style:style style:name="T60" style:family="text">
      <style:text-properties fo:font-style="normal" officeooo:rsid="00152b04" style:font-style-asian="normal" style:font-style-complex="normal"/>
    </style:style>
    <style:style style:name="T61" style:family="text">
      <style:text-properties fo:font-style="normal" officeooo:rsid="0016ed1b" style:font-style-asian="normal" style:font-style-complex="normal"/>
    </style:style>
    <style:style style:name="T62" style:family="text">
      <style:text-properties fo:font-style="normal" officeooo:rsid="0018cde4" style:font-style-asian="normal" style:font-style-complex="normal"/>
    </style:style>
    <style:style style:name="T63" style:family="text">
      <style:text-properties fo:font-style="normal" officeooo:rsid="001a1d7c" style:font-style-asian="normal" style:font-style-complex="normal"/>
    </style:style>
    <style:style style:name="T64" style:family="text">
      <style:text-properties fo:font-style="normal" officeooo:rsid="001a9ad6" style:font-style-asian="normal" style:font-style-complex="normal"/>
    </style:style>
    <style:style style:name="T65" style:family="text">
      <style:text-properties fo:font-style="normal" officeooo:rsid="001e4f63" style:font-style-asian="normal" style:font-style-complex="normal"/>
    </style:style>
    <style:style style:name="T66" style:family="text">
      <style:text-properties fo:font-style="normal" officeooo:rsid="002037a7" style:font-style-asian="normal" style:font-style-complex="normal"/>
    </style:style>
    <style:style style:name="T67" style:family="text">
      <style:text-properties fo:font-style="normal" officeooo:rsid="00218525" style:font-style-asian="normal" style:font-style-complex="normal"/>
    </style:style>
    <style:style style:name="T68" style:family="text">
      <style:text-properties fo:font-style="normal" officeooo:rsid="00229423" style:font-style-asian="normal" style:font-style-complex="normal"/>
    </style:style>
    <style:style style:name="T69" style:family="text">
      <style:text-properties fo:font-style="normal" officeooo:rsid="0023ab0d" style:font-style-asian="normal" style:font-style-complex="normal"/>
    </style:style>
    <style:style style:name="T70" style:family="text">
      <style:text-properties fo:font-style="normal" officeooo:rsid="00270a14" style:font-style-asian="normal" style:font-style-complex="normal"/>
    </style:style>
    <style:style style:name="T71" style:family="text">
      <style:text-properties fo:font-style="normal" officeooo:rsid="0028e558" style:font-style-asian="normal" style:font-style-complex="normal"/>
    </style:style>
    <style:style style:name="T72" style:family="text">
      <style:text-properties fo:font-style="normal" officeooo:rsid="002a4e4b" style:font-style-asian="normal" style:font-style-complex="normal"/>
    </style:style>
    <style:style style:name="T73" style:family="text">
      <style:text-properties fo:font-style="normal" officeooo:rsid="002c5f71" style:font-style-asian="normal" style:font-style-complex="normal"/>
    </style:style>
    <style:style style:name="T74" style:family="text">
      <style:text-properties fo:font-style="normal" officeooo:rsid="002dd8d0" style:font-style-asian="normal" style:font-style-complex="normal"/>
    </style:style>
    <style:style style:name="T75" style:family="text">
      <style:text-properties fo:font-style="normal" officeooo:rsid="002f17f1" style:font-style-asian="normal" style:font-style-complex="normal"/>
    </style:style>
    <style:style style:name="T76" style:family="text">
      <style:text-properties fo:font-style="normal" officeooo:rsid="0030aeef" style:font-style-asian="normal" style:font-style-complex="normal"/>
    </style:style>
    <style:style style:name="T77" style:family="text">
      <style:text-properties fo:font-style="normal" officeooo:rsid="003201d3" style:font-style-asian="normal" style:font-style-complex="normal"/>
    </style:style>
    <style:style style:name="T78" style:family="text">
      <style:text-properties fo:font-style="normal" officeooo:rsid="003313e8" style:font-style-asian="normal" style:font-style-complex="normal"/>
    </style:style>
    <style:style style:name="T79" style:family="text">
      <style:text-properties fo:font-style="normal" officeooo:rsid="00344749" style:font-style-asian="normal" style:font-style-complex="normal"/>
    </style:style>
    <style:style style:name="T80" style:family="text">
      <style:text-properties fo:font-style="normal" officeooo:rsid="0034a86f" style:font-style-asian="normal" style:font-style-complex="normal"/>
    </style:style>
    <style:style style:name="T81" style:family="text">
      <style:text-properties fo:font-style="normal" officeooo:rsid="00357818" style:font-style-asian="normal" style:font-style-complex="normal"/>
    </style:style>
    <style:style style:name="T82" style:family="text">
      <style:text-properties fo:font-style="normal" officeooo:rsid="003a7d5f" style:font-style-asian="normal" style:font-style-complex="normal"/>
    </style:style>
    <style:style style:name="T83" style:family="text">
      <style:text-properties fo:font-style="normal" officeooo:rsid="003aee82" style:font-style-asian="normal" style:font-style-complex="normal"/>
    </style:style>
    <style:style style:name="T84" style:family="text">
      <style:text-properties fo:font-style="normal" officeooo:rsid="003c100c" style:font-style-asian="normal" style:font-style-complex="normal"/>
    </style:style>
    <style:style style:name="T85" style:family="text">
      <style:text-properties fo:font-style="normal" officeooo:rsid="003d2206" style:font-style-asian="normal" style:font-style-complex="normal"/>
    </style:style>
    <style:style style:name="T86" style:family="text">
      <style:text-properties fo:font-style="normal" officeooo:rsid="003e1525" style:font-style-asian="normal" style:font-style-complex="normal"/>
    </style:style>
    <style:style style:name="T87" style:family="text">
      <style:text-properties fo:font-style="normal" officeooo:rsid="003eea01" style:font-style-asian="normal" style:font-style-complex="normal"/>
    </style:style>
    <style:style style:name="T88" style:family="text">
      <style:text-properties fo:font-style="normal" officeooo:rsid="0040e137" style:font-style-asian="normal" style:font-style-complex="normal"/>
    </style:style>
    <style:style style:name="T89" style:family="text">
      <style:text-properties fo:font-style="normal" officeooo:rsid="0042a461" style:font-style-asian="normal" style:font-style-complex="normal"/>
    </style:style>
    <style:style style:name="T90" style:family="text">
      <style:text-properties fo:font-style="normal" officeooo:rsid="00442869" style:font-style-asian="normal" style:font-style-complex="normal"/>
    </style:style>
    <style:style style:name="T91" style:family="text">
      <style:text-properties fo:font-style="normal" officeooo:rsid="004468cb" style:font-style-asian="normal" style:font-style-complex="normal"/>
    </style:style>
    <style:style style:name="T92" style:family="text">
      <style:text-properties fo:font-style="normal" officeooo:rsid="0045d88d" style:font-style-asian="normal" style:font-style-complex="normal"/>
    </style:style>
    <style:style style:name="T93" style:family="text">
      <style:text-properties fo:font-style="normal" officeooo:rsid="00833c15" style:font-style-asian="normal" style:font-style-complex="normal"/>
    </style:style>
    <style:style style:name="T94" style:family="text">
      <style:text-properties fo:font-style="normal" officeooo:rsid="0084cf81" style:font-style-asian="normal"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49f4a0" style:font-style-asian="normal" style:font-weight-asian="normal" style:font-style-complex="normal" style:font-weight-complex="normal"/>
    </style:style>
    <style:style style:name="T97" style:family="text">
      <style:text-properties fo:font-style="normal" fo:font-weight="normal" officeooo:rsid="004a9c83" style:font-style-asian="normal" style:font-weight-asian="normal" style:font-style-complex="normal" style:font-weight-complex="normal"/>
    </style:style>
    <style:style style:name="T98" style:family="text">
      <style:text-properties fo:font-style="normal" fo:font-weight="normal" officeooo:rsid="004ad887" style:font-style-asian="normal" style:font-weight-asian="normal" style:font-style-complex="normal" style:font-weight-complex="normal"/>
    </style:style>
    <style:style style:name="T99" style:family="text">
      <style:text-properties fo:font-style="normal" fo:font-weight="normal" officeooo:rsid="004c90c8" style:font-style-asian="normal" style:font-weight-asian="normal" style:font-style-complex="normal" style:font-weight-complex="normal"/>
    </style:style>
    <style:style style:name="T100" style:family="text">
      <style:text-properties fo:font-style="normal" fo:font-weight="normal" officeooo:rsid="004f9007" style:font-style-asian="normal" style:font-weight-asian="normal" style:font-style-complex="normal" style:font-weight-complex="normal"/>
    </style:style>
    <style:style style:name="T101" style:family="text">
      <style:text-properties fo:font-style="normal" fo:font-weight="normal" officeooo:rsid="00506e68" style:font-style-asian="normal" style:font-weight-asian="normal" style:font-style-complex="normal" style:font-weight-complex="normal"/>
    </style:style>
    <style:style style:name="T102" style:family="text">
      <style:text-properties fo:font-style="normal" fo:font-weight="normal" officeooo:rsid="0051e15b" style:font-style-asian="normal" style:font-weight-asian="normal" style:font-style-complex="normal" style:font-weight-complex="normal"/>
    </style:style>
    <style:style style:name="T103" style:family="text">
      <style:text-properties fo:font-style="normal" fo:font-weight="normal" officeooo:rsid="0081c58d" style:font-style-asian="normal" style:font-weight-asian="normal" style:font-style-complex="normal" style:font-weight-complex="normal"/>
    </style:style>
    <style:style style:name="T104" style:family="text">
      <style:text-properties style:text-position="sub 58%"/>
    </style:style>
    <style:style style:name="T105" style:family="text">
      <style:text-properties officeooo:rsid="0053f197"/>
    </style:style>
    <style:style style:name="T106" style:family="text">
      <style:text-properties officeooo:rsid="00596c6d"/>
    </style:style>
    <style:style style:name="T107" style:family="text">
      <style:text-properties officeooo:rsid="005b0c20"/>
    </style:style>
    <style:style style:name="T108" style:family="text">
      <style:text-properties style:text-position="0% 100%" fo:language="el" fo:country="GR"/>
    </style:style>
    <style:style style:name="T109" style:family="text">
      <style:text-properties style:text-position="0% 100%" fo:language="el" fo:country="GR" officeooo:rsid="00608082"/>
    </style:style>
    <style:style style:name="T110" style:family="text">
      <style:text-properties style:text-position="0% 100%" fo:language="el" fo:country="GR" officeooo:rsid="006b4921"/>
    </style:style>
    <style:style style:name="T111" style:family="text">
      <style:text-properties style:text-position="0% 100%" fo:language="el" fo:country="GR" officeooo:rsid="006c102d"/>
    </style:style>
    <style:style style:name="T112" style:family="text">
      <style:text-properties style:text-position="0% 100%" fo:language="el" fo:country="GR" officeooo:rsid="00711126"/>
    </style:style>
    <style:style style:name="T113" style:family="text">
      <style:text-properties style:text-position="0% 100%" fo:language="el" fo:country="GR" officeooo:rsid="0072b197"/>
    </style:style>
    <style:style style:name="T114" style:family="text">
      <style:text-properties style:text-position="0% 100%" fo:language="el" fo:country="GR" officeooo:rsid="00736cf6"/>
    </style:style>
    <style:style style:name="T115" style:family="text">
      <style:text-properties style:text-position="0% 100%" fo:language="el" fo:country="GR" officeooo:rsid="00754fac"/>
    </style:style>
    <style:style style:name="T116" style:family="text">
      <style:text-properties style:text-position="0% 100%" fo:language="el" fo:country="GR" officeooo:rsid="00766a19"/>
    </style:style>
    <style:style style:name="T117" style:family="text">
      <style:text-properties style:text-position="0% 100%" fo:language="el" fo:country="GR" officeooo:rsid="0077b22f"/>
    </style:style>
    <style:style style:name="T118" style:family="text">
      <style:text-properties style:text-position="0% 100%" fo:language="el" fo:country="GR" officeooo:rsid="0079aa59"/>
    </style:style>
    <style:style style:name="T119" style:family="text">
      <style:text-properties style:text-position="0% 100%" fo:language="el" fo:country="GR" officeooo:rsid="007b76f0"/>
    </style:style>
    <style:style style:name="T120" style:family="text">
      <style:text-properties style:text-position="0% 100%" fo:language="el" fo:country="GR" officeooo:rsid="007c7d1d"/>
    </style:style>
    <style:style style:name="T121" style:family="text">
      <style:text-properties style:text-position="0% 100%" fo:language="el" fo:country="GR" officeooo:rsid="007d5063"/>
    </style:style>
    <style:style style:name="T122" style:family="text">
      <style:text-properties style:text-position="0% 100%" fo:language="el" fo:country="GR" officeooo:rsid="007da5ce"/>
    </style:style>
    <style:style style:name="T123" style:family="text">
      <style:text-properties style:text-position="0% 100%" fo:language="el" fo:country="GR" officeooo:rsid="007e6efc"/>
    </style:style>
    <style:style style:name="T124" style:family="text">
      <style:text-properties style:text-position="0% 100%" officeooo:rsid="0072b197"/>
    </style:style>
    <style:style style:name="T125" style:family="text">
      <style:text-properties style:text-position="0% 100%" officeooo:rsid="00754fac"/>
    </style:style>
    <style:style style:name="T126"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27" style:family="text">
      <style:text-properties style:text-outline="false" style:text-line-through-style="none" style:text-line-through-type="none" style:font-name="Liberation Sans1" fo:font-size="10pt" fo:font-style="normal" fo:text-shadow="none" style:text-underline-style="none" fo:font-weight="normal" officeooo:rsid="008c9858" style:font-size-asian="10pt" style:font-style-asian="normal" style:font-weight-asian="normal" style:text-emphasize="none"/>
    </style:style>
    <style:style style:name="T128" style:family="text">
      <style:text-properties officeooo:rsid="0087541d"/>
    </style:style>
    <style:style style:name="T129" style:family="text">
      <style:text-properties officeooo:rsid="0091b1bb"/>
    </style:style>
    <style:style style:name="T130" style:family="text">
      <style:text-properties officeooo:rsid="00966c02"/>
    </style:style>
    <style:style style:name="T131" style:family="text">
      <style:text-properties officeooo:rsid="00979564"/>
    </style:style>
    <style:style style:name="T132" style:family="text">
      <style:text-properties officeooo:rsid="009b65e2"/>
    </style:style>
    <style:style style:name="T133" style:family="text">
      <style:text-properties officeooo:rsid="009c4b3e"/>
    </style:style>
    <style:style style:name="T134" style:family="text">
      <style:text-properties officeooo:rsid="00a365cc"/>
    </style:style>
    <style:style style:name="T135" style:family="text">
      <style:text-properties officeooo:rsid="00a4c103"/>
    </style:style>
    <style:style style:name="T136" style:family="text">
      <style:text-properties officeooo:rsid="00a64a18"/>
    </style:style>
    <style:style style:name="T137" style:family="text">
      <style:text-properties officeooo:rsid="00ac6452"/>
    </style:style>
    <style:style style:name="T138" style:family="text">
      <style:text-properties officeooo:rsid="00ae1834"/>
    </style:style>
    <style:style style:name="T139" style:family="text">
      <style:text-properties officeooo:rsid="00b10aff"/>
    </style:style>
    <style:style style:name="T140" style:family="text">
      <style:text-properties officeooo:rsid="00b6d4f5"/>
    </style:style>
    <style:style style:name="fr1"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ΠΛΗ417<text:span text:style-name="T1"> – </text:span><text:span text:style-name="T2">Τεχνητή Νοημοσύνη</text:span></text:p>
      <text:p text:style-name="P6">1η <text:span text:style-name="T3">Προγραμματιστική εργασία – Μέρος </text:span><text:span text:style-name="T4">Β</text:span></text:p>
      <text:p text:style-name="P38"/>
      <text:p text:style-name="P7">LAB41744570</text:p>
      <table:table table:name="Πίνακας1" table:style-name="Πίνακας1">
        <table:table-column table:style-name="Πίνακας1.A"/>
        <table:table-column table:style-name="Πίνακας1.B"/>
        <table:table-row>
          <table:table-cell table:style-name="Πίνακας1.A1" office:value-type="string">
            <text:p text:style-name="P8">Μανώλης Πετράκος</text:p>
          </table:table-cell>
          <table:table-cell table:style-name="Πίνακας1.B1" office:value-type="string">
            <text:p text:style-name="P8">ΑΜ 2014030009</text:p>
          </table:table-cell>
        </table:table-row>
      </table:table>
      <text:p text:style-name="P11"/>
      <text:p text:style-name="P1"/>
      <text:p text:style-name="P3">Για την υλοποίηση του δεύτερου μέρους έχουν δημιουργηθεί τρία αρχεία. Στο πρώτο (<text:span text:style-name="T28">WHPP.java</text:span>) υπάρχει η<text:span text:style-name="T28"> main</text:span> και ο σκελετός του γενετικού αλγορίθμου, στο δεύτερο (<text:span text:style-name="T28">Population.java) </text:span>υλοποιείται η κλάση του <text:span text:style-name="T56">πληθυσμού</text:span> με τις μεθόδους επιλογής <text:span text:style-name="T56">χρωμοσωμάτων</text:span> <text:span text:style-name="T56">και τερματισμού, </text:span>και στο τρίτο (<text:span text:style-name="T28">Chromosome.java) </text:span>υλοποιείται η κλάση των <text:span text:style-name="T56">χρωμοσωμάτων</text:span> με τις μεθόδους ελέγχου των <text:span text:style-name="T28">constraint</text:span><text:span text:style-name="T29">s</text:span><text:span text:style-name="T28">, </text:span><text:span text:style-name="T56">διασταύρωσης</text:span> και μετάλλαξης. <text:span text:style-name="T57">Έχουν κατασκευαστεί περισσότερες μέθοδοι από όσες ζητούνται. Στην αναφορά επεξηγούνται κυρίως αυτές που χρησιμοποιήθηκαν για τις πειραματικές μετρήσεις. Τα κομμάτια του γενετικού αλγορίθμου έχουν κατασκευαστεί με γενικό τρόπο, ώστε να μπορούν να χρησιμοποιηθούν με οποιαδήποτε άλλα, και η υλοποίηση κάθε μεθόδου είναι ανεξάρτητη από αυτές που χρησιμοποιείται μαζί. Για παράδειγμα, οι μέθοδοι επιλογής γονέων μπορούν να επιστρέψουν οποιοδήποτε αριθμό γονέων, ενώ όλες οι μέθοδοι ζευγαρώματος που υλοποιήθηκαν χρειάζονται ακριβώς δύο.</text:span></text:p>
      <text:p text:style-name="P2"/>
      <text:p text:style-name="P2"/>
      <text:h text:style-name="P78" text:outline-level="3">Επεξήγηση προσέγγισης</text:h>
      <text:p text:style-name="P27"/>
      <text:p text:style-name="P24">Δημιουργία αρχικού πληθυσμού:</text:p>
      <text:p text:style-name="P39"><text:span text:style-name="T2">Ο αρχικός πληθυσμός δημιουργείται εισάγοντας </text:span><text:span text:style-name="T5">του</text:span><text:span text:style-name="T2"> </text:span><text:span text:style-name="T28">feasible</text:span><text:span text:style-name="T2"> τυχαία χρωμοσώματα. Η πρώτη υλοποίηση για την δημιουργία ενός χρωμοσώματος είναι να κατασκευαστεί με τυχαίες τιμές. </text:span><text:span text:style-name="T6">Σχεδόν όλα από αυτά που θα κατασκευαστούν με αυτόν τον τρόπο, δεν είναι </text:span><text:span text:style-name="T31">feasible </text:span><text:span text:style-name="T5">λόγο των αυστηρών </text:span><text:span text:style-name="T30">hard constraints. </text:span><text:span text:style-name="T7">Για αυτό, χρησιμοποιείται η μέθοδος </text:span><text:span text:style-name="T33">FeasibleRandomInit</text:span><text:span text:style-name="T9">. Κατασκευάζε</text:span><text:span text:style-name="T10">ι</text:span><text:span text:style-name="T9"> πρώτα ένα ντετερμινιστικό πίνακα που καλύπτει </text:span><text:span text:style-name="T10">ακριβώς </text:span><text:span text:style-name="T9">όλες τις βάρδιες και μετά ανακατεύει τα στοιχεία των στηλών του. </text:span><text:span text:style-name="T10">Έτσι το πλήθος κάθε βάρδιας ανά μέρα παραμένει ίδιο και δεν παραβιάζονται τα </text:span><text:span text:style-name="T36">hard constraints. </text:span><text:span text:style-name="T10">Δηλαδή, η τιμή κάθε θέσης του πίνακα είναι τυχαία, αλλά το πλήθος κάθε τιμής ανά στήλη είναι ντετερμινιστικ</text:span><text:span text:style-name="T11">ό</text:span><text:span text:style-name="T10">.</text:span><text:span text:style-name="T36"> </text:span><text:span text:style-name="T10">Με αυτό τον τρόπο μπορούν να δημιουργηθούν όλα τα πιθανά </text:span><text:span text:style-name="T36">feasible </text:span><text:span text:style-name="T10">χρωμοσώματα </text:span><text:span text:style-name="T11">και ο πληθυσμός έχει υψηλό</text:span><text:span text:style-name="T37"> diversity</text:span><text:span text:style-name="T10">.</text:span></text:p>
      <text:p text:style-name="P28"/>
      <text:p text:style-name="P21">Συνάρτηση καταλληλότητας:</text:p>
      <text:p text:style-name="P12">Για την αξιολόγηση των χρωμοσωμάτων χρησιμοποιείται η μέθοδος <text:span text:style-name="T32">CalculateScore</text:span><text:span text:style-name="T35"> η</text:span><text:span text:style-name="T58"> οποία υπολογίζει το </text:span><text:span text:style-name="T35">score </text:span><text:span text:style-name="T58">τους ανάλογα τα </text:span><text:span text:style-name="T35">soft constraint </text:span><text:span text:style-name="T58">που παραβιάζουν</text:span><text:span text:style-name="T35">. </text:span><text:span text:style-name="T58">Κάθε</text:span><text:span text:style-name="T35"> constraint </text:span><text:span text:style-name="T60">μπορεί να </text:span><text:span text:style-name="T58">ελέγχεται μια φορά </text:span><text:span text:style-name="T60">για όλους τους εργαζόμενους, πολλές φορές </text:span><text:span text:style-name="T59">ανά</text:span><text:span text:style-name="T58"> εργαζόμενο</text:span><text:span text:style-name="T59"> </text:span><text:span text:style-name="T60">ή μία φορά ανά εργαζόμενο.</text:span></text:p>
      <text:p text:style-name="P12"><text:soft-page-break/><text:span text:style-name="T60">Στην πρώτη περίπτωση</text:span><text:span text:style-name="T59">, αν ένα </text:span><text:span text:style-name="T38">constraint </text:span><text:span text:style-name="T59">ελέγχεται μία φορά για όλο τον πίνακα, ένα χρωμόσωμα που το παραβιάζει για έναν εργαζόμενο έχει το ίδιο </text:span><text:span text:style-name="T38">score </text:span><text:span text:style-name="T59">με ένα άλλο που το παραβιάζει για όλους τους εργαζόμενους. Το πρώτο είναι πιο κοντά σε μια καλή λύση, αλλά έχουν την ίδια πιθανότητα να παράξουν απογόνους. Επίσης, το διάστημα των τιμών που μπορεί να πάρει το </text:span><text:span text:style-name="T38">score </text:span><text:span text:style-name="T59">είναι αρκετά μικρό, με αποτέλεσμα να γίνεται ακόμα πιο δύσκολη η επιλογή </text:span><text:span text:style-name="T60">των κατάλληλων χρωμοσωμάτων.</text:span></text:p>
      <text:p text:style-name="P13"><text:span text:style-name="T58">Στην δεύτερη περίπτωση, αν παραβιαστεί πολλές φορές ένα </text:span><text:span text:style-name="T35">constraint </text:span><text:span text:style-name="T58">σε έναν εργαζόμενο, μπορεί να εκπροσωπηθεί δυσανάλογα στο τελικό σκορ. Ένα χρωμόσωμα </text:span><text:span text:style-name="T61">που χρειάζεται αλλαγές μόνο σε μια γραμμή μπορεί να έχει χειρότερο </text:span><text:span text:style-name="T62">σκορ</text:span><text:span text:style-name="T39"> </text:span><text:span text:style-name="T61">από ένα άλλο που χρειάζεται αλλαγές σε πολλές γραμμές.</text:span></text:p>
      <text:p text:style-name="P14"><text:span text:style-name="T61">Σ</text:span><text:span text:style-name="T58">την τελευταία περίπτωση, όπου κάθε </text:span><text:span text:style-name="T35">constraint </text:span><text:span text:style-name="T58">υπολογίζεται μια φορά ανά εργαζόμενο, το σκορ έχει αρκετό </text:span><text:span text:style-name="T35">range </text:span><text:span text:style-name="T58">για να ξεχωρίζουν τα </text:span><text:span text:style-name="T63">χρωμοσώματα</text:span><text:span text:style-name="T58">, αλλά δεν υπερεκπροσωπούνται </text:span><text:span text:style-name="T63">ακραίες σειρές γονιδίων. Για αυτούς τους λόγους, </text:span><text:span text:style-name="T64">επιλέχθηκε</text:span><text:span text:style-name="T63"> αυτή η μέθοδος <text:s/>αξιολόγηση</text:span><text:span text:style-name="T64">ς</text:span><text:span text:style-name="T63"> των χρωμοσωμάτων.</text:span></text:p>
      <text:p text:style-name="P29"/>
      <text:p text:style-name="P22"><text:span text:style-name="T63">Ε</text:span><text:span text:style-name="T58">πιλογή χρωμοσωμάτων:</text:span></text:p>
      <text:p text:style-name="P15"><text:span text:style-name="T65">Η</text:span><text:span text:style-name="T58"> επιλογή των χρωμοσωμάτων </text:span><text:span text:style-name="T65">για αναπαραγωγή γίνεται με τον αλγόριθμο του </text:span><text:span text:style-name="T40">tournament selection. </text:span><text:span text:style-name="T66">Το μέγεθος του </text:span><text:span text:style-name="T41">tournament </text:span><text:span text:style-name="T66">ορίζεται από την πιθανότητα επιλογής ενός χρωμοσώματος </text:span><text:span text:style-name="T67">επί το μέγεθος του πληθυσμού. </text:span><text:span text:style-name="T68">Το </text:span><text:span text:style-name="T42">tournament </text:span><text:span text:style-name="T68">γεμίζει με τυχαία χρωμοσώματα και επιλέγεται αυτό με το καλύτερο σκορ. Αυτή η διαδικασία συνεχίζεται μέχρι να επιλεχθούν όσα χρωμοσώματα χρειάζονται. Ένα χρωμόσωμα δεν μπορεί να πάρει πάνω από μια θέση σε κάθε </text:span><text:span text:style-name="T42">tournament </text:span><text:span text:style-name="T69">ή</text:span><text:span text:style-name="T68"> να επιλεχθεί πάνω από μια φορά για την ίδια αναπαραγωγή, αλλά </text:span><text:span text:style-name="T69">είναι δυνατόν</text:span><text:span text:style-name="T68"> να λάβει θέση σε πολλά </text:span><text:span text:style-name="T42">tournament </text:span><text:span text:style-name="T68">ή να επιλεχθεί για πολλές διαφορετικές αναπαραγωγές. </text:span><text:span text:style-name="T94">Τέλος, επιλέχθηκε αυτός ο αλγόριθμος γιατί μπορεί εύκολα να λειτουργήσει τυχαιοκρατικά ή ελιτιστικά αλλάζοντας την πιθανότητα επιλογής.</text:span></text:p>
      <text:p text:style-name="P30"/>
      <text:p text:style-name="P23"><text:span text:style-name="T68">Δ</text:span><text:span text:style-name="T58">ιασταύρωση χρωμοσωμάτων:</text:span></text:p>
      <text:p text:style-name="P16"><text:span text:style-name="T58">Η πρώτη μέθοδος διασταύρωσης είναι η </text:span><text:span text:style-name="T32">MeritCollumnCrosover</text:span><text:span text:style-name="T35">. </text:span><text:span text:style-name="T70">Οι στήλες γονιδίων του </text:span><text:span text:style-name="T73">παραγόμενου</text:span><text:span text:style-name="T70"> χρωμοσώματος, </text:span><text:span text:style-name="T77">μέχρι το</text:span><text:span text:style-name="T44"> crossover point</text:span><text:span text:style-name="T77"> </text:span><text:span text:style-name="T70">είναι αντίγραφα </text:span><text:span text:style-name="T75">από</text:span><text:span text:style-name="T77"> </text:span><text:span text:style-name="T78">αυτές</text:span><text:span text:style-name="T77"> του πρώτου γονέα, </text:span><text:span text:style-name="T79">ενώ</text:span><text:span text:style-name="T77"> οι υπόλοιπες <text:s/>από </text:span><text:span text:style-name="T79">αυτές</text:span><text:span text:style-name="T77"> του δεύτερου</text:span><text:span text:style-name="T70">. </text:span><text:span text:style-name="T43">H</text:span><text:span text:style-name="T70"> μέθοδος είναι προκατειλημμένη </text:span><text:span text:style-name="T74">με γραμμική κατανομή</text:span><text:span text:style-name="T70"> υπέρ του γονέα με το καλύτερο σκορ. Αν</text:span><text:span text:style-name="T77"> η σχετική διαφορά τους</text:span><text:span text:style-name="T71"> είναι μικρή (&gt;~5%)</text:span><text:span text:style-name="T70"> </text:span><text:span text:style-name="T72">έχουν την ίδια συμμετοχή ενώ αν είναι πολύ μεγάλη </text:span><text:span text:style-name="T71">(&gt;~</text:span><text:span text:style-name="T72">9</text:span><text:span text:style-name="T71">5%) </text:span><text:span text:style-name="T76">το παραγόμενο χρωμόσωμα είναι αντίγραφο του καλύτερου γονέα.</text:span><text:span text:style-name="T71"> </text:span><text:span text:style-name="T76">Η γενική ιδέα της μεθόδου είναι να εξαλείψει πλήρως χρωμοσώματα με πολύ κακό σκορ καθώς και να υπάρ</text:span><text:span text:style-name="T79">χ</text:span><text:span text:style-name="T76">ει ελιτισμός υπέρ των καλύτερων.</text:span></text:p>
      <text:p text:style-name="P17"><text:span text:style-name="T76">Η </text:span><text:span text:style-name="T58">δεύτερη μέθοδος διασταύρωσης είναι η </text:span><text:span text:style-name="T32">RandomColumnCrossing</text:span><text:span text:style-name="T35">. </text:span><text:span text:style-name="T58">Το νέο χρωμόσωμα κατασκευάζεται επιλέγοντας τυχαία από τις αντίστοιχες στήλες των γονέων. </text:span><text:span text:style-name="T80">Η πιθανότητα επιλογής από τον καλύτερο γονέα είναι μεταβαλλόμενη και η μέθοδος μπορεί να γίνει προκατειλημμένη υπέρ ή κατά του, ανάλογα την </text:span><text:span text:style-name="T81">μεταβλητή</text:span><text:span text:style-name="T80"> </text:span><text:span text:style-name="T45">pcross </text:span><text:span text:style-name="T80">που δέχεται.</text:span></text:p>
      <text:p text:style-name="P18"><text:span text:style-name="T58">Και οι δύο μέθοδοι εγγυούνται ότι το νέο χρωμόσωμα είναι </text:span><text:span text:style-name="T35">feasible </text:span><text:span text:style-name="T58">καθώς </text:span><text:span text:style-name="T82">είναι κατασκευασμένο από στήλες </text:span><text:span text:style-name="T46">feasible </text:span><text:span text:style-name="T82">χρωμοσωμάτων και δεν μεταβάλουν τα πλήθη των στοιχείων τους. </text:span><text:span text:style-name="T93">Έγινε δοκιμή με </text:span><text:soft-page-break/><text:span text:style-name="T93">μια μέθοδο διασταύρωσης που δεν είναι βάση στηλών (</text:span><text:span text:style-name="T51">UniformCrossing</text:span><text:span text:style-name="T93">), αλλά κάτω από το ένα εκατομμυριοστό των παραγόμενων χρωμοσωμάτων ήταν </text:span><text:span text:style-name="T51">feasible. Λ</text:span><text:span text:style-name="T93">όγο αυστηρότητας των </text:span><text:span text:style-name="T51">hard-constraints, </text:span><text:span text:style-name="T93">δεν υπάρχει ιδιαίτερο νόημα να χρησιμοποιηθούν μέθοδοι που δεν βασίζονται σε πράξεις στηλών.</text:span></text:p>
      <text:p text:style-name="P31"/>
      <text:p text:style-name="P25"><text:span text:style-name="T83">Μετάλλαξη</text:span><text:span text:style-name="T58"> χρωμοσωμάτων:</text:span></text:p>
      <text:p text:style-name="P19"><text:span text:style-name="T58">Η πρώτη μέθοδος μετάλλαξης είναι η </text:span><text:span text:style-name="T32">ColumnInversionMutation</text:span><text:span text:style-name="T35">, </text:span><text:span text:style-name="T58">η οποία αναποδογυρίζει κομμάτια στηλών γονιδίων. Ο αριθμός των γονιδίων που θα μεταλλαχτούν ορίζεται </text:span><text:span text:style-name="T84">από</text:span><text:span text:style-name="T58"> την πιθανότητα μετάλλαξης ενός γονιδίου (</text:span><text:span text:style-name="T35">pmut) </text:span><text:span text:style-name="T58">επί τον αριθμό γονιδίων </text:span><text:span text:style-name="T86">και σε μία μετάλλαξη μπορούν να αναποδογυρίσουν πολλά διαφορετικά κομμάτια στηλών</text:span><text:span text:style-name="T58">. </text:span><text:span text:style-name="T84">Ο αλγόριθμος επιλέγει τυχαία ποια γονίδια θα μεταλλάξει και εγγυάται </text:span><text:span text:style-name="T47">feasibility, </text:span><text:span text:style-name="T84">καθώς μεταβ</text:span><text:span text:style-name="T85">άλλ</text:span><text:span text:style-name="T88">ει </text:span><text:span text:style-name="T85">μόνο</text:span><text:span text:style-name="T84"> την θέση </text:span><text:span text:style-name="T92">των βαρδιών</text:span><text:span text:style-name="T85"> </text:span><text:span text:style-name="T84">μέσα στην </text:span><text:span text:style-name="T92">μέρα</text:span><text:span text:style-name="T84"> και δεν επηρεάζ</text:span><text:span text:style-name="T87">ει </text:span><text:span text:style-name="T84">τα πλήθη τους.</text:span></text:p>
      <text:p text:style-name="P20"><text:span text:style-name="T84">Η </text:span><text:span text:style-name="T58">δεύτερη μέθοδος μετάλλαξης είναι η </text:span><text:span text:style-name="T32">SwapMutation</text:span><text:span text:style-name="T35">, </text:span><text:span text:style-name="T58">η οποία ανταλλάζει τις τιμές δύο θέσεων μέσα στην ίδια στήλη γονιδίων. </text:span><text:span text:style-name="T89">Τα γονίδια που μεταλλάζονται είναι τυχαία και ο αριθμός τους είναι ίσως με την πιθανότητα </text:span><text:span text:style-name="T83">μετάλλαξης ενός γονιδίου (</text:span><text:span text:style-name="T48">pmut) </text:span><text:span text:style-name="T83">επί τον αριθμό γονιδίων. </text:span><text:span text:style-name="T90">Ο αλγόριθμος εγγυάται </text:span><text:span text:style-name="T49">feasibility </text:span><text:span text:style-name="T90">καθώς τα πλήθη των βαρδιών </text:span><text:span text:style-name="T91">είναι</text:span><text:span text:style-name="T90"> σταθερά. </text:span><text:span text:style-name="T92">Δεν υπάρχει νόημα να γίνει ανταλλαγή μεταξύ γονιδίων διαφορετικών στηλών, καθώς είτε θα έχουν την ίδια τιμή και δεν θα υπάρξει κάποια ουσιαστική αλλαγή, είτε θα αλλάξει το πλήθος κάποιας βάρδιας σε μια μέρα και το παραγόμενο χρωμόσωμα θα είναι μη </text:span><text:span text:style-name="T50">feasible.</text:span></text:p>
      <text:p text:style-name="P41"/>
      <text:p text:style-name="P26"><text:span text:style-name="T92">Κ</text:span><text:span text:style-name="T58">ριτήρια τερματισμού:</text:span></text:p>
      <text:p text:style-name="P32">Τα κριτήρια τερματισμού είναι δύο:</text:p>
      <text:list xml:id="list2228271946" text:style-name="L1">
        <text:list-item>
          <text:p text:style-name="P61">Βρέθηκε το βέλτιστο χρωμόσωμα με σκορ 0.</text:p>
        </text:list-item>
        <text:list-item>
          <text:p text:style-name="P61">Δημιουργήθηκαν γενιές ίσο με το όριο τους.</text:p>
        </text:list-item>
      </text:list>
      <text:p text:style-name="P34"><text:span text:style-name="T95">Αρχικά υλοποιήθηκαν δύο ακόμα κριτήρια αλλά απορρίφθηκαν. </text:span><text:span text:style-name="T96">Το πρώτο </text:span><text:span text:style-name="T99">είναι</text:span><text:span text:style-name="T96"> να σταματάει ο αλγόριθμος, εάν το σκορ του καλύτερου χρωμοσώματος </text:span><text:span text:style-name="T97">ή ο μέσος όρος γενιάς είχε πολύ μικρή διαφορά από </text:span><text:span text:style-name="T98">την γενιά </text:span><text:span text:style-name="T99">με αριθμό 1/10 αυτής. Για παράδειγμα, η γενιά 100 συγκρίνεται με την γενιά 10, η γενιά 1000 με την γενιά 100 κλπ. </text:span><text:span text:style-name="T100">Τότε, εμφανίζεται το πρόβλημα ότι μια γενιά μπορεί να έχει χειρότερα στατιστικά από τις γύρω τις, επειδή φεύγει από τοπικό ελάχιστο, και να ενεργοποιήσει το κριτήριο ενώ υπάρχει περιθώριο για βελτίωση. Το δεύτερο κριτήριο είναι να σταματάει ο αλγόριθμος, εάν για το τελευταίο 10% των γενεών δεν υπάρχει </text:span><text:span text:style-name="T101">σημαντική</text:span><text:span text:style-name="T100"> μεταβολή </text:span><text:span text:style-name="T101">των στατιστικών τους. Αυτό το κριτήριο σπάνια ενεργοποιείται καθώς μπορούν να υπάρξουν απότομες μεταβολές όταν ο αλγόριθμος προσπαθεί να φύγει από τοπικά ελάχιστα. Τα παραπάνω προβλήματα γίνονται ιδιαίτερα αισθητά </text:span><text:span text:style-name="T102">όταν</text:span><text:span text:style-name="T101"> υπάρχει υψηλή πιθανότητα μετάλλαξης, άρα και μεγάλες </text:span><text:span text:style-name="T102">διαφορές</text:span><text:span text:style-name="T101"> μεταξύ γενεών.</text:span><text:span text:style-name="T103"> Τα κριτήρια πρέπει να είναι εξίσου αποτελεσματικά ανεξαρτήτου παραμέτρων και για αυτό απορρίφθηκαν.</text:span></text:p>
      <text:p text:style-name="P33"/>
      <text:h text:style-name="P79" text:outline-level="3"><text:soft-page-break/>Πειραματική Διαδικασία</text:h>
      <text:p text:style-name="Standard"/>
      <text:p text:style-name="P40"><text:span text:style-name="T2">Επιλέχθηκαν τα παρακάτω</text:span><text:span text:style-name="T28"> </text:span><text:span text:style-name="T2">σετ τιμών:</text:span></text:p>
      <table:table table:name="Πίνακας2" table:style-name="Πίνακας2">
        <table:table-column table:style-name="Πίνακας2.A"/>
        <table:table-column table:style-name="Πίνακας2.B" table:number-columns-repeated="5"/>
        <table:table-row>
          <table:table-cell table:style-name="Πίνακας2.A1" office:value-type="string">
            <text:p text:style-name="P48">Set</text:p>
          </table:table-cell>
          <table:table-cell table:style-name="Πίνακας2.A1" office:value-type="string">
            <text:p text:style-name="P47"><text:span text:style-name="T105">p</text:span>op</text:p>
          </table:table-cell>
          <table:table-cell table:style-name="Πίνακας2.A1" office:value-type="string">
            <text:p text:style-name="P54">iter<text:span text:style-name="T104">max</text:span></text:p>
          </table:table-cell>
          <table:table-cell table:style-name="Πίνακας2.A1" office:value-type="string">
            <text:p text:style-name="P54">p<text:span text:style-name="T104">sel</text:span></text:p>
          </table:table-cell>
          <table:table-cell table:style-name="Πίνακας2.A1" office:value-type="string">
            <text:p text:style-name="P54">p<text:span text:style-name="T104">cross</text:span></text:p>
          </table:table-cell>
          <table:table-cell table:style-name="Πίνακας2.F1" office:value-type="string">
            <text:p text:style-name="P54">p<text:span text:style-name="T104">mut</text:span></text:p>
          </table:table-cell>
        </table:table-row>
        <table:table-row>
          <table:table-cell table:style-name="Πίνακας2.A2" office:value-type="string">
            <text:p text:style-name="P53">A</text:p>
          </table:table-cell>
          <table:table-cell table:style-name="Πίνακας2.A2" office:value-type="string">
            <text:p text:style-name="P51">1<text:span text:style-name="T13">5</text:span>00</text:p>
          </table:table-cell>
          <table:table-cell table:style-name="Πίνακας2.A2" office:value-type="string">
            <text:p text:style-name="P58">500</text:p>
          </table:table-cell>
          <table:table-cell table:style-name="Πίνακας2.A2" office:value-type="string">
            <text:p text:style-name="P55">0.0<text:span text:style-name="T13">22</text:span></text:p>
          </table:table-cell>
          <table:table-cell table:style-name="Πίνακας2.A2" office:value-type="string">
            <text:p text:style-name="P56">0.5</text:p>
          </table:table-cell>
          <table:table-cell table:style-name="Πίνακας2.F2" office:value-type="string">
            <text:p text:style-name="P56">0.0<text:span text:style-name="T107">2</text:span><text:span text:style-name="T14">8</text:span></text:p>
          </table:table-cell>
        </table:table-row>
        <table:table-row>
          <table:table-cell table:style-name="Πίνακας2.A2" office:value-type="string">
            <text:p text:style-name="P53">B</text:p>
          </table:table-cell>
          <table:table-cell table:style-name="Πίνακας2.A2" office:value-type="string">
            <text:p text:style-name="P52"><text:span text:style-name="T106">2</text:span>000</text:p>
          </table:table-cell>
          <table:table-cell table:style-name="Πίνακας2.A2" office:value-type="string">
            <text:p text:style-name="P58">300</text:p>
          </table:table-cell>
          <table:table-cell table:style-name="Πίνακας2.A2" office:value-type="string">
            <text:p text:style-name="P55">0.0<text:span text:style-name="T15">4</text:span></text:p>
          </table:table-cell>
          <table:table-cell table:style-name="Πίνακας2.A2" office:value-type="string">
            <text:p text:style-name="P56">0.6</text:p>
          </table:table-cell>
          <table:table-cell table:style-name="Πίνακας2.F2" office:value-type="string">
            <text:p text:style-name="P56">0.0<text:span text:style-name="T107">5</text:span></text:p>
          </table:table-cell>
        </table:table-row>
      </table:table>
      <text:p text:style-name="P35"/>
      <text:p text:style-name="P42"><text:span text:style-name="T109">Τ</text:span><text:span text:style-name="T108">ο πρώτο σετ είναι </text:span><text:span text:style-name="T113">σχετικά</text:span><text:span text:style-name="T108"> τυχαιοκρατικό, </text:span><text:span text:style-name="T112">καθώς με την </text:span><text:span text:style-name="T113">μικρή</text:span><text:span text:style-name="T112"> πιθανότητα επιλογής </text:span><text:span text:style-name="T113">στο </text:span><text:span text:style-name="T124">tournament </text:span><text:span text:style-name="T113">συμμετέχουν μόλις 33 </text:span><text:span text:style-name="T114">χρωμοσώματα </text:span><text:span text:style-name="T117">και</text:span><text:span text:style-name="T113"> κα</text:span><text:span text:style-name="T114">τ</text:span><text:span text:style-name="T113">ά </text:span><text:span text:style-name="T114">την αναπαραγωγή</text:span><text:span text:style-name="T113"> δεν έχει </text:span><text:span text:style-name="T124">bias </text:span><text:span text:style-name="T114">υπέρ τ</text:span><text:span text:style-name="T117">ων</text:span><text:span text:style-name="T114"> καλύτερ</text:span><text:span text:style-name="T116">ων</text:span><text:span text:style-name="T114">. </text:span><text:span text:style-name="T123">Αν μειωθεί παραπάνω η πιθανότητα επιλογής, ο αλγόριθμος γίνεται πολύ τυχαίος, με αποτέλεσμα <text:s/>να μην συγκλίνει πάντα σε καλύτερη λύση.</text:span><text:span text:style-name="T114"> </text:span><text:span text:style-name="T115">Τέλος, έχει μικρή πιθανότητα μετάλλαξης που αν μειωθεί και άλλο ο αλγόριθμος συγκλίνει γρήγορα σε τοπικό ελάχιστο. </text:span><text:span text:style-name="T122">Βασίζεται</text:span><text:span text:style-name="T115"> στην τυχαιότητα για την διατήρηση της ποικιλομορφίας.</text:span></text:p>
      <text:p text:style-name="P43"><text:span text:style-name="T110">Αντίθετα, τ</text:span><text:span text:style-name="T108">ο δεύτερο </text:span><text:span text:style-name="T115">σετ</text:span><text:span text:style-name="T108"> είναι πιο ελιτιστικό </text:span><text:span text:style-name="T115">καθώς έχει μεγαλύτερη πιθανότητα επιλογής, με 80 χρωμοσώματα να λαμβάνουν μέρος σε ένα </text:span><text:span text:style-name="T125">tournament. </text:span><text:span text:style-name="T115">Επίσης</text:span><text:span text:style-name="T113">, κα</text:span><text:span text:style-name="T114">τ</text:span><text:span text:style-name="T113">ά </text:span><text:span text:style-name="T114">την αναπαραγωγή,</text:span><text:span text:style-name="T115"> είναι </text:span><text:span text:style-name="T125">biased </text:span><text:span text:style-name="T114">υπέρ τ</text:span><text:span text:style-name="T117">ων</text:span><text:span text:style-name="T114"> καλύτερ</text:span><text:span text:style-name="T116">ων</text:span><text:span text:style-name="T114">. </text:span><text:span text:style-name="T118">Προσπαθεί </text:span><text:span text:style-name="T108">να διατηρήσει ποικιλομορφία μέσω</text:span><text:span text:style-name="T118"> </text:span><text:span text:style-name="T108">μεγαλύτερου </text:span><text:span text:style-name="T118">μεγέθους </text:span><text:span text:style-name="T108">πληθυσμού και πιθανότητα μετάλλαξης. Λόγο </text:span><text:span text:style-name="T111">του ελιτισμού, ο αλγόριθμος συγκλίνει γρηγορότερα σε ένα τοπικό ελάχιστο και χρειάζεται λιγότερες επαναλήψεις. </text:span><text:span text:style-name="T118">Σε περίπτωση που αυξηθ</text:span><text:span text:style-name="T119">ούν και άλλο οι παράμετροι της επιλογής και της αναπαραγωγής, ο αλγόριθμος γίνεται υπερβολικά ελιτίστικος με αποτέλεσμα να φτάνει σε τοπικό ελάχιστο μέσα σε λίγες γενιές. </text:span><text:span text:style-name="T120">Επίσης, </text:span><text:span text:style-name="T121">αν αυξηθεί περισσότερο η πιθανότητα μετάλλαξης, εμφανίζονται μεγάλες διαφορές από γενιά σε γενιά και ο αλγόριθμος δεν μπορεί να κατασταλάξει σε ένα ελάχιστο.</text:span></text:p>
      <text:p text:style-name="P44">Τα παραπάνω σετ επιλέχθηκαν γιατί παρουσιάζουν τα δύο άκρα της λειτουργίας του αλγόριθμου, <text:span text:style-name="T132">με </text:span>το πρώτο λειτουργεί τυχαιοκρατικά και <text:span text:style-name="T133">με </text:span>το δεύτερο ελιτιστικά.</text:p>
      <text:p text:style-name="P44"/>
      <text:p text:style-name="P5">Μετρήσεις:</text:p>
      <text:p text:style-name="P45">Μετά από μια σειρά μετρήσεων παρήχθησαν τα παρακάτω αποτελέσματα. <text:span text:style-name="T128">Στην πρώτη γραμμή αναγράφεται ο συνδυασμός μεθόδων και στις υπόλοιπες το καλύτερο σκορ και ο μέσος όρος κάθε μίας.</text:span></text:p>
      <table:table table:name="Πίνακας3" table:style-name="Πίνακας3">
        <table:table-column table:style-name="Πίνακας3.A"/>
        <table:table-column table:style-name="Πίνακας3.B" table:number-columns-repeated="8"/>
        <table:table-row>
          <table:table-cell table:style-name="Πίνακας3.A1" office:value-type="string">
            <text:p text:style-name="P49">Set</text:p>
          </table:table-cell>
          <table:table-cell table:style-name="Πίνακας3.A1" table:number-columns-spanned="2" office:value-type="string">
            <text:p text:style-name="P74">Random</text:p>
            <text:p text:style-name="P74">Inversion</text:p>
          </table:table-cell>
          <table:covered-table-cell/>
          <table:table-cell table:style-name="Πίνακας3.A1" table:number-columns-spanned="2" office:value-type="string">
            <text:p text:style-name="P74">Random</text:p>
            <text:p text:style-name="P74">Swap</text:p>
          </table:table-cell>
          <table:covered-table-cell/>
          <table:table-cell table:style-name="Πίνακας3.A1" table:number-columns-spanned="2" office:value-type="string">
            <text:p text:style-name="P74">Merit</text:p>
            <text:p text:style-name="P74">Inversion</text:p>
          </table:table-cell>
          <table:covered-table-cell/>
          <table:table-cell table:style-name="Πίνακας3.H1" table:number-columns-spanned="2" office:value-type="string">
            <text:p text:style-name="P73">Merit</text:p>
            <text:p text:style-name="P77">Swap</text:p>
          </table:table-cell>
          <table:covered-table-cell/>
        </table:table-row>
        <table:table-row>
          <table:table-cell table:style-name="Πίνακας3.A2" office:value-type="string">
            <text:p text:style-name="P57">A</text:p>
          </table:table-cell>
          <table:table-cell table:style-name="Πίνακας3.A2" office:value-type="string">
            <text:p text:style-name="P9"><text:span text:style-name="T126">116</text:span><text:span text:style-name="T127">39</text:span></text:p>
          </table:table-cell>
          <table:table-cell table:style-name="Πίνακας3.A2" office:value-type="string">
            <text:p text:style-name="P9"><text:span text:style-name="T126">177</text:span><text:span text:style-name="T127">67</text:span></text:p>
          </table:table-cell>
          <table:table-cell table:style-name="Πίνακας3.A2" office:value-type="string">
            <text:p text:style-name="P9"><text:span text:style-name="T126">1106</text:span><text:span text:style-name="T127">3</text:span></text:p>
          </table:table-cell>
          <table:table-cell table:style-name="Πίνακας3.A2" office:value-type="string">
            <text:p text:style-name="P9"><text:span text:style-name="T126">182</text:span><text:span text:style-name="T127">89</text:span></text:p>
          </table:table-cell>
          <table:table-cell table:style-name="Πίνακας3.A2" office:value-type="string">
            <text:p text:style-name="P9"><text:span text:style-name="T126">11</text:span><text:span text:style-name="T127">801</text:span></text:p>
          </table:table-cell>
          <table:table-cell table:style-name="Πίνακας3.A2" office:value-type="string">
            <text:p text:style-name="P9"><text:span text:style-name="T126">17</text:span><text:span text:style-name="T127">991</text:span></text:p>
          </table:table-cell>
          <table:table-cell table:style-name="Πίνακας3.A2" office:value-type="string">
            <text:p text:style-name="P9"><text:span text:style-name="T126">114</text:span><text:span text:style-name="T127">85</text:span></text:p>
          </table:table-cell>
          <table:table-cell table:style-name="Πίνακας3.I2" office:value-type="string">
            <text:p text:style-name="P9"><text:span text:style-name="T126">17</text:span><text:span text:style-name="T127">687</text:span></text:p>
          </table:table-cell>
        </table:table-row>
        <table:table-row>
          <table:table-cell table:style-name="Πίνακας3.A2" office:value-type="string">
            <text:p text:style-name="P57">B</text:p>
          </table:table-cell>
          <table:table-cell table:style-name="Πίνακας3.A2" office:value-type="string">
            <text:p text:style-name="P75">14766</text:p>
          </table:table-cell>
          <table:table-cell table:style-name="Πίνακας3.A2" office:value-type="string">
            <text:p text:style-name="P75">23418</text:p>
          </table:table-cell>
          <table:table-cell table:style-name="Πίνακας3.A2" office:value-type="string">
            <text:p text:style-name="P75">19943</text:p>
          </table:table-cell>
          <table:table-cell table:style-name="Πίνακας3.A2" office:value-type="string">
            <text:p text:style-name="P75">29038</text:p>
          </table:table-cell>
          <table:table-cell table:style-name="Πίνακας3.A2" office:value-type="string">
            <text:p text:style-name="P75">15526</text:p>
          </table:table-cell>
          <table:table-cell table:style-name="Πίνακας3.A2" office:value-type="string">
            <text:p text:style-name="P75">23940</text:p>
          </table:table-cell>
          <table:table-cell table:style-name="Πίνακας3.A2" office:value-type="string">
            <text:p text:style-name="P75">19745</text:p>
          </table:table-cell>
          <table:table-cell table:style-name="Πίνακας3.I2" office:value-type="string">
            <text:p text:style-name="P75">27576</text:p>
          </table:table-cell>
        </table:table-row>
      </table:table>
      <text:p text:style-name="Standard"><text:span text:style-name="T2">Καλύτερο σκορ αρχικού πληθυσμού</text:span>: ~4<text:span text:style-name="T16">50</text:span>00</text:p>
      <text:p text:style-name="P4">Μέσος Όρος αρχικού πληθυσμού: ~57500</text:p>
      <text:p text:style-name="P76">Ανεξάρτητα Υλοποίησης.</text:p>
      <text:p text:style-name="P76"/>
      <text:p text:style-name="P10"><text:span text:style-name="T17">Στα παρακάτω διαγράμματα φαίνεται η εξέλιξη του μέσου όρου (κόκκινο) και του καλύτερου σκορ (μπλε) ανά γενιά για κάθε </text:span><text:span text:style-name="T18">συνδυασμό</text:span><text:span text:style-name="T17"> σετ και </text:span><text:span text:style-name="T18">μεθόδων.</text:span></text:p>
      <text:p text:style-name="Text_20_body"><draw:frame draw:style-name="fr1" draw:name="Αντικείμενο3" text:anchor-type="paragraph" svg:x="-0.99cm" svg:y="5.353cm" svg:width="9.999cm" svg:height="6.69cm" draw:z-index="2"><draw:object xlink:href="./Object 3" xlink:type="simple" xlink:show="embed" xlink:actuate="onLoad"/><draw:image xlink:href="./ObjectReplacements/Object 3" xlink:type="simple" xlink:show="embed" xlink:actuate="onLoad"/></draw:frame><draw:frame draw:style-name="fr2" draw:name="Αντικείμενο1" text:anchor-type="paragraph" svg:x="-1.139cm" svg:y="-1.177cm" svg:width="9.999cm" svg:height="6.69cm" draw:z-index="0"><draw:object xlink:href="./Object 1" xlink:type="simple" xlink:show="embed" xlink:actuate="onLoad"/><draw:image xlink:href="./ObjectReplacements/Object 1" xlink:type="simple" xlink:show="embed" xlink:actuate="onLoad"/></draw:frame><draw:frame draw:style-name="fr2" draw:name="Αντικείμενο2" text:anchor-type="paragraph" svg:x="8.858cm" svg:y="-1.177cm" svg:width="9.999cm" svg:height="6.69cm" draw:z-index="1"><draw:object xlink:href="./Object 2" xlink:type="simple" xlink:show="embed" xlink:actuate="onLoad"/><draw:image xlink:href="./ObjectReplacements/Object 2" xlink:type="simple" xlink:show="embed" xlink:actuate="onLoad"/></draw:frame><draw:frame draw:style-name="fr2" draw:name="Αντικείμενο4" text:anchor-type="paragraph" svg:x="9.008cm" svg:y="5.353cm" svg:width="9.999cm" svg:height="6.69cm" draw:z-index="3"><draw:object xlink:href="./Object 4" xlink:type="simple" xlink:show="embed" xlink:actuate="onLoad"/><draw:image xlink:href="./ObjectReplacements/Object 4" xlink:type="simple" xlink:show="embed" xlink:actuate="onLoad"/></draw:frame><text:soft-page-break/></text:p>
      <text:p text:style-name="Text_20_body"><draw:frame draw:style-name="fr2" draw:name="Αντικείμενο5" text:anchor-type="paragraph" svg:x="-0.942cm" svg:y="6.119cm" svg:width="9.999cm" svg:height="6.69cm" draw:z-index="4"><draw:object xlink:href="./Object 5" xlink:type="simple" xlink:show="embed" xlink:actuate="onLoad"/><draw:image xlink:href="./ObjectReplacements/Object 5" xlink:type="simple" xlink:show="embed" xlink:actuate="onLoad"/></draw:frame><draw:frame draw:style-name="fr2" draw:name="Αντικείμενο6" text:anchor-type="paragraph" svg:x="9.008cm" svg:y="6.119cm" svg:width="9.999cm" svg:height="6.699cm" draw:z-index="5"><draw:object xlink:href="./Object 6" xlink:type="simple" xlink:show="embed" xlink:actuate="onLoad"/><draw:image xlink:href="./ObjectReplacements/Object 6" xlink:type="simple" xlink:show="embed" xlink:actuate="onLoad"/></draw:frame></text:p>
      <text:p text:style-name="Text_20_body"><draw:frame draw:style-name="fr2" draw:name="Αντικείμενο7" text:anchor-type="paragraph" svg:x="-0.942cm" svg:y="5.791cm" svg:width="9.999cm" svg:height="6.699cm" draw:z-index="6"><draw:object xlink:href="./Object 7" xlink:type="simple" xlink:show="embed" xlink:actuate="onLoad"/><draw:image xlink:href="./ObjectReplacements/Object 7" xlink:type="simple" xlink:show="embed" xlink:actuate="onLoad"/></draw:frame></text:p>
      <text:p text:style-name="Text_20_body"/>
      <text:p text:style-name="Text_20_body"><draw:frame draw:style-name="fr2" draw:name="Αντικείμενο8" text:anchor-type="paragraph" svg:x="9.056cm" svg:y="4.129cm" svg:width="9.999cm" svg:height="6.699cm" draw:z-index="7"><draw:object xlink:href="./Object 8" xlink:type="simple" xlink:show="embed" xlink:actuate="onLoad"/><draw:image xlink:href="./ObjectReplacements/Object 8" xlink:type="simple" xlink:show="embed" xlink:actuate="onLoad"/></draw:frame></text:p>
      <text:p text:style-name="Text_20_body"/>
      <text:p text:style-name="P68"><text:soft-page-break/>Συμπεράσματα:</text:p>
      <text:p text:style-name="P46">Από τις μετρήσεις παράγονται τα παρακάτω συμπεράσματα:</text:p>
      <text:list xml:id="list346243303" text:style-name="L2">
        <text:list-item>
          <text:p text:style-name="P69">Όπως ήταν αναμενόμενο, με το ελιτιστικό σετ <text:span text:style-name="T131">παραμέτρων</text:span>, ο αλγόριθμος χρειάζεται λιγότερες επαναλήψεις για να συγκλίνει.</text:p>
        </text:list-item>
        <text:list-item>
          <text:p text:style-name="P70"><text:span text:style-name="T130">Επίσης, </text:span>είναι αρκετά πιο αποδοτικός με το τυχαιοκρατικό σετ <text:span text:style-name="T129">με όλους τους συνδυασμούς</text:span> μεθόδων. <text:span text:style-name="T129">Η διαφορά</text:span><text:span text:style-name="T20"> </text:span><text:span text:style-name="T19">μεταξύ των σετ</text:span><text:span text:style-name="T20"> </text:span><text:span text:style-name="T129">μεγιστοποιείται με τον συνδυασμό</text:span><text:span text:style-name="T52"> </text:span><text:span text:style-name="T34">RandomColumnCrossing</text:span><text:span text:style-name="T52">/ </text:span><text:span text:style-name="T34">InversionMutation</text:span><text:span text:style-name="T52"> </text:span><text:span text:style-name="T19">όπου για το Α εμφανίζεται το καλύτερο σκορ, ενώ για το Β το χειρότερο.</text:span></text:p>
        </text:list-item>
        <text:list-item>
          <text:p text:style-name="P69"><text:span text:style-name="T19">Η </text:span><text:span text:style-name="T21">μετάλλαξη</text:span><text:span text:style-name="T2"> </text:span><text:span text:style-name="T28">swap <text:s/></text:span><text:span text:style-name="T21">προκαλεί μεγαλύτερες διαφορές ανά γενιά. </text:span><text:span text:style-name="T24">Σε αυτό πιθανώς ευθύνεται ότι έχει μεγαλύτερο εύρος παραγόμενων χρωμοσωμάτων από την μετάλλαξη column</text:span><text:span text:style-name="T53"> inversion. </text:span><text:span text:style-name="T24">Αυτή, όταν μεταφέρει μια τιμή, είναι πολύ πιθανό να μεταφέρει και τις γειτονικές της, με αποτέλεσμα πιο “προβλέψιμη” και ομαλή. Αυτό δεν ισχύει στην </text:span><text:span text:style-name="T53">swap,</text:span><text:span text:style-name="T24"> οι μετακινήσεις είναι ανεξάρτητες από τις υπόλοιπες </text:span><text:span text:style-name="T25">και σαν αποτέλεσμα είναι πιο </text:span><text:span text:style-name="T54">volatile.</text:span></text:p>
        </text:list-item>
        <text:list-item>
          <text:p text:style-name="P71"><text:span text:style-name="T2">Η μέθοδος </text:span><text:span text:style-name="T22">Meri</text:span><text:span text:style-name="T23">t</text:span><text:span text:style-name="T22">ColumnCrossing</text:span><text:span text:style-name="T35"> </text:span><text:span text:style-name="T8">τείνει να έχει χειρότερα αποτελέσματα και να συγκλίνει πιο νωρίς, ανεξάρτητα από την παράμετρο διασταύρωσης, καθώς είναι εκ κατασκευής </text:span><text:span text:style-name="T35">biased. </text:span><text:span text:style-name="T8">Θα μπορούσε να βελτιωθεί αν είχε παραπάνω από ένα </text:span><text:span text:style-name="T35">crossing points </text:span><text:span text:style-name="T12">ή αν λάμβανε υπόψιν την παράμετρο διασταύρωσης στην γραμμικότητας της</text:span><text:span text:style-name="T35">.</text:span></text:p>
        </text:list-item>
        <text:list-item>
          <text:p text:style-name="P62">Τέλος, στο σετ Β υπάρχει μεγαλύτερη διαφορά μεταξύ μέσου όρου και καλύτερου σκορ, δηλαδή έχει υψηλότερη διασπορά. Για αυτό ευθύνεται η μεγάλη πιθανότητα μετάλλαξης.</text:p>
        </text:list-item>
        <text:list-item>
          <text:p text:style-name="P64">Με όλους τους συνδυασμούς δεν εξαφανίζεται η ποικιλομορφία, καθώς ο μέσος όρος δεν συγκλίνει στην καλύτερη λύση. </text:p>
        </text:list-item>
      </text:list>
      <text:p text:style-name="P63"/>
      <text:h text:style-name="P80" text:outline-level="3">Μέθοδος Τοπικής Αναζήτησης</text:h>
      <text:p text:style-name="Standard"/>
      <text:p text:style-name="P36">Ο γενετικός αλγόριθμος μπορεί να επεκταθεί σε <text:span text:style-name="T28">memetic </text:span>αλγόριθμο χρησιμοποιώντας μια μέθοδο τοπικής αναζήτησης <text:span text:style-name="T138">μετά το στάδιο της μετάλαξης</text:span>. Για αυτό δημιουργήθηκε η μέθοδος <text:span text:style-name="T32">LocalSearch</text:span><text:span text:style-name="T28"> </text:span>όπου υλοποιεί στοχαστική αναζήτηση στο πίνακα των γονιδίων. Προσπαθεί να ανταλλάξει την τιμή ενός γονιδίου με την τιμή όλων των επόμενων γονιδίων και κρατάει τις αλλαγές που καταλήγουν <text:span text:style-name="T134">σε καλύτερο σκορ. Σκοπός της αναζήτησης είναι να ξεφύγει ο αλγόριθμος από τοπικά ελάχιστα και όχι να βρει την βέλτιστη λύση. Για αυτό, οι ανταλλαγές γίνονται μόνο προς τα μπρος και δεν λαμβάνει υπόψιν τους προηγούμενους γείτονες.</text:span></text:p>
      <text:p text:style-name="P37">Για τον έλεγχο της αναζήτησης εκτελέστηκε <text:span text:style-name="T137">με πιθανότητα 0.003 </text:span>μαζί με τους συνδυασμούς <text:s/><text:span text:style-name="T135">Α / </text:span><text:span text:style-name="T55">Random / Inversion </text:span><text:span text:style-name="T135">και </text:span><text:span text:style-name="T55">B / Merit / Swap. </text:span><text:span text:style-name="T136">Εμφανίστηκαν τα παρακάτω αποτελέσματα:</text:span></text:p>
      <text:p text:style-name="Standard"/>
      <table:table table:name="Πίνακας4" table:style-name="Πίνακας4">
        <table:table-column table:style-name="Πίνακας4.A" table:number-columns-repeated="4"/>
        <table:table-row>
          <table:table-cell table:style-name="Πίνακας4.A1" table:number-columns-spanned="2" office:value-type="string">
            <text:p text:style-name="P50">Search / A <text:span text:style-name="T26">/ </text:span><text:span text:style-name="T135">Random / Inversion</text:span></text:p>
          </table:table-cell>
          <table:covered-table-cell/>
          <table:table-cell table:style-name="Πίνακας4.C1" table:number-columns-spanned="2" office:value-type="string">
            <text:p text:style-name="P59">Search / <text:span text:style-name="T55">B / Merit / Swap</text:span></text:p>
          </table:table-cell>
          <table:covered-table-cell/>
        </table:table-row>
        <table:table-row>
          <table:table-cell table:style-name="Πίνακας4.A2" office:value-type="string">
            <text:p text:style-name="P60">8566</text:p>
          </table:table-cell>
          <table:table-cell table:style-name="Πίνακας4.A2" office:value-type="string">
            <text:p text:style-name="P60">17263</text:p>
          </table:table-cell>
          <table:table-cell table:style-name="Πίνακας4.A2" office:value-type="string">
            <text:p text:style-name="P60">17869</text:p>
          </table:table-cell>
          <table:table-cell table:style-name="Πίνακας4.D2" office:value-type="string">
            <text:p text:style-name="P60">27487</text:p>
          </table:table-cell>
        </table:table-row>
      </table:table>
      <text:p text:style-name="P37"><draw:frame draw:style-name="fr2" draw:name="Αντικείμενο10" text:anchor-type="paragraph" svg:x="8.532cm" svg:y="0.007cm" svg:width="9.999cm" svg:height="6.72cm" draw:z-index="9"><draw:object xlink:href="./Object 10" xlink:type="simple" xlink:show="embed" xlink:actuate="onLoad"/><draw:image xlink:href="./ObjectReplacements/Object 10" xlink:type="simple" xlink:show="embed" xlink:actuate="onLoad"/></draw:frame><draw:frame draw:style-name="fr2" draw:name="Αντικείμενο9" text:anchor-type="paragraph" svg:x="-1.466cm" svg:y="0.007cm" svg:width="9.999cm" svg:height="6.69cm" draw:z-index="8"><draw:object xlink:href="./Object 9" xlink:type="simple" xlink:show="embed" xlink:actuate="onLoad"/><draw:image xlink:href="./ObjectReplacements/Object 9" xlink:type="simple" xlink:show="embed" xlink:actuate="onLoad"/></draw:frame><text:soft-page-break/></text:p>
      <text:p text:style-name="P65">Από τις παραπάνω μετρήσεις φαίνεται ότι η μέθοδος τοπικής αναζήτησης μπορεί να λειτουργήσει<text:span text:style-name="T28"> </text:span><text:span text:style-name="T139">ευνοϊκά</text:span><text:span text:style-name="T28"> </text:span>στην εύρεση καλύτερης λύσης. Σε όλες τις μετρήσεις χωρίς αναζήτηση, δεν εμφανίστηκε σκορ κάτω τον 9000. <text:span text:style-name="T139">Αντίθετα, στην πρώτη μέτρηση με αναζήτηση, αυτό εμφανίστηκε χωρίς να μειωθεί ο μέσος όρος, δηλαδή το εύρος τιμών.</text:span></text:p>
      <text:p text:style-name="P66">Με τον δεύτερο συνδυασμό δεν εμφανίζεται ουσιώδης βελτίωση. Η μεγάλη πιθανότητα μετάλλαξης και το υψηλό επίπεδο ελιτισμού φαίνεται να υπερκαλύπτουν οποιαδήποτε θετική αλλαγή προκαλεί η αναζήτηση.</text:p>
      <text:p text:style-name="P66"/>
      <text:h text:style-name="P81" text:outline-level="3"><text:span text:style-name="T27">Πηγές</text:span></text:h>
      <text:p text:style-name="P72"><text:a xlink:type="simple" xlink:href="https://github.com/aimacode/aima-pseudocode/blob/master/md/Genetic-Algorithm.md" text:style-name="Internet_20_link" text:visited-style-name="Visited_20_Internet_20_Link"><text:span text:style-name="T27">Σκελετός γενετικού αλγορίθμου</text:span></text:a></text:p>
      <text:p text:style-name="P72"><text:a xlink:type="simple" xlink:href="https://tik-old.ee.ethz.ch/file//6c0e384dceb283cd4301339a895b72b8/TIK-Report11.pdf" text:style-name="Internet_20_link" text:visited-style-name="Visited_20_Internet_20_Link"><text:span text:style-name="T27">Μέθοδοι επιλογής</text:span></text:a></text:p>
      <text:p text:style-name="P72"><text:a xlink:type="simple" xlink:href="https://en.wikipedia.org/wiki/Memetic_algorithm" text:style-name="Internet_20_link" text:visited-style-name="Visited_20_Internet_20_Link"><text:span text:style-name="T140">Memetic Algorith</text:span></text:a></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text-position="0% 100%" fo:language="el" fo:country="GR" officeooo:rsid="007d506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20-04-29T17:46:59.364000000</dc:date>
    <meta:editing-duration>PT10H25M49S</meta:editing-duration>
    <meta:editing-cycles>143</meta:editing-cycles>
    <meta:document-statistic meta:table-count="4" meta:image-count="0" meta:object-count="10" meta:page-count="7" meta:paragraph-count="107" meta:word-count="1883" meta:character-count="12718" meta:non-whitespace-character-count="109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4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4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99cm" svg:height="6.69cm" xlink:href="." xlink:type="simple" chart:class="chart:line" chart:style-name="ch1">
        <chart:title svg:x="2.64cm" svg:y="0.269cm" chart:style-name="ch2">
          <text:p>A / Random / Inversion</text:p>
        </chart:title>
        <chart:plot-area chart:style-name="ch3" chart:data-source-has-labels="both" svg:x="0.199cm" svg:y="1.181cm" svg:width="9.601cm" svg:height="5.376cm">
          <chartooo:coordinate-region svg:x="1.376cm" svg:y="1.302cm" svg:width="8.424cm" svg:height="4.253cm"/>
          <chart:axis chart:dimension="x" chart:name="primary-x" chart:style-name="ch4" chartooo:axis-type="text">
            <chart:categories table:cell-range-address="local-table.$A$2:.$A$503"/>
          </chart:axis>
          <chart:axis chart:dimension="y" chart:name="primary-y" chart:style-name="ch4">
            <chart:grid chart:style-name="ch5" chart:class="major"/>
          </chart:axis>
          <chart:series chart:style-name="ch6" chart:values-cell-range-address="local-table.$B$2:.$B$503" chart:label-cell-address="local-table.$B$1" chart:class="chart:line">
            <chart:data-point chart:repeated="502"/>
          </chart:series>
          <chart:series chart:style-name="ch7" chart:values-cell-range-address="local-table.$C$2:.$C$503" chart:label-cell-address="local-table.$C$1" chart:class="chart:line">
            <chart:data-point chart:repeated="50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text:p>
              </table:table-cell>
              <table:table-cell office:value-type="string">
                <text:p>mo</text:p>
              </table:table-cell>
            </table:table-row>
          </table:table-header-rows>
          <table:table-rows>
            <table:table-row>
              <table:table-cell office:value-type="string">
                <text:p>1</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45258">
                <text:p>45258</text:p>
              </table:table-cell>
              <table:table-cell office:value-type="float" office:value="57596">
                <text:p>57596</text:p>
              </table:table-cell>
            </table:table-row>
            <table:table-row>
              <table:table-cell office:value-type="string">
                <text:p>3</text:p>
              </table:table-cell>
              <table:table-cell office:value-type="float" office:value="43261">
                <text:p>43261</text:p>
              </table:table-cell>
              <table:table-cell office:value-type="float" office:value="55405">
                <text:p>55405</text:p>
              </table:table-cell>
            </table:table-row>
            <table:table-row>
              <table:table-cell office:value-type="string">
                <text:p>4</text:p>
              </table:table-cell>
              <table:table-cell office:value-type="float" office:value="43767">
                <text:p>43767</text:p>
              </table:table-cell>
              <table:table-cell office:value-type="float" office:value="54673">
                <text:p>54673</text:p>
              </table:table-cell>
            </table:table-row>
            <table:table-row>
              <table:table-cell office:value-type="string">
                <text:p>5</text:p>
              </table:table-cell>
              <table:table-cell office:value-type="float" office:value="43359">
                <text:p>43359</text:p>
              </table:table-cell>
              <table:table-cell office:value-type="float" office:value="53907">
                <text:p>53907</text:p>
              </table:table-cell>
            </table:table-row>
            <table:table-row>
              <table:table-cell office:value-type="string">
                <text:p>6</text:p>
              </table:table-cell>
              <table:table-cell office:value-type="float" office:value="40663">
                <text:p>40663</text:p>
              </table:table-cell>
              <table:table-cell office:value-type="float" office:value="53236">
                <text:p>53236</text:p>
              </table:table-cell>
            </table:table-row>
            <table:table-row>
              <table:table-cell office:value-type="string">
                <text:p>7</text:p>
              </table:table-cell>
              <table:table-cell office:value-type="float" office:value="40954">
                <text:p>40954</text:p>
              </table:table-cell>
              <table:table-cell office:value-type="float" office:value="52452">
                <text:p>52452</text:p>
              </table:table-cell>
            </table:table-row>
            <table:table-row>
              <table:table-cell office:value-type="string">
                <text:p>8</text:p>
              </table:table-cell>
              <table:table-cell office:value-type="float" office:value="40467">
                <text:p>40467</text:p>
              </table:table-cell>
              <table:table-cell office:value-type="float" office:value="51613">
                <text:p>51613</text:p>
              </table:table-cell>
            </table:table-row>
            <table:table-row>
              <table:table-cell office:value-type="string">
                <text:p>9</text:p>
              </table:table-cell>
              <table:table-cell office:value-type="float" office:value="40059">
                <text:p>40059</text:p>
              </table:table-cell>
              <table:table-cell office:value-type="float" office:value="50799">
                <text:p>50799</text:p>
              </table:table-cell>
            </table:table-row>
            <table:table-row>
              <table:table-cell office:value-type="string">
                <text:p>10</text:p>
              </table:table-cell>
              <table:table-cell office:value-type="float" office:value="36064">
                <text:p>36064</text:p>
              </table:table-cell>
              <table:table-cell office:value-type="float" office:value="49093">
                <text:p>49093</text:p>
              </table:table-cell>
            </table:table-row>
            <table:table-row>
              <table:table-cell office:value-type="string">
                <text:p>11</text:p>
              </table:table-cell>
              <table:table-cell office:value-type="float" office:value="34666">
                <text:p>34666</text:p>
              </table:table-cell>
              <table:table-cell office:value-type="float" office:value="45788">
                <text:p>45788</text:p>
              </table:table-cell>
            </table:table-row>
            <table:table-row>
              <table:table-cell office:value-type="string">
                <text:p>12</text:p>
              </table:table-cell>
              <table:table-cell office:value-type="float" office:value="33667">
                <text:p>33667</text:p>
              </table:table-cell>
              <table:table-cell office:value-type="float" office:value="42036">
                <text:p>42036</text:p>
              </table:table-cell>
            </table:table-row>
            <table:table-row>
              <table:table-cell office:value-type="string">
                <text:p>13</text:p>
              </table:table-cell>
              <table:table-cell office:value-type="float" office:value="31463">
                <text:p>31463</text:p>
              </table:table-cell>
              <table:table-cell office:value-type="float" office:value="39971">
                <text:p>39971</text:p>
              </table:table-cell>
            </table:table-row>
            <table:table-row>
              <table:table-cell office:value-type="string">
                <text:p>14</text:p>
              </table:table-cell>
              <table:table-cell office:value-type="float" office:value="29568">
                <text:p>29568</text:p>
              </table:table-cell>
              <table:table-cell office:value-type="float" office:value="38555">
                <text:p>38555</text:p>
              </table:table-cell>
            </table:table-row>
            <table:table-row>
              <table:table-cell office:value-type="string">
                <text:p>15</text:p>
              </table:table-cell>
              <table:table-cell office:value-type="float" office:value="30369">
                <text:p>30369</text:p>
              </table:table-cell>
              <table:table-cell office:value-type="float" office:value="37444">
                <text:p>37444</text:p>
              </table:table-cell>
            </table:table-row>
            <table:table-row>
              <table:table-cell office:value-type="string">
                <text:p>16</text:p>
              </table:table-cell>
              <table:table-cell office:value-type="float" office:value="29263">
                <text:p>29263</text:p>
              </table:table-cell>
              <table:table-cell office:value-type="float" office:value="36792">
                <text:p>36792</text:p>
              </table:table-cell>
            </table:table-row>
            <table:table-row>
              <table:table-cell office:value-type="string">
                <text:p>17</text:p>
              </table:table-cell>
              <table:table-cell office:value-type="float" office:value="28665">
                <text:p>28665</text:p>
              </table:table-cell>
              <table:table-cell office:value-type="float" office:value="36246">
                <text:p>36246</text:p>
              </table:table-cell>
            </table:table-row>
            <table:table-row>
              <table:table-cell office:value-type="string">
                <text:p>18</text:p>
              </table:table-cell>
              <table:table-cell office:value-type="float" office:value="27264">
                <text:p>27264</text:p>
              </table:table-cell>
              <table:table-cell office:value-type="float" office:value="35234">
                <text:p>35234</text:p>
              </table:table-cell>
            </table:table-row>
            <table:table-row>
              <table:table-cell office:value-type="string">
                <text:p>19</text:p>
              </table:table-cell>
              <table:table-cell office:value-type="float" office:value="26366">
                <text:p>26366</text:p>
              </table:table-cell>
              <table:table-cell office:value-type="float" office:value="34441">
                <text:p>34441</text:p>
              </table:table-cell>
            </table:table-row>
            <table:table-row>
              <table:table-cell office:value-type="string">
                <text:p>20</text:p>
              </table:table-cell>
              <table:table-cell office:value-type="float" office:value="25467">
                <text:p>25467</text:p>
              </table:table-cell>
              <table:table-cell office:value-type="float" office:value="33367">
                <text:p>33367</text:p>
              </table:table-cell>
            </table:table-row>
            <table:table-row>
              <table:table-cell office:value-type="string">
                <text:p>21</text:p>
              </table:table-cell>
              <table:table-cell office:value-type="float" office:value="24467">
                <text:p>24467</text:p>
              </table:table-cell>
              <table:table-cell office:value-type="float" office:value="32286">
                <text:p>32286</text:p>
              </table:table-cell>
            </table:table-row>
            <table:table-row>
              <table:table-cell office:value-type="string">
                <text:p>22</text:p>
              </table:table-cell>
              <table:table-cell office:value-type="float" office:value="22368">
                <text:p>22368</text:p>
              </table:table-cell>
              <table:table-cell office:value-type="float" office:value="31446">
                <text:p>31446</text:p>
              </table:table-cell>
            </table:table-row>
            <table:table-row>
              <table:table-cell office:value-type="string">
                <text:p>23</text:p>
              </table:table-cell>
              <table:table-cell office:value-type="float" office:value="23167">
                <text:p>23167</text:p>
              </table:table-cell>
              <table:table-cell office:value-type="float" office:value="30599">
                <text:p>30599</text:p>
              </table:table-cell>
            </table:table-row>
            <table:table-row>
              <table:table-cell office:value-type="string">
                <text:p>24</text:p>
              </table:table-cell>
              <table:table-cell office:value-type="float" office:value="22866">
                <text:p>22866</text:p>
              </table:table-cell>
              <table:table-cell office:value-type="float" office:value="29856">
                <text:p>29856</text:p>
              </table:table-cell>
            </table:table-row>
            <table:table-row>
              <table:table-cell office:value-type="string">
                <text:p>25</text:p>
              </table:table-cell>
              <table:table-cell office:value-type="float" office:value="21768">
                <text:p>21768</text:p>
              </table:table-cell>
              <table:table-cell office:value-type="float" office:value="28833">
                <text:p>28833</text:p>
              </table:table-cell>
            </table:table-row>
            <table:table-row>
              <table:table-cell office:value-type="string">
                <text:p>26</text:p>
              </table:table-cell>
              <table:table-cell office:value-type="float" office:value="22070">
                <text:p>22070</text:p>
              </table:table-cell>
              <table:table-cell office:value-type="float" office:value="27973">
                <text:p>27973</text:p>
              </table:table-cell>
            </table:table-row>
            <table:table-row>
              <table:table-cell office:value-type="string">
                <text:p>27</text:p>
              </table:table-cell>
              <table:table-cell office:value-type="float" office:value="20872">
                <text:p>20872</text:p>
              </table:table-cell>
              <table:table-cell office:value-type="float" office:value="27674">
                <text:p>27674</text:p>
              </table:table-cell>
            </table:table-row>
            <table:table-row>
              <table:table-cell office:value-type="string">
                <text:p>28</text:p>
              </table:table-cell>
              <table:table-cell office:value-type="float" office:value="19972">
                <text:p>19972</text:p>
              </table:table-cell>
              <table:table-cell office:value-type="float" office:value="27122">
                <text:p>27122</text:p>
              </table:table-cell>
            </table:table-row>
            <table:table-row>
              <table:table-cell office:value-type="string">
                <text:p>29</text:p>
              </table:table-cell>
              <table:table-cell office:value-type="float" office:value="19971">
                <text:p>19971</text:p>
              </table:table-cell>
              <table:table-cell office:value-type="float" office:value="26787">
                <text:p>26787</text:p>
              </table:table-cell>
            </table:table-row>
            <table:table-row>
              <table:table-cell office:value-type="string">
                <text:p>30</text:p>
              </table:table-cell>
              <table:table-cell office:value-type="float" office:value="20168">
                <text:p>20168</text:p>
              </table:table-cell>
              <table:table-cell office:value-type="float" office:value="26564">
                <text:p>26564</text:p>
              </table:table-cell>
            </table:table-row>
            <table:table-row>
              <table:table-cell office:value-type="string">
                <text:p>31</text:p>
              </table:table-cell>
              <table:table-cell office:value-type="float" office:value="19071">
                <text:p>19071</text:p>
              </table:table-cell>
              <table:table-cell office:value-type="float" office:value="26284">
                <text:p>26284</text:p>
              </table:table-cell>
            </table:table-row>
            <table:table-row>
              <table:table-cell office:value-type="string">
                <text:p>32</text:p>
              </table:table-cell>
              <table:table-cell office:value-type="float" office:value="19968">
                <text:p>19968</text:p>
              </table:table-cell>
              <table:table-cell office:value-type="float" office:value="26038">
                <text:p>26038</text:p>
              </table:table-cell>
            </table:table-row>
            <table:table-row>
              <table:table-cell office:value-type="string">
                <text:p>33</text:p>
              </table:table-cell>
              <table:table-cell office:value-type="float" office:value="19871">
                <text:p>19871</text:p>
              </table:table-cell>
              <table:table-cell office:value-type="float" office:value="25853">
                <text:p>25853</text:p>
              </table:table-cell>
            </table:table-row>
            <table:table-row>
              <table:table-cell office:value-type="string">
                <text:p>34</text:p>
              </table:table-cell>
              <table:table-cell office:value-type="float" office:value="19669">
                <text:p>19669</text:p>
              </table:table-cell>
              <table:table-cell office:value-type="float" office:value="25921">
                <text:p>25921</text:p>
              </table:table-cell>
            </table:table-row>
            <table:table-row>
              <table:table-cell office:value-type="string">
                <text:p>35</text:p>
              </table:table-cell>
              <table:table-cell office:value-type="float" office:value="18969">
                <text:p>18969</text:p>
              </table:table-cell>
              <table:table-cell office:value-type="float" office:value="25578">
                <text:p>25578</text:p>
              </table:table-cell>
            </table:table-row>
            <table:table-row>
              <table:table-cell office:value-type="string">
                <text:p>36</text:p>
              </table:table-cell>
              <table:table-cell office:value-type="float" office:value="19169">
                <text:p>19169</text:p>
              </table:table-cell>
              <table:table-cell office:value-type="float" office:value="25395">
                <text:p>25395</text:p>
              </table:table-cell>
            </table:table-row>
            <table:table-row>
              <table:table-cell office:value-type="string">
                <text:p>37</text:p>
              </table:table-cell>
              <table:table-cell office:value-type="float" office:value="18169">
                <text:p>18169</text:p>
              </table:table-cell>
              <table:table-cell office:value-type="float" office:value="25223">
                <text:p>25223</text:p>
              </table:table-cell>
            </table:table-row>
            <table:table-row>
              <table:table-cell office:value-type="string">
                <text:p>38</text:p>
              </table:table-cell>
              <table:table-cell office:value-type="float" office:value="18869">
                <text:p>18869</text:p>
              </table:table-cell>
              <table:table-cell office:value-type="float" office:value="25116">
                <text:p>25116</text:p>
              </table:table-cell>
            </table:table-row>
            <table:table-row>
              <table:table-cell office:value-type="string">
                <text:p>39</text:p>
              </table:table-cell>
              <table:table-cell office:value-type="float" office:value="18868">
                <text:p>18868</text:p>
              </table:table-cell>
              <table:table-cell office:value-type="float" office:value="25053">
                <text:p>25053</text:p>
              </table:table-cell>
            </table:table-row>
            <table:table-row>
              <table:table-cell office:value-type="string">
                <text:p>40</text:p>
              </table:table-cell>
              <table:table-cell office:value-type="float" office:value="18868">
                <text:p>18868</text:p>
              </table:table-cell>
              <table:table-cell office:value-type="float" office:value="24862">
                <text:p>24862</text:p>
              </table:table-cell>
            </table:table-row>
            <table:table-row>
              <table:table-cell office:value-type="string">
                <text:p>41</text:p>
              </table:table-cell>
              <table:table-cell office:value-type="float" office:value="18766">
                <text:p>18766</text:p>
              </table:table-cell>
              <table:table-cell office:value-type="float" office:value="24687">
                <text:p>24687</text:p>
              </table:table-cell>
            </table:table-row>
            <table:table-row>
              <table:table-cell office:value-type="string">
                <text:p>42</text:p>
              </table:table-cell>
              <table:table-cell office:value-type="float" office:value="17071">
                <text:p>17071</text:p>
              </table:table-cell>
              <table:table-cell office:value-type="float" office:value="24468">
                <text:p>24468</text:p>
              </table:table-cell>
            </table:table-row>
            <table:table-row>
              <table:table-cell office:value-type="string">
                <text:p>43</text:p>
              </table:table-cell>
              <table:table-cell office:value-type="float" office:value="16971">
                <text:p>16971</text:p>
              </table:table-cell>
              <table:table-cell office:value-type="float" office:value="24269">
                <text:p>24269</text:p>
              </table:table-cell>
            </table:table-row>
            <table:table-row>
              <table:table-cell office:value-type="string">
                <text:p>44</text:p>
              </table:table-cell>
              <table:table-cell office:value-type="float" office:value="17071">
                <text:p>17071</text:p>
              </table:table-cell>
              <table:table-cell office:value-type="float" office:value="23498">
                <text:p>23498</text:p>
              </table:table-cell>
            </table:table-row>
            <table:table-row>
              <table:table-cell office:value-type="string">
                <text:p>45</text:p>
              </table:table-cell>
              <table:table-cell office:value-type="float" office:value="16666">
                <text:p>16666</text:p>
              </table:table-cell>
              <table:table-cell office:value-type="float" office:value="23193">
                <text:p>23193</text:p>
              </table:table-cell>
            </table:table-row>
            <table:table-row>
              <table:table-cell office:value-type="string">
                <text:p>46</text:p>
              </table:table-cell>
              <table:table-cell office:value-type="float" office:value="17169">
                <text:p>17169</text:p>
              </table:table-cell>
              <table:table-cell office:value-type="float" office:value="23116">
                <text:p>23116</text:p>
              </table:table-cell>
            </table:table-row>
            <table:table-row>
              <table:table-cell office:value-type="string">
                <text:p>47</text:p>
              </table:table-cell>
              <table:table-cell office:value-type="float" office:value="16471">
                <text:p>16471</text:p>
              </table:table-cell>
              <table:table-cell office:value-type="float" office:value="22986">
                <text:p>22986</text:p>
              </table:table-cell>
            </table:table-row>
            <table:table-row>
              <table:table-cell office:value-type="string">
                <text:p>48</text:p>
              </table:table-cell>
              <table:table-cell office:value-type="float" office:value="16270">
                <text:p>16270</text:p>
              </table:table-cell>
              <table:table-cell office:value-type="float" office:value="22987">
                <text:p>22987</text:p>
              </table:table-cell>
            </table:table-row>
            <table:table-row>
              <table:table-cell office:value-type="string">
                <text:p>49</text:p>
              </table:table-cell>
              <table:table-cell office:value-type="float" office:value="15472">
                <text:p>15472</text:p>
              </table:table-cell>
              <table:table-cell office:value-type="float" office:value="22854">
                <text:p>22854</text:p>
              </table:table-cell>
            </table:table-row>
            <table:table-row>
              <table:table-cell office:value-type="string">
                <text:p>50</text:p>
              </table:table-cell>
              <table:table-cell office:value-type="float" office:value="16572">
                <text:p>16572</text:p>
              </table:table-cell>
              <table:table-cell office:value-type="float" office:value="22831">
                <text:p>22831</text:p>
              </table:table-cell>
            </table:table-row>
            <table:table-row>
              <table:table-cell office:value-type="string">
                <text:p>51</text:p>
              </table:table-cell>
              <table:table-cell office:value-type="float" office:value="16667">
                <text:p>16667</text:p>
              </table:table-cell>
              <table:table-cell office:value-type="float" office:value="22734">
                <text:p>22734</text:p>
              </table:table-cell>
            </table:table-row>
            <table:table-row>
              <table:table-cell office:value-type="string">
                <text:p>52</text:p>
              </table:table-cell>
              <table:table-cell office:value-type="float" office:value="16170">
                <text:p>16170</text:p>
              </table:table-cell>
              <table:table-cell office:value-type="float" office:value="22582">
                <text:p>22582</text:p>
              </table:table-cell>
            </table:table-row>
            <table:table-row>
              <table:table-cell office:value-type="string">
                <text:p>53</text:p>
              </table:table-cell>
              <table:table-cell office:value-type="float" office:value="16569">
                <text:p>16569</text:p>
              </table:table-cell>
              <table:table-cell office:value-type="float" office:value="22601">
                <text:p>22601</text:p>
              </table:table-cell>
            </table:table-row>
            <table:table-row>
              <table:table-cell office:value-type="string">
                <text:p>54</text:p>
              </table:table-cell>
              <table:table-cell office:value-type="float" office:value="16468">
                <text:p>16468</text:p>
              </table:table-cell>
              <table:table-cell office:value-type="float" office:value="22519">
                <text:p>22519</text:p>
              </table:table-cell>
            </table:table-row>
            <table:table-row>
              <table:table-cell office:value-type="string">
                <text:p>55</text:p>
              </table:table-cell>
              <table:table-cell office:value-type="float" office:value="15566">
                <text:p>15566</text:p>
              </table:table-cell>
              <table:table-cell office:value-type="float" office:value="22391">
                <text:p>22391</text:p>
              </table:table-cell>
            </table:table-row>
            <table:table-row>
              <table:table-cell office:value-type="string">
                <text:p>56</text:p>
              </table:table-cell>
              <table:table-cell office:value-type="float" office:value="15569">
                <text:p>15569</text:p>
              </table:table-cell>
              <table:table-cell office:value-type="float" office:value="22018">
                <text:p>22018</text:p>
              </table:table-cell>
            </table:table-row>
            <table:table-row>
              <table:table-cell office:value-type="string">
                <text:p>57</text:p>
              </table:table-cell>
              <table:table-cell office:value-type="float" office:value="15671">
                <text:p>15671</text:p>
              </table:table-cell>
              <table:table-cell office:value-type="float" office:value="21904">
                <text:p>21904</text:p>
              </table:table-cell>
            </table:table-row>
            <table:table-row>
              <table:table-cell office:value-type="string">
                <text:p>58</text:p>
              </table:table-cell>
              <table:table-cell office:value-type="float" office:value="15671">
                <text:p>15671</text:p>
              </table:table-cell>
              <table:table-cell office:value-type="float" office:value="22016">
                <text:p>22016</text:p>
              </table:table-cell>
            </table:table-row>
            <table:table-row>
              <table:table-cell office:value-type="string">
                <text:p>59</text:p>
              </table:table-cell>
              <table:table-cell office:value-type="float" office:value="15465">
                <text:p>15465</text:p>
              </table:table-cell>
              <table:table-cell office:value-type="float" office:value="21988">
                <text:p>21988</text:p>
              </table:table-cell>
            </table:table-row>
            <table:table-row>
              <table:table-cell office:value-type="string">
                <text:p>60</text:p>
              </table:table-cell>
              <table:table-cell office:value-type="float" office:value="15669">
                <text:p>15669</text:p>
              </table:table-cell>
              <table:table-cell office:value-type="float" office:value="21785">
                <text:p>21785</text:p>
              </table:table-cell>
            </table:table-row>
            <table:table-row>
              <table:table-cell office:value-type="string">
                <text:p>61</text:p>
              </table:table-cell>
              <table:table-cell office:value-type="float" office:value="15569">
                <text:p>15569</text:p>
              </table:table-cell>
              <table:table-cell office:value-type="float" office:value="22134">
                <text:p>22134</text:p>
              </table:table-cell>
            </table:table-row>
            <table:table-row>
              <table:table-cell office:value-type="string">
                <text:p>62</text:p>
              </table:table-cell>
              <table:table-cell office:value-type="float" office:value="15469">
                <text:p>15469</text:p>
              </table:table-cell>
              <table:table-cell office:value-type="float" office:value="22306">
                <text:p>22306</text:p>
              </table:table-cell>
            </table:table-row>
            <table:table-row>
              <table:table-cell office:value-type="string">
                <text:p>63</text:p>
              </table:table-cell>
              <table:table-cell office:value-type="float" office:value="16269">
                <text:p>16269</text:p>
              </table:table-cell>
              <table:table-cell office:value-type="float" office:value="22049">
                <text:p>22049</text:p>
              </table:table-cell>
            </table:table-row>
            <table:table-row>
              <table:table-cell office:value-type="string">
                <text:p>64</text:p>
              </table:table-cell>
              <table:table-cell office:value-type="float" office:value="14667">
                <text:p>14667</text:p>
              </table:table-cell>
              <table:table-cell office:value-type="float" office:value="22076">
                <text:p>22076</text:p>
              </table:table-cell>
            </table:table-row>
            <table:table-row>
              <table:table-cell office:value-type="string">
                <text:p>65</text:p>
              </table:table-cell>
              <table:table-cell office:value-type="float" office:value="15369">
                <text:p>15369</text:p>
              </table:table-cell>
              <table:table-cell office:value-type="float" office:value="21916">
                <text:p>21916</text:p>
              </table:table-cell>
            </table:table-row>
            <table:table-row>
              <table:table-cell office:value-type="string">
                <text:p>66</text:p>
              </table:table-cell>
              <table:table-cell office:value-type="float" office:value="15467">
                <text:p>15467</text:p>
              </table:table-cell>
              <table:table-cell office:value-type="float" office:value="21810">
                <text:p>21810</text:p>
              </table:table-cell>
            </table:table-row>
            <table:table-row>
              <table:table-cell office:value-type="string">
                <text:p>67</text:p>
              </table:table-cell>
              <table:table-cell office:value-type="float" office:value="15469">
                <text:p>15469</text:p>
              </table:table-cell>
              <table:table-cell office:value-type="float" office:value="21615">
                <text:p>21615</text:p>
              </table:table-cell>
            </table:table-row>
            <table:table-row>
              <table:table-cell office:value-type="string">
                <text:p>68</text:p>
              </table:table-cell>
              <table:table-cell office:value-type="float" office:value="15569">
                <text:p>15569</text:p>
              </table:table-cell>
              <table:table-cell office:value-type="float" office:value="21515">
                <text:p>21515</text:p>
              </table:table-cell>
            </table:table-row>
            <table:table-row>
              <table:table-cell office:value-type="string">
                <text:p>69</text:p>
              </table:table-cell>
              <table:table-cell office:value-type="float" office:value="14570">
                <text:p>14570</text:p>
              </table:table-cell>
              <table:table-cell office:value-type="float" office:value="21663">
                <text:p>21663</text:p>
              </table:table-cell>
            </table:table-row>
            <table:table-row>
              <table:table-cell office:value-type="string">
                <text:p>70</text:p>
              </table:table-cell>
              <table:table-cell office:value-type="float" office:value="15469">
                <text:p>15469</text:p>
              </table:table-cell>
              <table:table-cell office:value-type="float" office:value="21521">
                <text:p>21521</text:p>
              </table:table-cell>
            </table:table-row>
            <table:table-row>
              <table:table-cell office:value-type="string">
                <text:p>71</text:p>
              </table:table-cell>
              <table:table-cell office:value-type="float" office:value="15367">
                <text:p>15367</text:p>
              </table:table-cell>
              <table:table-cell office:value-type="float" office:value="21382">
                <text:p>21382</text:p>
              </table:table-cell>
            </table:table-row>
            <table:table-row>
              <table:table-cell office:value-type="string">
                <text:p>72</text:p>
              </table:table-cell>
              <table:table-cell office:value-type="float" office:value="15468">
                <text:p>15468</text:p>
              </table:table-cell>
              <table:table-cell office:value-type="float" office:value="21382">
                <text:p>21382</text:p>
              </table:table-cell>
            </table:table-row>
            <table:table-row>
              <table:table-cell office:value-type="string">
                <text:p>73</text:p>
              </table:table-cell>
              <table:table-cell office:value-type="float" office:value="15368">
                <text:p>15368</text:p>
              </table:table-cell>
              <table:table-cell office:value-type="float" office:value="21344">
                <text:p>21344</text:p>
              </table:table-cell>
            </table:table-row>
            <table:table-row>
              <table:table-cell office:value-type="string">
                <text:p>74</text:p>
              </table:table-cell>
              <table:table-cell office:value-type="float" office:value="14469">
                <text:p>14469</text:p>
              </table:table-cell>
              <table:table-cell office:value-type="float" office:value="21339">
                <text:p>21339</text:p>
              </table:table-cell>
            </table:table-row>
            <table:table-row>
              <table:table-cell office:value-type="string">
                <text:p>75</text:p>
              </table:table-cell>
              <table:table-cell office:value-type="float" office:value="15367">
                <text:p>15367</text:p>
              </table:table-cell>
              <table:table-cell office:value-type="float" office:value="21383">
                <text:p>21383</text:p>
              </table:table-cell>
            </table:table-row>
            <table:table-row>
              <table:table-cell office:value-type="string">
                <text:p>76</text:p>
              </table:table-cell>
              <table:table-cell office:value-type="float" office:value="14567">
                <text:p>14567</text:p>
              </table:table-cell>
              <table:table-cell office:value-type="float" office:value="21218">
                <text:p>21218</text:p>
              </table:table-cell>
            </table:table-row>
            <table:table-row>
              <table:table-cell office:value-type="string">
                <text:p>77</text:p>
              </table:table-cell>
              <table:table-cell office:value-type="float" office:value="14667">
                <text:p>14667</text:p>
              </table:table-cell>
              <table:table-cell office:value-type="float" office:value="20951">
                <text:p>20951</text:p>
              </table:table-cell>
            </table:table-row>
            <table:table-row>
              <table:table-cell office:value-type="string">
                <text:p>78</text:p>
              </table:table-cell>
              <table:table-cell office:value-type="float" office:value="15568">
                <text:p>15568</text:p>
              </table:table-cell>
              <table:table-cell office:value-type="float" office:value="21111">
                <text:p>21111</text:p>
              </table:table-cell>
            </table:table-row>
            <table:table-row>
              <table:table-cell office:value-type="string">
                <text:p>79</text:p>
              </table:table-cell>
              <table:table-cell office:value-type="float" office:value="15267">
                <text:p>15267</text:p>
              </table:table-cell>
              <table:table-cell office:value-type="float" office:value="20917">
                <text:p>20917</text:p>
              </table:table-cell>
            </table:table-row>
            <table:table-row>
              <table:table-cell office:value-type="string">
                <text:p>80</text:p>
              </table:table-cell>
              <table:table-cell office:value-type="float" office:value="14665">
                <text:p>14665</text:p>
              </table:table-cell>
              <table:table-cell office:value-type="float" office:value="20830">
                <text:p>20830</text:p>
              </table:table-cell>
            </table:table-row>
            <table:table-row>
              <table:table-cell office:value-type="string">
                <text:p>81</text:p>
              </table:table-cell>
              <table:table-cell office:value-type="float" office:value="14566">
                <text:p>14566</text:p>
              </table:table-cell>
              <table:table-cell office:value-type="float" office:value="20878">
                <text:p>20878</text:p>
              </table:table-cell>
            </table:table-row>
            <table:table-row>
              <table:table-cell office:value-type="string">
                <text:p>82</text:p>
              </table:table-cell>
              <table:table-cell office:value-type="float" office:value="15367">
                <text:p>15367</text:p>
              </table:table-cell>
              <table:table-cell office:value-type="float" office:value="20990">
                <text:p>20990</text:p>
              </table:table-cell>
            </table:table-row>
            <table:table-row>
              <table:table-cell office:value-type="string">
                <text:p>83</text:p>
              </table:table-cell>
              <table:table-cell office:value-type="float" office:value="14567">
                <text:p>14567</text:p>
              </table:table-cell>
              <table:table-cell office:value-type="float" office:value="21177">
                <text:p>21177</text:p>
              </table:table-cell>
            </table:table-row>
            <table:table-row>
              <table:table-cell office:value-type="string">
                <text:p>84</text:p>
              </table:table-cell>
              <table:table-cell office:value-type="float" office:value="14469">
                <text:p>14469</text:p>
              </table:table-cell>
              <table:table-cell office:value-type="float" office:value="21076">
                <text:p>21076</text:p>
              </table:table-cell>
            </table:table-row>
            <table:table-row>
              <table:table-cell office:value-type="string">
                <text:p>85</text:p>
              </table:table-cell>
              <table:table-cell office:value-type="float" office:value="14370">
                <text:p>14370</text:p>
              </table:table-cell>
              <table:table-cell office:value-type="float" office:value="21064">
                <text:p>21064</text:p>
              </table:table-cell>
            </table:table-row>
            <table:table-row>
              <table:table-cell office:value-type="string">
                <text:p>86</text:p>
              </table:table-cell>
              <table:table-cell office:value-type="float" office:value="15366">
                <text:p>15366</text:p>
              </table:table-cell>
              <table:table-cell office:value-type="float" office:value="20988">
                <text:p>20988</text:p>
              </table:table-cell>
            </table:table-row>
            <table:table-row>
              <table:table-cell office:value-type="string">
                <text:p>87</text:p>
              </table:table-cell>
              <table:table-cell office:value-type="float" office:value="15265">
                <text:p>15265</text:p>
              </table:table-cell>
              <table:table-cell office:value-type="float" office:value="20907">
                <text:p>20907</text:p>
              </table:table-cell>
            </table:table-row>
            <table:table-row>
              <table:table-cell office:value-type="string">
                <text:p>88</text:p>
              </table:table-cell>
              <table:table-cell office:value-type="float" office:value="15066">
                <text:p>15066</text:p>
              </table:table-cell>
              <table:table-cell office:value-type="float" office:value="20800">
                <text:p>20800</text:p>
              </table:table-cell>
            </table:table-row>
            <table:table-row>
              <table:table-cell office:value-type="string">
                <text:p>89</text:p>
              </table:table-cell>
              <table:table-cell office:value-type="float" office:value="14569">
                <text:p>14569</text:p>
              </table:table-cell>
              <table:table-cell office:value-type="float" office:value="20763">
                <text:p>20763</text:p>
              </table:table-cell>
            </table:table-row>
            <table:table-row>
              <table:table-cell office:value-type="string">
                <text:p>90</text:p>
              </table:table-cell>
              <table:table-cell office:value-type="float" office:value="14465">
                <text:p>14465</text:p>
              </table:table-cell>
              <table:table-cell office:value-type="float" office:value="20742">
                <text:p>20742</text:p>
              </table:table-cell>
            </table:table-row>
            <table:table-row>
              <table:table-cell office:value-type="string">
                <text:p>91</text:p>
              </table:table-cell>
              <table:table-cell office:value-type="float" office:value="14466">
                <text:p>14466</text:p>
              </table:table-cell>
              <table:table-cell office:value-type="float" office:value="20416">
                <text:p>20416</text:p>
              </table:table-cell>
            </table:table-row>
            <table:table-row>
              <table:table-cell office:value-type="string">
                <text:p>92</text:p>
              </table:table-cell>
              <table:table-cell office:value-type="float" office:value="14471">
                <text:p>14471</text:p>
              </table:table-cell>
              <table:table-cell office:value-type="float" office:value="20468">
                <text:p>20468</text:p>
              </table:table-cell>
            </table:table-row>
            <table:table-row>
              <table:table-cell office:value-type="string">
                <text:p>93</text:p>
              </table:table-cell>
              <table:table-cell office:value-type="float" office:value="14567">
                <text:p>14567</text:p>
              </table:table-cell>
              <table:table-cell office:value-type="float" office:value="20664">
                <text:p>20664</text:p>
              </table:table-cell>
            </table:table-row>
            <table:table-row>
              <table:table-cell office:value-type="string">
                <text:p>94</text:p>
              </table:table-cell>
              <table:table-cell office:value-type="float" office:value="14166">
                <text:p>14166</text:p>
              </table:table-cell>
              <table:table-cell office:value-type="float" office:value="20655">
                <text:p>20655</text:p>
              </table:table-cell>
            </table:table-row>
            <table:table-row>
              <table:table-cell office:value-type="string">
                <text:p>95</text:p>
              </table:table-cell>
              <table:table-cell office:value-type="float" office:value="14469">
                <text:p>14469</text:p>
              </table:table-cell>
              <table:table-cell office:value-type="float" office:value="20434">
                <text:p>20434</text:p>
              </table:table-cell>
            </table:table-row>
            <table:table-row>
              <table:table-cell office:value-type="string">
                <text:p>96</text:p>
              </table:table-cell>
              <table:table-cell office:value-type="float" office:value="14667">
                <text:p>14667</text:p>
              </table:table-cell>
              <table:table-cell office:value-type="float" office:value="20722">
                <text:p>20722</text:p>
              </table:table-cell>
            </table:table-row>
            <table:table-row>
              <table:table-cell office:value-type="string">
                <text:p>97</text:p>
              </table:table-cell>
              <table:table-cell office:value-type="float" office:value="14465">
                <text:p>14465</text:p>
              </table:table-cell>
              <table:table-cell office:value-type="float" office:value="20531">
                <text:p>20531</text:p>
              </table:table-cell>
            </table:table-row>
            <table:table-row>
              <table:table-cell office:value-type="string">
                <text:p>98</text:p>
              </table:table-cell>
              <table:table-cell office:value-type="float" office:value="14465">
                <text:p>14465</text:p>
              </table:table-cell>
              <table:table-cell office:value-type="float" office:value="20696">
                <text:p>20696</text:p>
              </table:table-cell>
            </table:table-row>
            <table:table-row>
              <table:table-cell office:value-type="string">
                <text:p>99</text:p>
              </table:table-cell>
              <table:table-cell office:value-type="float" office:value="14466">
                <text:p>14466</text:p>
              </table:table-cell>
              <table:table-cell office:value-type="float" office:value="20717">
                <text:p>20717</text:p>
              </table:table-cell>
            </table:table-row>
            <table:table-row>
              <table:table-cell office:value-type="string">
                <text:p>100</text:p>
              </table:table-cell>
              <table:table-cell office:value-type="float" office:value="14466">
                <text:p>14466</text:p>
              </table:table-cell>
              <table:table-cell office:value-type="float" office:value="20518">
                <text:p>20518</text:p>
              </table:table-cell>
            </table:table-row>
            <table:table-row>
              <table:table-cell office:value-type="string">
                <text:p>101</text:p>
              </table:table-cell>
              <table:table-cell office:value-type="float" office:value="14365">
                <text:p>14365</text:p>
              </table:table-cell>
              <table:table-cell office:value-type="float" office:value="20548">
                <text:p>20548</text:p>
              </table:table-cell>
            </table:table-row>
            <table:table-row>
              <table:table-cell office:value-type="string">
                <text:p>102</text:p>
              </table:table-cell>
              <table:table-cell office:value-type="float" office:value="14166">
                <text:p>14166</text:p>
              </table:table-cell>
              <table:table-cell office:value-type="float" office:value="20470">
                <text:p>20470</text:p>
              </table:table-cell>
            </table:table-row>
            <table:table-row>
              <table:table-cell office:value-type="string">
                <text:p>103</text:p>
              </table:table-cell>
              <table:table-cell office:value-type="float" office:value="14366">
                <text:p>14366</text:p>
              </table:table-cell>
              <table:table-cell office:value-type="float" office:value="20677">
                <text:p>20677</text:p>
              </table:table-cell>
            </table:table-row>
            <table:table-row>
              <table:table-cell office:value-type="string">
                <text:p>104</text:p>
              </table:table-cell>
              <table:table-cell office:value-type="float" office:value="14466">
                <text:p>14466</text:p>
              </table:table-cell>
              <table:table-cell office:value-type="float" office:value="20648">
                <text:p>20648</text:p>
              </table:table-cell>
            </table:table-row>
            <table:table-row>
              <table:table-cell office:value-type="string">
                <text:p>105</text:p>
              </table:table-cell>
              <table:table-cell office:value-type="float" office:value="14465">
                <text:p>14465</text:p>
              </table:table-cell>
              <table:table-cell office:value-type="float" office:value="20504">
                <text:p>20504</text:p>
              </table:table-cell>
            </table:table-row>
            <table:table-row>
              <table:table-cell office:value-type="string">
                <text:p>106</text:p>
              </table:table-cell>
              <table:table-cell office:value-type="float" office:value="15067">
                <text:p>15067</text:p>
              </table:table-cell>
              <table:table-cell office:value-type="float" office:value="20481">
                <text:p>20481</text:p>
              </table:table-cell>
            </table:table-row>
            <table:table-row>
              <table:table-cell office:value-type="string">
                <text:p>107</text:p>
              </table:table-cell>
              <table:table-cell office:value-type="float" office:value="14365">
                <text:p>14365</text:p>
              </table:table-cell>
              <table:table-cell office:value-type="float" office:value="20490">
                <text:p>20490</text:p>
              </table:table-cell>
            </table:table-row>
            <table:table-row>
              <table:table-cell office:value-type="string">
                <text:p>108</text:p>
              </table:table-cell>
              <table:table-cell office:value-type="float" office:value="14468">
                <text:p>14468</text:p>
              </table:table-cell>
              <table:table-cell office:value-type="float" office:value="20444">
                <text:p>20444</text:p>
              </table:table-cell>
            </table:table-row>
            <table:table-row>
              <table:table-cell office:value-type="string">
                <text:p>109</text:p>
              </table:table-cell>
              <table:table-cell office:value-type="float" office:value="14368">
                <text:p>14368</text:p>
              </table:table-cell>
              <table:table-cell office:value-type="float" office:value="20407">
                <text:p>20407</text:p>
              </table:table-cell>
            </table:table-row>
            <table:table-row>
              <table:table-cell office:value-type="string">
                <text:p>110</text:p>
              </table:table-cell>
              <table:table-cell office:value-type="float" office:value="14367">
                <text:p>14367</text:p>
              </table:table-cell>
              <table:table-cell office:value-type="float" office:value="20318">
                <text:p>20318</text:p>
              </table:table-cell>
            </table:table-row>
            <table:table-row>
              <table:table-cell office:value-type="string">
                <text:p>111</text:p>
              </table:table-cell>
              <table:table-cell office:value-type="float" office:value="14468">
                <text:p>14468</text:p>
              </table:table-cell>
              <table:table-cell office:value-type="float" office:value="20421">
                <text:p>20421</text:p>
              </table:table-cell>
            </table:table-row>
            <table:table-row>
              <table:table-cell office:value-type="string">
                <text:p>112</text:p>
              </table:table-cell>
              <table:table-cell office:value-type="float" office:value="13767">
                <text:p>13767</text:p>
              </table:table-cell>
              <table:table-cell office:value-type="float" office:value="20436">
                <text:p>20436</text:p>
              </table:table-cell>
            </table:table-row>
            <table:table-row>
              <table:table-cell office:value-type="string">
                <text:p>113</text:p>
              </table:table-cell>
              <table:table-cell office:value-type="float" office:value="14266">
                <text:p>14266</text:p>
              </table:table-cell>
              <table:table-cell office:value-type="float" office:value="20344">
                <text:p>20344</text:p>
              </table:table-cell>
            </table:table-row>
            <table:table-row>
              <table:table-cell office:value-type="string">
                <text:p>114</text:p>
              </table:table-cell>
              <table:table-cell office:value-type="float" office:value="14168">
                <text:p>14168</text:p>
              </table:table-cell>
              <table:table-cell office:value-type="float" office:value="20236">
                <text:p>20236</text:p>
              </table:table-cell>
            </table:table-row>
            <table:table-row>
              <table:table-cell office:value-type="string">
                <text:p>115</text:p>
              </table:table-cell>
              <table:table-cell office:value-type="float" office:value="14266">
                <text:p>14266</text:p>
              </table:table-cell>
              <table:table-cell office:value-type="float" office:value="20121">
                <text:p>20121</text:p>
              </table:table-cell>
            </table:table-row>
            <table:table-row>
              <table:table-cell office:value-type="string">
                <text:p>116</text:p>
              </table:table-cell>
              <table:table-cell office:value-type="float" office:value="14469">
                <text:p>14469</text:p>
              </table:table-cell>
              <table:table-cell office:value-type="float" office:value="20183">
                <text:p>20183</text:p>
              </table:table-cell>
            </table:table-row>
            <table:table-row>
              <table:table-cell office:value-type="string">
                <text:p>117</text:p>
              </table:table-cell>
              <table:table-cell office:value-type="float" office:value="15065">
                <text:p>15065</text:p>
              </table:table-cell>
              <table:table-cell office:value-type="float" office:value="20259">
                <text:p>20259</text:p>
              </table:table-cell>
            </table:table-row>
            <table:table-row>
              <table:table-cell office:value-type="string">
                <text:p>118</text:p>
              </table:table-cell>
              <table:table-cell office:value-type="float" office:value="14966">
                <text:p>14966</text:p>
              </table:table-cell>
              <table:table-cell office:value-type="float" office:value="20258">
                <text:p>20258</text:p>
              </table:table-cell>
            </table:table-row>
            <table:table-row>
              <table:table-cell office:value-type="string">
                <text:p>119</text:p>
              </table:table-cell>
              <table:table-cell office:value-type="float" office:value="14469">
                <text:p>14469</text:p>
              </table:table-cell>
              <table:table-cell office:value-type="float" office:value="20332">
                <text:p>20332</text:p>
              </table:table-cell>
            </table:table-row>
            <table:table-row>
              <table:table-cell office:value-type="string">
                <text:p>120</text:p>
              </table:table-cell>
              <table:table-cell office:value-type="float" office:value="14267">
                <text:p>14267</text:p>
              </table:table-cell>
              <table:table-cell office:value-type="float" office:value="20299">
                <text:p>20299</text:p>
              </table:table-cell>
            </table:table-row>
            <table:table-row>
              <table:table-cell office:value-type="string">
                <text:p>121</text:p>
              </table:table-cell>
              <table:table-cell office:value-type="float" office:value="14366">
                <text:p>14366</text:p>
              </table:table-cell>
              <table:table-cell office:value-type="float" office:value="20084">
                <text:p>20084</text:p>
              </table:table-cell>
            </table:table-row>
            <table:table-row>
              <table:table-cell office:value-type="string">
                <text:p>122</text:p>
              </table:table-cell>
              <table:table-cell office:value-type="float" office:value="14366">
                <text:p>14366</text:p>
              </table:table-cell>
              <table:table-cell office:value-type="float" office:value="20236">
                <text:p>20236</text:p>
              </table:table-cell>
            </table:table-row>
            <table:table-row>
              <table:table-cell office:value-type="string">
                <text:p>123</text:p>
              </table:table-cell>
              <table:table-cell office:value-type="float" office:value="14367">
                <text:p>14367</text:p>
              </table:table-cell>
              <table:table-cell office:value-type="float" office:value="20047">
                <text:p>20047</text:p>
              </table:table-cell>
            </table:table-row>
            <table:table-row>
              <table:table-cell office:value-type="string">
                <text:p>124</text:p>
              </table:table-cell>
              <table:table-cell office:value-type="float" office:value="14265">
                <text:p>14265</text:p>
              </table:table-cell>
              <table:table-cell office:value-type="float" office:value="20190">
                <text:p>20190</text:p>
              </table:table-cell>
            </table:table-row>
            <table:table-row>
              <table:table-cell office:value-type="string">
                <text:p>125</text:p>
              </table:table-cell>
              <table:table-cell office:value-type="float" office:value="14266">
                <text:p>14266</text:p>
              </table:table-cell>
              <table:table-cell office:value-type="float" office:value="20041">
                <text:p>20041</text:p>
              </table:table-cell>
            </table:table-row>
            <table:table-row>
              <table:table-cell office:value-type="string">
                <text:p>126</text:p>
              </table:table-cell>
              <table:table-cell office:value-type="float" office:value="14365">
                <text:p>14365</text:p>
              </table:table-cell>
              <table:table-cell office:value-type="float" office:value="20144">
                <text:p>20144</text:p>
              </table:table-cell>
            </table:table-row>
            <table:table-row>
              <table:table-cell office:value-type="string">
                <text:p>127</text:p>
              </table:table-cell>
              <table:table-cell office:value-type="float" office:value="14465">
                <text:p>14465</text:p>
              </table:table-cell>
              <table:table-cell office:value-type="float" office:value="20314">
                <text:p>20314</text:p>
              </table:table-cell>
            </table:table-row>
            <table:table-row>
              <table:table-cell office:value-type="string">
                <text:p>128</text:p>
              </table:table-cell>
              <table:table-cell office:value-type="float" office:value="14462">
                <text:p>14462</text:p>
              </table:table-cell>
              <table:table-cell office:value-type="float" office:value="20240">
                <text:p>20240</text:p>
              </table:table-cell>
            </table:table-row>
            <table:table-row>
              <table:table-cell office:value-type="string">
                <text:p>129</text:p>
              </table:table-cell>
              <table:table-cell office:value-type="float" office:value="14266">
                <text:p>14266</text:p>
              </table:table-cell>
              <table:table-cell office:value-type="float" office:value="20357">
                <text:p>20357</text:p>
              </table:table-cell>
            </table:table-row>
            <table:table-row>
              <table:table-cell office:value-type="string">
                <text:p>130</text:p>
              </table:table-cell>
              <table:table-cell office:value-type="float" office:value="14366">
                <text:p>14366</text:p>
              </table:table-cell>
              <table:table-cell office:value-type="float" office:value="20452">
                <text:p>20452</text:p>
              </table:table-cell>
            </table:table-row>
            <table:table-row>
              <table:table-cell office:value-type="string">
                <text:p>131</text:p>
              </table:table-cell>
              <table:table-cell office:value-type="float" office:value="14266">
                <text:p>14266</text:p>
              </table:table-cell>
              <table:table-cell office:value-type="float" office:value="20529">
                <text:p>20529</text:p>
              </table:table-cell>
            </table:table-row>
            <table:table-row>
              <table:table-cell office:value-type="string">
                <text:p>132</text:p>
              </table:table-cell>
              <table:table-cell office:value-type="float" office:value="14165">
                <text:p>14165</text:p>
              </table:table-cell>
              <table:table-cell office:value-type="float" office:value="20392">
                <text:p>20392</text:p>
              </table:table-cell>
            </table:table-row>
            <table:table-row>
              <table:table-cell office:value-type="string">
                <text:p>133</text:p>
              </table:table-cell>
              <table:table-cell office:value-type="float" office:value="14365">
                <text:p>14365</text:p>
              </table:table-cell>
              <table:table-cell office:value-type="float" office:value="20297">
                <text:p>20297</text:p>
              </table:table-cell>
            </table:table-row>
            <table:table-row>
              <table:table-cell office:value-type="string">
                <text:p>134</text:p>
              </table:table-cell>
              <table:table-cell office:value-type="float" office:value="15065">
                <text:p>15065</text:p>
              </table:table-cell>
              <table:table-cell office:value-type="float" office:value="20210">
                <text:p>20210</text:p>
              </table:table-cell>
            </table:table-row>
            <table:table-row>
              <table:table-cell office:value-type="string">
                <text:p>135</text:p>
              </table:table-cell>
              <table:table-cell office:value-type="float" office:value="14167">
                <text:p>14167</text:p>
              </table:table-cell>
              <table:table-cell office:value-type="float" office:value="20216">
                <text:p>20216</text:p>
              </table:table-cell>
            </table:table-row>
            <table:table-row>
              <table:table-cell office:value-type="string">
                <text:p>136</text:p>
              </table:table-cell>
              <table:table-cell office:value-type="float" office:value="14265">
                <text:p>14265</text:p>
              </table:table-cell>
              <table:table-cell office:value-type="float" office:value="20349">
                <text:p>20349</text:p>
              </table:table-cell>
            </table:table-row>
            <table:table-row>
              <table:table-cell office:value-type="string">
                <text:p>137</text:p>
              </table:table-cell>
              <table:table-cell office:value-type="float" office:value="14967">
                <text:p>14967</text:p>
              </table:table-cell>
              <table:table-cell office:value-type="float" office:value="20180">
                <text:p>20180</text:p>
              </table:table-cell>
            </table:table-row>
            <table:table-row>
              <table:table-cell office:value-type="string">
                <text:p>138</text:p>
              </table:table-cell>
              <table:table-cell office:value-type="float" office:value="14267">
                <text:p>14267</text:p>
              </table:table-cell>
              <table:table-cell office:value-type="float" office:value="20338">
                <text:p>20338</text:p>
              </table:table-cell>
            </table:table-row>
            <table:table-row>
              <table:table-cell office:value-type="string">
                <text:p>139</text:p>
              </table:table-cell>
              <table:table-cell office:value-type="float" office:value="15064">
                <text:p>15064</text:p>
              </table:table-cell>
              <table:table-cell office:value-type="float" office:value="20420">
                <text:p>20420</text:p>
              </table:table-cell>
            </table:table-row>
            <table:table-row>
              <table:table-cell office:value-type="string">
                <text:p>140</text:p>
              </table:table-cell>
              <table:table-cell office:value-type="float" office:value="14164">
                <text:p>14164</text:p>
              </table:table-cell>
              <table:table-cell office:value-type="float" office:value="20485">
                <text:p>20485</text:p>
              </table:table-cell>
            </table:table-row>
            <table:table-row>
              <table:table-cell office:value-type="string">
                <text:p>141</text:p>
              </table:table-cell>
              <table:table-cell office:value-type="float" office:value="14266">
                <text:p>14266</text:p>
              </table:table-cell>
              <table:table-cell office:value-type="float" office:value="20378">
                <text:p>20378</text:p>
              </table:table-cell>
            </table:table-row>
            <table:table-row>
              <table:table-cell office:value-type="string">
                <text:p>142</text:p>
              </table:table-cell>
              <table:table-cell office:value-type="float" office:value="14965">
                <text:p>14965</text:p>
              </table:table-cell>
              <table:table-cell office:value-type="float" office:value="20244">
                <text:p>20244</text:p>
              </table:table-cell>
            </table:table-row>
            <table:table-row>
              <table:table-cell office:value-type="string">
                <text:p>143</text:p>
              </table:table-cell>
              <table:table-cell office:value-type="float" office:value="14365">
                <text:p>14365</text:p>
              </table:table-cell>
              <table:table-cell office:value-type="float" office:value="20230">
                <text:p>20230</text:p>
              </table:table-cell>
            </table:table-row>
            <table:table-row>
              <table:table-cell office:value-type="string">
                <text:p>144</text:p>
              </table:table-cell>
              <table:table-cell office:value-type="float" office:value="14366">
                <text:p>14366</text:p>
              </table:table-cell>
              <table:table-cell office:value-type="float" office:value="20279">
                <text:p>20279</text:p>
              </table:table-cell>
            </table:table-row>
            <table:table-row>
              <table:table-cell office:value-type="string">
                <text:p>145</text:p>
              </table:table-cell>
              <table:table-cell office:value-type="float" office:value="14366">
                <text:p>14366</text:p>
              </table:table-cell>
              <table:table-cell office:value-type="float" office:value="20319">
                <text:p>20319</text:p>
              </table:table-cell>
            </table:table-row>
            <table:table-row>
              <table:table-cell office:value-type="string">
                <text:p>146</text:p>
              </table:table-cell>
              <table:table-cell office:value-type="float" office:value="14265">
                <text:p>14265</text:p>
              </table:table-cell>
              <table:table-cell office:value-type="float" office:value="20158">
                <text:p>20158</text:p>
              </table:table-cell>
            </table:table-row>
            <table:table-row>
              <table:table-cell office:value-type="string">
                <text:p>147</text:p>
              </table:table-cell>
              <table:table-cell office:value-type="float" office:value="14270">
                <text:p>14270</text:p>
              </table:table-cell>
              <table:table-cell office:value-type="float" office:value="20210">
                <text:p>20210</text:p>
              </table:table-cell>
            </table:table-row>
            <table:table-row>
              <table:table-cell office:value-type="string">
                <text:p>148</text:p>
              </table:table-cell>
              <table:table-cell office:value-type="float" office:value="14364">
                <text:p>14364</text:p>
              </table:table-cell>
              <table:table-cell office:value-type="float" office:value="20161">
                <text:p>20161</text:p>
              </table:table-cell>
            </table:table-row>
            <table:table-row>
              <table:table-cell office:value-type="string">
                <text:p>149</text:p>
              </table:table-cell>
              <table:table-cell office:value-type="float" office:value="14267">
                <text:p>14267</text:p>
              </table:table-cell>
              <table:table-cell office:value-type="float" office:value="20300">
                <text:p>20300</text:p>
              </table:table-cell>
            </table:table-row>
            <table:table-row>
              <table:table-cell office:value-type="string">
                <text:p>150</text:p>
              </table:table-cell>
              <table:table-cell office:value-type="float" office:value="14262">
                <text:p>14262</text:p>
              </table:table-cell>
              <table:table-cell office:value-type="float" office:value="20240">
                <text:p>20240</text:p>
              </table:table-cell>
            </table:table-row>
            <table:table-row>
              <table:table-cell office:value-type="string">
                <text:p>151</text:p>
              </table:table-cell>
              <table:table-cell office:value-type="float" office:value="14165">
                <text:p>14165</text:p>
              </table:table-cell>
              <table:table-cell office:value-type="float" office:value="20034">
                <text:p>20034</text:p>
              </table:table-cell>
            </table:table-row>
            <table:table-row>
              <table:table-cell office:value-type="string">
                <text:p>152</text:p>
              </table:table-cell>
              <table:table-cell office:value-type="float" office:value="14365">
                <text:p>14365</text:p>
              </table:table-cell>
              <table:table-cell office:value-type="float" office:value="20337">
                <text:p>20337</text:p>
              </table:table-cell>
            </table:table-row>
            <table:table-row>
              <table:table-cell office:value-type="string">
                <text:p>153</text:p>
              </table:table-cell>
              <table:table-cell office:value-type="float" office:value="14465">
                <text:p>14465</text:p>
              </table:table-cell>
              <table:table-cell office:value-type="float" office:value="20266">
                <text:p>20266</text:p>
              </table:table-cell>
            </table:table-row>
            <table:table-row>
              <table:table-cell office:value-type="string">
                <text:p>154</text:p>
              </table:table-cell>
              <table:table-cell office:value-type="float" office:value="14366">
                <text:p>14366</text:p>
              </table:table-cell>
              <table:table-cell office:value-type="float" office:value="20327">
                <text:p>20327</text:p>
              </table:table-cell>
            </table:table-row>
            <table:table-row>
              <table:table-cell office:value-type="string">
                <text:p>155</text:p>
              </table:table-cell>
              <table:table-cell office:value-type="float" office:value="14268">
                <text:p>14268</text:p>
              </table:table-cell>
              <table:table-cell office:value-type="float" office:value="20334">
                <text:p>20334</text:p>
              </table:table-cell>
            </table:table-row>
            <table:table-row>
              <table:table-cell office:value-type="string">
                <text:p>156</text:p>
              </table:table-cell>
              <table:table-cell office:value-type="float" office:value="14266">
                <text:p>14266</text:p>
              </table:table-cell>
              <table:table-cell office:value-type="float" office:value="20375">
                <text:p>20375</text:p>
              </table:table-cell>
            </table:table-row>
            <table:table-row>
              <table:table-cell office:value-type="string">
                <text:p>157</text:p>
              </table:table-cell>
              <table:table-cell office:value-type="float" office:value="14265">
                <text:p>14265</text:p>
              </table:table-cell>
              <table:table-cell office:value-type="float" office:value="20194">
                <text:p>20194</text:p>
              </table:table-cell>
            </table:table-row>
            <table:table-row>
              <table:table-cell office:value-type="string">
                <text:p>158</text:p>
              </table:table-cell>
              <table:table-cell office:value-type="float" office:value="14165">
                <text:p>14165</text:p>
              </table:table-cell>
              <table:table-cell office:value-type="float" office:value="20247">
                <text:p>20247</text:p>
              </table:table-cell>
            </table:table-row>
            <table:table-row>
              <table:table-cell office:value-type="string">
                <text:p>159</text:p>
              </table:table-cell>
              <table:table-cell office:value-type="float" office:value="14268">
                <text:p>14268</text:p>
              </table:table-cell>
              <table:table-cell office:value-type="float" office:value="20295">
                <text:p>20295</text:p>
              </table:table-cell>
            </table:table-row>
            <table:table-row>
              <table:table-cell office:value-type="string">
                <text:p>160</text:p>
              </table:table-cell>
              <table:table-cell office:value-type="float" office:value="14267">
                <text:p>14267</text:p>
              </table:table-cell>
              <table:table-cell office:value-type="float" office:value="20269">
                <text:p>20269</text:p>
              </table:table-cell>
            </table:table-row>
            <table:table-row>
              <table:table-cell office:value-type="string">
                <text:p>161</text:p>
              </table:table-cell>
              <table:table-cell office:value-type="float" office:value="14365">
                <text:p>14365</text:p>
              </table:table-cell>
              <table:table-cell office:value-type="float" office:value="20451">
                <text:p>20451</text:p>
              </table:table-cell>
            </table:table-row>
            <table:table-row>
              <table:table-cell office:value-type="string">
                <text:p>162</text:p>
              </table:table-cell>
              <table:table-cell office:value-type="float" office:value="14364">
                <text:p>14364</text:p>
              </table:table-cell>
              <table:table-cell office:value-type="float" office:value="20280">
                <text:p>20280</text:p>
              </table:table-cell>
            </table:table-row>
            <table:table-row>
              <table:table-cell office:value-type="string">
                <text:p>163</text:p>
              </table:table-cell>
              <table:table-cell office:value-type="float" office:value="14363">
                <text:p>14363</text:p>
              </table:table-cell>
              <table:table-cell office:value-type="float" office:value="20162">
                <text:p>20162</text:p>
              </table:table-cell>
            </table:table-row>
            <table:table-row>
              <table:table-cell office:value-type="string">
                <text:p>164</text:p>
              </table:table-cell>
              <table:table-cell office:value-type="float" office:value="14266">
                <text:p>14266</text:p>
              </table:table-cell>
              <table:table-cell office:value-type="float" office:value="20345">
                <text:p>20345</text:p>
              </table:table-cell>
            </table:table-row>
            <table:table-row>
              <table:table-cell office:value-type="string">
                <text:p>165</text:p>
              </table:table-cell>
              <table:table-cell office:value-type="float" office:value="14069">
                <text:p>14069</text:p>
              </table:table-cell>
              <table:table-cell office:value-type="float" office:value="20431">
                <text:p>20431</text:p>
              </table:table-cell>
            </table:table-row>
            <table:table-row>
              <table:table-cell office:value-type="string">
                <text:p>166</text:p>
              </table:table-cell>
              <table:table-cell office:value-type="float" office:value="14069">
                <text:p>14069</text:p>
              </table:table-cell>
              <table:table-cell office:value-type="float" office:value="20481">
                <text:p>20481</text:p>
              </table:table-cell>
            </table:table-row>
            <table:table-row>
              <table:table-cell office:value-type="string">
                <text:p>167</text:p>
              </table:table-cell>
              <table:table-cell office:value-type="float" office:value="14167">
                <text:p>14167</text:p>
              </table:table-cell>
              <table:table-cell office:value-type="float" office:value="20337">
                <text:p>20337</text:p>
              </table:table-cell>
            </table:table-row>
            <table:table-row>
              <table:table-cell office:value-type="string">
                <text:p>168</text:p>
              </table:table-cell>
              <table:table-cell office:value-type="float" office:value="14364">
                <text:p>14364</text:p>
              </table:table-cell>
              <table:table-cell office:value-type="float" office:value="20248">
                <text:p>20248</text:p>
              </table:table-cell>
            </table:table-row>
            <table:table-row>
              <table:table-cell office:value-type="string">
                <text:p>169</text:p>
              </table:table-cell>
              <table:table-cell office:value-type="float" office:value="14265">
                <text:p>14265</text:p>
              </table:table-cell>
              <table:table-cell office:value-type="float" office:value="20290">
                <text:p>20290</text:p>
              </table:table-cell>
            </table:table-row>
            <table:table-row>
              <table:table-cell office:value-type="string">
                <text:p>170</text:p>
              </table:table-cell>
              <table:table-cell office:value-type="float" office:value="14165">
                <text:p>14165</text:p>
              </table:table-cell>
              <table:table-cell office:value-type="float" office:value="20086">
                <text:p>20086</text:p>
              </table:table-cell>
            </table:table-row>
            <table:table-row>
              <table:table-cell office:value-type="string">
                <text:p>171</text:p>
              </table:table-cell>
              <table:table-cell office:value-type="float" office:value="14268">
                <text:p>14268</text:p>
              </table:table-cell>
              <table:table-cell office:value-type="float" office:value="20044">
                <text:p>20044</text:p>
              </table:table-cell>
            </table:table-row>
            <table:table-row>
              <table:table-cell office:value-type="string">
                <text:p>172</text:p>
              </table:table-cell>
              <table:table-cell office:value-type="float" office:value="14166">
                <text:p>14166</text:p>
              </table:table-cell>
              <table:table-cell office:value-type="float" office:value="20120">
                <text:p>20120</text:p>
              </table:table-cell>
            </table:table-row>
            <table:table-row>
              <table:table-cell office:value-type="string">
                <text:p>173</text:p>
              </table:table-cell>
              <table:table-cell office:value-type="float" office:value="14266">
                <text:p>14266</text:p>
              </table:table-cell>
              <table:table-cell office:value-type="float" office:value="20093">
                <text:p>20093</text:p>
              </table:table-cell>
            </table:table-row>
            <table:table-row>
              <table:table-cell office:value-type="string">
                <text:p>174</text:p>
              </table:table-cell>
              <table:table-cell office:value-type="float" office:value="14364">
                <text:p>14364</text:p>
              </table:table-cell>
              <table:table-cell office:value-type="float" office:value="20064">
                <text:p>20064</text:p>
              </table:table-cell>
            </table:table-row>
            <table:table-row>
              <table:table-cell office:value-type="string">
                <text:p>175</text:p>
              </table:table-cell>
              <table:table-cell office:value-type="float" office:value="14264">
                <text:p>14264</text:p>
              </table:table-cell>
              <table:table-cell office:value-type="float" office:value="20082">
                <text:p>20082</text:p>
              </table:table-cell>
            </table:table-row>
            <table:table-row>
              <table:table-cell office:value-type="string">
                <text:p>176</text:p>
              </table:table-cell>
              <table:table-cell office:value-type="float" office:value="14365">
                <text:p>14365</text:p>
              </table:table-cell>
              <table:table-cell office:value-type="float" office:value="20129">
                <text:p>20129</text:p>
              </table:table-cell>
            </table:table-row>
            <table:table-row>
              <table:table-cell office:value-type="string">
                <text:p>177</text:p>
              </table:table-cell>
              <table:table-cell office:value-type="float" office:value="14165">
                <text:p>14165</text:p>
              </table:table-cell>
              <table:table-cell office:value-type="float" office:value="20131">
                <text:p>20131</text:p>
              </table:table-cell>
            </table:table-row>
            <table:table-row>
              <table:table-cell office:value-type="string">
                <text:p>178</text:p>
              </table:table-cell>
              <table:table-cell office:value-type="float" office:value="14069">
                <text:p>14069</text:p>
              </table:table-cell>
              <table:table-cell office:value-type="float" office:value="20192">
                <text:p>20192</text:p>
              </table:table-cell>
            </table:table-row>
            <table:table-row>
              <table:table-cell office:value-type="string">
                <text:p>179</text:p>
              </table:table-cell>
              <table:table-cell office:value-type="float" office:value="14165">
                <text:p>14165</text:p>
              </table:table-cell>
              <table:table-cell office:value-type="float" office:value="20185">
                <text:p>20185</text:p>
              </table:table-cell>
            </table:table-row>
            <table:table-row>
              <table:table-cell office:value-type="string">
                <text:p>180</text:p>
              </table:table-cell>
              <table:table-cell office:value-type="float" office:value="14264">
                <text:p>14264</text:p>
              </table:table-cell>
              <table:table-cell office:value-type="float" office:value="20259">
                <text:p>20259</text:p>
              </table:table-cell>
            </table:table-row>
            <table:table-row>
              <table:table-cell office:value-type="string">
                <text:p>181</text:p>
              </table:table-cell>
              <table:table-cell office:value-type="float" office:value="14364">
                <text:p>14364</text:p>
              </table:table-cell>
              <table:table-cell office:value-type="float" office:value="20363">
                <text:p>20363</text:p>
              </table:table-cell>
            </table:table-row>
            <table:table-row>
              <table:table-cell office:value-type="string">
                <text:p>182</text:p>
              </table:table-cell>
              <table:table-cell office:value-type="float" office:value="14964">
                <text:p>14964</text:p>
              </table:table-cell>
              <table:table-cell office:value-type="float" office:value="20592">
                <text:p>20592</text:p>
              </table:table-cell>
            </table:table-row>
            <table:table-row>
              <table:table-cell office:value-type="string">
                <text:p>183</text:p>
              </table:table-cell>
              <table:table-cell office:value-type="float" office:value="14964">
                <text:p>14964</text:p>
              </table:table-cell>
              <table:table-cell office:value-type="float" office:value="20543">
                <text:p>20543</text:p>
              </table:table-cell>
            </table:table-row>
            <table:table-row>
              <table:table-cell office:value-type="string">
                <text:p>184</text:p>
              </table:table-cell>
              <table:table-cell office:value-type="float" office:value="14266">
                <text:p>14266</text:p>
              </table:table-cell>
              <table:table-cell office:value-type="float" office:value="20699">
                <text:p>20699</text:p>
              </table:table-cell>
            </table:table-row>
            <table:table-row>
              <table:table-cell office:value-type="string">
                <text:p>185</text:p>
              </table:table-cell>
              <table:table-cell office:value-type="float" office:value="14264">
                <text:p>14264</text:p>
              </table:table-cell>
              <table:table-cell office:value-type="float" office:value="20273">
                <text:p>20273</text:p>
              </table:table-cell>
            </table:table-row>
            <table:table-row>
              <table:table-cell office:value-type="string">
                <text:p>186</text:p>
              </table:table-cell>
              <table:table-cell office:value-type="float" office:value="14165">
                <text:p>14165</text:p>
              </table:table-cell>
              <table:table-cell office:value-type="float" office:value="20152">
                <text:p>20152</text:p>
              </table:table-cell>
            </table:table-row>
            <table:table-row>
              <table:table-cell office:value-type="string">
                <text:p>187</text:p>
              </table:table-cell>
              <table:table-cell office:value-type="float" office:value="14164">
                <text:p>14164</text:p>
              </table:table-cell>
              <table:table-cell office:value-type="float" office:value="20008">
                <text:p>20008</text:p>
              </table:table-cell>
            </table:table-row>
            <table:table-row>
              <table:table-cell office:value-type="string">
                <text:p>188</text:p>
              </table:table-cell>
              <table:table-cell office:value-type="float" office:value="14264">
                <text:p>14264</text:p>
              </table:table-cell>
              <table:table-cell office:value-type="float" office:value="20254">
                <text:p>20254</text:p>
              </table:table-cell>
            </table:table-row>
            <table:table-row>
              <table:table-cell office:value-type="string">
                <text:p>189</text:p>
              </table:table-cell>
              <table:table-cell office:value-type="float" office:value="14266">
                <text:p>14266</text:p>
              </table:table-cell>
              <table:table-cell office:value-type="float" office:value="20240">
                <text:p>20240</text:p>
              </table:table-cell>
            </table:table-row>
            <table:table-row>
              <table:table-cell office:value-type="string">
                <text:p>190</text:p>
              </table:table-cell>
              <table:table-cell office:value-type="float" office:value="14263">
                <text:p>14263</text:p>
              </table:table-cell>
              <table:table-cell office:value-type="float" office:value="20020">
                <text:p>20020</text:p>
              </table:table-cell>
            </table:table-row>
            <table:table-row>
              <table:table-cell office:value-type="string">
                <text:p>191</text:p>
              </table:table-cell>
              <table:table-cell office:value-type="float" office:value="14369">
                <text:p>14369</text:p>
              </table:table-cell>
              <table:table-cell office:value-type="float" office:value="20183">
                <text:p>20183</text:p>
              </table:table-cell>
            </table:table-row>
            <table:table-row>
              <table:table-cell office:value-type="string">
                <text:p>192</text:p>
              </table:table-cell>
              <table:table-cell office:value-type="float" office:value="14165">
                <text:p>14165</text:p>
              </table:table-cell>
              <table:table-cell office:value-type="float" office:value="20287">
                <text:p>20287</text:p>
              </table:table-cell>
            </table:table-row>
            <table:table-row>
              <table:table-cell office:value-type="string">
                <text:p>193</text:p>
              </table:table-cell>
              <table:table-cell office:value-type="float" office:value="14164">
                <text:p>14164</text:p>
              </table:table-cell>
              <table:table-cell office:value-type="float" office:value="20288">
                <text:p>20288</text:p>
              </table:table-cell>
            </table:table-row>
            <table:table-row>
              <table:table-cell office:value-type="string">
                <text:p>194</text:p>
              </table:table-cell>
              <table:table-cell office:value-type="float" office:value="14264">
                <text:p>14264</text:p>
              </table:table-cell>
              <table:table-cell office:value-type="float" office:value="20145">
                <text:p>20145</text:p>
              </table:table-cell>
            </table:table-row>
            <table:table-row>
              <table:table-cell office:value-type="string">
                <text:p>195</text:p>
              </table:table-cell>
              <table:table-cell office:value-type="float" office:value="14263">
                <text:p>14263</text:p>
              </table:table-cell>
              <table:table-cell office:value-type="float" office:value="20155">
                <text:p>20155</text:p>
              </table:table-cell>
            </table:table-row>
            <table:table-row>
              <table:table-cell office:value-type="string">
                <text:p>196</text:p>
              </table:table-cell>
              <table:table-cell office:value-type="float" office:value="13969">
                <text:p>13969</text:p>
              </table:table-cell>
              <table:table-cell office:value-type="float" office:value="20079">
                <text:p>20079</text:p>
              </table:table-cell>
            </table:table-row>
            <table:table-row>
              <table:table-cell office:value-type="string">
                <text:p>197</text:p>
              </table:table-cell>
              <table:table-cell office:value-type="float" office:value="14266">
                <text:p>14266</text:p>
              </table:table-cell>
              <table:table-cell office:value-type="float" office:value="20373">
                <text:p>20373</text:p>
              </table:table-cell>
            </table:table-row>
            <table:table-row>
              <table:table-cell office:value-type="string">
                <text:p>198</text:p>
              </table:table-cell>
              <table:table-cell office:value-type="float" office:value="14268">
                <text:p>14268</text:p>
              </table:table-cell>
              <table:table-cell office:value-type="float" office:value="20206">
                <text:p>20206</text:p>
              </table:table-cell>
            </table:table-row>
            <table:table-row>
              <table:table-cell office:value-type="string">
                <text:p>199</text:p>
              </table:table-cell>
              <table:table-cell office:value-type="float" office:value="14368">
                <text:p>14368</text:p>
              </table:table-cell>
              <table:table-cell office:value-type="float" office:value="20194">
                <text:p>20194</text:p>
              </table:table-cell>
            </table:table-row>
            <table:table-row>
              <table:table-cell office:value-type="string">
                <text:p>200</text:p>
              </table:table-cell>
              <table:table-cell office:value-type="float" office:value="14365">
                <text:p>14365</text:p>
              </table:table-cell>
              <table:table-cell office:value-type="float" office:value="20271">
                <text:p>20271</text:p>
              </table:table-cell>
            </table:table-row>
            <table:table-row>
              <table:table-cell office:value-type="string">
                <text:p>201</text:p>
              </table:table-cell>
              <table:table-cell office:value-type="float" office:value="14269">
                <text:p>14269</text:p>
              </table:table-cell>
              <table:table-cell office:value-type="float" office:value="20178">
                <text:p>20178</text:p>
              </table:table-cell>
            </table:table-row>
            <table:table-row>
              <table:table-cell office:value-type="string">
                <text:p>202</text:p>
              </table:table-cell>
              <table:table-cell office:value-type="float" office:value="14366">
                <text:p>14366</text:p>
              </table:table-cell>
              <table:table-cell office:value-type="float" office:value="20267">
                <text:p>20267</text:p>
              </table:table-cell>
            </table:table-row>
            <table:table-row>
              <table:table-cell office:value-type="string">
                <text:p>203</text:p>
              </table:table-cell>
              <table:table-cell office:value-type="float" office:value="14263">
                <text:p>14263</text:p>
              </table:table-cell>
              <table:table-cell office:value-type="float" office:value="20216">
                <text:p>20216</text:p>
              </table:table-cell>
            </table:table-row>
            <table:table-row>
              <table:table-cell office:value-type="string">
                <text:p>204</text:p>
              </table:table-cell>
              <table:table-cell office:value-type="float" office:value="14265">
                <text:p>14265</text:p>
              </table:table-cell>
              <table:table-cell office:value-type="float" office:value="20115">
                <text:p>20115</text:p>
              </table:table-cell>
            </table:table-row>
            <table:table-row>
              <table:table-cell office:value-type="string">
                <text:p>205</text:p>
              </table:table-cell>
              <table:table-cell office:value-type="float" office:value="14365">
                <text:p>14365</text:p>
              </table:table-cell>
              <table:table-cell office:value-type="float" office:value="19999">
                <text:p>19999</text:p>
              </table:table-cell>
            </table:table-row>
            <table:table-row>
              <table:table-cell office:value-type="string">
                <text:p>206</text:p>
              </table:table-cell>
              <table:table-cell office:value-type="float" office:value="14269">
                <text:p>14269</text:p>
              </table:table-cell>
              <table:table-cell office:value-type="float" office:value="20131">
                <text:p>20131</text:p>
              </table:table-cell>
            </table:table-row>
            <table:table-row>
              <table:table-cell office:value-type="string">
                <text:p>207</text:p>
              </table:table-cell>
              <table:table-cell office:value-type="float" office:value="14168">
                <text:p>14168</text:p>
              </table:table-cell>
              <table:table-cell office:value-type="float" office:value="20262">
                <text:p>20262</text:p>
              </table:table-cell>
            </table:table-row>
            <table:table-row>
              <table:table-cell office:value-type="string">
                <text:p>208</text:p>
              </table:table-cell>
              <table:table-cell office:value-type="float" office:value="14264">
                <text:p>14264</text:p>
              </table:table-cell>
              <table:table-cell office:value-type="float" office:value="20118">
                <text:p>20118</text:p>
              </table:table-cell>
            </table:table-row>
            <table:table-row>
              <table:table-cell office:value-type="string">
                <text:p>209</text:p>
              </table:table-cell>
              <table:table-cell office:value-type="float" office:value="14165">
                <text:p>14165</text:p>
              </table:table-cell>
              <table:table-cell office:value-type="float" office:value="20233">
                <text:p>20233</text:p>
              </table:table-cell>
            </table:table-row>
            <table:table-row>
              <table:table-cell office:value-type="string">
                <text:p>210</text:p>
              </table:table-cell>
              <table:table-cell office:value-type="float" office:value="14067">
                <text:p>14067</text:p>
              </table:table-cell>
              <table:table-cell office:value-type="float" office:value="20179">
                <text:p>20179</text:p>
              </table:table-cell>
            </table:table-row>
            <table:table-row>
              <table:table-cell office:value-type="string">
                <text:p>211</text:p>
              </table:table-cell>
              <table:table-cell office:value-type="float" office:value="14565">
                <text:p>14565</text:p>
              </table:table-cell>
              <table:table-cell office:value-type="float" office:value="20285">
                <text:p>20285</text:p>
              </table:table-cell>
            </table:table-row>
            <table:table-row>
              <table:table-cell office:value-type="string">
                <text:p>212</text:p>
              </table:table-cell>
              <table:table-cell office:value-type="float" office:value="14366">
                <text:p>14366</text:p>
              </table:table-cell>
              <table:table-cell office:value-type="float" office:value="20340">
                <text:p>20340</text:p>
              </table:table-cell>
            </table:table-row>
            <table:table-row>
              <table:table-cell office:value-type="string">
                <text:p>213</text:p>
              </table:table-cell>
              <table:table-cell office:value-type="float" office:value="14164">
                <text:p>14164</text:p>
              </table:table-cell>
              <table:table-cell office:value-type="float" office:value="20330">
                <text:p>20330</text:p>
              </table:table-cell>
            </table:table-row>
            <table:table-row>
              <table:table-cell office:value-type="string">
                <text:p>214</text:p>
              </table:table-cell>
              <table:table-cell office:value-type="float" office:value="14266">
                <text:p>14266</text:p>
              </table:table-cell>
              <table:table-cell office:value-type="float" office:value="20324">
                <text:p>20324</text:p>
              </table:table-cell>
            </table:table-row>
            <table:table-row>
              <table:table-cell office:value-type="string">
                <text:p>215</text:p>
              </table:table-cell>
              <table:table-cell office:value-type="float" office:value="14267">
                <text:p>14267</text:p>
              </table:table-cell>
              <table:table-cell office:value-type="float" office:value="20178">
                <text:p>20178</text:p>
              </table:table-cell>
            </table:table-row>
            <table:table-row>
              <table:table-cell office:value-type="string">
                <text:p>216</text:p>
              </table:table-cell>
              <table:table-cell office:value-type="float" office:value="14365">
                <text:p>14365</text:p>
              </table:table-cell>
              <table:table-cell office:value-type="float" office:value="20170">
                <text:p>20170</text:p>
              </table:table-cell>
            </table:table-row>
            <table:table-row>
              <table:table-cell office:value-type="string">
                <text:p>217</text:p>
              </table:table-cell>
              <table:table-cell office:value-type="float" office:value="14265">
                <text:p>14265</text:p>
              </table:table-cell>
              <table:table-cell office:value-type="float" office:value="20273">
                <text:p>20273</text:p>
              </table:table-cell>
            </table:table-row>
            <table:table-row>
              <table:table-cell office:value-type="string">
                <text:p>218</text:p>
              </table:table-cell>
              <table:table-cell office:value-type="float" office:value="14365">
                <text:p>14365</text:p>
              </table:table-cell>
              <table:table-cell office:value-type="float" office:value="20123">
                <text:p>20123</text:p>
              </table:table-cell>
            </table:table-row>
            <table:table-row>
              <table:table-cell office:value-type="string">
                <text:p>219</text:p>
              </table:table-cell>
              <table:table-cell office:value-type="float" office:value="14364">
                <text:p>14364</text:p>
              </table:table-cell>
              <table:table-cell office:value-type="float" office:value="20409">
                <text:p>20409</text:p>
              </table:table-cell>
            </table:table-row>
            <table:table-row>
              <table:table-cell office:value-type="string">
                <text:p>220</text:p>
              </table:table-cell>
              <table:table-cell office:value-type="float" office:value="14364">
                <text:p>14364</text:p>
              </table:table-cell>
              <table:table-cell office:value-type="float" office:value="20447">
                <text:p>20447</text:p>
              </table:table-cell>
            </table:table-row>
            <table:table-row>
              <table:table-cell office:value-type="string">
                <text:p>221</text:p>
              </table:table-cell>
              <table:table-cell office:value-type="float" office:value="14369">
                <text:p>14369</text:p>
              </table:table-cell>
              <table:table-cell office:value-type="float" office:value="20358">
                <text:p>20358</text:p>
              </table:table-cell>
            </table:table-row>
            <table:table-row>
              <table:table-cell office:value-type="string">
                <text:p>222</text:p>
              </table:table-cell>
              <table:table-cell office:value-type="float" office:value="14065">
                <text:p>14065</text:p>
              </table:table-cell>
              <table:table-cell office:value-type="float" office:value="20543">
                <text:p>20543</text:p>
              </table:table-cell>
            </table:table-row>
            <table:table-row>
              <table:table-cell office:value-type="string">
                <text:p>223</text:p>
              </table:table-cell>
              <table:table-cell office:value-type="float" office:value="14869">
                <text:p>14869</text:p>
              </table:table-cell>
              <table:table-cell office:value-type="float" office:value="20309">
                <text:p>20309</text:p>
              </table:table-cell>
            </table:table-row>
            <table:table-row>
              <table:table-cell office:value-type="string">
                <text:p>224</text:p>
              </table:table-cell>
              <table:table-cell office:value-type="float" office:value="14165">
                <text:p>14165</text:p>
              </table:table-cell>
              <table:table-cell office:value-type="float" office:value="20356">
                <text:p>20356</text:p>
              </table:table-cell>
            </table:table-row>
            <table:table-row>
              <table:table-cell office:value-type="string">
                <text:p>225</text:p>
              </table:table-cell>
              <table:table-cell office:value-type="float" office:value="14365">
                <text:p>14365</text:p>
              </table:table-cell>
              <table:table-cell office:value-type="float" office:value="20203">
                <text:p>20203</text:p>
              </table:table-cell>
            </table:table-row>
            <table:table-row>
              <table:table-cell office:value-type="string">
                <text:p>226</text:p>
              </table:table-cell>
              <table:table-cell office:value-type="float" office:value="14168">
                <text:p>14168</text:p>
              </table:table-cell>
              <table:table-cell office:value-type="float" office:value="20357">
                <text:p>20357</text:p>
              </table:table-cell>
            </table:table-row>
            <table:table-row>
              <table:table-cell office:value-type="string">
                <text:p>227</text:p>
              </table:table-cell>
              <table:table-cell office:value-type="float" office:value="13867">
                <text:p>13867</text:p>
              </table:table-cell>
              <table:table-cell office:value-type="float" office:value="20200">
                <text:p>20200</text:p>
              </table:table-cell>
            </table:table-row>
            <table:table-row>
              <table:table-cell office:value-type="string">
                <text:p>228</text:p>
              </table:table-cell>
              <table:table-cell office:value-type="float" office:value="14164">
                <text:p>14164</text:p>
              </table:table-cell>
              <table:table-cell office:value-type="float" office:value="20067">
                <text:p>20067</text:p>
              </table:table-cell>
            </table:table-row>
            <table:table-row>
              <table:table-cell office:value-type="string">
                <text:p>229</text:p>
              </table:table-cell>
              <table:table-cell office:value-type="float" office:value="14465">
                <text:p>14465</text:p>
              </table:table-cell>
              <table:table-cell office:value-type="float" office:value="20119">
                <text:p>20119</text:p>
              </table:table-cell>
            </table:table-row>
            <table:table-row>
              <table:table-cell office:value-type="string">
                <text:p>230</text:p>
              </table:table-cell>
              <table:table-cell office:value-type="float" office:value="14067">
                <text:p>14067</text:p>
              </table:table-cell>
              <table:table-cell office:value-type="float" office:value="20181">
                <text:p>20181</text:p>
              </table:table-cell>
            </table:table-row>
            <table:table-row>
              <table:table-cell office:value-type="string">
                <text:p>231</text:p>
              </table:table-cell>
              <table:table-cell office:value-type="float" office:value="14165">
                <text:p>14165</text:p>
              </table:table-cell>
              <table:table-cell office:value-type="float" office:value="20167">
                <text:p>20167</text:p>
              </table:table-cell>
            </table:table-row>
            <table:table-row>
              <table:table-cell office:value-type="string">
                <text:p>232</text:p>
              </table:table-cell>
              <table:table-cell office:value-type="float" office:value="14165">
                <text:p>14165</text:p>
              </table:table-cell>
              <table:table-cell office:value-type="float" office:value="20170">
                <text:p>20170</text:p>
              </table:table-cell>
            </table:table-row>
            <table:table-row>
              <table:table-cell office:value-type="string">
                <text:p>233</text:p>
              </table:table-cell>
              <table:table-cell office:value-type="float" office:value="14163">
                <text:p>14163</text:p>
              </table:table-cell>
              <table:table-cell office:value-type="float" office:value="20037">
                <text:p>20037</text:p>
              </table:table-cell>
            </table:table-row>
            <table:table-row>
              <table:table-cell office:value-type="string">
                <text:p>234</text:p>
              </table:table-cell>
              <table:table-cell office:value-type="float" office:value="14064">
                <text:p>14064</text:p>
              </table:table-cell>
              <table:table-cell office:value-type="float" office:value="20001">
                <text:p>20001</text:p>
              </table:table-cell>
            </table:table-row>
            <table:table-row>
              <table:table-cell office:value-type="string">
                <text:p>235</text:p>
              </table:table-cell>
              <table:table-cell office:value-type="float" office:value="14968">
                <text:p>14968</text:p>
              </table:table-cell>
              <table:table-cell office:value-type="float" office:value="20005">
                <text:p>20005</text:p>
              </table:table-cell>
            </table:table-row>
            <table:table-row>
              <table:table-cell office:value-type="string">
                <text:p>236</text:p>
              </table:table-cell>
              <table:table-cell office:value-type="float" office:value="14065">
                <text:p>14065</text:p>
              </table:table-cell>
              <table:table-cell office:value-type="float" office:value="20331">
                <text:p>20331</text:p>
              </table:table-cell>
            </table:table-row>
            <table:table-row>
              <table:table-cell office:value-type="string">
                <text:p>237</text:p>
              </table:table-cell>
              <table:table-cell office:value-type="float" office:value="14169">
                <text:p>14169</text:p>
              </table:table-cell>
              <table:table-cell office:value-type="float" office:value="20168">
                <text:p>20168</text:p>
              </table:table-cell>
            </table:table-row>
            <table:table-row>
              <table:table-cell office:value-type="string">
                <text:p>238</text:p>
              </table:table-cell>
              <table:table-cell office:value-type="float" office:value="13864">
                <text:p>13864</text:p>
              </table:table-cell>
              <table:table-cell office:value-type="float" office:value="20232">
                <text:p>20232</text:p>
              </table:table-cell>
            </table:table-row>
            <table:table-row>
              <table:table-cell office:value-type="string">
                <text:p>239</text:p>
              </table:table-cell>
              <table:table-cell office:value-type="float" office:value="13866">
                <text:p>13866</text:p>
              </table:table-cell>
              <table:table-cell office:value-type="float" office:value="20126">
                <text:p>20126</text:p>
              </table:table-cell>
            </table:table-row>
            <table:table-row>
              <table:table-cell office:value-type="string">
                <text:p>240</text:p>
              </table:table-cell>
              <table:table-cell office:value-type="float" office:value="14064">
                <text:p>14064</text:p>
              </table:table-cell>
              <table:table-cell office:value-type="float" office:value="20063">
                <text:p>20063</text:p>
              </table:table-cell>
            </table:table-row>
            <table:table-row>
              <table:table-cell office:value-type="string">
                <text:p>241</text:p>
              </table:table-cell>
              <table:table-cell office:value-type="float" office:value="13868">
                <text:p>13868</text:p>
              </table:table-cell>
              <table:table-cell office:value-type="float" office:value="19924">
                <text:p>19924</text:p>
              </table:table-cell>
            </table:table-row>
            <table:table-row>
              <table:table-cell office:value-type="string">
                <text:p>242</text:p>
              </table:table-cell>
              <table:table-cell office:value-type="float" office:value="14064">
                <text:p>14064</text:p>
              </table:table-cell>
              <table:table-cell office:value-type="float" office:value="19855">
                <text:p>19855</text:p>
              </table:table-cell>
            </table:table-row>
            <table:table-row>
              <table:table-cell office:value-type="string">
                <text:p>243</text:p>
              </table:table-cell>
              <table:table-cell office:value-type="float" office:value="14067">
                <text:p>14067</text:p>
              </table:table-cell>
              <table:table-cell office:value-type="float" office:value="19831">
                <text:p>19831</text:p>
              </table:table-cell>
            </table:table-row>
            <table:table-row>
              <table:table-cell office:value-type="string">
                <text:p>244</text:p>
              </table:table-cell>
              <table:table-cell office:value-type="float" office:value="13666">
                <text:p>13666</text:p>
              </table:table-cell>
              <table:table-cell office:value-type="float" office:value="19787">
                <text:p>19787</text:p>
              </table:table-cell>
            </table:table-row>
            <table:table-row>
              <table:table-cell office:value-type="string">
                <text:p>245</text:p>
              </table:table-cell>
              <table:table-cell office:value-type="float" office:value="13769">
                <text:p>13769</text:p>
              </table:table-cell>
              <table:table-cell office:value-type="float" office:value="19941">
                <text:p>19941</text:p>
              </table:table-cell>
            </table:table-row>
            <table:table-row>
              <table:table-cell office:value-type="string">
                <text:p>246</text:p>
              </table:table-cell>
              <table:table-cell office:value-type="float" office:value="13772">
                <text:p>13772</text:p>
              </table:table-cell>
              <table:table-cell office:value-type="float" office:value="19774">
                <text:p>19774</text:p>
              </table:table-cell>
            </table:table-row>
            <table:table-row>
              <table:table-cell office:value-type="string">
                <text:p>247</text:p>
              </table:table-cell>
              <table:table-cell office:value-type="float" office:value="12968">
                <text:p>12968</text:p>
              </table:table-cell>
              <table:table-cell office:value-type="float" office:value="19644">
                <text:p>19644</text:p>
              </table:table-cell>
            </table:table-row>
            <table:table-row>
              <table:table-cell office:value-type="string">
                <text:p>248</text:p>
              </table:table-cell>
              <table:table-cell office:value-type="float" office:value="13166">
                <text:p>13166</text:p>
              </table:table-cell>
              <table:table-cell office:value-type="float" office:value="19520">
                <text:p>19520</text:p>
              </table:table-cell>
            </table:table-row>
            <table:table-row>
              <table:table-cell office:value-type="string">
                <text:p>249</text:p>
              </table:table-cell>
              <table:table-cell office:value-type="float" office:value="13065">
                <text:p>13065</text:p>
              </table:table-cell>
              <table:table-cell office:value-type="float" office:value="19653">
                <text:p>19653</text:p>
              </table:table-cell>
            </table:table-row>
            <table:table-row>
              <table:table-cell office:value-type="string">
                <text:p>250</text:p>
              </table:table-cell>
              <table:table-cell office:value-type="float" office:value="13066">
                <text:p>13066</text:p>
              </table:table-cell>
              <table:table-cell office:value-type="float" office:value="19487">
                <text:p>19487</text:p>
              </table:table-cell>
            </table:table-row>
            <table:table-row>
              <table:table-cell office:value-type="string">
                <text:p>251</text:p>
              </table:table-cell>
              <table:table-cell office:value-type="float" office:value="13964">
                <text:p>13964</text:p>
              </table:table-cell>
              <table:table-cell office:value-type="float" office:value="19296">
                <text:p>19296</text:p>
              </table:table-cell>
            </table:table-row>
            <table:table-row>
              <table:table-cell office:value-type="string">
                <text:p>252</text:p>
              </table:table-cell>
              <table:table-cell office:value-type="float" office:value="13167">
                <text:p>13167</text:p>
              </table:table-cell>
              <table:table-cell office:value-type="float" office:value="19267">
                <text:p>19267</text:p>
              </table:table-cell>
            </table:table-row>
            <table:table-row>
              <table:table-cell office:value-type="string">
                <text:p>253</text:p>
              </table:table-cell>
              <table:table-cell office:value-type="float" office:value="13064">
                <text:p>13064</text:p>
              </table:table-cell>
              <table:table-cell office:value-type="float" office:value="19374">
                <text:p>19374</text:p>
              </table:table-cell>
            </table:table-row>
            <table:table-row>
              <table:table-cell office:value-type="string">
                <text:p>254</text:p>
              </table:table-cell>
              <table:table-cell office:value-type="float" office:value="13067">
                <text:p>13067</text:p>
              </table:table-cell>
              <table:table-cell office:value-type="float" office:value="19127">
                <text:p>19127</text:p>
              </table:table-cell>
            </table:table-row>
            <table:table-row>
              <table:table-cell office:value-type="string">
                <text:p>255</text:p>
              </table:table-cell>
              <table:table-cell office:value-type="float" office:value="13066">
                <text:p>13066</text:p>
              </table:table-cell>
              <table:table-cell office:value-type="float" office:value="19053">
                <text:p>19053</text:p>
              </table:table-cell>
            </table:table-row>
            <table:table-row>
              <table:table-cell office:value-type="string">
                <text:p>256</text:p>
              </table:table-cell>
              <table:table-cell office:value-type="float" office:value="13164">
                <text:p>13164</text:p>
              </table:table-cell>
              <table:table-cell office:value-type="float" office:value="18919">
                <text:p>18919</text:p>
              </table:table-cell>
            </table:table-row>
            <table:table-row>
              <table:table-cell office:value-type="string">
                <text:p>257</text:p>
              </table:table-cell>
              <table:table-cell office:value-type="float" office:value="13166">
                <text:p>13166</text:p>
              </table:table-cell>
              <table:table-cell office:value-type="float" office:value="19085">
                <text:p>19085</text:p>
              </table:table-cell>
            </table:table-row>
            <table:table-row>
              <table:table-cell office:value-type="string">
                <text:p>258</text:p>
              </table:table-cell>
              <table:table-cell office:value-type="float" office:value="13869">
                <text:p>13869</text:p>
              </table:table-cell>
              <table:table-cell office:value-type="float" office:value="19243">
                <text:p>19243</text:p>
              </table:table-cell>
            </table:table-row>
            <table:table-row>
              <table:table-cell office:value-type="string">
                <text:p>259</text:p>
              </table:table-cell>
              <table:table-cell office:value-type="float" office:value="13164">
                <text:p>13164</text:p>
              </table:table-cell>
              <table:table-cell office:value-type="float" office:value="19324">
                <text:p>19324</text:p>
              </table:table-cell>
            </table:table-row>
            <table:table-row>
              <table:table-cell office:value-type="string">
                <text:p>260</text:p>
              </table:table-cell>
              <table:table-cell office:value-type="float" office:value="13167">
                <text:p>13167</text:p>
              </table:table-cell>
              <table:table-cell office:value-type="float" office:value="19288">
                <text:p>19288</text:p>
              </table:table-cell>
            </table:table-row>
            <table:table-row>
              <table:table-cell office:value-type="string">
                <text:p>261</text:p>
              </table:table-cell>
              <table:table-cell office:value-type="float" office:value="13164">
                <text:p>13164</text:p>
              </table:table-cell>
              <table:table-cell office:value-type="float" office:value="19103">
                <text:p>19103</text:p>
              </table:table-cell>
            </table:table-row>
            <table:table-row>
              <table:table-cell office:value-type="string">
                <text:p>262</text:p>
              </table:table-cell>
              <table:table-cell office:value-type="float" office:value="13065">
                <text:p>13065</text:p>
              </table:table-cell>
              <table:table-cell office:value-type="float" office:value="19206">
                <text:p>19206</text:p>
              </table:table-cell>
            </table:table-row>
            <table:table-row>
              <table:table-cell office:value-type="string">
                <text:p>263</text:p>
              </table:table-cell>
              <table:table-cell office:value-type="float" office:value="13165">
                <text:p>13165</text:p>
              </table:table-cell>
              <table:table-cell office:value-type="float" office:value="19114">
                <text:p>19114</text:p>
              </table:table-cell>
            </table:table-row>
            <table:table-row>
              <table:table-cell office:value-type="string">
                <text:p>264</text:p>
              </table:table-cell>
              <table:table-cell office:value-type="float" office:value="13165">
                <text:p>13165</text:p>
              </table:table-cell>
              <table:table-cell office:value-type="float" office:value="18906">
                <text:p>18906</text:p>
              </table:table-cell>
            </table:table-row>
            <table:table-row>
              <table:table-cell office:value-type="string">
                <text:p>265</text:p>
              </table:table-cell>
              <table:table-cell office:value-type="float" office:value="12966">
                <text:p>12966</text:p>
              </table:table-cell>
              <table:table-cell office:value-type="float" office:value="18986">
                <text:p>18986</text:p>
              </table:table-cell>
            </table:table-row>
            <table:table-row>
              <table:table-cell office:value-type="string">
                <text:p>266</text:p>
              </table:table-cell>
              <table:table-cell office:value-type="float" office:value="13169">
                <text:p>13169</text:p>
              </table:table-cell>
              <table:table-cell office:value-type="float" office:value="18897">
                <text:p>18897</text:p>
              </table:table-cell>
            </table:table-row>
            <table:table-row>
              <table:table-cell office:value-type="string">
                <text:p>267</text:p>
              </table:table-cell>
              <table:table-cell office:value-type="float" office:value="13965">
                <text:p>13965</text:p>
              </table:table-cell>
              <table:table-cell office:value-type="float" office:value="19071">
                <text:p>19071</text:p>
              </table:table-cell>
            </table:table-row>
            <table:table-row>
              <table:table-cell office:value-type="string">
                <text:p>268</text:p>
              </table:table-cell>
              <table:table-cell office:value-type="float" office:value="13167">
                <text:p>13167</text:p>
              </table:table-cell>
              <table:table-cell office:value-type="float" office:value="19136">
                <text:p>19136</text:p>
              </table:table-cell>
            </table:table-row>
            <table:table-row>
              <table:table-cell office:value-type="string">
                <text:p>269</text:p>
              </table:table-cell>
              <table:table-cell office:value-type="float" office:value="13165">
                <text:p>13165</text:p>
              </table:table-cell>
              <table:table-cell office:value-type="float" office:value="19352">
                <text:p>19352</text:p>
              </table:table-cell>
            </table:table-row>
            <table:table-row>
              <table:table-cell office:value-type="string">
                <text:p>270</text:p>
              </table:table-cell>
              <table:table-cell office:value-type="float" office:value="13067">
                <text:p>13067</text:p>
              </table:table-cell>
              <table:table-cell office:value-type="float" office:value="19500">
                <text:p>19500</text:p>
              </table:table-cell>
            </table:table-row>
            <table:table-row>
              <table:table-cell office:value-type="string">
                <text:p>271</text:p>
              </table:table-cell>
              <table:table-cell office:value-type="float" office:value="13167">
                <text:p>13167</text:p>
              </table:table-cell>
              <table:table-cell office:value-type="float" office:value="19188">
                <text:p>19188</text:p>
              </table:table-cell>
            </table:table-row>
            <table:table-row>
              <table:table-cell office:value-type="string">
                <text:p>272</text:p>
              </table:table-cell>
              <table:table-cell office:value-type="float" office:value="13165">
                <text:p>13165</text:p>
              </table:table-cell>
              <table:table-cell office:value-type="float" office:value="19186">
                <text:p>19186</text:p>
              </table:table-cell>
            </table:table-row>
            <table:table-row>
              <table:table-cell office:value-type="string">
                <text:p>273</text:p>
              </table:table-cell>
              <table:table-cell office:value-type="float" office:value="13762">
                <text:p>13762</text:p>
              </table:table-cell>
              <table:table-cell office:value-type="float" office:value="19097">
                <text:p>19097</text:p>
              </table:table-cell>
            </table:table-row>
            <table:table-row>
              <table:table-cell office:value-type="string">
                <text:p>274</text:p>
              </table:table-cell>
              <table:table-cell office:value-type="float" office:value="13164">
                <text:p>13164</text:p>
              </table:table-cell>
              <table:table-cell office:value-type="float" office:value="19404">
                <text:p>19404</text:p>
              </table:table-cell>
            </table:table-row>
            <table:table-row>
              <table:table-cell office:value-type="string">
                <text:p>275</text:p>
              </table:table-cell>
              <table:table-cell office:value-type="float" office:value="12366">
                <text:p>12366</text:p>
              </table:table-cell>
              <table:table-cell office:value-type="float" office:value="19244">
                <text:p>19244</text:p>
              </table:table-cell>
            </table:table-row>
            <table:table-row>
              <table:table-cell office:value-type="string">
                <text:p>276</text:p>
              </table:table-cell>
              <table:table-cell office:value-type="float" office:value="13169">
                <text:p>13169</text:p>
              </table:table-cell>
              <table:table-cell office:value-type="float" office:value="19227">
                <text:p>19227</text:p>
              </table:table-cell>
            </table:table-row>
            <table:table-row>
              <table:table-cell office:value-type="string">
                <text:p>277</text:p>
              </table:table-cell>
              <table:table-cell office:value-type="float" office:value="12365">
                <text:p>12365</text:p>
              </table:table-cell>
              <table:table-cell office:value-type="float" office:value="19373">
                <text:p>19373</text:p>
              </table:table-cell>
            </table:table-row>
            <table:table-row>
              <table:table-cell office:value-type="string">
                <text:p>278</text:p>
              </table:table-cell>
              <table:table-cell office:value-type="float" office:value="13068">
                <text:p>13068</text:p>
              </table:table-cell>
              <table:table-cell office:value-type="float" office:value="19028">
                <text:p>19028</text:p>
              </table:table-cell>
            </table:table-row>
            <table:table-row>
              <table:table-cell office:value-type="string">
                <text:p>279</text:p>
              </table:table-cell>
              <table:table-cell office:value-type="float" office:value="12365">
                <text:p>12365</text:p>
              </table:table-cell>
              <table:table-cell office:value-type="float" office:value="18719">
                <text:p>18719</text:p>
              </table:table-cell>
            </table:table-row>
            <table:table-row>
              <table:table-cell office:value-type="string">
                <text:p>280</text:p>
              </table:table-cell>
              <table:table-cell office:value-type="float" office:value="12268">
                <text:p>12268</text:p>
              </table:table-cell>
              <table:table-cell office:value-type="float" office:value="18589">
                <text:p>18589</text:p>
              </table:table-cell>
            </table:table-row>
            <table:table-row>
              <table:table-cell office:value-type="string">
                <text:p>281</text:p>
              </table:table-cell>
              <table:table-cell office:value-type="float" office:value="12268">
                <text:p>12268</text:p>
              </table:table-cell>
              <table:table-cell office:value-type="float" office:value="18458">
                <text:p>18458</text:p>
              </table:table-cell>
            </table:table-row>
            <table:table-row>
              <table:table-cell office:value-type="string">
                <text:p>282</text:p>
              </table:table-cell>
              <table:table-cell office:value-type="float" office:value="12268">
                <text:p>12268</text:p>
              </table:table-cell>
              <table:table-cell office:value-type="float" office:value="18436">
                <text:p>18436</text:p>
              </table:table-cell>
            </table:table-row>
            <table:table-row>
              <table:table-cell office:value-type="string">
                <text:p>283</text:p>
              </table:table-cell>
              <table:table-cell office:value-type="float" office:value="12366">
                <text:p>12366</text:p>
              </table:table-cell>
              <table:table-cell office:value-type="float" office:value="18259">
                <text:p>18259</text:p>
              </table:table-cell>
            </table:table-row>
            <table:table-row>
              <table:table-cell office:value-type="string">
                <text:p>284</text:p>
              </table:table-cell>
              <table:table-cell office:value-type="float" office:value="12366">
                <text:p>12366</text:p>
              </table:table-cell>
              <table:table-cell office:value-type="float" office:value="18255">
                <text:p>18255</text:p>
              </table:table-cell>
            </table:table-row>
            <table:table-row>
              <table:table-cell office:value-type="string">
                <text:p>285</text:p>
              </table:table-cell>
              <table:table-cell office:value-type="float" office:value="12366">
                <text:p>12366</text:p>
              </table:table-cell>
              <table:table-cell office:value-type="float" office:value="18217">
                <text:p>18217</text:p>
              </table:table-cell>
            </table:table-row>
            <table:table-row>
              <table:table-cell office:value-type="string">
                <text:p>286</text:p>
              </table:table-cell>
              <table:table-cell office:value-type="float" office:value="12370">
                <text:p>12370</text:p>
              </table:table-cell>
              <table:table-cell office:value-type="float" office:value="18267">
                <text:p>18267</text:p>
              </table:table-cell>
            </table:table-row>
            <table:table-row>
              <table:table-cell office:value-type="string">
                <text:p>287</text:p>
              </table:table-cell>
              <table:table-cell office:value-type="float" office:value="12366">
                <text:p>12366</text:p>
              </table:table-cell>
              <table:table-cell office:value-type="float" office:value="18228">
                <text:p>18228</text:p>
              </table:table-cell>
            </table:table-row>
            <table:table-row>
              <table:table-cell office:value-type="string">
                <text:p>288</text:p>
              </table:table-cell>
              <table:table-cell office:value-type="float" office:value="12269">
                <text:p>12269</text:p>
              </table:table-cell>
              <table:table-cell office:value-type="float" office:value="18237">
                <text:p>18237</text:p>
              </table:table-cell>
            </table:table-row>
            <table:table-row>
              <table:table-cell office:value-type="string">
                <text:p>289</text:p>
              </table:table-cell>
              <table:table-cell office:value-type="float" office:value="12366">
                <text:p>12366</text:p>
              </table:table-cell>
              <table:table-cell office:value-type="float" office:value="18197">
                <text:p>18197</text:p>
              </table:table-cell>
            </table:table-row>
            <table:table-row>
              <table:table-cell office:value-type="string">
                <text:p>290</text:p>
              </table:table-cell>
              <table:table-cell office:value-type="float" office:value="13067">
                <text:p>13067</text:p>
              </table:table-cell>
              <table:table-cell office:value-type="float" office:value="18399">
                <text:p>18399</text:p>
              </table:table-cell>
            </table:table-row>
            <table:table-row>
              <table:table-cell office:value-type="string">
                <text:p>291</text:p>
              </table:table-cell>
              <table:table-cell office:value-type="float" office:value="12367">
                <text:p>12367</text:p>
              </table:table-cell>
              <table:table-cell office:value-type="float" office:value="18461">
                <text:p>18461</text:p>
              </table:table-cell>
            </table:table-row>
            <table:table-row>
              <table:table-cell office:value-type="string">
                <text:p>292</text:p>
              </table:table-cell>
              <table:table-cell office:value-type="float" office:value="12367">
                <text:p>12367</text:p>
              </table:table-cell>
              <table:table-cell office:value-type="float" office:value="18618">
                <text:p>18618</text:p>
              </table:table-cell>
            </table:table-row>
            <table:table-row>
              <table:table-cell office:value-type="string">
                <text:p>293</text:p>
              </table:table-cell>
              <table:table-cell office:value-type="float" office:value="13170">
                <text:p>13170</text:p>
              </table:table-cell>
              <table:table-cell office:value-type="float" office:value="18513">
                <text:p>18513</text:p>
              </table:table-cell>
            </table:table-row>
            <table:table-row>
              <table:table-cell office:value-type="string">
                <text:p>294</text:p>
              </table:table-cell>
              <table:table-cell office:value-type="float" office:value="12363">
                <text:p>12363</text:p>
              </table:table-cell>
              <table:table-cell office:value-type="float" office:value="18541">
                <text:p>18541</text:p>
              </table:table-cell>
            </table:table-row>
            <table:table-row>
              <table:table-cell office:value-type="string">
                <text:p>295</text:p>
              </table:table-cell>
              <table:table-cell office:value-type="float" office:value="12563">
                <text:p>12563</text:p>
              </table:table-cell>
              <table:table-cell office:value-type="float" office:value="18345">
                <text:p>18345</text:p>
              </table:table-cell>
            </table:table-row>
            <table:table-row>
              <table:table-cell office:value-type="string">
                <text:p>296</text:p>
              </table:table-cell>
              <table:table-cell office:value-type="float" office:value="13064">
                <text:p>13064</text:p>
              </table:table-cell>
              <table:table-cell office:value-type="float" office:value="18296">
                <text:p>18296</text:p>
              </table:table-cell>
            </table:table-row>
            <table:table-row>
              <table:table-cell office:value-type="string">
                <text:p>297</text:p>
              </table:table-cell>
              <table:table-cell office:value-type="float" office:value="12366">
                <text:p>12366</text:p>
              </table:table-cell>
              <table:table-cell office:value-type="float" office:value="18557">
                <text:p>18557</text:p>
              </table:table-cell>
            </table:table-row>
            <table:table-row>
              <table:table-cell office:value-type="string">
                <text:p>298</text:p>
              </table:table-cell>
              <table:table-cell office:value-type="float" office:value="13067">
                <text:p>13067</text:p>
              </table:table-cell>
              <table:table-cell office:value-type="float" office:value="18488">
                <text:p>18488</text:p>
              </table:table-cell>
            </table:table-row>
            <table:table-row>
              <table:table-cell office:value-type="string">
                <text:p>299</text:p>
              </table:table-cell>
              <table:table-cell office:value-type="float" office:value="12367">
                <text:p>12367</text:p>
              </table:table-cell>
              <table:table-cell office:value-type="float" office:value="18598">
                <text:p>18598</text:p>
              </table:table-cell>
            </table:table-row>
            <table:table-row>
              <table:table-cell office:value-type="string">
                <text:p>300</text:p>
              </table:table-cell>
              <table:table-cell office:value-type="float" office:value="12367">
                <text:p>12367</text:p>
              </table:table-cell>
              <table:table-cell office:value-type="float" office:value="18581">
                <text:p>18581</text:p>
              </table:table-cell>
            </table:table-row>
            <table:table-row>
              <table:table-cell office:value-type="string">
                <text:p>301</text:p>
              </table:table-cell>
              <table:table-cell office:value-type="float" office:value="13068">
                <text:p>13068</text:p>
              </table:table-cell>
              <table:table-cell office:value-type="float" office:value="18570">
                <text:p>18570</text:p>
              </table:table-cell>
            </table:table-row>
            <table:table-row>
              <table:table-cell office:value-type="string">
                <text:p>302</text:p>
              </table:table-cell>
              <table:table-cell office:value-type="float" office:value="12268">
                <text:p>12268</text:p>
              </table:table-cell>
              <table:table-cell office:value-type="float" office:value="18621">
                <text:p>18621</text:p>
              </table:table-cell>
            </table:table-row>
            <table:table-row>
              <table:table-cell office:value-type="string">
                <text:p>303</text:p>
              </table:table-cell>
              <table:table-cell office:value-type="float" office:value="11467">
                <text:p>11467</text:p>
              </table:table-cell>
              <table:table-cell office:value-type="float" office:value="18425">
                <text:p>18425</text:p>
              </table:table-cell>
            </table:table-row>
            <table:table-row>
              <table:table-cell office:value-type="string">
                <text:p>304</text:p>
              </table:table-cell>
              <table:table-cell office:value-type="float" office:value="12368">
                <text:p>12368</text:p>
              </table:table-cell>
              <table:table-cell office:value-type="float" office:value="18542">
                <text:p>18542</text:p>
              </table:table-cell>
            </table:table-row>
            <table:table-row>
              <table:table-cell office:value-type="string">
                <text:p>305</text:p>
              </table:table-cell>
              <table:table-cell office:value-type="float" office:value="12365">
                <text:p>12365</text:p>
              </table:table-cell>
              <table:table-cell office:value-type="float" office:value="18453">
                <text:p>18453</text:p>
              </table:table-cell>
            </table:table-row>
            <table:table-row>
              <table:table-cell office:value-type="string">
                <text:p>306</text:p>
              </table:table-cell>
              <table:table-cell office:value-type="float" office:value="12365">
                <text:p>12365</text:p>
              </table:table-cell>
              <table:table-cell office:value-type="float" office:value="18449">
                <text:p>18449</text:p>
              </table:table-cell>
            </table:table-row>
            <table:table-row>
              <table:table-cell office:value-type="string">
                <text:p>307</text:p>
              </table:table-cell>
              <table:table-cell office:value-type="float" office:value="12267">
                <text:p>12267</text:p>
              </table:table-cell>
              <table:table-cell office:value-type="float" office:value="18256">
                <text:p>18256</text:p>
              </table:table-cell>
            </table:table-row>
            <table:table-row>
              <table:table-cell office:value-type="string">
                <text:p>308</text:p>
              </table:table-cell>
              <table:table-cell office:value-type="float" office:value="11565">
                <text:p>11565</text:p>
              </table:table-cell>
              <table:table-cell office:value-type="float" office:value="18321">
                <text:p>18321</text:p>
              </table:table-cell>
            </table:table-row>
            <table:table-row>
              <table:table-cell office:value-type="string">
                <text:p>309</text:p>
              </table:table-cell>
              <table:table-cell office:value-type="float" office:value="12365">
                <text:p>12365</text:p>
              </table:table-cell>
              <table:table-cell office:value-type="float" office:value="18436">
                <text:p>18436</text:p>
              </table:table-cell>
            </table:table-row>
            <table:table-row>
              <table:table-cell office:value-type="string">
                <text:p>310</text:p>
              </table:table-cell>
              <table:table-cell office:value-type="float" office:value="12364">
                <text:p>12364</text:p>
              </table:table-cell>
              <table:table-cell office:value-type="float" office:value="18263">
                <text:p>18263</text:p>
              </table:table-cell>
            </table:table-row>
            <table:table-row>
              <table:table-cell office:value-type="string">
                <text:p>311</text:p>
              </table:table-cell>
              <table:table-cell office:value-type="float" office:value="11566">
                <text:p>11566</text:p>
              </table:table-cell>
              <table:table-cell office:value-type="float" office:value="18019">
                <text:p>18019</text:p>
              </table:table-cell>
            </table:table-row>
            <table:table-row>
              <table:table-cell office:value-type="string">
                <text:p>312</text:p>
              </table:table-cell>
              <table:table-cell office:value-type="float" office:value="12264">
                <text:p>12264</text:p>
              </table:table-cell>
              <table:table-cell office:value-type="float" office:value="18058">
                <text:p>18058</text:p>
              </table:table-cell>
            </table:table-row>
            <table:table-row>
              <table:table-cell office:value-type="string">
                <text:p>313</text:p>
              </table:table-cell>
              <table:table-cell office:value-type="float" office:value="11565">
                <text:p>11565</text:p>
              </table:table-cell>
              <table:table-cell office:value-type="float" office:value="18019">
                <text:p>18019</text:p>
              </table:table-cell>
            </table:table-row>
            <table:table-row>
              <table:table-cell office:value-type="string">
                <text:p>314</text:p>
              </table:table-cell>
              <table:table-cell office:value-type="float" office:value="12267">
                <text:p>12267</text:p>
              </table:table-cell>
              <table:table-cell office:value-type="float" office:value="18031">
                <text:p>18031</text:p>
              </table:table-cell>
            </table:table-row>
            <table:table-row>
              <table:table-cell office:value-type="string">
                <text:p>315</text:p>
              </table:table-cell>
              <table:table-cell office:value-type="float" office:value="11565">
                <text:p>11565</text:p>
              </table:table-cell>
              <table:table-cell office:value-type="float" office:value="17828">
                <text:p>17828</text:p>
              </table:table-cell>
            </table:table-row>
            <table:table-row>
              <table:table-cell office:value-type="string">
                <text:p>316</text:p>
              </table:table-cell>
              <table:table-cell office:value-type="float" office:value="12267">
                <text:p>12267</text:p>
              </table:table-cell>
              <table:table-cell office:value-type="float" office:value="17657">
                <text:p>17657</text:p>
              </table:table-cell>
            </table:table-row>
            <table:table-row>
              <table:table-cell office:value-type="string">
                <text:p>317</text:p>
              </table:table-cell>
              <table:table-cell office:value-type="float" office:value="11464">
                <text:p>11464</text:p>
              </table:table-cell>
              <table:table-cell office:value-type="float" office:value="17645">
                <text:p>17645</text:p>
              </table:table-cell>
            </table:table-row>
            <table:table-row>
              <table:table-cell office:value-type="string">
                <text:p>318</text:p>
              </table:table-cell>
              <table:table-cell office:value-type="float" office:value="11568">
                <text:p>11568</text:p>
              </table:table-cell>
              <table:table-cell office:value-type="float" office:value="17761">
                <text:p>17761</text:p>
              </table:table-cell>
            </table:table-row>
            <table:table-row>
              <table:table-cell office:value-type="string">
                <text:p>319</text:p>
              </table:table-cell>
              <table:table-cell office:value-type="float" office:value="11566">
                <text:p>11566</text:p>
              </table:table-cell>
              <table:table-cell office:value-type="float" office:value="17772">
                <text:p>17772</text:p>
              </table:table-cell>
            </table:table-row>
            <table:table-row>
              <table:table-cell office:value-type="string">
                <text:p>320</text:p>
              </table:table-cell>
              <table:table-cell office:value-type="float" office:value="11566">
                <text:p>11566</text:p>
              </table:table-cell>
              <table:table-cell office:value-type="float" office:value="17648">
                <text:p>17648</text:p>
              </table:table-cell>
            </table:table-row>
            <table:table-row>
              <table:table-cell office:value-type="string">
                <text:p>321</text:p>
              </table:table-cell>
              <table:table-cell office:value-type="float" office:value="11569">
                <text:p>11569</text:p>
              </table:table-cell>
              <table:table-cell office:value-type="float" office:value="17607">
                <text:p>17607</text:p>
              </table:table-cell>
            </table:table-row>
            <table:table-row>
              <table:table-cell office:value-type="string">
                <text:p>322</text:p>
              </table:table-cell>
              <table:table-cell office:value-type="float" office:value="11568">
                <text:p>11568</text:p>
              </table:table-cell>
              <table:table-cell office:value-type="float" office:value="17599">
                <text:p>17599</text:p>
              </table:table-cell>
            </table:table-row>
            <table:table-row>
              <table:table-cell office:value-type="string">
                <text:p>323</text:p>
              </table:table-cell>
              <table:table-cell office:value-type="float" office:value="11464">
                <text:p>11464</text:p>
              </table:table-cell>
              <table:table-cell office:value-type="float" office:value="17504">
                <text:p>17504</text:p>
              </table:table-cell>
            </table:table-row>
            <table:table-row>
              <table:table-cell office:value-type="string">
                <text:p>324</text:p>
              </table:table-cell>
              <table:table-cell office:value-type="float" office:value="11367">
                <text:p>11367</text:p>
              </table:table-cell>
              <table:table-cell office:value-type="float" office:value="17558">
                <text:p>17558</text:p>
              </table:table-cell>
            </table:table-row>
            <table:table-row>
              <table:table-cell office:value-type="string">
                <text:p>325</text:p>
              </table:table-cell>
              <table:table-cell office:value-type="float" office:value="11369">
                <text:p>11369</text:p>
              </table:table-cell>
              <table:table-cell office:value-type="float" office:value="17576">
                <text:p>17576</text:p>
              </table:table-cell>
            </table:table-row>
            <table:table-row>
              <table:table-cell office:value-type="string">
                <text:p>326</text:p>
              </table:table-cell>
              <table:table-cell office:value-type="float" office:value="11568">
                <text:p>11568</text:p>
              </table:table-cell>
              <table:table-cell office:value-type="float" office:value="17758">
                <text:p>17758</text:p>
              </table:table-cell>
            </table:table-row>
            <table:table-row>
              <table:table-cell office:value-type="string">
                <text:p>327</text:p>
              </table:table-cell>
              <table:table-cell office:value-type="float" office:value="11568">
                <text:p>11568</text:p>
              </table:table-cell>
              <table:table-cell office:value-type="float" office:value="17877">
                <text:p>17877</text:p>
              </table:table-cell>
            </table:table-row>
            <table:table-row>
              <table:table-cell office:value-type="string">
                <text:p>328</text:p>
              </table:table-cell>
              <table:table-cell office:value-type="float" office:value="11569">
                <text:p>11569</text:p>
              </table:table-cell>
              <table:table-cell office:value-type="float" office:value="17810">
                <text:p>17810</text:p>
              </table:table-cell>
            </table:table-row>
            <table:table-row>
              <table:table-cell office:value-type="string">
                <text:p>329</text:p>
              </table:table-cell>
              <table:table-cell office:value-type="float" office:value="12366">
                <text:p>12366</text:p>
              </table:table-cell>
              <table:table-cell office:value-type="float" office:value="17914">
                <text:p>17914</text:p>
              </table:table-cell>
            </table:table-row>
            <table:table-row>
              <table:table-cell office:value-type="string">
                <text:p>330</text:p>
              </table:table-cell>
              <table:table-cell office:value-type="float" office:value="12167">
                <text:p>12167</text:p>
              </table:table-cell>
              <table:table-cell office:value-type="float" office:value="18007">
                <text:p>18007</text:p>
              </table:table-cell>
            </table:table-row>
            <table:table-row>
              <table:table-cell office:value-type="string">
                <text:p>331</text:p>
              </table:table-cell>
              <table:table-cell office:value-type="float" office:value="11568">
                <text:p>11568</text:p>
              </table:table-cell>
              <table:table-cell office:value-type="float" office:value="17827">
                <text:p>17827</text:p>
              </table:table-cell>
            </table:table-row>
            <table:table-row>
              <table:table-cell office:value-type="string">
                <text:p>332</text:p>
              </table:table-cell>
              <table:table-cell office:value-type="float" office:value="11471">
                <text:p>11471</text:p>
              </table:table-cell>
              <table:table-cell office:value-type="float" office:value="17833">
                <text:p>17833</text:p>
              </table:table-cell>
            </table:table-row>
            <table:table-row>
              <table:table-cell office:value-type="string">
                <text:p>333</text:p>
              </table:table-cell>
              <table:table-cell office:value-type="float" office:value="11566">
                <text:p>11566</text:p>
              </table:table-cell>
              <table:table-cell office:value-type="float" office:value="17920">
                <text:p>17920</text:p>
              </table:table-cell>
            </table:table-row>
            <table:table-row>
              <table:table-cell office:value-type="string">
                <text:p>334</text:p>
              </table:table-cell>
              <table:table-cell office:value-type="float" office:value="11365">
                <text:p>11365</text:p>
              </table:table-cell>
              <table:table-cell office:value-type="float" office:value="17757">
                <text:p>17757</text:p>
              </table:table-cell>
            </table:table-row>
            <table:table-row>
              <table:table-cell office:value-type="string">
                <text:p>335</text:p>
              </table:table-cell>
              <table:table-cell office:value-type="float" office:value="11467">
                <text:p>11467</text:p>
              </table:table-cell>
              <table:table-cell office:value-type="float" office:value="17901">
                <text:p>17901</text:p>
              </table:table-cell>
            </table:table-row>
            <table:table-row>
              <table:table-cell office:value-type="string">
                <text:p>336</text:p>
              </table:table-cell>
              <table:table-cell office:value-type="float" office:value="11365">
                <text:p>11365</text:p>
              </table:table-cell>
              <table:table-cell office:value-type="float" office:value="17902">
                <text:p>17902</text:p>
              </table:table-cell>
            </table:table-row>
            <table:table-row>
              <table:table-cell office:value-type="string">
                <text:p>337</text:p>
              </table:table-cell>
              <table:table-cell office:value-type="float" office:value="11467">
                <text:p>11467</text:p>
              </table:table-cell>
              <table:table-cell office:value-type="float" office:value="17863">
                <text:p>17863</text:p>
              </table:table-cell>
            </table:table-row>
            <table:table-row>
              <table:table-cell office:value-type="string">
                <text:p>338</text:p>
              </table:table-cell>
              <table:table-cell office:value-type="float" office:value="12166">
                <text:p>12166</text:p>
              </table:table-cell>
              <table:table-cell office:value-type="float" office:value="17816">
                <text:p>17816</text:p>
              </table:table-cell>
            </table:table-row>
            <table:table-row>
              <table:table-cell office:value-type="string">
                <text:p>339</text:p>
              </table:table-cell>
              <table:table-cell office:value-type="float" office:value="11467">
                <text:p>11467</text:p>
              </table:table-cell>
              <table:table-cell office:value-type="float" office:value="17720">
                <text:p>17720</text:p>
              </table:table-cell>
            </table:table-row>
            <table:table-row>
              <table:table-cell office:value-type="string">
                <text:p>340</text:p>
              </table:table-cell>
              <table:table-cell office:value-type="float" office:value="11565">
                <text:p>11565</text:p>
              </table:table-cell>
              <table:table-cell office:value-type="float" office:value="17664">
                <text:p>17664</text:p>
              </table:table-cell>
            </table:table-row>
            <table:table-row>
              <table:table-cell office:value-type="string">
                <text:p>341</text:p>
              </table:table-cell>
              <table:table-cell office:value-type="float" office:value="11467">
                <text:p>11467</text:p>
              </table:table-cell>
              <table:table-cell office:value-type="float" office:value="17554">
                <text:p>17554</text:p>
              </table:table-cell>
            </table:table-row>
            <table:table-row>
              <table:table-cell office:value-type="string">
                <text:p>342</text:p>
              </table:table-cell>
              <table:table-cell office:value-type="float" office:value="11467">
                <text:p>11467</text:p>
              </table:table-cell>
              <table:table-cell office:value-type="float" office:value="17711">
                <text:p>17711</text:p>
              </table:table-cell>
            </table:table-row>
            <table:table-row>
              <table:table-cell office:value-type="string">
                <text:p>343</text:p>
              </table:table-cell>
              <table:table-cell office:value-type="float" office:value="11464">
                <text:p>11464</text:p>
              </table:table-cell>
              <table:table-cell office:value-type="float" office:value="17706">
                <text:p>17706</text:p>
              </table:table-cell>
            </table:table-row>
            <table:table-row>
              <table:table-cell office:value-type="string">
                <text:p>344</text:p>
              </table:table-cell>
              <table:table-cell office:value-type="float" office:value="11469">
                <text:p>11469</text:p>
              </table:table-cell>
              <table:table-cell office:value-type="float" office:value="17689">
                <text:p>17689</text:p>
              </table:table-cell>
            </table:table-row>
            <table:table-row>
              <table:table-cell office:value-type="string">
                <text:p>345</text:p>
              </table:table-cell>
              <table:table-cell office:value-type="float" office:value="11466">
                <text:p>11466</text:p>
              </table:table-cell>
              <table:table-cell office:value-type="float" office:value="17709">
                <text:p>17709</text:p>
              </table:table-cell>
            </table:table-row>
            <table:table-row>
              <table:table-cell office:value-type="string">
                <text:p>346</text:p>
              </table:table-cell>
              <table:table-cell office:value-type="float" office:value="12172">
                <text:p>12172</text:p>
              </table:table-cell>
              <table:table-cell office:value-type="float" office:value="17696">
                <text:p>17696</text:p>
              </table:table-cell>
            </table:table-row>
            <table:table-row>
              <table:table-cell office:value-type="string">
                <text:p>347</text:p>
              </table:table-cell>
              <table:table-cell office:value-type="float" office:value="12267">
                <text:p>12267</text:p>
              </table:table-cell>
              <table:table-cell office:value-type="float" office:value="17752">
                <text:p>17752</text:p>
              </table:table-cell>
            </table:table-row>
            <table:table-row>
              <table:table-cell office:value-type="string">
                <text:p>348</text:p>
              </table:table-cell>
              <table:table-cell office:value-type="float" office:value="12267">
                <text:p>12267</text:p>
              </table:table-cell>
              <table:table-cell office:value-type="float" office:value="17994">
                <text:p>17994</text:p>
              </table:table-cell>
            </table:table-row>
            <table:table-row>
              <table:table-cell office:value-type="string">
                <text:p>349</text:p>
              </table:table-cell>
              <table:table-cell office:value-type="float" office:value="11467">
                <text:p>11467</text:p>
              </table:table-cell>
              <table:table-cell office:value-type="float" office:value="18068">
                <text:p>18068</text:p>
              </table:table-cell>
            </table:table-row>
            <table:table-row>
              <table:table-cell office:value-type="string">
                <text:p>350</text:p>
              </table:table-cell>
              <table:table-cell office:value-type="float" office:value="11365">
                <text:p>11365</text:p>
              </table:table-cell>
              <table:table-cell office:value-type="float" office:value="17709">
                <text:p>17709</text:p>
              </table:table-cell>
            </table:table-row>
            <table:table-row>
              <table:table-cell office:value-type="string">
                <text:p>351</text:p>
              </table:table-cell>
              <table:table-cell office:value-type="float" office:value="11363">
                <text:p>11363</text:p>
              </table:table-cell>
              <table:table-cell office:value-type="float" office:value="17754">
                <text:p>17754</text:p>
              </table:table-cell>
            </table:table-row>
            <table:table-row>
              <table:table-cell office:value-type="string">
                <text:p>352</text:p>
              </table:table-cell>
              <table:table-cell office:value-type="float" office:value="11468">
                <text:p>11468</text:p>
              </table:table-cell>
              <table:table-cell office:value-type="float" office:value="17783">
                <text:p>17783</text:p>
              </table:table-cell>
            </table:table-row>
            <table:table-row>
              <table:table-cell office:value-type="string">
                <text:p>353</text:p>
              </table:table-cell>
              <table:table-cell office:value-type="float" office:value="12266">
                <text:p>12266</text:p>
              </table:table-cell>
              <table:table-cell office:value-type="float" office:value="17856">
                <text:p>17856</text:p>
              </table:table-cell>
            </table:table-row>
            <table:table-row>
              <table:table-cell office:value-type="string">
                <text:p>354</text:p>
              </table:table-cell>
              <table:table-cell office:value-type="float" office:value="11468">
                <text:p>11468</text:p>
              </table:table-cell>
              <table:table-cell office:value-type="float" office:value="17687">
                <text:p>17687</text:p>
              </table:table-cell>
            </table:table-row>
            <table:table-row>
              <table:table-cell office:value-type="string">
                <text:p>355</text:p>
              </table:table-cell>
              <table:table-cell office:value-type="float" office:value="11467">
                <text:p>11467</text:p>
              </table:table-cell>
              <table:table-cell office:value-type="float" office:value="17679">
                <text:p>17679</text:p>
              </table:table-cell>
            </table:table-row>
            <table:table-row>
              <table:table-cell office:value-type="string">
                <text:p>356</text:p>
              </table:table-cell>
              <table:table-cell office:value-type="float" office:value="11467">
                <text:p>11467</text:p>
              </table:table-cell>
              <table:table-cell office:value-type="float" office:value="17698">
                <text:p>17698</text:p>
              </table:table-cell>
            </table:table-row>
            <table:table-row>
              <table:table-cell office:value-type="string">
                <text:p>357</text:p>
              </table:table-cell>
              <table:table-cell office:value-type="float" office:value="11368">
                <text:p>11368</text:p>
              </table:table-cell>
              <table:table-cell office:value-type="float" office:value="17368">
                <text:p>17368</text:p>
              </table:table-cell>
            </table:table-row>
            <table:table-row>
              <table:table-cell office:value-type="string">
                <text:p>358</text:p>
              </table:table-cell>
              <table:table-cell office:value-type="float" office:value="11467">
                <text:p>11467</text:p>
              </table:table-cell>
              <table:table-cell office:value-type="float" office:value="17610">
                <text:p>17610</text:p>
              </table:table-cell>
            </table:table-row>
            <table:table-row>
              <table:table-cell office:value-type="string">
                <text:p>359</text:p>
              </table:table-cell>
              <table:table-cell office:value-type="float" office:value="11467">
                <text:p>11467</text:p>
              </table:table-cell>
              <table:table-cell office:value-type="float" office:value="17763">
                <text:p>17763</text:p>
              </table:table-cell>
            </table:table-row>
            <table:table-row>
              <table:table-cell office:value-type="string">
                <text:p>360</text:p>
              </table:table-cell>
              <table:table-cell office:value-type="float" office:value="11467">
                <text:p>11467</text:p>
              </table:table-cell>
              <table:table-cell office:value-type="float" office:value="17589">
                <text:p>17589</text:p>
              </table:table-cell>
            </table:table-row>
            <table:table-row>
              <table:table-cell office:value-type="string">
                <text:p>361</text:p>
              </table:table-cell>
              <table:table-cell office:value-type="float" office:value="11467">
                <text:p>11467</text:p>
              </table:table-cell>
              <table:table-cell office:value-type="float" office:value="17501">
                <text:p>17501</text:p>
              </table:table-cell>
            </table:table-row>
            <table:table-row>
              <table:table-cell office:value-type="string">
                <text:p>362</text:p>
              </table:table-cell>
              <table:table-cell office:value-type="float" office:value="11469">
                <text:p>11469</text:p>
              </table:table-cell>
              <table:table-cell office:value-type="float" office:value="17510">
                <text:p>17510</text:p>
              </table:table-cell>
            </table:table-row>
            <table:table-row>
              <table:table-cell office:value-type="string">
                <text:p>363</text:p>
              </table:table-cell>
              <table:table-cell office:value-type="float" office:value="11469">
                <text:p>11469</text:p>
              </table:table-cell>
              <table:table-cell office:value-type="float" office:value="17613">
                <text:p>17613</text:p>
              </table:table-cell>
            </table:table-row>
            <table:table-row>
              <table:table-cell office:value-type="string">
                <text:p>364</text:p>
              </table:table-cell>
              <table:table-cell office:value-type="float" office:value="11470">
                <text:p>11470</text:p>
              </table:table-cell>
              <table:table-cell office:value-type="float" office:value="17591">
                <text:p>17591</text:p>
              </table:table-cell>
            </table:table-row>
            <table:table-row>
              <table:table-cell office:value-type="string">
                <text:p>365</text:p>
              </table:table-cell>
              <table:table-cell office:value-type="float" office:value="11468">
                <text:p>11468</text:p>
              </table:table-cell>
              <table:table-cell office:value-type="float" office:value="17491">
                <text:p>17491</text:p>
              </table:table-cell>
            </table:table-row>
            <table:table-row>
              <table:table-cell office:value-type="string">
                <text:p>366</text:p>
              </table:table-cell>
              <table:table-cell office:value-type="float" office:value="11467">
                <text:p>11467</text:p>
              </table:table-cell>
              <table:table-cell office:value-type="float" office:value="17275">
                <text:p>17275</text:p>
              </table:table-cell>
            </table:table-row>
            <table:table-row>
              <table:table-cell office:value-type="string">
                <text:p>367</text:p>
              </table:table-cell>
              <table:table-cell office:value-type="float" office:value="11470">
                <text:p>11470</text:p>
              </table:table-cell>
              <table:table-cell office:value-type="float" office:value="17342">
                <text:p>17342</text:p>
              </table:table-cell>
            </table:table-row>
            <table:table-row>
              <table:table-cell office:value-type="string">
                <text:p>368</text:p>
              </table:table-cell>
              <table:table-cell office:value-type="float" office:value="11470">
                <text:p>11470</text:p>
              </table:table-cell>
              <table:table-cell office:value-type="float" office:value="17496">
                <text:p>17496</text:p>
              </table:table-cell>
            </table:table-row>
            <table:table-row>
              <table:table-cell office:value-type="string">
                <text:p>369</text:p>
              </table:table-cell>
              <table:table-cell office:value-type="float" office:value="11468">
                <text:p>11468</text:p>
              </table:table-cell>
              <table:table-cell office:value-type="float" office:value="17631">
                <text:p>17631</text:p>
              </table:table-cell>
            </table:table-row>
            <table:table-row>
              <table:table-cell office:value-type="string">
                <text:p>370</text:p>
              </table:table-cell>
              <table:table-cell office:value-type="float" office:value="11468">
                <text:p>11468</text:p>
              </table:table-cell>
              <table:table-cell office:value-type="float" office:value="17629">
                <text:p>17629</text:p>
              </table:table-cell>
            </table:table-row>
            <table:table-row>
              <table:table-cell office:value-type="string">
                <text:p>371</text:p>
              </table:table-cell>
              <table:table-cell office:value-type="float" office:value="12266">
                <text:p>12266</text:p>
              </table:table-cell>
              <table:table-cell office:value-type="float" office:value="17554">
                <text:p>17554</text:p>
              </table:table-cell>
            </table:table-row>
            <table:table-row>
              <table:table-cell office:value-type="string">
                <text:p>372</text:p>
              </table:table-cell>
              <table:table-cell office:value-type="float" office:value="11467">
                <text:p>11467</text:p>
              </table:table-cell>
              <table:table-cell office:value-type="float" office:value="17770">
                <text:p>17770</text:p>
              </table:table-cell>
            </table:table-row>
            <table:table-row>
              <table:table-cell office:value-type="string">
                <text:p>373</text:p>
              </table:table-cell>
              <table:table-cell office:value-type="float" office:value="11470">
                <text:p>11470</text:p>
              </table:table-cell>
              <table:table-cell office:value-type="float" office:value="17736">
                <text:p>17736</text:p>
              </table:table-cell>
            </table:table-row>
            <table:table-row>
              <table:table-cell office:value-type="string">
                <text:p>374</text:p>
              </table:table-cell>
              <table:table-cell office:value-type="float" office:value="11567">
                <text:p>11567</text:p>
              </table:table-cell>
              <table:table-cell office:value-type="float" office:value="17742">
                <text:p>17742</text:p>
              </table:table-cell>
            </table:table-row>
            <table:table-row>
              <table:table-cell office:value-type="string">
                <text:p>375</text:p>
              </table:table-cell>
              <table:table-cell office:value-type="float" office:value="12268">
                <text:p>12268</text:p>
              </table:table-cell>
              <table:table-cell office:value-type="float" office:value="17686">
                <text:p>17686</text:p>
              </table:table-cell>
            </table:table-row>
            <table:table-row>
              <table:table-cell office:value-type="string">
                <text:p>376</text:p>
              </table:table-cell>
              <table:table-cell office:value-type="float" office:value="11769">
                <text:p>11769</text:p>
              </table:table-cell>
              <table:table-cell office:value-type="float" office:value="17697">
                <text:p>17697</text:p>
              </table:table-cell>
            </table:table-row>
            <table:table-row>
              <table:table-cell office:value-type="string">
                <text:p>377</text:p>
              </table:table-cell>
              <table:table-cell office:value-type="float" office:value="11470">
                <text:p>11470</text:p>
              </table:table-cell>
              <table:table-cell office:value-type="float" office:value="17817">
                <text:p>17817</text:p>
              </table:table-cell>
            </table:table-row>
            <table:table-row>
              <table:table-cell office:value-type="string">
                <text:p>378</text:p>
              </table:table-cell>
              <table:table-cell office:value-type="float" office:value="11468">
                <text:p>11468</text:p>
              </table:table-cell>
              <table:table-cell office:value-type="float" office:value="17868">
                <text:p>17868</text:p>
              </table:table-cell>
            </table:table-row>
            <table:table-row>
              <table:table-cell office:value-type="string">
                <text:p>379</text:p>
              </table:table-cell>
              <table:table-cell office:value-type="float" office:value="11468">
                <text:p>11468</text:p>
              </table:table-cell>
              <table:table-cell office:value-type="float" office:value="17777">
                <text:p>17777</text:p>
              </table:table-cell>
            </table:table-row>
            <table:table-row>
              <table:table-cell office:value-type="string">
                <text:p>380</text:p>
              </table:table-cell>
              <table:table-cell office:value-type="float" office:value="11470">
                <text:p>11470</text:p>
              </table:table-cell>
              <table:table-cell office:value-type="float" office:value="17583">
                <text:p>17583</text:p>
              </table:table-cell>
            </table:table-row>
            <table:table-row>
              <table:table-cell office:value-type="string">
                <text:p>381</text:p>
              </table:table-cell>
              <table:table-cell office:value-type="float" office:value="11568">
                <text:p>11568</text:p>
              </table:table-cell>
              <table:table-cell office:value-type="float" office:value="17591">
                <text:p>17591</text:p>
              </table:table-cell>
            </table:table-row>
            <table:table-row>
              <table:table-cell office:value-type="string">
                <text:p>382</text:p>
              </table:table-cell>
              <table:table-cell office:value-type="float" office:value="11667">
                <text:p>11667</text:p>
              </table:table-cell>
              <table:table-cell office:value-type="float" office:value="17644">
                <text:p>17644</text:p>
              </table:table-cell>
            </table:table-row>
            <table:table-row>
              <table:table-cell office:value-type="string">
                <text:p>383</text:p>
              </table:table-cell>
              <table:table-cell office:value-type="float" office:value="11468">
                <text:p>11468</text:p>
              </table:table-cell>
              <table:table-cell office:value-type="float" office:value="17793">
                <text:p>17793</text:p>
              </table:table-cell>
            </table:table-row>
            <table:table-row>
              <table:table-cell office:value-type="string">
                <text:p>384</text:p>
              </table:table-cell>
              <table:table-cell office:value-type="float" office:value="11468">
                <text:p>11468</text:p>
              </table:table-cell>
              <table:table-cell office:value-type="float" office:value="17408">
                <text:p>17408</text:p>
              </table:table-cell>
            </table:table-row>
            <table:table-row>
              <table:table-cell office:value-type="string">
                <text:p>385</text:p>
              </table:table-cell>
              <table:table-cell office:value-type="float" office:value="11469">
                <text:p>11469</text:p>
              </table:table-cell>
              <table:table-cell office:value-type="float" office:value="17373">
                <text:p>17373</text:p>
              </table:table-cell>
            </table:table-row>
            <table:table-row>
              <table:table-cell office:value-type="string">
                <text:p>386</text:p>
              </table:table-cell>
              <table:table-cell office:value-type="float" office:value="11467">
                <text:p>11467</text:p>
              </table:table-cell>
              <table:table-cell office:value-type="float" office:value="17346">
                <text:p>17346</text:p>
              </table:table-cell>
            </table:table-row>
            <table:table-row>
              <table:table-cell office:value-type="string">
                <text:p>387</text:p>
              </table:table-cell>
              <table:table-cell office:value-type="float" office:value="11469">
                <text:p>11469</text:p>
              </table:table-cell>
              <table:table-cell office:value-type="float" office:value="17453">
                <text:p>17453</text:p>
              </table:table-cell>
            </table:table-row>
            <table:table-row>
              <table:table-cell office:value-type="string">
                <text:p>388</text:p>
              </table:table-cell>
              <table:table-cell office:value-type="float" office:value="11567">
                <text:p>11567</text:p>
              </table:table-cell>
              <table:table-cell office:value-type="float" office:value="17384">
                <text:p>17384</text:p>
              </table:table-cell>
            </table:table-row>
            <table:table-row>
              <table:table-cell office:value-type="string">
                <text:p>389</text:p>
              </table:table-cell>
              <table:table-cell office:value-type="float" office:value="11469">
                <text:p>11469</text:p>
              </table:table-cell>
              <table:table-cell office:value-type="float" office:value="17422">
                <text:p>17422</text:p>
              </table:table-cell>
            </table:table-row>
            <table:table-row>
              <table:table-cell office:value-type="string">
                <text:p>390</text:p>
              </table:table-cell>
              <table:table-cell office:value-type="float" office:value="11568">
                <text:p>11568</text:p>
              </table:table-cell>
              <table:table-cell office:value-type="float" office:value="17341">
                <text:p>17341</text:p>
              </table:table-cell>
            </table:table-row>
            <table:table-row>
              <table:table-cell office:value-type="string">
                <text:p>391</text:p>
              </table:table-cell>
              <table:table-cell office:value-type="float" office:value="11470">
                <text:p>11470</text:p>
              </table:table-cell>
              <table:table-cell office:value-type="float" office:value="17646">
                <text:p>17646</text:p>
              </table:table-cell>
            </table:table-row>
            <table:table-row>
              <table:table-cell office:value-type="string">
                <text:p>392</text:p>
              </table:table-cell>
              <table:table-cell office:value-type="float" office:value="11466">
                <text:p>11466</text:p>
              </table:table-cell>
              <table:table-cell office:value-type="float" office:value="17657">
                <text:p>17657</text:p>
              </table:table-cell>
            </table:table-row>
            <table:table-row>
              <table:table-cell office:value-type="string">
                <text:p>393</text:p>
              </table:table-cell>
              <table:table-cell office:value-type="float" office:value="11468">
                <text:p>11468</text:p>
              </table:table-cell>
              <table:table-cell office:value-type="float" office:value="17713">
                <text:p>17713</text:p>
              </table:table-cell>
            </table:table-row>
            <table:table-row>
              <table:table-cell office:value-type="string">
                <text:p>394</text:p>
              </table:table-cell>
              <table:table-cell office:value-type="float" office:value="11569">
                <text:p>11569</text:p>
              </table:table-cell>
              <table:table-cell office:value-type="float" office:value="17696">
                <text:p>17696</text:p>
              </table:table-cell>
            </table:table-row>
            <table:table-row>
              <table:table-cell office:value-type="string">
                <text:p>395</text:p>
              </table:table-cell>
              <table:table-cell office:value-type="float" office:value="11468">
                <text:p>11468</text:p>
              </table:table-cell>
              <table:table-cell office:value-type="float" office:value="17535">
                <text:p>17535</text:p>
              </table:table-cell>
            </table:table-row>
            <table:table-row>
              <table:table-cell office:value-type="string">
                <text:p>396</text:p>
              </table:table-cell>
              <table:table-cell office:value-type="float" office:value="11468">
                <text:p>11468</text:p>
              </table:table-cell>
              <table:table-cell office:value-type="float" office:value="17674">
                <text:p>17674</text:p>
              </table:table-cell>
            </table:table-row>
            <table:table-row>
              <table:table-cell office:value-type="string">
                <text:p>397</text:p>
              </table:table-cell>
              <table:table-cell office:value-type="float" office:value="11469">
                <text:p>11469</text:p>
              </table:table-cell>
              <table:table-cell office:value-type="float" office:value="17636">
                <text:p>17636</text:p>
              </table:table-cell>
            </table:table-row>
            <table:table-row>
              <table:table-cell office:value-type="string">
                <text:p>398</text:p>
              </table:table-cell>
              <table:table-cell office:value-type="float" office:value="11468">
                <text:p>11468</text:p>
              </table:table-cell>
              <table:table-cell office:value-type="float" office:value="17538">
                <text:p>17538</text:p>
              </table:table-cell>
            </table:table-row>
            <table:table-row>
              <table:table-cell office:value-type="string">
                <text:p>399</text:p>
              </table:table-cell>
              <table:table-cell office:value-type="float" office:value="11668">
                <text:p>11668</text:p>
              </table:table-cell>
              <table:table-cell office:value-type="float" office:value="17715">
                <text:p>17715</text:p>
              </table:table-cell>
            </table:table-row>
            <table:table-row>
              <table:table-cell office:value-type="string">
                <text:p>400</text:p>
              </table:table-cell>
              <table:table-cell office:value-type="float" office:value="11670">
                <text:p>11670</text:p>
              </table:table-cell>
              <table:table-cell office:value-type="float" office:value="17672">
                <text:p>17672</text:p>
              </table:table-cell>
            </table:table-row>
            <table:table-row>
              <table:table-cell office:value-type="string">
                <text:p>401</text:p>
              </table:table-cell>
              <table:table-cell office:value-type="float" office:value="11470">
                <text:p>11470</text:p>
              </table:table-cell>
              <table:table-cell office:value-type="float" office:value="17792">
                <text:p>17792</text:p>
              </table:table-cell>
            </table:table-row>
            <table:table-row>
              <table:table-cell office:value-type="string">
                <text:p>402</text:p>
              </table:table-cell>
              <table:table-cell office:value-type="float" office:value="11666">
                <text:p>11666</text:p>
              </table:table-cell>
              <table:table-cell office:value-type="float" office:value="17548">
                <text:p>17548</text:p>
              </table:table-cell>
            </table:table-row>
            <table:table-row>
              <table:table-cell office:value-type="string">
                <text:p>403</text:p>
              </table:table-cell>
              <table:table-cell office:value-type="float" office:value="11570">
                <text:p>11570</text:p>
              </table:table-cell>
              <table:table-cell office:value-type="float" office:value="17557">
                <text:p>17557</text:p>
              </table:table-cell>
            </table:table-row>
            <table:table-row>
              <table:table-cell office:value-type="string">
                <text:p>404</text:p>
              </table:table-cell>
              <table:table-cell office:value-type="float" office:value="11469">
                <text:p>11469</text:p>
              </table:table-cell>
              <table:table-cell office:value-type="float" office:value="17551">
                <text:p>17551</text:p>
              </table:table-cell>
            </table:table-row>
            <table:table-row>
              <table:table-cell office:value-type="string">
                <text:p>405</text:p>
              </table:table-cell>
              <table:table-cell office:value-type="float" office:value="11567">
                <text:p>11567</text:p>
              </table:table-cell>
              <table:table-cell office:value-type="float" office:value="17492">
                <text:p>17492</text:p>
              </table:table-cell>
            </table:table-row>
            <table:table-row>
              <table:table-cell office:value-type="string">
                <text:p>406</text:p>
              </table:table-cell>
              <table:table-cell office:value-type="float" office:value="11567">
                <text:p>11567</text:p>
              </table:table-cell>
              <table:table-cell office:value-type="float" office:value="17440">
                <text:p>17440</text:p>
              </table:table-cell>
            </table:table-row>
            <table:table-row>
              <table:table-cell office:value-type="string">
                <text:p>407</text:p>
              </table:table-cell>
              <table:table-cell office:value-type="float" office:value="11567">
                <text:p>11567</text:p>
              </table:table-cell>
              <table:table-cell office:value-type="float" office:value="17452">
                <text:p>17452</text:p>
              </table:table-cell>
            </table:table-row>
            <table:table-row>
              <table:table-cell office:value-type="string">
                <text:p>408</text:p>
              </table:table-cell>
              <table:table-cell office:value-type="float" office:value="11468">
                <text:p>11468</text:p>
              </table:table-cell>
              <table:table-cell office:value-type="float" office:value="17628">
                <text:p>17628</text:p>
              </table:table-cell>
            </table:table-row>
            <table:table-row>
              <table:table-cell office:value-type="string">
                <text:p>409</text:p>
              </table:table-cell>
              <table:table-cell office:value-type="float" office:value="11469">
                <text:p>11469</text:p>
              </table:table-cell>
              <table:table-cell office:value-type="float" office:value="17575">
                <text:p>17575</text:p>
              </table:table-cell>
            </table:table-row>
            <table:table-row>
              <table:table-cell office:value-type="string">
                <text:p>410</text:p>
              </table:table-cell>
              <table:table-cell office:value-type="float" office:value="11468">
                <text:p>11468</text:p>
              </table:table-cell>
              <table:table-cell office:value-type="float" office:value="17495">
                <text:p>17495</text:p>
              </table:table-cell>
            </table:table-row>
            <table:table-row>
              <table:table-cell office:value-type="string">
                <text:p>411</text:p>
              </table:table-cell>
              <table:table-cell office:value-type="float" office:value="11471">
                <text:p>11471</text:p>
              </table:table-cell>
              <table:table-cell office:value-type="float" office:value="17589">
                <text:p>17589</text:p>
              </table:table-cell>
            </table:table-row>
            <table:table-row>
              <table:table-cell office:value-type="string">
                <text:p>412</text:p>
              </table:table-cell>
              <table:table-cell office:value-type="float" office:value="11466">
                <text:p>11466</text:p>
              </table:table-cell>
              <table:table-cell office:value-type="float" office:value="17453">
                <text:p>17453</text:p>
              </table:table-cell>
            </table:table-row>
            <table:table-row>
              <table:table-cell office:value-type="string">
                <text:p>413</text:p>
              </table:table-cell>
              <table:table-cell office:value-type="float" office:value="11469">
                <text:p>11469</text:p>
              </table:table-cell>
              <table:table-cell office:value-type="float" office:value="17606">
                <text:p>17606</text:p>
              </table:table-cell>
            </table:table-row>
            <table:table-row>
              <table:table-cell office:value-type="string">
                <text:p>414</text:p>
              </table:table-cell>
              <table:table-cell office:value-type="float" office:value="11466">
                <text:p>11466</text:p>
              </table:table-cell>
              <table:table-cell office:value-type="float" office:value="17682">
                <text:p>17682</text:p>
              </table:table-cell>
            </table:table-row>
            <table:table-row>
              <table:table-cell office:value-type="string">
                <text:p>415</text:p>
              </table:table-cell>
              <table:table-cell office:value-type="float" office:value="12167">
                <text:p>12167</text:p>
              </table:table-cell>
              <table:table-cell office:value-type="float" office:value="17653">
                <text:p>17653</text:p>
              </table:table-cell>
            </table:table-row>
            <table:table-row>
              <table:table-cell office:value-type="string">
                <text:p>416</text:p>
              </table:table-cell>
              <table:table-cell office:value-type="float" office:value="11670">
                <text:p>11670</text:p>
              </table:table-cell>
              <table:table-cell office:value-type="float" office:value="17842">
                <text:p>17842</text:p>
              </table:table-cell>
            </table:table-row>
            <table:table-row>
              <table:table-cell office:value-type="string">
                <text:p>417</text:p>
              </table:table-cell>
              <table:table-cell office:value-type="float" office:value="11470">
                <text:p>11470</text:p>
              </table:table-cell>
              <table:table-cell office:value-type="float" office:value="17684">
                <text:p>17684</text:p>
              </table:table-cell>
            </table:table-row>
            <table:table-row>
              <table:table-cell office:value-type="string">
                <text:p>418</text:p>
              </table:table-cell>
              <table:table-cell office:value-type="float" office:value="11767">
                <text:p>11767</text:p>
              </table:table-cell>
              <table:table-cell office:value-type="float" office:value="17530">
                <text:p>17530</text:p>
              </table:table-cell>
            </table:table-row>
            <table:table-row>
              <table:table-cell office:value-type="string">
                <text:p>419</text:p>
              </table:table-cell>
              <table:table-cell office:value-type="float" office:value="11470">
                <text:p>11470</text:p>
              </table:table-cell>
              <table:table-cell office:value-type="float" office:value="17707">
                <text:p>17707</text:p>
              </table:table-cell>
            </table:table-row>
            <table:table-row>
              <table:table-cell office:value-type="string">
                <text:p>420</text:p>
              </table:table-cell>
              <table:table-cell office:value-type="float" office:value="11367">
                <text:p>11367</text:p>
              </table:table-cell>
              <table:table-cell office:value-type="float" office:value="17788">
                <text:p>17788</text:p>
              </table:table-cell>
            </table:table-row>
            <table:table-row>
              <table:table-cell office:value-type="string">
                <text:p>421</text:p>
              </table:table-cell>
              <table:table-cell office:value-type="float" office:value="11473">
                <text:p>11473</text:p>
              </table:table-cell>
              <table:table-cell office:value-type="float" office:value="17516">
                <text:p>17516</text:p>
              </table:table-cell>
            </table:table-row>
            <table:table-row>
              <table:table-cell office:value-type="string">
                <text:p>422</text:p>
              </table:table-cell>
              <table:table-cell office:value-type="float" office:value="11569">
                <text:p>11569</text:p>
              </table:table-cell>
              <table:table-cell office:value-type="float" office:value="17465">
                <text:p>17465</text:p>
              </table:table-cell>
            </table:table-row>
            <table:table-row>
              <table:table-cell office:value-type="string">
                <text:p>423</text:p>
              </table:table-cell>
              <table:table-cell office:value-type="float" office:value="12267">
                <text:p>12267</text:p>
              </table:table-cell>
              <table:table-cell office:value-type="float" office:value="17520">
                <text:p>17520</text:p>
              </table:table-cell>
            </table:table-row>
            <table:table-row>
              <table:table-cell office:value-type="string">
                <text:p>424</text:p>
              </table:table-cell>
              <table:table-cell office:value-type="float" office:value="11366">
                <text:p>11366</text:p>
              </table:table-cell>
              <table:table-cell office:value-type="float" office:value="17752">
                <text:p>17752</text:p>
              </table:table-cell>
            </table:table-row>
            <table:table-row>
              <table:table-cell office:value-type="string">
                <text:p>425</text:p>
              </table:table-cell>
              <table:table-cell office:value-type="float" office:value="11669">
                <text:p>11669</text:p>
              </table:table-cell>
              <table:table-cell office:value-type="float" office:value="17982">
                <text:p>17982</text:p>
              </table:table-cell>
            </table:table-row>
            <table:table-row>
              <table:table-cell office:value-type="string">
                <text:p>426</text:p>
              </table:table-cell>
              <table:table-cell office:value-type="float" office:value="11470">
                <text:p>11470</text:p>
              </table:table-cell>
              <table:table-cell office:value-type="float" office:value="17700">
                <text:p>17700</text:p>
              </table:table-cell>
            </table:table-row>
            <table:table-row>
              <table:table-cell office:value-type="string">
                <text:p>427</text:p>
              </table:table-cell>
              <table:table-cell office:value-type="float" office:value="12267">
                <text:p>12267</text:p>
              </table:table-cell>
              <table:table-cell office:value-type="float" office:value="17776">
                <text:p>17776</text:p>
              </table:table-cell>
            </table:table-row>
            <table:table-row>
              <table:table-cell office:value-type="string">
                <text:p>428</text:p>
              </table:table-cell>
              <table:table-cell office:value-type="float" office:value="11666">
                <text:p>11666</text:p>
              </table:table-cell>
              <table:table-cell office:value-type="float" office:value="17975">
                <text:p>17975</text:p>
              </table:table-cell>
            </table:table-row>
            <table:table-row>
              <table:table-cell office:value-type="string">
                <text:p>429</text:p>
              </table:table-cell>
              <table:table-cell office:value-type="float" office:value="12368">
                <text:p>12368</text:p>
              </table:table-cell>
              <table:table-cell office:value-type="float" office:value="17754">
                <text:p>17754</text:p>
              </table:table-cell>
            </table:table-row>
            <table:table-row>
              <table:table-cell office:value-type="string">
                <text:p>430</text:p>
              </table:table-cell>
              <table:table-cell office:value-type="float" office:value="11466">
                <text:p>11466</text:p>
              </table:table-cell>
              <table:table-cell office:value-type="float" office:value="17710">
                <text:p>17710</text:p>
              </table:table-cell>
            </table:table-row>
            <table:table-row>
              <table:table-cell office:value-type="string">
                <text:p>431</text:p>
              </table:table-cell>
              <table:table-cell office:value-type="float" office:value="11467">
                <text:p>11467</text:p>
              </table:table-cell>
              <table:table-cell office:value-type="float" office:value="17553">
                <text:p>17553</text:p>
              </table:table-cell>
            </table:table-row>
            <table:table-row>
              <table:table-cell office:value-type="string">
                <text:p>432</text:p>
              </table:table-cell>
              <table:table-cell office:value-type="float" office:value="11467">
                <text:p>11467</text:p>
              </table:table-cell>
              <table:table-cell office:value-type="float" office:value="17559">
                <text:p>17559</text:p>
              </table:table-cell>
            </table:table-row>
            <table:table-row>
              <table:table-cell office:value-type="string">
                <text:p>433</text:p>
              </table:table-cell>
              <table:table-cell office:value-type="float" office:value="11469">
                <text:p>11469</text:p>
              </table:table-cell>
              <table:table-cell office:value-type="float" office:value="17416">
                <text:p>17416</text:p>
              </table:table-cell>
            </table:table-row>
            <table:table-row>
              <table:table-cell office:value-type="string">
                <text:p>434</text:p>
              </table:table-cell>
              <table:table-cell office:value-type="float" office:value="11568">
                <text:p>11568</text:p>
              </table:table-cell>
              <table:table-cell office:value-type="float" office:value="17593">
                <text:p>17593</text:p>
              </table:table-cell>
            </table:table-row>
            <table:table-row>
              <table:table-cell office:value-type="string">
                <text:p>435</text:p>
              </table:table-cell>
              <table:table-cell office:value-type="float" office:value="11368">
                <text:p>11368</text:p>
              </table:table-cell>
              <table:table-cell office:value-type="float" office:value="17730">
                <text:p>17730</text:p>
              </table:table-cell>
            </table:table-row>
            <table:table-row>
              <table:table-cell office:value-type="string">
                <text:p>436</text:p>
              </table:table-cell>
              <table:table-cell office:value-type="float" office:value="11567">
                <text:p>11567</text:p>
              </table:table-cell>
              <table:table-cell office:value-type="float" office:value="17887">
                <text:p>17887</text:p>
              </table:table-cell>
            </table:table-row>
            <table:table-row>
              <table:table-cell office:value-type="string">
                <text:p>437</text:p>
              </table:table-cell>
              <table:table-cell office:value-type="float" office:value="11468">
                <text:p>11468</text:p>
              </table:table-cell>
              <table:table-cell office:value-type="float" office:value="17691">
                <text:p>17691</text:p>
              </table:table-cell>
            </table:table-row>
            <table:table-row>
              <table:table-cell office:value-type="string">
                <text:p>438</text:p>
              </table:table-cell>
              <table:table-cell office:value-type="float" office:value="11566">
                <text:p>11566</text:p>
              </table:table-cell>
              <table:table-cell office:value-type="float" office:value="17641">
                <text:p>17641</text:p>
              </table:table-cell>
            </table:table-row>
            <table:table-row>
              <table:table-cell office:value-type="string">
                <text:p>439</text:p>
              </table:table-cell>
              <table:table-cell office:value-type="float" office:value="11565">
                <text:p>11565</text:p>
              </table:table-cell>
              <table:table-cell office:value-type="float" office:value="17489">
                <text:p>17489</text:p>
              </table:table-cell>
            </table:table-row>
            <table:table-row>
              <table:table-cell office:value-type="string">
                <text:p>440</text:p>
              </table:table-cell>
              <table:table-cell office:value-type="float" office:value="11467">
                <text:p>11467</text:p>
              </table:table-cell>
              <table:table-cell office:value-type="float" office:value="17721">
                <text:p>17721</text:p>
              </table:table-cell>
            </table:table-row>
            <table:table-row>
              <table:table-cell office:value-type="string">
                <text:p>441</text:p>
              </table:table-cell>
              <table:table-cell office:value-type="float" office:value="11369">
                <text:p>11369</text:p>
              </table:table-cell>
              <table:table-cell office:value-type="float" office:value="17629">
                <text:p>17629</text:p>
              </table:table-cell>
            </table:table-row>
            <table:table-row>
              <table:table-cell office:value-type="string">
                <text:p>442</text:p>
              </table:table-cell>
              <table:table-cell office:value-type="float" office:value="11571">
                <text:p>11571</text:p>
              </table:table-cell>
              <table:table-cell office:value-type="float" office:value="17611">
                <text:p>17611</text:p>
              </table:table-cell>
            </table:table-row>
            <table:table-row>
              <table:table-cell office:value-type="string">
                <text:p>443</text:p>
              </table:table-cell>
              <table:table-cell office:value-type="float" office:value="11467">
                <text:p>11467</text:p>
              </table:table-cell>
              <table:table-cell office:value-type="float" office:value="17710">
                <text:p>17710</text:p>
              </table:table-cell>
            </table:table-row>
            <table:table-row>
              <table:table-cell office:value-type="string">
                <text:p>444</text:p>
              </table:table-cell>
              <table:table-cell office:value-type="float" office:value="11567">
                <text:p>11567</text:p>
              </table:table-cell>
              <table:table-cell office:value-type="float" office:value="17618">
                <text:p>17618</text:p>
              </table:table-cell>
            </table:table-row>
            <table:table-row>
              <table:table-cell office:value-type="string">
                <text:p>445</text:p>
              </table:table-cell>
              <table:table-cell office:value-type="float" office:value="11769">
                <text:p>11769</text:p>
              </table:table-cell>
              <table:table-cell office:value-type="float" office:value="17677">
                <text:p>17677</text:p>
              </table:table-cell>
            </table:table-row>
            <table:table-row>
              <table:table-cell office:value-type="string">
                <text:p>446</text:p>
              </table:table-cell>
              <table:table-cell office:value-type="float" office:value="11466">
                <text:p>11466</text:p>
              </table:table-cell>
              <table:table-cell office:value-type="float" office:value="17765">
                <text:p>17765</text:p>
              </table:table-cell>
            </table:table-row>
            <table:table-row>
              <table:table-cell office:value-type="string">
                <text:p>447</text:p>
              </table:table-cell>
              <table:table-cell office:value-type="float" office:value="11663">
                <text:p>11663</text:p>
              </table:table-cell>
              <table:table-cell office:value-type="float" office:value="17687">
                <text:p>17687</text:p>
              </table:table-cell>
            </table:table-row>
            <table:table-row>
              <table:table-cell office:value-type="string">
                <text:p>448</text:p>
              </table:table-cell>
              <table:table-cell office:value-type="float" office:value="11569">
                <text:p>11569</text:p>
              </table:table-cell>
              <table:table-cell office:value-type="float" office:value="17604">
                <text:p>17604</text:p>
              </table:table-cell>
            </table:table-row>
            <table:table-row>
              <table:table-cell office:value-type="string">
                <text:p>449</text:p>
              </table:table-cell>
              <table:table-cell office:value-type="float" office:value="11470">
                <text:p>11470</text:p>
              </table:table-cell>
              <table:table-cell office:value-type="float" office:value="17593">
                <text:p>17593</text:p>
              </table:table-cell>
            </table:table-row>
            <table:table-row>
              <table:table-cell office:value-type="string">
                <text:p>450</text:p>
              </table:table-cell>
              <table:table-cell office:value-type="float" office:value="11566">
                <text:p>11566</text:p>
              </table:table-cell>
              <table:table-cell office:value-type="float" office:value="17462">
                <text:p>17462</text:p>
              </table:table-cell>
            </table:table-row>
            <table:table-row>
              <table:table-cell office:value-type="string">
                <text:p>451</text:p>
              </table:table-cell>
              <table:table-cell office:value-type="float" office:value="11568">
                <text:p>11568</text:p>
              </table:table-cell>
              <table:table-cell office:value-type="float" office:value="17393">
                <text:p>17393</text:p>
              </table:table-cell>
            </table:table-row>
            <table:table-row>
              <table:table-cell office:value-type="string">
                <text:p>452</text:p>
              </table:table-cell>
              <table:table-cell office:value-type="float" office:value="11567">
                <text:p>11567</text:p>
              </table:table-cell>
              <table:table-cell office:value-type="float" office:value="17440">
                <text:p>17440</text:p>
              </table:table-cell>
            </table:table-row>
            <table:table-row>
              <table:table-cell office:value-type="string">
                <text:p>453</text:p>
              </table:table-cell>
              <table:table-cell office:value-type="float" office:value="11568">
                <text:p>11568</text:p>
              </table:table-cell>
              <table:table-cell office:value-type="float" office:value="17445">
                <text:p>17445</text:p>
              </table:table-cell>
            </table:table-row>
            <table:table-row>
              <table:table-cell office:value-type="string">
                <text:p>454</text:p>
              </table:table-cell>
              <table:table-cell office:value-type="float" office:value="11466">
                <text:p>11466</text:p>
              </table:table-cell>
              <table:table-cell office:value-type="float" office:value="17516">
                <text:p>17516</text:p>
              </table:table-cell>
            </table:table-row>
            <table:table-row>
              <table:table-cell office:value-type="string">
                <text:p>455</text:p>
              </table:table-cell>
              <table:table-cell office:value-type="float" office:value="11467">
                <text:p>11467</text:p>
              </table:table-cell>
              <table:table-cell office:value-type="float" office:value="17602">
                <text:p>17602</text:p>
              </table:table-cell>
            </table:table-row>
            <table:table-row>
              <table:table-cell office:value-type="string">
                <text:p>456</text:p>
              </table:table-cell>
              <table:table-cell office:value-type="float" office:value="12269">
                <text:p>12269</text:p>
              </table:table-cell>
              <table:table-cell office:value-type="float" office:value="17674">
                <text:p>17674</text:p>
              </table:table-cell>
            </table:table-row>
            <table:table-row>
              <table:table-cell office:value-type="string">
                <text:p>457</text:p>
              </table:table-cell>
              <table:table-cell office:value-type="float" office:value="11667">
                <text:p>11667</text:p>
              </table:table-cell>
              <table:table-cell office:value-type="float" office:value="17711">
                <text:p>17711</text:p>
              </table:table-cell>
            </table:table-row>
            <table:table-row>
              <table:table-cell office:value-type="string">
                <text:p>458</text:p>
              </table:table-cell>
              <table:table-cell office:value-type="float" office:value="11466">
                <text:p>11466</text:p>
              </table:table-cell>
              <table:table-cell office:value-type="float" office:value="17826">
                <text:p>17826</text:p>
              </table:table-cell>
            </table:table-row>
            <table:table-row>
              <table:table-cell office:value-type="string">
                <text:p>459</text:p>
              </table:table-cell>
              <table:table-cell office:value-type="float" office:value="11569">
                <text:p>11569</text:p>
              </table:table-cell>
              <table:table-cell office:value-type="float" office:value="18007">
                <text:p>18007</text:p>
              </table:table-cell>
            </table:table-row>
            <table:table-row>
              <table:table-cell office:value-type="string">
                <text:p>460</text:p>
              </table:table-cell>
              <table:table-cell office:value-type="float" office:value="11566">
                <text:p>11566</text:p>
              </table:table-cell>
              <table:table-cell office:value-type="float" office:value="18051">
                <text:p>18051</text:p>
              </table:table-cell>
            </table:table-row>
            <table:table-row>
              <table:table-cell office:value-type="string">
                <text:p>461</text:p>
              </table:table-cell>
              <table:table-cell office:value-type="float" office:value="11770">
                <text:p>11770</text:p>
              </table:table-cell>
              <table:table-cell office:value-type="float" office:value="17815">
                <text:p>17815</text:p>
              </table:table-cell>
            </table:table-row>
            <table:table-row>
              <table:table-cell office:value-type="string">
                <text:p>462</text:p>
              </table:table-cell>
              <table:table-cell office:value-type="float" office:value="11566">
                <text:p>11566</text:p>
              </table:table-cell>
              <table:table-cell office:value-type="float" office:value="17687">
                <text:p>17687</text:p>
              </table:table-cell>
            </table:table-row>
            <table:table-row>
              <table:table-cell office:value-type="string">
                <text:p>463</text:p>
              </table:table-cell>
              <table:table-cell office:value-type="float" office:value="11769">
                <text:p>11769</text:p>
              </table:table-cell>
              <table:table-cell office:value-type="float" office:value="17700">
                <text:p>17700</text:p>
              </table:table-cell>
            </table:table-row>
            <table:table-row>
              <table:table-cell office:value-type="string">
                <text:p>464</text:p>
              </table:table-cell>
              <table:table-cell office:value-type="float" office:value="11669">
                <text:p>11669</text:p>
              </table:table-cell>
              <table:table-cell office:value-type="float" office:value="17601">
                <text:p>17601</text:p>
              </table:table-cell>
            </table:table-row>
            <table:table-row>
              <table:table-cell office:value-type="string">
                <text:p>465</text:p>
              </table:table-cell>
              <table:table-cell office:value-type="float" office:value="11468">
                <text:p>11468</text:p>
              </table:table-cell>
              <table:table-cell office:value-type="float" office:value="17604">
                <text:p>17604</text:p>
              </table:table-cell>
            </table:table-row>
            <table:table-row>
              <table:table-cell office:value-type="string">
                <text:p>466</text:p>
              </table:table-cell>
              <table:table-cell office:value-type="float" office:value="11466">
                <text:p>11466</text:p>
              </table:table-cell>
              <table:table-cell office:value-type="float" office:value="17606">
                <text:p>17606</text:p>
              </table:table-cell>
            </table:table-row>
            <table:table-row>
              <table:table-cell office:value-type="string">
                <text:p>467</text:p>
              </table:table-cell>
              <table:table-cell office:value-type="float" office:value="11669">
                <text:p>11669</text:p>
              </table:table-cell>
              <table:table-cell office:value-type="float" office:value="17782">
                <text:p>17782</text:p>
              </table:table-cell>
            </table:table-row>
            <table:table-row>
              <table:table-cell office:value-type="string">
                <text:p>468</text:p>
              </table:table-cell>
              <table:table-cell office:value-type="float" office:value="11470">
                <text:p>11470</text:p>
              </table:table-cell>
              <table:table-cell office:value-type="float" office:value="17640">
                <text:p>17640</text:p>
              </table:table-cell>
            </table:table-row>
            <table:table-row>
              <table:table-cell office:value-type="string">
                <text:p>469</text:p>
              </table:table-cell>
              <table:table-cell office:value-type="float" office:value="11466">
                <text:p>11466</text:p>
              </table:table-cell>
              <table:table-cell office:value-type="float" office:value="17656">
                <text:p>17656</text:p>
              </table:table-cell>
            </table:table-row>
            <table:table-row>
              <table:table-cell office:value-type="string">
                <text:p>470</text:p>
              </table:table-cell>
              <table:table-cell office:value-type="float" office:value="11463">
                <text:p>11463</text:p>
              </table:table-cell>
              <table:table-cell office:value-type="float" office:value="17538">
                <text:p>17538</text:p>
              </table:table-cell>
            </table:table-row>
            <table:table-row>
              <table:table-cell office:value-type="string">
                <text:p>471</text:p>
              </table:table-cell>
              <table:table-cell office:value-type="float" office:value="11466">
                <text:p>11466</text:p>
              </table:table-cell>
              <table:table-cell office:value-type="float" office:value="17584">
                <text:p>17584</text:p>
              </table:table-cell>
            </table:table-row>
            <table:table-row>
              <table:table-cell office:value-type="string">
                <text:p>472</text:p>
              </table:table-cell>
              <table:table-cell office:value-type="float" office:value="11564">
                <text:p>11564</text:p>
              </table:table-cell>
              <table:table-cell office:value-type="float" office:value="17454">
                <text:p>17454</text:p>
              </table:table-cell>
            </table:table-row>
            <table:table-row>
              <table:table-cell office:value-type="string">
                <text:p>473</text:p>
              </table:table-cell>
              <table:table-cell office:value-type="float" office:value="11467">
                <text:p>11467</text:p>
              </table:table-cell>
              <table:table-cell office:value-type="float" office:value="17508">
                <text:p>17508</text:p>
              </table:table-cell>
            </table:table-row>
            <table:table-row>
              <table:table-cell office:value-type="string">
                <text:p>474</text:p>
              </table:table-cell>
              <table:table-cell office:value-type="float" office:value="11468">
                <text:p>11468</text:p>
              </table:table-cell>
              <table:table-cell office:value-type="float" office:value="17444">
                <text:p>17444</text:p>
              </table:table-cell>
            </table:table-row>
            <table:table-row>
              <table:table-cell office:value-type="string">
                <text:p>475</text:p>
              </table:table-cell>
              <table:table-cell office:value-type="float" office:value="11566">
                <text:p>11566</text:p>
              </table:table-cell>
              <table:table-cell office:value-type="float" office:value="17596">
                <text:p>17596</text:p>
              </table:table-cell>
            </table:table-row>
            <table:table-row>
              <table:table-cell office:value-type="string">
                <text:p>476</text:p>
              </table:table-cell>
              <table:table-cell office:value-type="float" office:value="11566">
                <text:p>11566</text:p>
              </table:table-cell>
              <table:table-cell office:value-type="float" office:value="17598">
                <text:p>17598</text:p>
              </table:table-cell>
            </table:table-row>
            <table:table-row>
              <table:table-cell office:value-type="string">
                <text:p>477</text:p>
              </table:table-cell>
              <table:table-cell office:value-type="float" office:value="11565">
                <text:p>11565</text:p>
              </table:table-cell>
              <table:table-cell office:value-type="float" office:value="17482">
                <text:p>17482</text:p>
              </table:table-cell>
            </table:table-row>
            <table:table-row>
              <table:table-cell office:value-type="string">
                <text:p>478</text:p>
              </table:table-cell>
              <table:table-cell office:value-type="float" office:value="12268">
                <text:p>12268</text:p>
              </table:table-cell>
              <table:table-cell office:value-type="float" office:value="17619">
                <text:p>17619</text:p>
              </table:table-cell>
            </table:table-row>
            <table:table-row>
              <table:table-cell office:value-type="string">
                <text:p>479</text:p>
              </table:table-cell>
              <table:table-cell office:value-type="float" office:value="11566">
                <text:p>11566</text:p>
              </table:table-cell>
              <table:table-cell office:value-type="float" office:value="17863">
                <text:p>17863</text:p>
              </table:table-cell>
            </table:table-row>
            <table:table-row>
              <table:table-cell office:value-type="string">
                <text:p>480</text:p>
              </table:table-cell>
              <table:table-cell office:value-type="float" office:value="12167">
                <text:p>12167</text:p>
              </table:table-cell>
              <table:table-cell office:value-type="float" office:value="18049">
                <text:p>18049</text:p>
              </table:table-cell>
            </table:table-row>
            <table:table-row>
              <table:table-cell office:value-type="string">
                <text:p>481</text:p>
              </table:table-cell>
              <table:table-cell office:value-type="float" office:value="11468">
                <text:p>11468</text:p>
              </table:table-cell>
              <table:table-cell office:value-type="float" office:value="17964">
                <text:p>17964</text:p>
              </table:table-cell>
            </table:table-row>
            <table:table-row>
              <table:table-cell office:value-type="string">
                <text:p>482</text:p>
              </table:table-cell>
              <table:table-cell office:value-type="float" office:value="11369">
                <text:p>11369</text:p>
              </table:table-cell>
              <table:table-cell office:value-type="float" office:value="17852">
                <text:p>17852</text:p>
              </table:table-cell>
            </table:table-row>
            <table:table-row>
              <table:table-cell office:value-type="string">
                <text:p>483</text:p>
              </table:table-cell>
              <table:table-cell office:value-type="float" office:value="11668">
                <text:p>11668</text:p>
              </table:table-cell>
              <table:table-cell office:value-type="float" office:value="18150">
                <text:p>18150</text:p>
              </table:table-cell>
            </table:table-row>
            <table:table-row>
              <table:table-cell office:value-type="string">
                <text:p>484</text:p>
              </table:table-cell>
              <table:table-cell office:value-type="float" office:value="11468">
                <text:p>11468</text:p>
              </table:table-cell>
              <table:table-cell office:value-type="float" office:value="18037">
                <text:p>18037</text:p>
              </table:table-cell>
            </table:table-row>
            <table:table-row>
              <table:table-cell office:value-type="string">
                <text:p>485</text:p>
              </table:table-cell>
              <table:table-cell office:value-type="float" office:value="11467">
                <text:p>11467</text:p>
              </table:table-cell>
              <table:table-cell office:value-type="float" office:value="17777">
                <text:p>17777</text:p>
              </table:table-cell>
            </table:table-row>
            <table:table-row>
              <table:table-cell office:value-type="string">
                <text:p>486</text:p>
              </table:table-cell>
              <table:table-cell office:value-type="float" office:value="11468">
                <text:p>11468</text:p>
              </table:table-cell>
              <table:table-cell office:value-type="float" office:value="17815">
                <text:p>17815</text:p>
              </table:table-cell>
            </table:table-row>
            <table:table-row>
              <table:table-cell office:value-type="string">
                <text:p>487</text:p>
              </table:table-cell>
              <table:table-cell office:value-type="float" office:value="11568">
                <text:p>11568</text:p>
              </table:table-cell>
              <table:table-cell office:value-type="float" office:value="17795">
                <text:p>17795</text:p>
              </table:table-cell>
            </table:table-row>
            <table:table-row>
              <table:table-cell office:value-type="string">
                <text:p>488</text:p>
              </table:table-cell>
              <table:table-cell office:value-type="float" office:value="11467">
                <text:p>11467</text:p>
              </table:table-cell>
              <table:table-cell office:value-type="float" office:value="17601">
                <text:p>17601</text:p>
              </table:table-cell>
            </table:table-row>
            <table:table-row>
              <table:table-cell office:value-type="string">
                <text:p>489</text:p>
              </table:table-cell>
              <table:table-cell office:value-type="float" office:value="11769">
                <text:p>11769</text:p>
              </table:table-cell>
              <table:table-cell office:value-type="float" office:value="17659">
                <text:p>17659</text:p>
              </table:table-cell>
            </table:table-row>
            <table:table-row>
              <table:table-cell office:value-type="string">
                <text:p>490</text:p>
              </table:table-cell>
              <table:table-cell office:value-type="float" office:value="11370">
                <text:p>11370</text:p>
              </table:table-cell>
              <table:table-cell office:value-type="float" office:value="17726">
                <text:p>17726</text:p>
              </table:table-cell>
            </table:table-row>
            <table:table-row>
              <table:table-cell office:value-type="string">
                <text:p>491</text:p>
              </table:table-cell>
              <table:table-cell office:value-type="float" office:value="11670">
                <text:p>11670</text:p>
              </table:table-cell>
              <table:table-cell office:value-type="float" office:value="17726">
                <text:p>17726</text:p>
              </table:table-cell>
            </table:table-row>
            <table:table-row>
              <table:table-cell office:value-type="string">
                <text:p>492</text:p>
              </table:table-cell>
              <table:table-cell office:value-type="float" office:value="11567">
                <text:p>11567</text:p>
              </table:table-cell>
              <table:table-cell office:value-type="float" office:value="17742">
                <text:p>17742</text:p>
              </table:table-cell>
            </table:table-row>
            <table:table-row>
              <table:table-cell office:value-type="string">
                <text:p>493</text:p>
              </table:table-cell>
              <table:table-cell office:value-type="float" office:value="11570">
                <text:p>11570</text:p>
              </table:table-cell>
              <table:table-cell office:value-type="float" office:value="17795">
                <text:p>17795</text:p>
              </table:table-cell>
            </table:table-row>
            <table:table-row>
              <table:table-cell office:value-type="string">
                <text:p>494</text:p>
              </table:table-cell>
              <table:table-cell office:value-type="float" office:value="11568">
                <text:p>11568</text:p>
              </table:table-cell>
              <table:table-cell office:value-type="float" office:value="17793">
                <text:p>17793</text:p>
              </table:table-cell>
            </table:table-row>
            <table:table-row>
              <table:table-cell office:value-type="string">
                <text:p>495</text:p>
              </table:table-cell>
              <table:table-cell office:value-type="float" office:value="11567">
                <text:p>11567</text:p>
              </table:table-cell>
              <table:table-cell office:value-type="float" office:value="17939">
                <text:p>17939</text:p>
              </table:table-cell>
            </table:table-row>
            <table:table-row>
              <table:table-cell office:value-type="string">
                <text:p>496</text:p>
              </table:table-cell>
              <table:table-cell office:value-type="float" office:value="12364">
                <text:p>12364</text:p>
              </table:table-cell>
              <table:table-cell office:value-type="float" office:value="17830">
                <text:p>17830</text:p>
              </table:table-cell>
            </table:table-row>
            <table:table-row>
              <table:table-cell office:value-type="string">
                <text:p>497</text:p>
              </table:table-cell>
              <table:table-cell office:value-type="float" office:value="11366">
                <text:p>11366</text:p>
              </table:table-cell>
              <table:table-cell office:value-type="float" office:value="17759">
                <text:p>17759</text:p>
              </table:table-cell>
            </table:table-row>
            <table:table-row>
              <table:table-cell office:value-type="string">
                <text:p>498</text:p>
              </table:table-cell>
              <table:table-cell office:value-type="float" office:value="11567">
                <text:p>11567</text:p>
              </table:table-cell>
              <table:table-cell office:value-type="float" office:value="17797">
                <text:p>17797</text:p>
              </table:table-cell>
            </table:table-row>
            <table:table-row>
              <table:table-cell office:value-type="string">
                <text:p>499</text:p>
              </table:table-cell>
              <table:table-cell office:value-type="float" office:value="11566">
                <text:p>11566</text:p>
              </table:table-cell>
              <table:table-cell office:value-type="float" office:value="17721">
                <text:p>17721</text:p>
              </table:table-cell>
            </table:table-row>
            <table:table-row>
              <table:table-cell office:value-type="string">
                <text:p>500</text:p>
              </table:table-cell>
              <table:table-cell office:value-type="float" office:value="11761">
                <text:p>11761</text:p>
              </table:table-cell>
              <table:table-cell office:value-type="float" office:value="17686">
                <text:p>17686</text:p>
              </table:table-cell>
            </table:table-row>
            <table:table-row>
              <table:table-cell office:value-type="string">
                <text:p>501</text:p>
              </table:table-cell>
              <table:table-cell office:value-type="float" office:value="11564">
                <text:p>11564</text:p>
              </table:table-cell>
              <table:table-cell office:value-type="float" office:value="17555">
                <text:p>17555</text:p>
              </table:table-cell>
            </table:table-row>
            <table:table-row>
              <table:table-cell office:value-type="string">
                <text:p>502</text:p>
              </table:table-cell>
              <table:table-cell office:value-type="float" office:value="11566">
                <text:p>11566</text:p>
              </table:table-cell>
              <table:table-cell office:value-type="float" office:value="17565">
                <text:p>1756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Windows_X86_64 LibreOffice_project/1ec314fa52f458adc18c4f025c545a4e8b22c15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4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4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99cm" svg:height="6.72cm" xlink:href="." xlink:type="simple" chart:class="chart:line" chart:style-name="ch1">
        <chart:title svg:x="2.429cm" svg:y="0.27cm" chart:style-name="ch2">
          <text:p>Search / B / Merit / Swap</text:p>
        </chart:title>
        <chart:plot-area chart:style-name="ch3" chart:data-source-has-labels="both" svg:x="0.199cm" svg:y="1.183cm" svg:width="9.601cm" svg:height="5.403cm">
          <chartooo:coordinate-region svg:x="1.376cm" svg:y="1.304cm" svg:width="8.424cm" svg:height="4.28cm"/>
          <chart:axis chart:dimension="x" chart:name="primary-x" chart:style-name="ch4" chartooo:axis-type="text">
            <chart:categories table:cell-range-address="local-table.$A$2:.$A$302"/>
          </chart:axis>
          <chart:axis chart:dimension="y" chart:name="primary-y" chart:style-name="ch4">
            <chart:grid chart:style-name="ch5" chart:class="major"/>
          </chart:axis>
          <chart:series chart:style-name="ch6" chart:values-cell-range-address="local-table.$B$2:.$B$302" chart:label-cell-address="local-table.$B$1" chart:class="chart:line">
            <chart:data-point chart:repeated="301"/>
          </chart:series>
          <chart:series chart:style-name="ch7" chart:values-cell-range-address="local-table.$C$2:.$C$302" chart:label-cell-address="local-table.$C$1" chart:class="chart:line">
            <chart:data-point chart:repeated="30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Στήλη AF</text:p>
              </table:table-cell>
              <table:table-cell office:value-type="string">
                <text:p>Στήλη AG</text:p>
              </table:table-cell>
            </table:table-row>
          </table:table-header-rows>
          <table:table-rows>
            <table:table-row>
              <table:table-cell office:value-type="string">
                <text:p>1</text:p>
              </table:table-cell>
              <table:table-cell office:value-type="float" office:value="46869">
                <text:p>46869</text:p>
              </table:table-cell>
              <table:table-cell office:value-type="float" office:value="57707">
                <text:p>57707</text:p>
              </table:table-cell>
            </table:table-row>
            <table:table-row>
              <table:table-cell office:value-type="string">
                <text:p>2</text:p>
              </table:table-cell>
              <table:table-cell office:value-type="float" office:value="42966">
                <text:p>42966</text:p>
              </table:table-cell>
              <table:table-cell office:value-type="float" office:value="53775">
                <text:p>53775</text:p>
              </table:table-cell>
            </table:table-row>
            <table:table-row>
              <table:table-cell office:value-type="string">
                <text:p>3</text:p>
              </table:table-cell>
              <table:table-cell office:value-type="float" office:value="41266">
                <text:p>41266</text:p>
              </table:table-cell>
              <table:table-cell office:value-type="float" office:value="50747">
                <text:p>50747</text:p>
              </table:table-cell>
            </table:table-row>
            <table:table-row>
              <table:table-cell office:value-type="string">
                <text:p>4</text:p>
              </table:table-cell>
              <table:table-cell office:value-type="float" office:value="38565">
                <text:p>38565</text:p>
              </table:table-cell>
              <table:table-cell office:value-type="float" office:value="48421">
                <text:p>48421</text:p>
              </table:table-cell>
            </table:table-row>
            <table:table-row>
              <table:table-cell office:value-type="string">
                <text:p>5</text:p>
              </table:table-cell>
              <table:table-cell office:value-type="float" office:value="35965">
                <text:p>35965</text:p>
              </table:table-cell>
              <table:table-cell office:value-type="float" office:value="45771">
                <text:p>45771</text:p>
              </table:table-cell>
            </table:table-row>
            <table:table-row>
              <table:table-cell office:value-type="string">
                <text:p>6</text:p>
              </table:table-cell>
              <table:table-cell office:value-type="float" office:value="33469">
                <text:p>33469</text:p>
              </table:table-cell>
              <table:table-cell office:value-type="float" office:value="42786">
                <text:p>42786</text:p>
              </table:table-cell>
            </table:table-row>
            <table:table-row>
              <table:table-cell office:value-type="string">
                <text:p>7</text:p>
              </table:table-cell>
              <table:table-cell office:value-type="float" office:value="32868">
                <text:p>32868</text:p>
              </table:table-cell>
              <table:table-cell office:value-type="float" office:value="40816">
                <text:p>40816</text:p>
              </table:table-cell>
            </table:table-row>
            <table:table-row>
              <table:table-cell office:value-type="string">
                <text:p>8</text:p>
              </table:table-cell>
              <table:table-cell office:value-type="float" office:value="31865">
                <text:p>31865</text:p>
              </table:table-cell>
              <table:table-cell office:value-type="float" office:value="39445">
                <text:p>39445</text:p>
              </table:table-cell>
            </table:table-row>
            <table:table-row>
              <table:table-cell office:value-type="string">
                <text:p>9</text:p>
              </table:table-cell>
              <table:table-cell office:value-type="float" office:value="29970">
                <text:p>29970</text:p>
              </table:table-cell>
              <table:table-cell office:value-type="float" office:value="38252">
                <text:p>38252</text:p>
              </table:table-cell>
            </table:table-row>
            <table:table-row>
              <table:table-cell office:value-type="string">
                <text:p>10</text:p>
              </table:table-cell>
              <table:table-cell office:value-type="float" office:value="30369">
                <text:p>30369</text:p>
              </table:table-cell>
              <table:table-cell office:value-type="float" office:value="37704">
                <text:p>37704</text:p>
              </table:table-cell>
            </table:table-row>
            <table:table-row>
              <table:table-cell office:value-type="string">
                <text:p>11</text:p>
              </table:table-cell>
              <table:table-cell office:value-type="float" office:value="27768">
                <text:p>27768</text:p>
              </table:table-cell>
              <table:table-cell office:value-type="float" office:value="36725">
                <text:p>36725</text:p>
              </table:table-cell>
            </table:table-row>
            <table:table-row>
              <table:table-cell office:value-type="string">
                <text:p>12</text:p>
              </table:table-cell>
              <table:table-cell office:value-type="float" office:value="26368">
                <text:p>26368</text:p>
              </table:table-cell>
              <table:table-cell office:value-type="float" office:value="35814">
                <text:p>35814</text:p>
              </table:table-cell>
            </table:table-row>
            <table:table-row>
              <table:table-cell office:value-type="string">
                <text:p>13</text:p>
              </table:table-cell>
              <table:table-cell office:value-type="float" office:value="26069">
                <text:p>26069</text:p>
              </table:table-cell>
              <table:table-cell office:value-type="float" office:value="34769">
                <text:p>34769</text:p>
              </table:table-cell>
            </table:table-row>
            <table:table-row>
              <table:table-cell office:value-type="string">
                <text:p>14</text:p>
              </table:table-cell>
              <table:table-cell office:value-type="float" office:value="25869">
                <text:p>25869</text:p>
              </table:table-cell>
              <table:table-cell office:value-type="float" office:value="34177">
                <text:p>34177</text:p>
              </table:table-cell>
            </table:table-row>
            <table:table-row>
              <table:table-cell office:value-type="string">
                <text:p>15</text:p>
              </table:table-cell>
              <table:table-cell office:value-type="float" office:value="23568">
                <text:p>23568</text:p>
              </table:table-cell>
              <table:table-cell office:value-type="float" office:value="33186">
                <text:p>33186</text:p>
              </table:table-cell>
            </table:table-row>
            <table:table-row>
              <table:table-cell office:value-type="string">
                <text:p>16</text:p>
              </table:table-cell>
              <table:table-cell office:value-type="float" office:value="25070">
                <text:p>25070</text:p>
              </table:table-cell>
              <table:table-cell office:value-type="float" office:value="32485">
                <text:p>32485</text:p>
              </table:table-cell>
            </table:table-row>
            <table:table-row>
              <table:table-cell office:value-type="string">
                <text:p>17</text:p>
              </table:table-cell>
              <table:table-cell office:value-type="float" office:value="24769">
                <text:p>24769</text:p>
              </table:table-cell>
              <table:table-cell office:value-type="float" office:value="32091">
                <text:p>32091</text:p>
              </table:table-cell>
            </table:table-row>
            <table:table-row>
              <table:table-cell office:value-type="string">
                <text:p>18</text:p>
              </table:table-cell>
              <table:table-cell office:value-type="float" office:value="22166">
                <text:p>22166</text:p>
              </table:table-cell>
              <table:table-cell office:value-type="float" office:value="31939">
                <text:p>31939</text:p>
              </table:table-cell>
            </table:table-row>
            <table:table-row>
              <table:table-cell office:value-type="string">
                <text:p>19</text:p>
              </table:table-cell>
              <table:table-cell office:value-type="float" office:value="23267">
                <text:p>23267</text:p>
              </table:table-cell>
              <table:table-cell office:value-type="float" office:value="31534">
                <text:p>31534</text:p>
              </table:table-cell>
            </table:table-row>
            <table:table-row>
              <table:table-cell office:value-type="string">
                <text:p>20</text:p>
              </table:table-cell>
              <table:table-cell office:value-type="float" office:value="22767">
                <text:p>22767</text:p>
              </table:table-cell>
              <table:table-cell office:value-type="float" office:value="31197">
                <text:p>31197</text:p>
              </table:table-cell>
            </table:table-row>
            <table:table-row>
              <table:table-cell office:value-type="string">
                <text:p>21</text:p>
              </table:table-cell>
              <table:table-cell office:value-type="float" office:value="22269">
                <text:p>22269</text:p>
              </table:table-cell>
              <table:table-cell office:value-type="float" office:value="30869">
                <text:p>30869</text:p>
              </table:table-cell>
            </table:table-row>
            <table:table-row>
              <table:table-cell office:value-type="string">
                <text:p>22</text:p>
              </table:table-cell>
              <table:table-cell office:value-type="float" office:value="23367">
                <text:p>23367</text:p>
              </table:table-cell>
              <table:table-cell office:value-type="float" office:value="30516">
                <text:p>30516</text:p>
              </table:table-cell>
            </table:table-row>
            <table:table-row>
              <table:table-cell office:value-type="string">
                <text:p>23</text:p>
              </table:table-cell>
              <table:table-cell office:value-type="float" office:value="21465">
                <text:p>21465</text:p>
              </table:table-cell>
              <table:table-cell office:value-type="float" office:value="30214">
                <text:p>30214</text:p>
              </table:table-cell>
            </table:table-row>
            <table:table-row>
              <table:table-cell office:value-type="string">
                <text:p>24</text:p>
              </table:table-cell>
              <table:table-cell office:value-type="float" office:value="22166">
                <text:p>22166</text:p>
              </table:table-cell>
              <table:table-cell office:value-type="float" office:value="30105">
                <text:p>30105</text:p>
              </table:table-cell>
            </table:table-row>
            <table:table-row>
              <table:table-cell office:value-type="string">
                <text:p>25</text:p>
              </table:table-cell>
              <table:table-cell office:value-type="float" office:value="22668">
                <text:p>22668</text:p>
              </table:table-cell>
              <table:table-cell office:value-type="float" office:value="30153">
                <text:p>30153</text:p>
              </table:table-cell>
            </table:table-row>
            <table:table-row>
              <table:table-cell office:value-type="string">
                <text:p>26</text:p>
              </table:table-cell>
              <table:table-cell office:value-type="float" office:value="21765">
                <text:p>21765</text:p>
              </table:table-cell>
              <table:table-cell office:value-type="float" office:value="29774">
                <text:p>29774</text:p>
              </table:table-cell>
            </table:table-row>
            <table:table-row>
              <table:table-cell office:value-type="string">
                <text:p>27</text:p>
              </table:table-cell>
              <table:table-cell office:value-type="float" office:value="21767">
                <text:p>21767</text:p>
              </table:table-cell>
              <table:table-cell office:value-type="float" office:value="29800">
                <text:p>29800</text:p>
              </table:table-cell>
            </table:table-row>
            <table:table-row>
              <table:table-cell office:value-type="string">
                <text:p>28</text:p>
              </table:table-cell>
              <table:table-cell office:value-type="float" office:value="22271">
                <text:p>22271</text:p>
              </table:table-cell>
              <table:table-cell office:value-type="float" office:value="29962">
                <text:p>29962</text:p>
              </table:table-cell>
            </table:table-row>
            <table:table-row>
              <table:table-cell office:value-type="string">
                <text:p>29</text:p>
              </table:table-cell>
              <table:table-cell office:value-type="float" office:value="22667">
                <text:p>22667</text:p>
              </table:table-cell>
              <table:table-cell office:value-type="float" office:value="30206">
                <text:p>30206</text:p>
              </table:table-cell>
            </table:table-row>
            <table:table-row>
              <table:table-cell office:value-type="string">
                <text:p>30</text:p>
              </table:table-cell>
              <table:table-cell office:value-type="float" office:value="22064">
                <text:p>22064</text:p>
              </table:table-cell>
              <table:table-cell office:value-type="float" office:value="29799">
                <text:p>29799</text:p>
              </table:table-cell>
            </table:table-row>
            <table:table-row>
              <table:table-cell office:value-type="string">
                <text:p>31</text:p>
              </table:table-cell>
              <table:table-cell office:value-type="float" office:value="21966">
                <text:p>21966</text:p>
              </table:table-cell>
              <table:table-cell office:value-type="float" office:value="29552">
                <text:p>29552</text:p>
              </table:table-cell>
            </table:table-row>
            <table:table-row>
              <table:table-cell office:value-type="string">
                <text:p>32</text:p>
              </table:table-cell>
              <table:table-cell office:value-type="float" office:value="22065">
                <text:p>22065</text:p>
              </table:table-cell>
              <table:table-cell office:value-type="float" office:value="29409">
                <text:p>29409</text:p>
              </table:table-cell>
            </table:table-row>
            <table:table-row>
              <table:table-cell office:value-type="string">
                <text:p>33</text:p>
              </table:table-cell>
              <table:table-cell office:value-type="float" office:value="20966">
                <text:p>20966</text:p>
              </table:table-cell>
              <table:table-cell office:value-type="float" office:value="29347">
                <text:p>29347</text:p>
              </table:table-cell>
            </table:table-row>
            <table:table-row>
              <table:table-cell office:value-type="string">
                <text:p>34</text:p>
              </table:table-cell>
              <table:table-cell office:value-type="float" office:value="20065">
                <text:p>20065</text:p>
              </table:table-cell>
              <table:table-cell office:value-type="float" office:value="29114">
                <text:p>29114</text:p>
              </table:table-cell>
            </table:table-row>
            <table:table-row>
              <table:table-cell office:value-type="string">
                <text:p>35</text:p>
              </table:table-cell>
              <table:table-cell office:value-type="float" office:value="20061">
                <text:p>20061</text:p>
              </table:table-cell>
              <table:table-cell office:value-type="float" office:value="28488">
                <text:p>28488</text:p>
              </table:table-cell>
            </table:table-row>
            <table:table-row>
              <table:table-cell office:value-type="string">
                <text:p>36</text:p>
              </table:table-cell>
              <table:table-cell office:value-type="float" office:value="21563">
                <text:p>21563</text:p>
              </table:table-cell>
              <table:table-cell office:value-type="float" office:value="28236">
                <text:p>28236</text:p>
              </table:table-cell>
            </table:table-row>
            <table:table-row>
              <table:table-cell office:value-type="string">
                <text:p>37</text:p>
              </table:table-cell>
              <table:table-cell office:value-type="float" office:value="20863">
                <text:p>20863</text:p>
              </table:table-cell>
              <table:table-cell office:value-type="float" office:value="28586">
                <text:p>28586</text:p>
              </table:table-cell>
            </table:table-row>
            <table:table-row>
              <table:table-cell office:value-type="string">
                <text:p>38</text:p>
              </table:table-cell>
              <table:table-cell office:value-type="float" office:value="22362">
                <text:p>22362</text:p>
              </table:table-cell>
              <table:table-cell office:value-type="float" office:value="28885">
                <text:p>28885</text:p>
              </table:table-cell>
            </table:table-row>
            <table:table-row>
              <table:table-cell office:value-type="string">
                <text:p>39</text:p>
              </table:table-cell>
              <table:table-cell office:value-type="float" office:value="20561">
                <text:p>20561</text:p>
              </table:table-cell>
              <table:table-cell office:value-type="float" office:value="29215">
                <text:p>29215</text:p>
              </table:table-cell>
            </table:table-row>
            <table:table-row>
              <table:table-cell office:value-type="string">
                <text:p>40</text:p>
              </table:table-cell>
              <table:table-cell office:value-type="float" office:value="21465">
                <text:p>21465</text:p>
              </table:table-cell>
              <table:table-cell office:value-type="float" office:value="29358">
                <text:p>29358</text:p>
              </table:table-cell>
            </table:table-row>
            <table:table-row>
              <table:table-cell office:value-type="string">
                <text:p>41</text:p>
              </table:table-cell>
              <table:table-cell office:value-type="float" office:value="21662">
                <text:p>21662</text:p>
              </table:table-cell>
              <table:table-cell office:value-type="float" office:value="29282">
                <text:p>29282</text:p>
              </table:table-cell>
            </table:table-row>
            <table:table-row>
              <table:table-cell office:value-type="string">
                <text:p>42</text:p>
              </table:table-cell>
              <table:table-cell office:value-type="float" office:value="22267">
                <text:p>22267</text:p>
              </table:table-cell>
              <table:table-cell office:value-type="float" office:value="29124">
                <text:p>29124</text:p>
              </table:table-cell>
            </table:table-row>
            <table:table-row>
              <table:table-cell office:value-type="string">
                <text:p>43</text:p>
              </table:table-cell>
              <table:table-cell office:value-type="float" office:value="20962">
                <text:p>20962</text:p>
              </table:table-cell>
              <table:table-cell office:value-type="float" office:value="29373">
                <text:p>29373</text:p>
              </table:table-cell>
            </table:table-row>
            <table:table-row>
              <table:table-cell office:value-type="string">
                <text:p>44</text:p>
              </table:table-cell>
              <table:table-cell office:value-type="float" office:value="21564">
                <text:p>21564</text:p>
              </table:table-cell>
              <table:table-cell office:value-type="float" office:value="29595">
                <text:p>29595</text:p>
              </table:table-cell>
            </table:table-row>
            <table:table-row>
              <table:table-cell office:value-type="string">
                <text:p>45</text:p>
              </table:table-cell>
              <table:table-cell office:value-type="float" office:value="20963">
                <text:p>20963</text:p>
              </table:table-cell>
              <table:table-cell office:value-type="float" office:value="29274">
                <text:p>29274</text:p>
              </table:table-cell>
            </table:table-row>
            <table:table-row>
              <table:table-cell office:value-type="string">
                <text:p>46</text:p>
              </table:table-cell>
              <table:table-cell office:value-type="float" office:value="20764">
                <text:p>20764</text:p>
              </table:table-cell>
              <table:table-cell office:value-type="float" office:value="29397">
                <text:p>29397</text:p>
              </table:table-cell>
            </table:table-row>
            <table:table-row>
              <table:table-cell office:value-type="string">
                <text:p>47</text:p>
              </table:table-cell>
              <table:table-cell office:value-type="float" office:value="21361">
                <text:p>21361</text:p>
              </table:table-cell>
              <table:table-cell office:value-type="float" office:value="29097">
                <text:p>29097</text:p>
              </table:table-cell>
            </table:table-row>
            <table:table-row>
              <table:table-cell office:value-type="string">
                <text:p>48</text:p>
              </table:table-cell>
              <table:table-cell office:value-type="float" office:value="21864">
                <text:p>21864</text:p>
              </table:table-cell>
              <table:table-cell office:value-type="float" office:value="29503">
                <text:p>29503</text:p>
              </table:table-cell>
            </table:table-row>
            <table:table-row>
              <table:table-cell office:value-type="string">
                <text:p>49</text:p>
              </table:table-cell>
              <table:table-cell office:value-type="float" office:value="21068">
                <text:p>21068</text:p>
              </table:table-cell>
              <table:table-cell office:value-type="float" office:value="29674">
                <text:p>29674</text:p>
              </table:table-cell>
            </table:table-row>
            <table:table-row>
              <table:table-cell office:value-type="string">
                <text:p>50</text:p>
              </table:table-cell>
              <table:table-cell office:value-type="float" office:value="22363">
                <text:p>22363</text:p>
              </table:table-cell>
              <table:table-cell office:value-type="float" office:value="29751">
                <text:p>29751</text:p>
              </table:table-cell>
            </table:table-row>
            <table:table-row>
              <table:table-cell office:value-type="string">
                <text:p>51</text:p>
              </table:table-cell>
              <table:table-cell office:value-type="float" office:value="20462">
                <text:p>20462</text:p>
              </table:table-cell>
              <table:table-cell office:value-type="float" office:value="29367">
                <text:p>29367</text:p>
              </table:table-cell>
            </table:table-row>
            <table:table-row>
              <table:table-cell office:value-type="string">
                <text:p>52</text:p>
              </table:table-cell>
              <table:table-cell office:value-type="float" office:value="20366">
                <text:p>20366</text:p>
              </table:table-cell>
              <table:table-cell office:value-type="float" office:value="29416">
                <text:p>29416</text:p>
              </table:table-cell>
            </table:table-row>
            <table:table-row>
              <table:table-cell office:value-type="string">
                <text:p>53</text:p>
              </table:table-cell>
              <table:table-cell office:value-type="float" office:value="20767">
                <text:p>20767</text:p>
              </table:table-cell>
              <table:table-cell office:value-type="float" office:value="28824">
                <text:p>28824</text:p>
              </table:table-cell>
            </table:table-row>
            <table:table-row>
              <table:table-cell office:value-type="string">
                <text:p>54</text:p>
              </table:table-cell>
              <table:table-cell office:value-type="float" office:value="21070">
                <text:p>21070</text:p>
              </table:table-cell>
              <table:table-cell office:value-type="float" office:value="28606">
                <text:p>28606</text:p>
              </table:table-cell>
            </table:table-row>
            <table:table-row>
              <table:table-cell office:value-type="string">
                <text:p>55</text:p>
              </table:table-cell>
              <table:table-cell office:value-type="float" office:value="19760">
                <text:p>19760</text:p>
              </table:table-cell>
              <table:table-cell office:value-type="float" office:value="28768">
                <text:p>28768</text:p>
              </table:table-cell>
            </table:table-row>
            <table:table-row>
              <table:table-cell office:value-type="string">
                <text:p>56</text:p>
              </table:table-cell>
              <table:table-cell office:value-type="float" office:value="20764">
                <text:p>20764</text:p>
              </table:table-cell>
              <table:table-cell office:value-type="float" office:value="28638">
                <text:p>28638</text:p>
              </table:table-cell>
            </table:table-row>
            <table:table-row>
              <table:table-cell office:value-type="string">
                <text:p>57</text:p>
              </table:table-cell>
              <table:table-cell office:value-type="float" office:value="20768">
                <text:p>20768</text:p>
              </table:table-cell>
              <table:table-cell office:value-type="float" office:value="28729">
                <text:p>28729</text:p>
              </table:table-cell>
            </table:table-row>
            <table:table-row>
              <table:table-cell office:value-type="string">
                <text:p>58</text:p>
              </table:table-cell>
              <table:table-cell office:value-type="float" office:value="21768">
                <text:p>21768</text:p>
              </table:table-cell>
              <table:table-cell office:value-type="float" office:value="28822">
                <text:p>28822</text:p>
              </table:table-cell>
            </table:table-row>
            <table:table-row>
              <table:table-cell office:value-type="string">
                <text:p>59</text:p>
              </table:table-cell>
              <table:table-cell office:value-type="float" office:value="20968">
                <text:p>20968</text:p>
              </table:table-cell>
              <table:table-cell office:value-type="float" office:value="29162">
                <text:p>29162</text:p>
              </table:table-cell>
            </table:table-row>
            <table:table-row>
              <table:table-cell office:value-type="string">
                <text:p>60</text:p>
              </table:table-cell>
              <table:table-cell office:value-type="float" office:value="21066">
                <text:p>21066</text:p>
              </table:table-cell>
              <table:table-cell office:value-type="float" office:value="28891">
                <text:p>28891</text:p>
              </table:table-cell>
            </table:table-row>
            <table:table-row>
              <table:table-cell office:value-type="string">
                <text:p>61</text:p>
              </table:table-cell>
              <table:table-cell office:value-type="float" office:value="20470">
                <text:p>20470</text:p>
              </table:table-cell>
              <table:table-cell office:value-type="float" office:value="28667">
                <text:p>28667</text:p>
              </table:table-cell>
            </table:table-row>
            <table:table-row>
              <table:table-cell office:value-type="string">
                <text:p>62</text:p>
              </table:table-cell>
              <table:table-cell office:value-type="float" office:value="20862">
                <text:p>20862</text:p>
              </table:table-cell>
              <table:table-cell office:value-type="float" office:value="29114">
                <text:p>29114</text:p>
              </table:table-cell>
            </table:table-row>
            <table:table-row>
              <table:table-cell office:value-type="string">
                <text:p>63</text:p>
              </table:table-cell>
              <table:table-cell office:value-type="float" office:value="21266">
                <text:p>21266</text:p>
              </table:table-cell>
              <table:table-cell office:value-type="float" office:value="28954">
                <text:p>28954</text:p>
              </table:table-cell>
            </table:table-row>
            <table:table-row>
              <table:table-cell office:value-type="string">
                <text:p>64</text:p>
              </table:table-cell>
              <table:table-cell office:value-type="float" office:value="20771">
                <text:p>20771</text:p>
              </table:table-cell>
              <table:table-cell office:value-type="float" office:value="29051">
                <text:p>29051</text:p>
              </table:table-cell>
            </table:table-row>
            <table:table-row>
              <table:table-cell office:value-type="string">
                <text:p>65</text:p>
              </table:table-cell>
              <table:table-cell office:value-type="float" office:value="20965">
                <text:p>20965</text:p>
              </table:table-cell>
              <table:table-cell office:value-type="float" office:value="28962">
                <text:p>28962</text:p>
              </table:table-cell>
            </table:table-row>
            <table:table-row>
              <table:table-cell office:value-type="string">
                <text:p>66</text:p>
              </table:table-cell>
              <table:table-cell office:value-type="float" office:value="19656">
                <text:p>19656</text:p>
              </table:table-cell>
              <table:table-cell office:value-type="float" office:value="28535">
                <text:p>28535</text:p>
              </table:table-cell>
            </table:table-row>
            <table:table-row>
              <table:table-cell office:value-type="string">
                <text:p>67</text:p>
              </table:table-cell>
              <table:table-cell office:value-type="float" office:value="19466">
                <text:p>19466</text:p>
              </table:table-cell>
              <table:table-cell office:value-type="float" office:value="27776">
                <text:p>27776</text:p>
              </table:table-cell>
            </table:table-row>
            <table:table-row>
              <table:table-cell office:value-type="string">
                <text:p>68</text:p>
              </table:table-cell>
              <table:table-cell office:value-type="float" office:value="20065">
                <text:p>20065</text:p>
              </table:table-cell>
              <table:table-cell office:value-type="float" office:value="27800">
                <text:p>27800</text:p>
              </table:table-cell>
            </table:table-row>
            <table:table-row>
              <table:table-cell office:value-type="string">
                <text:p>69</text:p>
              </table:table-cell>
              <table:table-cell office:value-type="float" office:value="20958">
                <text:p>20958</text:p>
              </table:table-cell>
              <table:table-cell office:value-type="float" office:value="27744">
                <text:p>27744</text:p>
              </table:table-cell>
            </table:table-row>
            <table:table-row>
              <table:table-cell office:value-type="string">
                <text:p>70</text:p>
              </table:table-cell>
              <table:table-cell office:value-type="float" office:value="20562">
                <text:p>20562</text:p>
              </table:table-cell>
              <table:table-cell office:value-type="float" office:value="28036">
                <text:p>28036</text:p>
              </table:table-cell>
            </table:table-row>
            <table:table-row>
              <table:table-cell office:value-type="string">
                <text:p>71</text:p>
              </table:table-cell>
              <table:table-cell office:value-type="float" office:value="20871">
                <text:p>20871</text:p>
              </table:table-cell>
              <table:table-cell office:value-type="float" office:value="28460">
                <text:p>28460</text:p>
              </table:table-cell>
            </table:table-row>
            <table:table-row>
              <table:table-cell office:value-type="string">
                <text:p>72</text:p>
              </table:table-cell>
              <table:table-cell office:value-type="float" office:value="20958">
                <text:p>20958</text:p>
              </table:table-cell>
              <table:table-cell office:value-type="float" office:value="28360">
                <text:p>28360</text:p>
              </table:table-cell>
            </table:table-row>
            <table:table-row>
              <table:table-cell office:value-type="string">
                <text:p>73</text:p>
              </table:table-cell>
              <table:table-cell office:value-type="float" office:value="19266">
                <text:p>19266</text:p>
              </table:table-cell>
              <table:table-cell office:value-type="float" office:value="28488">
                <text:p>28488</text:p>
              </table:table-cell>
            </table:table-row>
            <table:table-row>
              <table:table-cell office:value-type="string">
                <text:p>74</text:p>
              </table:table-cell>
              <table:table-cell office:value-type="float" office:value="19761">
                <text:p>19761</text:p>
              </table:table-cell>
              <table:table-cell office:value-type="float" office:value="28076">
                <text:p>28076</text:p>
              </table:table-cell>
            </table:table-row>
            <table:table-row>
              <table:table-cell office:value-type="string">
                <text:p>75</text:p>
              </table:table-cell>
              <table:table-cell office:value-type="float" office:value="19364">
                <text:p>19364</text:p>
              </table:table-cell>
              <table:table-cell office:value-type="float" office:value="27306">
                <text:p>27306</text:p>
              </table:table-cell>
            </table:table-row>
            <table:table-row>
              <table:table-cell office:value-type="string">
                <text:p>76</text:p>
              </table:table-cell>
              <table:table-cell office:value-type="float" office:value="19768">
                <text:p>19768</text:p>
              </table:table-cell>
              <table:table-cell office:value-type="float" office:value="26984">
                <text:p>26984</text:p>
              </table:table-cell>
            </table:table-row>
            <table:table-row>
              <table:table-cell office:value-type="string">
                <text:p>77</text:p>
              </table:table-cell>
              <table:table-cell office:value-type="float" office:value="18466">
                <text:p>18466</text:p>
              </table:table-cell>
              <table:table-cell office:value-type="float" office:value="27163">
                <text:p>27163</text:p>
              </table:table-cell>
            </table:table-row>
            <table:table-row>
              <table:table-cell office:value-type="string">
                <text:p>78</text:p>
              </table:table-cell>
              <table:table-cell office:value-type="float" office:value="19667">
                <text:p>19667</text:p>
              </table:table-cell>
              <table:table-cell office:value-type="float" office:value="27060">
                <text:p>27060</text:p>
              </table:table-cell>
            </table:table-row>
            <table:table-row>
              <table:table-cell office:value-type="string">
                <text:p>79</text:p>
              </table:table-cell>
              <table:table-cell office:value-type="float" office:value="18163">
                <text:p>18163</text:p>
              </table:table-cell>
              <table:table-cell office:value-type="float" office:value="26981">
                <text:p>26981</text:p>
              </table:table-cell>
            </table:table-row>
            <table:table-row>
              <table:table-cell office:value-type="string">
                <text:p>80</text:p>
              </table:table-cell>
              <table:table-cell office:value-type="float" office:value="20565">
                <text:p>20565</text:p>
              </table:table-cell>
              <table:table-cell office:value-type="float" office:value="27607">
                <text:p>27607</text:p>
              </table:table-cell>
            </table:table-row>
            <table:table-row>
              <table:table-cell office:value-type="string">
                <text:p>81</text:p>
              </table:table-cell>
              <table:table-cell office:value-type="float" office:value="18169">
                <text:p>18169</text:p>
              </table:table-cell>
              <table:table-cell office:value-type="float" office:value="27406">
                <text:p>27406</text:p>
              </table:table-cell>
            </table:table-row>
            <table:table-row>
              <table:table-cell office:value-type="string">
                <text:p>82</text:p>
              </table:table-cell>
              <table:table-cell office:value-type="float" office:value="19165">
                <text:p>19165</text:p>
              </table:table-cell>
              <table:table-cell office:value-type="float" office:value="27324">
                <text:p>27324</text:p>
              </table:table-cell>
            </table:table-row>
            <table:table-row>
              <table:table-cell office:value-type="string">
                <text:p>83</text:p>
              </table:table-cell>
              <table:table-cell office:value-type="float" office:value="17966">
                <text:p>17966</text:p>
              </table:table-cell>
              <table:table-cell office:value-type="float" office:value="27260">
                <text:p>27260</text:p>
              </table:table-cell>
            </table:table-row>
            <table:table-row>
              <table:table-cell office:value-type="string">
                <text:p>84</text:p>
              </table:table-cell>
              <table:table-cell office:value-type="float" office:value="18761">
                <text:p>18761</text:p>
              </table:table-cell>
              <table:table-cell office:value-type="float" office:value="27092">
                <text:p>27092</text:p>
              </table:table-cell>
            </table:table-row>
            <table:table-row>
              <table:table-cell office:value-type="string">
                <text:p>85</text:p>
              </table:table-cell>
              <table:table-cell office:value-type="float" office:value="17068">
                <text:p>17068</text:p>
              </table:table-cell>
              <table:table-cell office:value-type="float" office:value="26775">
                <text:p>26775</text:p>
              </table:table-cell>
            </table:table-row>
            <table:table-row>
              <table:table-cell office:value-type="string">
                <text:p>86</text:p>
              </table:table-cell>
              <table:table-cell office:value-type="float" office:value="18666">
                <text:p>18666</text:p>
              </table:table-cell>
              <table:table-cell office:value-type="float" office:value="26759">
                <text:p>26759</text:p>
              </table:table-cell>
            </table:table-row>
            <table:table-row>
              <table:table-cell office:value-type="string">
                <text:p>87</text:p>
              </table:table-cell>
              <table:table-cell office:value-type="float" office:value="17760">
                <text:p>17760</text:p>
              </table:table-cell>
              <table:table-cell office:value-type="float" office:value="26897">
                <text:p>26897</text:p>
              </table:table-cell>
            </table:table-row>
            <table:table-row>
              <table:table-cell office:value-type="string">
                <text:p>88</text:p>
              </table:table-cell>
              <table:table-cell office:value-type="float" office:value="17967">
                <text:p>17967</text:p>
              </table:table-cell>
              <table:table-cell office:value-type="float" office:value="27320">
                <text:p>27320</text:p>
              </table:table-cell>
            </table:table-row>
            <table:table-row>
              <table:table-cell office:value-type="string">
                <text:p>89</text:p>
              </table:table-cell>
              <table:table-cell office:value-type="float" office:value="18867">
                <text:p>18867</text:p>
              </table:table-cell>
              <table:table-cell office:value-type="float" office:value="27382">
                <text:p>27382</text:p>
              </table:table-cell>
            </table:table-row>
            <table:table-row>
              <table:table-cell office:value-type="string">
                <text:p>90</text:p>
              </table:table-cell>
              <table:table-cell office:value-type="float" office:value="18965">
                <text:p>18965</text:p>
              </table:table-cell>
              <table:table-cell office:value-type="float" office:value="27391">
                <text:p>27391</text:p>
              </table:table-cell>
            </table:table-row>
            <table:table-row>
              <table:table-cell office:value-type="string">
                <text:p>91</text:p>
              </table:table-cell>
              <table:table-cell office:value-type="float" office:value="19666">
                <text:p>19666</text:p>
              </table:table-cell>
              <table:table-cell office:value-type="float" office:value="27488">
                <text:p>27488</text:p>
              </table:table-cell>
            </table:table-row>
            <table:table-row>
              <table:table-cell office:value-type="string">
                <text:p>92</text:p>
              </table:table-cell>
              <table:table-cell office:value-type="float" office:value="17168">
                <text:p>17168</text:p>
              </table:table-cell>
              <table:table-cell office:value-type="float" office:value="28017">
                <text:p>28017</text:p>
              </table:table-cell>
            </table:table-row>
            <table:table-row>
              <table:table-cell office:value-type="string">
                <text:p>93</text:p>
              </table:table-cell>
              <table:table-cell office:value-type="float" office:value="18767">
                <text:p>18767</text:p>
              </table:table-cell>
              <table:table-cell office:value-type="float" office:value="27991">
                <text:p>27991</text:p>
              </table:table-cell>
            </table:table-row>
            <table:table-row>
              <table:table-cell office:value-type="string">
                <text:p>94</text:p>
              </table:table-cell>
              <table:table-cell office:value-type="float" office:value="18866">
                <text:p>18866</text:p>
              </table:table-cell>
              <table:table-cell office:value-type="float" office:value="27981">
                <text:p>27981</text:p>
              </table:table-cell>
            </table:table-row>
            <table:table-row>
              <table:table-cell office:value-type="string">
                <text:p>95</text:p>
              </table:table-cell>
              <table:table-cell office:value-type="float" office:value="20062">
                <text:p>20062</text:p>
              </table:table-cell>
              <table:table-cell office:value-type="float" office:value="27731">
                <text:p>27731</text:p>
              </table:table-cell>
            </table:table-row>
            <table:table-row>
              <table:table-cell office:value-type="string">
                <text:p>96</text:p>
              </table:table-cell>
              <table:table-cell office:value-type="float" office:value="19166">
                <text:p>19166</text:p>
              </table:table-cell>
              <table:table-cell office:value-type="float" office:value="27906">
                <text:p>27906</text:p>
              </table:table-cell>
            </table:table-row>
            <table:table-row>
              <table:table-cell office:value-type="string">
                <text:p>97</text:p>
              </table:table-cell>
              <table:table-cell office:value-type="float" office:value="19765">
                <text:p>19765</text:p>
              </table:table-cell>
              <table:table-cell office:value-type="float" office:value="27684">
                <text:p>27684</text:p>
              </table:table-cell>
            </table:table-row>
            <table:table-row>
              <table:table-cell office:value-type="string">
                <text:p>98</text:p>
              </table:table-cell>
              <table:table-cell office:value-type="float" office:value="19566">
                <text:p>19566</text:p>
              </table:table-cell>
              <table:table-cell office:value-type="float" office:value="27997">
                <text:p>27997</text:p>
              </table:table-cell>
            </table:table-row>
            <table:table-row>
              <table:table-cell office:value-type="string">
                <text:p>99</text:p>
              </table:table-cell>
              <table:table-cell office:value-type="float" office:value="20470">
                <text:p>20470</text:p>
              </table:table-cell>
              <table:table-cell office:value-type="float" office:value="28036">
                <text:p>28036</text:p>
              </table:table-cell>
            </table:table-row>
            <table:table-row>
              <table:table-cell office:value-type="string">
                <text:p>100</text:p>
              </table:table-cell>
              <table:table-cell office:value-type="float" office:value="19361">
                <text:p>19361</text:p>
              </table:table-cell>
              <table:table-cell office:value-type="float" office:value="28121">
                <text:p>28121</text:p>
              </table:table-cell>
            </table:table-row>
            <table:table-row>
              <table:table-cell office:value-type="string">
                <text:p>101</text:p>
              </table:table-cell>
              <table:table-cell office:value-type="float" office:value="20265">
                <text:p>20265</text:p>
              </table:table-cell>
              <table:table-cell office:value-type="float" office:value="28255">
                <text:p>28255</text:p>
              </table:table-cell>
            </table:table-row>
            <table:table-row>
              <table:table-cell office:value-type="string">
                <text:p>102</text:p>
              </table:table-cell>
              <table:table-cell office:value-type="float" office:value="20765">
                <text:p>20765</text:p>
              </table:table-cell>
              <table:table-cell office:value-type="float" office:value="28149">
                <text:p>28149</text:p>
              </table:table-cell>
            </table:table-row>
            <table:table-row>
              <table:table-cell office:value-type="string">
                <text:p>103</text:p>
              </table:table-cell>
              <table:table-cell office:value-type="float" office:value="20665">
                <text:p>20665</text:p>
              </table:table-cell>
              <table:table-cell office:value-type="float" office:value="27643">
                <text:p>27643</text:p>
              </table:table-cell>
            </table:table-row>
            <table:table-row>
              <table:table-cell office:value-type="string">
                <text:p>104</text:p>
              </table:table-cell>
              <table:table-cell office:value-type="float" office:value="19967">
                <text:p>19967</text:p>
              </table:table-cell>
              <table:table-cell office:value-type="float" office:value="28107">
                <text:p>28107</text:p>
              </table:table-cell>
            </table:table-row>
            <table:table-row>
              <table:table-cell office:value-type="string">
                <text:p>105</text:p>
              </table:table-cell>
              <table:table-cell office:value-type="float" office:value="20061">
                <text:p>20061</text:p>
              </table:table-cell>
              <table:table-cell office:value-type="float" office:value="28078">
                <text:p>28078</text:p>
              </table:table-cell>
            </table:table-row>
            <table:table-row>
              <table:table-cell office:value-type="string">
                <text:p>106</text:p>
              </table:table-cell>
              <table:table-cell office:value-type="float" office:value="20164">
                <text:p>20164</text:p>
              </table:table-cell>
              <table:table-cell office:value-type="float" office:value="28101">
                <text:p>28101</text:p>
              </table:table-cell>
            </table:table-row>
            <table:table-row>
              <table:table-cell office:value-type="string">
                <text:p>107</text:p>
              </table:table-cell>
              <table:table-cell office:value-type="float" office:value="19365">
                <text:p>19365</text:p>
              </table:table-cell>
              <table:table-cell office:value-type="float" office:value="27564">
                <text:p>27564</text:p>
              </table:table-cell>
            </table:table-row>
            <table:table-row>
              <table:table-cell office:value-type="string">
                <text:p>108</text:p>
              </table:table-cell>
              <table:table-cell office:value-type="float" office:value="19266">
                <text:p>19266</text:p>
              </table:table-cell>
              <table:table-cell office:value-type="float" office:value="26986">
                <text:p>26986</text:p>
              </table:table-cell>
            </table:table-row>
            <table:table-row>
              <table:table-cell office:value-type="string">
                <text:p>109</text:p>
              </table:table-cell>
              <table:table-cell office:value-type="float" office:value="19364">
                <text:p>19364</text:p>
              </table:table-cell>
              <table:table-cell office:value-type="float" office:value="27091">
                <text:p>27091</text:p>
              </table:table-cell>
            </table:table-row>
            <table:table-row>
              <table:table-cell office:value-type="string">
                <text:p>110</text:p>
              </table:table-cell>
              <table:table-cell office:value-type="float" office:value="19764">
                <text:p>19764</text:p>
              </table:table-cell>
              <table:table-cell office:value-type="float" office:value="27463">
                <text:p>27463</text:p>
              </table:table-cell>
            </table:table-row>
            <table:table-row>
              <table:table-cell office:value-type="string">
                <text:p>111</text:p>
              </table:table-cell>
              <table:table-cell office:value-type="float" office:value="19165">
                <text:p>19165</text:p>
              </table:table-cell>
              <table:table-cell office:value-type="float" office:value="27311">
                <text:p>27311</text:p>
              </table:table-cell>
            </table:table-row>
            <table:table-row>
              <table:table-cell office:value-type="string">
                <text:p>112</text:p>
              </table:table-cell>
              <table:table-cell office:value-type="float" office:value="18762">
                <text:p>18762</text:p>
              </table:table-cell>
              <table:table-cell office:value-type="float" office:value="27142">
                <text:p>27142</text:p>
              </table:table-cell>
            </table:table-row>
            <table:table-row>
              <table:table-cell office:value-type="string">
                <text:p>113</text:p>
              </table:table-cell>
              <table:table-cell office:value-type="float" office:value="19367">
                <text:p>19367</text:p>
              </table:table-cell>
              <table:table-cell office:value-type="float" office:value="27229">
                <text:p>27229</text:p>
              </table:table-cell>
            </table:table-row>
            <table:table-row>
              <table:table-cell office:value-type="string">
                <text:p>114</text:p>
              </table:table-cell>
              <table:table-cell office:value-type="float" office:value="19867">
                <text:p>19867</text:p>
              </table:table-cell>
              <table:table-cell office:value-type="float" office:value="26882">
                <text:p>26882</text:p>
              </table:table-cell>
            </table:table-row>
            <table:table-row>
              <table:table-cell office:value-type="string">
                <text:p>115</text:p>
              </table:table-cell>
              <table:table-cell office:value-type="float" office:value="18364">
                <text:p>18364</text:p>
              </table:table-cell>
              <table:table-cell office:value-type="float" office:value="27013">
                <text:p>27013</text:p>
              </table:table-cell>
            </table:table-row>
            <table:table-row>
              <table:table-cell office:value-type="string">
                <text:p>116</text:p>
              </table:table-cell>
              <table:table-cell office:value-type="float" office:value="20265">
                <text:p>20265</text:p>
              </table:table-cell>
              <table:table-cell office:value-type="float" office:value="27131">
                <text:p>27131</text:p>
              </table:table-cell>
            </table:table-row>
            <table:table-row>
              <table:table-cell office:value-type="string">
                <text:p>117</text:p>
              </table:table-cell>
              <table:table-cell office:value-type="float" office:value="18265">
                <text:p>18265</text:p>
              </table:table-cell>
              <table:table-cell office:value-type="float" office:value="27290">
                <text:p>27290</text:p>
              </table:table-cell>
            </table:table-row>
            <table:table-row>
              <table:table-cell office:value-type="string">
                <text:p>118</text:p>
              </table:table-cell>
              <table:table-cell office:value-type="float" office:value="18967">
                <text:p>18967</text:p>
              </table:table-cell>
              <table:table-cell office:value-type="float" office:value="27052">
                <text:p>27052</text:p>
              </table:table-cell>
            </table:table-row>
            <table:table-row>
              <table:table-cell office:value-type="string">
                <text:p>119</text:p>
              </table:table-cell>
              <table:table-cell office:value-type="float" office:value="18567">
                <text:p>18567</text:p>
              </table:table-cell>
              <table:table-cell office:value-type="float" office:value="27056">
                <text:p>27056</text:p>
              </table:table-cell>
            </table:table-row>
            <table:table-row>
              <table:table-cell office:value-type="string">
                <text:p>120</text:p>
              </table:table-cell>
              <table:table-cell office:value-type="float" office:value="18966">
                <text:p>18966</text:p>
              </table:table-cell>
              <table:table-cell office:value-type="float" office:value="26980">
                <text:p>26980</text:p>
              </table:table-cell>
            </table:table-row>
            <table:table-row>
              <table:table-cell office:value-type="string">
                <text:p>121</text:p>
              </table:table-cell>
              <table:table-cell office:value-type="float" office:value="19069">
                <text:p>19069</text:p>
              </table:table-cell>
              <table:table-cell office:value-type="float" office:value="26924">
                <text:p>26924</text:p>
              </table:table-cell>
            </table:table-row>
            <table:table-row>
              <table:table-cell office:value-type="string">
                <text:p>122</text:p>
              </table:table-cell>
              <table:table-cell office:value-type="float" office:value="18767">
                <text:p>18767</text:p>
              </table:table-cell>
              <table:table-cell office:value-type="float" office:value="26620">
                <text:p>26620</text:p>
              </table:table-cell>
            </table:table-row>
            <table:table-row>
              <table:table-cell office:value-type="string">
                <text:p>123</text:p>
              </table:table-cell>
              <table:table-cell office:value-type="float" office:value="18668">
                <text:p>18668</text:p>
              </table:table-cell>
              <table:table-cell office:value-type="float" office:value="26507">
                <text:p>26507</text:p>
              </table:table-cell>
            </table:table-row>
            <table:table-row>
              <table:table-cell office:value-type="string">
                <text:p>124</text:p>
              </table:table-cell>
              <table:table-cell office:value-type="float" office:value="19467">
                <text:p>19467</text:p>
              </table:table-cell>
              <table:table-cell office:value-type="float" office:value="26913">
                <text:p>26913</text:p>
              </table:table-cell>
            </table:table-row>
            <table:table-row>
              <table:table-cell office:value-type="string">
                <text:p>125</text:p>
              </table:table-cell>
              <table:table-cell office:value-type="float" office:value="19168">
                <text:p>19168</text:p>
              </table:table-cell>
              <table:table-cell office:value-type="float" office:value="27189">
                <text:p>27189</text:p>
              </table:table-cell>
            </table:table-row>
            <table:table-row>
              <table:table-cell office:value-type="string">
                <text:p>126</text:p>
              </table:table-cell>
              <table:table-cell office:value-type="float" office:value="18468">
                <text:p>18468</text:p>
              </table:table-cell>
              <table:table-cell office:value-type="float" office:value="27585">
                <text:p>27585</text:p>
              </table:table-cell>
            </table:table-row>
            <table:table-row>
              <table:table-cell office:value-type="string">
                <text:p>127</text:p>
              </table:table-cell>
              <table:table-cell office:value-type="float" office:value="20067">
                <text:p>20067</text:p>
              </table:table-cell>
              <table:table-cell office:value-type="float" office:value="27695">
                <text:p>27695</text:p>
              </table:table-cell>
            </table:table-row>
            <table:table-row>
              <table:table-cell office:value-type="string">
                <text:p>128</text:p>
              </table:table-cell>
              <table:table-cell office:value-type="float" office:value="18965">
                <text:p>18965</text:p>
              </table:table-cell>
              <table:table-cell office:value-type="float" office:value="27421">
                <text:p>27421</text:p>
              </table:table-cell>
            </table:table-row>
            <table:table-row>
              <table:table-cell office:value-type="string">
                <text:p>129</text:p>
              </table:table-cell>
              <table:table-cell office:value-type="float" office:value="20367">
                <text:p>20367</text:p>
              </table:table-cell>
              <table:table-cell office:value-type="float" office:value="27397">
                <text:p>27397</text:p>
              </table:table-cell>
            </table:table-row>
            <table:table-row>
              <table:table-cell office:value-type="string">
                <text:p>130</text:p>
              </table:table-cell>
              <table:table-cell office:value-type="float" office:value="20367">
                <text:p>20367</text:p>
              </table:table-cell>
              <table:table-cell office:value-type="float" office:value="27735">
                <text:p>27735</text:p>
              </table:table-cell>
            </table:table-row>
            <table:table-row>
              <table:table-cell office:value-type="string">
                <text:p>131</text:p>
              </table:table-cell>
              <table:table-cell office:value-type="float" office:value="20367">
                <text:p>20367</text:p>
              </table:table-cell>
              <table:table-cell office:value-type="float" office:value="28371">
                <text:p>28371</text:p>
              </table:table-cell>
            </table:table-row>
            <table:table-row>
              <table:table-cell office:value-type="string">
                <text:p>132</text:p>
              </table:table-cell>
              <table:table-cell office:value-type="float" office:value="19966">
                <text:p>19966</text:p>
              </table:table-cell>
              <table:table-cell office:value-type="float" office:value="28534">
                <text:p>28534</text:p>
              </table:table-cell>
            </table:table-row>
            <table:table-row>
              <table:table-cell office:value-type="string">
                <text:p>133</text:p>
              </table:table-cell>
              <table:table-cell office:value-type="float" office:value="20267">
                <text:p>20267</text:p>
              </table:table-cell>
              <table:table-cell office:value-type="float" office:value="28405">
                <text:p>28405</text:p>
              </table:table-cell>
            </table:table-row>
            <table:table-row>
              <table:table-cell office:value-type="string">
                <text:p>134</text:p>
              </table:table-cell>
              <table:table-cell office:value-type="float" office:value="20171">
                <text:p>20171</text:p>
              </table:table-cell>
              <table:table-cell office:value-type="float" office:value="28513">
                <text:p>28513</text:p>
              </table:table-cell>
            </table:table-row>
            <table:table-row>
              <table:table-cell office:value-type="string">
                <text:p>135</text:p>
              </table:table-cell>
              <table:table-cell office:value-type="float" office:value="19467">
                <text:p>19467</text:p>
              </table:table-cell>
              <table:table-cell office:value-type="float" office:value="28686">
                <text:p>28686</text:p>
              </table:table-cell>
            </table:table-row>
            <table:table-row>
              <table:table-cell office:value-type="string">
                <text:p>136</text:p>
              </table:table-cell>
              <table:table-cell office:value-type="float" office:value="20469">
                <text:p>20469</text:p>
              </table:table-cell>
              <table:table-cell office:value-type="float" office:value="28701">
                <text:p>28701</text:p>
              </table:table-cell>
            </table:table-row>
            <table:table-row>
              <table:table-cell office:value-type="string">
                <text:p>137</text:p>
              </table:table-cell>
              <table:table-cell office:value-type="float" office:value="20470">
                <text:p>20470</text:p>
              </table:table-cell>
              <table:table-cell office:value-type="float" office:value="28725">
                <text:p>28725</text:p>
              </table:table-cell>
            </table:table-row>
            <table:table-row>
              <table:table-cell office:value-type="string">
                <text:p>138</text:p>
              </table:table-cell>
              <table:table-cell office:value-type="float" office:value="19768">
                <text:p>19768</text:p>
              </table:table-cell>
              <table:table-cell office:value-type="float" office:value="28524">
                <text:p>28524</text:p>
              </table:table-cell>
            </table:table-row>
            <table:table-row>
              <table:table-cell office:value-type="string">
                <text:p>139</text:p>
              </table:table-cell>
              <table:table-cell office:value-type="float" office:value="20268">
                <text:p>20268</text:p>
              </table:table-cell>
              <table:table-cell office:value-type="float" office:value="28293">
                <text:p>28293</text:p>
              </table:table-cell>
            </table:table-row>
            <table:table-row>
              <table:table-cell office:value-type="string">
                <text:p>140</text:p>
              </table:table-cell>
              <table:table-cell office:value-type="float" office:value="21567">
                <text:p>21567</text:p>
              </table:table-cell>
              <table:table-cell office:value-type="float" office:value="28276">
                <text:p>28276</text:p>
              </table:table-cell>
            </table:table-row>
            <table:table-row>
              <table:table-cell office:value-type="string">
                <text:p>141</text:p>
              </table:table-cell>
              <table:table-cell office:value-type="float" office:value="20270">
                <text:p>20270</text:p>
              </table:table-cell>
              <table:table-cell office:value-type="float" office:value="28540">
                <text:p>28540</text:p>
              </table:table-cell>
            </table:table-row>
            <table:table-row>
              <table:table-cell office:value-type="string">
                <text:p>142</text:p>
              </table:table-cell>
              <table:table-cell office:value-type="float" office:value="20864">
                <text:p>20864</text:p>
              </table:table-cell>
              <table:table-cell office:value-type="float" office:value="28497">
                <text:p>28497</text:p>
              </table:table-cell>
            </table:table-row>
            <table:table-row>
              <table:table-cell office:value-type="string">
                <text:p>143</text:p>
              </table:table-cell>
              <table:table-cell office:value-type="float" office:value="21670">
                <text:p>21670</text:p>
              </table:table-cell>
              <table:table-cell office:value-type="float" office:value="28729">
                <text:p>28729</text:p>
              </table:table-cell>
            </table:table-row>
            <table:table-row>
              <table:table-cell office:value-type="string">
                <text:p>144</text:p>
              </table:table-cell>
              <table:table-cell office:value-type="float" office:value="20170">
                <text:p>20170</text:p>
              </table:table-cell>
              <table:table-cell office:value-type="float" office:value="28805">
                <text:p>28805</text:p>
              </table:table-cell>
            </table:table-row>
            <table:table-row>
              <table:table-cell office:value-type="string">
                <text:p>145</text:p>
              </table:table-cell>
              <table:table-cell office:value-type="float" office:value="20268">
                <text:p>20268</text:p>
              </table:table-cell>
              <table:table-cell office:value-type="float" office:value="28455">
                <text:p>28455</text:p>
              </table:table-cell>
            </table:table-row>
            <table:table-row>
              <table:table-cell office:value-type="string">
                <text:p>146</text:p>
              </table:table-cell>
              <table:table-cell office:value-type="float" office:value="20368">
                <text:p>20368</text:p>
              </table:table-cell>
              <table:table-cell office:value-type="float" office:value="28448">
                <text:p>28448</text:p>
              </table:table-cell>
            </table:table-row>
            <table:table-row>
              <table:table-cell office:value-type="string">
                <text:p>147</text:p>
              </table:table-cell>
              <table:table-cell office:value-type="float" office:value="21362">
                <text:p>21362</text:p>
              </table:table-cell>
              <table:table-cell office:value-type="float" office:value="28732">
                <text:p>28732</text:p>
              </table:table-cell>
            </table:table-row>
            <table:table-row>
              <table:table-cell office:value-type="string">
                <text:p>148</text:p>
              </table:table-cell>
              <table:table-cell office:value-type="float" office:value="19762">
                <text:p>19762</text:p>
              </table:table-cell>
              <table:table-cell office:value-type="float" office:value="28812">
                <text:p>28812</text:p>
              </table:table-cell>
            </table:table-row>
            <table:table-row>
              <table:table-cell office:value-type="string">
                <text:p>149</text:p>
              </table:table-cell>
              <table:table-cell office:value-type="float" office:value="21465">
                <text:p>21465</text:p>
              </table:table-cell>
              <table:table-cell office:value-type="float" office:value="28787">
                <text:p>28787</text:p>
              </table:table-cell>
            </table:table-row>
            <table:table-row>
              <table:table-cell office:value-type="string">
                <text:p>150</text:p>
              </table:table-cell>
              <table:table-cell office:value-type="float" office:value="21364">
                <text:p>21364</text:p>
              </table:table-cell>
              <table:table-cell office:value-type="float" office:value="28829">
                <text:p>28829</text:p>
              </table:table-cell>
            </table:table-row>
            <table:table-row>
              <table:table-cell office:value-type="string">
                <text:p>151</text:p>
              </table:table-cell>
              <table:table-cell office:value-type="float" office:value="21061">
                <text:p>21061</text:p>
              </table:table-cell>
              <table:table-cell office:value-type="float" office:value="28696">
                <text:p>28696</text:p>
              </table:table-cell>
            </table:table-row>
            <table:table-row>
              <table:table-cell office:value-type="string">
                <text:p>152</text:p>
              </table:table-cell>
              <table:table-cell office:value-type="float" office:value="21469">
                <text:p>21469</text:p>
              </table:table-cell>
              <table:table-cell office:value-type="float" office:value="28960">
                <text:p>28960</text:p>
              </table:table-cell>
            </table:table-row>
            <table:table-row>
              <table:table-cell office:value-type="string">
                <text:p>153</text:p>
              </table:table-cell>
              <table:table-cell office:value-type="float" office:value="20665">
                <text:p>20665</text:p>
              </table:table-cell>
              <table:table-cell office:value-type="float" office:value="28499">
                <text:p>28499</text:p>
              </table:table-cell>
            </table:table-row>
            <table:table-row>
              <table:table-cell office:value-type="string">
                <text:p>154</text:p>
              </table:table-cell>
              <table:table-cell office:value-type="float" office:value="21064">
                <text:p>21064</text:p>
              </table:table-cell>
              <table:table-cell office:value-type="float" office:value="28345">
                <text:p>28345</text:p>
              </table:table-cell>
            </table:table-row>
            <table:table-row>
              <table:table-cell office:value-type="string">
                <text:p>155</text:p>
              </table:table-cell>
              <table:table-cell office:value-type="float" office:value="20066">
                <text:p>20066</text:p>
              </table:table-cell>
              <table:table-cell office:value-type="float" office:value="27926">
                <text:p>27926</text:p>
              </table:table-cell>
            </table:table-row>
            <table:table-row>
              <table:table-cell office:value-type="string">
                <text:p>156</text:p>
              </table:table-cell>
              <table:table-cell office:value-type="float" office:value="19963">
                <text:p>19963</text:p>
              </table:table-cell>
              <table:table-cell office:value-type="float" office:value="27539">
                <text:p>27539</text:p>
              </table:table-cell>
            </table:table-row>
            <table:table-row>
              <table:table-cell office:value-type="string">
                <text:p>157</text:p>
              </table:table-cell>
              <table:table-cell office:value-type="float" office:value="18771">
                <text:p>18771</text:p>
              </table:table-cell>
              <table:table-cell office:value-type="float" office:value="27436">
                <text:p>27436</text:p>
              </table:table-cell>
            </table:table-row>
            <table:table-row>
              <table:table-cell office:value-type="string">
                <text:p>158</text:p>
              </table:table-cell>
              <table:table-cell office:value-type="float" office:value="20067">
                <text:p>20067</text:p>
              </table:table-cell>
              <table:table-cell office:value-type="float" office:value="27623">
                <text:p>27623</text:p>
              </table:table-cell>
            </table:table-row>
            <table:table-row>
              <table:table-cell office:value-type="string">
                <text:p>159</text:p>
              </table:table-cell>
              <table:table-cell office:value-type="float" office:value="18869">
                <text:p>18869</text:p>
              </table:table-cell>
              <table:table-cell office:value-type="float" office:value="27722">
                <text:p>27722</text:p>
              </table:table-cell>
            </table:table-row>
            <table:table-row>
              <table:table-cell office:value-type="string">
                <text:p>160</text:p>
              </table:table-cell>
              <table:table-cell office:value-type="float" office:value="18268">
                <text:p>18268</text:p>
              </table:table-cell>
              <table:table-cell office:value-type="float" office:value="27654">
                <text:p>27654</text:p>
              </table:table-cell>
            </table:table-row>
            <table:table-row>
              <table:table-cell office:value-type="string">
                <text:p>161</text:p>
              </table:table-cell>
              <table:table-cell office:value-type="float" office:value="19672">
                <text:p>19672</text:p>
              </table:table-cell>
              <table:table-cell office:value-type="float" office:value="27137">
                <text:p>27137</text:p>
              </table:table-cell>
            </table:table-row>
            <table:table-row>
              <table:table-cell office:value-type="string">
                <text:p>162</text:p>
              </table:table-cell>
              <table:table-cell office:value-type="float" office:value="20368">
                <text:p>20368</text:p>
              </table:table-cell>
              <table:table-cell office:value-type="float" office:value="27572">
                <text:p>27572</text:p>
              </table:table-cell>
            </table:table-row>
            <table:table-row>
              <table:table-cell office:value-type="string">
                <text:p>163</text:p>
              </table:table-cell>
              <table:table-cell office:value-type="float" office:value="19768">
                <text:p>19768</text:p>
              </table:table-cell>
              <table:table-cell office:value-type="float" office:value="27540">
                <text:p>27540</text:p>
              </table:table-cell>
            </table:table-row>
            <table:table-row>
              <table:table-cell office:value-type="string">
                <text:p>164</text:p>
              </table:table-cell>
              <table:table-cell office:value-type="float" office:value="19868">
                <text:p>19868</text:p>
              </table:table-cell>
              <table:table-cell office:value-type="float" office:value="27848">
                <text:p>27848</text:p>
              </table:table-cell>
            </table:table-row>
            <table:table-row>
              <table:table-cell office:value-type="string">
                <text:p>165</text:p>
              </table:table-cell>
              <table:table-cell office:value-type="float" office:value="20566">
                <text:p>20566</text:p>
              </table:table-cell>
              <table:table-cell office:value-type="float" office:value="27697">
                <text:p>27697</text:p>
              </table:table-cell>
            </table:table-row>
            <table:table-row>
              <table:table-cell office:value-type="string">
                <text:p>166</text:p>
              </table:table-cell>
              <table:table-cell office:value-type="float" office:value="18971">
                <text:p>18971</text:p>
              </table:table-cell>
              <table:table-cell office:value-type="float" office:value="28276">
                <text:p>28276</text:p>
              </table:table-cell>
            </table:table-row>
            <table:table-row>
              <table:table-cell office:value-type="string">
                <text:p>167</text:p>
              </table:table-cell>
              <table:table-cell office:value-type="float" office:value="19671">
                <text:p>19671</text:p>
              </table:table-cell>
              <table:table-cell office:value-type="float" office:value="28290">
                <text:p>28290</text:p>
              </table:table-cell>
            </table:table-row>
            <table:table-row>
              <table:table-cell office:value-type="string">
                <text:p>168</text:p>
              </table:table-cell>
              <table:table-cell office:value-type="float" office:value="20567">
                <text:p>20567</text:p>
              </table:table-cell>
              <table:table-cell office:value-type="float" office:value="28450">
                <text:p>28450</text:p>
              </table:table-cell>
            </table:table-row>
            <table:table-row>
              <table:table-cell office:value-type="string">
                <text:p>169</text:p>
              </table:table-cell>
              <table:table-cell office:value-type="float" office:value="20667">
                <text:p>20667</text:p>
              </table:table-cell>
              <table:table-cell office:value-type="float" office:value="28552">
                <text:p>28552</text:p>
              </table:table-cell>
            </table:table-row>
            <table:table-row>
              <table:table-cell office:value-type="string">
                <text:p>170</text:p>
              </table:table-cell>
              <table:table-cell office:value-type="float" office:value="19766">
                <text:p>19766</text:p>
              </table:table-cell>
              <table:table-cell office:value-type="float" office:value="28625">
                <text:p>28625</text:p>
              </table:table-cell>
            </table:table-row>
            <table:table-row>
              <table:table-cell office:value-type="string">
                <text:p>171</text:p>
              </table:table-cell>
              <table:table-cell office:value-type="float" office:value="20768">
                <text:p>20768</text:p>
              </table:table-cell>
              <table:table-cell office:value-type="float" office:value="28323">
                <text:p>28323</text:p>
              </table:table-cell>
            </table:table-row>
            <table:table-row>
              <table:table-cell office:value-type="string">
                <text:p>172</text:p>
              </table:table-cell>
              <table:table-cell office:value-type="float" office:value="19867">
                <text:p>19867</text:p>
              </table:table-cell>
              <table:table-cell office:value-type="float" office:value="27828">
                <text:p>27828</text:p>
              </table:table-cell>
            </table:table-row>
            <table:table-row>
              <table:table-cell office:value-type="string">
                <text:p>173</text:p>
              </table:table-cell>
              <table:table-cell office:value-type="float" office:value="19665">
                <text:p>19665</text:p>
              </table:table-cell>
              <table:table-cell office:value-type="float" office:value="27561">
                <text:p>27561</text:p>
              </table:table-cell>
            </table:table-row>
            <table:table-row>
              <table:table-cell office:value-type="string">
                <text:p>174</text:p>
              </table:table-cell>
              <table:table-cell office:value-type="float" office:value="19566">
                <text:p>19566</text:p>
              </table:table-cell>
              <table:table-cell office:value-type="float" office:value="27904">
                <text:p>27904</text:p>
              </table:table-cell>
            </table:table-row>
            <table:table-row>
              <table:table-cell office:value-type="string">
                <text:p>175</text:p>
              </table:table-cell>
              <table:table-cell office:value-type="float" office:value="20667">
                <text:p>20667</text:p>
              </table:table-cell>
              <table:table-cell office:value-type="float" office:value="28273">
                <text:p>28273</text:p>
              </table:table-cell>
            </table:table-row>
            <table:table-row>
              <table:table-cell office:value-type="string">
                <text:p>176</text:p>
              </table:table-cell>
              <table:table-cell office:value-type="float" office:value="19069">
                <text:p>19069</text:p>
              </table:table-cell>
              <table:table-cell office:value-type="float" office:value="28526">
                <text:p>28526</text:p>
              </table:table-cell>
            </table:table-row>
            <table:table-row>
              <table:table-cell office:value-type="string">
                <text:p>177</text:p>
              </table:table-cell>
              <table:table-cell office:value-type="float" office:value="21068">
                <text:p>21068</text:p>
              </table:table-cell>
              <table:table-cell office:value-type="float" office:value="28782">
                <text:p>28782</text:p>
              </table:table-cell>
            </table:table-row>
            <table:table-row>
              <table:table-cell office:value-type="string">
                <text:p>178</text:p>
              </table:table-cell>
              <table:table-cell office:value-type="float" office:value="20567">
                <text:p>20567</text:p>
              </table:table-cell>
              <table:table-cell office:value-type="float" office:value="28873">
                <text:p>28873</text:p>
              </table:table-cell>
            </table:table-row>
            <table:table-row>
              <table:table-cell office:value-type="string">
                <text:p>179</text:p>
              </table:table-cell>
              <table:table-cell office:value-type="float" office:value="21469">
                <text:p>21469</text:p>
              </table:table-cell>
              <table:table-cell office:value-type="float" office:value="28839">
                <text:p>28839</text:p>
              </table:table-cell>
            </table:table-row>
            <table:table-row>
              <table:table-cell office:value-type="string">
                <text:p>180</text:p>
              </table:table-cell>
              <table:table-cell office:value-type="float" office:value="20965">
                <text:p>20965</text:p>
              </table:table-cell>
              <table:table-cell office:value-type="float" office:value="29116">
                <text:p>29116</text:p>
              </table:table-cell>
            </table:table-row>
            <table:table-row>
              <table:table-cell office:value-type="string">
                <text:p>181</text:p>
              </table:table-cell>
              <table:table-cell office:value-type="float" office:value="20969">
                <text:p>20969</text:p>
              </table:table-cell>
              <table:table-cell office:value-type="float" office:value="28648">
                <text:p>28648</text:p>
              </table:table-cell>
            </table:table-row>
            <table:table-row>
              <table:table-cell office:value-type="string">
                <text:p>182</text:p>
              </table:table-cell>
              <table:table-cell office:value-type="float" office:value="20369">
                <text:p>20369</text:p>
              </table:table-cell>
              <table:table-cell office:value-type="float" office:value="28268">
                <text:p>28268</text:p>
              </table:table-cell>
            </table:table-row>
            <table:table-row>
              <table:table-cell office:value-type="string">
                <text:p>183</text:p>
              </table:table-cell>
              <table:table-cell office:value-type="float" office:value="20363">
                <text:p>20363</text:p>
              </table:table-cell>
              <table:table-cell office:value-type="float" office:value="28356">
                <text:p>28356</text:p>
              </table:table-cell>
            </table:table-row>
            <table:table-row>
              <table:table-cell office:value-type="string">
                <text:p>184</text:p>
              </table:table-cell>
              <table:table-cell office:value-type="float" office:value="20669">
                <text:p>20669</text:p>
              </table:table-cell>
              <table:table-cell office:value-type="float" office:value="28485">
                <text:p>28485</text:p>
              </table:table-cell>
            </table:table-row>
            <table:table-row>
              <table:table-cell office:value-type="string">
                <text:p>185</text:p>
              </table:table-cell>
              <table:table-cell office:value-type="float" office:value="18467">
                <text:p>18467</text:p>
              </table:table-cell>
              <table:table-cell office:value-type="float" office:value="28092">
                <text:p>28092</text:p>
              </table:table-cell>
            </table:table-row>
            <table:table-row>
              <table:table-cell office:value-type="string">
                <text:p>186</text:p>
              </table:table-cell>
              <table:table-cell office:value-type="float" office:value="20164">
                <text:p>20164</text:p>
              </table:table-cell>
              <table:table-cell office:value-type="float" office:value="28213">
                <text:p>28213</text:p>
              </table:table-cell>
            </table:table-row>
            <table:table-row>
              <table:table-cell office:value-type="string">
                <text:p>187</text:p>
              </table:table-cell>
              <table:table-cell office:value-type="float" office:value="20163">
                <text:p>20163</text:p>
              </table:table-cell>
              <table:table-cell office:value-type="float" office:value="27969">
                <text:p>27969</text:p>
              </table:table-cell>
            </table:table-row>
            <table:table-row>
              <table:table-cell office:value-type="string">
                <text:p>188</text:p>
              </table:table-cell>
              <table:table-cell office:value-type="float" office:value="19964">
                <text:p>19964</text:p>
              </table:table-cell>
              <table:table-cell office:value-type="float" office:value="27927">
                <text:p>27927</text:p>
              </table:table-cell>
            </table:table-row>
            <table:table-row>
              <table:table-cell office:value-type="string">
                <text:p>189</text:p>
              </table:table-cell>
              <table:table-cell office:value-type="float" office:value="19665">
                <text:p>19665</text:p>
              </table:table-cell>
              <table:table-cell office:value-type="float" office:value="27920">
                <text:p>27920</text:p>
              </table:table-cell>
            </table:table-row>
            <table:table-row>
              <table:table-cell office:value-type="string">
                <text:p>190</text:p>
              </table:table-cell>
              <table:table-cell office:value-type="float" office:value="19468">
                <text:p>19468</text:p>
              </table:table-cell>
              <table:table-cell office:value-type="float" office:value="28264">
                <text:p>28264</text:p>
              </table:table-cell>
            </table:table-row>
            <table:table-row>
              <table:table-cell office:value-type="string">
                <text:p>191</text:p>
              </table:table-cell>
              <table:table-cell office:value-type="float" office:value="20663">
                <text:p>20663</text:p>
              </table:table-cell>
              <table:table-cell office:value-type="float" office:value="28281">
                <text:p>28281</text:p>
              </table:table-cell>
            </table:table-row>
            <table:table-row>
              <table:table-cell office:value-type="string">
                <text:p>192</text:p>
              </table:table-cell>
              <table:table-cell office:value-type="float" office:value="19766">
                <text:p>19766</text:p>
              </table:table-cell>
              <table:table-cell office:value-type="float" office:value="27703">
                <text:p>27703</text:p>
              </table:table-cell>
            </table:table-row>
            <table:table-row>
              <table:table-cell office:value-type="string">
                <text:p>193</text:p>
              </table:table-cell>
              <table:table-cell office:value-type="float" office:value="19567">
                <text:p>19567</text:p>
              </table:table-cell>
              <table:table-cell office:value-type="float" office:value="27020">
                <text:p>27020</text:p>
              </table:table-cell>
            </table:table-row>
            <table:table-row>
              <table:table-cell office:value-type="string">
                <text:p>194</text:p>
              </table:table-cell>
              <table:table-cell office:value-type="float" office:value="19063">
                <text:p>19063</text:p>
              </table:table-cell>
              <table:table-cell office:value-type="float" office:value="26760">
                <text:p>26760</text:p>
              </table:table-cell>
            </table:table-row>
            <table:table-row>
              <table:table-cell office:value-type="string">
                <text:p>195</text:p>
              </table:table-cell>
              <table:table-cell office:value-type="float" office:value="19568">
                <text:p>19568</text:p>
              </table:table-cell>
              <table:table-cell office:value-type="float" office:value="27053">
                <text:p>27053</text:p>
              </table:table-cell>
            </table:table-row>
            <table:table-row>
              <table:table-cell office:value-type="string">
                <text:p>196</text:p>
              </table:table-cell>
              <table:table-cell office:value-type="float" office:value="19462">
                <text:p>19462</text:p>
              </table:table-cell>
              <table:table-cell office:value-type="float" office:value="26917">
                <text:p>26917</text:p>
              </table:table-cell>
            </table:table-row>
            <table:table-row>
              <table:table-cell office:value-type="string">
                <text:p>197</text:p>
              </table:table-cell>
              <table:table-cell office:value-type="float" office:value="18564">
                <text:p>18564</text:p>
              </table:table-cell>
              <table:table-cell office:value-type="float" office:value="26880">
                <text:p>26880</text:p>
              </table:table-cell>
            </table:table-row>
            <table:table-row>
              <table:table-cell office:value-type="string">
                <text:p>198</text:p>
              </table:table-cell>
              <table:table-cell office:value-type="float" office:value="18567">
                <text:p>18567</text:p>
              </table:table-cell>
              <table:table-cell office:value-type="float" office:value="26976">
                <text:p>26976</text:p>
              </table:table-cell>
            </table:table-row>
            <table:table-row>
              <table:table-cell office:value-type="string">
                <text:p>199</text:p>
              </table:table-cell>
              <table:table-cell office:value-type="float" office:value="19369">
                <text:p>19369</text:p>
              </table:table-cell>
              <table:table-cell office:value-type="float" office:value="26836">
                <text:p>26836</text:p>
              </table:table-cell>
            </table:table-row>
            <table:table-row>
              <table:table-cell office:value-type="string">
                <text:p>200</text:p>
              </table:table-cell>
              <table:table-cell office:value-type="float" office:value="20167">
                <text:p>20167</text:p>
              </table:table-cell>
              <table:table-cell office:value-type="float" office:value="27469">
                <text:p>27469</text:p>
              </table:table-cell>
            </table:table-row>
            <table:table-row>
              <table:table-cell office:value-type="string">
                <text:p>201</text:p>
              </table:table-cell>
              <table:table-cell office:value-type="float" office:value="21072">
                <text:p>21072</text:p>
              </table:table-cell>
              <table:table-cell office:value-type="float" office:value="27731">
                <text:p>27731</text:p>
              </table:table-cell>
            </table:table-row>
            <table:table-row>
              <table:table-cell office:value-type="string">
                <text:p>202</text:p>
              </table:table-cell>
              <table:table-cell office:value-type="float" office:value="20367">
                <text:p>20367</text:p>
              </table:table-cell>
              <table:table-cell office:value-type="float" office:value="28220">
                <text:p>28220</text:p>
              </table:table-cell>
            </table:table-row>
            <table:table-row>
              <table:table-cell office:value-type="string">
                <text:p>203</text:p>
              </table:table-cell>
              <table:table-cell office:value-type="float" office:value="21667">
                <text:p>21667</text:p>
              </table:table-cell>
              <table:table-cell office:value-type="float" office:value="28544">
                <text:p>28544</text:p>
              </table:table-cell>
            </table:table-row>
            <table:table-row>
              <table:table-cell office:value-type="string">
                <text:p>204</text:p>
              </table:table-cell>
              <table:table-cell office:value-type="float" office:value="19568">
                <text:p>19568</text:p>
              </table:table-cell>
              <table:table-cell office:value-type="float" office:value="28741">
                <text:p>28741</text:p>
              </table:table-cell>
            </table:table-row>
            <table:table-row>
              <table:table-cell office:value-type="string">
                <text:p>205</text:p>
              </table:table-cell>
              <table:table-cell office:value-type="float" office:value="20065">
                <text:p>20065</text:p>
              </table:table-cell>
              <table:table-cell office:value-type="float" office:value="28509">
                <text:p>28509</text:p>
              </table:table-cell>
            </table:table-row>
            <table:table-row>
              <table:table-cell office:value-type="string">
                <text:p>206</text:p>
              </table:table-cell>
              <table:table-cell office:value-type="float" office:value="19166">
                <text:p>19166</text:p>
              </table:table-cell>
              <table:table-cell office:value-type="float" office:value="28663">
                <text:p>28663</text:p>
              </table:table-cell>
            </table:table-row>
            <table:table-row>
              <table:table-cell office:value-type="string">
                <text:p>207</text:p>
              </table:table-cell>
              <table:table-cell office:value-type="float" office:value="20772">
                <text:p>20772</text:p>
              </table:table-cell>
              <table:table-cell office:value-type="float" office:value="29055">
                <text:p>29055</text:p>
              </table:table-cell>
            </table:table-row>
            <table:table-row>
              <table:table-cell office:value-type="string">
                <text:p>208</text:p>
              </table:table-cell>
              <table:table-cell office:value-type="float" office:value="21266">
                <text:p>21266</text:p>
              </table:table-cell>
              <table:table-cell office:value-type="float" office:value="29309">
                <text:p>29309</text:p>
              </table:table-cell>
            </table:table-row>
            <table:table-row>
              <table:table-cell office:value-type="string">
                <text:p>209</text:p>
              </table:table-cell>
              <table:table-cell office:value-type="float" office:value="21565">
                <text:p>21565</text:p>
              </table:table-cell>
              <table:table-cell office:value-type="float" office:value="29353">
                <text:p>29353</text:p>
              </table:table-cell>
            </table:table-row>
            <table:table-row>
              <table:table-cell office:value-type="string">
                <text:p>210</text:p>
              </table:table-cell>
              <table:table-cell office:value-type="float" office:value="20968">
                <text:p>20968</text:p>
              </table:table-cell>
              <table:table-cell office:value-type="float" office:value="28935">
                <text:p>28935</text:p>
              </table:table-cell>
            </table:table-row>
            <table:table-row>
              <table:table-cell office:value-type="string">
                <text:p>211</text:p>
              </table:table-cell>
              <table:table-cell office:value-type="float" office:value="20662">
                <text:p>20662</text:p>
              </table:table-cell>
              <table:table-cell office:value-type="float" office:value="28537">
                <text:p>28537</text:p>
              </table:table-cell>
            </table:table-row>
            <table:table-row>
              <table:table-cell office:value-type="string">
                <text:p>212</text:p>
              </table:table-cell>
              <table:table-cell office:value-type="float" office:value="21465">
                <text:p>21465</text:p>
              </table:table-cell>
              <table:table-cell office:value-type="float" office:value="28560">
                <text:p>28560</text:p>
              </table:table-cell>
            </table:table-row>
            <table:table-row>
              <table:table-cell office:value-type="string">
                <text:p>213</text:p>
              </table:table-cell>
              <table:table-cell office:value-type="float" office:value="21167">
                <text:p>21167</text:p>
              </table:table-cell>
              <table:table-cell office:value-type="float" office:value="28876">
                <text:p>28876</text:p>
              </table:table-cell>
            </table:table-row>
            <table:table-row>
              <table:table-cell office:value-type="string">
                <text:p>214</text:p>
              </table:table-cell>
              <table:table-cell office:value-type="float" office:value="21563">
                <text:p>21563</text:p>
              </table:table-cell>
              <table:table-cell office:value-type="float" office:value="29372">
                <text:p>29372</text:p>
              </table:table-cell>
            </table:table-row>
            <table:table-row>
              <table:table-cell office:value-type="string">
                <text:p>215</text:p>
              </table:table-cell>
              <table:table-cell office:value-type="float" office:value="20566">
                <text:p>20566</text:p>
              </table:table-cell>
              <table:table-cell office:value-type="float" office:value="29230">
                <text:p>29230</text:p>
              </table:table-cell>
            </table:table-row>
            <table:table-row>
              <table:table-cell office:value-type="string">
                <text:p>216</text:p>
              </table:table-cell>
              <table:table-cell office:value-type="float" office:value="21064">
                <text:p>21064</text:p>
              </table:table-cell>
              <table:table-cell office:value-type="float" office:value="29129">
                <text:p>29129</text:p>
              </table:table-cell>
            </table:table-row>
            <table:table-row>
              <table:table-cell office:value-type="string">
                <text:p>217</text:p>
              </table:table-cell>
              <table:table-cell office:value-type="float" office:value="20565">
                <text:p>20565</text:p>
              </table:table-cell>
              <table:table-cell office:value-type="float" office:value="28648">
                <text:p>28648</text:p>
              </table:table-cell>
            </table:table-row>
            <table:table-row>
              <table:table-cell office:value-type="string">
                <text:p>218</text:p>
              </table:table-cell>
              <table:table-cell office:value-type="float" office:value="19166">
                <text:p>19166</text:p>
              </table:table-cell>
              <table:table-cell office:value-type="float" office:value="28315">
                <text:p>28315</text:p>
              </table:table-cell>
            </table:table-row>
            <table:table-row>
              <table:table-cell office:value-type="string">
                <text:p>219</text:p>
              </table:table-cell>
              <table:table-cell office:value-type="float" office:value="19859">
                <text:p>19859</text:p>
              </table:table-cell>
              <table:table-cell office:value-type="float" office:value="27924">
                <text:p>27924</text:p>
              </table:table-cell>
            </table:table-row>
            <table:table-row>
              <table:table-cell office:value-type="string">
                <text:p>220</text:p>
              </table:table-cell>
              <table:table-cell office:value-type="float" office:value="19767">
                <text:p>19767</text:p>
              </table:table-cell>
              <table:table-cell office:value-type="float" office:value="27631">
                <text:p>27631</text:p>
              </table:table-cell>
            </table:table-row>
            <table:table-row>
              <table:table-cell office:value-type="string">
                <text:p>221</text:p>
              </table:table-cell>
              <table:table-cell office:value-type="float" office:value="19666">
                <text:p>19666</text:p>
              </table:table-cell>
              <table:table-cell office:value-type="float" office:value="27485">
                <text:p>27485</text:p>
              </table:table-cell>
            </table:table-row>
            <table:table-row>
              <table:table-cell office:value-type="string">
                <text:p>222</text:p>
              </table:table-cell>
              <table:table-cell office:value-type="float" office:value="19963">
                <text:p>19963</text:p>
              </table:table-cell>
              <table:table-cell office:value-type="float" office:value="27536">
                <text:p>27536</text:p>
              </table:table-cell>
            </table:table-row>
            <table:table-row>
              <table:table-cell office:value-type="string">
                <text:p>223</text:p>
              </table:table-cell>
              <table:table-cell office:value-type="float" office:value="19664">
                <text:p>19664</text:p>
              </table:table-cell>
              <table:table-cell office:value-type="float" office:value="27448">
                <text:p>27448</text:p>
              </table:table-cell>
            </table:table-row>
            <table:table-row>
              <table:table-cell office:value-type="string">
                <text:p>224</text:p>
              </table:table-cell>
              <table:table-cell office:value-type="float" office:value="18869">
                <text:p>18869</text:p>
              </table:table-cell>
              <table:table-cell office:value-type="float" office:value="27633">
                <text:p>27633</text:p>
              </table:table-cell>
            </table:table-row>
            <table:table-row>
              <table:table-cell office:value-type="string">
                <text:p>225</text:p>
              </table:table-cell>
              <table:table-cell office:value-type="float" office:value="19767">
                <text:p>19767</text:p>
              </table:table-cell>
              <table:table-cell office:value-type="float" office:value="27274">
                <text:p>27274</text:p>
              </table:table-cell>
            </table:table-row>
            <table:table-row>
              <table:table-cell office:value-type="string">
                <text:p>226</text:p>
              </table:table-cell>
              <table:table-cell office:value-type="float" office:value="19461">
                <text:p>19461</text:p>
              </table:table-cell>
              <table:table-cell office:value-type="float" office:value="27152">
                <text:p>27152</text:p>
              </table:table-cell>
            </table:table-row>
            <table:table-row>
              <table:table-cell office:value-type="string">
                <text:p>227</text:p>
              </table:table-cell>
              <table:table-cell office:value-type="float" office:value="19063">
                <text:p>19063</text:p>
              </table:table-cell>
              <table:table-cell office:value-type="float" office:value="27146">
                <text:p>27146</text:p>
              </table:table-cell>
            </table:table-row>
            <table:table-row>
              <table:table-cell office:value-type="string">
                <text:p>228</text:p>
              </table:table-cell>
              <table:table-cell office:value-type="float" office:value="18165">
                <text:p>18165</text:p>
              </table:table-cell>
              <table:table-cell office:value-type="float" office:value="27114">
                <text:p>27114</text:p>
              </table:table-cell>
            </table:table-row>
            <table:table-row>
              <table:table-cell office:value-type="string">
                <text:p>229</text:p>
              </table:table-cell>
              <table:table-cell office:value-type="float" office:value="18566">
                <text:p>18566</text:p>
              </table:table-cell>
              <table:table-cell office:value-type="float" office:value="26888">
                <text:p>26888</text:p>
              </table:table-cell>
            </table:table-row>
            <table:table-row>
              <table:table-cell office:value-type="string">
                <text:p>230</text:p>
              </table:table-cell>
              <table:table-cell office:value-type="float" office:value="19864">
                <text:p>19864</text:p>
              </table:table-cell>
              <table:table-cell office:value-type="float" office:value="27072">
                <text:p>27072</text:p>
              </table:table-cell>
            </table:table-row>
            <table:table-row>
              <table:table-cell office:value-type="string">
                <text:p>231</text:p>
              </table:table-cell>
              <table:table-cell office:value-type="float" office:value="20066">
                <text:p>20066</text:p>
              </table:table-cell>
              <table:table-cell office:value-type="float" office:value="27375">
                <text:p>27375</text:p>
              </table:table-cell>
            </table:table-row>
            <table:table-row>
              <table:table-cell office:value-type="string">
                <text:p>232</text:p>
              </table:table-cell>
              <table:table-cell office:value-type="float" office:value="19965">
                <text:p>19965</text:p>
              </table:table-cell>
              <table:table-cell office:value-type="float" office:value="27629">
                <text:p>27629</text:p>
              </table:table-cell>
            </table:table-row>
            <table:table-row>
              <table:table-cell office:value-type="string">
                <text:p>233</text:p>
              </table:table-cell>
              <table:table-cell office:value-type="float" office:value="19672">
                <text:p>19672</text:p>
              </table:table-cell>
              <table:table-cell office:value-type="float" office:value="27871">
                <text:p>27871</text:p>
              </table:table-cell>
            </table:table-row>
            <table:table-row>
              <table:table-cell office:value-type="string">
                <text:p>234</text:p>
              </table:table-cell>
              <table:table-cell office:value-type="float" office:value="20267">
                <text:p>20267</text:p>
              </table:table-cell>
              <table:table-cell office:value-type="float" office:value="27788">
                <text:p>27788</text:p>
              </table:table-cell>
            </table:table-row>
            <table:table-row>
              <table:table-cell office:value-type="string">
                <text:p>235</text:p>
              </table:table-cell>
              <table:table-cell office:value-type="float" office:value="20072">
                <text:p>20072</text:p>
              </table:table-cell>
              <table:table-cell office:value-type="float" office:value="27646">
                <text:p>27646</text:p>
              </table:table-cell>
            </table:table-row>
            <table:table-row>
              <table:table-cell office:value-type="string">
                <text:p>236</text:p>
              </table:table-cell>
              <table:table-cell office:value-type="float" office:value="19970">
                <text:p>19970</text:p>
              </table:table-cell>
              <table:table-cell office:value-type="float" office:value="27639">
                <text:p>27639</text:p>
              </table:table-cell>
            </table:table-row>
            <table:table-row>
              <table:table-cell office:value-type="string">
                <text:p>237</text:p>
              </table:table-cell>
              <table:table-cell office:value-type="float" office:value="20665">
                <text:p>20665</text:p>
              </table:table-cell>
              <table:table-cell office:value-type="float" office:value="27481">
                <text:p>27481</text:p>
              </table:table-cell>
            </table:table-row>
            <table:table-row>
              <table:table-cell office:value-type="string">
                <text:p>238</text:p>
              </table:table-cell>
              <table:table-cell office:value-type="float" office:value="20069">
                <text:p>20069</text:p>
              </table:table-cell>
              <table:table-cell office:value-type="float" office:value="28080">
                <text:p>28080</text:p>
              </table:table-cell>
            </table:table-row>
            <table:table-row>
              <table:table-cell office:value-type="string">
                <text:p>239</text:p>
              </table:table-cell>
              <table:table-cell office:value-type="float" office:value="20670">
                <text:p>20670</text:p>
              </table:table-cell>
              <table:table-cell office:value-type="float" office:value="27763">
                <text:p>27763</text:p>
              </table:table-cell>
            </table:table-row>
            <table:table-row>
              <table:table-cell office:value-type="string">
                <text:p>240</text:p>
              </table:table-cell>
              <table:table-cell office:value-type="float" office:value="19664">
                <text:p>19664</text:p>
              </table:table-cell>
              <table:table-cell office:value-type="float" office:value="28040">
                <text:p>28040</text:p>
              </table:table-cell>
            </table:table-row>
            <table:table-row>
              <table:table-cell office:value-type="string">
                <text:p>241</text:p>
              </table:table-cell>
              <table:table-cell office:value-type="float" office:value="19774">
                <text:p>19774</text:p>
              </table:table-cell>
              <table:table-cell office:value-type="float" office:value="27761">
                <text:p>27761</text:p>
              </table:table-cell>
            </table:table-row>
            <table:table-row>
              <table:table-cell office:value-type="string">
                <text:p>242</text:p>
              </table:table-cell>
              <table:table-cell office:value-type="float" office:value="19369">
                <text:p>19369</text:p>
              </table:table-cell>
              <table:table-cell office:value-type="float" office:value="27734">
                <text:p>27734</text:p>
              </table:table-cell>
            </table:table-row>
            <table:table-row>
              <table:table-cell office:value-type="string">
                <text:p>243</text:p>
              </table:table-cell>
              <table:table-cell office:value-type="float" office:value="19865">
                <text:p>19865</text:p>
              </table:table-cell>
              <table:table-cell office:value-type="float" office:value="27629">
                <text:p>27629</text:p>
              </table:table-cell>
            </table:table-row>
            <table:table-row>
              <table:table-cell office:value-type="string">
                <text:p>244</text:p>
              </table:table-cell>
              <table:table-cell office:value-type="float" office:value="19468">
                <text:p>19468</text:p>
              </table:table-cell>
              <table:table-cell office:value-type="float" office:value="27678">
                <text:p>27678</text:p>
              </table:table-cell>
            </table:table-row>
            <table:table-row>
              <table:table-cell office:value-type="string">
                <text:p>245</text:p>
              </table:table-cell>
              <table:table-cell office:value-type="float" office:value="21168">
                <text:p>21168</text:p>
              </table:table-cell>
              <table:table-cell office:value-type="float" office:value="27670">
                <text:p>27670</text:p>
              </table:table-cell>
            </table:table-row>
            <table:table-row>
              <table:table-cell office:value-type="string">
                <text:p>246</text:p>
              </table:table-cell>
              <table:table-cell office:value-type="float" office:value="19469">
                <text:p>19469</text:p>
              </table:table-cell>
              <table:table-cell office:value-type="float" office:value="27827">
                <text:p>27827</text:p>
              </table:table-cell>
            </table:table-row>
            <table:table-row>
              <table:table-cell office:value-type="string">
                <text:p>247</text:p>
              </table:table-cell>
              <table:table-cell office:value-type="float" office:value="20770">
                <text:p>20770</text:p>
              </table:table-cell>
              <table:table-cell office:value-type="float" office:value="27743">
                <text:p>27743</text:p>
              </table:table-cell>
            </table:table-row>
            <table:table-row>
              <table:table-cell office:value-type="string">
                <text:p>248</text:p>
              </table:table-cell>
              <table:table-cell office:value-type="float" office:value="20170">
                <text:p>20170</text:p>
              </table:table-cell>
              <table:table-cell office:value-type="float" office:value="27769">
                <text:p>27769</text:p>
              </table:table-cell>
            </table:table-row>
            <table:table-row>
              <table:table-cell office:value-type="string">
                <text:p>249</text:p>
              </table:table-cell>
              <table:table-cell office:value-type="float" office:value="20867">
                <text:p>20867</text:p>
              </table:table-cell>
              <table:table-cell office:value-type="float" office:value="28107">
                <text:p>28107</text:p>
              </table:table-cell>
            </table:table-row>
            <table:table-row>
              <table:table-cell office:value-type="string">
                <text:p>250</text:p>
              </table:table-cell>
              <table:table-cell office:value-type="float" office:value="20265">
                <text:p>20265</text:p>
              </table:table-cell>
              <table:table-cell office:value-type="float" office:value="28180">
                <text:p>28180</text:p>
              </table:table-cell>
            </table:table-row>
            <table:table-row>
              <table:table-cell office:value-type="string">
                <text:p>251</text:p>
              </table:table-cell>
              <table:table-cell office:value-type="float" office:value="19162">
                <text:p>19162</text:p>
              </table:table-cell>
              <table:table-cell office:value-type="float" office:value="28016">
                <text:p>28016</text:p>
              </table:table-cell>
            </table:table-row>
            <table:table-row>
              <table:table-cell office:value-type="string">
                <text:p>252</text:p>
              </table:table-cell>
              <table:table-cell office:value-type="float" office:value="21471">
                <text:p>21471</text:p>
              </table:table-cell>
              <table:table-cell office:value-type="float" office:value="28154">
                <text:p>28154</text:p>
              </table:table-cell>
            </table:table-row>
            <table:table-row>
              <table:table-cell office:value-type="string">
                <text:p>253</text:p>
              </table:table-cell>
              <table:table-cell office:value-type="float" office:value="20867">
                <text:p>20867</text:p>
              </table:table-cell>
              <table:table-cell office:value-type="float" office:value="28660">
                <text:p>28660</text:p>
              </table:table-cell>
            </table:table-row>
            <table:table-row>
              <table:table-cell office:value-type="string">
                <text:p>254</text:p>
              </table:table-cell>
              <table:table-cell office:value-type="float" office:value="20363">
                <text:p>20363</text:p>
              </table:table-cell>
              <table:table-cell office:value-type="float" office:value="28667">
                <text:p>28667</text:p>
              </table:table-cell>
            </table:table-row>
            <table:table-row>
              <table:table-cell office:value-type="string">
                <text:p>255</text:p>
              </table:table-cell>
              <table:table-cell office:value-type="float" office:value="20564">
                <text:p>20564</text:p>
              </table:table-cell>
              <table:table-cell office:value-type="float" office:value="28534">
                <text:p>28534</text:p>
              </table:table-cell>
            </table:table-row>
            <table:table-row>
              <table:table-cell office:value-type="string">
                <text:p>256</text:p>
              </table:table-cell>
              <table:table-cell office:value-type="float" office:value="19462">
                <text:p>19462</text:p>
              </table:table-cell>
              <table:table-cell office:value-type="float" office:value="28379">
                <text:p>28379</text:p>
              </table:table-cell>
            </table:table-row>
            <table:table-row>
              <table:table-cell office:value-type="string">
                <text:p>257</text:p>
              </table:table-cell>
              <table:table-cell office:value-type="float" office:value="20563">
                <text:p>20563</text:p>
              </table:table-cell>
              <table:table-cell office:value-type="float" office:value="28644">
                <text:p>28644</text:p>
              </table:table-cell>
            </table:table-row>
            <table:table-row>
              <table:table-cell office:value-type="string">
                <text:p>258</text:p>
              </table:table-cell>
              <table:table-cell office:value-type="float" office:value="21264">
                <text:p>21264</text:p>
              </table:table-cell>
              <table:table-cell office:value-type="float" office:value="28618">
                <text:p>28618</text:p>
              </table:table-cell>
            </table:table-row>
            <table:table-row>
              <table:table-cell office:value-type="string">
                <text:p>259</text:p>
              </table:table-cell>
              <table:table-cell office:value-type="float" office:value="21460">
                <text:p>21460</text:p>
              </table:table-cell>
              <table:table-cell office:value-type="float" office:value="28414">
                <text:p>28414</text:p>
              </table:table-cell>
            </table:table-row>
            <table:table-row>
              <table:table-cell office:value-type="string">
                <text:p>260</text:p>
              </table:table-cell>
              <table:table-cell office:value-type="float" office:value="18765">
                <text:p>18765</text:p>
              </table:table-cell>
              <table:table-cell office:value-type="float" office:value="28956">
                <text:p>28956</text:p>
              </table:table-cell>
            </table:table-row>
            <table:table-row>
              <table:table-cell office:value-type="string">
                <text:p>261</text:p>
              </table:table-cell>
              <table:table-cell office:value-type="float" office:value="20464">
                <text:p>20464</text:p>
              </table:table-cell>
              <table:table-cell office:value-type="float" office:value="28613">
                <text:p>28613</text:p>
              </table:table-cell>
            </table:table-row>
            <table:table-row>
              <table:table-cell office:value-type="string">
                <text:p>262</text:p>
              </table:table-cell>
              <table:table-cell office:value-type="float" office:value="19870">
                <text:p>19870</text:p>
              </table:table-cell>
              <table:table-cell office:value-type="float" office:value="28070">
                <text:p>28070</text:p>
              </table:table-cell>
            </table:table-row>
            <table:table-row>
              <table:table-cell office:value-type="string">
                <text:p>263</text:p>
              </table:table-cell>
              <table:table-cell office:value-type="float" office:value="19765">
                <text:p>19765</text:p>
              </table:table-cell>
              <table:table-cell office:value-type="float" office:value="27851">
                <text:p>27851</text:p>
              </table:table-cell>
            </table:table-row>
            <table:table-row>
              <table:table-cell office:value-type="string">
                <text:p>264</text:p>
              </table:table-cell>
              <table:table-cell office:value-type="float" office:value="19069">
                <text:p>19069</text:p>
              </table:table-cell>
              <table:table-cell office:value-type="float" office:value="27495">
                <text:p>27495</text:p>
              </table:table-cell>
            </table:table-row>
            <table:table-row>
              <table:table-cell office:value-type="string">
                <text:p>265</text:p>
              </table:table-cell>
              <table:table-cell office:value-type="float" office:value="19564">
                <text:p>19564</text:p>
              </table:table-cell>
              <table:table-cell office:value-type="float" office:value="27028">
                <text:p>27028</text:p>
              </table:table-cell>
            </table:table-row>
            <table:table-row>
              <table:table-cell office:value-type="string">
                <text:p>266</text:p>
              </table:table-cell>
              <table:table-cell office:value-type="float" office:value="19969">
                <text:p>19969</text:p>
              </table:table-cell>
              <table:table-cell office:value-type="float" office:value="27420">
                <text:p>27420</text:p>
              </table:table-cell>
            </table:table-row>
            <table:table-row>
              <table:table-cell office:value-type="string">
                <text:p>267</text:p>
              </table:table-cell>
              <table:table-cell office:value-type="float" office:value="18561">
                <text:p>18561</text:p>
              </table:table-cell>
              <table:table-cell office:value-type="float" office:value="28334">
                <text:p>28334</text:p>
              </table:table-cell>
            </table:table-row>
            <table:table-row>
              <table:table-cell office:value-type="string">
                <text:p>268</text:p>
              </table:table-cell>
              <table:table-cell office:value-type="float" office:value="20764">
                <text:p>20764</text:p>
              </table:table-cell>
              <table:table-cell office:value-type="float" office:value="28364">
                <text:p>28364</text:p>
              </table:table-cell>
            </table:table-row>
            <table:table-row>
              <table:table-cell office:value-type="string">
                <text:p>269</text:p>
              </table:table-cell>
              <table:table-cell office:value-type="float" office:value="20968">
                <text:p>20968</text:p>
              </table:table-cell>
              <table:table-cell office:value-type="float" office:value="28853">
                <text:p>28853</text:p>
              </table:table-cell>
            </table:table-row>
            <table:table-row>
              <table:table-cell office:value-type="string">
                <text:p>270</text:p>
              </table:table-cell>
              <table:table-cell office:value-type="float" office:value="20266">
                <text:p>20266</text:p>
              </table:table-cell>
              <table:table-cell office:value-type="float" office:value="28609">
                <text:p>28609</text:p>
              </table:table-cell>
            </table:table-row>
            <table:table-row>
              <table:table-cell office:value-type="string">
                <text:p>271</text:p>
              </table:table-cell>
              <table:table-cell office:value-type="float" office:value="20862">
                <text:p>20862</text:p>
              </table:table-cell>
              <table:table-cell office:value-type="float" office:value="28113">
                <text:p>28113</text:p>
              </table:table-cell>
            </table:table-row>
            <table:table-row>
              <table:table-cell office:value-type="string">
                <text:p>272</text:p>
              </table:table-cell>
              <table:table-cell office:value-type="float" office:value="19165">
                <text:p>19165</text:p>
              </table:table-cell>
              <table:table-cell office:value-type="float" office:value="27900">
                <text:p>27900</text:p>
              </table:table-cell>
            </table:table-row>
            <table:table-row>
              <table:table-cell office:value-type="string">
                <text:p>273</text:p>
              </table:table-cell>
              <table:table-cell office:value-type="float" office:value="19460">
                <text:p>19460</text:p>
              </table:table-cell>
              <table:table-cell office:value-type="float" office:value="27923">
                <text:p>27923</text:p>
              </table:table-cell>
            </table:table-row>
            <table:table-row>
              <table:table-cell office:value-type="string">
                <text:p>274</text:p>
              </table:table-cell>
              <table:table-cell office:value-type="float" office:value="18862">
                <text:p>18862</text:p>
              </table:table-cell>
              <table:table-cell office:value-type="float" office:value="27497">
                <text:p>27497</text:p>
              </table:table-cell>
            </table:table-row>
            <table:table-row>
              <table:table-cell office:value-type="string">
                <text:p>275</text:p>
              </table:table-cell>
              <table:table-cell office:value-type="float" office:value="18667">
                <text:p>18667</text:p>
              </table:table-cell>
              <table:table-cell office:value-type="float" office:value="27446">
                <text:p>27446</text:p>
              </table:table-cell>
            </table:table-row>
            <table:table-row>
              <table:table-cell office:value-type="string">
                <text:p>276</text:p>
              </table:table-cell>
              <table:table-cell office:value-type="float" office:value="18672">
                <text:p>18672</text:p>
              </table:table-cell>
              <table:table-cell office:value-type="float" office:value="27597">
                <text:p>27597</text:p>
              </table:table-cell>
            </table:table-row>
            <table:table-row>
              <table:table-cell office:value-type="string">
                <text:p>277</text:p>
              </table:table-cell>
              <table:table-cell office:value-type="float" office:value="19161">
                <text:p>19161</text:p>
              </table:table-cell>
              <table:table-cell office:value-type="float" office:value="27713">
                <text:p>27713</text:p>
              </table:table-cell>
            </table:table-row>
            <table:table-row>
              <table:table-cell office:value-type="string">
                <text:p>278</text:p>
              </table:table-cell>
              <table:table-cell office:value-type="float" office:value="18759">
                <text:p>18759</text:p>
              </table:table-cell>
              <table:table-cell office:value-type="float" office:value="27059">
                <text:p>27059</text:p>
              </table:table-cell>
            </table:table-row>
            <table:table-row>
              <table:table-cell office:value-type="string">
                <text:p>279</text:p>
              </table:table-cell>
              <table:table-cell office:value-type="float" office:value="18259">
                <text:p>18259</text:p>
              </table:table-cell>
              <table:table-cell office:value-type="float" office:value="27049">
                <text:p>27049</text:p>
              </table:table-cell>
            </table:table-row>
            <table:table-row>
              <table:table-cell office:value-type="string">
                <text:p>280</text:p>
              </table:table-cell>
              <table:table-cell office:value-type="float" office:value="17661">
                <text:p>17661</text:p>
              </table:table-cell>
              <table:table-cell office:value-type="float" office:value="27003">
                <text:p>27003</text:p>
              </table:table-cell>
            </table:table-row>
            <table:table-row>
              <table:table-cell office:value-type="string">
                <text:p>281</text:p>
              </table:table-cell>
              <table:table-cell office:value-type="float" office:value="19065">
                <text:p>19065</text:p>
              </table:table-cell>
              <table:table-cell office:value-type="float" office:value="26661">
                <text:p>26661</text:p>
              </table:table-cell>
            </table:table-row>
            <table:table-row>
              <table:table-cell office:value-type="string">
                <text:p>282</text:p>
              </table:table-cell>
              <table:table-cell office:value-type="float" office:value="19268">
                <text:p>19268</text:p>
              </table:table-cell>
              <table:table-cell office:value-type="float" office:value="26710">
                <text:p>26710</text:p>
              </table:table-cell>
            </table:table-row>
            <table:table-row>
              <table:table-cell office:value-type="string">
                <text:p>283</text:p>
              </table:table-cell>
              <table:table-cell office:value-type="float" office:value="18763">
                <text:p>18763</text:p>
              </table:table-cell>
              <table:table-cell office:value-type="float" office:value="26822">
                <text:p>26822</text:p>
              </table:table-cell>
            </table:table-row>
            <table:table-row>
              <table:table-cell office:value-type="string">
                <text:p>284</text:p>
              </table:table-cell>
              <table:table-cell office:value-type="float" office:value="17765">
                <text:p>17765</text:p>
              </table:table-cell>
              <table:table-cell office:value-type="float" office:value="26786">
                <text:p>26786</text:p>
              </table:table-cell>
            </table:table-row>
            <table:table-row>
              <table:table-cell office:value-type="string">
                <text:p>285</text:p>
              </table:table-cell>
              <table:table-cell office:value-type="float" office:value="18960">
                <text:p>18960</text:p>
              </table:table-cell>
              <table:table-cell office:value-type="float" office:value="26515">
                <text:p>26515</text:p>
              </table:table-cell>
            </table:table-row>
            <table:table-row>
              <table:table-cell office:value-type="string">
                <text:p>286</text:p>
              </table:table-cell>
              <table:table-cell office:value-type="float" office:value="17968">
                <text:p>17968</text:p>
              </table:table-cell>
              <table:table-cell office:value-type="float" office:value="26975">
                <text:p>26975</text:p>
              </table:table-cell>
            </table:table-row>
            <table:table-row>
              <table:table-cell office:value-type="string">
                <text:p>287</text:p>
              </table:table-cell>
              <table:table-cell office:value-type="float" office:value="18562">
                <text:p>18562</text:p>
              </table:table-cell>
              <table:table-cell office:value-type="float" office:value="26724">
                <text:p>26724</text:p>
              </table:table-cell>
            </table:table-row>
            <table:table-row>
              <table:table-cell office:value-type="string">
                <text:p>288</text:p>
              </table:table-cell>
              <table:table-cell office:value-type="float" office:value="18065">
                <text:p>18065</text:p>
              </table:table-cell>
              <table:table-cell office:value-type="float" office:value="26223">
                <text:p>26223</text:p>
              </table:table-cell>
            </table:table-row>
            <table:table-row>
              <table:table-cell office:value-type="string">
                <text:p>289</text:p>
              </table:table-cell>
              <table:table-cell office:value-type="float" office:value="18766">
                <text:p>18766</text:p>
              </table:table-cell>
              <table:table-cell office:value-type="float" office:value="26528">
                <text:p>26528</text:p>
              </table:table-cell>
            </table:table-row>
            <table:table-row>
              <table:table-cell office:value-type="string">
                <text:p>290</text:p>
              </table:table-cell>
              <table:table-cell office:value-type="float" office:value="18567">
                <text:p>18567</text:p>
              </table:table-cell>
              <table:table-cell office:value-type="float" office:value="27247">
                <text:p>27247</text:p>
              </table:table-cell>
            </table:table-row>
            <table:table-row>
              <table:table-cell office:value-type="string">
                <text:p>291</text:p>
              </table:table-cell>
              <table:table-cell office:value-type="float" office:value="19565">
                <text:p>19565</text:p>
              </table:table-cell>
              <table:table-cell office:value-type="float" office:value="27389">
                <text:p>27389</text:p>
              </table:table-cell>
            </table:table-row>
            <table:table-row>
              <table:table-cell office:value-type="string">
                <text:p>292</text:p>
              </table:table-cell>
              <table:table-cell office:value-type="float" office:value="18569">
                <text:p>18569</text:p>
              </table:table-cell>
              <table:table-cell office:value-type="float" office:value="27728">
                <text:p>27728</text:p>
              </table:table-cell>
            </table:table-row>
            <table:table-row>
              <table:table-cell office:value-type="string">
                <text:p>293</text:p>
              </table:table-cell>
              <table:table-cell office:value-type="float" office:value="18863">
                <text:p>18863</text:p>
              </table:table-cell>
              <table:table-cell office:value-type="float" office:value="27589">
                <text:p>27589</text:p>
              </table:table-cell>
            </table:table-row>
            <table:table-row>
              <table:table-cell office:value-type="string">
                <text:p>294</text:p>
              </table:table-cell>
              <table:table-cell office:value-type="float" office:value="18765">
                <text:p>18765</text:p>
              </table:table-cell>
              <table:table-cell office:value-type="float" office:value="28008">
                <text:p>28008</text:p>
              </table:table-cell>
            </table:table-row>
            <table:table-row>
              <table:table-cell office:value-type="string">
                <text:p>295</text:p>
              </table:table-cell>
              <table:table-cell office:value-type="float" office:value="19664">
                <text:p>19664</text:p>
              </table:table-cell>
              <table:table-cell office:value-type="float" office:value="27521">
                <text:p>27521</text:p>
              </table:table-cell>
            </table:table-row>
            <table:table-row>
              <table:table-cell office:value-type="string">
                <text:p>296</text:p>
              </table:table-cell>
              <table:table-cell office:value-type="float" office:value="20568">
                <text:p>20568</text:p>
              </table:table-cell>
              <table:table-cell office:value-type="float" office:value="27811">
                <text:p>27811</text:p>
              </table:table-cell>
            </table:table-row>
            <table:table-row>
              <table:table-cell office:value-type="string">
                <text:p>297</text:p>
              </table:table-cell>
              <table:table-cell office:value-type="float" office:value="19863">
                <text:p>19863</text:p>
              </table:table-cell>
              <table:table-cell office:value-type="float" office:value="27941">
                <text:p>27941</text:p>
              </table:table-cell>
            </table:table-row>
            <table:table-row>
              <table:table-cell office:value-type="string">
                <text:p>298</text:p>
              </table:table-cell>
              <table:table-cell office:value-type="float" office:value="19563">
                <text:p>19563</text:p>
              </table:table-cell>
              <table:table-cell office:value-type="float" office:value="27922">
                <text:p>27922</text:p>
              </table:table-cell>
            </table:table-row>
            <table:table-row>
              <table:table-cell office:value-type="string">
                <text:p>299</text:p>
              </table:table-cell>
              <table:table-cell office:value-type="float" office:value="19860">
                <text:p>19860</text:p>
              </table:table-cell>
              <table:table-cell office:value-type="float" office:value="28087">
                <text:p>28087</text:p>
              </table:table-cell>
            </table:table-row>
            <table:table-row>
              <table:table-cell office:value-type="string">
                <text:p>300</text:p>
              </table:table-cell>
              <table:table-cell office:value-type="float" office:value="19759">
                <text:p>19759</text:p>
              </table:table-cell>
              <table:table-cell office:value-type="float" office:value="28114">
                <text:p>28114</text:p>
              </table:table-cell>
            </table:table-row>
            <table:table-row>
              <table:table-cell office:value-type="string">
                <text:p>301</text:p>
              </table:table-cell>
              <table:table-cell office:value-type="float" office:value="18664">
                <text:p>18664</text:p>
              </table:table-cell>
              <table:table-cell office:value-type="float" office:value="27952">
                <text:p>2795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Windows_X86_64 LibreOffice_project/1ec314fa52f458adc18c4f025c545a4e8b22c159</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4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4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99cm" svg:height="6.69cm" xlink:href="." xlink:type="simple" chart:class="chart:line" chart:style-name="ch1">
        <chart:title svg:x="3.011cm" svg:y="0.269cm" chart:style-name="ch2">
          <text:p>A / Random / Swap</text:p>
        </chart:title>
        <chart:plot-area chart:style-name="ch3" chart:data-source-has-labels="both" svg:x="0.199cm" svg:y="1.181cm" svg:width="9.601cm" svg:height="5.376cm">
          <chartooo:coordinate-region svg:x="1.376cm" svg:y="1.302cm" svg:width="8.424cm" svg:height="4.253cm"/>
          <chart:axis chart:dimension="x" chart:name="primary-x" chart:style-name="ch4" chartooo:axis-type="text">
            <chart:categories table:cell-range-address="local-table.$A$2:.$A$502"/>
          </chart:axis>
          <chart:axis chart:dimension="y" chart:name="primary-y" chart:style-name="ch4">
            <chart:grid chart:style-name="ch5" chart:class="major"/>
          </chart:axis>
          <chart:series chart:style-name="ch6" chart:values-cell-range-address="local-table.$B$2:.$B$502" chart:label-cell-address="local-table.$B$1" chart:class="chart:line">
            <chart:data-point chart:repeated="501"/>
          </chart:series>
          <chart:series chart:style-name="ch7" chart:values-cell-range-address="local-table.$C$2:.$C$502" chart:label-cell-address="local-table.$C$1" chart:class="chart:line">
            <chart:data-point chart:repeated="50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text:p>
              </table:table-cell>
              <table:table-cell office:value-type="string">
                <text:p>mo</text:p>
              </table:table-cell>
            </table:table-row>
          </table:table-header-rows>
          <table:table-rows>
            <table:table-row>
              <table:table-cell office:value-type="string">
                <text:p>1</text:p>
              </table:table-cell>
              <table:table-cell office:value-type="float" office:value="45558">
                <text:p>45558</text:p>
              </table:table-cell>
              <table:table-cell office:value-type="float" office:value="57733">
                <text:p>57733</text:p>
              </table:table-cell>
            </table:table-row>
            <table:table-row>
              <table:table-cell office:value-type="string">
                <text:p>2</text:p>
              </table:table-cell>
              <table:table-cell office:value-type="float" office:value="44456">
                <text:p>44456</text:p>
              </table:table-cell>
              <table:table-cell office:value-type="float" office:value="55529">
                <text:p>55529</text:p>
              </table:table-cell>
            </table:table-row>
            <table:table-row>
              <table:table-cell office:value-type="string">
                <text:p>3</text:p>
              </table:table-cell>
              <table:table-cell office:value-type="float" office:value="43164">
                <text:p>43164</text:p>
              </table:table-cell>
              <table:table-cell office:value-type="float" office:value="54200">
                <text:p>54200</text:p>
              </table:table-cell>
            </table:table-row>
            <table:table-row>
              <table:table-cell office:value-type="string">
                <text:p>4</text:p>
              </table:table-cell>
              <table:table-cell office:value-type="float" office:value="40872">
                <text:p>40872</text:p>
              </table:table-cell>
              <table:table-cell office:value-type="float" office:value="53419">
                <text:p>53419</text:p>
              </table:table-cell>
            </table:table-row>
            <table:table-row>
              <table:table-cell office:value-type="string">
                <text:p>5</text:p>
              </table:table-cell>
              <table:table-cell office:value-type="float" office:value="40869">
                <text:p>40869</text:p>
              </table:table-cell>
              <table:table-cell office:value-type="float" office:value="52583">
                <text:p>52583</text:p>
              </table:table-cell>
            </table:table-row>
            <table:table-row>
              <table:table-cell office:value-type="string">
                <text:p>6</text:p>
              </table:table-cell>
              <table:table-cell office:value-type="float" office:value="40263">
                <text:p>40263</text:p>
              </table:table-cell>
              <table:table-cell office:value-type="float" office:value="51084">
                <text:p>51084</text:p>
              </table:table-cell>
            </table:table-row>
            <table:table-row>
              <table:table-cell office:value-type="string">
                <text:p>7</text:p>
              </table:table-cell>
              <table:table-cell office:value-type="float" office:value="35861">
                <text:p>35861</text:p>
              </table:table-cell>
              <table:table-cell office:value-type="float" office:value="49275">
                <text:p>49275</text:p>
              </table:table-cell>
            </table:table-row>
            <table:table-row>
              <table:table-cell office:value-type="string">
                <text:p>8</text:p>
              </table:table-cell>
              <table:table-cell office:value-type="float" office:value="36670">
                <text:p>36670</text:p>
              </table:table-cell>
              <table:table-cell office:value-type="float" office:value="46619">
                <text:p>46619</text:p>
              </table:table-cell>
            </table:table-row>
            <table:table-row>
              <table:table-cell office:value-type="string">
                <text:p>9</text:p>
              </table:table-cell>
              <table:table-cell office:value-type="float" office:value="34968">
                <text:p>34968</text:p>
              </table:table-cell>
              <table:table-cell office:value-type="float" office:value="43881">
                <text:p>43881</text:p>
              </table:table-cell>
            </table:table-row>
            <table:table-row>
              <table:table-cell office:value-type="string">
                <text:p>10</text:p>
              </table:table-cell>
              <table:table-cell office:value-type="float" office:value="33364">
                <text:p>33364</text:p>
              </table:table-cell>
              <table:table-cell office:value-type="float" office:value="41978">
                <text:p>41978</text:p>
              </table:table-cell>
            </table:table-row>
            <table:table-row>
              <table:table-cell office:value-type="string">
                <text:p>11</text:p>
              </table:table-cell>
              <table:table-cell office:value-type="float" office:value="32664">
                <text:p>32664</text:p>
              </table:table-cell>
              <table:table-cell office:value-type="float" office:value="40858">
                <text:p>40858</text:p>
              </table:table-cell>
            </table:table-row>
            <table:table-row>
              <table:table-cell office:value-type="string">
                <text:p>12</text:p>
              </table:table-cell>
              <table:table-cell office:value-type="float" office:value="30672">
                <text:p>30672</text:p>
              </table:table-cell>
              <table:table-cell office:value-type="float" office:value="39940">
                <text:p>39940</text:p>
              </table:table-cell>
            </table:table-row>
            <table:table-row>
              <table:table-cell office:value-type="string">
                <text:p>13</text:p>
              </table:table-cell>
              <table:table-cell office:value-type="float" office:value="29960">
                <text:p>29960</text:p>
              </table:table-cell>
              <table:table-cell office:value-type="float" office:value="38686">
                <text:p>38686</text:p>
              </table:table-cell>
            </table:table-row>
            <table:table-row>
              <table:table-cell office:value-type="string">
                <text:p>14</text:p>
              </table:table-cell>
              <table:table-cell office:value-type="float" office:value="28264">
                <text:p>28264</text:p>
              </table:table-cell>
              <table:table-cell office:value-type="float" office:value="37207">
                <text:p>37207</text:p>
              </table:table-cell>
            </table:table-row>
            <table:table-row>
              <table:table-cell office:value-type="string">
                <text:p>15</text:p>
              </table:table-cell>
              <table:table-cell office:value-type="float" office:value="27267">
                <text:p>27267</text:p>
              </table:table-cell>
              <table:table-cell office:value-type="float" office:value="35591">
                <text:p>35591</text:p>
              </table:table-cell>
            </table:table-row>
            <table:table-row>
              <table:table-cell office:value-type="string">
                <text:p>16</text:p>
              </table:table-cell>
              <table:table-cell office:value-type="float" office:value="25663">
                <text:p>25663</text:p>
              </table:table-cell>
              <table:table-cell office:value-type="float" office:value="34004">
                <text:p>34004</text:p>
              </table:table-cell>
            </table:table-row>
            <table:table-row>
              <table:table-cell office:value-type="string">
                <text:p>17</text:p>
              </table:table-cell>
              <table:table-cell office:value-type="float" office:value="25066">
                <text:p>25066</text:p>
              </table:table-cell>
              <table:table-cell office:value-type="float" office:value="32880">
                <text:p>32880</text:p>
              </table:table-cell>
            </table:table-row>
            <table:table-row>
              <table:table-cell office:value-type="string">
                <text:p>18</text:p>
              </table:table-cell>
              <table:table-cell office:value-type="float" office:value="24761">
                <text:p>24761</text:p>
              </table:table-cell>
              <table:table-cell office:value-type="float" office:value="32020">
                <text:p>32020</text:p>
              </table:table-cell>
            </table:table-row>
            <table:table-row>
              <table:table-cell office:value-type="string">
                <text:p>19</text:p>
              </table:table-cell>
              <table:table-cell office:value-type="float" office:value="23267">
                <text:p>23267</text:p>
              </table:table-cell>
              <table:table-cell office:value-type="float" office:value="31329">
                <text:p>31329</text:p>
              </table:table-cell>
            </table:table-row>
            <table:table-row>
              <table:table-cell office:value-type="string">
                <text:p>20</text:p>
              </table:table-cell>
              <table:table-cell office:value-type="float" office:value="23565">
                <text:p>23565</text:p>
              </table:table-cell>
              <table:table-cell office:value-type="float" office:value="30653">
                <text:p>30653</text:p>
              </table:table-cell>
            </table:table-row>
            <table:table-row>
              <table:table-cell office:value-type="string">
                <text:p>21</text:p>
              </table:table-cell>
              <table:table-cell office:value-type="float" office:value="22264">
                <text:p>22264</text:p>
              </table:table-cell>
              <table:table-cell office:value-type="float" office:value="29981">
                <text:p>29981</text:p>
              </table:table-cell>
            </table:table-row>
            <table:table-row>
              <table:table-cell office:value-type="string">
                <text:p>22</text:p>
              </table:table-cell>
              <table:table-cell office:value-type="float" office:value="22265">
                <text:p>22265</text:p>
              </table:table-cell>
              <table:table-cell office:value-type="float" office:value="29444">
                <text:p>29444</text:p>
              </table:table-cell>
            </table:table-row>
            <table:table-row>
              <table:table-cell office:value-type="string">
                <text:p>23</text:p>
              </table:table-cell>
              <table:table-cell office:value-type="float" office:value="20366">
                <text:p>20366</text:p>
              </table:table-cell>
              <table:table-cell office:value-type="float" office:value="29288">
                <text:p>29288</text:p>
              </table:table-cell>
            </table:table-row>
            <table:table-row>
              <table:table-cell office:value-type="string">
                <text:p>24</text:p>
              </table:table-cell>
              <table:table-cell office:value-type="float" office:value="20568">
                <text:p>20568</text:p>
              </table:table-cell>
              <table:table-cell office:value-type="float" office:value="28849">
                <text:p>28849</text:p>
              </table:table-cell>
            </table:table-row>
            <table:table-row>
              <table:table-cell office:value-type="string">
                <text:p>25</text:p>
              </table:table-cell>
              <table:table-cell office:value-type="float" office:value="19766">
                <text:p>19766</text:p>
              </table:table-cell>
              <table:table-cell office:value-type="float" office:value="28473">
                <text:p>28473</text:p>
              </table:table-cell>
            </table:table-row>
            <table:table-row>
              <table:table-cell office:value-type="string">
                <text:p>26</text:p>
              </table:table-cell>
              <table:table-cell office:value-type="float" office:value="20660">
                <text:p>20660</text:p>
              </table:table-cell>
              <table:table-cell office:value-type="float" office:value="28240">
                <text:p>28240</text:p>
              </table:table-cell>
            </table:table-row>
            <table:table-row>
              <table:table-cell office:value-type="string">
                <text:p>27</text:p>
              </table:table-cell>
              <table:table-cell office:value-type="float" office:value="20663">
                <text:p>20663</text:p>
              </table:table-cell>
              <table:table-cell office:value-type="float" office:value="27878">
                <text:p>27878</text:p>
              </table:table-cell>
            </table:table-row>
            <table:table-row>
              <table:table-cell office:value-type="string">
                <text:p>28</text:p>
              </table:table-cell>
              <table:table-cell office:value-type="float" office:value="20164">
                <text:p>20164</text:p>
              </table:table-cell>
              <table:table-cell office:value-type="float" office:value="27708">
                <text:p>27708</text:p>
              </table:table-cell>
            </table:table-row>
            <table:table-row>
              <table:table-cell office:value-type="string">
                <text:p>29</text:p>
              </table:table-cell>
              <table:table-cell office:value-type="float" office:value="19566">
                <text:p>19566</text:p>
              </table:table-cell>
              <table:table-cell office:value-type="float" office:value="27400">
                <text:p>27400</text:p>
              </table:table-cell>
            </table:table-row>
            <table:table-row>
              <table:table-cell office:value-type="string">
                <text:p>30</text:p>
              </table:table-cell>
              <table:table-cell office:value-type="float" office:value="20461">
                <text:p>20461</text:p>
              </table:table-cell>
              <table:table-cell office:value-type="float" office:value="27543">
                <text:p>27543</text:p>
              </table:table-cell>
            </table:table-row>
            <table:table-row>
              <table:table-cell office:value-type="string">
                <text:p>31</text:p>
              </table:table-cell>
              <table:table-cell office:value-type="float" office:value="19565">
                <text:p>19565</text:p>
              </table:table-cell>
              <table:table-cell office:value-type="float" office:value="27199">
                <text:p>27199</text:p>
              </table:table-cell>
            </table:table-row>
            <table:table-row>
              <table:table-cell office:value-type="string">
                <text:p>32</text:p>
              </table:table-cell>
              <table:table-cell office:value-type="float" office:value="19662">
                <text:p>19662</text:p>
              </table:table-cell>
              <table:table-cell office:value-type="float" office:value="26870">
                <text:p>26870</text:p>
              </table:table-cell>
            </table:table-row>
            <table:table-row>
              <table:table-cell office:value-type="string">
                <text:p>33</text:p>
              </table:table-cell>
              <table:table-cell office:value-type="float" office:value="19569">
                <text:p>19569</text:p>
              </table:table-cell>
              <table:table-cell office:value-type="float" office:value="26461">
                <text:p>26461</text:p>
              </table:table-cell>
            </table:table-row>
            <table:table-row>
              <table:table-cell office:value-type="string">
                <text:p>34</text:p>
              </table:table-cell>
              <table:table-cell office:value-type="float" office:value="18463">
                <text:p>18463</text:p>
              </table:table-cell>
              <table:table-cell office:value-type="float" office:value="26276">
                <text:p>26276</text:p>
              </table:table-cell>
            </table:table-row>
            <table:table-row>
              <table:table-cell office:value-type="string">
                <text:p>35</text:p>
              </table:table-cell>
              <table:table-cell office:value-type="float" office:value="18863">
                <text:p>18863</text:p>
              </table:table-cell>
              <table:table-cell office:value-type="float" office:value="25915">
                <text:p>25915</text:p>
              </table:table-cell>
            </table:table-row>
            <table:table-row>
              <table:table-cell office:value-type="string">
                <text:p>36</text:p>
              </table:table-cell>
              <table:table-cell office:value-type="float" office:value="17467">
                <text:p>17467</text:p>
              </table:table-cell>
              <table:table-cell office:value-type="float" office:value="25664">
                <text:p>25664</text:p>
              </table:table-cell>
            </table:table-row>
            <table:table-row>
              <table:table-cell office:value-type="string">
                <text:p>37</text:p>
              </table:table-cell>
              <table:table-cell office:value-type="float" office:value="18762">
                <text:p>18762</text:p>
              </table:table-cell>
              <table:table-cell office:value-type="float" office:value="25356">
                <text:p>25356</text:p>
              </table:table-cell>
            </table:table-row>
            <table:table-row>
              <table:table-cell office:value-type="string">
                <text:p>38</text:p>
              </table:table-cell>
              <table:table-cell office:value-type="float" office:value="17668">
                <text:p>17668</text:p>
              </table:table-cell>
              <table:table-cell office:value-type="float" office:value="25070">
                <text:p>25070</text:p>
              </table:table-cell>
            </table:table-row>
            <table:table-row>
              <table:table-cell office:value-type="string">
                <text:p>39</text:p>
              </table:table-cell>
              <table:table-cell office:value-type="float" office:value="17370">
                <text:p>17370</text:p>
              </table:table-cell>
              <table:table-cell office:value-type="float" office:value="24885">
                <text:p>24885</text:p>
              </table:table-cell>
            </table:table-row>
            <table:table-row>
              <table:table-cell office:value-type="string">
                <text:p>40</text:p>
              </table:table-cell>
              <table:table-cell office:value-type="float" office:value="16863">
                <text:p>16863</text:p>
              </table:table-cell>
              <table:table-cell office:value-type="float" office:value="24533">
                <text:p>24533</text:p>
              </table:table-cell>
            </table:table-row>
            <table:table-row>
              <table:table-cell office:value-type="string">
                <text:p>41</text:p>
              </table:table-cell>
              <table:table-cell office:value-type="float" office:value="16867">
                <text:p>16867</text:p>
              </table:table-cell>
              <table:table-cell office:value-type="float" office:value="24085">
                <text:p>24085</text:p>
              </table:table-cell>
            </table:table-row>
            <table:table-row>
              <table:table-cell office:value-type="string">
                <text:p>42</text:p>
              </table:table-cell>
              <table:table-cell office:value-type="float" office:value="16465">
                <text:p>16465</text:p>
              </table:table-cell>
              <table:table-cell office:value-type="float" office:value="24162">
                <text:p>24162</text:p>
              </table:table-cell>
            </table:table-row>
            <table:table-row>
              <table:table-cell office:value-type="string">
                <text:p>43</text:p>
              </table:table-cell>
              <table:table-cell office:value-type="float" office:value="16963">
                <text:p>16963</text:p>
              </table:table-cell>
              <table:table-cell office:value-type="float" office:value="24042">
                <text:p>24042</text:p>
              </table:table-cell>
            </table:table-row>
            <table:table-row>
              <table:table-cell office:value-type="string">
                <text:p>44</text:p>
              </table:table-cell>
              <table:table-cell office:value-type="float" office:value="15363">
                <text:p>15363</text:p>
              </table:table-cell>
              <table:table-cell office:value-type="float" office:value="24056">
                <text:p>24056</text:p>
              </table:table-cell>
            </table:table-row>
            <table:table-row>
              <table:table-cell office:value-type="string">
                <text:p>45</text:p>
              </table:table-cell>
              <table:table-cell office:value-type="float" office:value="16063">
                <text:p>16063</text:p>
              </table:table-cell>
              <table:table-cell office:value-type="float" office:value="23868">
                <text:p>23868</text:p>
              </table:table-cell>
            </table:table-row>
            <table:table-row>
              <table:table-cell office:value-type="string">
                <text:p>46</text:p>
              </table:table-cell>
              <table:table-cell office:value-type="float" office:value="16765">
                <text:p>16765</text:p>
              </table:table-cell>
              <table:table-cell office:value-type="float" office:value="23534">
                <text:p>23534</text:p>
              </table:table-cell>
            </table:table-row>
            <table:table-row>
              <table:table-cell office:value-type="string">
                <text:p>47</text:p>
              </table:table-cell>
              <table:table-cell office:value-type="float" office:value="16265">
                <text:p>16265</text:p>
              </table:table-cell>
              <table:table-cell office:value-type="float" office:value="23507">
                <text:p>23507</text:p>
              </table:table-cell>
            </table:table-row>
            <table:table-row>
              <table:table-cell office:value-type="string">
                <text:p>48</text:p>
              </table:table-cell>
              <table:table-cell office:value-type="float" office:value="14369">
                <text:p>14369</text:p>
              </table:table-cell>
              <table:table-cell office:value-type="float" office:value="23502">
                <text:p>23502</text:p>
              </table:table-cell>
            </table:table-row>
            <table:table-row>
              <table:table-cell office:value-type="string">
                <text:p>49</text:p>
              </table:table-cell>
              <table:table-cell office:value-type="float" office:value="15566">
                <text:p>15566</text:p>
              </table:table-cell>
              <table:table-cell office:value-type="float" office:value="23007">
                <text:p>23007</text:p>
              </table:table-cell>
            </table:table-row>
            <table:table-row>
              <table:table-cell office:value-type="string">
                <text:p>50</text:p>
              </table:table-cell>
              <table:table-cell office:value-type="float" office:value="14965">
                <text:p>14965</text:p>
              </table:table-cell>
              <table:table-cell office:value-type="float" office:value="22522">
                <text:p>22522</text:p>
              </table:table-cell>
            </table:table-row>
            <table:table-row>
              <table:table-cell office:value-type="string">
                <text:p>51</text:p>
              </table:table-cell>
              <table:table-cell office:value-type="float" office:value="15462">
                <text:p>15462</text:p>
              </table:table-cell>
              <table:table-cell office:value-type="float" office:value="22487">
                <text:p>22487</text:p>
              </table:table-cell>
            </table:table-row>
            <table:table-row>
              <table:table-cell office:value-type="string">
                <text:p>52</text:p>
              </table:table-cell>
              <table:table-cell office:value-type="float" office:value="15467">
                <text:p>15467</text:p>
              </table:table-cell>
              <table:table-cell office:value-type="float" office:value="22562">
                <text:p>22562</text:p>
              </table:table-cell>
            </table:table-row>
            <table:table-row>
              <table:table-cell office:value-type="string">
                <text:p>53</text:p>
              </table:table-cell>
              <table:table-cell office:value-type="float" office:value="14465">
                <text:p>14465</text:p>
              </table:table-cell>
              <table:table-cell office:value-type="float" office:value="22432">
                <text:p>22432</text:p>
              </table:table-cell>
            </table:table-row>
            <table:table-row>
              <table:table-cell office:value-type="string">
                <text:p>54</text:p>
              </table:table-cell>
              <table:table-cell office:value-type="float" office:value="15866">
                <text:p>15866</text:p>
              </table:table-cell>
              <table:table-cell office:value-type="float" office:value="22050">
                <text:p>22050</text:p>
              </table:table-cell>
            </table:table-row>
            <table:table-row>
              <table:table-cell office:value-type="string">
                <text:p>55</text:p>
              </table:table-cell>
              <table:table-cell office:value-type="float" office:value="15167">
                <text:p>15167</text:p>
              </table:table-cell>
              <table:table-cell office:value-type="float" office:value="21702">
                <text:p>21702</text:p>
              </table:table-cell>
            </table:table-row>
            <table:table-row>
              <table:table-cell office:value-type="string">
                <text:p>56</text:p>
              </table:table-cell>
              <table:table-cell office:value-type="float" office:value="14562">
                <text:p>14562</text:p>
              </table:table-cell>
              <table:table-cell office:value-type="float" office:value="21629">
                <text:p>21629</text:p>
              </table:table-cell>
            </table:table-row>
            <table:table-row>
              <table:table-cell office:value-type="string">
                <text:p>57</text:p>
              </table:table-cell>
              <table:table-cell office:value-type="float" office:value="15166">
                <text:p>15166</text:p>
              </table:table-cell>
              <table:table-cell office:value-type="float" office:value="21475">
                <text:p>21475</text:p>
              </table:table-cell>
            </table:table-row>
            <table:table-row>
              <table:table-cell office:value-type="string">
                <text:p>58</text:p>
              </table:table-cell>
              <table:table-cell office:value-type="float" office:value="14364">
                <text:p>14364</text:p>
              </table:table-cell>
              <table:table-cell office:value-type="float" office:value="21747">
                <text:p>21747</text:p>
              </table:table-cell>
            </table:table-row>
            <table:table-row>
              <table:table-cell office:value-type="string">
                <text:p>59</text:p>
              </table:table-cell>
              <table:table-cell office:value-type="float" office:value="14461">
                <text:p>14461</text:p>
              </table:table-cell>
              <table:table-cell office:value-type="float" office:value="21621">
                <text:p>21621</text:p>
              </table:table-cell>
            </table:table-row>
            <table:table-row>
              <table:table-cell office:value-type="string">
                <text:p>60</text:p>
              </table:table-cell>
              <table:table-cell office:value-type="float" office:value="15360">
                <text:p>15360</text:p>
              </table:table-cell>
              <table:table-cell office:value-type="float" office:value="21399">
                <text:p>21399</text:p>
              </table:table-cell>
            </table:table-row>
            <table:table-row>
              <table:table-cell office:value-type="string">
                <text:p>61</text:p>
              </table:table-cell>
              <table:table-cell office:value-type="float" office:value="13563">
                <text:p>13563</text:p>
              </table:table-cell>
              <table:table-cell office:value-type="float" office:value="21176">
                <text:p>21176</text:p>
              </table:table-cell>
            </table:table-row>
            <table:table-row>
              <table:table-cell office:value-type="string">
                <text:p>62</text:p>
              </table:table-cell>
              <table:table-cell office:value-type="float" office:value="12561">
                <text:p>12561</text:p>
              </table:table-cell>
              <table:table-cell office:value-type="float" office:value="20977">
                <text:p>20977</text:p>
              </table:table-cell>
            </table:table-row>
            <table:table-row>
              <table:table-cell office:value-type="string">
                <text:p>63</text:p>
              </table:table-cell>
              <table:table-cell office:value-type="float" office:value="10865">
                <text:p>10865</text:p>
              </table:table-cell>
              <table:table-cell office:value-type="float" office:value="20383">
                <text:p>20383</text:p>
              </table:table-cell>
            </table:table-row>
            <table:table-row>
              <table:table-cell office:value-type="string">
                <text:p>64</text:p>
              </table:table-cell>
              <table:table-cell office:value-type="float" office:value="13565">
                <text:p>13565</text:p>
              </table:table-cell>
              <table:table-cell office:value-type="float" office:value="20107">
                <text:p>20107</text:p>
              </table:table-cell>
            </table:table-row>
            <table:table-row>
              <table:table-cell office:value-type="string">
                <text:p>65</text:p>
              </table:table-cell>
              <table:table-cell office:value-type="float" office:value="13662">
                <text:p>13662</text:p>
              </table:table-cell>
              <table:table-cell office:value-type="float" office:value="20098">
                <text:p>20098</text:p>
              </table:table-cell>
            </table:table-row>
            <table:table-row>
              <table:table-cell office:value-type="string">
                <text:p>66</text:p>
              </table:table-cell>
              <table:table-cell office:value-type="float" office:value="13363">
                <text:p>13363</text:p>
              </table:table-cell>
              <table:table-cell office:value-type="float" office:value="19964">
                <text:p>19964</text:p>
              </table:table-cell>
            </table:table-row>
            <table:table-row>
              <table:table-cell office:value-type="string">
                <text:p>67</text:p>
              </table:table-cell>
              <table:table-cell office:value-type="float" office:value="12662">
                <text:p>12662</text:p>
              </table:table-cell>
              <table:table-cell office:value-type="float" office:value="19913">
                <text:p>19913</text:p>
              </table:table-cell>
            </table:table-row>
            <table:table-row>
              <table:table-cell office:value-type="string">
                <text:p>68</text:p>
              </table:table-cell>
              <table:table-cell office:value-type="float" office:value="11763">
                <text:p>11763</text:p>
              </table:table-cell>
              <table:table-cell office:value-type="float" office:value="19658">
                <text:p>19658</text:p>
              </table:table-cell>
            </table:table-row>
            <table:table-row>
              <table:table-cell office:value-type="string">
                <text:p>69</text:p>
              </table:table-cell>
              <table:table-cell office:value-type="float" office:value="12463">
                <text:p>12463</text:p>
              </table:table-cell>
              <table:table-cell office:value-type="float" office:value="19608">
                <text:p>19608</text:p>
              </table:table-cell>
            </table:table-row>
            <table:table-row>
              <table:table-cell office:value-type="string">
                <text:p>70</text:p>
              </table:table-cell>
              <table:table-cell office:value-type="float" office:value="13064">
                <text:p>13064</text:p>
              </table:table-cell>
              <table:table-cell office:value-type="float" office:value="19718">
                <text:p>19718</text:p>
              </table:table-cell>
            </table:table-row>
            <table:table-row>
              <table:table-cell office:value-type="string">
                <text:p>71</text:p>
              </table:table-cell>
              <table:table-cell office:value-type="float" office:value="13263">
                <text:p>13263</text:p>
              </table:table-cell>
              <table:table-cell office:value-type="float" office:value="19669">
                <text:p>19669</text:p>
              </table:table-cell>
            </table:table-row>
            <table:table-row>
              <table:table-cell office:value-type="string">
                <text:p>72</text:p>
              </table:table-cell>
              <table:table-cell office:value-type="float" office:value="12567">
                <text:p>12567</text:p>
              </table:table-cell>
              <table:table-cell office:value-type="float" office:value="19585">
                <text:p>19585</text:p>
              </table:table-cell>
            </table:table-row>
            <table:table-row>
              <table:table-cell office:value-type="string">
                <text:p>73</text:p>
              </table:table-cell>
              <table:table-cell office:value-type="float" office:value="12663">
                <text:p>12663</text:p>
              </table:table-cell>
              <table:table-cell office:value-type="float" office:value="19532">
                <text:p>19532</text:p>
              </table:table-cell>
            </table:table-row>
            <table:table-row>
              <table:table-cell office:value-type="string">
                <text:p>74</text:p>
              </table:table-cell>
              <table:table-cell office:value-type="float" office:value="13365">
                <text:p>13365</text:p>
              </table:table-cell>
              <table:table-cell office:value-type="float" office:value="19461">
                <text:p>19461</text:p>
              </table:table-cell>
            </table:table-row>
            <table:table-row>
              <table:table-cell office:value-type="string">
                <text:p>75</text:p>
              </table:table-cell>
              <table:table-cell office:value-type="float" office:value="12462">
                <text:p>12462</text:p>
              </table:table-cell>
              <table:table-cell office:value-type="float" office:value="19536">
                <text:p>19536</text:p>
              </table:table-cell>
            </table:table-row>
            <table:table-row>
              <table:table-cell office:value-type="string">
                <text:p>76</text:p>
              </table:table-cell>
              <table:table-cell office:value-type="float" office:value="12666">
                <text:p>12666</text:p>
              </table:table-cell>
              <table:table-cell office:value-type="float" office:value="19350">
                <text:p>19350</text:p>
              </table:table-cell>
            </table:table-row>
            <table:table-row>
              <table:table-cell office:value-type="string">
                <text:p>77</text:p>
              </table:table-cell>
              <table:table-cell office:value-type="float" office:value="12464">
                <text:p>12464</text:p>
              </table:table-cell>
              <table:table-cell office:value-type="float" office:value="19163">
                <text:p>19163</text:p>
              </table:table-cell>
            </table:table-row>
            <table:table-row>
              <table:table-cell office:value-type="string">
                <text:p>78</text:p>
              </table:table-cell>
              <table:table-cell office:value-type="float" office:value="12566">
                <text:p>12566</text:p>
              </table:table-cell>
              <table:table-cell office:value-type="float" office:value="19111">
                <text:p>19111</text:p>
              </table:table-cell>
            </table:table-row>
            <table:table-row>
              <table:table-cell office:value-type="string">
                <text:p>79</text:p>
              </table:table-cell>
              <table:table-cell office:value-type="float" office:value="12664">
                <text:p>12664</text:p>
              </table:table-cell>
              <table:table-cell office:value-type="float" office:value="18914">
                <text:p>18914</text:p>
              </table:table-cell>
            </table:table-row>
            <table:table-row>
              <table:table-cell office:value-type="string">
                <text:p>80</text:p>
              </table:table-cell>
              <table:table-cell office:value-type="float" office:value="12465">
                <text:p>12465</text:p>
              </table:table-cell>
              <table:table-cell office:value-type="float" office:value="19094">
                <text:p>19094</text:p>
              </table:table-cell>
            </table:table-row>
            <table:table-row>
              <table:table-cell office:value-type="string">
                <text:p>81</text:p>
              </table:table-cell>
              <table:table-cell office:value-type="float" office:value="12463">
                <text:p>12463</text:p>
              </table:table-cell>
              <table:table-cell office:value-type="float" office:value="18963">
                <text:p>18963</text:p>
              </table:table-cell>
            </table:table-row>
            <table:table-row>
              <table:table-cell office:value-type="string">
                <text:p>82</text:p>
              </table:table-cell>
              <table:table-cell office:value-type="float" office:value="12661">
                <text:p>12661</text:p>
              </table:table-cell>
              <table:table-cell office:value-type="float" office:value="19103">
                <text:p>19103</text:p>
              </table:table-cell>
            </table:table-row>
            <table:table-row>
              <table:table-cell office:value-type="string">
                <text:p>83</text:p>
              </table:table-cell>
              <table:table-cell office:value-type="float" office:value="13363">
                <text:p>13363</text:p>
              </table:table-cell>
              <table:table-cell office:value-type="float" office:value="18867">
                <text:p>18867</text:p>
              </table:table-cell>
            </table:table-row>
            <table:table-row>
              <table:table-cell office:value-type="string">
                <text:p>84</text:p>
              </table:table-cell>
              <table:table-cell office:value-type="float" office:value="11662">
                <text:p>11662</text:p>
              </table:table-cell>
              <table:table-cell office:value-type="float" office:value="19048">
                <text:p>19048</text:p>
              </table:table-cell>
            </table:table-row>
            <table:table-row>
              <table:table-cell office:value-type="string">
                <text:p>85</text:p>
              </table:table-cell>
              <table:table-cell office:value-type="float" office:value="12762">
                <text:p>12762</text:p>
              </table:table-cell>
              <table:table-cell office:value-type="float" office:value="19010">
                <text:p>19010</text:p>
              </table:table-cell>
            </table:table-row>
            <table:table-row>
              <table:table-cell office:value-type="string">
                <text:p>86</text:p>
              </table:table-cell>
              <table:table-cell office:value-type="float" office:value="12464">
                <text:p>12464</text:p>
              </table:table-cell>
              <table:table-cell office:value-type="float" office:value="19124">
                <text:p>19124</text:p>
              </table:table-cell>
            </table:table-row>
            <table:table-row>
              <table:table-cell office:value-type="string">
                <text:p>87</text:p>
              </table:table-cell>
              <table:table-cell office:value-type="float" office:value="12760">
                <text:p>12760</text:p>
              </table:table-cell>
              <table:table-cell office:value-type="float" office:value="19233">
                <text:p>19233</text:p>
              </table:table-cell>
            </table:table-row>
            <table:table-row>
              <table:table-cell office:value-type="string">
                <text:p>88</text:p>
              </table:table-cell>
              <table:table-cell office:value-type="float" office:value="12262">
                <text:p>12262</text:p>
              </table:table-cell>
              <table:table-cell office:value-type="float" office:value="19217">
                <text:p>19217</text:p>
              </table:table-cell>
            </table:table-row>
            <table:table-row>
              <table:table-cell office:value-type="string">
                <text:p>89</text:p>
              </table:table-cell>
              <table:table-cell office:value-type="float" office:value="11765">
                <text:p>11765</text:p>
              </table:table-cell>
              <table:table-cell office:value-type="float" office:value="19116">
                <text:p>19116</text:p>
              </table:table-cell>
            </table:table-row>
            <table:table-row>
              <table:table-cell office:value-type="string">
                <text:p>90</text:p>
              </table:table-cell>
              <table:table-cell office:value-type="float" office:value="12367">
                <text:p>12367</text:p>
              </table:table-cell>
              <table:table-cell office:value-type="float" office:value="18759">
                <text:p>18759</text:p>
              </table:table-cell>
            </table:table-row>
            <table:table-row>
              <table:table-cell office:value-type="string">
                <text:p>91</text:p>
              </table:table-cell>
              <table:table-cell office:value-type="float" office:value="13063">
                <text:p>13063</text:p>
              </table:table-cell>
              <table:table-cell office:value-type="float" office:value="18798">
                <text:p>18798</text:p>
              </table:table-cell>
            </table:table-row>
            <table:table-row>
              <table:table-cell office:value-type="string">
                <text:p>92</text:p>
              </table:table-cell>
              <table:table-cell office:value-type="float" office:value="12463">
                <text:p>12463</text:p>
              </table:table-cell>
              <table:table-cell office:value-type="float" office:value="18903">
                <text:p>18903</text:p>
              </table:table-cell>
            </table:table-row>
            <table:table-row>
              <table:table-cell office:value-type="string">
                <text:p>93</text:p>
              </table:table-cell>
              <table:table-cell office:value-type="float" office:value="12459">
                <text:p>12459</text:p>
              </table:table-cell>
              <table:table-cell office:value-type="float" office:value="19020">
                <text:p>19020</text:p>
              </table:table-cell>
            </table:table-row>
            <table:table-row>
              <table:table-cell office:value-type="string">
                <text:p>94</text:p>
              </table:table-cell>
              <table:table-cell office:value-type="float" office:value="12468">
                <text:p>12468</text:p>
              </table:table-cell>
              <table:table-cell office:value-type="float" office:value="19170">
                <text:p>19170</text:p>
              </table:table-cell>
            </table:table-row>
            <table:table-row>
              <table:table-cell office:value-type="string">
                <text:p>95</text:p>
              </table:table-cell>
              <table:table-cell office:value-type="float" office:value="12562">
                <text:p>12562</text:p>
              </table:table-cell>
              <table:table-cell office:value-type="float" office:value="19228">
                <text:p>19228</text:p>
              </table:table-cell>
            </table:table-row>
            <table:table-row>
              <table:table-cell office:value-type="string">
                <text:p>96</text:p>
              </table:table-cell>
              <table:table-cell office:value-type="float" office:value="11762">
                <text:p>11762</text:p>
              </table:table-cell>
              <table:table-cell office:value-type="float" office:value="19215">
                <text:p>19215</text:p>
              </table:table-cell>
            </table:table-row>
            <table:table-row>
              <table:table-cell office:value-type="string">
                <text:p>97</text:p>
              </table:table-cell>
              <table:table-cell office:value-type="float" office:value="12360">
                <text:p>12360</text:p>
              </table:table-cell>
              <table:table-cell office:value-type="float" office:value="19204">
                <text:p>19204</text:p>
              </table:table-cell>
            </table:table-row>
            <table:table-row>
              <table:table-cell office:value-type="string">
                <text:p>98</text:p>
              </table:table-cell>
              <table:table-cell office:value-type="float" office:value="11763">
                <text:p>11763</text:p>
              </table:table-cell>
              <table:table-cell office:value-type="float" office:value="18900">
                <text:p>18900</text:p>
              </table:table-cell>
            </table:table-row>
            <table:table-row>
              <table:table-cell office:value-type="string">
                <text:p>99</text:p>
              </table:table-cell>
              <table:table-cell office:value-type="float" office:value="11461">
                <text:p>11461</text:p>
              </table:table-cell>
              <table:table-cell office:value-type="float" office:value="18984">
                <text:p>18984</text:p>
              </table:table-cell>
            </table:table-row>
            <table:table-row>
              <table:table-cell office:value-type="string">
                <text:p>100</text:p>
              </table:table-cell>
              <table:table-cell office:value-type="float" office:value="12464">
                <text:p>12464</text:p>
              </table:table-cell>
              <table:table-cell office:value-type="float" office:value="18812">
                <text:p>18812</text:p>
              </table:table-cell>
            </table:table-row>
            <table:table-row>
              <table:table-cell office:value-type="string">
                <text:p>101</text:p>
              </table:table-cell>
              <table:table-cell office:value-type="float" office:value="11663">
                <text:p>11663</text:p>
              </table:table-cell>
              <table:table-cell office:value-type="float" office:value="18915">
                <text:p>18915</text:p>
              </table:table-cell>
            </table:table-row>
            <table:table-row>
              <table:table-cell office:value-type="string">
                <text:p>102</text:p>
              </table:table-cell>
              <table:table-cell office:value-type="float" office:value="11562">
                <text:p>11562</text:p>
              </table:table-cell>
              <table:table-cell office:value-type="float" office:value="18798">
                <text:p>18798</text:p>
              </table:table-cell>
            </table:table-row>
            <table:table-row>
              <table:table-cell office:value-type="string">
                <text:p>103</text:p>
              </table:table-cell>
              <table:table-cell office:value-type="float" office:value="11763">
                <text:p>11763</text:p>
              </table:table-cell>
              <table:table-cell office:value-type="float" office:value="18619">
                <text:p>18619</text:p>
              </table:table-cell>
            </table:table-row>
            <table:table-row>
              <table:table-cell office:value-type="string">
                <text:p>104</text:p>
              </table:table-cell>
              <table:table-cell office:value-type="float" office:value="12565">
                <text:p>12565</text:p>
              </table:table-cell>
              <table:table-cell office:value-type="float" office:value="18699">
                <text:p>18699</text:p>
              </table:table-cell>
            </table:table-row>
            <table:table-row>
              <table:table-cell office:value-type="string">
                <text:p>105</text:p>
              </table:table-cell>
              <table:table-cell office:value-type="float" office:value="13264">
                <text:p>13264</text:p>
              </table:table-cell>
              <table:table-cell office:value-type="float" office:value="18712">
                <text:p>18712</text:p>
              </table:table-cell>
            </table:table-row>
            <table:table-row>
              <table:table-cell office:value-type="string">
                <text:p>106</text:p>
              </table:table-cell>
              <table:table-cell office:value-type="float" office:value="12666">
                <text:p>12666</text:p>
              </table:table-cell>
              <table:table-cell office:value-type="float" office:value="19056">
                <text:p>19056</text:p>
              </table:table-cell>
            </table:table-row>
            <table:table-row>
              <table:table-cell office:value-type="string">
                <text:p>107</text:p>
              </table:table-cell>
              <table:table-cell office:value-type="float" office:value="11468">
                <text:p>11468</text:p>
              </table:table-cell>
              <table:table-cell office:value-type="float" office:value="19127">
                <text:p>19127</text:p>
              </table:table-cell>
            </table:table-row>
            <table:table-row>
              <table:table-cell office:value-type="string">
                <text:p>108</text:p>
              </table:table-cell>
              <table:table-cell office:value-type="float" office:value="11564">
                <text:p>11564</text:p>
              </table:table-cell>
              <table:table-cell office:value-type="float" office:value="18980">
                <text:p>18980</text:p>
              </table:table-cell>
            </table:table-row>
            <table:table-row>
              <table:table-cell office:value-type="string">
                <text:p>109</text:p>
              </table:table-cell>
              <table:table-cell office:value-type="float" office:value="11568">
                <text:p>11568</text:p>
              </table:table-cell>
              <table:table-cell office:value-type="float" office:value="18739">
                <text:p>18739</text:p>
              </table:table-cell>
            </table:table-row>
            <table:table-row>
              <table:table-cell office:value-type="string">
                <text:p>110</text:p>
              </table:table-cell>
              <table:table-cell office:value-type="float" office:value="11865">
                <text:p>11865</text:p>
              </table:table-cell>
              <table:table-cell office:value-type="float" office:value="18556">
                <text:p>18556</text:p>
              </table:table-cell>
            </table:table-row>
            <table:table-row>
              <table:table-cell office:value-type="string">
                <text:p>111</text:p>
              </table:table-cell>
              <table:table-cell office:value-type="float" office:value="11561">
                <text:p>11561</text:p>
              </table:table-cell>
              <table:table-cell office:value-type="float" office:value="18561">
                <text:p>18561</text:p>
              </table:table-cell>
            </table:table-row>
            <table:table-row>
              <table:table-cell office:value-type="string">
                <text:p>112</text:p>
              </table:table-cell>
              <table:table-cell office:value-type="float" office:value="12460">
                <text:p>12460</text:p>
              </table:table-cell>
              <table:table-cell office:value-type="float" office:value="18408">
                <text:p>18408</text:p>
              </table:table-cell>
            </table:table-row>
            <table:table-row>
              <table:table-cell office:value-type="string">
                <text:p>113</text:p>
              </table:table-cell>
              <table:table-cell office:value-type="float" office:value="12363">
                <text:p>12363</text:p>
              </table:table-cell>
              <table:table-cell office:value-type="float" office:value="18596">
                <text:p>18596</text:p>
              </table:table-cell>
            </table:table-row>
            <table:table-row>
              <table:table-cell office:value-type="string">
                <text:p>114</text:p>
              </table:table-cell>
              <table:table-cell office:value-type="float" office:value="12467">
                <text:p>12467</text:p>
              </table:table-cell>
              <table:table-cell office:value-type="float" office:value="18679">
                <text:p>18679</text:p>
              </table:table-cell>
            </table:table-row>
            <table:table-row>
              <table:table-cell office:value-type="string">
                <text:p>115</text:p>
              </table:table-cell>
              <table:table-cell office:value-type="float" office:value="12464">
                <text:p>12464</text:p>
              </table:table-cell>
              <table:table-cell office:value-type="float" office:value="18991">
                <text:p>18991</text:p>
              </table:table-cell>
            </table:table-row>
            <table:table-row>
              <table:table-cell office:value-type="string">
                <text:p>116</text:p>
              </table:table-cell>
              <table:table-cell office:value-type="float" office:value="12761">
                <text:p>12761</text:p>
              </table:table-cell>
              <table:table-cell office:value-type="float" office:value="18990">
                <text:p>18990</text:p>
              </table:table-cell>
            </table:table-row>
            <table:table-row>
              <table:table-cell office:value-type="string">
                <text:p>117</text:p>
              </table:table-cell>
              <table:table-cell office:value-type="float" office:value="11764">
                <text:p>11764</text:p>
              </table:table-cell>
              <table:table-cell office:value-type="float" office:value="19407">
                <text:p>19407</text:p>
              </table:table-cell>
            </table:table-row>
            <table:table-row>
              <table:table-cell office:value-type="string">
                <text:p>118</text:p>
              </table:table-cell>
              <table:table-cell office:value-type="float" office:value="12663">
                <text:p>12663</text:p>
              </table:table-cell>
              <table:table-cell office:value-type="float" office:value="19291">
                <text:p>19291</text:p>
              </table:table-cell>
            </table:table-row>
            <table:table-row>
              <table:table-cell office:value-type="string">
                <text:p>119</text:p>
              </table:table-cell>
              <table:table-cell office:value-type="float" office:value="10763">
                <text:p>10763</text:p>
              </table:table-cell>
              <table:table-cell office:value-type="float" office:value="19226">
                <text:p>19226</text:p>
              </table:table-cell>
            </table:table-row>
            <table:table-row>
              <table:table-cell office:value-type="string">
                <text:p>120</text:p>
              </table:table-cell>
              <table:table-cell office:value-type="float" office:value="12363">
                <text:p>12363</text:p>
              </table:table-cell>
              <table:table-cell office:value-type="float" office:value="19275">
                <text:p>19275</text:p>
              </table:table-cell>
            </table:table-row>
            <table:table-row>
              <table:table-cell office:value-type="string">
                <text:p>121</text:p>
              </table:table-cell>
              <table:table-cell office:value-type="float" office:value="11660">
                <text:p>11660</text:p>
              </table:table-cell>
              <table:table-cell office:value-type="float" office:value="19216">
                <text:p>19216</text:p>
              </table:table-cell>
            </table:table-row>
            <table:table-row>
              <table:table-cell office:value-type="string">
                <text:p>122</text:p>
              </table:table-cell>
              <table:table-cell office:value-type="float" office:value="11766">
                <text:p>11766</text:p>
              </table:table-cell>
              <table:table-cell office:value-type="float" office:value="19277">
                <text:p>19277</text:p>
              </table:table-cell>
            </table:table-row>
            <table:table-row>
              <table:table-cell office:value-type="string">
                <text:p>123</text:p>
              </table:table-cell>
              <table:table-cell office:value-type="float" office:value="12562">
                <text:p>12562</text:p>
              </table:table-cell>
              <table:table-cell office:value-type="float" office:value="19440">
                <text:p>19440</text:p>
              </table:table-cell>
            </table:table-row>
            <table:table-row>
              <table:table-cell office:value-type="string">
                <text:p>124</text:p>
              </table:table-cell>
              <table:table-cell office:value-type="float" office:value="11664">
                <text:p>11664</text:p>
              </table:table-cell>
              <table:table-cell office:value-type="float" office:value="19665">
                <text:p>19665</text:p>
              </table:table-cell>
            </table:table-row>
            <table:table-row>
              <table:table-cell office:value-type="string">
                <text:p>125</text:p>
              </table:table-cell>
              <table:table-cell office:value-type="float" office:value="12666">
                <text:p>12666</text:p>
              </table:table-cell>
              <table:table-cell office:value-type="float" office:value="19734">
                <text:p>19734</text:p>
              </table:table-cell>
            </table:table-row>
            <table:table-row>
              <table:table-cell office:value-type="string">
                <text:p>126</text:p>
              </table:table-cell>
              <table:table-cell office:value-type="float" office:value="12064">
                <text:p>12064</text:p>
              </table:table-cell>
              <table:table-cell office:value-type="float" office:value="19633">
                <text:p>19633</text:p>
              </table:table-cell>
            </table:table-row>
            <table:table-row>
              <table:table-cell office:value-type="string">
                <text:p>127</text:p>
              </table:table-cell>
              <table:table-cell office:value-type="float" office:value="10962">
                <text:p>10962</text:p>
              </table:table-cell>
              <table:table-cell office:value-type="float" office:value="19446">
                <text:p>19446</text:p>
              </table:table-cell>
            </table:table-row>
            <table:table-row>
              <table:table-cell office:value-type="string">
                <text:p>128</text:p>
              </table:table-cell>
              <table:table-cell office:value-type="float" office:value="12762">
                <text:p>12762</text:p>
              </table:table-cell>
              <table:table-cell office:value-type="float" office:value="19386">
                <text:p>19386</text:p>
              </table:table-cell>
            </table:table-row>
            <table:table-row>
              <table:table-cell office:value-type="string">
                <text:p>129</text:p>
              </table:table-cell>
              <table:table-cell office:value-type="float" office:value="12760">
                <text:p>12760</text:p>
              </table:table-cell>
              <table:table-cell office:value-type="float" office:value="19474">
                <text:p>19474</text:p>
              </table:table-cell>
            </table:table-row>
            <table:table-row>
              <table:table-cell office:value-type="string">
                <text:p>130</text:p>
              </table:table-cell>
              <table:table-cell office:value-type="float" office:value="12662">
                <text:p>12662</text:p>
              </table:table-cell>
              <table:table-cell office:value-type="float" office:value="19485">
                <text:p>19485</text:p>
              </table:table-cell>
            </table:table-row>
            <table:table-row>
              <table:table-cell office:value-type="string">
                <text:p>131</text:p>
              </table:table-cell>
              <table:table-cell office:value-type="float" office:value="12662">
                <text:p>12662</text:p>
              </table:table-cell>
              <table:table-cell office:value-type="float" office:value="19421">
                <text:p>19421</text:p>
              </table:table-cell>
            </table:table-row>
            <table:table-row>
              <table:table-cell office:value-type="string">
                <text:p>132</text:p>
              </table:table-cell>
              <table:table-cell office:value-type="float" office:value="12562">
                <text:p>12562</text:p>
              </table:table-cell>
              <table:table-cell office:value-type="float" office:value="19329">
                <text:p>19329</text:p>
              </table:table-cell>
            </table:table-row>
            <table:table-row>
              <table:table-cell office:value-type="string">
                <text:p>133</text:p>
              </table:table-cell>
              <table:table-cell office:value-type="float" office:value="11563">
                <text:p>11563</text:p>
              </table:table-cell>
              <table:table-cell office:value-type="float" office:value="19199">
                <text:p>19199</text:p>
              </table:table-cell>
            </table:table-row>
            <table:table-row>
              <table:table-cell office:value-type="string">
                <text:p>134</text:p>
              </table:table-cell>
              <table:table-cell office:value-type="float" office:value="11563">
                <text:p>11563</text:p>
              </table:table-cell>
              <table:table-cell office:value-type="float" office:value="19051">
                <text:p>19051</text:p>
              </table:table-cell>
            </table:table-row>
            <table:table-row>
              <table:table-cell office:value-type="string">
                <text:p>135</text:p>
              </table:table-cell>
              <table:table-cell office:value-type="float" office:value="11662">
                <text:p>11662</text:p>
              </table:table-cell>
              <table:table-cell office:value-type="float" office:value="19084">
                <text:p>19084</text:p>
              </table:table-cell>
            </table:table-row>
            <table:table-row>
              <table:table-cell office:value-type="string">
                <text:p>136</text:p>
              </table:table-cell>
              <table:table-cell office:value-type="float" office:value="11063">
                <text:p>11063</text:p>
              </table:table-cell>
              <table:table-cell office:value-type="float" office:value="18969">
                <text:p>18969</text:p>
              </table:table-cell>
            </table:table-row>
            <table:table-row>
              <table:table-cell office:value-type="string">
                <text:p>137</text:p>
              </table:table-cell>
              <table:table-cell office:value-type="float" office:value="11763">
                <text:p>11763</text:p>
              </table:table-cell>
              <table:table-cell office:value-type="float" office:value="18726">
                <text:p>18726</text:p>
              </table:table-cell>
            </table:table-row>
            <table:table-row>
              <table:table-cell office:value-type="string">
                <text:p>138</text:p>
              </table:table-cell>
              <table:table-cell office:value-type="float" office:value="12362">
                <text:p>12362</text:p>
              </table:table-cell>
              <table:table-cell office:value-type="float" office:value="18797">
                <text:p>18797</text:p>
              </table:table-cell>
            </table:table-row>
            <table:table-row>
              <table:table-cell office:value-type="string">
                <text:p>139</text:p>
              </table:table-cell>
              <table:table-cell office:value-type="float" office:value="12362">
                <text:p>12362</text:p>
              </table:table-cell>
              <table:table-cell office:value-type="float" office:value="18749">
                <text:p>18749</text:p>
              </table:table-cell>
            </table:table-row>
            <table:table-row>
              <table:table-cell office:value-type="string">
                <text:p>140</text:p>
              </table:table-cell>
              <table:table-cell office:value-type="float" office:value="11563">
                <text:p>11563</text:p>
              </table:table-cell>
              <table:table-cell office:value-type="float" office:value="18905">
                <text:p>18905</text:p>
              </table:table-cell>
            </table:table-row>
            <table:table-row>
              <table:table-cell office:value-type="string">
                <text:p>141</text:p>
              </table:table-cell>
              <table:table-cell office:value-type="float" office:value="10663">
                <text:p>10663</text:p>
              </table:table-cell>
              <table:table-cell office:value-type="float" office:value="19027">
                <text:p>19027</text:p>
              </table:table-cell>
            </table:table-row>
            <table:table-row>
              <table:table-cell office:value-type="string">
                <text:p>142</text:p>
              </table:table-cell>
              <table:table-cell office:value-type="float" office:value="11661">
                <text:p>11661</text:p>
              </table:table-cell>
              <table:table-cell office:value-type="float" office:value="19062">
                <text:p>19062</text:p>
              </table:table-cell>
            </table:table-row>
            <table:table-row>
              <table:table-cell office:value-type="string">
                <text:p>143</text:p>
              </table:table-cell>
              <table:table-cell office:value-type="float" office:value="12962">
                <text:p>12962</text:p>
              </table:table-cell>
              <table:table-cell office:value-type="float" office:value="19286">
                <text:p>19286</text:p>
              </table:table-cell>
            </table:table-row>
            <table:table-row>
              <table:table-cell office:value-type="string">
                <text:p>144</text:p>
              </table:table-cell>
              <table:table-cell office:value-type="float" office:value="11765">
                <text:p>11765</text:p>
              </table:table-cell>
              <table:table-cell office:value-type="float" office:value="19308">
                <text:p>19308</text:p>
              </table:table-cell>
            </table:table-row>
            <table:table-row>
              <table:table-cell office:value-type="string">
                <text:p>145</text:p>
              </table:table-cell>
              <table:table-cell office:value-type="float" office:value="13265">
                <text:p>13265</text:p>
              </table:table-cell>
              <table:table-cell office:value-type="float" office:value="19230">
                <text:p>19230</text:p>
              </table:table-cell>
            </table:table-row>
            <table:table-row>
              <table:table-cell office:value-type="string">
                <text:p>146</text:p>
              </table:table-cell>
              <table:table-cell office:value-type="float" office:value="12563">
                <text:p>12563</text:p>
              </table:table-cell>
              <table:table-cell office:value-type="float" office:value="19305">
                <text:p>19305</text:p>
              </table:table-cell>
            </table:table-row>
            <table:table-row>
              <table:table-cell office:value-type="string">
                <text:p>147</text:p>
              </table:table-cell>
              <table:table-cell office:value-type="float" office:value="13161">
                <text:p>13161</text:p>
              </table:table-cell>
              <table:table-cell office:value-type="float" office:value="19382">
                <text:p>19382</text:p>
              </table:table-cell>
            </table:table-row>
            <table:table-row>
              <table:table-cell office:value-type="string">
                <text:p>148</text:p>
              </table:table-cell>
              <table:table-cell office:value-type="float" office:value="12560">
                <text:p>12560</text:p>
              </table:table-cell>
              <table:table-cell office:value-type="float" office:value="19350">
                <text:p>19350</text:p>
              </table:table-cell>
            </table:table-row>
            <table:table-row>
              <table:table-cell office:value-type="string">
                <text:p>149</text:p>
              </table:table-cell>
              <table:table-cell office:value-type="float" office:value="12665">
                <text:p>12665</text:p>
              </table:table-cell>
              <table:table-cell office:value-type="float" office:value="19301">
                <text:p>19301</text:p>
              </table:table-cell>
            </table:table-row>
            <table:table-row>
              <table:table-cell office:value-type="string">
                <text:p>150</text:p>
              </table:table-cell>
              <table:table-cell office:value-type="float" office:value="12864">
                <text:p>12864</text:p>
              </table:table-cell>
              <table:table-cell office:value-type="float" office:value="19082">
                <text:p>19082</text:p>
              </table:table-cell>
            </table:table-row>
            <table:table-row>
              <table:table-cell office:value-type="string">
                <text:p>151</text:p>
              </table:table-cell>
              <table:table-cell office:value-type="float" office:value="11863">
                <text:p>11863</text:p>
              </table:table-cell>
              <table:table-cell office:value-type="float" office:value="19061">
                <text:p>19061</text:p>
              </table:table-cell>
            </table:table-row>
            <table:table-row>
              <table:table-cell office:value-type="string">
                <text:p>152</text:p>
              </table:table-cell>
              <table:table-cell office:value-type="float" office:value="10865">
                <text:p>10865</text:p>
              </table:table-cell>
              <table:table-cell office:value-type="float" office:value="18908">
                <text:p>18908</text:p>
              </table:table-cell>
            </table:table-row>
            <table:table-row>
              <table:table-cell office:value-type="string">
                <text:p>153</text:p>
              </table:table-cell>
              <table:table-cell office:value-type="float" office:value="11757">
                <text:p>11757</text:p>
              </table:table-cell>
              <table:table-cell office:value-type="float" office:value="18676">
                <text:p>18676</text:p>
              </table:table-cell>
            </table:table-row>
            <table:table-row>
              <table:table-cell office:value-type="string">
                <text:p>154</text:p>
              </table:table-cell>
              <table:table-cell office:value-type="float" office:value="12660">
                <text:p>12660</text:p>
              </table:table-cell>
              <table:table-cell office:value-type="float" office:value="18579">
                <text:p>18579</text:p>
              </table:table-cell>
            </table:table-row>
            <table:table-row>
              <table:table-cell office:value-type="string">
                <text:p>155</text:p>
              </table:table-cell>
              <table:table-cell office:value-type="float" office:value="12466">
                <text:p>12466</text:p>
              </table:table-cell>
              <table:table-cell office:value-type="float" office:value="18916">
                <text:p>18916</text:p>
              </table:table-cell>
            </table:table-row>
            <table:table-row>
              <table:table-cell office:value-type="string">
                <text:p>156</text:p>
              </table:table-cell>
              <table:table-cell office:value-type="float" office:value="12464">
                <text:p>12464</text:p>
              </table:table-cell>
              <table:table-cell office:value-type="float" office:value="19162">
                <text:p>19162</text:p>
              </table:table-cell>
            </table:table-row>
            <table:table-row>
              <table:table-cell office:value-type="string">
                <text:p>157</text:p>
              </table:table-cell>
              <table:table-cell office:value-type="float" office:value="11664">
                <text:p>11664</text:p>
              </table:table-cell>
              <table:table-cell office:value-type="float" office:value="19268">
                <text:p>19268</text:p>
              </table:table-cell>
            </table:table-row>
            <table:table-row>
              <table:table-cell office:value-type="string">
                <text:p>158</text:p>
              </table:table-cell>
              <table:table-cell office:value-type="float" office:value="12459">
                <text:p>12459</text:p>
              </table:table-cell>
              <table:table-cell office:value-type="float" office:value="19403">
                <text:p>19403</text:p>
              </table:table-cell>
            </table:table-row>
            <table:table-row>
              <table:table-cell office:value-type="string">
                <text:p>159</text:p>
              </table:table-cell>
              <table:table-cell office:value-type="float" office:value="13259">
                <text:p>13259</text:p>
              </table:table-cell>
              <table:table-cell office:value-type="float" office:value="19201">
                <text:p>19201</text:p>
              </table:table-cell>
            </table:table-row>
            <table:table-row>
              <table:table-cell office:value-type="string">
                <text:p>160</text:p>
              </table:table-cell>
              <table:table-cell office:value-type="float" office:value="12662">
                <text:p>12662</text:p>
              </table:table-cell>
              <table:table-cell office:value-type="float" office:value="19442">
                <text:p>19442</text:p>
              </table:table-cell>
            </table:table-row>
            <table:table-row>
              <table:table-cell office:value-type="string">
                <text:p>161</text:p>
              </table:table-cell>
              <table:table-cell office:value-type="float" office:value="12357">
                <text:p>12357</text:p>
              </table:table-cell>
              <table:table-cell office:value-type="float" office:value="19745">
                <text:p>19745</text:p>
              </table:table-cell>
            </table:table-row>
            <table:table-row>
              <table:table-cell office:value-type="string">
                <text:p>162</text:p>
              </table:table-cell>
              <table:table-cell office:value-type="float" office:value="12561">
                <text:p>12561</text:p>
              </table:table-cell>
              <table:table-cell office:value-type="float" office:value="19679">
                <text:p>19679</text:p>
              </table:table-cell>
            </table:table-row>
            <table:table-row>
              <table:table-cell office:value-type="string">
                <text:p>163</text:p>
              </table:table-cell>
              <table:table-cell office:value-type="float" office:value="10861">
                <text:p>10861</text:p>
              </table:table-cell>
              <table:table-cell office:value-type="float" office:value="19690">
                <text:p>19690</text:p>
              </table:table-cell>
            </table:table-row>
            <table:table-row>
              <table:table-cell office:value-type="string">
                <text:p>164</text:p>
              </table:table-cell>
              <table:table-cell office:value-type="float" office:value="11860">
                <text:p>11860</text:p>
              </table:table-cell>
              <table:table-cell office:value-type="float" office:value="19472">
                <text:p>19472</text:p>
              </table:table-cell>
            </table:table-row>
            <table:table-row>
              <table:table-cell office:value-type="string">
                <text:p>165</text:p>
              </table:table-cell>
              <table:table-cell office:value-type="float" office:value="12362">
                <text:p>12362</text:p>
              </table:table-cell>
              <table:table-cell office:value-type="float" office:value="19633">
                <text:p>19633</text:p>
              </table:table-cell>
            </table:table-row>
            <table:table-row>
              <table:table-cell office:value-type="string">
                <text:p>166</text:p>
              </table:table-cell>
              <table:table-cell office:value-type="float" office:value="12064">
                <text:p>12064</text:p>
              </table:table-cell>
              <table:table-cell office:value-type="float" office:value="19552">
                <text:p>19552</text:p>
              </table:table-cell>
            </table:table-row>
            <table:table-row>
              <table:table-cell office:value-type="string">
                <text:p>167</text:p>
              </table:table-cell>
              <table:table-cell office:value-type="float" office:value="11563">
                <text:p>11563</text:p>
              </table:table-cell>
              <table:table-cell office:value-type="float" office:value="19669">
                <text:p>19669</text:p>
              </table:table-cell>
            </table:table-row>
            <table:table-row>
              <table:table-cell office:value-type="string">
                <text:p>168</text:p>
              </table:table-cell>
              <table:table-cell office:value-type="float" office:value="12564">
                <text:p>12564</text:p>
              </table:table-cell>
              <table:table-cell office:value-type="float" office:value="19435">
                <text:p>19435</text:p>
              </table:table-cell>
            </table:table-row>
            <table:table-row>
              <table:table-cell office:value-type="string">
                <text:p>169</text:p>
              </table:table-cell>
              <table:table-cell office:value-type="float" office:value="12465">
                <text:p>12465</text:p>
              </table:table-cell>
              <table:table-cell office:value-type="float" office:value="19365">
                <text:p>19365</text:p>
              </table:table-cell>
            </table:table-row>
            <table:table-row>
              <table:table-cell office:value-type="string">
                <text:p>170</text:p>
              </table:table-cell>
              <table:table-cell office:value-type="float" office:value="10766">
                <text:p>10766</text:p>
              </table:table-cell>
              <table:table-cell office:value-type="float" office:value="19061">
                <text:p>19061</text:p>
              </table:table-cell>
            </table:table-row>
            <table:table-row>
              <table:table-cell office:value-type="string">
                <text:p>171</text:p>
              </table:table-cell>
              <table:table-cell office:value-type="float" office:value="12361">
                <text:p>12361</text:p>
              </table:table-cell>
              <table:table-cell office:value-type="float" office:value="19173">
                <text:p>19173</text:p>
              </table:table-cell>
            </table:table-row>
            <table:table-row>
              <table:table-cell office:value-type="string">
                <text:p>172</text:p>
              </table:table-cell>
              <table:table-cell office:value-type="float" office:value="13262">
                <text:p>13262</text:p>
              </table:table-cell>
              <table:table-cell office:value-type="float" office:value="19363">
                <text:p>19363</text:p>
              </table:table-cell>
            </table:table-row>
            <table:table-row>
              <table:table-cell office:value-type="string">
                <text:p>173</text:p>
              </table:table-cell>
              <table:table-cell office:value-type="float" office:value="12463">
                <text:p>12463</text:p>
              </table:table-cell>
              <table:table-cell office:value-type="float" office:value="19383">
                <text:p>19383</text:p>
              </table:table-cell>
            </table:table-row>
            <table:table-row>
              <table:table-cell office:value-type="string">
                <text:p>174</text:p>
              </table:table-cell>
              <table:table-cell office:value-type="float" office:value="12762">
                <text:p>12762</text:p>
              </table:table-cell>
              <table:table-cell office:value-type="float" office:value="19309">
                <text:p>19309</text:p>
              </table:table-cell>
            </table:table-row>
            <table:table-row>
              <table:table-cell office:value-type="string">
                <text:p>175</text:p>
              </table:table-cell>
              <table:table-cell office:value-type="float" office:value="11758">
                <text:p>11758</text:p>
              </table:table-cell>
              <table:table-cell office:value-type="float" office:value="19328">
                <text:p>19328</text:p>
              </table:table-cell>
            </table:table-row>
            <table:table-row>
              <table:table-cell office:value-type="string">
                <text:p>176</text:p>
              </table:table-cell>
              <table:table-cell office:value-type="float" office:value="11861">
                <text:p>11861</text:p>
              </table:table-cell>
              <table:table-cell office:value-type="float" office:value="19091">
                <text:p>19091</text:p>
              </table:table-cell>
            </table:table-row>
            <table:table-row>
              <table:table-cell office:value-type="string">
                <text:p>177</text:p>
              </table:table-cell>
              <table:table-cell office:value-type="float" office:value="11960">
                <text:p>11960</text:p>
              </table:table-cell>
              <table:table-cell office:value-type="float" office:value="19048">
                <text:p>19048</text:p>
              </table:table-cell>
            </table:table-row>
            <table:table-row>
              <table:table-cell office:value-type="string">
                <text:p>178</text:p>
              </table:table-cell>
              <table:table-cell office:value-type="float" office:value="11359">
                <text:p>11359</text:p>
              </table:table-cell>
              <table:table-cell office:value-type="float" office:value="18927">
                <text:p>18927</text:p>
              </table:table-cell>
            </table:table-row>
            <table:table-row>
              <table:table-cell office:value-type="string">
                <text:p>179</text:p>
              </table:table-cell>
              <table:table-cell office:value-type="float" office:value="12759">
                <text:p>12759</text:p>
              </table:table-cell>
              <table:table-cell office:value-type="float" office:value="18814">
                <text:p>18814</text:p>
              </table:table-cell>
            </table:table-row>
            <table:table-row>
              <table:table-cell office:value-type="string">
                <text:p>180</text:p>
              </table:table-cell>
              <table:table-cell office:value-type="float" office:value="12262">
                <text:p>12262</text:p>
              </table:table-cell>
              <table:table-cell office:value-type="float" office:value="18890">
                <text:p>18890</text:p>
              </table:table-cell>
            </table:table-row>
            <table:table-row>
              <table:table-cell office:value-type="string">
                <text:p>181</text:p>
              </table:table-cell>
              <table:table-cell office:value-type="float" office:value="11664">
                <text:p>11664</text:p>
              </table:table-cell>
              <table:table-cell office:value-type="float" office:value="19033">
                <text:p>19033</text:p>
              </table:table-cell>
            </table:table-row>
            <table:table-row>
              <table:table-cell office:value-type="string">
                <text:p>182</text:p>
              </table:table-cell>
              <table:table-cell office:value-type="float" office:value="12461">
                <text:p>12461</text:p>
              </table:table-cell>
              <table:table-cell office:value-type="float" office:value="19124">
                <text:p>19124</text:p>
              </table:table-cell>
            </table:table-row>
            <table:table-row>
              <table:table-cell office:value-type="string">
                <text:p>183</text:p>
              </table:table-cell>
              <table:table-cell office:value-type="float" office:value="11961">
                <text:p>11961</text:p>
              </table:table-cell>
              <table:table-cell office:value-type="float" office:value="18924">
                <text:p>18924</text:p>
              </table:table-cell>
            </table:table-row>
            <table:table-row>
              <table:table-cell office:value-type="string">
                <text:p>184</text:p>
              </table:table-cell>
              <table:table-cell office:value-type="float" office:value="11965">
                <text:p>11965</text:p>
              </table:table-cell>
              <table:table-cell office:value-type="float" office:value="18747">
                <text:p>18747</text:p>
              </table:table-cell>
            </table:table-row>
            <table:table-row>
              <table:table-cell office:value-type="string">
                <text:p>185</text:p>
              </table:table-cell>
              <table:table-cell office:value-type="float" office:value="11664">
                <text:p>11664</text:p>
              </table:table-cell>
              <table:table-cell office:value-type="float" office:value="18757">
                <text:p>18757</text:p>
              </table:table-cell>
            </table:table-row>
            <table:table-row>
              <table:table-cell office:value-type="string">
                <text:p>186</text:p>
              </table:table-cell>
              <table:table-cell office:value-type="float" office:value="11664">
                <text:p>11664</text:p>
              </table:table-cell>
              <table:table-cell office:value-type="float" office:value="18898">
                <text:p>18898</text:p>
              </table:table-cell>
            </table:table-row>
            <table:table-row>
              <table:table-cell office:value-type="string">
                <text:p>187</text:p>
              </table:table-cell>
              <table:table-cell office:value-type="float" office:value="12663">
                <text:p>12663</text:p>
              </table:table-cell>
              <table:table-cell office:value-type="float" office:value="18998">
                <text:p>18998</text:p>
              </table:table-cell>
            </table:table-row>
            <table:table-row>
              <table:table-cell office:value-type="string">
                <text:p>188</text:p>
              </table:table-cell>
              <table:table-cell office:value-type="float" office:value="11766">
                <text:p>11766</text:p>
              </table:table-cell>
              <table:table-cell office:value-type="float" office:value="18951">
                <text:p>18951</text:p>
              </table:table-cell>
            </table:table-row>
            <table:table-row>
              <table:table-cell office:value-type="string">
                <text:p>189</text:p>
              </table:table-cell>
              <table:table-cell office:value-type="float" office:value="11766">
                <text:p>11766</text:p>
              </table:table-cell>
              <table:table-cell office:value-type="float" office:value="19129">
                <text:p>19129</text:p>
              </table:table-cell>
            </table:table-row>
            <table:table-row>
              <table:table-cell office:value-type="string">
                <text:p>190</text:p>
              </table:table-cell>
              <table:table-cell office:value-type="float" office:value="12464">
                <text:p>12464</text:p>
              </table:table-cell>
              <table:table-cell office:value-type="float" office:value="19076">
                <text:p>19076</text:p>
              </table:table-cell>
            </table:table-row>
            <table:table-row>
              <table:table-cell office:value-type="string">
                <text:p>191</text:p>
              </table:table-cell>
              <table:table-cell office:value-type="float" office:value="12362">
                <text:p>12362</text:p>
              </table:table-cell>
              <table:table-cell office:value-type="float" office:value="19048">
                <text:p>19048</text:p>
              </table:table-cell>
            </table:table-row>
            <table:table-row>
              <table:table-cell office:value-type="string">
                <text:p>192</text:p>
              </table:table-cell>
              <table:table-cell office:value-type="float" office:value="12162">
                <text:p>12162</text:p>
              </table:table-cell>
              <table:table-cell office:value-type="float" office:value="18939">
                <text:p>18939</text:p>
              </table:table-cell>
            </table:table-row>
            <table:table-row>
              <table:table-cell office:value-type="string">
                <text:p>193</text:p>
              </table:table-cell>
              <table:table-cell office:value-type="float" office:value="11561">
                <text:p>11561</text:p>
              </table:table-cell>
              <table:table-cell office:value-type="float" office:value="18929">
                <text:p>18929</text:p>
              </table:table-cell>
            </table:table-row>
            <table:table-row>
              <table:table-cell office:value-type="string">
                <text:p>194</text:p>
              </table:table-cell>
              <table:table-cell office:value-type="float" office:value="10662">
                <text:p>10662</text:p>
              </table:table-cell>
              <table:table-cell office:value-type="float" office:value="18782">
                <text:p>18782</text:p>
              </table:table-cell>
            </table:table-row>
            <table:table-row>
              <table:table-cell office:value-type="string">
                <text:p>195</text:p>
              </table:table-cell>
              <table:table-cell office:value-type="float" office:value="11763">
                <text:p>11763</text:p>
              </table:table-cell>
              <table:table-cell office:value-type="float" office:value="18608">
                <text:p>18608</text:p>
              </table:table-cell>
            </table:table-row>
            <table:table-row>
              <table:table-cell office:value-type="string">
                <text:p>196</text:p>
              </table:table-cell>
              <table:table-cell office:value-type="float" office:value="11665">
                <text:p>11665</text:p>
              </table:table-cell>
              <table:table-cell office:value-type="float" office:value="18672">
                <text:p>18672</text:p>
              </table:table-cell>
            </table:table-row>
            <table:table-row>
              <table:table-cell office:value-type="string">
                <text:p>197</text:p>
              </table:table-cell>
              <table:table-cell office:value-type="float" office:value="11564">
                <text:p>11564</text:p>
              </table:table-cell>
              <table:table-cell office:value-type="float" office:value="18649">
                <text:p>18649</text:p>
              </table:table-cell>
            </table:table-row>
            <table:table-row>
              <table:table-cell office:value-type="string">
                <text:p>198</text:p>
              </table:table-cell>
              <table:table-cell office:value-type="float" office:value="10765">
                <text:p>10765</text:p>
              </table:table-cell>
              <table:table-cell office:value-type="float" office:value="18685">
                <text:p>18685</text:p>
              </table:table-cell>
            </table:table-row>
            <table:table-row>
              <table:table-cell office:value-type="string">
                <text:p>199</text:p>
              </table:table-cell>
              <table:table-cell office:value-type="float" office:value="11664">
                <text:p>11664</text:p>
              </table:table-cell>
              <table:table-cell office:value-type="float" office:value="18717">
                <text:p>18717</text:p>
              </table:table-cell>
            </table:table-row>
            <table:table-row>
              <table:table-cell office:value-type="string">
                <text:p>200</text:p>
              </table:table-cell>
              <table:table-cell office:value-type="float" office:value="11660">
                <text:p>11660</text:p>
              </table:table-cell>
              <table:table-cell office:value-type="float" office:value="18797">
                <text:p>18797</text:p>
              </table:table-cell>
            </table:table-row>
            <table:table-row>
              <table:table-cell office:value-type="string">
                <text:p>201</text:p>
              </table:table-cell>
              <table:table-cell office:value-type="float" office:value="12361">
                <text:p>12361</text:p>
              </table:table-cell>
              <table:table-cell office:value-type="float" office:value="18921">
                <text:p>18921</text:p>
              </table:table-cell>
            </table:table-row>
            <table:table-row>
              <table:table-cell office:value-type="string">
                <text:p>202</text:p>
              </table:table-cell>
              <table:table-cell office:value-type="float" office:value="12462">
                <text:p>12462</text:p>
              </table:table-cell>
              <table:table-cell office:value-type="float" office:value="18708">
                <text:p>18708</text:p>
              </table:table-cell>
            </table:table-row>
            <table:table-row>
              <table:table-cell office:value-type="string">
                <text:p>203</text:p>
              </table:table-cell>
              <table:table-cell office:value-type="float" office:value="10661">
                <text:p>10661</text:p>
              </table:table-cell>
              <table:table-cell office:value-type="float" office:value="18715">
                <text:p>18715</text:p>
              </table:table-cell>
            </table:table-row>
            <table:table-row>
              <table:table-cell office:value-type="string">
                <text:p>204</text:p>
              </table:table-cell>
              <table:table-cell office:value-type="float" office:value="11463">
                <text:p>11463</text:p>
              </table:table-cell>
              <table:table-cell office:value-type="float" office:value="18295">
                <text:p>18295</text:p>
              </table:table-cell>
            </table:table-row>
            <table:table-row>
              <table:table-cell office:value-type="string">
                <text:p>205</text:p>
              </table:table-cell>
              <table:table-cell office:value-type="float" office:value="11565">
                <text:p>11565</text:p>
              </table:table-cell>
              <table:table-cell office:value-type="float" office:value="18005">
                <text:p>18005</text:p>
              </table:table-cell>
            </table:table-row>
            <table:table-row>
              <table:table-cell office:value-type="string">
                <text:p>206</text:p>
              </table:table-cell>
              <table:table-cell office:value-type="float" office:value="12165">
                <text:p>12165</text:p>
              </table:table-cell>
              <table:table-cell office:value-type="float" office:value="18075">
                <text:p>18075</text:p>
              </table:table-cell>
            </table:table-row>
            <table:table-row>
              <table:table-cell office:value-type="string">
                <text:p>207</text:p>
              </table:table-cell>
              <table:table-cell office:value-type="float" office:value="10661">
                <text:p>10661</text:p>
              </table:table-cell>
              <table:table-cell office:value-type="float" office:value="18226">
                <text:p>18226</text:p>
              </table:table-cell>
            </table:table-row>
            <table:table-row>
              <table:table-cell office:value-type="string">
                <text:p>208</text:p>
              </table:table-cell>
              <table:table-cell office:value-type="float" office:value="11563">
                <text:p>11563</text:p>
              </table:table-cell>
              <table:table-cell office:value-type="float" office:value="18119">
                <text:p>18119</text:p>
              </table:table-cell>
            </table:table-row>
            <table:table-row>
              <table:table-cell office:value-type="string">
                <text:p>209</text:p>
              </table:table-cell>
              <table:table-cell office:value-type="float" office:value="11563">
                <text:p>11563</text:p>
              </table:table-cell>
              <table:table-cell office:value-type="float" office:value="18186">
                <text:p>18186</text:p>
              </table:table-cell>
            </table:table-row>
            <table:table-row>
              <table:table-cell office:value-type="string">
                <text:p>210</text:p>
              </table:table-cell>
              <table:table-cell office:value-type="float" office:value="10762">
                <text:p>10762</text:p>
              </table:table-cell>
              <table:table-cell office:value-type="float" office:value="18140">
                <text:p>18140</text:p>
              </table:table-cell>
            </table:table-row>
            <table:table-row>
              <table:table-cell office:value-type="string">
                <text:p>211</text:p>
              </table:table-cell>
              <table:table-cell office:value-type="float" office:value="11461">
                <text:p>11461</text:p>
              </table:table-cell>
              <table:table-cell office:value-type="float" office:value="18128">
                <text:p>18128</text:p>
              </table:table-cell>
            </table:table-row>
            <table:table-row>
              <table:table-cell office:value-type="string">
                <text:p>212</text:p>
              </table:table-cell>
              <table:table-cell office:value-type="float" office:value="11662">
                <text:p>11662</text:p>
              </table:table-cell>
              <table:table-cell office:value-type="float" office:value="18109">
                <text:p>18109</text:p>
              </table:table-cell>
            </table:table-row>
            <table:table-row>
              <table:table-cell office:value-type="string">
                <text:p>213</text:p>
              </table:table-cell>
              <table:table-cell office:value-type="float" office:value="12260">
                <text:p>12260</text:p>
              </table:table-cell>
              <table:table-cell office:value-type="float" office:value="18180">
                <text:p>18180</text:p>
              </table:table-cell>
            </table:table-row>
            <table:table-row>
              <table:table-cell office:value-type="string">
                <text:p>214</text:p>
              </table:table-cell>
              <table:table-cell office:value-type="float" office:value="10564">
                <text:p>10564</text:p>
              </table:table-cell>
              <table:table-cell office:value-type="float" office:value="18462">
                <text:p>18462</text:p>
              </table:table-cell>
            </table:table-row>
            <table:table-row>
              <table:table-cell office:value-type="string">
                <text:p>215</text:p>
              </table:table-cell>
              <table:table-cell office:value-type="float" office:value="9962">
                <text:p>9962</text:p>
              </table:table-cell>
              <table:table-cell office:value-type="float" office:value="18164">
                <text:p>18164</text:p>
              </table:table-cell>
            </table:table-row>
            <table:table-row>
              <table:table-cell office:value-type="string">
                <text:p>216</text:p>
              </table:table-cell>
              <table:table-cell office:value-type="float" office:value="10464">
                <text:p>10464</text:p>
              </table:table-cell>
              <table:table-cell office:value-type="float" office:value="18039">
                <text:p>18039</text:p>
              </table:table-cell>
            </table:table-row>
            <table:table-row>
              <table:table-cell office:value-type="string">
                <text:p>217</text:p>
              </table:table-cell>
              <table:table-cell office:value-type="float" office:value="11661">
                <text:p>11661</text:p>
              </table:table-cell>
              <table:table-cell office:value-type="float" office:value="17923">
                <text:p>17923</text:p>
              </table:table-cell>
            </table:table-row>
            <table:table-row>
              <table:table-cell office:value-type="string">
                <text:p>218</text:p>
              </table:table-cell>
              <table:table-cell office:value-type="float" office:value="11465">
                <text:p>11465</text:p>
              </table:table-cell>
              <table:table-cell office:value-type="float" office:value="17868">
                <text:p>17868</text:p>
              </table:table-cell>
            </table:table-row>
            <table:table-row>
              <table:table-cell office:value-type="string">
                <text:p>219</text:p>
              </table:table-cell>
              <table:table-cell office:value-type="float" office:value="11563">
                <text:p>11563</text:p>
              </table:table-cell>
              <table:table-cell office:value-type="float" office:value="18126">
                <text:p>18126</text:p>
              </table:table-cell>
            </table:table-row>
            <table:table-row>
              <table:table-cell office:value-type="string">
                <text:p>220</text:p>
              </table:table-cell>
              <table:table-cell office:value-type="float" office:value="11662">
                <text:p>11662</text:p>
              </table:table-cell>
              <table:table-cell office:value-type="float" office:value="18111">
                <text:p>18111</text:p>
              </table:table-cell>
            </table:table-row>
            <table:table-row>
              <table:table-cell office:value-type="string">
                <text:p>221</text:p>
              </table:table-cell>
              <table:table-cell office:value-type="float" office:value="11663">
                <text:p>11663</text:p>
              </table:table-cell>
              <table:table-cell office:value-type="float" office:value="18147">
                <text:p>18147</text:p>
              </table:table-cell>
            </table:table-row>
            <table:table-row>
              <table:table-cell office:value-type="string">
                <text:p>222</text:p>
              </table:table-cell>
              <table:table-cell office:value-type="float" office:value="11459">
                <text:p>11459</text:p>
              </table:table-cell>
              <table:table-cell office:value-type="float" office:value="18237">
                <text:p>18237</text:p>
              </table:table-cell>
            </table:table-row>
            <table:table-row>
              <table:table-cell office:value-type="string">
                <text:p>223</text:p>
              </table:table-cell>
              <table:table-cell office:value-type="float" office:value="11365">
                <text:p>11365</text:p>
              </table:table-cell>
              <table:table-cell office:value-type="float" office:value="17935">
                <text:p>17935</text:p>
              </table:table-cell>
            </table:table-row>
            <table:table-row>
              <table:table-cell office:value-type="string">
                <text:p>224</text:p>
              </table:table-cell>
              <table:table-cell office:value-type="float" office:value="11368">
                <text:p>11368</text:p>
              </table:table-cell>
              <table:table-cell office:value-type="float" office:value="18045">
                <text:p>18045</text:p>
              </table:table-cell>
            </table:table-row>
            <table:table-row>
              <table:table-cell office:value-type="string">
                <text:p>225</text:p>
              </table:table-cell>
              <table:table-cell office:value-type="float" office:value="11467">
                <text:p>11467</text:p>
              </table:table-cell>
              <table:table-cell office:value-type="float" office:value="17978">
                <text:p>17978</text:p>
              </table:table-cell>
            </table:table-row>
            <table:table-row>
              <table:table-cell office:value-type="string">
                <text:p>226</text:p>
              </table:table-cell>
              <table:table-cell office:value-type="float" office:value="12268">
                <text:p>12268</text:p>
              </table:table-cell>
              <table:table-cell office:value-type="float" office:value="18067">
                <text:p>18067</text:p>
              </table:table-cell>
            </table:table-row>
            <table:table-row>
              <table:table-cell office:value-type="string">
                <text:p>227</text:p>
              </table:table-cell>
              <table:table-cell office:value-type="float" office:value="9863">
                <text:p>9863</text:p>
              </table:table-cell>
              <table:table-cell office:value-type="float" office:value="18313">
                <text:p>18313</text:p>
              </table:table-cell>
            </table:table-row>
            <table:table-row>
              <table:table-cell office:value-type="string">
                <text:p>228</text:p>
              </table:table-cell>
              <table:table-cell office:value-type="float" office:value="11762">
                <text:p>11762</text:p>
              </table:table-cell>
              <table:table-cell office:value-type="float" office:value="18581">
                <text:p>18581</text:p>
              </table:table-cell>
            </table:table-row>
            <table:table-row>
              <table:table-cell office:value-type="string">
                <text:p>229</text:p>
              </table:table-cell>
              <table:table-cell office:value-type="float" office:value="11566">
                <text:p>11566</text:p>
              </table:table-cell>
              <table:table-cell office:value-type="float" office:value="18547">
                <text:p>18547</text:p>
              </table:table-cell>
            </table:table-row>
            <table:table-row>
              <table:table-cell office:value-type="string">
                <text:p>230</text:p>
              </table:table-cell>
              <table:table-cell office:value-type="float" office:value="11263">
                <text:p>11263</text:p>
              </table:table-cell>
              <table:table-cell office:value-type="float" office:value="18417">
                <text:p>18417</text:p>
              </table:table-cell>
            </table:table-row>
            <table:table-row>
              <table:table-cell office:value-type="string">
                <text:p>231</text:p>
              </table:table-cell>
              <table:table-cell office:value-type="float" office:value="10765">
                <text:p>10765</text:p>
              </table:table-cell>
              <table:table-cell office:value-type="float" office:value="18418">
                <text:p>18418</text:p>
              </table:table-cell>
            </table:table-row>
            <table:table-row>
              <table:table-cell office:value-type="string">
                <text:p>232</text:p>
              </table:table-cell>
              <table:table-cell office:value-type="float" office:value="9763">
                <text:p>9763</text:p>
              </table:table-cell>
              <table:table-cell office:value-type="float" office:value="18408">
                <text:p>18408</text:p>
              </table:table-cell>
            </table:table-row>
            <table:table-row>
              <table:table-cell office:value-type="string">
                <text:p>233</text:p>
              </table:table-cell>
              <table:table-cell office:value-type="float" office:value="10564">
                <text:p>10564</text:p>
              </table:table-cell>
              <table:table-cell office:value-type="float" office:value="18456">
                <text:p>18456</text:p>
              </table:table-cell>
            </table:table-row>
            <table:table-row>
              <table:table-cell office:value-type="string">
                <text:p>234</text:p>
              </table:table-cell>
              <table:table-cell office:value-type="float" office:value="10863">
                <text:p>10863</text:p>
              </table:table-cell>
              <table:table-cell office:value-type="float" office:value="18146">
                <text:p>18146</text:p>
              </table:table-cell>
            </table:table-row>
            <table:table-row>
              <table:table-cell office:value-type="string">
                <text:p>235</text:p>
              </table:table-cell>
              <table:table-cell office:value-type="float" office:value="9864">
                <text:p>9864</text:p>
              </table:table-cell>
              <table:table-cell office:value-type="float" office:value="17846">
                <text:p>17846</text:p>
              </table:table-cell>
            </table:table-row>
            <table:table-row>
              <table:table-cell office:value-type="string">
                <text:p>236</text:p>
              </table:table-cell>
              <table:table-cell office:value-type="float" office:value="10861">
                <text:p>10861</text:p>
              </table:table-cell>
              <table:table-cell office:value-type="float" office:value="17625">
                <text:p>17625</text:p>
              </table:table-cell>
            </table:table-row>
            <table:table-row>
              <table:table-cell office:value-type="string">
                <text:p>237</text:p>
              </table:table-cell>
              <table:table-cell office:value-type="float" office:value="11561">
                <text:p>11561</text:p>
              </table:table-cell>
              <table:table-cell office:value-type="float" office:value="17612">
                <text:p>17612</text:p>
              </table:table-cell>
            </table:table-row>
            <table:table-row>
              <table:table-cell office:value-type="string">
                <text:p>238</text:p>
              </table:table-cell>
              <table:table-cell office:value-type="float" office:value="11564">
                <text:p>11564</text:p>
              </table:table-cell>
              <table:table-cell office:value-type="float" office:value="17428">
                <text:p>17428</text:p>
              </table:table-cell>
            </table:table-row>
            <table:table-row>
              <table:table-cell office:value-type="string">
                <text:p>239</text:p>
              </table:table-cell>
              <table:table-cell office:value-type="float" office:value="11462">
                <text:p>11462</text:p>
              </table:table-cell>
              <table:table-cell office:value-type="float" office:value="17621">
                <text:p>17621</text:p>
              </table:table-cell>
            </table:table-row>
            <table:table-row>
              <table:table-cell office:value-type="string">
                <text:p>240</text:p>
              </table:table-cell>
              <table:table-cell office:value-type="float" office:value="10762">
                <text:p>10762</text:p>
              </table:table-cell>
              <table:table-cell office:value-type="float" office:value="17901">
                <text:p>17901</text:p>
              </table:table-cell>
            </table:table-row>
            <table:table-row>
              <table:table-cell office:value-type="string">
                <text:p>241</text:p>
              </table:table-cell>
              <table:table-cell office:value-type="float" office:value="10663">
                <text:p>10663</text:p>
              </table:table-cell>
              <table:table-cell office:value-type="float" office:value="17831">
                <text:p>17831</text:p>
              </table:table-cell>
            </table:table-row>
            <table:table-row>
              <table:table-cell office:value-type="string">
                <text:p>242</text:p>
              </table:table-cell>
              <table:table-cell office:value-type="float" office:value="10561">
                <text:p>10561</text:p>
              </table:table-cell>
              <table:table-cell office:value-type="float" office:value="17778">
                <text:p>17778</text:p>
              </table:table-cell>
            </table:table-row>
            <table:table-row>
              <table:table-cell office:value-type="string">
                <text:p>243</text:p>
              </table:table-cell>
              <table:table-cell office:value-type="float" office:value="10965">
                <text:p>10965</text:p>
              </table:table-cell>
              <table:table-cell office:value-type="float" office:value="17615">
                <text:p>17615</text:p>
              </table:table-cell>
            </table:table-row>
            <table:table-row>
              <table:table-cell office:value-type="string">
                <text:p>244</text:p>
              </table:table-cell>
              <table:table-cell office:value-type="float" office:value="11465">
                <text:p>11465</text:p>
              </table:table-cell>
              <table:table-cell office:value-type="float" office:value="17623">
                <text:p>17623</text:p>
              </table:table-cell>
            </table:table-row>
            <table:table-row>
              <table:table-cell office:value-type="string">
                <text:p>245</text:p>
              </table:table-cell>
              <table:table-cell office:value-type="float" office:value="11667">
                <text:p>11667</text:p>
              </table:table-cell>
              <table:table-cell office:value-type="float" office:value="17833">
                <text:p>17833</text:p>
              </table:table-cell>
            </table:table-row>
            <table:table-row>
              <table:table-cell office:value-type="string">
                <text:p>246</text:p>
              </table:table-cell>
              <table:table-cell office:value-type="float" office:value="11665">
                <text:p>11665</text:p>
              </table:table-cell>
              <table:table-cell office:value-type="float" office:value="18267">
                <text:p>18267</text:p>
              </table:table-cell>
            </table:table-row>
            <table:table-row>
              <table:table-cell office:value-type="string">
                <text:p>247</text:p>
              </table:table-cell>
              <table:table-cell office:value-type="float" office:value="10863">
                <text:p>10863</text:p>
              </table:table-cell>
              <table:table-cell office:value-type="float" office:value="18570">
                <text:p>18570</text:p>
              </table:table-cell>
            </table:table-row>
            <table:table-row>
              <table:table-cell office:value-type="string">
                <text:p>248</text:p>
              </table:table-cell>
              <table:table-cell office:value-type="float" office:value="11762">
                <text:p>11762</text:p>
              </table:table-cell>
              <table:table-cell office:value-type="float" office:value="18472">
                <text:p>18472</text:p>
              </table:table-cell>
            </table:table-row>
            <table:table-row>
              <table:table-cell office:value-type="string">
                <text:p>249</text:p>
              </table:table-cell>
              <table:table-cell office:value-type="float" office:value="11762">
                <text:p>11762</text:p>
              </table:table-cell>
              <table:table-cell office:value-type="float" office:value="18507">
                <text:p>18507</text:p>
              </table:table-cell>
            </table:table-row>
            <table:table-row>
              <table:table-cell office:value-type="string">
                <text:p>250</text:p>
              </table:table-cell>
              <table:table-cell office:value-type="float" office:value="11663">
                <text:p>11663</text:p>
              </table:table-cell>
              <table:table-cell office:value-type="float" office:value="18235">
                <text:p>18235</text:p>
              </table:table-cell>
            </table:table-row>
            <table:table-row>
              <table:table-cell office:value-type="string">
                <text:p>251</text:p>
              </table:table-cell>
              <table:table-cell office:value-type="float" office:value="11763">
                <text:p>11763</text:p>
              </table:table-cell>
              <table:table-cell office:value-type="float" office:value="18163">
                <text:p>18163</text:p>
              </table:table-cell>
            </table:table-row>
            <table:table-row>
              <table:table-cell office:value-type="string">
                <text:p>252</text:p>
              </table:table-cell>
              <table:table-cell office:value-type="float" office:value="11562">
                <text:p>11562</text:p>
              </table:table-cell>
              <table:table-cell office:value-type="float" office:value="18276">
                <text:p>18276</text:p>
              </table:table-cell>
            </table:table-row>
            <table:table-row>
              <table:table-cell office:value-type="string">
                <text:p>253</text:p>
              </table:table-cell>
              <table:table-cell office:value-type="float" office:value="12459">
                <text:p>12459</text:p>
              </table:table-cell>
              <table:table-cell office:value-type="float" office:value="18320">
                <text:p>18320</text:p>
              </table:table-cell>
            </table:table-row>
            <table:table-row>
              <table:table-cell office:value-type="string">
                <text:p>254</text:p>
              </table:table-cell>
              <table:table-cell office:value-type="float" office:value="11858">
                <text:p>11858</text:p>
              </table:table-cell>
              <table:table-cell office:value-type="float" office:value="18591">
                <text:p>18591</text:p>
              </table:table-cell>
            </table:table-row>
            <table:table-row>
              <table:table-cell office:value-type="string">
                <text:p>255</text:p>
              </table:table-cell>
              <table:table-cell office:value-type="float" office:value="11465">
                <text:p>11465</text:p>
              </table:table-cell>
              <table:table-cell office:value-type="float" office:value="18531">
                <text:p>18531</text:p>
              </table:table-cell>
            </table:table-row>
            <table:table-row>
              <table:table-cell office:value-type="string">
                <text:p>256</text:p>
              </table:table-cell>
              <table:table-cell office:value-type="float" office:value="11664">
                <text:p>11664</text:p>
              </table:table-cell>
              <table:table-cell office:value-type="float" office:value="18455">
                <text:p>18455</text:p>
              </table:table-cell>
            </table:table-row>
            <table:table-row>
              <table:table-cell office:value-type="string">
                <text:p>257</text:p>
              </table:table-cell>
              <table:table-cell office:value-type="float" office:value="11858">
                <text:p>11858</text:p>
              </table:table-cell>
              <table:table-cell office:value-type="float" office:value="18408">
                <text:p>18408</text:p>
              </table:table-cell>
            </table:table-row>
            <table:table-row>
              <table:table-cell office:value-type="string">
                <text:p>258</text:p>
              </table:table-cell>
              <table:table-cell office:value-type="float" office:value="11464">
                <text:p>11464</text:p>
              </table:table-cell>
              <table:table-cell office:value-type="float" office:value="18428">
                <text:p>18428</text:p>
              </table:table-cell>
            </table:table-row>
            <table:table-row>
              <table:table-cell office:value-type="string">
                <text:p>259</text:p>
              </table:table-cell>
              <table:table-cell office:value-type="float" office:value="12266">
                <text:p>12266</text:p>
              </table:table-cell>
              <table:table-cell office:value-type="float" office:value="18368">
                <text:p>18368</text:p>
              </table:table-cell>
            </table:table-row>
            <table:table-row>
              <table:table-cell office:value-type="string">
                <text:p>260</text:p>
              </table:table-cell>
              <table:table-cell office:value-type="float" office:value="11660">
                <text:p>11660</text:p>
              </table:table-cell>
              <table:table-cell office:value-type="float" office:value="18489">
                <text:p>18489</text:p>
              </table:table-cell>
            </table:table-row>
            <table:table-row>
              <table:table-cell office:value-type="string">
                <text:p>261</text:p>
              </table:table-cell>
              <table:table-cell office:value-type="float" office:value="12262">
                <text:p>12262</text:p>
              </table:table-cell>
              <table:table-cell office:value-type="float" office:value="18352">
                <text:p>18352</text:p>
              </table:table-cell>
            </table:table-row>
            <table:table-row>
              <table:table-cell office:value-type="string">
                <text:p>262</text:p>
              </table:table-cell>
              <table:table-cell office:value-type="float" office:value="11463">
                <text:p>11463</text:p>
              </table:table-cell>
              <table:table-cell office:value-type="float" office:value="18275">
                <text:p>18275</text:p>
              </table:table-cell>
            </table:table-row>
            <table:table-row>
              <table:table-cell office:value-type="string">
                <text:p>263</text:p>
              </table:table-cell>
              <table:table-cell office:value-type="float" office:value="11561">
                <text:p>11561</text:p>
              </table:table-cell>
              <table:table-cell office:value-type="float" office:value="18000">
                <text:p>18000</text:p>
              </table:table-cell>
            </table:table-row>
            <table:table-row>
              <table:table-cell office:value-type="string">
                <text:p>264</text:p>
              </table:table-cell>
              <table:table-cell office:value-type="float" office:value="10860">
                <text:p>10860</text:p>
              </table:table-cell>
              <table:table-cell office:value-type="float" office:value="18040">
                <text:p>18040</text:p>
              </table:table-cell>
            </table:table-row>
            <table:table-row>
              <table:table-cell office:value-type="string">
                <text:p>265</text:p>
              </table:table-cell>
              <table:table-cell office:value-type="float" office:value="11361">
                <text:p>11361</text:p>
              </table:table-cell>
              <table:table-cell office:value-type="float" office:value="18112">
                <text:p>18112</text:p>
              </table:table-cell>
            </table:table-row>
            <table:table-row>
              <table:table-cell office:value-type="string">
                <text:p>266</text:p>
              </table:table-cell>
              <table:table-cell office:value-type="float" office:value="10759">
                <text:p>10759</text:p>
              </table:table-cell>
              <table:table-cell office:value-type="float" office:value="18246">
                <text:p>18246</text:p>
              </table:table-cell>
            </table:table-row>
            <table:table-row>
              <table:table-cell office:value-type="string">
                <text:p>267</text:p>
              </table:table-cell>
              <table:table-cell office:value-type="float" office:value="11456">
                <text:p>11456</text:p>
              </table:table-cell>
              <table:table-cell office:value-type="float" office:value="17991">
                <text:p>17991</text:p>
              </table:table-cell>
            </table:table-row>
            <table:table-row>
              <table:table-cell office:value-type="string">
                <text:p>268</text:p>
              </table:table-cell>
              <table:table-cell office:value-type="float" office:value="11461">
                <text:p>11461</text:p>
              </table:table-cell>
              <table:table-cell office:value-type="float" office:value="17987">
                <text:p>17987</text:p>
              </table:table-cell>
            </table:table-row>
            <table:table-row>
              <table:table-cell office:value-type="string">
                <text:p>269</text:p>
              </table:table-cell>
              <table:table-cell office:value-type="float" office:value="11563">
                <text:p>11563</text:p>
              </table:table-cell>
              <table:table-cell office:value-type="float" office:value="18045">
                <text:p>18045</text:p>
              </table:table-cell>
            </table:table-row>
            <table:table-row>
              <table:table-cell office:value-type="string">
                <text:p>270</text:p>
              </table:table-cell>
              <table:table-cell office:value-type="float" office:value="12163">
                <text:p>12163</text:p>
              </table:table-cell>
              <table:table-cell office:value-type="float" office:value="18303">
                <text:p>18303</text:p>
              </table:table-cell>
            </table:table-row>
            <table:table-row>
              <table:table-cell office:value-type="string">
                <text:p>271</text:p>
              </table:table-cell>
              <table:table-cell office:value-type="float" office:value="10765">
                <text:p>10765</text:p>
              </table:table-cell>
              <table:table-cell office:value-type="float" office:value="18509">
                <text:p>18509</text:p>
              </table:table-cell>
            </table:table-row>
            <table:table-row>
              <table:table-cell office:value-type="string">
                <text:p>272</text:p>
              </table:table-cell>
              <table:table-cell office:value-type="float" office:value="11263">
                <text:p>11263</text:p>
              </table:table-cell>
              <table:table-cell office:value-type="float" office:value="18317">
                <text:p>18317</text:p>
              </table:table-cell>
            </table:table-row>
            <table:table-row>
              <table:table-cell office:value-type="string">
                <text:p>273</text:p>
              </table:table-cell>
              <table:table-cell office:value-type="float" office:value="11766">
                <text:p>11766</text:p>
              </table:table-cell>
              <table:table-cell office:value-type="float" office:value="18393">
                <text:p>18393</text:p>
              </table:table-cell>
            </table:table-row>
            <table:table-row>
              <table:table-cell office:value-type="string">
                <text:p>274</text:p>
              </table:table-cell>
              <table:table-cell office:value-type="float" office:value="12263">
                <text:p>12263</text:p>
              </table:table-cell>
              <table:table-cell office:value-type="float" office:value="18352">
                <text:p>18352</text:p>
              </table:table-cell>
            </table:table-row>
            <table:table-row>
              <table:table-cell office:value-type="string">
                <text:p>275</text:p>
              </table:table-cell>
              <table:table-cell office:value-type="float" office:value="10864">
                <text:p>10864</text:p>
              </table:table-cell>
              <table:table-cell office:value-type="float" office:value="18543">
                <text:p>18543</text:p>
              </table:table-cell>
            </table:table-row>
            <table:table-row>
              <table:table-cell office:value-type="string">
                <text:p>276</text:p>
              </table:table-cell>
              <table:table-cell office:value-type="float" office:value="11566">
                <text:p>11566</text:p>
              </table:table-cell>
              <table:table-cell office:value-type="float" office:value="18899">
                <text:p>18899</text:p>
              </table:table-cell>
            </table:table-row>
            <table:table-row>
              <table:table-cell office:value-type="string">
                <text:p>277</text:p>
              </table:table-cell>
              <table:table-cell office:value-type="float" office:value="11661">
                <text:p>11661</text:p>
              </table:table-cell>
              <table:table-cell office:value-type="float" office:value="18894">
                <text:p>18894</text:p>
              </table:table-cell>
            </table:table-row>
            <table:table-row>
              <table:table-cell office:value-type="string">
                <text:p>278</text:p>
              </table:table-cell>
              <table:table-cell office:value-type="float" office:value="11464">
                <text:p>11464</text:p>
              </table:table-cell>
              <table:table-cell office:value-type="float" office:value="18584">
                <text:p>18584</text:p>
              </table:table-cell>
            </table:table-row>
            <table:table-row>
              <table:table-cell office:value-type="string">
                <text:p>279</text:p>
              </table:table-cell>
              <table:table-cell office:value-type="float" office:value="11664">
                <text:p>11664</text:p>
              </table:table-cell>
              <table:table-cell office:value-type="float" office:value="18332">
                <text:p>18332</text:p>
              </table:table-cell>
            </table:table-row>
            <table:table-row>
              <table:table-cell office:value-type="string">
                <text:p>280</text:p>
              </table:table-cell>
              <table:table-cell office:value-type="float" office:value="10662">
                <text:p>10662</text:p>
              </table:table-cell>
              <table:table-cell office:value-type="float" office:value="18127">
                <text:p>18127</text:p>
              </table:table-cell>
            </table:table-row>
            <table:table-row>
              <table:table-cell office:value-type="string">
                <text:p>281</text:p>
              </table:table-cell>
              <table:table-cell office:value-type="float" office:value="11562">
                <text:p>11562</text:p>
              </table:table-cell>
              <table:table-cell office:value-type="float" office:value="18071">
                <text:p>18071</text:p>
              </table:table-cell>
            </table:table-row>
            <table:table-row>
              <table:table-cell office:value-type="string">
                <text:p>282</text:p>
              </table:table-cell>
              <table:table-cell office:value-type="float" office:value="11663">
                <text:p>11663</text:p>
              </table:table-cell>
              <table:table-cell office:value-type="float" office:value="18042">
                <text:p>18042</text:p>
              </table:table-cell>
            </table:table-row>
            <table:table-row>
              <table:table-cell office:value-type="string">
                <text:p>283</text:p>
              </table:table-cell>
              <table:table-cell office:value-type="float" office:value="11764">
                <text:p>11764</text:p>
              </table:table-cell>
              <table:table-cell office:value-type="float" office:value="18137">
                <text:p>18137</text:p>
              </table:table-cell>
            </table:table-row>
            <table:table-row>
              <table:table-cell office:value-type="string">
                <text:p>284</text:p>
              </table:table-cell>
              <table:table-cell office:value-type="float" office:value="11462">
                <text:p>11462</text:p>
              </table:table-cell>
              <table:table-cell office:value-type="float" office:value="18114">
                <text:p>18114</text:p>
              </table:table-cell>
            </table:table-row>
            <table:table-row>
              <table:table-cell office:value-type="string">
                <text:p>285</text:p>
              </table:table-cell>
              <table:table-cell office:value-type="float" office:value="10765">
                <text:p>10765</text:p>
              </table:table-cell>
              <table:table-cell office:value-type="float" office:value="18153">
                <text:p>18153</text:p>
              </table:table-cell>
            </table:table-row>
            <table:table-row>
              <table:table-cell office:value-type="string">
                <text:p>286</text:p>
              </table:table-cell>
              <table:table-cell office:value-type="float" office:value="11567">
                <text:p>11567</text:p>
              </table:table-cell>
              <table:table-cell office:value-type="float" office:value="18093">
                <text:p>18093</text:p>
              </table:table-cell>
            </table:table-row>
            <table:table-row>
              <table:table-cell office:value-type="string">
                <text:p>287</text:p>
              </table:table-cell>
              <table:table-cell office:value-type="float" office:value="10660">
                <text:p>10660</text:p>
              </table:table-cell>
              <table:table-cell office:value-type="float" office:value="18326">
                <text:p>18326</text:p>
              </table:table-cell>
            </table:table-row>
            <table:table-row>
              <table:table-cell office:value-type="string">
                <text:p>288</text:p>
              </table:table-cell>
              <table:table-cell office:value-type="float" office:value="10461">
                <text:p>10461</text:p>
              </table:table-cell>
              <table:table-cell office:value-type="float" office:value="18032">
                <text:p>18032</text:p>
              </table:table-cell>
            </table:table-row>
            <table:table-row>
              <table:table-cell office:value-type="string">
                <text:p>289</text:p>
              </table:table-cell>
              <table:table-cell office:value-type="float" office:value="10563">
                <text:p>10563</text:p>
              </table:table-cell>
              <table:table-cell office:value-type="float" office:value="17911">
                <text:p>17911</text:p>
              </table:table-cell>
            </table:table-row>
            <table:table-row>
              <table:table-cell office:value-type="string">
                <text:p>290</text:p>
              </table:table-cell>
              <table:table-cell office:value-type="float" office:value="10865">
                <text:p>10865</text:p>
              </table:table-cell>
              <table:table-cell office:value-type="float" office:value="17938">
                <text:p>17938</text:p>
              </table:table-cell>
            </table:table-row>
            <table:table-row>
              <table:table-cell office:value-type="string">
                <text:p>291</text:p>
              </table:table-cell>
              <table:table-cell office:value-type="float" office:value="11465">
                <text:p>11465</text:p>
              </table:table-cell>
              <table:table-cell office:value-type="float" office:value="17843">
                <text:p>17843</text:p>
              </table:table-cell>
            </table:table-row>
            <table:table-row>
              <table:table-cell office:value-type="string">
                <text:p>292</text:p>
              </table:table-cell>
              <table:table-cell office:value-type="float" office:value="10766">
                <text:p>10766</text:p>
              </table:table-cell>
              <table:table-cell office:value-type="float" office:value="17865">
                <text:p>17865</text:p>
              </table:table-cell>
            </table:table-row>
            <table:table-row>
              <table:table-cell office:value-type="string">
                <text:p>293</text:p>
              </table:table-cell>
              <table:table-cell office:value-type="float" office:value="10663">
                <text:p>10663</text:p>
              </table:table-cell>
              <table:table-cell office:value-type="float" office:value="18117">
                <text:p>18117</text:p>
              </table:table-cell>
            </table:table-row>
            <table:table-row>
              <table:table-cell office:value-type="string">
                <text:p>294</text:p>
              </table:table-cell>
              <table:table-cell office:value-type="float" office:value="10563">
                <text:p>10563</text:p>
              </table:table-cell>
              <table:table-cell office:value-type="float" office:value="18089">
                <text:p>18089</text:p>
              </table:table-cell>
            </table:table-row>
            <table:table-row>
              <table:table-cell office:value-type="string">
                <text:p>295</text:p>
              </table:table-cell>
              <table:table-cell office:value-type="float" office:value="10560">
                <text:p>10560</text:p>
              </table:table-cell>
              <table:table-cell office:value-type="float" office:value="18110">
                <text:p>18110</text:p>
              </table:table-cell>
            </table:table-row>
            <table:table-row>
              <table:table-cell office:value-type="string">
                <text:p>296</text:p>
              </table:table-cell>
              <table:table-cell office:value-type="float" office:value="11465">
                <text:p>11465</text:p>
              </table:table-cell>
              <table:table-cell office:value-type="float" office:value="18253">
                <text:p>18253</text:p>
              </table:table-cell>
            </table:table-row>
            <table:table-row>
              <table:table-cell office:value-type="string">
                <text:p>297</text:p>
              </table:table-cell>
              <table:table-cell office:value-type="float" office:value="12065">
                <text:p>12065</text:p>
              </table:table-cell>
              <table:table-cell office:value-type="float" office:value="18349">
                <text:p>18349</text:p>
              </table:table-cell>
            </table:table-row>
            <table:table-row>
              <table:table-cell office:value-type="string">
                <text:p>298</text:p>
              </table:table-cell>
              <table:table-cell office:value-type="float" office:value="12067">
                <text:p>12067</text:p>
              </table:table-cell>
              <table:table-cell office:value-type="float" office:value="18566">
                <text:p>18566</text:p>
              </table:table-cell>
            </table:table-row>
            <table:table-row>
              <table:table-cell office:value-type="string">
                <text:p>299</text:p>
              </table:table-cell>
              <table:table-cell office:value-type="float" office:value="11663">
                <text:p>11663</text:p>
              </table:table-cell>
              <table:table-cell office:value-type="float" office:value="18391">
                <text:p>18391</text:p>
              </table:table-cell>
            </table:table-row>
            <table:table-row>
              <table:table-cell office:value-type="string">
                <text:p>300</text:p>
              </table:table-cell>
              <table:table-cell office:value-type="float" office:value="11663">
                <text:p>11663</text:p>
              </table:table-cell>
              <table:table-cell office:value-type="float" office:value="18406">
                <text:p>18406</text:p>
              </table:table-cell>
            </table:table-row>
            <table:table-row>
              <table:table-cell office:value-type="string">
                <text:p>301</text:p>
              </table:table-cell>
              <table:table-cell office:value-type="float" office:value="11465">
                <text:p>11465</text:p>
              </table:table-cell>
              <table:table-cell office:value-type="float" office:value="18557">
                <text:p>18557</text:p>
              </table:table-cell>
            </table:table-row>
            <table:table-row>
              <table:table-cell office:value-type="string">
                <text:p>302</text:p>
              </table:table-cell>
              <table:table-cell office:value-type="float" office:value="12465">
                <text:p>12465</text:p>
              </table:table-cell>
              <table:table-cell office:value-type="float" office:value="18584">
                <text:p>18584</text:p>
              </table:table-cell>
            </table:table-row>
            <table:table-row>
              <table:table-cell office:value-type="string">
                <text:p>303</text:p>
              </table:table-cell>
              <table:table-cell office:value-type="float" office:value="12762">
                <text:p>12762</text:p>
              </table:table-cell>
              <table:table-cell office:value-type="float" office:value="18559">
                <text:p>18559</text:p>
              </table:table-cell>
            </table:table-row>
            <table:table-row>
              <table:table-cell office:value-type="string">
                <text:p>304</text:p>
              </table:table-cell>
              <table:table-cell office:value-type="float" office:value="11662">
                <text:p>11662</text:p>
              </table:table-cell>
              <table:table-cell office:value-type="float" office:value="18621">
                <text:p>18621</text:p>
              </table:table-cell>
            </table:table-row>
            <table:table-row>
              <table:table-cell office:value-type="string">
                <text:p>305</text:p>
              </table:table-cell>
              <table:table-cell office:value-type="float" office:value="10666">
                <text:p>10666</text:p>
              </table:table-cell>
              <table:table-cell office:value-type="float" office:value="18606">
                <text:p>18606</text:p>
              </table:table-cell>
            </table:table-row>
            <table:table-row>
              <table:table-cell office:value-type="string">
                <text:p>306</text:p>
              </table:table-cell>
              <table:table-cell office:value-type="float" office:value="11559">
                <text:p>11559</text:p>
              </table:table-cell>
              <table:table-cell office:value-type="float" office:value="18533">
                <text:p>18533</text:p>
              </table:table-cell>
            </table:table-row>
            <table:table-row>
              <table:table-cell office:value-type="string">
                <text:p>307</text:p>
              </table:table-cell>
              <table:table-cell office:value-type="float" office:value="11563">
                <text:p>11563</text:p>
              </table:table-cell>
              <table:table-cell office:value-type="float" office:value="18340">
                <text:p>18340</text:p>
              </table:table-cell>
            </table:table-row>
            <table:table-row>
              <table:table-cell office:value-type="string">
                <text:p>308</text:p>
              </table:table-cell>
              <table:table-cell office:value-type="float" office:value="10460">
                <text:p>10460</text:p>
              </table:table-cell>
              <table:table-cell office:value-type="float" office:value="18101">
                <text:p>18101</text:p>
              </table:table-cell>
            </table:table-row>
            <table:table-row>
              <table:table-cell office:value-type="string">
                <text:p>309</text:p>
              </table:table-cell>
              <table:table-cell office:value-type="float" office:value="11162">
                <text:p>11162</text:p>
              </table:table-cell>
              <table:table-cell office:value-type="float" office:value="18083">
                <text:p>18083</text:p>
              </table:table-cell>
            </table:table-row>
            <table:table-row>
              <table:table-cell office:value-type="string">
                <text:p>310</text:p>
              </table:table-cell>
              <table:table-cell office:value-type="float" office:value="10759">
                <text:p>10759</text:p>
              </table:table-cell>
              <table:table-cell office:value-type="float" office:value="18132">
                <text:p>18132</text:p>
              </table:table-cell>
            </table:table-row>
            <table:table-row>
              <table:table-cell office:value-type="string">
                <text:p>311</text:p>
              </table:table-cell>
              <table:table-cell office:value-type="float" office:value="10563">
                <text:p>10563</text:p>
              </table:table-cell>
              <table:table-cell office:value-type="float" office:value="17998">
                <text:p>17998</text:p>
              </table:table-cell>
            </table:table-row>
            <table:table-row>
              <table:table-cell office:value-type="string">
                <text:p>312</text:p>
              </table:table-cell>
              <table:table-cell office:value-type="float" office:value="11360">
                <text:p>11360</text:p>
              </table:table-cell>
              <table:table-cell office:value-type="float" office:value="17887">
                <text:p>17887</text:p>
              </table:table-cell>
            </table:table-row>
            <table:table-row>
              <table:table-cell office:value-type="string">
                <text:p>313</text:p>
              </table:table-cell>
              <table:table-cell office:value-type="float" office:value="10764">
                <text:p>10764</text:p>
              </table:table-cell>
              <table:table-cell office:value-type="float" office:value="17626">
                <text:p>17626</text:p>
              </table:table-cell>
            </table:table-row>
            <table:table-row>
              <table:table-cell office:value-type="string">
                <text:p>314</text:p>
              </table:table-cell>
              <table:table-cell office:value-type="float" office:value="10766">
                <text:p>10766</text:p>
              </table:table-cell>
              <table:table-cell office:value-type="float" office:value="17637">
                <text:p>17637</text:p>
              </table:table-cell>
            </table:table-row>
            <table:table-row>
              <table:table-cell office:value-type="string">
                <text:p>315</text:p>
              </table:table-cell>
              <table:table-cell office:value-type="float" office:value="11460">
                <text:p>11460</text:p>
              </table:table-cell>
              <table:table-cell office:value-type="float" office:value="17552">
                <text:p>17552</text:p>
              </table:table-cell>
            </table:table-row>
            <table:table-row>
              <table:table-cell office:value-type="string">
                <text:p>316</text:p>
              </table:table-cell>
              <table:table-cell office:value-type="float" office:value="11564">
                <text:p>11564</text:p>
              </table:table-cell>
              <table:table-cell office:value-type="float" office:value="17802">
                <text:p>17802</text:p>
              </table:table-cell>
            </table:table-row>
            <table:table-row>
              <table:table-cell office:value-type="string">
                <text:p>317</text:p>
              </table:table-cell>
              <table:table-cell office:value-type="float" office:value="11363">
                <text:p>11363</text:p>
              </table:table-cell>
              <table:table-cell office:value-type="float" office:value="17787">
                <text:p>17787</text:p>
              </table:table-cell>
            </table:table-row>
            <table:table-row>
              <table:table-cell office:value-type="string">
                <text:p>318</text:p>
              </table:table-cell>
              <table:table-cell office:value-type="float" office:value="10763">
                <text:p>10763</text:p>
              </table:table-cell>
              <table:table-cell office:value-type="float" office:value="17841">
                <text:p>17841</text:p>
              </table:table-cell>
            </table:table-row>
            <table:table-row>
              <table:table-cell office:value-type="string">
                <text:p>319</text:p>
              </table:table-cell>
              <table:table-cell office:value-type="float" office:value="10662">
                <text:p>10662</text:p>
              </table:table-cell>
              <table:table-cell office:value-type="float" office:value="17773">
                <text:p>17773</text:p>
              </table:table-cell>
            </table:table-row>
            <table:table-row>
              <table:table-cell office:value-type="string">
                <text:p>320</text:p>
              </table:table-cell>
              <table:table-cell office:value-type="float" office:value="11665">
                <text:p>11665</text:p>
              </table:table-cell>
              <table:table-cell office:value-type="float" office:value="17886">
                <text:p>17886</text:p>
              </table:table-cell>
            </table:table-row>
            <table:table-row>
              <table:table-cell office:value-type="string">
                <text:p>321</text:p>
              </table:table-cell>
              <table:table-cell office:value-type="float" office:value="10863">
                <text:p>10863</text:p>
              </table:table-cell>
              <table:table-cell office:value-type="float" office:value="18157">
                <text:p>18157</text:p>
              </table:table-cell>
            </table:table-row>
            <table:table-row>
              <table:table-cell office:value-type="string">
                <text:p>322</text:p>
              </table:table-cell>
              <table:table-cell office:value-type="float" office:value="11664">
                <text:p>11664</text:p>
              </table:table-cell>
              <table:table-cell office:value-type="float" office:value="18330">
                <text:p>18330</text:p>
              </table:table-cell>
            </table:table-row>
            <table:table-row>
              <table:table-cell office:value-type="string">
                <text:p>323</text:p>
              </table:table-cell>
              <table:table-cell office:value-type="float" office:value="12262">
                <text:p>12262</text:p>
              </table:table-cell>
              <table:table-cell office:value-type="float" office:value="18271">
                <text:p>18271</text:p>
              </table:table-cell>
            </table:table-row>
            <table:table-row>
              <table:table-cell office:value-type="string">
                <text:p>324</text:p>
              </table:table-cell>
              <table:table-cell office:value-type="float" office:value="11563">
                <text:p>11563</text:p>
              </table:table-cell>
              <table:table-cell office:value-type="float" office:value="18217">
                <text:p>18217</text:p>
              </table:table-cell>
            </table:table-row>
            <table:table-row>
              <table:table-cell office:value-type="string">
                <text:p>325</text:p>
              </table:table-cell>
              <table:table-cell office:value-type="float" office:value="11364">
                <text:p>11364</text:p>
              </table:table-cell>
              <table:table-cell office:value-type="float" office:value="18136">
                <text:p>18136</text:p>
              </table:table-cell>
            </table:table-row>
            <table:table-row>
              <table:table-cell office:value-type="string">
                <text:p>326</text:p>
              </table:table-cell>
              <table:table-cell office:value-type="float" office:value="11461">
                <text:p>11461</text:p>
              </table:table-cell>
              <table:table-cell office:value-type="float" office:value="18178">
                <text:p>18178</text:p>
              </table:table-cell>
            </table:table-row>
            <table:table-row>
              <table:table-cell office:value-type="string">
                <text:p>327</text:p>
              </table:table-cell>
              <table:table-cell office:value-type="float" office:value="11662">
                <text:p>11662</text:p>
              </table:table-cell>
              <table:table-cell office:value-type="float" office:value="17882">
                <text:p>17882</text:p>
              </table:table-cell>
            </table:table-row>
            <table:table-row>
              <table:table-cell office:value-type="string">
                <text:p>328</text:p>
              </table:table-cell>
              <table:table-cell office:value-type="float" office:value="11563">
                <text:p>11563</text:p>
              </table:table-cell>
              <table:table-cell office:value-type="float" office:value="18050">
                <text:p>18050</text:p>
              </table:table-cell>
            </table:table-row>
            <table:table-row>
              <table:table-cell office:value-type="string">
                <text:p>329</text:p>
              </table:table-cell>
              <table:table-cell office:value-type="float" office:value="12063">
                <text:p>12063</text:p>
              </table:table-cell>
              <table:table-cell office:value-type="float" office:value="17994">
                <text:p>17994</text:p>
              </table:table-cell>
            </table:table-row>
            <table:table-row>
              <table:table-cell office:value-type="string">
                <text:p>330</text:p>
              </table:table-cell>
              <table:table-cell office:value-type="float" office:value="12164">
                <text:p>12164</text:p>
              </table:table-cell>
              <table:table-cell office:value-type="float" office:value="18247">
                <text:p>18247</text:p>
              </table:table-cell>
            </table:table-row>
            <table:table-row>
              <table:table-cell office:value-type="string">
                <text:p>331</text:p>
              </table:table-cell>
              <table:table-cell office:value-type="float" office:value="12162">
                <text:p>12162</text:p>
              </table:table-cell>
              <table:table-cell office:value-type="float" office:value="18444">
                <text:p>18444</text:p>
              </table:table-cell>
            </table:table-row>
            <table:table-row>
              <table:table-cell office:value-type="string">
                <text:p>332</text:p>
              </table:table-cell>
              <table:table-cell office:value-type="float" office:value="12164">
                <text:p>12164</text:p>
              </table:table-cell>
              <table:table-cell office:value-type="float" office:value="18475">
                <text:p>18475</text:p>
              </table:table-cell>
            </table:table-row>
            <table:table-row>
              <table:table-cell office:value-type="string">
                <text:p>333</text:p>
              </table:table-cell>
              <table:table-cell office:value-type="float" office:value="11559">
                <text:p>11559</text:p>
              </table:table-cell>
              <table:table-cell office:value-type="float" office:value="18586">
                <text:p>18586</text:p>
              </table:table-cell>
            </table:table-row>
            <table:table-row>
              <table:table-cell office:value-type="string">
                <text:p>334</text:p>
              </table:table-cell>
              <table:table-cell office:value-type="float" office:value="11764">
                <text:p>11764</text:p>
              </table:table-cell>
              <table:table-cell office:value-type="float" office:value="18451">
                <text:p>18451</text:p>
              </table:table-cell>
            </table:table-row>
            <table:table-row>
              <table:table-cell office:value-type="string">
                <text:p>335</text:p>
              </table:table-cell>
              <table:table-cell office:value-type="float" office:value="11361">
                <text:p>11361</text:p>
              </table:table-cell>
              <table:table-cell office:value-type="float" office:value="18499">
                <text:p>18499</text:p>
              </table:table-cell>
            </table:table-row>
            <table:table-row>
              <table:table-cell office:value-type="string">
                <text:p>336</text:p>
              </table:table-cell>
              <table:table-cell office:value-type="float" office:value="11362">
                <text:p>11362</text:p>
              </table:table-cell>
              <table:table-cell office:value-type="float" office:value="18460">
                <text:p>18460</text:p>
              </table:table-cell>
            </table:table-row>
            <table:table-row>
              <table:table-cell office:value-type="string">
                <text:p>337</text:p>
              </table:table-cell>
              <table:table-cell office:value-type="float" office:value="12363">
                <text:p>12363</text:p>
              </table:table-cell>
              <table:table-cell office:value-type="float" office:value="18376">
                <text:p>18376</text:p>
              </table:table-cell>
            </table:table-row>
            <table:table-row>
              <table:table-cell office:value-type="string">
                <text:p>338</text:p>
              </table:table-cell>
              <table:table-cell office:value-type="float" office:value="11563">
                <text:p>11563</text:p>
              </table:table-cell>
              <table:table-cell office:value-type="float" office:value="18414">
                <text:p>18414</text:p>
              </table:table-cell>
            </table:table-row>
            <table:table-row>
              <table:table-cell office:value-type="string">
                <text:p>339</text:p>
              </table:table-cell>
              <table:table-cell office:value-type="float" office:value="12163">
                <text:p>12163</text:p>
              </table:table-cell>
              <table:table-cell office:value-type="float" office:value="18350">
                <text:p>18350</text:p>
              </table:table-cell>
            </table:table-row>
            <table:table-row>
              <table:table-cell office:value-type="string">
                <text:p>340</text:p>
              </table:table-cell>
              <table:table-cell office:value-type="float" office:value="11758">
                <text:p>11758</text:p>
              </table:table-cell>
              <table:table-cell office:value-type="float" office:value="18347">
                <text:p>18347</text:p>
              </table:table-cell>
            </table:table-row>
            <table:table-row>
              <table:table-cell office:value-type="string">
                <text:p>341</text:p>
              </table:table-cell>
              <table:table-cell office:value-type="float" office:value="10661">
                <text:p>10661</text:p>
              </table:table-cell>
              <table:table-cell office:value-type="float" office:value="18172">
                <text:p>18172</text:p>
              </table:table-cell>
            </table:table-row>
            <table:table-row>
              <table:table-cell office:value-type="string">
                <text:p>342</text:p>
              </table:table-cell>
              <table:table-cell office:value-type="float" office:value="10663">
                <text:p>10663</text:p>
              </table:table-cell>
              <table:table-cell office:value-type="float" office:value="18066">
                <text:p>18066</text:p>
              </table:table-cell>
            </table:table-row>
            <table:table-row>
              <table:table-cell office:value-type="string">
                <text:p>343</text:p>
              </table:table-cell>
              <table:table-cell office:value-type="float" office:value="11666">
                <text:p>11666</text:p>
              </table:table-cell>
              <table:table-cell office:value-type="float" office:value="17941">
                <text:p>17941</text:p>
              </table:table-cell>
            </table:table-row>
            <table:table-row>
              <table:table-cell office:value-type="string">
                <text:p>344</text:p>
              </table:table-cell>
              <table:table-cell office:value-type="float" office:value="10865">
                <text:p>10865</text:p>
              </table:table-cell>
              <table:table-cell office:value-type="float" office:value="17762">
                <text:p>17762</text:p>
              </table:table-cell>
            </table:table-row>
            <table:table-row>
              <table:table-cell office:value-type="string">
                <text:p>345</text:p>
              </table:table-cell>
              <table:table-cell office:value-type="float" office:value="11465">
                <text:p>11465</text:p>
              </table:table-cell>
              <table:table-cell office:value-type="float" office:value="17766">
                <text:p>17766</text:p>
              </table:table-cell>
            </table:table-row>
            <table:table-row>
              <table:table-cell office:value-type="string">
                <text:p>346</text:p>
              </table:table-cell>
              <table:table-cell office:value-type="float" office:value="11462">
                <text:p>11462</text:p>
              </table:table-cell>
              <table:table-cell office:value-type="float" office:value="17727">
                <text:p>17727</text:p>
              </table:table-cell>
            </table:table-row>
            <table:table-row>
              <table:table-cell office:value-type="string">
                <text:p>347</text:p>
              </table:table-cell>
              <table:table-cell office:value-type="float" office:value="10661">
                <text:p>10661</text:p>
              </table:table-cell>
              <table:table-cell office:value-type="float" office:value="17809">
                <text:p>17809</text:p>
              </table:table-cell>
            </table:table-row>
            <table:table-row>
              <table:table-cell office:value-type="string">
                <text:p>348</text:p>
              </table:table-cell>
              <table:table-cell office:value-type="float" office:value="10763">
                <text:p>10763</text:p>
              </table:table-cell>
              <table:table-cell office:value-type="float" office:value="17801">
                <text:p>17801</text:p>
              </table:table-cell>
            </table:table-row>
            <table:table-row>
              <table:table-cell office:value-type="string">
                <text:p>349</text:p>
              </table:table-cell>
              <table:table-cell office:value-type="float" office:value="10561">
                <text:p>10561</text:p>
              </table:table-cell>
              <table:table-cell office:value-type="float" office:value="17879">
                <text:p>17879</text:p>
              </table:table-cell>
            </table:table-row>
            <table:table-row>
              <table:table-cell office:value-type="string">
                <text:p>350</text:p>
              </table:table-cell>
              <table:table-cell office:value-type="float" office:value="10363">
                <text:p>10363</text:p>
              </table:table-cell>
              <table:table-cell office:value-type="float" office:value="17833">
                <text:p>17833</text:p>
              </table:table-cell>
            </table:table-row>
            <table:table-row>
              <table:table-cell office:value-type="string">
                <text:p>351</text:p>
              </table:table-cell>
              <table:table-cell office:value-type="float" office:value="10762">
                <text:p>10762</text:p>
              </table:table-cell>
              <table:table-cell office:value-type="float" office:value="17744">
                <text:p>17744</text:p>
              </table:table-cell>
            </table:table-row>
            <table:table-row>
              <table:table-cell office:value-type="string">
                <text:p>352</text:p>
              </table:table-cell>
              <table:table-cell office:value-type="float" office:value="11460">
                <text:p>11460</text:p>
              </table:table-cell>
              <table:table-cell office:value-type="float" office:value="17919">
                <text:p>17919</text:p>
              </table:table-cell>
            </table:table-row>
            <table:table-row>
              <table:table-cell office:value-type="string">
                <text:p>353</text:p>
              </table:table-cell>
              <table:table-cell office:value-type="float" office:value="12061">
                <text:p>12061</text:p>
              </table:table-cell>
              <table:table-cell office:value-type="float" office:value="18011">
                <text:p>18011</text:p>
              </table:table-cell>
            </table:table-row>
            <table:table-row>
              <table:table-cell office:value-type="string">
                <text:p>354</text:p>
              </table:table-cell>
              <table:table-cell office:value-type="float" office:value="11358">
                <text:p>11358</text:p>
              </table:table-cell>
              <table:table-cell office:value-type="float" office:value="18016">
                <text:p>18016</text:p>
              </table:table-cell>
            </table:table-row>
            <table:table-row>
              <table:table-cell office:value-type="string">
                <text:p>355</text:p>
              </table:table-cell>
              <table:table-cell office:value-type="float" office:value="11465">
                <text:p>11465</text:p>
              </table:table-cell>
              <table:table-cell office:value-type="float" office:value="18069">
                <text:p>18069</text:p>
              </table:table-cell>
            </table:table-row>
            <table:table-row>
              <table:table-cell office:value-type="string">
                <text:p>356</text:p>
              </table:table-cell>
              <table:table-cell office:value-type="float" office:value="12157">
                <text:p>12157</text:p>
              </table:table-cell>
              <table:table-cell office:value-type="float" office:value="18178">
                <text:p>18178</text:p>
              </table:table-cell>
            </table:table-row>
            <table:table-row>
              <table:table-cell office:value-type="string">
                <text:p>357</text:p>
              </table:table-cell>
              <table:table-cell office:value-type="float" office:value="10762">
                <text:p>10762</text:p>
              </table:table-cell>
              <table:table-cell office:value-type="float" office:value="18273">
                <text:p>18273</text:p>
              </table:table-cell>
            </table:table-row>
            <table:table-row>
              <table:table-cell office:value-type="string">
                <text:p>358</text:p>
              </table:table-cell>
              <table:table-cell office:value-type="float" office:value="11358">
                <text:p>11358</text:p>
              </table:table-cell>
              <table:table-cell office:value-type="float" office:value="17928">
                <text:p>17928</text:p>
              </table:table-cell>
            </table:table-row>
            <table:table-row>
              <table:table-cell office:value-type="string">
                <text:p>359</text:p>
              </table:table-cell>
              <table:table-cell office:value-type="float" office:value="10762">
                <text:p>10762</text:p>
              </table:table-cell>
              <table:table-cell office:value-type="float" office:value="17573">
                <text:p>17573</text:p>
              </table:table-cell>
            </table:table-row>
            <table:table-row>
              <table:table-cell office:value-type="string">
                <text:p>360</text:p>
              </table:table-cell>
              <table:table-cell office:value-type="float" office:value="11661">
                <text:p>11661</text:p>
              </table:table-cell>
              <table:table-cell office:value-type="float" office:value="17684">
                <text:p>17684</text:p>
              </table:table-cell>
            </table:table-row>
            <table:table-row>
              <table:table-cell office:value-type="string">
                <text:p>361</text:p>
              </table:table-cell>
              <table:table-cell office:value-type="float" office:value="10661">
                <text:p>10661</text:p>
              </table:table-cell>
              <table:table-cell office:value-type="float" office:value="17663">
                <text:p>17663</text:p>
              </table:table-cell>
            </table:table-row>
            <table:table-row>
              <table:table-cell office:value-type="string">
                <text:p>362</text:p>
              </table:table-cell>
              <table:table-cell office:value-type="float" office:value="11363">
                <text:p>11363</text:p>
              </table:table-cell>
              <table:table-cell office:value-type="float" office:value="17718">
                <text:p>17718</text:p>
              </table:table-cell>
            </table:table-row>
            <table:table-row>
              <table:table-cell office:value-type="string">
                <text:p>363</text:p>
              </table:table-cell>
              <table:table-cell office:value-type="float" office:value="10564">
                <text:p>10564</text:p>
              </table:table-cell>
              <table:table-cell office:value-type="float" office:value="17771">
                <text:p>17771</text:p>
              </table:table-cell>
            </table:table-row>
            <table:table-row>
              <table:table-cell office:value-type="string">
                <text:p>364</text:p>
              </table:table-cell>
              <table:table-cell office:value-type="float" office:value="10666">
                <text:p>10666</text:p>
              </table:table-cell>
              <table:table-cell office:value-type="float" office:value="17700">
                <text:p>17700</text:p>
              </table:table-cell>
            </table:table-row>
            <table:table-row>
              <table:table-cell office:value-type="string">
                <text:p>365</text:p>
              </table:table-cell>
              <table:table-cell office:value-type="float" office:value="11263">
                <text:p>11263</text:p>
              </table:table-cell>
              <table:table-cell office:value-type="float" office:value="17480">
                <text:p>17480</text:p>
              </table:table-cell>
            </table:table-row>
            <table:table-row>
              <table:table-cell office:value-type="string">
                <text:p>366</text:p>
              </table:table-cell>
              <table:table-cell office:value-type="float" office:value="10760">
                <text:p>10760</text:p>
              </table:table-cell>
              <table:table-cell office:value-type="float" office:value="17605">
                <text:p>17605</text:p>
              </table:table-cell>
            </table:table-row>
            <table:table-row>
              <table:table-cell office:value-type="string">
                <text:p>367</text:p>
              </table:table-cell>
              <table:table-cell office:value-type="float" office:value="10661">
                <text:p>10661</text:p>
              </table:table-cell>
              <table:table-cell office:value-type="float" office:value="17837">
                <text:p>17837</text:p>
              </table:table-cell>
            </table:table-row>
            <table:table-row>
              <table:table-cell office:value-type="string">
                <text:p>368</text:p>
              </table:table-cell>
              <table:table-cell office:value-type="float" office:value="10462">
                <text:p>10462</text:p>
              </table:table-cell>
              <table:table-cell office:value-type="float" office:value="17898">
                <text:p>17898</text:p>
              </table:table-cell>
            </table:table-row>
            <table:table-row>
              <table:table-cell office:value-type="string">
                <text:p>369</text:p>
              </table:table-cell>
              <table:table-cell office:value-type="float" office:value="10461">
                <text:p>10461</text:p>
              </table:table-cell>
              <table:table-cell office:value-type="float" office:value="18241">
                <text:p>18241</text:p>
              </table:table-cell>
            </table:table-row>
            <table:table-row>
              <table:table-cell office:value-type="string">
                <text:p>370</text:p>
              </table:table-cell>
              <table:table-cell office:value-type="float" office:value="12158">
                <text:p>12158</text:p>
              </table:table-cell>
              <table:table-cell office:value-type="float" office:value="18004">
                <text:p>18004</text:p>
              </table:table-cell>
            </table:table-row>
            <table:table-row>
              <table:table-cell office:value-type="string">
                <text:p>371</text:p>
              </table:table-cell>
              <table:table-cell office:value-type="float" office:value="11460">
                <text:p>11460</text:p>
              </table:table-cell>
              <table:table-cell office:value-type="float" office:value="18144">
                <text:p>18144</text:p>
              </table:table-cell>
            </table:table-row>
            <table:table-row>
              <table:table-cell office:value-type="string">
                <text:p>372</text:p>
              </table:table-cell>
              <table:table-cell office:value-type="float" office:value="12356">
                <text:p>12356</text:p>
              </table:table-cell>
              <table:table-cell office:value-type="float" office:value="18287">
                <text:p>18287</text:p>
              </table:table-cell>
            </table:table-row>
            <table:table-row>
              <table:table-cell office:value-type="string">
                <text:p>373</text:p>
              </table:table-cell>
              <table:table-cell office:value-type="float" office:value="9762">
                <text:p>9762</text:p>
              </table:table-cell>
              <table:table-cell office:value-type="float" office:value="18327">
                <text:p>18327</text:p>
              </table:table-cell>
            </table:table-row>
            <table:table-row>
              <table:table-cell office:value-type="string">
                <text:p>374</text:p>
              </table:table-cell>
              <table:table-cell office:value-type="float" office:value="11561">
                <text:p>11561</text:p>
              </table:table-cell>
              <table:table-cell office:value-type="float" office:value="18270">
                <text:p>18270</text:p>
              </table:table-cell>
            </table:table-row>
            <table:table-row>
              <table:table-cell office:value-type="string">
                <text:p>375</text:p>
              </table:table-cell>
              <table:table-cell office:value-type="float" office:value="10561">
                <text:p>10561</text:p>
              </table:table-cell>
              <table:table-cell office:value-type="float" office:value="18122">
                <text:p>18122</text:p>
              </table:table-cell>
            </table:table-row>
            <table:table-row>
              <table:table-cell office:value-type="string">
                <text:p>376</text:p>
              </table:table-cell>
              <table:table-cell office:value-type="float" office:value="11559">
                <text:p>11559</text:p>
              </table:table-cell>
              <table:table-cell office:value-type="float" office:value="18230">
                <text:p>18230</text:p>
              </table:table-cell>
            </table:table-row>
            <table:table-row>
              <table:table-cell office:value-type="string">
                <text:p>377</text:p>
              </table:table-cell>
              <table:table-cell office:value-type="float" office:value="11459">
                <text:p>11459</text:p>
              </table:table-cell>
              <table:table-cell office:value-type="float" office:value="18247">
                <text:p>18247</text:p>
              </table:table-cell>
            </table:table-row>
            <table:table-row>
              <table:table-cell office:value-type="string">
                <text:p>378</text:p>
              </table:table-cell>
              <table:table-cell office:value-type="float" office:value="11461">
                <text:p>11461</text:p>
              </table:table-cell>
              <table:table-cell office:value-type="float" office:value="18206">
                <text:p>18206</text:p>
              </table:table-cell>
            </table:table-row>
            <table:table-row>
              <table:table-cell office:value-type="string">
                <text:p>379</text:p>
              </table:table-cell>
              <table:table-cell office:value-type="float" office:value="11565">
                <text:p>11565</text:p>
              </table:table-cell>
              <table:table-cell office:value-type="float" office:value="18222">
                <text:p>18222</text:p>
              </table:table-cell>
            </table:table-row>
            <table:table-row>
              <table:table-cell office:value-type="string">
                <text:p>380</text:p>
              </table:table-cell>
              <table:table-cell office:value-type="float" office:value="11563">
                <text:p>11563</text:p>
              </table:table-cell>
              <table:table-cell office:value-type="float" office:value="18401">
                <text:p>18401</text:p>
              </table:table-cell>
            </table:table-row>
            <table:table-row>
              <table:table-cell office:value-type="string">
                <text:p>381</text:p>
              </table:table-cell>
              <table:table-cell office:value-type="float" office:value="10766">
                <text:p>10766</text:p>
              </table:table-cell>
              <table:table-cell office:value-type="float" office:value="18362">
                <text:p>18362</text:p>
              </table:table-cell>
            </table:table-row>
            <table:table-row>
              <table:table-cell office:value-type="string">
                <text:p>382</text:p>
              </table:table-cell>
              <table:table-cell office:value-type="float" office:value="12460">
                <text:p>12460</text:p>
              </table:table-cell>
              <table:table-cell office:value-type="float" office:value="18367">
                <text:p>18367</text:p>
              </table:table-cell>
            </table:table-row>
            <table:table-row>
              <table:table-cell office:value-type="string">
                <text:p>383</text:p>
              </table:table-cell>
              <table:table-cell office:value-type="float" office:value="12262">
                <text:p>12262</text:p>
              </table:table-cell>
              <table:table-cell office:value-type="float" office:value="18445">
                <text:p>18445</text:p>
              </table:table-cell>
            </table:table-row>
            <table:table-row>
              <table:table-cell office:value-type="string">
                <text:p>384</text:p>
              </table:table-cell>
              <table:table-cell office:value-type="float" office:value="12362">
                <text:p>12362</text:p>
              </table:table-cell>
              <table:table-cell office:value-type="float" office:value="18503">
                <text:p>18503</text:p>
              </table:table-cell>
            </table:table-row>
            <table:table-row>
              <table:table-cell office:value-type="string">
                <text:p>385</text:p>
              </table:table-cell>
              <table:table-cell office:value-type="float" office:value="11465">
                <text:p>11465</text:p>
              </table:table-cell>
              <table:table-cell office:value-type="float" office:value="18380">
                <text:p>18380</text:p>
              </table:table-cell>
            </table:table-row>
            <table:table-row>
              <table:table-cell office:value-type="string">
                <text:p>386</text:p>
              </table:table-cell>
              <table:table-cell office:value-type="float" office:value="12164">
                <text:p>12164</text:p>
              </table:table-cell>
              <table:table-cell office:value-type="float" office:value="18549">
                <text:p>18549</text:p>
              </table:table-cell>
            </table:table-row>
            <table:table-row>
              <table:table-cell office:value-type="string">
                <text:p>387</text:p>
              </table:table-cell>
              <table:table-cell office:value-type="float" office:value="11464">
                <text:p>11464</text:p>
              </table:table-cell>
              <table:table-cell office:value-type="float" office:value="18591">
                <text:p>18591</text:p>
              </table:table-cell>
            </table:table-row>
            <table:table-row>
              <table:table-cell office:value-type="string">
                <text:p>388</text:p>
              </table:table-cell>
              <table:table-cell office:value-type="float" office:value="11465">
                <text:p>11465</text:p>
              </table:table-cell>
              <table:table-cell office:value-type="float" office:value="18436">
                <text:p>18436</text:p>
              </table:table-cell>
            </table:table-row>
            <table:table-row>
              <table:table-cell office:value-type="string">
                <text:p>389</text:p>
              </table:table-cell>
              <table:table-cell office:value-type="float" office:value="11661">
                <text:p>11661</text:p>
              </table:table-cell>
              <table:table-cell office:value-type="float" office:value="18312">
                <text:p>18312</text:p>
              </table:table-cell>
            </table:table-row>
            <table:table-row>
              <table:table-cell office:value-type="string">
                <text:p>390</text:p>
              </table:table-cell>
              <table:table-cell office:value-type="float" office:value="11564">
                <text:p>11564</text:p>
              </table:table-cell>
              <table:table-cell office:value-type="float" office:value="18569">
                <text:p>18569</text:p>
              </table:table-cell>
            </table:table-row>
            <table:table-row>
              <table:table-cell office:value-type="string">
                <text:p>391</text:p>
              </table:table-cell>
              <table:table-cell office:value-type="float" office:value="11663">
                <text:p>11663</text:p>
              </table:table-cell>
              <table:table-cell office:value-type="float" office:value="18523">
                <text:p>18523</text:p>
              </table:table-cell>
            </table:table-row>
            <table:table-row>
              <table:table-cell office:value-type="string">
                <text:p>392</text:p>
              </table:table-cell>
              <table:table-cell office:value-type="float" office:value="11665">
                <text:p>11665</text:p>
              </table:table-cell>
              <table:table-cell office:value-type="float" office:value="18594">
                <text:p>18594</text:p>
              </table:table-cell>
            </table:table-row>
            <table:table-row>
              <table:table-cell office:value-type="string">
                <text:p>393</text:p>
              </table:table-cell>
              <table:table-cell office:value-type="float" office:value="11564">
                <text:p>11564</text:p>
              </table:table-cell>
              <table:table-cell office:value-type="float" office:value="18511">
                <text:p>18511</text:p>
              </table:table-cell>
            </table:table-row>
            <table:table-row>
              <table:table-cell office:value-type="string">
                <text:p>394</text:p>
              </table:table-cell>
              <table:table-cell office:value-type="float" office:value="11663">
                <text:p>11663</text:p>
              </table:table-cell>
              <table:table-cell office:value-type="float" office:value="18525">
                <text:p>18525</text:p>
              </table:table-cell>
            </table:table-row>
            <table:table-row>
              <table:table-cell office:value-type="string">
                <text:p>395</text:p>
              </table:table-cell>
              <table:table-cell office:value-type="float" office:value="11561">
                <text:p>11561</text:p>
              </table:table-cell>
              <table:table-cell office:value-type="float" office:value="18637">
                <text:p>18637</text:p>
              </table:table-cell>
            </table:table-row>
            <table:table-row>
              <table:table-cell office:value-type="string">
                <text:p>396</text:p>
              </table:table-cell>
              <table:table-cell office:value-type="float" office:value="11869">
                <text:p>11869</text:p>
              </table:table-cell>
              <table:table-cell office:value-type="float" office:value="18713">
                <text:p>18713</text:p>
              </table:table-cell>
            </table:table-row>
            <table:table-row>
              <table:table-cell office:value-type="string">
                <text:p>397</text:p>
              </table:table-cell>
              <table:table-cell office:value-type="float" office:value="11763">
                <text:p>11763</text:p>
              </table:table-cell>
              <table:table-cell office:value-type="float" office:value="18718">
                <text:p>18718</text:p>
              </table:table-cell>
            </table:table-row>
            <table:table-row>
              <table:table-cell office:value-type="string">
                <text:p>398</text:p>
              </table:table-cell>
              <table:table-cell office:value-type="float" office:value="10865">
                <text:p>10865</text:p>
              </table:table-cell>
              <table:table-cell office:value-type="float" office:value="18464">
                <text:p>18464</text:p>
              </table:table-cell>
            </table:table-row>
            <table:table-row>
              <table:table-cell office:value-type="string">
                <text:p>399</text:p>
              </table:table-cell>
              <table:table-cell office:value-type="float" office:value="11566">
                <text:p>11566</text:p>
              </table:table-cell>
              <table:table-cell office:value-type="float" office:value="18293">
                <text:p>18293</text:p>
              </table:table-cell>
            </table:table-row>
            <table:table-row>
              <table:table-cell office:value-type="string">
                <text:p>400</text:p>
              </table:table-cell>
              <table:table-cell office:value-type="float" office:value="11665">
                <text:p>11665</text:p>
              </table:table-cell>
              <table:table-cell office:value-type="float" office:value="18447">
                <text:p>18447</text:p>
              </table:table-cell>
            </table:table-row>
            <table:table-row>
              <table:table-cell office:value-type="string">
                <text:p>401</text:p>
              </table:table-cell>
              <table:table-cell office:value-type="float" office:value="10564">
                <text:p>10564</text:p>
              </table:table-cell>
              <table:table-cell office:value-type="float" office:value="18559">
                <text:p>18559</text:p>
              </table:table-cell>
            </table:table-row>
            <table:table-row>
              <table:table-cell office:value-type="string">
                <text:p>402</text:p>
              </table:table-cell>
              <table:table-cell office:value-type="float" office:value="11564">
                <text:p>11564</text:p>
              </table:table-cell>
              <table:table-cell office:value-type="float" office:value="18511">
                <text:p>18511</text:p>
              </table:table-cell>
            </table:table-row>
            <table:table-row>
              <table:table-cell office:value-type="string">
                <text:p>403</text:p>
              </table:table-cell>
              <table:table-cell office:value-type="float" office:value="11463">
                <text:p>11463</text:p>
              </table:table-cell>
              <table:table-cell office:value-type="float" office:value="18404">
                <text:p>18404</text:p>
              </table:table-cell>
            </table:table-row>
            <table:table-row>
              <table:table-cell office:value-type="string">
                <text:p>404</text:p>
              </table:table-cell>
              <table:table-cell office:value-type="float" office:value="11664">
                <text:p>11664</text:p>
              </table:table-cell>
              <table:table-cell office:value-type="float" office:value="18474">
                <text:p>18474</text:p>
              </table:table-cell>
            </table:table-row>
            <table:table-row>
              <table:table-cell office:value-type="string">
                <text:p>405</text:p>
              </table:table-cell>
              <table:table-cell office:value-type="float" office:value="12062">
                <text:p>12062</text:p>
              </table:table-cell>
              <table:table-cell office:value-type="float" office:value="18525">
                <text:p>18525</text:p>
              </table:table-cell>
            </table:table-row>
            <table:table-row>
              <table:table-cell office:value-type="string">
                <text:p>406</text:p>
              </table:table-cell>
              <table:table-cell office:value-type="float" office:value="10661">
                <text:p>10661</text:p>
              </table:table-cell>
              <table:table-cell office:value-type="float" office:value="18573">
                <text:p>18573</text:p>
              </table:table-cell>
            </table:table-row>
            <table:table-row>
              <table:table-cell office:value-type="string">
                <text:p>407</text:p>
              </table:table-cell>
              <table:table-cell office:value-type="float" office:value="10662">
                <text:p>10662</text:p>
              </table:table-cell>
              <table:table-cell office:value-type="float" office:value="18699">
                <text:p>18699</text:p>
              </table:table-cell>
            </table:table-row>
            <table:table-row>
              <table:table-cell office:value-type="string">
                <text:p>408</text:p>
              </table:table-cell>
              <table:table-cell office:value-type="float" office:value="11763">
                <text:p>11763</text:p>
              </table:table-cell>
              <table:table-cell office:value-type="float" office:value="18789">
                <text:p>18789</text:p>
              </table:table-cell>
            </table:table-row>
            <table:table-row>
              <table:table-cell office:value-type="string">
                <text:p>409</text:p>
              </table:table-cell>
              <table:table-cell office:value-type="float" office:value="12264">
                <text:p>12264</text:p>
              </table:table-cell>
              <table:table-cell office:value-type="float" office:value="18379">
                <text:p>18379</text:p>
              </table:table-cell>
            </table:table-row>
            <table:table-row>
              <table:table-cell office:value-type="string">
                <text:p>410</text:p>
              </table:table-cell>
              <table:table-cell office:value-type="float" office:value="11660">
                <text:p>11660</text:p>
              </table:table-cell>
              <table:table-cell office:value-type="float" office:value="18205">
                <text:p>18205</text:p>
              </table:table-cell>
            </table:table-row>
            <table:table-row>
              <table:table-cell office:value-type="string">
                <text:p>411</text:p>
              </table:table-cell>
              <table:table-cell office:value-type="float" office:value="10564">
                <text:p>10564</text:p>
              </table:table-cell>
              <table:table-cell office:value-type="float" office:value="17992">
                <text:p>17992</text:p>
              </table:table-cell>
            </table:table-row>
            <table:table-row>
              <table:table-cell office:value-type="string">
                <text:p>412</text:p>
              </table:table-cell>
              <table:table-cell office:value-type="float" office:value="10564">
                <text:p>10564</text:p>
              </table:table-cell>
              <table:table-cell office:value-type="float" office:value="17767">
                <text:p>17767</text:p>
              </table:table-cell>
            </table:table-row>
            <table:table-row>
              <table:table-cell office:value-type="string">
                <text:p>413</text:p>
              </table:table-cell>
              <table:table-cell office:value-type="float" office:value="10566">
                <text:p>10566</text:p>
              </table:table-cell>
              <table:table-cell office:value-type="float" office:value="17441">
                <text:p>17441</text:p>
              </table:table-cell>
            </table:table-row>
            <table:table-row>
              <table:table-cell office:value-type="string">
                <text:p>414</text:p>
              </table:table-cell>
              <table:table-cell office:value-type="float" office:value="11461">
                <text:p>11461</text:p>
              </table:table-cell>
              <table:table-cell office:value-type="float" office:value="17488">
                <text:p>17488</text:p>
              </table:table-cell>
            </table:table-row>
            <table:table-row>
              <table:table-cell office:value-type="string">
                <text:p>415</text:p>
              </table:table-cell>
              <table:table-cell office:value-type="float" office:value="10764">
                <text:p>10764</text:p>
              </table:table-cell>
              <table:table-cell office:value-type="float" office:value="17615">
                <text:p>17615</text:p>
              </table:table-cell>
            </table:table-row>
            <table:table-row>
              <table:table-cell office:value-type="string">
                <text:p>416</text:p>
              </table:table-cell>
              <table:table-cell office:value-type="float" office:value="11462">
                <text:p>11462</text:p>
              </table:table-cell>
              <table:table-cell office:value-type="float" office:value="18016">
                <text:p>18016</text:p>
              </table:table-cell>
            </table:table-row>
            <table:table-row>
              <table:table-cell office:value-type="string">
                <text:p>417</text:p>
              </table:table-cell>
              <table:table-cell office:value-type="float" office:value="12064">
                <text:p>12064</text:p>
              </table:table-cell>
              <table:table-cell office:value-type="float" office:value="18369">
                <text:p>18369</text:p>
              </table:table-cell>
            </table:table-row>
            <table:table-row>
              <table:table-cell office:value-type="string">
                <text:p>418</text:p>
              </table:table-cell>
              <table:table-cell office:value-type="float" office:value="12459">
                <text:p>12459</text:p>
              </table:table-cell>
              <table:table-cell office:value-type="float" office:value="18420">
                <text:p>18420</text:p>
              </table:table-cell>
            </table:table-row>
            <table:table-row>
              <table:table-cell office:value-type="string">
                <text:p>419</text:p>
              </table:table-cell>
              <table:table-cell office:value-type="float" office:value="11369">
                <text:p>11369</text:p>
              </table:table-cell>
              <table:table-cell office:value-type="float" office:value="18896">
                <text:p>18896</text:p>
              </table:table-cell>
            </table:table-row>
            <table:table-row>
              <table:table-cell office:value-type="string">
                <text:p>420</text:p>
              </table:table-cell>
              <table:table-cell office:value-type="float" office:value="11763">
                <text:p>11763</text:p>
              </table:table-cell>
              <table:table-cell office:value-type="float" office:value="18761">
                <text:p>18761</text:p>
              </table:table-cell>
            </table:table-row>
            <table:table-row>
              <table:table-cell office:value-type="string">
                <text:p>421</text:p>
              </table:table-cell>
              <table:table-cell office:value-type="float" office:value="11562">
                <text:p>11562</text:p>
              </table:table-cell>
              <table:table-cell office:value-type="float" office:value="18627">
                <text:p>18627</text:p>
              </table:table-cell>
            </table:table-row>
            <table:table-row>
              <table:table-cell office:value-type="string">
                <text:p>422</text:p>
              </table:table-cell>
              <table:table-cell office:value-type="float" office:value="10867">
                <text:p>10867</text:p>
              </table:table-cell>
              <table:table-cell office:value-type="float" office:value="18653">
                <text:p>18653</text:p>
              </table:table-cell>
            </table:table-row>
            <table:table-row>
              <table:table-cell office:value-type="string">
                <text:p>423</text:p>
              </table:table-cell>
              <table:table-cell office:value-type="float" office:value="11562">
                <text:p>11562</text:p>
              </table:table-cell>
              <table:table-cell office:value-type="float" office:value="18444">
                <text:p>18444</text:p>
              </table:table-cell>
            </table:table-row>
            <table:table-row>
              <table:table-cell office:value-type="string">
                <text:p>424</text:p>
              </table:table-cell>
              <table:table-cell office:value-type="float" office:value="11662">
                <text:p>11662</text:p>
              </table:table-cell>
              <table:table-cell office:value-type="float" office:value="18136">
                <text:p>18136</text:p>
              </table:table-cell>
            </table:table-row>
            <table:table-row>
              <table:table-cell office:value-type="string">
                <text:p>425</text:p>
              </table:table-cell>
              <table:table-cell office:value-type="float" office:value="10562">
                <text:p>10562</text:p>
              </table:table-cell>
              <table:table-cell office:value-type="float" office:value="17921">
                <text:p>17921</text:p>
              </table:table-cell>
            </table:table-row>
            <table:table-row>
              <table:table-cell office:value-type="string">
                <text:p>426</text:p>
              </table:table-cell>
              <table:table-cell office:value-type="float" office:value="10963">
                <text:p>10963</text:p>
              </table:table-cell>
              <table:table-cell office:value-type="float" office:value="17890">
                <text:p>17890</text:p>
              </table:table-cell>
            </table:table-row>
            <table:table-row>
              <table:table-cell office:value-type="string">
                <text:p>427</text:p>
              </table:table-cell>
              <table:table-cell office:value-type="float" office:value="11462">
                <text:p>11462</text:p>
              </table:table-cell>
              <table:table-cell office:value-type="float" office:value="17651">
                <text:p>17651</text:p>
              </table:table-cell>
            </table:table-row>
            <table:table-row>
              <table:table-cell office:value-type="string">
                <text:p>428</text:p>
              </table:table-cell>
              <table:table-cell office:value-type="float" office:value="11261">
                <text:p>11261</text:p>
              </table:table-cell>
              <table:table-cell office:value-type="float" office:value="17945">
                <text:p>17945</text:p>
              </table:table-cell>
            </table:table-row>
            <table:table-row>
              <table:table-cell office:value-type="string">
                <text:p>429</text:p>
              </table:table-cell>
              <table:table-cell office:value-type="float" office:value="11565">
                <text:p>11565</text:p>
              </table:table-cell>
              <table:table-cell office:value-type="float" office:value="17897">
                <text:p>17897</text:p>
              </table:table-cell>
            </table:table-row>
            <table:table-row>
              <table:table-cell office:value-type="string">
                <text:p>430</text:p>
              </table:table-cell>
              <table:table-cell office:value-type="float" office:value="11564">
                <text:p>11564</text:p>
              </table:table-cell>
              <table:table-cell office:value-type="float" office:value="17917">
                <text:p>17917</text:p>
              </table:table-cell>
            </table:table-row>
            <table:table-row>
              <table:table-cell office:value-type="string">
                <text:p>431</text:p>
              </table:table-cell>
              <table:table-cell office:value-type="float" office:value="11264">
                <text:p>11264</text:p>
              </table:table-cell>
              <table:table-cell office:value-type="float" office:value="18047">
                <text:p>18047</text:p>
              </table:table-cell>
            </table:table-row>
            <table:table-row>
              <table:table-cell office:value-type="string">
                <text:p>432</text:p>
              </table:table-cell>
              <table:table-cell office:value-type="float" office:value="10862">
                <text:p>10862</text:p>
              </table:table-cell>
              <table:table-cell office:value-type="float" office:value="18210">
                <text:p>18210</text:p>
              </table:table-cell>
            </table:table-row>
            <table:table-row>
              <table:table-cell office:value-type="string">
                <text:p>433</text:p>
              </table:table-cell>
              <table:table-cell office:value-type="float" office:value="10963">
                <text:p>10963</text:p>
              </table:table-cell>
              <table:table-cell office:value-type="float" office:value="18051">
                <text:p>18051</text:p>
              </table:table-cell>
            </table:table-row>
            <table:table-row>
              <table:table-cell office:value-type="string">
                <text:p>434</text:p>
              </table:table-cell>
              <table:table-cell office:value-type="float" office:value="10660">
                <text:p>10660</text:p>
              </table:table-cell>
              <table:table-cell office:value-type="float" office:value="18117">
                <text:p>18117</text:p>
              </table:table-cell>
            </table:table-row>
            <table:table-row>
              <table:table-cell office:value-type="string">
                <text:p>435</text:p>
              </table:table-cell>
              <table:table-cell office:value-type="float" office:value="11461">
                <text:p>11461</text:p>
              </table:table-cell>
              <table:table-cell office:value-type="float" office:value="18100">
                <text:p>18100</text:p>
              </table:table-cell>
            </table:table-row>
            <table:table-row>
              <table:table-cell office:value-type="string">
                <text:p>436</text:p>
              </table:table-cell>
              <table:table-cell office:value-type="float" office:value="10760">
                <text:p>10760</text:p>
              </table:table-cell>
              <table:table-cell office:value-type="float" office:value="18126">
                <text:p>18126</text:p>
              </table:table-cell>
            </table:table-row>
            <table:table-row>
              <table:table-cell office:value-type="string">
                <text:p>437</text:p>
              </table:table-cell>
              <table:table-cell office:value-type="float" office:value="10764">
                <text:p>10764</text:p>
              </table:table-cell>
              <table:table-cell office:value-type="float" office:value="17872">
                <text:p>17872</text:p>
              </table:table-cell>
            </table:table-row>
            <table:table-row>
              <table:table-cell office:value-type="string">
                <text:p>438</text:p>
              </table:table-cell>
              <table:table-cell office:value-type="float" office:value="10460">
                <text:p>10460</text:p>
              </table:table-cell>
              <table:table-cell office:value-type="float" office:value="17786">
                <text:p>17786</text:p>
              </table:table-cell>
            </table:table-row>
            <table:table-row>
              <table:table-cell office:value-type="string">
                <text:p>439</text:p>
              </table:table-cell>
              <table:table-cell office:value-type="float" office:value="11563">
                <text:p>11563</text:p>
              </table:table-cell>
              <table:table-cell office:value-type="float" office:value="17969">
                <text:p>17969</text:p>
              </table:table-cell>
            </table:table-row>
            <table:table-row>
              <table:table-cell office:value-type="string">
                <text:p>440</text:p>
              </table:table-cell>
              <table:table-cell office:value-type="float" office:value="10762">
                <text:p>10762</text:p>
              </table:table-cell>
              <table:table-cell office:value-type="float" office:value="18252">
                <text:p>18252</text:p>
              </table:table-cell>
            </table:table-row>
            <table:table-row>
              <table:table-cell office:value-type="string">
                <text:p>441</text:p>
              </table:table-cell>
              <table:table-cell office:value-type="float" office:value="12170">
                <text:p>12170</text:p>
              </table:table-cell>
              <table:table-cell office:value-type="float" office:value="18488">
                <text:p>18488</text:p>
              </table:table-cell>
            </table:table-row>
            <table:table-row>
              <table:table-cell office:value-type="string">
                <text:p>442</text:p>
              </table:table-cell>
              <table:table-cell office:value-type="float" office:value="10563">
                <text:p>10563</text:p>
              </table:table-cell>
              <table:table-cell office:value-type="float" office:value="18500">
                <text:p>18500</text:p>
              </table:table-cell>
            </table:table-row>
            <table:table-row>
              <table:table-cell office:value-type="string">
                <text:p>443</text:p>
              </table:table-cell>
              <table:table-cell office:value-type="float" office:value="11561">
                <text:p>11561</text:p>
              </table:table-cell>
              <table:table-cell office:value-type="float" office:value="18686">
                <text:p>18686</text:p>
              </table:table-cell>
            </table:table-row>
            <table:table-row>
              <table:table-cell office:value-type="string">
                <text:p>444</text:p>
              </table:table-cell>
              <table:table-cell office:value-type="float" office:value="12262">
                <text:p>12262</text:p>
              </table:table-cell>
              <table:table-cell office:value-type="float" office:value="18514">
                <text:p>18514</text:p>
              </table:table-cell>
            </table:table-row>
            <table:table-row>
              <table:table-cell office:value-type="string">
                <text:p>445</text:p>
              </table:table-cell>
              <table:table-cell office:value-type="float" office:value="12365">
                <text:p>12365</text:p>
              </table:table-cell>
              <table:table-cell office:value-type="float" office:value="18395">
                <text:p>18395</text:p>
              </table:table-cell>
            </table:table-row>
            <table:table-row>
              <table:table-cell office:value-type="string">
                <text:p>446</text:p>
              </table:table-cell>
              <table:table-cell office:value-type="float" office:value="11967">
                <text:p>11967</text:p>
              </table:table-cell>
              <table:table-cell office:value-type="float" office:value="18634">
                <text:p>18634</text:p>
              </table:table-cell>
            </table:table-row>
            <table:table-row>
              <table:table-cell office:value-type="string">
                <text:p>447</text:p>
              </table:table-cell>
              <table:table-cell office:value-type="float" office:value="11565">
                <text:p>11565</text:p>
              </table:table-cell>
              <table:table-cell office:value-type="float" office:value="18690">
                <text:p>18690</text:p>
              </table:table-cell>
            </table:table-row>
            <table:table-row>
              <table:table-cell office:value-type="string">
                <text:p>448</text:p>
              </table:table-cell>
              <table:table-cell office:value-type="float" office:value="12160">
                <text:p>12160</text:p>
              </table:table-cell>
              <table:table-cell office:value-type="float" office:value="18650">
                <text:p>18650</text:p>
              </table:table-cell>
            </table:table-row>
            <table:table-row>
              <table:table-cell office:value-type="string">
                <text:p>449</text:p>
              </table:table-cell>
              <table:table-cell office:value-type="float" office:value="11764">
                <text:p>11764</text:p>
              </table:table-cell>
              <table:table-cell office:value-type="float" office:value="18580">
                <text:p>18580</text:p>
              </table:table-cell>
            </table:table-row>
            <table:table-row>
              <table:table-cell office:value-type="string">
                <text:p>450</text:p>
              </table:table-cell>
              <table:table-cell office:value-type="float" office:value="11564">
                <text:p>11564</text:p>
              </table:table-cell>
              <table:table-cell office:value-type="float" office:value="18439">
                <text:p>18439</text:p>
              </table:table-cell>
            </table:table-row>
            <table:table-row>
              <table:table-cell office:value-type="string">
                <text:p>451</text:p>
              </table:table-cell>
              <table:table-cell office:value-type="float" office:value="11563">
                <text:p>11563</text:p>
              </table:table-cell>
              <table:table-cell office:value-type="float" office:value="18377">
                <text:p>18377</text:p>
              </table:table-cell>
            </table:table-row>
            <table:table-row>
              <table:table-cell office:value-type="string">
                <text:p>452</text:p>
              </table:table-cell>
              <table:table-cell office:value-type="float" office:value="11463">
                <text:p>11463</text:p>
              </table:table-cell>
              <table:table-cell office:value-type="float" office:value="18277">
                <text:p>18277</text:p>
              </table:table-cell>
            </table:table-row>
            <table:table-row>
              <table:table-cell office:value-type="string">
                <text:p>453</text:p>
              </table:table-cell>
              <table:table-cell office:value-type="float" office:value="11463">
                <text:p>11463</text:p>
              </table:table-cell>
              <table:table-cell office:value-type="float" office:value="18170">
                <text:p>18170</text:p>
              </table:table-cell>
            </table:table-row>
            <table:table-row>
              <table:table-cell office:value-type="string">
                <text:p>454</text:p>
              </table:table-cell>
              <table:table-cell office:value-type="float" office:value="11561">
                <text:p>11561</text:p>
              </table:table-cell>
              <table:table-cell office:value-type="float" office:value="18070">
                <text:p>18070</text:p>
              </table:table-cell>
            </table:table-row>
            <table:table-row>
              <table:table-cell office:value-type="string">
                <text:p>455</text:p>
              </table:table-cell>
              <table:table-cell office:value-type="float" office:value="11663">
                <text:p>11663</text:p>
              </table:table-cell>
              <table:table-cell office:value-type="float" office:value="18184">
                <text:p>18184</text:p>
              </table:table-cell>
            </table:table-row>
            <table:table-row>
              <table:table-cell office:value-type="string">
                <text:p>456</text:p>
              </table:table-cell>
              <table:table-cell office:value-type="float" office:value="12263">
                <text:p>12263</text:p>
              </table:table-cell>
              <table:table-cell office:value-type="float" office:value="18426">
                <text:p>18426</text:p>
              </table:table-cell>
            </table:table-row>
            <table:table-row>
              <table:table-cell office:value-type="string">
                <text:p>457</text:p>
              </table:table-cell>
              <table:table-cell office:value-type="float" office:value="11765">
                <text:p>11765</text:p>
              </table:table-cell>
              <table:table-cell office:value-type="float" office:value="18467">
                <text:p>18467</text:p>
              </table:table-cell>
            </table:table-row>
            <table:table-row>
              <table:table-cell office:value-type="string">
                <text:p>458</text:p>
              </table:table-cell>
              <table:table-cell office:value-type="float" office:value="11466">
                <text:p>11466</text:p>
              </table:table-cell>
              <table:table-cell office:value-type="float" office:value="18524">
                <text:p>18524</text:p>
              </table:table-cell>
            </table:table-row>
            <table:table-row>
              <table:table-cell office:value-type="string">
                <text:p>459</text:p>
              </table:table-cell>
              <table:table-cell office:value-type="float" office:value="12262">
                <text:p>12262</text:p>
              </table:table-cell>
              <table:table-cell office:value-type="float" office:value="18340">
                <text:p>18340</text:p>
              </table:table-cell>
            </table:table-row>
            <table:table-row>
              <table:table-cell office:value-type="string">
                <text:p>460</text:p>
              </table:table-cell>
              <table:table-cell office:value-type="float" office:value="11361">
                <text:p>11361</text:p>
              </table:table-cell>
              <table:table-cell office:value-type="float" office:value="18421">
                <text:p>18421</text:p>
              </table:table-cell>
            </table:table-row>
            <table:table-row>
              <table:table-cell office:value-type="string">
                <text:p>461</text:p>
              </table:table-cell>
              <table:table-cell office:value-type="float" office:value="12267">
                <text:p>12267</text:p>
              </table:table-cell>
              <table:table-cell office:value-type="float" office:value="18530">
                <text:p>18530</text:p>
              </table:table-cell>
            </table:table-row>
            <table:table-row>
              <table:table-cell office:value-type="string">
                <text:p>462</text:p>
              </table:table-cell>
              <table:table-cell office:value-type="float" office:value="11565">
                <text:p>11565</text:p>
              </table:table-cell>
              <table:table-cell office:value-type="float" office:value="18569">
                <text:p>18569</text:p>
              </table:table-cell>
            </table:table-row>
            <table:table-row>
              <table:table-cell office:value-type="string">
                <text:p>463</text:p>
              </table:table-cell>
              <table:table-cell office:value-type="float" office:value="12165">
                <text:p>12165</text:p>
              </table:table-cell>
              <table:table-cell office:value-type="float" office:value="18549">
                <text:p>18549</text:p>
              </table:table-cell>
            </table:table-row>
            <table:table-row>
              <table:table-cell office:value-type="string">
                <text:p>464</text:p>
              </table:table-cell>
              <table:table-cell office:value-type="float" office:value="11864">
                <text:p>11864</text:p>
              </table:table-cell>
              <table:table-cell office:value-type="float" office:value="18521">
                <text:p>18521</text:p>
              </table:table-cell>
            </table:table-row>
            <table:table-row>
              <table:table-cell office:value-type="string">
                <text:p>465</text:p>
              </table:table-cell>
              <table:table-cell office:value-type="float" office:value="11566">
                <text:p>11566</text:p>
              </table:table-cell>
              <table:table-cell office:value-type="float" office:value="18477">
                <text:p>18477</text:p>
              </table:table-cell>
            </table:table-row>
            <table:table-row>
              <table:table-cell office:value-type="string">
                <text:p>466</text:p>
              </table:table-cell>
              <table:table-cell office:value-type="float" office:value="11366">
                <text:p>11366</text:p>
              </table:table-cell>
              <table:table-cell office:value-type="float" office:value="18433">
                <text:p>18433</text:p>
              </table:table-cell>
            </table:table-row>
            <table:table-row>
              <table:table-cell office:value-type="string">
                <text:p>467</text:p>
              </table:table-cell>
              <table:table-cell office:value-type="float" office:value="10664">
                <text:p>10664</text:p>
              </table:table-cell>
              <table:table-cell office:value-type="float" office:value="18232">
                <text:p>18232</text:p>
              </table:table-cell>
            </table:table-row>
            <table:table-row>
              <table:table-cell office:value-type="string">
                <text:p>468</text:p>
              </table:table-cell>
              <table:table-cell office:value-type="float" office:value="11662">
                <text:p>11662</text:p>
              </table:table-cell>
              <table:table-cell office:value-type="float" office:value="18500">
                <text:p>18500</text:p>
              </table:table-cell>
            </table:table-row>
            <table:table-row>
              <table:table-cell office:value-type="string">
                <text:p>469</text:p>
              </table:table-cell>
              <table:table-cell office:value-type="float" office:value="10869">
                <text:p>10869</text:p>
              </table:table-cell>
              <table:table-cell office:value-type="float" office:value="18281">
                <text:p>18281</text:p>
              </table:table-cell>
            </table:table-row>
            <table:table-row>
              <table:table-cell office:value-type="string">
                <text:p>470</text:p>
              </table:table-cell>
              <table:table-cell office:value-type="float" office:value="10463">
                <text:p>10463</text:p>
              </table:table-cell>
              <table:table-cell office:value-type="float" office:value="18255">
                <text:p>18255</text:p>
              </table:table-cell>
            </table:table-row>
            <table:table-row>
              <table:table-cell office:value-type="string">
                <text:p>471</text:p>
              </table:table-cell>
              <table:table-cell office:value-type="float" office:value="11467">
                <text:p>11467</text:p>
              </table:table-cell>
              <table:table-cell office:value-type="float" office:value="18137">
                <text:p>18137</text:p>
              </table:table-cell>
            </table:table-row>
            <table:table-row>
              <table:table-cell office:value-type="string">
                <text:p>472</text:p>
              </table:table-cell>
              <table:table-cell office:value-type="float" office:value="11466">
                <text:p>11466</text:p>
              </table:table-cell>
              <table:table-cell office:value-type="float" office:value="18122">
                <text:p>18122</text:p>
              </table:table-cell>
            </table:table-row>
            <table:table-row>
              <table:table-cell office:value-type="string">
                <text:p>473</text:p>
              </table:table-cell>
              <table:table-cell office:value-type="float" office:value="11463">
                <text:p>11463</text:p>
              </table:table-cell>
              <table:table-cell office:value-type="float" office:value="18212">
                <text:p>18212</text:p>
              </table:table-cell>
            </table:table-row>
            <table:table-row>
              <table:table-cell office:value-type="string">
                <text:p>474</text:p>
              </table:table-cell>
              <table:table-cell office:value-type="float" office:value="11862">
                <text:p>11862</text:p>
              </table:table-cell>
              <table:table-cell office:value-type="float" office:value="18080">
                <text:p>18080</text:p>
              </table:table-cell>
            </table:table-row>
            <table:table-row>
              <table:table-cell office:value-type="string">
                <text:p>475</text:p>
              </table:table-cell>
              <table:table-cell office:value-type="float" office:value="11663">
                <text:p>11663</text:p>
              </table:table-cell>
              <table:table-cell office:value-type="float" office:value="18216">
                <text:p>18216</text:p>
              </table:table-cell>
            </table:table-row>
            <table:table-row>
              <table:table-cell office:value-type="string">
                <text:p>476</text:p>
              </table:table-cell>
              <table:table-cell office:value-type="float" office:value="11563">
                <text:p>11563</text:p>
              </table:table-cell>
              <table:table-cell office:value-type="float" office:value="18188">
                <text:p>18188</text:p>
              </table:table-cell>
            </table:table-row>
            <table:table-row>
              <table:table-cell office:value-type="string">
                <text:p>477</text:p>
              </table:table-cell>
              <table:table-cell office:value-type="float" office:value="11560">
                <text:p>11560</text:p>
              </table:table-cell>
              <table:table-cell office:value-type="float" office:value="18103">
                <text:p>18103</text:p>
              </table:table-cell>
            </table:table-row>
            <table:table-row>
              <table:table-cell office:value-type="string">
                <text:p>478</text:p>
              </table:table-cell>
              <table:table-cell office:value-type="float" office:value="10764">
                <text:p>10764</text:p>
              </table:table-cell>
              <table:table-cell office:value-type="float" office:value="18059">
                <text:p>18059</text:p>
              </table:table-cell>
            </table:table-row>
            <table:table-row>
              <table:table-cell office:value-type="string">
                <text:p>479</text:p>
              </table:table-cell>
              <table:table-cell office:value-type="float" office:value="11265">
                <text:p>11265</text:p>
              </table:table-cell>
              <table:table-cell office:value-type="float" office:value="18018">
                <text:p>18018</text:p>
              </table:table-cell>
            </table:table-row>
            <table:table-row>
              <table:table-cell office:value-type="string">
                <text:p>480</text:p>
              </table:table-cell>
              <table:table-cell office:value-type="float" office:value="11363">
                <text:p>11363</text:p>
              </table:table-cell>
              <table:table-cell office:value-type="float" office:value="17827">
                <text:p>17827</text:p>
              </table:table-cell>
            </table:table-row>
            <table:table-row>
              <table:table-cell office:value-type="string">
                <text:p>481</text:p>
              </table:table-cell>
              <table:table-cell office:value-type="float" office:value="10965">
                <text:p>10965</text:p>
              </table:table-cell>
              <table:table-cell office:value-type="float" office:value="17802">
                <text:p>17802</text:p>
              </table:table-cell>
            </table:table-row>
            <table:table-row>
              <table:table-cell office:value-type="string">
                <text:p>482</text:p>
              </table:table-cell>
              <table:table-cell office:value-type="float" office:value="11666">
                <text:p>11666</text:p>
              </table:table-cell>
              <table:table-cell office:value-type="float" office:value="17619">
                <text:p>17619</text:p>
              </table:table-cell>
            </table:table-row>
            <table:table-row>
              <table:table-cell office:value-type="string">
                <text:p>483</text:p>
              </table:table-cell>
              <table:table-cell office:value-type="float" office:value="10966">
                <text:p>10966</text:p>
              </table:table-cell>
              <table:table-cell office:value-type="float" office:value="17634">
                <text:p>17634</text:p>
              </table:table-cell>
            </table:table-row>
            <table:table-row>
              <table:table-cell office:value-type="string">
                <text:p>484</text:p>
              </table:table-cell>
              <table:table-cell office:value-type="float" office:value="11266">
                <text:p>11266</text:p>
              </table:table-cell>
              <table:table-cell office:value-type="float" office:value="17957">
                <text:p>17957</text:p>
              </table:table-cell>
            </table:table-row>
            <table:table-row>
              <table:table-cell office:value-type="string">
                <text:p>485</text:p>
              </table:table-cell>
              <table:table-cell office:value-type="float" office:value="10669">
                <text:p>10669</text:p>
              </table:table-cell>
              <table:table-cell office:value-type="float" office:value="17890">
                <text:p>17890</text:p>
              </table:table-cell>
            </table:table-row>
            <table:table-row>
              <table:table-cell office:value-type="string">
                <text:p>486</text:p>
              </table:table-cell>
              <table:table-cell office:value-type="float" office:value="10763">
                <text:p>10763</text:p>
              </table:table-cell>
              <table:table-cell office:value-type="float" office:value="17676">
                <text:p>17676</text:p>
              </table:table-cell>
            </table:table-row>
            <table:table-row>
              <table:table-cell office:value-type="string">
                <text:p>487</text:p>
              </table:table-cell>
              <table:table-cell office:value-type="float" office:value="10765">
                <text:p>10765</text:p>
              </table:table-cell>
              <table:table-cell office:value-type="float" office:value="17678">
                <text:p>17678</text:p>
              </table:table-cell>
            </table:table-row>
            <table:table-row>
              <table:table-cell office:value-type="string">
                <text:p>488</text:p>
              </table:table-cell>
              <table:table-cell office:value-type="float" office:value="10763">
                <text:p>10763</text:p>
              </table:table-cell>
              <table:table-cell office:value-type="float" office:value="17673">
                <text:p>17673</text:p>
              </table:table-cell>
            </table:table-row>
            <table:table-row>
              <table:table-cell office:value-type="string">
                <text:p>489</text:p>
              </table:table-cell>
              <table:table-cell office:value-type="float" office:value="10459">
                <text:p>10459</text:p>
              </table:table-cell>
              <table:table-cell office:value-type="float" office:value="17831">
                <text:p>17831</text:p>
              </table:table-cell>
            </table:table-row>
            <table:table-row>
              <table:table-cell office:value-type="string">
                <text:p>490</text:p>
              </table:table-cell>
              <table:table-cell office:value-type="float" office:value="10766">
                <text:p>10766</text:p>
              </table:table-cell>
              <table:table-cell office:value-type="float" office:value="17551">
                <text:p>17551</text:p>
              </table:table-cell>
            </table:table-row>
            <table:table-row>
              <table:table-cell office:value-type="string">
                <text:p>491</text:p>
              </table:table-cell>
              <table:table-cell office:value-type="float" office:value="9766">
                <text:p>9766</text:p>
              </table:table-cell>
              <table:table-cell office:value-type="float" office:value="17582">
                <text:p>17582</text:p>
              </table:table-cell>
            </table:table-row>
            <table:table-row>
              <table:table-cell office:value-type="string">
                <text:p>492</text:p>
              </table:table-cell>
              <table:table-cell office:value-type="float" office:value="11365">
                <text:p>11365</text:p>
              </table:table-cell>
              <table:table-cell office:value-type="float" office:value="17564">
                <text:p>17564</text:p>
              </table:table-cell>
            </table:table-row>
            <table:table-row>
              <table:table-cell office:value-type="string">
                <text:p>493</text:p>
              </table:table-cell>
              <table:table-cell office:value-type="float" office:value="11366">
                <text:p>11366</text:p>
              </table:table-cell>
              <table:table-cell office:value-type="float" office:value="17648">
                <text:p>17648</text:p>
              </table:table-cell>
            </table:table-row>
            <table:table-row>
              <table:table-cell office:value-type="string">
                <text:p>494</text:p>
              </table:table-cell>
              <table:table-cell office:value-type="float" office:value="10864">
                <text:p>10864</text:p>
              </table:table-cell>
              <table:table-cell office:value-type="float" office:value="17897">
                <text:p>17897</text:p>
              </table:table-cell>
            </table:table-row>
            <table:table-row>
              <table:table-cell office:value-type="string">
                <text:p>495</text:p>
              </table:table-cell>
              <table:table-cell office:value-type="float" office:value="10464">
                <text:p>10464</text:p>
              </table:table-cell>
              <table:table-cell office:value-type="float" office:value="18054">
                <text:p>18054</text:p>
              </table:table-cell>
            </table:table-row>
            <table:table-row>
              <table:table-cell office:value-type="string">
                <text:p>496</text:p>
              </table:table-cell>
              <table:table-cell office:value-type="float" office:value="11665">
                <text:p>11665</text:p>
              </table:table-cell>
              <table:table-cell office:value-type="float" office:value="18059">
                <text:p>18059</text:p>
              </table:table-cell>
            </table:table-row>
            <table:table-row>
              <table:table-cell office:value-type="string">
                <text:p>497</text:p>
              </table:table-cell>
              <table:table-cell office:value-type="float" office:value="11363">
                <text:p>11363</text:p>
              </table:table-cell>
              <table:table-cell office:value-type="float" office:value="18253">
                <text:p>18253</text:p>
              </table:table-cell>
            </table:table-row>
            <table:table-row>
              <table:table-cell office:value-type="string">
                <text:p>498</text:p>
              </table:table-cell>
              <table:table-cell office:value-type="float" office:value="11465">
                <text:p>11465</text:p>
              </table:table-cell>
              <table:table-cell office:value-type="float" office:value="18404">
                <text:p>18404</text:p>
              </table:table-cell>
            </table:table-row>
            <table:table-row>
              <table:table-cell office:value-type="string">
                <text:p>499</text:p>
              </table:table-cell>
              <table:table-cell office:value-type="float" office:value="11767">
                <text:p>11767</text:p>
              </table:table-cell>
              <table:table-cell office:value-type="float" office:value="18406">
                <text:p>18406</text:p>
              </table:table-cell>
            </table:table-row>
            <table:table-row>
              <table:table-cell office:value-type="string">
                <text:p>500</text:p>
              </table:table-cell>
              <table:table-cell office:value-type="float" office:value="12366">
                <text:p>12366</text:p>
              </table:table-cell>
              <table:table-cell office:value-type="float" office:value="18606">
                <text:p>18606</text:p>
              </table:table-cell>
            </table:table-row>
            <table:table-row>
              <table:table-cell office:value-type="string">
                <text:p>501</text:p>
              </table:table-cell>
              <table:table-cell office:value-type="float" office:value="11465">
                <text:p>11465</text:p>
              </table:table-cell>
              <table:table-cell office:value-type="float" office:value="18404">
                <text:p>1840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Windows_X86_64 LibreOffice_project/1ec314fa52f458adc18c4f025c545a4e8b22c15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4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4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99cm" svg:height="6.69cm" xlink:href="." xlink:type="simple" chart:class="chart:line" chart:style-name="ch1">
        <chart:title svg:x="2.958cm" svg:y="0.269cm" chart:style-name="ch2">
          <text:p>A / Merit / Inversion</text:p>
        </chart:title>
        <chart:plot-area chart:style-name="ch3" chart:data-source-has-labels="both" svg:x="0.199cm" svg:y="1.181cm" svg:width="9.601cm" svg:height="5.376cm">
          <chartooo:coordinate-region svg:x="1.376cm" svg:y="1.302cm" svg:width="8.424cm" svg:height="4.253cm"/>
          <chart:axis chart:dimension="x" chart:name="primary-x" chart:style-name="ch4" chartooo:axis-type="text">
            <chart:categories table:cell-range-address="local-table.$A$2:.$A$502"/>
          </chart:axis>
          <chart:axis chart:dimension="y" chart:name="primary-y" chart:style-name="ch4">
            <chart:grid chart:style-name="ch5" chart:class="major"/>
          </chart:axis>
          <chart:series chart:style-name="ch6" chart:values-cell-range-address="local-table.$B$2:.$B$502" chart:label-cell-address="local-table.$B$1" chart:class="chart:line">
            <chart:data-point chart:repeated="501"/>
          </chart:series>
          <chart:series chart:style-name="ch7" chart:values-cell-range-address="local-table.$C$2:.$C$502" chart:label-cell-address="local-table.$C$1" chart:class="chart:line">
            <chart:data-point chart:repeated="50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est</text:p>
              </table:table-cell>
              <table:table-cell office:value-type="string">
                <text:p>mo</text:p>
              </table:table-cell>
            </table:table-row>
          </table:table-header-rows>
          <table:table-rows>
            <table:table-row>
              <table:table-cell office:value-type="string">
                <text:p>1</text:p>
              </table:table-cell>
              <table:table-cell office:value-type="float" office:value="46762">
                <text:p>46762</text:p>
              </table:table-cell>
              <table:table-cell office:value-type="float" office:value="57891">
                <text:p>57891</text:p>
              </table:table-cell>
            </table:table-row>
            <table:table-row>
              <table:table-cell office:value-type="string">
                <text:p>2</text:p>
              </table:table-cell>
              <table:table-cell office:value-type="float" office:value="43666">
                <text:p>43666</text:p>
              </table:table-cell>
              <table:table-cell office:value-type="float" office:value="54139">
                <text:p>54139</text:p>
              </table:table-cell>
            </table:table-row>
            <table:table-row>
              <table:table-cell office:value-type="string">
                <text:p>3</text:p>
              </table:table-cell>
              <table:table-cell office:value-type="float" office:value="41763">
                <text:p>41763</text:p>
              </table:table-cell>
              <table:table-cell office:value-type="float" office:value="51207">
                <text:p>51207</text:p>
              </table:table-cell>
            </table:table-row>
            <table:table-row>
              <table:table-cell office:value-type="string">
                <text:p>4</text:p>
              </table:table-cell>
              <table:table-cell office:value-type="float" office:value="40063">
                <text:p>40063</text:p>
              </table:table-cell>
              <table:table-cell office:value-type="float" office:value="48868">
                <text:p>48868</text:p>
              </table:table-cell>
            </table:table-row>
            <table:table-row>
              <table:table-cell office:value-type="string">
                <text:p>5</text:p>
              </table:table-cell>
              <table:table-cell office:value-type="float" office:value="37763">
                <text:p>37763</text:p>
              </table:table-cell>
              <table:table-cell office:value-type="float" office:value="46898">
                <text:p>46898</text:p>
              </table:table-cell>
            </table:table-row>
            <table:table-row>
              <table:table-cell office:value-type="string">
                <text:p>6</text:p>
              </table:table-cell>
              <table:table-cell office:value-type="float" office:value="36466">
                <text:p>36466</text:p>
              </table:table-cell>
              <table:table-cell office:value-type="float" office:value="44659">
                <text:p>44659</text:p>
              </table:table-cell>
            </table:table-row>
            <table:table-row>
              <table:table-cell office:value-type="string">
                <text:p>7</text:p>
              </table:table-cell>
              <table:table-cell office:value-type="float" office:value="35463">
                <text:p>35463</text:p>
              </table:table-cell>
              <table:table-cell office:value-type="float" office:value="41960">
                <text:p>41960</text:p>
              </table:table-cell>
            </table:table-row>
            <table:table-row>
              <table:table-cell office:value-type="string">
                <text:p>8</text:p>
              </table:table-cell>
              <table:table-cell office:value-type="float" office:value="32863">
                <text:p>32863</text:p>
              </table:table-cell>
              <table:table-cell office:value-type="float" office:value="40285">
                <text:p>40285</text:p>
              </table:table-cell>
            </table:table-row>
            <table:table-row>
              <table:table-cell office:value-type="string">
                <text:p>9</text:p>
              </table:table-cell>
              <table:table-cell office:value-type="float" office:value="30463">
                <text:p>30463</text:p>
              </table:table-cell>
              <table:table-cell office:value-type="float" office:value="38926">
                <text:p>38926</text:p>
              </table:table-cell>
            </table:table-row>
            <table:table-row>
              <table:table-cell office:value-type="string">
                <text:p>10</text:p>
              </table:table-cell>
              <table:table-cell office:value-type="float" office:value="30963">
                <text:p>30963</text:p>
              </table:table-cell>
              <table:table-cell office:value-type="float" office:value="37389">
                <text:p>37389</text:p>
              </table:table-cell>
            </table:table-row>
            <table:table-row>
              <table:table-cell office:value-type="string">
                <text:p>11</text:p>
              </table:table-cell>
              <table:table-cell office:value-type="float" office:value="29164">
                <text:p>29164</text:p>
              </table:table-cell>
              <table:table-cell office:value-type="float" office:value="35889">
                <text:p>35889</text:p>
              </table:table-cell>
            </table:table-row>
            <table:table-row>
              <table:table-cell office:value-type="string">
                <text:p>12</text:p>
              </table:table-cell>
              <table:table-cell office:value-type="float" office:value="28661">
                <text:p>28661</text:p>
              </table:table-cell>
              <table:table-cell office:value-type="float" office:value="34569">
                <text:p>34569</text:p>
              </table:table-cell>
            </table:table-row>
            <table:table-row>
              <table:table-cell office:value-type="string">
                <text:p>13</text:p>
              </table:table-cell>
              <table:table-cell office:value-type="float" office:value="28262">
                <text:p>28262</text:p>
              </table:table-cell>
              <table:table-cell office:value-type="float" office:value="33849">
                <text:p>33849</text:p>
              </table:table-cell>
            </table:table-row>
            <table:table-row>
              <table:table-cell office:value-type="string">
                <text:p>14</text:p>
              </table:table-cell>
              <table:table-cell office:value-type="float" office:value="27667">
                <text:p>27667</text:p>
              </table:table-cell>
              <table:table-cell office:value-type="float" office:value="33244">
                <text:p>33244</text:p>
              </table:table-cell>
            </table:table-row>
            <table:table-row>
              <table:table-cell office:value-type="string">
                <text:p>15</text:p>
              </table:table-cell>
              <table:table-cell office:value-type="float" office:value="27457">
                <text:p>27457</text:p>
              </table:table-cell>
              <table:table-cell office:value-type="float" office:value="32763">
                <text:p>32763</text:p>
              </table:table-cell>
            </table:table-row>
            <table:table-row>
              <table:table-cell office:value-type="string">
                <text:p>16</text:p>
              </table:table-cell>
              <table:table-cell office:value-type="float" office:value="25270">
                <text:p>25270</text:p>
              </table:table-cell>
              <table:table-cell office:value-type="float" office:value="32188">
                <text:p>32188</text:p>
              </table:table-cell>
            </table:table-row>
            <table:table-row>
              <table:table-cell office:value-type="string">
                <text:p>17</text:p>
              </table:table-cell>
              <table:table-cell office:value-type="float" office:value="25570">
                <text:p>25570</text:p>
              </table:table-cell>
              <table:table-cell office:value-type="float" office:value="31475">
                <text:p>31475</text:p>
              </table:table-cell>
            </table:table-row>
            <table:table-row>
              <table:table-cell office:value-type="string">
                <text:p>18</text:p>
              </table:table-cell>
              <table:table-cell office:value-type="float" office:value="24463">
                <text:p>24463</text:p>
              </table:table-cell>
              <table:table-cell office:value-type="float" office:value="30901">
                <text:p>30901</text:p>
              </table:table-cell>
            </table:table-row>
            <table:table-row>
              <table:table-cell office:value-type="string">
                <text:p>19</text:p>
              </table:table-cell>
              <table:table-cell office:value-type="float" office:value="24562">
                <text:p>24562</text:p>
              </table:table-cell>
              <table:table-cell office:value-type="float" office:value="30285">
                <text:p>30285</text:p>
              </table:table-cell>
            </table:table-row>
            <table:table-row>
              <table:table-cell office:value-type="string">
                <text:p>20</text:p>
              </table:table-cell>
              <table:table-cell office:value-type="float" office:value="24067">
                <text:p>24067</text:p>
              </table:table-cell>
              <table:table-cell office:value-type="float" office:value="30054">
                <text:p>30054</text:p>
              </table:table-cell>
            </table:table-row>
            <table:table-row>
              <table:table-cell office:value-type="string">
                <text:p>21</text:p>
              </table:table-cell>
              <table:table-cell office:value-type="float" office:value="24564">
                <text:p>24564</text:p>
              </table:table-cell>
              <table:table-cell office:value-type="float" office:value="29888">
                <text:p>29888</text:p>
              </table:table-cell>
            </table:table-row>
            <table:table-row>
              <table:table-cell office:value-type="string">
                <text:p>22</text:p>
              </table:table-cell>
              <table:table-cell office:value-type="float" office:value="23364">
                <text:p>23364</text:p>
              </table:table-cell>
              <table:table-cell office:value-type="float" office:value="29655">
                <text:p>29655</text:p>
              </table:table-cell>
            </table:table-row>
            <table:table-row>
              <table:table-cell office:value-type="string">
                <text:p>23</text:p>
              </table:table-cell>
              <table:table-cell office:value-type="float" office:value="22363">
                <text:p>22363</text:p>
              </table:table-cell>
              <table:table-cell office:value-type="float" office:value="29581">
                <text:p>29581</text:p>
              </table:table-cell>
            </table:table-row>
            <table:table-row>
              <table:table-cell office:value-type="string">
                <text:p>24</text:p>
              </table:table-cell>
              <table:table-cell office:value-type="float" office:value="23266">
                <text:p>23266</text:p>
              </table:table-cell>
              <table:table-cell office:value-type="float" office:value="28888">
                <text:p>28888</text:p>
              </table:table-cell>
            </table:table-row>
            <table:table-row>
              <table:table-cell office:value-type="string">
                <text:p>25</text:p>
              </table:table-cell>
              <table:table-cell office:value-type="float" office:value="22264">
                <text:p>22264</text:p>
              </table:table-cell>
              <table:table-cell office:value-type="float" office:value="28719">
                <text:p>28719</text:p>
              </table:table-cell>
            </table:table-row>
            <table:table-row>
              <table:table-cell office:value-type="string">
                <text:p>26</text:p>
              </table:table-cell>
              <table:table-cell office:value-type="float" office:value="22364">
                <text:p>22364</text:p>
              </table:table-cell>
              <table:table-cell office:value-type="float" office:value="28349">
                <text:p>28349</text:p>
              </table:table-cell>
            </table:table-row>
            <table:table-row>
              <table:table-cell office:value-type="string">
                <text:p>27</text:p>
              </table:table-cell>
              <table:table-cell office:value-type="float" office:value="22263">
                <text:p>22263</text:p>
              </table:table-cell>
              <table:table-cell office:value-type="float" office:value="27925">
                <text:p>27925</text:p>
              </table:table-cell>
            </table:table-row>
            <table:table-row>
              <table:table-cell office:value-type="string">
                <text:p>28</text:p>
              </table:table-cell>
              <table:table-cell office:value-type="float" office:value="22364">
                <text:p>22364</text:p>
              </table:table-cell>
              <table:table-cell office:value-type="float" office:value="27532">
                <text:p>27532</text:p>
              </table:table-cell>
            </table:table-row>
            <table:table-row>
              <table:table-cell office:value-type="string">
                <text:p>29</text:p>
              </table:table-cell>
              <table:table-cell office:value-type="float" office:value="22364">
                <text:p>22364</text:p>
              </table:table-cell>
              <table:table-cell office:value-type="float" office:value="27442">
                <text:p>27442</text:p>
              </table:table-cell>
            </table:table-row>
            <table:table-row>
              <table:table-cell office:value-type="string">
                <text:p>30</text:p>
              </table:table-cell>
              <table:table-cell office:value-type="float" office:value="21565">
                <text:p>21565</text:p>
              </table:table-cell>
              <table:table-cell office:value-type="float" office:value="27475">
                <text:p>27475</text:p>
              </table:table-cell>
            </table:table-row>
            <table:table-row>
              <table:table-cell office:value-type="string">
                <text:p>31</text:p>
              </table:table-cell>
              <table:table-cell office:value-type="float" office:value="21466">
                <text:p>21466</text:p>
              </table:table-cell>
              <table:table-cell office:value-type="float" office:value="27136">
                <text:p>27136</text:p>
              </table:table-cell>
            </table:table-row>
            <table:table-row>
              <table:table-cell office:value-type="string">
                <text:p>32</text:p>
              </table:table-cell>
              <table:table-cell office:value-type="float" office:value="20568">
                <text:p>20568</text:p>
              </table:table-cell>
              <table:table-cell office:value-type="float" office:value="26898">
                <text:p>26898</text:p>
              </table:table-cell>
            </table:table-row>
            <table:table-row>
              <table:table-cell office:value-type="string">
                <text:p>33</text:p>
              </table:table-cell>
              <table:table-cell office:value-type="float" office:value="19766">
                <text:p>19766</text:p>
              </table:table-cell>
              <table:table-cell office:value-type="float" office:value="26537">
                <text:p>26537</text:p>
              </table:table-cell>
            </table:table-row>
            <table:table-row>
              <table:table-cell office:value-type="string">
                <text:p>34</text:p>
              </table:table-cell>
              <table:table-cell office:value-type="float" office:value="20664">
                <text:p>20664</text:p>
              </table:table-cell>
              <table:table-cell office:value-type="float" office:value="26529">
                <text:p>26529</text:p>
              </table:table-cell>
            </table:table-row>
            <table:table-row>
              <table:table-cell office:value-type="string">
                <text:p>35</text:p>
              </table:table-cell>
              <table:table-cell office:value-type="float" office:value="20764">
                <text:p>20764</text:p>
              </table:table-cell>
              <table:table-cell office:value-type="float" office:value="26242">
                <text:p>26242</text:p>
              </table:table-cell>
            </table:table-row>
            <table:table-row>
              <table:table-cell office:value-type="string">
                <text:p>36</text:p>
              </table:table-cell>
              <table:table-cell office:value-type="float" office:value="19767">
                <text:p>19767</text:p>
              </table:table-cell>
              <table:table-cell office:value-type="float" office:value="26195">
                <text:p>26195</text:p>
              </table:table-cell>
            </table:table-row>
            <table:table-row>
              <table:table-cell office:value-type="string">
                <text:p>37</text:p>
              </table:table-cell>
              <table:table-cell office:value-type="float" office:value="20366">
                <text:p>20366</text:p>
              </table:table-cell>
              <table:table-cell office:value-type="float" office:value="25899">
                <text:p>25899</text:p>
              </table:table-cell>
            </table:table-row>
            <table:table-row>
              <table:table-cell office:value-type="string">
                <text:p>38</text:p>
              </table:table-cell>
              <table:table-cell office:value-type="float" office:value="19667">
                <text:p>19667</text:p>
              </table:table-cell>
              <table:table-cell office:value-type="float" office:value="25555">
                <text:p>25555</text:p>
              </table:table-cell>
            </table:table-row>
            <table:table-row>
              <table:table-cell office:value-type="string">
                <text:p>39</text:p>
              </table:table-cell>
              <table:table-cell office:value-type="float" office:value="19666">
                <text:p>19666</text:p>
              </table:table-cell>
              <table:table-cell office:value-type="float" office:value="25371">
                <text:p>25371</text:p>
              </table:table-cell>
            </table:table-row>
            <table:table-row>
              <table:table-cell office:value-type="string">
                <text:p>40</text:p>
              </table:table-cell>
              <table:table-cell office:value-type="float" office:value="19764">
                <text:p>19764</text:p>
              </table:table-cell>
              <table:table-cell office:value-type="float" office:value="25185">
                <text:p>25185</text:p>
              </table:table-cell>
            </table:table-row>
            <table:table-row>
              <table:table-cell office:value-type="string">
                <text:p>41</text:p>
              </table:table-cell>
              <table:table-cell office:value-type="float" office:value="19567">
                <text:p>19567</text:p>
              </table:table-cell>
              <table:table-cell office:value-type="float" office:value="25155">
                <text:p>25155</text:p>
              </table:table-cell>
            </table:table-row>
            <table:table-row>
              <table:table-cell office:value-type="string">
                <text:p>42</text:p>
              </table:table-cell>
              <table:table-cell office:value-type="float" office:value="19665">
                <text:p>19665</text:p>
              </table:table-cell>
              <table:table-cell office:value-type="float" office:value="25245">
                <text:p>25245</text:p>
              </table:table-cell>
            </table:table-row>
            <table:table-row>
              <table:table-cell office:value-type="string">
                <text:p>43</text:p>
              </table:table-cell>
              <table:table-cell office:value-type="float" office:value="19166">
                <text:p>19166</text:p>
              </table:table-cell>
              <table:table-cell office:value-type="float" office:value="25357">
                <text:p>25357</text:p>
              </table:table-cell>
            </table:table-row>
            <table:table-row>
              <table:table-cell office:value-type="string">
                <text:p>44</text:p>
              </table:table-cell>
              <table:table-cell office:value-type="float" office:value="19666">
                <text:p>19666</text:p>
              </table:table-cell>
              <table:table-cell office:value-type="float" office:value="25184">
                <text:p>25184</text:p>
              </table:table-cell>
            </table:table-row>
            <table:table-row>
              <table:table-cell office:value-type="string">
                <text:p>45</text:p>
              </table:table-cell>
              <table:table-cell office:value-type="float" office:value="19566">
                <text:p>19566</text:p>
              </table:table-cell>
              <table:table-cell office:value-type="float" office:value="25165">
                <text:p>25165</text:p>
              </table:table-cell>
            </table:table-row>
            <table:table-row>
              <table:table-cell office:value-type="string">
                <text:p>46</text:p>
              </table:table-cell>
              <table:table-cell office:value-type="float" office:value="19667">
                <text:p>19667</text:p>
              </table:table-cell>
              <table:table-cell office:value-type="float" office:value="25179">
                <text:p>25179</text:p>
              </table:table-cell>
            </table:table-row>
            <table:table-row>
              <table:table-cell office:value-type="string">
                <text:p>47</text:p>
              </table:table-cell>
              <table:table-cell office:value-type="float" office:value="19664">
                <text:p>19664</text:p>
              </table:table-cell>
              <table:table-cell office:value-type="float" office:value="25207">
                <text:p>25207</text:p>
              </table:table-cell>
            </table:table-row>
            <table:table-row>
              <table:table-cell office:value-type="string">
                <text:p>48</text:p>
              </table:table-cell>
              <table:table-cell office:value-type="float" office:value="20068">
                <text:p>20068</text:p>
              </table:table-cell>
              <table:table-cell office:value-type="float" office:value="25134">
                <text:p>25134</text:p>
              </table:table-cell>
            </table:table-row>
            <table:table-row>
              <table:table-cell office:value-type="string">
                <text:p>49</text:p>
              </table:table-cell>
              <table:table-cell office:value-type="float" office:value="19666">
                <text:p>19666</text:p>
              </table:table-cell>
              <table:table-cell office:value-type="float" office:value="25012">
                <text:p>25012</text:p>
              </table:table-cell>
            </table:table-row>
            <table:table-row>
              <table:table-cell office:value-type="string">
                <text:p>50</text:p>
              </table:table-cell>
              <table:table-cell office:value-type="float" office:value="19167">
                <text:p>19167</text:p>
              </table:table-cell>
              <table:table-cell office:value-type="float" office:value="24937">
                <text:p>24937</text:p>
              </table:table-cell>
            </table:table-row>
            <table:table-row>
              <table:table-cell office:value-type="string">
                <text:p>51</text:p>
              </table:table-cell>
              <table:table-cell office:value-type="float" office:value="19068">
                <text:p>19068</text:p>
              </table:table-cell>
              <table:table-cell office:value-type="float" office:value="24871">
                <text:p>24871</text:p>
              </table:table-cell>
            </table:table-row>
            <table:table-row>
              <table:table-cell office:value-type="string">
                <text:p>52</text:p>
              </table:table-cell>
              <table:table-cell office:value-type="float" office:value="19669">
                <text:p>19669</text:p>
              </table:table-cell>
              <table:table-cell office:value-type="float" office:value="24651">
                <text:p>24651</text:p>
              </table:table-cell>
            </table:table-row>
            <table:table-row>
              <table:table-cell office:value-type="string">
                <text:p>53</text:p>
              </table:table-cell>
              <table:table-cell office:value-type="float" office:value="19465">
                <text:p>19465</text:p>
              </table:table-cell>
              <table:table-cell office:value-type="float" office:value="24571">
                <text:p>24571</text:p>
              </table:table-cell>
            </table:table-row>
            <table:table-row>
              <table:table-cell office:value-type="string">
                <text:p>54</text:p>
              </table:table-cell>
              <table:table-cell office:value-type="float" office:value="17966">
                <text:p>17966</text:p>
              </table:table-cell>
              <table:table-cell office:value-type="float" office:value="24644">
                <text:p>24644</text:p>
              </table:table-cell>
            </table:table-row>
            <table:table-row>
              <table:table-cell office:value-type="string">
                <text:p>55</text:p>
              </table:table-cell>
              <table:table-cell office:value-type="float" office:value="18966">
                <text:p>18966</text:p>
              </table:table-cell>
              <table:table-cell office:value-type="float" office:value="24673">
                <text:p>24673</text:p>
              </table:table-cell>
            </table:table-row>
            <table:table-row>
              <table:table-cell office:value-type="string">
                <text:p>56</text:p>
              </table:table-cell>
              <table:table-cell office:value-type="float" office:value="18165">
                <text:p>18165</text:p>
              </table:table-cell>
              <table:table-cell office:value-type="float" office:value="24587">
                <text:p>24587</text:p>
              </table:table-cell>
            </table:table-row>
            <table:table-row>
              <table:table-cell office:value-type="string">
                <text:p>57</text:p>
              </table:table-cell>
              <table:table-cell office:value-type="float" office:value="18066">
                <text:p>18066</text:p>
              </table:table-cell>
              <table:table-cell office:value-type="float" office:value="24440">
                <text:p>24440</text:p>
              </table:table-cell>
            </table:table-row>
            <table:table-row>
              <table:table-cell office:value-type="string">
                <text:p>58</text:p>
              </table:table-cell>
              <table:table-cell office:value-type="float" office:value="18068">
                <text:p>18068</text:p>
              </table:table-cell>
              <table:table-cell office:value-type="float" office:value="24188">
                <text:p>24188</text:p>
              </table:table-cell>
            </table:table-row>
            <table:table-row>
              <table:table-cell office:value-type="string">
                <text:p>59</text:p>
              </table:table-cell>
              <table:table-cell office:value-type="float" office:value="18065">
                <text:p>18065</text:p>
              </table:table-cell>
              <table:table-cell office:value-type="float" office:value="24131">
                <text:p>24131</text:p>
              </table:table-cell>
            </table:table-row>
            <table:table-row>
              <table:table-cell office:value-type="string">
                <text:p>60</text:p>
              </table:table-cell>
              <table:table-cell office:value-type="float" office:value="18066">
                <text:p>18066</text:p>
              </table:table-cell>
              <table:table-cell office:value-type="float" office:value="24010">
                <text:p>24010</text:p>
              </table:table-cell>
            </table:table-row>
            <table:table-row>
              <table:table-cell office:value-type="string">
                <text:p>61</text:p>
              </table:table-cell>
              <table:table-cell office:value-type="float" office:value="18768">
                <text:p>18768</text:p>
              </table:table-cell>
              <table:table-cell office:value-type="float" office:value="24029">
                <text:p>24029</text:p>
              </table:table-cell>
            </table:table-row>
            <table:table-row>
              <table:table-cell office:value-type="string">
                <text:p>62</text:p>
              </table:table-cell>
              <table:table-cell office:value-type="float" office:value="18264">
                <text:p>18264</text:p>
              </table:table-cell>
              <table:table-cell office:value-type="float" office:value="24046">
                <text:p>24046</text:p>
              </table:table-cell>
            </table:table-row>
            <table:table-row>
              <table:table-cell office:value-type="string">
                <text:p>63</text:p>
              </table:table-cell>
              <table:table-cell office:value-type="float" office:value="17862">
                <text:p>17862</text:p>
              </table:table-cell>
              <table:table-cell office:value-type="float" office:value="23935">
                <text:p>23935</text:p>
              </table:table-cell>
            </table:table-row>
            <table:table-row>
              <table:table-cell office:value-type="string">
                <text:p>64</text:p>
              </table:table-cell>
              <table:table-cell office:value-type="float" office:value="17766">
                <text:p>17766</text:p>
              </table:table-cell>
              <table:table-cell office:value-type="float" office:value="23955">
                <text:p>23955</text:p>
              </table:table-cell>
            </table:table-row>
            <table:table-row>
              <table:table-cell office:value-type="string">
                <text:p>65</text:p>
              </table:table-cell>
              <table:table-cell office:value-type="float" office:value="17965">
                <text:p>17965</text:p>
              </table:table-cell>
              <table:table-cell office:value-type="float" office:value="23844">
                <text:p>23844</text:p>
              </table:table-cell>
            </table:table-row>
            <table:table-row>
              <table:table-cell office:value-type="string">
                <text:p>66</text:p>
              </table:table-cell>
              <table:table-cell office:value-type="float" office:value="17862">
                <text:p>17862</text:p>
              </table:table-cell>
              <table:table-cell office:value-type="float" office:value="23820">
                <text:p>23820</text:p>
              </table:table-cell>
            </table:table-row>
            <table:table-row>
              <table:table-cell office:value-type="string">
                <text:p>67</text:p>
              </table:table-cell>
              <table:table-cell office:value-type="float" office:value="17865">
                <text:p>17865</text:p>
              </table:table-cell>
              <table:table-cell office:value-type="float" office:value="23468">
                <text:p>23468</text:p>
              </table:table-cell>
            </table:table-row>
            <table:table-row>
              <table:table-cell office:value-type="string">
                <text:p>68</text:p>
              </table:table-cell>
              <table:table-cell office:value-type="float" office:value="17862">
                <text:p>17862</text:p>
              </table:table-cell>
              <table:table-cell office:value-type="float" office:value="23330">
                <text:p>23330</text:p>
              </table:table-cell>
            </table:table-row>
            <table:table-row>
              <table:table-cell office:value-type="string">
                <text:p>69</text:p>
              </table:table-cell>
              <table:table-cell office:value-type="float" office:value="17164">
                <text:p>17164</text:p>
              </table:table-cell>
              <table:table-cell office:value-type="float" office:value="23272">
                <text:p>23272</text:p>
              </table:table-cell>
            </table:table-row>
            <table:table-row>
              <table:table-cell office:value-type="string">
                <text:p>70</text:p>
              </table:table-cell>
              <table:table-cell office:value-type="float" office:value="17364">
                <text:p>17364</text:p>
              </table:table-cell>
              <table:table-cell office:value-type="float" office:value="23209">
                <text:p>23209</text:p>
              </table:table-cell>
            </table:table-row>
            <table:table-row>
              <table:table-cell office:value-type="string">
                <text:p>71</text:p>
              </table:table-cell>
              <table:table-cell office:value-type="float" office:value="17164">
                <text:p>17164</text:p>
              </table:table-cell>
              <table:table-cell office:value-type="float" office:value="23236">
                <text:p>23236</text:p>
              </table:table-cell>
            </table:table-row>
            <table:table-row>
              <table:table-cell office:value-type="string">
                <text:p>72</text:p>
              </table:table-cell>
              <table:table-cell office:value-type="float" office:value="17163">
                <text:p>17163</text:p>
              </table:table-cell>
              <table:table-cell office:value-type="float" office:value="23163">
                <text:p>23163</text:p>
              </table:table-cell>
            </table:table-row>
            <table:table-row>
              <table:table-cell office:value-type="string">
                <text:p>73</text:p>
              </table:table-cell>
              <table:table-cell office:value-type="float" office:value="17062">
                <text:p>17062</text:p>
              </table:table-cell>
              <table:table-cell office:value-type="float" office:value="23130">
                <text:p>23130</text:p>
              </table:table-cell>
            </table:table-row>
            <table:table-row>
              <table:table-cell office:value-type="string">
                <text:p>74</text:p>
              </table:table-cell>
              <table:table-cell office:value-type="float" office:value="17062">
                <text:p>17062</text:p>
              </table:table-cell>
              <table:table-cell office:value-type="float" office:value="23104">
                <text:p>23104</text:p>
              </table:table-cell>
            </table:table-row>
            <table:table-row>
              <table:table-cell office:value-type="string">
                <text:p>75</text:p>
              </table:table-cell>
              <table:table-cell office:value-type="float" office:value="16262">
                <text:p>16262</text:p>
              </table:table-cell>
              <table:table-cell office:value-type="float" office:value="22600">
                <text:p>22600</text:p>
              </table:table-cell>
            </table:table-row>
            <table:table-row>
              <table:table-cell office:value-type="string">
                <text:p>76</text:p>
              </table:table-cell>
              <table:table-cell office:value-type="float" office:value="16264">
                <text:p>16264</text:p>
              </table:table-cell>
              <table:table-cell office:value-type="float" office:value="22602">
                <text:p>22602</text:p>
              </table:table-cell>
            </table:table-row>
            <table:table-row>
              <table:table-cell office:value-type="string">
                <text:p>77</text:p>
              </table:table-cell>
              <table:table-cell office:value-type="float" office:value="16363">
                <text:p>16363</text:p>
              </table:table-cell>
              <table:table-cell office:value-type="float" office:value="22412">
                <text:p>22412</text:p>
              </table:table-cell>
            </table:table-row>
            <table:table-row>
              <table:table-cell office:value-type="string">
                <text:p>78</text:p>
              </table:table-cell>
              <table:table-cell office:value-type="float" office:value="16264">
                <text:p>16264</text:p>
              </table:table-cell>
              <table:table-cell office:value-type="float" office:value="22544">
                <text:p>22544</text:p>
              </table:table-cell>
            </table:table-row>
            <table:table-row>
              <table:table-cell office:value-type="string">
                <text:p>79</text:p>
              </table:table-cell>
              <table:table-cell office:value-type="float" office:value="16262">
                <text:p>16262</text:p>
              </table:table-cell>
              <table:table-cell office:value-type="float" office:value="22328">
                <text:p>22328</text:p>
              </table:table-cell>
            </table:table-row>
            <table:table-row>
              <table:table-cell office:value-type="string">
                <text:p>80</text:p>
              </table:table-cell>
              <table:table-cell office:value-type="float" office:value="16264">
                <text:p>16264</text:p>
              </table:table-cell>
              <table:table-cell office:value-type="float" office:value="22473">
                <text:p>22473</text:p>
              </table:table-cell>
            </table:table-row>
            <table:table-row>
              <table:table-cell office:value-type="string">
                <text:p>81</text:p>
              </table:table-cell>
              <table:table-cell office:value-type="float" office:value="17062">
                <text:p>17062</text:p>
              </table:table-cell>
              <table:table-cell office:value-type="float" office:value="22339">
                <text:p>22339</text:p>
              </table:table-cell>
            </table:table-row>
            <table:table-row>
              <table:table-cell office:value-type="string">
                <text:p>82</text:p>
              </table:table-cell>
              <table:table-cell office:value-type="float" office:value="16060">
                <text:p>16060</text:p>
              </table:table-cell>
              <table:table-cell office:value-type="float" office:value="22557">
                <text:p>22557</text:p>
              </table:table-cell>
            </table:table-row>
            <table:table-row>
              <table:table-cell office:value-type="string">
                <text:p>83</text:p>
              </table:table-cell>
              <table:table-cell office:value-type="float" office:value="16862">
                <text:p>16862</text:p>
              </table:table-cell>
              <table:table-cell office:value-type="float" office:value="22773">
                <text:p>22773</text:p>
              </table:table-cell>
            </table:table-row>
            <table:table-row>
              <table:table-cell office:value-type="string">
                <text:p>84</text:p>
              </table:table-cell>
              <table:table-cell office:value-type="float" office:value="16262">
                <text:p>16262</text:p>
              </table:table-cell>
              <table:table-cell office:value-type="float" office:value="22738">
                <text:p>22738</text:p>
              </table:table-cell>
            </table:table-row>
            <table:table-row>
              <table:table-cell office:value-type="string">
                <text:p>85</text:p>
              </table:table-cell>
              <table:table-cell office:value-type="float" office:value="16362">
                <text:p>16362</text:p>
              </table:table-cell>
              <table:table-cell office:value-type="float" office:value="22779">
                <text:p>22779</text:p>
              </table:table-cell>
            </table:table-row>
            <table:table-row>
              <table:table-cell office:value-type="string">
                <text:p>86</text:p>
              </table:table-cell>
              <table:table-cell office:value-type="float" office:value="16062">
                <text:p>16062</text:p>
              </table:table-cell>
              <table:table-cell office:value-type="float" office:value="22712">
                <text:p>22712</text:p>
              </table:table-cell>
            </table:table-row>
            <table:table-row>
              <table:table-cell office:value-type="string">
                <text:p>87</text:p>
              </table:table-cell>
              <table:table-cell office:value-type="float" office:value="16261">
                <text:p>16261</text:p>
              </table:table-cell>
              <table:table-cell office:value-type="float" office:value="22669">
                <text:p>22669</text:p>
              </table:table-cell>
            </table:table-row>
            <table:table-row>
              <table:table-cell office:value-type="string">
                <text:p>88</text:p>
              </table:table-cell>
              <table:table-cell office:value-type="float" office:value="15262">
                <text:p>15262</text:p>
              </table:table-cell>
              <table:table-cell office:value-type="float" office:value="22620">
                <text:p>22620</text:p>
              </table:table-cell>
            </table:table-row>
            <table:table-row>
              <table:table-cell office:value-type="string">
                <text:p>89</text:p>
              </table:table-cell>
              <table:table-cell office:value-type="float" office:value="16062">
                <text:p>16062</text:p>
              </table:table-cell>
              <table:table-cell office:value-type="float" office:value="22389">
                <text:p>22389</text:p>
              </table:table-cell>
            </table:table-row>
            <table:table-row>
              <table:table-cell office:value-type="string">
                <text:p>90</text:p>
              </table:table-cell>
              <table:table-cell office:value-type="float" office:value="16062">
                <text:p>16062</text:p>
              </table:table-cell>
              <table:table-cell office:value-type="float" office:value="22097">
                <text:p>22097</text:p>
              </table:table-cell>
            </table:table-row>
            <table:table-row>
              <table:table-cell office:value-type="string">
                <text:p>91</text:p>
              </table:table-cell>
              <table:table-cell office:value-type="float" office:value="15263">
                <text:p>15263</text:p>
              </table:table-cell>
              <table:table-cell office:value-type="float" office:value="21777">
                <text:p>21777</text:p>
              </table:table-cell>
            </table:table-row>
            <table:table-row>
              <table:table-cell office:value-type="string">
                <text:p>92</text:p>
              </table:table-cell>
              <table:table-cell office:value-type="float" office:value="15262">
                <text:p>15262</text:p>
              </table:table-cell>
              <table:table-cell office:value-type="float" office:value="21687">
                <text:p>21687</text:p>
              </table:table-cell>
            </table:table-row>
            <table:table-row>
              <table:table-cell office:value-type="string">
                <text:p>93</text:p>
              </table:table-cell>
              <table:table-cell office:value-type="float" office:value="15362">
                <text:p>15362</text:p>
              </table:table-cell>
              <table:table-cell office:value-type="float" office:value="21631">
                <text:p>21631</text:p>
              </table:table-cell>
            </table:table-row>
            <table:table-row>
              <table:table-cell office:value-type="string">
                <text:p>94</text:p>
              </table:table-cell>
              <table:table-cell office:value-type="float" office:value="15262">
                <text:p>15262</text:p>
              </table:table-cell>
              <table:table-cell office:value-type="float" office:value="21565">
                <text:p>21565</text:p>
              </table:table-cell>
            </table:table-row>
            <table:table-row>
              <table:table-cell office:value-type="string">
                <text:p>95</text:p>
              </table:table-cell>
              <table:table-cell office:value-type="float" office:value="15262">
                <text:p>15262</text:p>
              </table:table-cell>
              <table:table-cell office:value-type="float" office:value="21593">
                <text:p>21593</text:p>
              </table:table-cell>
            </table:table-row>
            <table:table-row>
              <table:table-cell office:value-type="string">
                <text:p>96</text:p>
              </table:table-cell>
              <table:table-cell office:value-type="float" office:value="15262">
                <text:p>15262</text:p>
              </table:table-cell>
              <table:table-cell office:value-type="float" office:value="21739">
                <text:p>21739</text:p>
              </table:table-cell>
            </table:table-row>
            <table:table-row>
              <table:table-cell office:value-type="string">
                <text:p>97</text:p>
              </table:table-cell>
              <table:table-cell office:value-type="float" office:value="16062">
                <text:p>16062</text:p>
              </table:table-cell>
              <table:table-cell office:value-type="float" office:value="21608">
                <text:p>21608</text:p>
              </table:table-cell>
            </table:table-row>
            <table:table-row>
              <table:table-cell office:value-type="string">
                <text:p>98</text:p>
              </table:table-cell>
              <table:table-cell office:value-type="float" office:value="15262">
                <text:p>15262</text:p>
              </table:table-cell>
              <table:table-cell office:value-type="float" office:value="21579">
                <text:p>21579</text:p>
              </table:table-cell>
            </table:table-row>
            <table:table-row>
              <table:table-cell office:value-type="string">
                <text:p>99</text:p>
              </table:table-cell>
              <table:table-cell office:value-type="float" office:value="15961">
                <text:p>15961</text:p>
              </table:table-cell>
              <table:table-cell office:value-type="float" office:value="21579">
                <text:p>21579</text:p>
              </table:table-cell>
            </table:table-row>
            <table:table-row>
              <table:table-cell office:value-type="string">
                <text:p>100</text:p>
              </table:table-cell>
              <table:table-cell office:value-type="float" office:value="15963">
                <text:p>15963</text:p>
              </table:table-cell>
              <table:table-cell office:value-type="float" office:value="21590">
                <text:p>21590</text:p>
              </table:table-cell>
            </table:table-row>
            <table:table-row>
              <table:table-cell office:value-type="string">
                <text:p>101</text:p>
              </table:table-cell>
              <table:table-cell office:value-type="float" office:value="15261">
                <text:p>15261</text:p>
              </table:table-cell>
              <table:table-cell office:value-type="float" office:value="21800">
                <text:p>21800</text:p>
              </table:table-cell>
            </table:table-row>
            <table:table-row>
              <table:table-cell office:value-type="string">
                <text:p>102</text:p>
              </table:table-cell>
              <table:table-cell office:value-type="float" office:value="15362">
                <text:p>15362</text:p>
              </table:table-cell>
              <table:table-cell office:value-type="float" office:value="21906">
                <text:p>21906</text:p>
              </table:table-cell>
            </table:table-row>
            <table:table-row>
              <table:table-cell office:value-type="string">
                <text:p>103</text:p>
              </table:table-cell>
              <table:table-cell office:value-type="float" office:value="15262">
                <text:p>15262</text:p>
              </table:table-cell>
              <table:table-cell office:value-type="float" office:value="21801">
                <text:p>21801</text:p>
              </table:table-cell>
            </table:table-row>
            <table:table-row>
              <table:table-cell office:value-type="string">
                <text:p>104</text:p>
              </table:table-cell>
              <table:table-cell office:value-type="float" office:value="15261">
                <text:p>15261</text:p>
              </table:table-cell>
              <table:table-cell office:value-type="float" office:value="21698">
                <text:p>21698</text:p>
              </table:table-cell>
            </table:table-row>
            <table:table-row>
              <table:table-cell office:value-type="string">
                <text:p>105</text:p>
              </table:table-cell>
              <table:table-cell office:value-type="float" office:value="15262">
                <text:p>15262</text:p>
              </table:table-cell>
              <table:table-cell office:value-type="float" office:value="21649">
                <text:p>21649</text:p>
              </table:table-cell>
            </table:table-row>
            <table:table-row>
              <table:table-cell office:value-type="string">
                <text:p>106</text:p>
              </table:table-cell>
              <table:table-cell office:value-type="float" office:value="15261">
                <text:p>15261</text:p>
              </table:table-cell>
              <table:table-cell office:value-type="float" office:value="21625">
                <text:p>21625</text:p>
              </table:table-cell>
            </table:table-row>
            <table:table-row>
              <table:table-cell office:value-type="string">
                <text:p>107</text:p>
              </table:table-cell>
              <table:table-cell office:value-type="float" office:value="15161">
                <text:p>15161</text:p>
              </table:table-cell>
              <table:table-cell office:value-type="float" office:value="21486">
                <text:p>21486</text:p>
              </table:table-cell>
            </table:table-row>
            <table:table-row>
              <table:table-cell office:value-type="string">
                <text:p>108</text:p>
              </table:table-cell>
              <table:table-cell office:value-type="float" office:value="15161">
                <text:p>15161</text:p>
              </table:table-cell>
              <table:table-cell office:value-type="float" office:value="21185">
                <text:p>21185</text:p>
              </table:table-cell>
            </table:table-row>
            <table:table-row>
              <table:table-cell office:value-type="string">
                <text:p>109</text:p>
              </table:table-cell>
              <table:table-cell office:value-type="float" office:value="15361">
                <text:p>15361</text:p>
              </table:table-cell>
              <table:table-cell office:value-type="float" office:value="21260">
                <text:p>21260</text:p>
              </table:table-cell>
            </table:table-row>
            <table:table-row>
              <table:table-cell office:value-type="string">
                <text:p>110</text:p>
              </table:table-cell>
              <table:table-cell office:value-type="float" office:value="14361">
                <text:p>14361</text:p>
              </table:table-cell>
              <table:table-cell office:value-type="float" office:value="20954">
                <text:p>20954</text:p>
              </table:table-cell>
            </table:table-row>
            <table:table-row>
              <table:table-cell office:value-type="string">
                <text:p>111</text:p>
              </table:table-cell>
              <table:table-cell office:value-type="float" office:value="14461">
                <text:p>14461</text:p>
              </table:table-cell>
              <table:table-cell office:value-type="float" office:value="20790">
                <text:p>20790</text:p>
              </table:table-cell>
            </table:table-row>
            <table:table-row>
              <table:table-cell office:value-type="string">
                <text:p>112</text:p>
              </table:table-cell>
              <table:table-cell office:value-type="float" office:value="15061">
                <text:p>15061</text:p>
              </table:table-cell>
              <table:table-cell office:value-type="float" office:value="20704">
                <text:p>20704</text:p>
              </table:table-cell>
            </table:table-row>
            <table:table-row>
              <table:table-cell office:value-type="string">
                <text:p>113</text:p>
              </table:table-cell>
              <table:table-cell office:value-type="float" office:value="14361">
                <text:p>14361</text:p>
              </table:table-cell>
              <table:table-cell office:value-type="float" office:value="20745">
                <text:p>20745</text:p>
              </table:table-cell>
            </table:table-row>
            <table:table-row>
              <table:table-cell office:value-type="string">
                <text:p>114</text:p>
              </table:table-cell>
              <table:table-cell office:value-type="float" office:value="15161">
                <text:p>15161</text:p>
              </table:table-cell>
              <table:table-cell office:value-type="float" office:value="20962">
                <text:p>20962</text:p>
              </table:table-cell>
            </table:table-row>
            <table:table-row>
              <table:table-cell office:value-type="string">
                <text:p>115</text:p>
              </table:table-cell>
              <table:table-cell office:value-type="float" office:value="14361">
                <text:p>14361</text:p>
              </table:table-cell>
              <table:table-cell office:value-type="float" office:value="20915">
                <text:p>20915</text:p>
              </table:table-cell>
            </table:table-row>
            <table:table-row>
              <table:table-cell office:value-type="string">
                <text:p>116</text:p>
              </table:table-cell>
              <table:table-cell office:value-type="float" office:value="14362">
                <text:p>14362</text:p>
              </table:table-cell>
              <table:table-cell office:value-type="float" office:value="20883">
                <text:p>20883</text:p>
              </table:table-cell>
            </table:table-row>
            <table:table-row>
              <table:table-cell office:value-type="string">
                <text:p>117</text:p>
              </table:table-cell>
              <table:table-cell office:value-type="float" office:value="14361">
                <text:p>14361</text:p>
              </table:table-cell>
              <table:table-cell office:value-type="float" office:value="20766">
                <text:p>20766</text:p>
              </table:table-cell>
            </table:table-row>
            <table:table-row>
              <table:table-cell office:value-type="string">
                <text:p>118</text:p>
              </table:table-cell>
              <table:table-cell office:value-type="float" office:value="14362">
                <text:p>14362</text:p>
              </table:table-cell>
              <table:table-cell office:value-type="float" office:value="20675">
                <text:p>20675</text:p>
              </table:table-cell>
            </table:table-row>
            <table:table-row>
              <table:table-cell office:value-type="string">
                <text:p>119</text:p>
              </table:table-cell>
              <table:table-cell office:value-type="float" office:value="15062">
                <text:p>15062</text:p>
              </table:table-cell>
              <table:table-cell office:value-type="float" office:value="20813">
                <text:p>20813</text:p>
              </table:table-cell>
            </table:table-row>
            <table:table-row>
              <table:table-cell office:value-type="string">
                <text:p>120</text:p>
              </table:table-cell>
              <table:table-cell office:value-type="float" office:value="14361">
                <text:p>14361</text:p>
              </table:table-cell>
              <table:table-cell office:value-type="float" office:value="20845">
                <text:p>20845</text:p>
              </table:table-cell>
            </table:table-row>
            <table:table-row>
              <table:table-cell office:value-type="string">
                <text:p>121</text:p>
              </table:table-cell>
              <table:table-cell office:value-type="float" office:value="14361">
                <text:p>14361</text:p>
              </table:table-cell>
              <table:table-cell office:value-type="float" office:value="20659">
                <text:p>20659</text:p>
              </table:table-cell>
            </table:table-row>
            <table:table-row>
              <table:table-cell office:value-type="string">
                <text:p>122</text:p>
              </table:table-cell>
              <table:table-cell office:value-type="float" office:value="14361">
                <text:p>14361</text:p>
              </table:table-cell>
              <table:table-cell office:value-type="float" office:value="20727">
                <text:p>20727</text:p>
              </table:table-cell>
            </table:table-row>
            <table:table-row>
              <table:table-cell office:value-type="string">
                <text:p>123</text:p>
              </table:table-cell>
              <table:table-cell office:value-type="float" office:value="14462">
                <text:p>14462</text:p>
              </table:table-cell>
              <table:table-cell office:value-type="float" office:value="20503">
                <text:p>20503</text:p>
              </table:table-cell>
            </table:table-row>
            <table:table-row>
              <table:table-cell office:value-type="string">
                <text:p>124</text:p>
              </table:table-cell>
              <table:table-cell office:value-type="float" office:value="14361">
                <text:p>14361</text:p>
              </table:table-cell>
              <table:table-cell office:value-type="float" office:value="20744">
                <text:p>20744</text:p>
              </table:table-cell>
            </table:table-row>
            <table:table-row>
              <table:table-cell office:value-type="string">
                <text:p>125</text:p>
              </table:table-cell>
              <table:table-cell office:value-type="float" office:value="15161">
                <text:p>15161</text:p>
              </table:table-cell>
              <table:table-cell office:value-type="float" office:value="20758">
                <text:p>20758</text:p>
              </table:table-cell>
            </table:table-row>
            <table:table-row>
              <table:table-cell office:value-type="string">
                <text:p>126</text:p>
              </table:table-cell>
              <table:table-cell office:value-type="float" office:value="15061">
                <text:p>15061</text:p>
              </table:table-cell>
              <table:table-cell office:value-type="float" office:value="20934">
                <text:p>20934</text:p>
              </table:table-cell>
            </table:table-row>
            <table:table-row>
              <table:table-cell office:value-type="string">
                <text:p>127</text:p>
              </table:table-cell>
              <table:table-cell office:value-type="float" office:value="13561">
                <text:p>13561</text:p>
              </table:table-cell>
              <table:table-cell office:value-type="float" office:value="20903">
                <text:p>20903</text:p>
              </table:table-cell>
            </table:table-row>
            <table:table-row>
              <table:table-cell office:value-type="string">
                <text:p>128</text:p>
              </table:table-cell>
              <table:table-cell office:value-type="float" office:value="14562">
                <text:p>14562</text:p>
              </table:table-cell>
              <table:table-cell office:value-type="float" office:value="20971">
                <text:p>20971</text:p>
              </table:table-cell>
            </table:table-row>
            <table:table-row>
              <table:table-cell office:value-type="string">
                <text:p>129</text:p>
              </table:table-cell>
              <table:table-cell office:value-type="float" office:value="14562">
                <text:p>14562</text:p>
              </table:table-cell>
              <table:table-cell office:value-type="float" office:value="20865">
                <text:p>20865</text:p>
              </table:table-cell>
            </table:table-row>
            <table:table-row>
              <table:table-cell office:value-type="string">
                <text:p>130</text:p>
              </table:table-cell>
              <table:table-cell office:value-type="float" office:value="14563">
                <text:p>14563</text:p>
              </table:table-cell>
              <table:table-cell office:value-type="float" office:value="20702">
                <text:p>20702</text:p>
              </table:table-cell>
            </table:table-row>
            <table:table-row>
              <table:table-cell office:value-type="string">
                <text:p>131</text:p>
              </table:table-cell>
              <table:table-cell office:value-type="float" office:value="14361">
                <text:p>14361</text:p>
              </table:table-cell>
              <table:table-cell office:value-type="float" office:value="20729">
                <text:p>20729</text:p>
              </table:table-cell>
            </table:table-row>
            <table:table-row>
              <table:table-cell office:value-type="string">
                <text:p>132</text:p>
              </table:table-cell>
              <table:table-cell office:value-type="float" office:value="13461">
                <text:p>13461</text:p>
              </table:table-cell>
              <table:table-cell office:value-type="float" office:value="20644">
                <text:p>20644</text:p>
              </table:table-cell>
            </table:table-row>
            <table:table-row>
              <table:table-cell office:value-type="string">
                <text:p>133</text:p>
              </table:table-cell>
              <table:table-cell office:value-type="float" office:value="14261">
                <text:p>14261</text:p>
              </table:table-cell>
              <table:table-cell office:value-type="float" office:value="20422">
                <text:p>20422</text:p>
              </table:table-cell>
            </table:table-row>
            <table:table-row>
              <table:table-cell office:value-type="string">
                <text:p>134</text:p>
              </table:table-cell>
              <table:table-cell office:value-type="float" office:value="14361">
                <text:p>14361</text:p>
              </table:table-cell>
              <table:table-cell office:value-type="float" office:value="20363">
                <text:p>20363</text:p>
              </table:table-cell>
            </table:table-row>
            <table:table-row>
              <table:table-cell office:value-type="string">
                <text:p>135</text:p>
              </table:table-cell>
              <table:table-cell office:value-type="float" office:value="13461">
                <text:p>13461</text:p>
              </table:table-cell>
              <table:table-cell office:value-type="float" office:value="20311">
                <text:p>20311</text:p>
              </table:table-cell>
            </table:table-row>
            <table:table-row>
              <table:table-cell office:value-type="string">
                <text:p>136</text:p>
              </table:table-cell>
              <table:table-cell office:value-type="float" office:value="13562">
                <text:p>13562</text:p>
              </table:table-cell>
              <table:table-cell office:value-type="float" office:value="20081">
                <text:p>20081</text:p>
              </table:table-cell>
            </table:table-row>
            <table:table-row>
              <table:table-cell office:value-type="string">
                <text:p>137</text:p>
              </table:table-cell>
              <table:table-cell office:value-type="float" office:value="13561">
                <text:p>13561</text:p>
              </table:table-cell>
              <table:table-cell office:value-type="float" office:value="20294">
                <text:p>20294</text:p>
              </table:table-cell>
            </table:table-row>
            <table:table-row>
              <table:table-cell office:value-type="string">
                <text:p>138</text:p>
              </table:table-cell>
              <table:table-cell office:value-type="float" office:value="13461">
                <text:p>13461</text:p>
              </table:table-cell>
              <table:table-cell office:value-type="float" office:value="20215">
                <text:p>20215</text:p>
              </table:table-cell>
            </table:table-row>
            <table:table-row>
              <table:table-cell office:value-type="string">
                <text:p>139</text:p>
              </table:table-cell>
              <table:table-cell office:value-type="float" office:value="14261">
                <text:p>14261</text:p>
              </table:table-cell>
              <table:table-cell office:value-type="float" office:value="20059">
                <text:p>20059</text:p>
              </table:table-cell>
            </table:table-row>
            <table:table-row>
              <table:table-cell office:value-type="string">
                <text:p>140</text:p>
              </table:table-cell>
              <table:table-cell office:value-type="float" office:value="13562">
                <text:p>13562</text:p>
              </table:table-cell>
              <table:table-cell office:value-type="float" office:value="20288">
                <text:p>20288</text:p>
              </table:table-cell>
            </table:table-row>
            <table:table-row>
              <table:table-cell office:value-type="string">
                <text:p>141</text:p>
              </table:table-cell>
              <table:table-cell office:value-type="float" office:value="14362">
                <text:p>14362</text:p>
              </table:table-cell>
              <table:table-cell office:value-type="float" office:value="20199">
                <text:p>20199</text:p>
              </table:table-cell>
            </table:table-row>
            <table:table-row>
              <table:table-cell office:value-type="string">
                <text:p>142</text:p>
              </table:table-cell>
              <table:table-cell office:value-type="float" office:value="13561">
                <text:p>13561</text:p>
              </table:table-cell>
              <table:table-cell office:value-type="float" office:value="20293">
                <text:p>20293</text:p>
              </table:table-cell>
            </table:table-row>
            <table:table-row>
              <table:table-cell office:value-type="string">
                <text:p>143</text:p>
              </table:table-cell>
              <table:table-cell office:value-type="float" office:value="14262">
                <text:p>14262</text:p>
              </table:table-cell>
              <table:table-cell office:value-type="float" office:value="20294">
                <text:p>20294</text:p>
              </table:table-cell>
            </table:table-row>
            <table:table-row>
              <table:table-cell office:value-type="string">
                <text:p>144</text:p>
              </table:table-cell>
              <table:table-cell office:value-type="float" office:value="13361">
                <text:p>13361</text:p>
              </table:table-cell>
              <table:table-cell office:value-type="float" office:value="20161">
                <text:p>20161</text:p>
              </table:table-cell>
            </table:table-row>
            <table:table-row>
              <table:table-cell office:value-type="string">
                <text:p>145</text:p>
              </table:table-cell>
              <table:table-cell office:value-type="float" office:value="13561">
                <text:p>13561</text:p>
              </table:table-cell>
              <table:table-cell office:value-type="float" office:value="20104">
                <text:p>20104</text:p>
              </table:table-cell>
            </table:table-row>
            <table:table-row>
              <table:table-cell office:value-type="string">
                <text:p>146</text:p>
              </table:table-cell>
              <table:table-cell office:value-type="float" office:value="13561">
                <text:p>13561</text:p>
              </table:table-cell>
              <table:table-cell office:value-type="float" office:value="20039">
                <text:p>20039</text:p>
              </table:table-cell>
            </table:table-row>
            <table:table-row>
              <table:table-cell office:value-type="string">
                <text:p>147</text:p>
              </table:table-cell>
              <table:table-cell office:value-type="float" office:value="13561">
                <text:p>13561</text:p>
              </table:table-cell>
              <table:table-cell office:value-type="float" office:value="20139">
                <text:p>20139</text:p>
              </table:table-cell>
            </table:table-row>
            <table:table-row>
              <table:table-cell office:value-type="string">
                <text:p>148</text:p>
              </table:table-cell>
              <table:table-cell office:value-type="float" office:value="13561">
                <text:p>13561</text:p>
              </table:table-cell>
              <table:table-cell office:value-type="float" office:value="20196">
                <text:p>20196</text:p>
              </table:table-cell>
            </table:table-row>
            <table:table-row>
              <table:table-cell office:value-type="string">
                <text:p>149</text:p>
              </table:table-cell>
              <table:table-cell office:value-type="float" office:value="13561">
                <text:p>13561</text:p>
              </table:table-cell>
              <table:table-cell office:value-type="float" office:value="20178">
                <text:p>20178</text:p>
              </table:table-cell>
            </table:table-row>
            <table:table-row>
              <table:table-cell office:value-type="string">
                <text:p>150</text:p>
              </table:table-cell>
              <table:table-cell office:value-type="float" office:value="13561">
                <text:p>13561</text:p>
              </table:table-cell>
              <table:table-cell office:value-type="float" office:value="20140">
                <text:p>20140</text:p>
              </table:table-cell>
            </table:table-row>
            <table:table-row>
              <table:table-cell office:value-type="string">
                <text:p>151</text:p>
              </table:table-cell>
              <table:table-cell office:value-type="float" office:value="13563">
                <text:p>13563</text:p>
              </table:table-cell>
              <table:table-cell office:value-type="float" office:value="20017">
                <text:p>20017</text:p>
              </table:table-cell>
            </table:table-row>
            <table:table-row>
              <table:table-cell office:value-type="string">
                <text:p>152</text:p>
              </table:table-cell>
              <table:table-cell office:value-type="float" office:value="13461">
                <text:p>13461</text:p>
              </table:table-cell>
              <table:table-cell office:value-type="float" office:value="19990">
                <text:p>19990</text:p>
              </table:table-cell>
            </table:table-row>
            <table:table-row>
              <table:table-cell office:value-type="string">
                <text:p>153</text:p>
              </table:table-cell>
              <table:table-cell office:value-type="float" office:value="13561">
                <text:p>13561</text:p>
              </table:table-cell>
              <table:table-cell office:value-type="float" office:value="20009">
                <text:p>20009</text:p>
              </table:table-cell>
            </table:table-row>
            <table:table-row>
              <table:table-cell office:value-type="string">
                <text:p>154</text:p>
              </table:table-cell>
              <table:table-cell office:value-type="float" office:value="12661">
                <text:p>12661</text:p>
              </table:table-cell>
              <table:table-cell office:value-type="float" office:value="20013">
                <text:p>20013</text:p>
              </table:table-cell>
            </table:table-row>
            <table:table-row>
              <table:table-cell office:value-type="string">
                <text:p>155</text:p>
              </table:table-cell>
              <table:table-cell office:value-type="float" office:value="14362">
                <text:p>14362</text:p>
              </table:table-cell>
              <table:table-cell office:value-type="float" office:value="19858">
                <text:p>19858</text:p>
              </table:table-cell>
            </table:table-row>
            <table:table-row>
              <table:table-cell office:value-type="string">
                <text:p>156</text:p>
              </table:table-cell>
              <table:table-cell office:value-type="float" office:value="13461">
                <text:p>13461</text:p>
              </table:table-cell>
              <table:table-cell office:value-type="float" office:value="20146">
                <text:p>20146</text:p>
              </table:table-cell>
            </table:table-row>
            <table:table-row>
              <table:table-cell office:value-type="string">
                <text:p>157</text:p>
              </table:table-cell>
              <table:table-cell office:value-type="float" office:value="13461">
                <text:p>13461</text:p>
              </table:table-cell>
              <table:table-cell office:value-type="float" office:value="19966">
                <text:p>19966</text:p>
              </table:table-cell>
            </table:table-row>
            <table:table-row>
              <table:table-cell office:value-type="string">
                <text:p>158</text:p>
              </table:table-cell>
              <table:table-cell office:value-type="float" office:value="13361">
                <text:p>13361</text:p>
              </table:table-cell>
              <table:table-cell office:value-type="float" office:value="20065">
                <text:p>20065</text:p>
              </table:table-cell>
            </table:table-row>
            <table:table-row>
              <table:table-cell office:value-type="string">
                <text:p>159</text:p>
              </table:table-cell>
              <table:table-cell office:value-type="float" office:value="13561">
                <text:p>13561</text:p>
              </table:table-cell>
              <table:table-cell office:value-type="float" office:value="20089">
                <text:p>20089</text:p>
              </table:table-cell>
            </table:table-row>
            <table:table-row>
              <table:table-cell office:value-type="string">
                <text:p>160</text:p>
              </table:table-cell>
              <table:table-cell office:value-type="float" office:value="13462">
                <text:p>13462</text:p>
              </table:table-cell>
              <table:table-cell office:value-type="float" office:value="19996">
                <text:p>19996</text:p>
              </table:table-cell>
            </table:table-row>
            <table:table-row>
              <table:table-cell office:value-type="string">
                <text:p>161</text:p>
              </table:table-cell>
              <table:table-cell office:value-type="float" office:value="14161">
                <text:p>14161</text:p>
              </table:table-cell>
              <table:table-cell office:value-type="float" office:value="20082">
                <text:p>20082</text:p>
              </table:table-cell>
            </table:table-row>
            <table:table-row>
              <table:table-cell office:value-type="string">
                <text:p>162</text:p>
              </table:table-cell>
              <table:table-cell office:value-type="float" office:value="13561">
                <text:p>13561</text:p>
              </table:table-cell>
              <table:table-cell office:value-type="float" office:value="19929">
                <text:p>19929</text:p>
              </table:table-cell>
            </table:table-row>
            <table:table-row>
              <table:table-cell office:value-type="string">
                <text:p>163</text:p>
              </table:table-cell>
              <table:table-cell office:value-type="float" office:value="13461">
                <text:p>13461</text:p>
              </table:table-cell>
              <table:table-cell office:value-type="float" office:value="19923">
                <text:p>19923</text:p>
              </table:table-cell>
            </table:table-row>
            <table:table-row>
              <table:table-cell office:value-type="string">
                <text:p>164</text:p>
              </table:table-cell>
              <table:table-cell office:value-type="float" office:value="13561">
                <text:p>13561</text:p>
              </table:table-cell>
              <table:table-cell office:value-type="float" office:value="19817">
                <text:p>19817</text:p>
              </table:table-cell>
            </table:table-row>
            <table:table-row>
              <table:table-cell office:value-type="string">
                <text:p>165</text:p>
              </table:table-cell>
              <table:table-cell office:value-type="float" office:value="13461">
                <text:p>13461</text:p>
              </table:table-cell>
              <table:table-cell office:value-type="float" office:value="19895">
                <text:p>19895</text:p>
              </table:table-cell>
            </table:table-row>
            <table:table-row>
              <table:table-cell office:value-type="string">
                <text:p>166</text:p>
              </table:table-cell>
              <table:table-cell office:value-type="float" office:value="13461">
                <text:p>13461</text:p>
              </table:table-cell>
              <table:table-cell office:value-type="float" office:value="19868">
                <text:p>19868</text:p>
              </table:table-cell>
            </table:table-row>
            <table:table-row>
              <table:table-cell office:value-type="string">
                <text:p>167</text:p>
              </table:table-cell>
              <table:table-cell office:value-type="float" office:value="13461">
                <text:p>13461</text:p>
              </table:table-cell>
              <table:table-cell office:value-type="float" office:value="19819">
                <text:p>19819</text:p>
              </table:table-cell>
            </table:table-row>
            <table:table-row>
              <table:table-cell office:value-type="string">
                <text:p>168</text:p>
              </table:table-cell>
              <table:table-cell office:value-type="float" office:value="13361">
                <text:p>13361</text:p>
              </table:table-cell>
              <table:table-cell office:value-type="float" office:value="19760">
                <text:p>19760</text:p>
              </table:table-cell>
            </table:table-row>
            <table:table-row>
              <table:table-cell office:value-type="string">
                <text:p>169</text:p>
              </table:table-cell>
              <table:table-cell office:value-type="float" office:value="13461">
                <text:p>13461</text:p>
              </table:table-cell>
              <table:table-cell office:value-type="float" office:value="19516">
                <text:p>19516</text:p>
              </table:table-cell>
            </table:table-row>
            <table:table-row>
              <table:table-cell office:value-type="string">
                <text:p>170</text:p>
              </table:table-cell>
              <table:table-cell office:value-type="float" office:value="13461">
                <text:p>13461</text:p>
              </table:table-cell>
              <table:table-cell office:value-type="float" office:value="19630">
                <text:p>19630</text:p>
              </table:table-cell>
            </table:table-row>
            <table:table-row>
              <table:table-cell office:value-type="string">
                <text:p>171</text:p>
              </table:table-cell>
              <table:table-cell office:value-type="float" office:value="13661">
                <text:p>13661</text:p>
              </table:table-cell>
              <table:table-cell office:value-type="float" office:value="19825">
                <text:p>19825</text:p>
              </table:table-cell>
            </table:table-row>
            <table:table-row>
              <table:table-cell office:value-type="string">
                <text:p>172</text:p>
              </table:table-cell>
              <table:table-cell office:value-type="float" office:value="13461">
                <text:p>13461</text:p>
              </table:table-cell>
              <table:table-cell office:value-type="float" office:value="19720">
                <text:p>19720</text:p>
              </table:table-cell>
            </table:table-row>
            <table:table-row>
              <table:table-cell office:value-type="string">
                <text:p>173</text:p>
              </table:table-cell>
              <table:table-cell office:value-type="float" office:value="13461">
                <text:p>13461</text:p>
              </table:table-cell>
              <table:table-cell office:value-type="float" office:value="19543">
                <text:p>19543</text:p>
              </table:table-cell>
            </table:table-row>
            <table:table-row>
              <table:table-cell office:value-type="string">
                <text:p>174</text:p>
              </table:table-cell>
              <table:table-cell office:value-type="float" office:value="13461">
                <text:p>13461</text:p>
              </table:table-cell>
              <table:table-cell office:value-type="float" office:value="19670">
                <text:p>19670</text:p>
              </table:table-cell>
            </table:table-row>
            <table:table-row>
              <table:table-cell office:value-type="string">
                <text:p>175</text:p>
              </table:table-cell>
              <table:table-cell office:value-type="float" office:value="12661">
                <text:p>12661</text:p>
              </table:table-cell>
              <table:table-cell office:value-type="float" office:value="19843">
                <text:p>19843</text:p>
              </table:table-cell>
            </table:table-row>
            <table:table-row>
              <table:table-cell office:value-type="string">
                <text:p>176</text:p>
              </table:table-cell>
              <table:table-cell office:value-type="float" office:value="12661">
                <text:p>12661</text:p>
              </table:table-cell>
              <table:table-cell office:value-type="float" office:value="19565">
                <text:p>19565</text:p>
              </table:table-cell>
            </table:table-row>
            <table:table-row>
              <table:table-cell office:value-type="string">
                <text:p>177</text:p>
              </table:table-cell>
              <table:table-cell office:value-type="float" office:value="13461">
                <text:p>13461</text:p>
              </table:table-cell>
              <table:table-cell office:value-type="float" office:value="19400">
                <text:p>19400</text:p>
              </table:table-cell>
            </table:table-row>
            <table:table-row>
              <table:table-cell office:value-type="string">
                <text:p>178</text:p>
              </table:table-cell>
              <table:table-cell office:value-type="float" office:value="12661">
                <text:p>12661</text:p>
              </table:table-cell>
              <table:table-cell office:value-type="float" office:value="19451">
                <text:p>19451</text:p>
              </table:table-cell>
            </table:table-row>
            <table:table-row>
              <table:table-cell office:value-type="string">
                <text:p>179</text:p>
              </table:table-cell>
              <table:table-cell office:value-type="float" office:value="13561">
                <text:p>13561</text:p>
              </table:table-cell>
              <table:table-cell office:value-type="float" office:value="19561">
                <text:p>19561</text:p>
              </table:table-cell>
            </table:table-row>
            <table:table-row>
              <table:table-cell office:value-type="string">
                <text:p>180</text:p>
              </table:table-cell>
              <table:table-cell office:value-type="float" office:value="13461">
                <text:p>13461</text:p>
              </table:table-cell>
              <table:table-cell office:value-type="float" office:value="19595">
                <text:p>19595</text:p>
              </table:table-cell>
            </table:table-row>
            <table:table-row>
              <table:table-cell office:value-type="string">
                <text:p>181</text:p>
              </table:table-cell>
              <table:table-cell office:value-type="float" office:value="12761">
                <text:p>12761</text:p>
              </table:table-cell>
              <table:table-cell office:value-type="float" office:value="19514">
                <text:p>19514</text:p>
              </table:table-cell>
            </table:table-row>
            <table:table-row>
              <table:table-cell office:value-type="string">
                <text:p>182</text:p>
              </table:table-cell>
              <table:table-cell office:value-type="float" office:value="14160">
                <text:p>14160</text:p>
              </table:table-cell>
              <table:table-cell office:value-type="float" office:value="19578">
                <text:p>19578</text:p>
              </table:table-cell>
            </table:table-row>
            <table:table-row>
              <table:table-cell office:value-type="string">
                <text:p>183</text:p>
              </table:table-cell>
              <table:table-cell office:value-type="float" office:value="13661">
                <text:p>13661</text:p>
              </table:table-cell>
              <table:table-cell office:value-type="float" office:value="19730">
                <text:p>19730</text:p>
              </table:table-cell>
            </table:table-row>
            <table:table-row>
              <table:table-cell office:value-type="string">
                <text:p>184</text:p>
              </table:table-cell>
              <table:table-cell office:value-type="float" office:value="12562">
                <text:p>12562</text:p>
              </table:table-cell>
              <table:table-cell office:value-type="float" office:value="19809">
                <text:p>19809</text:p>
              </table:table-cell>
            </table:table-row>
            <table:table-row>
              <table:table-cell office:value-type="string">
                <text:p>185</text:p>
              </table:table-cell>
              <table:table-cell office:value-type="float" office:value="13362">
                <text:p>13362</text:p>
              </table:table-cell>
              <table:table-cell office:value-type="float" office:value="19574">
                <text:p>19574</text:p>
              </table:table-cell>
            </table:table-row>
            <table:table-row>
              <table:table-cell office:value-type="string">
                <text:p>186</text:p>
              </table:table-cell>
              <table:table-cell office:value-type="float" office:value="12661">
                <text:p>12661</text:p>
              </table:table-cell>
              <table:table-cell office:value-type="float" office:value="19428">
                <text:p>19428</text:p>
              </table:table-cell>
            </table:table-row>
            <table:table-row>
              <table:table-cell office:value-type="string">
                <text:p>187</text:p>
              </table:table-cell>
              <table:table-cell office:value-type="float" office:value="13561">
                <text:p>13561</text:p>
              </table:table-cell>
              <table:table-cell office:value-type="float" office:value="19279">
                <text:p>19279</text:p>
              </table:table-cell>
            </table:table-row>
            <table:table-row>
              <table:table-cell office:value-type="string">
                <text:p>188</text:p>
              </table:table-cell>
              <table:table-cell office:value-type="float" office:value="14162">
                <text:p>14162</text:p>
              </table:table-cell>
              <table:table-cell office:value-type="float" office:value="19403">
                <text:p>19403</text:p>
              </table:table-cell>
            </table:table-row>
            <table:table-row>
              <table:table-cell office:value-type="string">
                <text:p>189</text:p>
              </table:table-cell>
              <table:table-cell office:value-type="float" office:value="12561">
                <text:p>12561</text:p>
              </table:table-cell>
              <table:table-cell office:value-type="float" office:value="19594">
                <text:p>19594</text:p>
              </table:table-cell>
            </table:table-row>
            <table:table-row>
              <table:table-cell office:value-type="string">
                <text:p>190</text:p>
              </table:table-cell>
              <table:table-cell office:value-type="float" office:value="12661">
                <text:p>12661</text:p>
              </table:table-cell>
              <table:table-cell office:value-type="float" office:value="19699">
                <text:p>19699</text:p>
              </table:table-cell>
            </table:table-row>
            <table:table-row>
              <table:table-cell office:value-type="string">
                <text:p>191</text:p>
              </table:table-cell>
              <table:table-cell office:value-type="float" office:value="12562">
                <text:p>12562</text:p>
              </table:table-cell>
              <table:table-cell office:value-type="float" office:value="19648">
                <text:p>19648</text:p>
              </table:table-cell>
            </table:table-row>
            <table:table-row>
              <table:table-cell office:value-type="string">
                <text:p>192</text:p>
              </table:table-cell>
              <table:table-cell office:value-type="float" office:value="13562">
                <text:p>13562</text:p>
              </table:table-cell>
              <table:table-cell office:value-type="float" office:value="19610">
                <text:p>19610</text:p>
              </table:table-cell>
            </table:table-row>
            <table:table-row>
              <table:table-cell office:value-type="string">
                <text:p>193</text:p>
              </table:table-cell>
              <table:table-cell office:value-type="float" office:value="12561">
                <text:p>12561</text:p>
              </table:table-cell>
              <table:table-cell office:value-type="float" office:value="19473">
                <text:p>19473</text:p>
              </table:table-cell>
            </table:table-row>
            <table:table-row>
              <table:table-cell office:value-type="string">
                <text:p>194</text:p>
              </table:table-cell>
              <table:table-cell office:value-type="float" office:value="13461">
                <text:p>13461</text:p>
              </table:table-cell>
              <table:table-cell office:value-type="float" office:value="19402">
                <text:p>19402</text:p>
              </table:table-cell>
            </table:table-row>
            <table:table-row>
              <table:table-cell office:value-type="string">
                <text:p>195</text:p>
              </table:table-cell>
              <table:table-cell office:value-type="float" office:value="13561">
                <text:p>13561</text:p>
              </table:table-cell>
              <table:table-cell office:value-type="float" office:value="19394">
                <text:p>19394</text:p>
              </table:table-cell>
            </table:table-row>
            <table:table-row>
              <table:table-cell office:value-type="string">
                <text:p>196</text:p>
              </table:table-cell>
              <table:table-cell office:value-type="float" office:value="13463">
                <text:p>13463</text:p>
              </table:table-cell>
              <table:table-cell office:value-type="float" office:value="19380">
                <text:p>19380</text:p>
              </table:table-cell>
            </table:table-row>
            <table:table-row>
              <table:table-cell office:value-type="string">
                <text:p>197</text:p>
              </table:table-cell>
              <table:table-cell office:value-type="float" office:value="12561">
                <text:p>12561</text:p>
              </table:table-cell>
              <table:table-cell office:value-type="float" office:value="19476">
                <text:p>19476</text:p>
              </table:table-cell>
            </table:table-row>
            <table:table-row>
              <table:table-cell office:value-type="string">
                <text:p>198</text:p>
              </table:table-cell>
              <table:table-cell office:value-type="float" office:value="13361">
                <text:p>13361</text:p>
              </table:table-cell>
              <table:table-cell office:value-type="float" office:value="19578">
                <text:p>19578</text:p>
              </table:table-cell>
            </table:table-row>
            <table:table-row>
              <table:table-cell office:value-type="string">
                <text:p>199</text:p>
              </table:table-cell>
              <table:table-cell office:value-type="float" office:value="13362">
                <text:p>13362</text:p>
              </table:table-cell>
              <table:table-cell office:value-type="float" office:value="19197">
                <text:p>19197</text:p>
              </table:table-cell>
            </table:table-row>
            <table:table-row>
              <table:table-cell office:value-type="string">
                <text:p>200</text:p>
              </table:table-cell>
              <table:table-cell office:value-type="float" office:value="13361">
                <text:p>13361</text:p>
              </table:table-cell>
              <table:table-cell office:value-type="float" office:value="19166">
                <text:p>19166</text:p>
              </table:table-cell>
            </table:table-row>
            <table:table-row>
              <table:table-cell office:value-type="string">
                <text:p>201</text:p>
              </table:table-cell>
              <table:table-cell office:value-type="float" office:value="12659">
                <text:p>12659</text:p>
              </table:table-cell>
              <table:table-cell office:value-type="float" office:value="19223">
                <text:p>19223</text:p>
              </table:table-cell>
            </table:table-row>
            <table:table-row>
              <table:table-cell office:value-type="string">
                <text:p>202</text:p>
              </table:table-cell>
              <table:table-cell office:value-type="float" office:value="13461">
                <text:p>13461</text:p>
              </table:table-cell>
              <table:table-cell office:value-type="float" office:value="19326">
                <text:p>19326</text:p>
              </table:table-cell>
            </table:table-row>
            <table:table-row>
              <table:table-cell office:value-type="string">
                <text:p>203</text:p>
              </table:table-cell>
              <table:table-cell office:value-type="float" office:value="12561">
                <text:p>12561</text:p>
              </table:table-cell>
              <table:table-cell office:value-type="float" office:value="19338">
                <text:p>19338</text:p>
              </table:table-cell>
            </table:table-row>
            <table:table-row>
              <table:table-cell office:value-type="string">
                <text:p>204</text:p>
              </table:table-cell>
              <table:table-cell office:value-type="float" office:value="12661">
                <text:p>12661</text:p>
              </table:table-cell>
              <table:table-cell office:value-type="float" office:value="19413">
                <text:p>19413</text:p>
              </table:table-cell>
            </table:table-row>
            <table:table-row>
              <table:table-cell office:value-type="string">
                <text:p>205</text:p>
              </table:table-cell>
              <table:table-cell office:value-type="float" office:value="13662">
                <text:p>13662</text:p>
              </table:table-cell>
              <table:table-cell office:value-type="float" office:value="19524">
                <text:p>19524</text:p>
              </table:table-cell>
            </table:table-row>
            <table:table-row>
              <table:table-cell office:value-type="string">
                <text:p>206</text:p>
              </table:table-cell>
              <table:table-cell office:value-type="float" office:value="13361">
                <text:p>13361</text:p>
              </table:table-cell>
              <table:table-cell office:value-type="float" office:value="19497">
                <text:p>19497</text:p>
              </table:table-cell>
            </table:table-row>
            <table:table-row>
              <table:table-cell office:value-type="string">
                <text:p>207</text:p>
              </table:table-cell>
              <table:table-cell office:value-type="float" office:value="13560">
                <text:p>13560</text:p>
              </table:table-cell>
              <table:table-cell office:value-type="float" office:value="19506">
                <text:p>19506</text:p>
              </table:table-cell>
            </table:table-row>
            <table:table-row>
              <table:table-cell office:value-type="string">
                <text:p>208</text:p>
              </table:table-cell>
              <table:table-cell office:value-type="float" office:value="13361">
                <text:p>13361</text:p>
              </table:table-cell>
              <table:table-cell office:value-type="float" office:value="19662">
                <text:p>19662</text:p>
              </table:table-cell>
            </table:table-row>
            <table:table-row>
              <table:table-cell office:value-type="string">
                <text:p>209</text:p>
              </table:table-cell>
              <table:table-cell office:value-type="float" office:value="13561">
                <text:p>13561</text:p>
              </table:table-cell>
              <table:table-cell office:value-type="float" office:value="19558">
                <text:p>19558</text:p>
              </table:table-cell>
            </table:table-row>
            <table:table-row>
              <table:table-cell office:value-type="string">
                <text:p>210</text:p>
              </table:table-cell>
              <table:table-cell office:value-type="float" office:value="12561">
                <text:p>12561</text:p>
              </table:table-cell>
              <table:table-cell office:value-type="float" office:value="19471">
                <text:p>19471</text:p>
              </table:table-cell>
            </table:table-row>
            <table:table-row>
              <table:table-cell office:value-type="string">
                <text:p>211</text:p>
              </table:table-cell>
              <table:table-cell office:value-type="float" office:value="12561">
                <text:p>12561</text:p>
              </table:table-cell>
              <table:table-cell office:value-type="float" office:value="19409">
                <text:p>19409</text:p>
              </table:table-cell>
            </table:table-row>
            <table:table-row>
              <table:table-cell office:value-type="string">
                <text:p>212</text:p>
              </table:table-cell>
              <table:table-cell office:value-type="float" office:value="12661">
                <text:p>12661</text:p>
              </table:table-cell>
              <table:table-cell office:value-type="float" office:value="19609">
                <text:p>19609</text:p>
              </table:table-cell>
            </table:table-row>
            <table:table-row>
              <table:table-cell office:value-type="string">
                <text:p>213</text:p>
              </table:table-cell>
              <table:table-cell office:value-type="float" office:value="13361">
                <text:p>13361</text:p>
              </table:table-cell>
              <table:table-cell office:value-type="float" office:value="19434">
                <text:p>19434</text:p>
              </table:table-cell>
            </table:table-row>
            <table:table-row>
              <table:table-cell office:value-type="string">
                <text:p>214</text:p>
              </table:table-cell>
              <table:table-cell office:value-type="float" office:value="13361">
                <text:p>13361</text:p>
              </table:table-cell>
              <table:table-cell office:value-type="float" office:value="19277">
                <text:p>19277</text:p>
              </table:table-cell>
            </table:table-row>
            <table:table-row>
              <table:table-cell office:value-type="string">
                <text:p>215</text:p>
              </table:table-cell>
              <table:table-cell office:value-type="float" office:value="13361">
                <text:p>13361</text:p>
              </table:table-cell>
              <table:table-cell office:value-type="float" office:value="19387">
                <text:p>19387</text:p>
              </table:table-cell>
            </table:table-row>
            <table:table-row>
              <table:table-cell office:value-type="string">
                <text:p>216</text:p>
              </table:table-cell>
              <table:table-cell office:value-type="float" office:value="13461">
                <text:p>13461</text:p>
              </table:table-cell>
              <table:table-cell office:value-type="float" office:value="19734">
                <text:p>19734</text:p>
              </table:table-cell>
            </table:table-row>
            <table:table-row>
              <table:table-cell office:value-type="string">
                <text:p>217</text:p>
              </table:table-cell>
              <table:table-cell office:value-type="float" office:value="13561">
                <text:p>13561</text:p>
              </table:table-cell>
              <table:table-cell office:value-type="float" office:value="19439">
                <text:p>19439</text:p>
              </table:table-cell>
            </table:table-row>
            <table:table-row>
              <table:table-cell office:value-type="string">
                <text:p>218</text:p>
              </table:table-cell>
              <table:table-cell office:value-type="float" office:value="13561">
                <text:p>13561</text:p>
              </table:table-cell>
              <table:table-cell office:value-type="float" office:value="19378">
                <text:p>19378</text:p>
              </table:table-cell>
            </table:table-row>
            <table:table-row>
              <table:table-cell office:value-type="string">
                <text:p>219</text:p>
              </table:table-cell>
              <table:table-cell office:value-type="float" office:value="13661">
                <text:p>13661</text:p>
              </table:table-cell>
              <table:table-cell office:value-type="float" office:value="19485">
                <text:p>19485</text:p>
              </table:table-cell>
            </table:table-row>
            <table:table-row>
              <table:table-cell office:value-type="string">
                <text:p>220</text:p>
              </table:table-cell>
              <table:table-cell office:value-type="float" office:value="13361">
                <text:p>13361</text:p>
              </table:table-cell>
              <table:table-cell office:value-type="float" office:value="19492">
                <text:p>19492</text:p>
              </table:table-cell>
            </table:table-row>
            <table:table-row>
              <table:table-cell office:value-type="string">
                <text:p>221</text:p>
              </table:table-cell>
              <table:table-cell office:value-type="float" office:value="12661">
                <text:p>12661</text:p>
              </table:table-cell>
              <table:table-cell office:value-type="float" office:value="19668">
                <text:p>19668</text:p>
              </table:table-cell>
            </table:table-row>
            <table:table-row>
              <table:table-cell office:value-type="string">
                <text:p>222</text:p>
              </table:table-cell>
              <table:table-cell office:value-type="float" office:value="13561">
                <text:p>13561</text:p>
              </table:table-cell>
              <table:table-cell office:value-type="float" office:value="19708">
                <text:p>19708</text:p>
              </table:table-cell>
            </table:table-row>
            <table:table-row>
              <table:table-cell office:value-type="string">
                <text:p>223</text:p>
              </table:table-cell>
              <table:table-cell office:value-type="float" office:value="13361">
                <text:p>13361</text:p>
              </table:table-cell>
              <table:table-cell office:value-type="float" office:value="19815">
                <text:p>19815</text:p>
              </table:table-cell>
            </table:table-row>
            <table:table-row>
              <table:table-cell office:value-type="string">
                <text:p>224</text:p>
              </table:table-cell>
              <table:table-cell office:value-type="float" office:value="12561">
                <text:p>12561</text:p>
              </table:table-cell>
              <table:table-cell office:value-type="float" office:value="19498">
                <text:p>19498</text:p>
              </table:table-cell>
            </table:table-row>
            <table:table-row>
              <table:table-cell office:value-type="string">
                <text:p>225</text:p>
              </table:table-cell>
              <table:table-cell office:value-type="float" office:value="12661">
                <text:p>12661</text:p>
              </table:table-cell>
              <table:table-cell office:value-type="float" office:value="19529">
                <text:p>19529</text:p>
              </table:table-cell>
            </table:table-row>
            <table:table-row>
              <table:table-cell office:value-type="string">
                <text:p>226</text:p>
              </table:table-cell>
              <table:table-cell office:value-type="float" office:value="12561">
                <text:p>12561</text:p>
              </table:table-cell>
              <table:table-cell office:value-type="float" office:value="19481">
                <text:p>19481</text:p>
              </table:table-cell>
            </table:table-row>
            <table:table-row>
              <table:table-cell office:value-type="string">
                <text:p>227</text:p>
              </table:table-cell>
              <table:table-cell office:value-type="float" office:value="12661">
                <text:p>12661</text:p>
              </table:table-cell>
              <table:table-cell office:value-type="float" office:value="19312">
                <text:p>19312</text:p>
              </table:table-cell>
            </table:table-row>
            <table:table-row>
              <table:table-cell office:value-type="string">
                <text:p>228</text:p>
              </table:table-cell>
              <table:table-cell office:value-type="float" office:value="13561">
                <text:p>13561</text:p>
              </table:table-cell>
              <table:table-cell office:value-type="float" office:value="19099">
                <text:p>19099</text:p>
              </table:table-cell>
            </table:table-row>
            <table:table-row>
              <table:table-cell office:value-type="string">
                <text:p>229</text:p>
              </table:table-cell>
              <table:table-cell office:value-type="float" office:value="13361">
                <text:p>13361</text:p>
              </table:table-cell>
              <table:table-cell office:value-type="float" office:value="19368">
                <text:p>19368</text:p>
              </table:table-cell>
            </table:table-row>
            <table:table-row>
              <table:table-cell office:value-type="string">
                <text:p>230</text:p>
              </table:table-cell>
              <table:table-cell office:value-type="float" office:value="12661">
                <text:p>12661</text:p>
              </table:table-cell>
              <table:table-cell office:value-type="float" office:value="19393">
                <text:p>19393</text:p>
              </table:table-cell>
            </table:table-row>
            <table:table-row>
              <table:table-cell office:value-type="string">
                <text:p>231</text:p>
              </table:table-cell>
              <table:table-cell office:value-type="float" office:value="12661">
                <text:p>12661</text:p>
              </table:table-cell>
              <table:table-cell office:value-type="float" office:value="19323">
                <text:p>19323</text:p>
              </table:table-cell>
            </table:table-row>
            <table:table-row>
              <table:table-cell office:value-type="string">
                <text:p>232</text:p>
              </table:table-cell>
              <table:table-cell office:value-type="float" office:value="12661">
                <text:p>12661</text:p>
              </table:table-cell>
              <table:table-cell office:value-type="float" office:value="19402">
                <text:p>19402</text:p>
              </table:table-cell>
            </table:table-row>
            <table:table-row>
              <table:table-cell office:value-type="string">
                <text:p>233</text:p>
              </table:table-cell>
              <table:table-cell office:value-type="float" office:value="13361">
                <text:p>13361</text:p>
              </table:table-cell>
              <table:table-cell office:value-type="float" office:value="19446">
                <text:p>19446</text:p>
              </table:table-cell>
            </table:table-row>
            <table:table-row>
              <table:table-cell office:value-type="string">
                <text:p>234</text:p>
              </table:table-cell>
              <table:table-cell office:value-type="float" office:value="12661">
                <text:p>12661</text:p>
              </table:table-cell>
              <table:table-cell office:value-type="float" office:value="19531">
                <text:p>19531</text:p>
              </table:table-cell>
            </table:table-row>
            <table:table-row>
              <table:table-cell office:value-type="string">
                <text:p>235</text:p>
              </table:table-cell>
              <table:table-cell office:value-type="float" office:value="12661">
                <text:p>12661</text:p>
              </table:table-cell>
              <table:table-cell office:value-type="float" office:value="19286">
                <text:p>19286</text:p>
              </table:table-cell>
            </table:table-row>
            <table:table-row>
              <table:table-cell office:value-type="string">
                <text:p>236</text:p>
              </table:table-cell>
              <table:table-cell office:value-type="float" office:value="12561">
                <text:p>12561</text:p>
              </table:table-cell>
              <table:table-cell office:value-type="float" office:value="19457">
                <text:p>19457</text:p>
              </table:table-cell>
            </table:table-row>
            <table:table-row>
              <table:table-cell office:value-type="string">
                <text:p>237</text:p>
              </table:table-cell>
              <table:table-cell office:value-type="float" office:value="13361">
                <text:p>13361</text:p>
              </table:table-cell>
              <table:table-cell office:value-type="float" office:value="19491">
                <text:p>19491</text:p>
              </table:table-cell>
            </table:table-row>
            <table:table-row>
              <table:table-cell office:value-type="string">
                <text:p>238</text:p>
              </table:table-cell>
              <table:table-cell office:value-type="float" office:value="12561">
                <text:p>12561</text:p>
              </table:table-cell>
              <table:table-cell office:value-type="float" office:value="19457">
                <text:p>19457</text:p>
              </table:table-cell>
            </table:table-row>
            <table:table-row>
              <table:table-cell office:value-type="string">
                <text:p>239</text:p>
              </table:table-cell>
              <table:table-cell office:value-type="float" office:value="13361">
                <text:p>13361</text:p>
              </table:table-cell>
              <table:table-cell office:value-type="float" office:value="19115">
                <text:p>19115</text:p>
              </table:table-cell>
            </table:table-row>
            <table:table-row>
              <table:table-cell office:value-type="string">
                <text:p>240</text:p>
              </table:table-cell>
              <table:table-cell office:value-type="float" office:value="12661">
                <text:p>12661</text:p>
              </table:table-cell>
              <table:table-cell office:value-type="float" office:value="19039">
                <text:p>19039</text:p>
              </table:table-cell>
            </table:table-row>
            <table:table-row>
              <table:table-cell office:value-type="string">
                <text:p>241</text:p>
              </table:table-cell>
              <table:table-cell office:value-type="float" office:value="12562">
                <text:p>12562</text:p>
              </table:table-cell>
              <table:table-cell office:value-type="float" office:value="19165">
                <text:p>19165</text:p>
              </table:table-cell>
            </table:table-row>
            <table:table-row>
              <table:table-cell office:value-type="string">
                <text:p>242</text:p>
              </table:table-cell>
              <table:table-cell office:value-type="float" office:value="12661">
                <text:p>12661</text:p>
              </table:table-cell>
              <table:table-cell office:value-type="float" office:value="19325">
                <text:p>19325</text:p>
              </table:table-cell>
            </table:table-row>
            <table:table-row>
              <table:table-cell office:value-type="string">
                <text:p>243</text:p>
              </table:table-cell>
              <table:table-cell office:value-type="float" office:value="13461">
                <text:p>13461</text:p>
              </table:table-cell>
              <table:table-cell office:value-type="float" office:value="19442">
                <text:p>19442</text:p>
              </table:table-cell>
            </table:table-row>
            <table:table-row>
              <table:table-cell office:value-type="string">
                <text:p>244</text:p>
              </table:table-cell>
              <table:table-cell office:value-type="float" office:value="12662">
                <text:p>12662</text:p>
              </table:table-cell>
              <table:table-cell office:value-type="float" office:value="19224">
                <text:p>19224</text:p>
              </table:table-cell>
            </table:table-row>
            <table:table-row>
              <table:table-cell office:value-type="string">
                <text:p>245</text:p>
              </table:table-cell>
              <table:table-cell office:value-type="float" office:value="12662">
                <text:p>12662</text:p>
              </table:table-cell>
              <table:table-cell office:value-type="float" office:value="19084">
                <text:p>19084</text:p>
              </table:table-cell>
            </table:table-row>
            <table:table-row>
              <table:table-cell office:value-type="string">
                <text:p>246</text:p>
              </table:table-cell>
              <table:table-cell office:value-type="float" office:value="13361">
                <text:p>13361</text:p>
              </table:table-cell>
              <table:table-cell office:value-type="float" office:value="19270">
                <text:p>19270</text:p>
              </table:table-cell>
            </table:table-row>
            <table:table-row>
              <table:table-cell office:value-type="string">
                <text:p>247</text:p>
              </table:table-cell>
              <table:table-cell office:value-type="float" office:value="13663">
                <text:p>13663</text:p>
              </table:table-cell>
              <table:table-cell office:value-type="float" office:value="19279">
                <text:p>19279</text:p>
              </table:table-cell>
            </table:table-row>
            <table:table-row>
              <table:table-cell office:value-type="string">
                <text:p>248</text:p>
              </table:table-cell>
              <table:table-cell office:value-type="float" office:value="12562">
                <text:p>12562</text:p>
              </table:table-cell>
              <table:table-cell office:value-type="float" office:value="19517">
                <text:p>19517</text:p>
              </table:table-cell>
            </table:table-row>
            <table:table-row>
              <table:table-cell office:value-type="string">
                <text:p>249</text:p>
              </table:table-cell>
              <table:table-cell office:value-type="float" office:value="12562">
                <text:p>12562</text:p>
              </table:table-cell>
              <table:table-cell office:value-type="float" office:value="19414">
                <text:p>19414</text:p>
              </table:table-cell>
            </table:table-row>
            <table:table-row>
              <table:table-cell office:value-type="string">
                <text:p>250</text:p>
              </table:table-cell>
              <table:table-cell office:value-type="float" office:value="13463">
                <text:p>13463</text:p>
              </table:table-cell>
              <table:table-cell office:value-type="float" office:value="19385">
                <text:p>19385</text:p>
              </table:table-cell>
            </table:table-row>
            <table:table-row>
              <table:table-cell office:value-type="string">
                <text:p>251</text:p>
              </table:table-cell>
              <table:table-cell office:value-type="float" office:value="13361">
                <text:p>13361</text:p>
              </table:table-cell>
              <table:table-cell office:value-type="float" office:value="19542">
                <text:p>19542</text:p>
              </table:table-cell>
            </table:table-row>
            <table:table-row>
              <table:table-cell office:value-type="string">
                <text:p>252</text:p>
              </table:table-cell>
              <table:table-cell office:value-type="float" office:value="12661">
                <text:p>12661</text:p>
              </table:table-cell>
              <table:table-cell office:value-type="float" office:value="19510">
                <text:p>19510</text:p>
              </table:table-cell>
            </table:table-row>
            <table:table-row>
              <table:table-cell office:value-type="string">
                <text:p>253</text:p>
              </table:table-cell>
              <table:table-cell office:value-type="float" office:value="13361">
                <text:p>13361</text:p>
              </table:table-cell>
              <table:table-cell office:value-type="float" office:value="19426">
                <text:p>19426</text:p>
              </table:table-cell>
            </table:table-row>
            <table:table-row>
              <table:table-cell office:value-type="string">
                <text:p>254</text:p>
              </table:table-cell>
              <table:table-cell office:value-type="float" office:value="12662">
                <text:p>12662</text:p>
              </table:table-cell>
              <table:table-cell office:value-type="float" office:value="19353">
                <text:p>19353</text:p>
              </table:table-cell>
            </table:table-row>
            <table:table-row>
              <table:table-cell office:value-type="string">
                <text:p>255</text:p>
              </table:table-cell>
              <table:table-cell office:value-type="float" office:value="13361">
                <text:p>13361</text:p>
              </table:table-cell>
              <table:table-cell office:value-type="float" office:value="19342">
                <text:p>19342</text:p>
              </table:table-cell>
            </table:table-row>
            <table:table-row>
              <table:table-cell office:value-type="string">
                <text:p>256</text:p>
              </table:table-cell>
              <table:table-cell office:value-type="float" office:value="13361">
                <text:p>13361</text:p>
              </table:table-cell>
              <table:table-cell office:value-type="float" office:value="19364">
                <text:p>19364</text:p>
              </table:table-cell>
            </table:table-row>
            <table:table-row>
              <table:table-cell office:value-type="string">
                <text:p>257</text:p>
              </table:table-cell>
              <table:table-cell office:value-type="float" office:value="13561">
                <text:p>13561</text:p>
              </table:table-cell>
              <table:table-cell office:value-type="float" office:value="19312">
                <text:p>19312</text:p>
              </table:table-cell>
            </table:table-row>
            <table:table-row>
              <table:table-cell office:value-type="string">
                <text:p>258</text:p>
              </table:table-cell>
              <table:table-cell office:value-type="float" office:value="13561">
                <text:p>13561</text:p>
              </table:table-cell>
              <table:table-cell office:value-type="float" office:value="19476">
                <text:p>19476</text:p>
              </table:table-cell>
            </table:table-row>
            <table:table-row>
              <table:table-cell office:value-type="string">
                <text:p>259</text:p>
              </table:table-cell>
              <table:table-cell office:value-type="float" office:value="13461">
                <text:p>13461</text:p>
              </table:table-cell>
              <table:table-cell office:value-type="float" office:value="19679">
                <text:p>19679</text:p>
              </table:table-cell>
            </table:table-row>
            <table:table-row>
              <table:table-cell office:value-type="string">
                <text:p>260</text:p>
              </table:table-cell>
              <table:table-cell office:value-type="float" office:value="12561">
                <text:p>12561</text:p>
              </table:table-cell>
              <table:table-cell office:value-type="float" office:value="19588">
                <text:p>19588</text:p>
              </table:table-cell>
            </table:table-row>
            <table:table-row>
              <table:table-cell office:value-type="string">
                <text:p>261</text:p>
              </table:table-cell>
              <table:table-cell office:value-type="float" office:value="13361">
                <text:p>13361</text:p>
              </table:table-cell>
              <table:table-cell office:value-type="float" office:value="19266">
                <text:p>19266</text:p>
              </table:table-cell>
            </table:table-row>
            <table:table-row>
              <table:table-cell office:value-type="string">
                <text:p>262</text:p>
              </table:table-cell>
              <table:table-cell office:value-type="float" office:value="13361">
                <text:p>13361</text:p>
              </table:table-cell>
              <table:table-cell office:value-type="float" office:value="19381">
                <text:p>19381</text:p>
              </table:table-cell>
            </table:table-row>
            <table:table-row>
              <table:table-cell office:value-type="string">
                <text:p>263</text:p>
              </table:table-cell>
              <table:table-cell office:value-type="float" office:value="13561">
                <text:p>13561</text:p>
              </table:table-cell>
              <table:table-cell office:value-type="float" office:value="19574">
                <text:p>19574</text:p>
              </table:table-cell>
            </table:table-row>
            <table:table-row>
              <table:table-cell office:value-type="string">
                <text:p>264</text:p>
              </table:table-cell>
              <table:table-cell office:value-type="float" office:value="13361">
                <text:p>13361</text:p>
              </table:table-cell>
              <table:table-cell office:value-type="float" office:value="19735">
                <text:p>19735</text:p>
              </table:table-cell>
            </table:table-row>
            <table:table-row>
              <table:table-cell office:value-type="string">
                <text:p>265</text:p>
              </table:table-cell>
              <table:table-cell office:value-type="float" office:value="13361">
                <text:p>13361</text:p>
              </table:table-cell>
              <table:table-cell office:value-type="float" office:value="19416">
                <text:p>19416</text:p>
              </table:table-cell>
            </table:table-row>
            <table:table-row>
              <table:table-cell office:value-type="string">
                <text:p>266</text:p>
              </table:table-cell>
              <table:table-cell office:value-type="float" office:value="12561">
                <text:p>12561</text:p>
              </table:table-cell>
              <table:table-cell office:value-type="float" office:value="19481">
                <text:p>19481</text:p>
              </table:table-cell>
            </table:table-row>
            <table:table-row>
              <table:table-cell office:value-type="string">
                <text:p>267</text:p>
              </table:table-cell>
              <table:table-cell office:value-type="float" office:value="12561">
                <text:p>12561</text:p>
              </table:table-cell>
              <table:table-cell office:value-type="float" office:value="19151">
                <text:p>19151</text:p>
              </table:table-cell>
            </table:table-row>
            <table:table-row>
              <table:table-cell office:value-type="string">
                <text:p>268</text:p>
              </table:table-cell>
              <table:table-cell office:value-type="float" office:value="12560">
                <text:p>12560</text:p>
              </table:table-cell>
              <table:table-cell office:value-type="float" office:value="19246">
                <text:p>19246</text:p>
              </table:table-cell>
            </table:table-row>
            <table:table-row>
              <table:table-cell office:value-type="string">
                <text:p>269</text:p>
              </table:table-cell>
              <table:table-cell office:value-type="float" office:value="12561">
                <text:p>12561</text:p>
              </table:table-cell>
              <table:table-cell office:value-type="float" office:value="19083">
                <text:p>19083</text:p>
              </table:table-cell>
            </table:table-row>
            <table:table-row>
              <table:table-cell office:value-type="string">
                <text:p>270</text:p>
              </table:table-cell>
              <table:table-cell office:value-type="float" office:value="13360">
                <text:p>13360</text:p>
              </table:table-cell>
              <table:table-cell office:value-type="float" office:value="19226">
                <text:p>19226</text:p>
              </table:table-cell>
            </table:table-row>
            <table:table-row>
              <table:table-cell office:value-type="string">
                <text:p>271</text:p>
              </table:table-cell>
              <table:table-cell office:value-type="float" office:value="12561">
                <text:p>12561</text:p>
              </table:table-cell>
              <table:table-cell office:value-type="float" office:value="19202">
                <text:p>19202</text:p>
              </table:table-cell>
            </table:table-row>
            <table:table-row>
              <table:table-cell office:value-type="string">
                <text:p>272</text:p>
              </table:table-cell>
              <table:table-cell office:value-type="float" office:value="12561">
                <text:p>12561</text:p>
              </table:table-cell>
              <table:table-cell office:value-type="float" office:value="19341">
                <text:p>19341</text:p>
              </table:table-cell>
            </table:table-row>
            <table:table-row>
              <table:table-cell office:value-type="string">
                <text:p>273</text:p>
              </table:table-cell>
              <table:table-cell office:value-type="float" office:value="13361">
                <text:p>13361</text:p>
              </table:table-cell>
              <table:table-cell office:value-type="float" office:value="19267">
                <text:p>19267</text:p>
              </table:table-cell>
            </table:table-row>
            <table:table-row>
              <table:table-cell office:value-type="string">
                <text:p>274</text:p>
              </table:table-cell>
              <table:table-cell office:value-type="float" office:value="13361">
                <text:p>13361</text:p>
              </table:table-cell>
              <table:table-cell office:value-type="float" office:value="19261">
                <text:p>19261</text:p>
              </table:table-cell>
            </table:table-row>
            <table:table-row>
              <table:table-cell office:value-type="string">
                <text:p>275</text:p>
              </table:table-cell>
              <table:table-cell office:value-type="float" office:value="13360">
                <text:p>13360</text:p>
              </table:table-cell>
              <table:table-cell office:value-type="float" office:value="19333">
                <text:p>19333</text:p>
              </table:table-cell>
            </table:table-row>
            <table:table-row>
              <table:table-cell office:value-type="string">
                <text:p>276</text:p>
              </table:table-cell>
              <table:table-cell office:value-type="float" office:value="13361">
                <text:p>13361</text:p>
              </table:table-cell>
              <table:table-cell office:value-type="float" office:value="19189">
                <text:p>19189</text:p>
              </table:table-cell>
            </table:table-row>
            <table:table-row>
              <table:table-cell office:value-type="string">
                <text:p>277</text:p>
              </table:table-cell>
              <table:table-cell office:value-type="float" office:value="12560">
                <text:p>12560</text:p>
              </table:table-cell>
              <table:table-cell office:value-type="float" office:value="19136">
                <text:p>19136</text:p>
              </table:table-cell>
            </table:table-row>
            <table:table-row>
              <table:table-cell office:value-type="string">
                <text:p>278</text:p>
              </table:table-cell>
              <table:table-cell office:value-type="float" office:value="12562">
                <text:p>12562</text:p>
              </table:table-cell>
              <table:table-cell office:value-type="float" office:value="19118">
                <text:p>19118</text:p>
              </table:table-cell>
            </table:table-row>
            <table:table-row>
              <table:table-cell office:value-type="string">
                <text:p>279</text:p>
              </table:table-cell>
              <table:table-cell office:value-type="float" office:value="13360">
                <text:p>13360</text:p>
              </table:table-cell>
              <table:table-cell office:value-type="float" office:value="19283">
                <text:p>19283</text:p>
              </table:table-cell>
            </table:table-row>
            <table:table-row>
              <table:table-cell office:value-type="string">
                <text:p>280</text:p>
              </table:table-cell>
              <table:table-cell office:value-type="float" office:value="13361">
                <text:p>13361</text:p>
              </table:table-cell>
              <table:table-cell office:value-type="float" office:value="19151">
                <text:p>19151</text:p>
              </table:table-cell>
            </table:table-row>
            <table:table-row>
              <table:table-cell office:value-type="string">
                <text:p>281</text:p>
              </table:table-cell>
              <table:table-cell office:value-type="float" office:value="13261">
                <text:p>13261</text:p>
              </table:table-cell>
              <table:table-cell office:value-type="float" office:value="19148">
                <text:p>19148</text:p>
              </table:table-cell>
            </table:table-row>
            <table:table-row>
              <table:table-cell office:value-type="string">
                <text:p>282</text:p>
              </table:table-cell>
              <table:table-cell office:value-type="float" office:value="12561">
                <text:p>12561</text:p>
              </table:table-cell>
              <table:table-cell office:value-type="float" office:value="19402">
                <text:p>19402</text:p>
              </table:table-cell>
            </table:table-row>
            <table:table-row>
              <table:table-cell office:value-type="string">
                <text:p>283</text:p>
              </table:table-cell>
              <table:table-cell office:value-type="float" office:value="13461">
                <text:p>13461</text:p>
              </table:table-cell>
              <table:table-cell office:value-type="float" office:value="19380">
                <text:p>19380</text:p>
              </table:table-cell>
            </table:table-row>
            <table:table-row>
              <table:table-cell office:value-type="string">
                <text:p>284</text:p>
              </table:table-cell>
              <table:table-cell office:value-type="float" office:value="13662">
                <text:p>13662</text:p>
              </table:table-cell>
              <table:table-cell office:value-type="float" office:value="19540">
                <text:p>19540</text:p>
              </table:table-cell>
            </table:table-row>
            <table:table-row>
              <table:table-cell office:value-type="string">
                <text:p>285</text:p>
              </table:table-cell>
              <table:table-cell office:value-type="float" office:value="13460">
                <text:p>13460</text:p>
              </table:table-cell>
              <table:table-cell office:value-type="float" office:value="19754">
                <text:p>19754</text:p>
              </table:table-cell>
            </table:table-row>
            <table:table-row>
              <table:table-cell office:value-type="string">
                <text:p>286</text:p>
              </table:table-cell>
              <table:table-cell office:value-type="float" office:value="12661">
                <text:p>12661</text:p>
              </table:table-cell>
              <table:table-cell office:value-type="float" office:value="19650">
                <text:p>19650</text:p>
              </table:table-cell>
            </table:table-row>
            <table:table-row>
              <table:table-cell office:value-type="string">
                <text:p>287</text:p>
              </table:table-cell>
              <table:table-cell office:value-type="float" office:value="13263">
                <text:p>13263</text:p>
              </table:table-cell>
              <table:table-cell office:value-type="float" office:value="19534">
                <text:p>19534</text:p>
              </table:table-cell>
            </table:table-row>
            <table:table-row>
              <table:table-cell office:value-type="string">
                <text:p>288</text:p>
              </table:table-cell>
              <table:table-cell office:value-type="float" office:value="13460">
                <text:p>13460</text:p>
              </table:table-cell>
              <table:table-cell office:value-type="float" office:value="19283">
                <text:p>19283</text:p>
              </table:table-cell>
            </table:table-row>
            <table:table-row>
              <table:table-cell office:value-type="string">
                <text:p>289</text:p>
              </table:table-cell>
              <table:table-cell office:value-type="float" office:value="12661">
                <text:p>12661</text:p>
              </table:table-cell>
              <table:table-cell office:value-type="float" office:value="19390">
                <text:p>19390</text:p>
              </table:table-cell>
            </table:table-row>
            <table:table-row>
              <table:table-cell office:value-type="string">
                <text:p>290</text:p>
              </table:table-cell>
              <table:table-cell office:value-type="float" office:value="13361">
                <text:p>13361</text:p>
              </table:table-cell>
              <table:table-cell office:value-type="float" office:value="19413">
                <text:p>19413</text:p>
              </table:table-cell>
            </table:table-row>
            <table:table-row>
              <table:table-cell office:value-type="string">
                <text:p>291</text:p>
              </table:table-cell>
              <table:table-cell office:value-type="float" office:value="13358">
                <text:p>13358</text:p>
              </table:table-cell>
              <table:table-cell office:value-type="float" office:value="19336">
                <text:p>19336</text:p>
              </table:table-cell>
            </table:table-row>
            <table:table-row>
              <table:table-cell office:value-type="string">
                <text:p>292</text:p>
              </table:table-cell>
              <table:table-cell office:value-type="float" office:value="13661">
                <text:p>13661</text:p>
              </table:table-cell>
              <table:table-cell office:value-type="float" office:value="19298">
                <text:p>19298</text:p>
              </table:table-cell>
            </table:table-row>
            <table:table-row>
              <table:table-cell office:value-type="string">
                <text:p>293</text:p>
              </table:table-cell>
              <table:table-cell office:value-type="float" office:value="12662">
                <text:p>12662</text:p>
              </table:table-cell>
              <table:table-cell office:value-type="float" office:value="19521">
                <text:p>19521</text:p>
              </table:table-cell>
            </table:table-row>
            <table:table-row>
              <table:table-cell office:value-type="string">
                <text:p>294</text:p>
              </table:table-cell>
              <table:table-cell office:value-type="float" office:value="12864">
                <text:p>12864</text:p>
              </table:table-cell>
              <table:table-cell office:value-type="float" office:value="19341">
                <text:p>19341</text:p>
              </table:table-cell>
            </table:table-row>
            <table:table-row>
              <table:table-cell office:value-type="string">
                <text:p>295</text:p>
              </table:table-cell>
              <table:table-cell office:value-type="float" office:value="13361">
                <text:p>13361</text:p>
              </table:table-cell>
              <table:table-cell office:value-type="float" office:value="19333">
                <text:p>19333</text:p>
              </table:table-cell>
            </table:table-row>
            <table:table-row>
              <table:table-cell office:value-type="string">
                <text:p>296</text:p>
              </table:table-cell>
              <table:table-cell office:value-type="float" office:value="13561">
                <text:p>13561</text:p>
              </table:table-cell>
              <table:table-cell office:value-type="float" office:value="19402">
                <text:p>19402</text:p>
              </table:table-cell>
            </table:table-row>
            <table:table-row>
              <table:table-cell office:value-type="string">
                <text:p>297</text:p>
              </table:table-cell>
              <table:table-cell office:value-type="float" office:value="13362">
                <text:p>13362</text:p>
              </table:table-cell>
              <table:table-cell office:value-type="float" office:value="19287">
                <text:p>19287</text:p>
              </table:table-cell>
            </table:table-row>
            <table:table-row>
              <table:table-cell office:value-type="string">
                <text:p>298</text:p>
              </table:table-cell>
              <table:table-cell office:value-type="float" office:value="12561">
                <text:p>12561</text:p>
              </table:table-cell>
              <table:table-cell office:value-type="float" office:value="19300">
                <text:p>19300</text:p>
              </table:table-cell>
            </table:table-row>
            <table:table-row>
              <table:table-cell office:value-type="string">
                <text:p>299</text:p>
              </table:table-cell>
              <table:table-cell office:value-type="float" office:value="13362">
                <text:p>13362</text:p>
              </table:table-cell>
              <table:table-cell office:value-type="float" office:value="19326">
                <text:p>19326</text:p>
              </table:table-cell>
            </table:table-row>
            <table:table-row>
              <table:table-cell office:value-type="string">
                <text:p>300</text:p>
              </table:table-cell>
              <table:table-cell office:value-type="float" office:value="13363">
                <text:p>13363</text:p>
              </table:table-cell>
              <table:table-cell office:value-type="float" office:value="19384">
                <text:p>19384</text:p>
              </table:table-cell>
            </table:table-row>
            <table:table-row>
              <table:table-cell office:value-type="string">
                <text:p>301</text:p>
              </table:table-cell>
              <table:table-cell office:value-type="float" office:value="13360">
                <text:p>13360</text:p>
              </table:table-cell>
              <table:table-cell office:value-type="float" office:value="19263">
                <text:p>19263</text:p>
              </table:table-cell>
            </table:table-row>
            <table:table-row>
              <table:table-cell office:value-type="string">
                <text:p>302</text:p>
              </table:table-cell>
              <table:table-cell office:value-type="float" office:value="13360">
                <text:p>13360</text:p>
              </table:table-cell>
              <table:table-cell office:value-type="float" office:value="19311">
                <text:p>19311</text:p>
              </table:table-cell>
            </table:table-row>
            <table:table-row>
              <table:table-cell office:value-type="string">
                <text:p>303</text:p>
              </table:table-cell>
              <table:table-cell office:value-type="float" office:value="13361">
                <text:p>13361</text:p>
              </table:table-cell>
              <table:table-cell office:value-type="float" office:value="19347">
                <text:p>19347</text:p>
              </table:table-cell>
            </table:table-row>
            <table:table-row>
              <table:table-cell office:value-type="string">
                <text:p>304</text:p>
              </table:table-cell>
              <table:table-cell office:value-type="float" office:value="13361">
                <text:p>13361</text:p>
              </table:table-cell>
              <table:table-cell office:value-type="float" office:value="19189">
                <text:p>19189</text:p>
              </table:table-cell>
            </table:table-row>
            <table:table-row>
              <table:table-cell office:value-type="string">
                <text:p>305</text:p>
              </table:table-cell>
              <table:table-cell office:value-type="float" office:value="12560">
                <text:p>12560</text:p>
              </table:table-cell>
              <table:table-cell office:value-type="float" office:value="19258">
                <text:p>19258</text:p>
              </table:table-cell>
            </table:table-row>
            <table:table-row>
              <table:table-cell office:value-type="string">
                <text:p>306</text:p>
              </table:table-cell>
              <table:table-cell office:value-type="float" office:value="13361">
                <text:p>13361</text:p>
              </table:table-cell>
              <table:table-cell office:value-type="float" office:value="19185">
                <text:p>19185</text:p>
              </table:table-cell>
            </table:table-row>
            <table:table-row>
              <table:table-cell office:value-type="string">
                <text:p>307</text:p>
              </table:table-cell>
              <table:table-cell office:value-type="float" office:value="12560">
                <text:p>12560</text:p>
              </table:table-cell>
              <table:table-cell office:value-type="float" office:value="19043">
                <text:p>19043</text:p>
              </table:table-cell>
            </table:table-row>
            <table:table-row>
              <table:table-cell office:value-type="string">
                <text:p>308</text:p>
              </table:table-cell>
              <table:table-cell office:value-type="float" office:value="13361">
                <text:p>13361</text:p>
              </table:table-cell>
              <table:table-cell office:value-type="float" office:value="19046">
                <text:p>19046</text:p>
              </table:table-cell>
            </table:table-row>
            <table:table-row>
              <table:table-cell office:value-type="string">
                <text:p>309</text:p>
              </table:table-cell>
              <table:table-cell office:value-type="float" office:value="12760">
                <text:p>12760</text:p>
              </table:table-cell>
              <table:table-cell office:value-type="float" office:value="19117">
                <text:p>19117</text:p>
              </table:table-cell>
            </table:table-row>
            <table:table-row>
              <table:table-cell office:value-type="string">
                <text:p>310</text:p>
              </table:table-cell>
              <table:table-cell office:value-type="float" office:value="13460">
                <text:p>13460</text:p>
              </table:table-cell>
              <table:table-cell office:value-type="float" office:value="19140">
                <text:p>19140</text:p>
              </table:table-cell>
            </table:table-row>
            <table:table-row>
              <table:table-cell office:value-type="string">
                <text:p>311</text:p>
              </table:table-cell>
              <table:table-cell office:value-type="float" office:value="12560">
                <text:p>12560</text:p>
              </table:table-cell>
              <table:table-cell office:value-type="float" office:value="19288">
                <text:p>19288</text:p>
              </table:table-cell>
            </table:table-row>
            <table:table-row>
              <table:table-cell office:value-type="string">
                <text:p>312</text:p>
              </table:table-cell>
              <table:table-cell office:value-type="float" office:value="13459">
                <text:p>13459</text:p>
              </table:table-cell>
              <table:table-cell office:value-type="float" office:value="19372">
                <text:p>19372</text:p>
              </table:table-cell>
            </table:table-row>
            <table:table-row>
              <table:table-cell office:value-type="string">
                <text:p>313</text:p>
              </table:table-cell>
              <table:table-cell office:value-type="float" office:value="13360">
                <text:p>13360</text:p>
              </table:table-cell>
              <table:table-cell office:value-type="float" office:value="19395">
                <text:p>19395</text:p>
              </table:table-cell>
            </table:table-row>
            <table:table-row>
              <table:table-cell office:value-type="string">
                <text:p>314</text:p>
              </table:table-cell>
              <table:table-cell office:value-type="float" office:value="13361">
                <text:p>13361</text:p>
              </table:table-cell>
              <table:table-cell office:value-type="float" office:value="19447">
                <text:p>19447</text:p>
              </table:table-cell>
            </table:table-row>
            <table:table-row>
              <table:table-cell office:value-type="string">
                <text:p>315</text:p>
              </table:table-cell>
              <table:table-cell office:value-type="float" office:value="12560">
                <text:p>12560</text:p>
              </table:table-cell>
              <table:table-cell office:value-type="float" office:value="19423">
                <text:p>19423</text:p>
              </table:table-cell>
            </table:table-row>
            <table:table-row>
              <table:table-cell office:value-type="string">
                <text:p>316</text:p>
              </table:table-cell>
              <table:table-cell office:value-type="float" office:value="12560">
                <text:p>12560</text:p>
              </table:table-cell>
              <table:table-cell office:value-type="float" office:value="19182">
                <text:p>19182</text:p>
              </table:table-cell>
            </table:table-row>
            <table:table-row>
              <table:table-cell office:value-type="string">
                <text:p>317</text:p>
              </table:table-cell>
              <table:table-cell office:value-type="float" office:value="13360">
                <text:p>13360</text:p>
              </table:table-cell>
              <table:table-cell office:value-type="float" office:value="19082">
                <text:p>19082</text:p>
              </table:table-cell>
            </table:table-row>
            <table:table-row>
              <table:table-cell office:value-type="string">
                <text:p>318</text:p>
              </table:table-cell>
              <table:table-cell office:value-type="float" office:value="12559">
                <text:p>12559</text:p>
              </table:table-cell>
              <table:table-cell office:value-type="float" office:value="19122">
                <text:p>19122</text:p>
              </table:table-cell>
            </table:table-row>
            <table:table-row>
              <table:table-cell office:value-type="string">
                <text:p>319</text:p>
              </table:table-cell>
              <table:table-cell office:value-type="float" office:value="12660">
                <text:p>12660</text:p>
              </table:table-cell>
              <table:table-cell office:value-type="float" office:value="18976">
                <text:p>18976</text:p>
              </table:table-cell>
            </table:table-row>
            <table:table-row>
              <table:table-cell office:value-type="string">
                <text:p>320</text:p>
              </table:table-cell>
              <table:table-cell office:value-type="float" office:value="13359">
                <text:p>13359</text:p>
              </table:table-cell>
              <table:table-cell office:value-type="float" office:value="19075">
                <text:p>19075</text:p>
              </table:table-cell>
            </table:table-row>
            <table:table-row>
              <table:table-cell office:value-type="string">
                <text:p>321</text:p>
              </table:table-cell>
              <table:table-cell office:value-type="float" office:value="13461">
                <text:p>13461</text:p>
              </table:table-cell>
              <table:table-cell office:value-type="float" office:value="19182">
                <text:p>19182</text:p>
              </table:table-cell>
            </table:table-row>
            <table:table-row>
              <table:table-cell office:value-type="string">
                <text:p>322</text:p>
              </table:table-cell>
              <table:table-cell office:value-type="float" office:value="12561">
                <text:p>12561</text:p>
              </table:table-cell>
              <table:table-cell office:value-type="float" office:value="19259">
                <text:p>19259</text:p>
              </table:table-cell>
            </table:table-row>
            <table:table-row>
              <table:table-cell office:value-type="string">
                <text:p>323</text:p>
              </table:table-cell>
              <table:table-cell office:value-type="float" office:value="13261">
                <text:p>13261</text:p>
              </table:table-cell>
              <table:table-cell office:value-type="float" office:value="19415">
                <text:p>19415</text:p>
              </table:table-cell>
            </table:table-row>
            <table:table-row>
              <table:table-cell office:value-type="string">
                <text:p>324</text:p>
              </table:table-cell>
              <table:table-cell office:value-type="float" office:value="13361">
                <text:p>13361</text:p>
              </table:table-cell>
              <table:table-cell office:value-type="float" office:value="19293">
                <text:p>19293</text:p>
              </table:table-cell>
            </table:table-row>
            <table:table-row>
              <table:table-cell office:value-type="string">
                <text:p>325</text:p>
              </table:table-cell>
              <table:table-cell office:value-type="float" office:value="12560">
                <text:p>12560</text:p>
              </table:table-cell>
              <table:table-cell office:value-type="float" office:value="19261">
                <text:p>19261</text:p>
              </table:table-cell>
            </table:table-row>
            <table:table-row>
              <table:table-cell office:value-type="string">
                <text:p>326</text:p>
              </table:table-cell>
              <table:table-cell office:value-type="float" office:value="12560">
                <text:p>12560</text:p>
              </table:table-cell>
              <table:table-cell office:value-type="float" office:value="19250">
                <text:p>19250</text:p>
              </table:table-cell>
            </table:table-row>
            <table:table-row>
              <table:table-cell office:value-type="string">
                <text:p>327</text:p>
              </table:table-cell>
              <table:table-cell office:value-type="float" office:value="12561">
                <text:p>12561</text:p>
              </table:table-cell>
              <table:table-cell office:value-type="float" office:value="19143">
                <text:p>19143</text:p>
              </table:table-cell>
            </table:table-row>
            <table:table-row>
              <table:table-cell office:value-type="string">
                <text:p>328</text:p>
              </table:table-cell>
              <table:table-cell office:value-type="float" office:value="12460">
                <text:p>12460</text:p>
              </table:table-cell>
              <table:table-cell office:value-type="float" office:value="19132">
                <text:p>19132</text:p>
              </table:table-cell>
            </table:table-row>
            <table:table-row>
              <table:table-cell office:value-type="string">
                <text:p>329</text:p>
              </table:table-cell>
              <table:table-cell office:value-type="float" office:value="13261">
                <text:p>13261</text:p>
              </table:table-cell>
              <table:table-cell office:value-type="float" office:value="19128">
                <text:p>19128</text:p>
              </table:table-cell>
            </table:table-row>
            <table:table-row>
              <table:table-cell office:value-type="string">
                <text:p>330</text:p>
              </table:table-cell>
              <table:table-cell office:value-type="float" office:value="12461">
                <text:p>12461</text:p>
              </table:table-cell>
              <table:table-cell office:value-type="float" office:value="19206">
                <text:p>19206</text:p>
              </table:table-cell>
            </table:table-row>
            <table:table-row>
              <table:table-cell office:value-type="string">
                <text:p>331</text:p>
              </table:table-cell>
              <table:table-cell office:value-type="float" office:value="12460">
                <text:p>12460</text:p>
              </table:table-cell>
              <table:table-cell office:value-type="float" office:value="19219">
                <text:p>19219</text:p>
              </table:table-cell>
            </table:table-row>
            <table:table-row>
              <table:table-cell office:value-type="string">
                <text:p>332</text:p>
              </table:table-cell>
              <table:table-cell office:value-type="float" office:value="12560">
                <text:p>12560</text:p>
              </table:table-cell>
              <table:table-cell office:value-type="float" office:value="19357">
                <text:p>19357</text:p>
              </table:table-cell>
            </table:table-row>
            <table:table-row>
              <table:table-cell office:value-type="string">
                <text:p>333</text:p>
              </table:table-cell>
              <table:table-cell office:value-type="float" office:value="12462">
                <text:p>12462</text:p>
              </table:table-cell>
              <table:table-cell office:value-type="float" office:value="19451">
                <text:p>19451</text:p>
              </table:table-cell>
            </table:table-row>
            <table:table-row>
              <table:table-cell office:value-type="string">
                <text:p>334</text:p>
              </table:table-cell>
              <table:table-cell office:value-type="float" office:value="12462">
                <text:p>12462</text:p>
              </table:table-cell>
              <table:table-cell office:value-type="float" office:value="19154">
                <text:p>19154</text:p>
              </table:table-cell>
            </table:table-row>
            <table:table-row>
              <table:table-cell office:value-type="string">
                <text:p>335</text:p>
              </table:table-cell>
              <table:table-cell office:value-type="float" office:value="12462">
                <text:p>12462</text:p>
              </table:table-cell>
              <table:table-cell office:value-type="float" office:value="19171">
                <text:p>19171</text:p>
              </table:table-cell>
            </table:table-row>
            <table:table-row>
              <table:table-cell office:value-type="string">
                <text:p>336</text:p>
              </table:table-cell>
              <table:table-cell office:value-type="float" office:value="13362">
                <text:p>13362</text:p>
              </table:table-cell>
              <table:table-cell office:value-type="float" office:value="19361">
                <text:p>19361</text:p>
              </table:table-cell>
            </table:table-row>
            <table:table-row>
              <table:table-cell office:value-type="string">
                <text:p>337</text:p>
              </table:table-cell>
              <table:table-cell office:value-type="float" office:value="13260">
                <text:p>13260</text:p>
              </table:table-cell>
              <table:table-cell office:value-type="float" office:value="19415">
                <text:p>19415</text:p>
              </table:table-cell>
            </table:table-row>
            <table:table-row>
              <table:table-cell office:value-type="string">
                <text:p>338</text:p>
              </table:table-cell>
              <table:table-cell office:value-type="float" office:value="13260">
                <text:p>13260</text:p>
              </table:table-cell>
              <table:table-cell office:value-type="float" office:value="19486">
                <text:p>19486</text:p>
              </table:table-cell>
            </table:table-row>
            <table:table-row>
              <table:table-cell office:value-type="string">
                <text:p>339</text:p>
              </table:table-cell>
              <table:table-cell office:value-type="float" office:value="13358">
                <text:p>13358</text:p>
              </table:table-cell>
              <table:table-cell office:value-type="float" office:value="19739">
                <text:p>19739</text:p>
              </table:table-cell>
            </table:table-row>
            <table:table-row>
              <table:table-cell office:value-type="string">
                <text:p>340</text:p>
              </table:table-cell>
              <table:table-cell office:value-type="float" office:value="12462">
                <text:p>12462</text:p>
              </table:table-cell>
              <table:table-cell office:value-type="float" office:value="19636">
                <text:p>19636</text:p>
              </table:table-cell>
            </table:table-row>
            <table:table-row>
              <table:table-cell office:value-type="string">
                <text:p>341</text:p>
              </table:table-cell>
              <table:table-cell office:value-type="float" office:value="13462">
                <text:p>13462</text:p>
              </table:table-cell>
              <table:table-cell office:value-type="float" office:value="19514">
                <text:p>19514</text:p>
              </table:table-cell>
            </table:table-row>
            <table:table-row>
              <table:table-cell office:value-type="string">
                <text:p>342</text:p>
              </table:table-cell>
              <table:table-cell office:value-type="float" office:value="13362">
                <text:p>13362</text:p>
              </table:table-cell>
              <table:table-cell office:value-type="float" office:value="19623">
                <text:p>19623</text:p>
              </table:table-cell>
            </table:table-row>
            <table:table-row>
              <table:table-cell office:value-type="string">
                <text:p>343</text:p>
              </table:table-cell>
              <table:table-cell office:value-type="float" office:value="13260">
                <text:p>13260</text:p>
              </table:table-cell>
              <table:table-cell office:value-type="float" office:value="19432">
                <text:p>19432</text:p>
              </table:table-cell>
            </table:table-row>
            <table:table-row>
              <table:table-cell office:value-type="string">
                <text:p>344</text:p>
              </table:table-cell>
              <table:table-cell office:value-type="float" office:value="12461">
                <text:p>12461</text:p>
              </table:table-cell>
              <table:table-cell office:value-type="float" office:value="19466">
                <text:p>19466</text:p>
              </table:table-cell>
            </table:table-row>
            <table:table-row>
              <table:table-cell office:value-type="string">
                <text:p>345</text:p>
              </table:table-cell>
              <table:table-cell office:value-type="float" office:value="13261">
                <text:p>13261</text:p>
              </table:table-cell>
              <table:table-cell office:value-type="float" office:value="19273">
                <text:p>19273</text:p>
              </table:table-cell>
            </table:table-row>
            <table:table-row>
              <table:table-cell office:value-type="string">
                <text:p>346</text:p>
              </table:table-cell>
              <table:table-cell office:value-type="float" office:value="12461">
                <text:p>12461</text:p>
              </table:table-cell>
              <table:table-cell office:value-type="float" office:value="19213">
                <text:p>19213</text:p>
              </table:table-cell>
            </table:table-row>
            <table:table-row>
              <table:table-cell office:value-type="string">
                <text:p>347</text:p>
              </table:table-cell>
              <table:table-cell office:value-type="float" office:value="12461">
                <text:p>12461</text:p>
              </table:table-cell>
              <table:table-cell office:value-type="float" office:value="19127">
                <text:p>19127</text:p>
              </table:table-cell>
            </table:table-row>
            <table:table-row>
              <table:table-cell office:value-type="string">
                <text:p>348</text:p>
              </table:table-cell>
              <table:table-cell office:value-type="float" office:value="13361">
                <text:p>13361</text:p>
              </table:table-cell>
              <table:table-cell office:value-type="float" office:value="19186">
                <text:p>19186</text:p>
              </table:table-cell>
            </table:table-row>
            <table:table-row>
              <table:table-cell office:value-type="string">
                <text:p>349</text:p>
              </table:table-cell>
              <table:table-cell office:value-type="float" office:value="13262">
                <text:p>13262</text:p>
              </table:table-cell>
              <table:table-cell office:value-type="float" office:value="18975">
                <text:p>18975</text:p>
              </table:table-cell>
            </table:table-row>
            <table:table-row>
              <table:table-cell office:value-type="string">
                <text:p>350</text:p>
              </table:table-cell>
              <table:table-cell office:value-type="float" office:value="12462">
                <text:p>12462</text:p>
              </table:table-cell>
              <table:table-cell office:value-type="float" office:value="19168">
                <text:p>19168</text:p>
              </table:table-cell>
            </table:table-row>
            <table:table-row>
              <table:table-cell office:value-type="string">
                <text:p>351</text:p>
              </table:table-cell>
              <table:table-cell office:value-type="float" office:value="13262">
                <text:p>13262</text:p>
              </table:table-cell>
              <table:table-cell office:value-type="float" office:value="19087">
                <text:p>19087</text:p>
              </table:table-cell>
            </table:table-row>
            <table:table-row>
              <table:table-cell office:value-type="string">
                <text:p>352</text:p>
              </table:table-cell>
              <table:table-cell office:value-type="float" office:value="12461">
                <text:p>12461</text:p>
              </table:table-cell>
              <table:table-cell office:value-type="float" office:value="19172">
                <text:p>19172</text:p>
              </table:table-cell>
            </table:table-row>
            <table:table-row>
              <table:table-cell office:value-type="string">
                <text:p>353</text:p>
              </table:table-cell>
              <table:table-cell office:value-type="float" office:value="13262">
                <text:p>13262</text:p>
              </table:table-cell>
              <table:table-cell office:value-type="float" office:value="19254">
                <text:p>19254</text:p>
              </table:table-cell>
            </table:table-row>
            <table:table-row>
              <table:table-cell office:value-type="string">
                <text:p>354</text:p>
              </table:table-cell>
              <table:table-cell office:value-type="float" office:value="13261">
                <text:p>13261</text:p>
              </table:table-cell>
              <table:table-cell office:value-type="float" office:value="19371">
                <text:p>19371</text:p>
              </table:table-cell>
            </table:table-row>
            <table:table-row>
              <table:table-cell office:value-type="string">
                <text:p>355</text:p>
              </table:table-cell>
              <table:table-cell office:value-type="float" office:value="13462">
                <text:p>13462</text:p>
              </table:table-cell>
              <table:table-cell office:value-type="float" office:value="19609">
                <text:p>19609</text:p>
              </table:table-cell>
            </table:table-row>
            <table:table-row>
              <table:table-cell office:value-type="string">
                <text:p>356</text:p>
              </table:table-cell>
              <table:table-cell office:value-type="float" office:value="13461">
                <text:p>13461</text:p>
              </table:table-cell>
              <table:table-cell office:value-type="float" office:value="19534">
                <text:p>19534</text:p>
              </table:table-cell>
            </table:table-row>
            <table:table-row>
              <table:table-cell office:value-type="string">
                <text:p>357</text:p>
              </table:table-cell>
              <table:table-cell office:value-type="float" office:value="12462">
                <text:p>12462</text:p>
              </table:table-cell>
              <table:table-cell office:value-type="float" office:value="19439">
                <text:p>19439</text:p>
              </table:table-cell>
            </table:table-row>
            <table:table-row>
              <table:table-cell office:value-type="string">
                <text:p>358</text:p>
              </table:table-cell>
              <table:table-cell office:value-type="float" office:value="12461">
                <text:p>12461</text:p>
              </table:table-cell>
              <table:table-cell office:value-type="float" office:value="19351">
                <text:p>19351</text:p>
              </table:table-cell>
            </table:table-row>
            <table:table-row>
              <table:table-cell office:value-type="string">
                <text:p>359</text:p>
              </table:table-cell>
              <table:table-cell office:value-type="float" office:value="13261">
                <text:p>13261</text:p>
              </table:table-cell>
              <table:table-cell office:value-type="float" office:value="19194">
                <text:p>19194</text:p>
              </table:table-cell>
            </table:table-row>
            <table:table-row>
              <table:table-cell office:value-type="string">
                <text:p>360</text:p>
              </table:table-cell>
              <table:table-cell office:value-type="float" office:value="13261">
                <text:p>13261</text:p>
              </table:table-cell>
              <table:table-cell office:value-type="float" office:value="19284">
                <text:p>19284</text:p>
              </table:table-cell>
            </table:table-row>
            <table:table-row>
              <table:table-cell office:value-type="string">
                <text:p>361</text:p>
              </table:table-cell>
              <table:table-cell office:value-type="float" office:value="13261">
                <text:p>13261</text:p>
              </table:table-cell>
              <table:table-cell office:value-type="float" office:value="19289">
                <text:p>19289</text:p>
              </table:table-cell>
            </table:table-row>
            <table:table-row>
              <table:table-cell office:value-type="string">
                <text:p>362</text:p>
              </table:table-cell>
              <table:table-cell office:value-type="float" office:value="13162">
                <text:p>13162</text:p>
              </table:table-cell>
              <table:table-cell office:value-type="float" office:value="19430">
                <text:p>19430</text:p>
              </table:table-cell>
            </table:table-row>
            <table:table-row>
              <table:table-cell office:value-type="string">
                <text:p>363</text:p>
              </table:table-cell>
              <table:table-cell office:value-type="float" office:value="12562">
                <text:p>12562</text:p>
              </table:table-cell>
              <table:table-cell office:value-type="float" office:value="19476">
                <text:p>19476</text:p>
              </table:table-cell>
            </table:table-row>
            <table:table-row>
              <table:table-cell office:value-type="string">
                <text:p>364</text:p>
              </table:table-cell>
              <table:table-cell office:value-type="float" office:value="13262">
                <text:p>13262</text:p>
              </table:table-cell>
              <table:table-cell office:value-type="float" office:value="19556">
                <text:p>19556</text:p>
              </table:table-cell>
            </table:table-row>
            <table:table-row>
              <table:table-cell office:value-type="string">
                <text:p>365</text:p>
              </table:table-cell>
              <table:table-cell office:value-type="float" office:value="13261">
                <text:p>13261</text:p>
              </table:table-cell>
              <table:table-cell office:value-type="float" office:value="19425">
                <text:p>19425</text:p>
              </table:table-cell>
            </table:table-row>
            <table:table-row>
              <table:table-cell office:value-type="string">
                <text:p>366</text:p>
              </table:table-cell>
              <table:table-cell office:value-type="float" office:value="12461">
                <text:p>12461</text:p>
              </table:table-cell>
              <table:table-cell office:value-type="float" office:value="19252">
                <text:p>19252</text:p>
              </table:table-cell>
            </table:table-row>
            <table:table-row>
              <table:table-cell office:value-type="string">
                <text:p>367</text:p>
              </table:table-cell>
              <table:table-cell office:value-type="float" office:value="13261">
                <text:p>13261</text:p>
              </table:table-cell>
              <table:table-cell office:value-type="float" office:value="19342">
                <text:p>19342</text:p>
              </table:table-cell>
            </table:table-row>
            <table:table-row>
              <table:table-cell office:value-type="string">
                <text:p>368</text:p>
              </table:table-cell>
              <table:table-cell office:value-type="float" office:value="12461">
                <text:p>12461</text:p>
              </table:table-cell>
              <table:table-cell office:value-type="float" office:value="19226">
                <text:p>19226</text:p>
              </table:table-cell>
            </table:table-row>
            <table:table-row>
              <table:table-cell office:value-type="string">
                <text:p>369</text:p>
              </table:table-cell>
              <table:table-cell office:value-type="float" office:value="13261">
                <text:p>13261</text:p>
              </table:table-cell>
              <table:table-cell office:value-type="float" office:value="19031">
                <text:p>19031</text:p>
              </table:table-cell>
            </table:table-row>
            <table:table-row>
              <table:table-cell office:value-type="string">
                <text:p>370</text:p>
              </table:table-cell>
              <table:table-cell office:value-type="float" office:value="12461">
                <text:p>12461</text:p>
              </table:table-cell>
              <table:table-cell office:value-type="float" office:value="19139">
                <text:p>19139</text:p>
              </table:table-cell>
            </table:table-row>
            <table:table-row>
              <table:table-cell office:value-type="string">
                <text:p>371</text:p>
              </table:table-cell>
              <table:table-cell office:value-type="float" office:value="13261">
                <text:p>13261</text:p>
              </table:table-cell>
              <table:table-cell office:value-type="float" office:value="19287">
                <text:p>19287</text:p>
              </table:table-cell>
            </table:table-row>
            <table:table-row>
              <table:table-cell office:value-type="string">
                <text:p>372</text:p>
              </table:table-cell>
              <table:table-cell office:value-type="float" office:value="13359">
                <text:p>13359</text:p>
              </table:table-cell>
              <table:table-cell office:value-type="float" office:value="19434">
                <text:p>19434</text:p>
              </table:table-cell>
            </table:table-row>
            <table:table-row>
              <table:table-cell office:value-type="string">
                <text:p>373</text:p>
              </table:table-cell>
              <table:table-cell office:value-type="float" office:value="13261">
                <text:p>13261</text:p>
              </table:table-cell>
              <table:table-cell office:value-type="float" office:value="19549">
                <text:p>19549</text:p>
              </table:table-cell>
            </table:table-row>
            <table:table-row>
              <table:table-cell office:value-type="string">
                <text:p>374</text:p>
              </table:table-cell>
              <table:table-cell office:value-type="float" office:value="12461">
                <text:p>12461</text:p>
              </table:table-cell>
              <table:table-cell office:value-type="float" office:value="19423">
                <text:p>19423</text:p>
              </table:table-cell>
            </table:table-row>
            <table:table-row>
              <table:table-cell office:value-type="string">
                <text:p>375</text:p>
              </table:table-cell>
              <table:table-cell office:value-type="float" office:value="12461">
                <text:p>12461</text:p>
              </table:table-cell>
              <table:table-cell office:value-type="float" office:value="19402">
                <text:p>19402</text:p>
              </table:table-cell>
            </table:table-row>
            <table:table-row>
              <table:table-cell office:value-type="string">
                <text:p>376</text:p>
              </table:table-cell>
              <table:table-cell office:value-type="float" office:value="12461">
                <text:p>12461</text:p>
              </table:table-cell>
              <table:table-cell office:value-type="float" office:value="19274">
                <text:p>19274</text:p>
              </table:table-cell>
            </table:table-row>
            <table:table-row>
              <table:table-cell office:value-type="string">
                <text:p>377</text:p>
              </table:table-cell>
              <table:table-cell office:value-type="float" office:value="12461">
                <text:p>12461</text:p>
              </table:table-cell>
              <table:table-cell office:value-type="float" office:value="19100">
                <text:p>19100</text:p>
              </table:table-cell>
            </table:table-row>
            <table:table-row>
              <table:table-cell office:value-type="string">
                <text:p>378</text:p>
              </table:table-cell>
              <table:table-cell office:value-type="float" office:value="12561">
                <text:p>12561</text:p>
              </table:table-cell>
              <table:table-cell office:value-type="float" office:value="18887">
                <text:p>18887</text:p>
              </table:table-cell>
            </table:table-row>
            <table:table-row>
              <table:table-cell office:value-type="string">
                <text:p>379</text:p>
              </table:table-cell>
              <table:table-cell office:value-type="float" office:value="12461">
                <text:p>12461</text:p>
              </table:table-cell>
              <table:table-cell office:value-type="float" office:value="19054">
                <text:p>19054</text:p>
              </table:table-cell>
            </table:table-row>
            <table:table-row>
              <table:table-cell office:value-type="string">
                <text:p>380</text:p>
              </table:table-cell>
              <table:table-cell office:value-type="float" office:value="12461">
                <text:p>12461</text:p>
              </table:table-cell>
              <table:table-cell office:value-type="float" office:value="19023">
                <text:p>19023</text:p>
              </table:table-cell>
            </table:table-row>
            <table:table-row>
              <table:table-cell office:value-type="string">
                <text:p>381</text:p>
              </table:table-cell>
              <table:table-cell office:value-type="float" office:value="13261">
                <text:p>13261</text:p>
              </table:table-cell>
              <table:table-cell office:value-type="float" office:value="18871">
                <text:p>18871</text:p>
              </table:table-cell>
            </table:table-row>
            <table:table-row>
              <table:table-cell office:value-type="string">
                <text:p>382</text:p>
              </table:table-cell>
              <table:table-cell office:value-type="float" office:value="12461">
                <text:p>12461</text:p>
              </table:table-cell>
              <table:table-cell office:value-type="float" office:value="19096">
                <text:p>19096</text:p>
              </table:table-cell>
            </table:table-row>
            <table:table-row>
              <table:table-cell office:value-type="string">
                <text:p>383</text:p>
              </table:table-cell>
              <table:table-cell office:value-type="float" office:value="12461">
                <text:p>12461</text:p>
              </table:table-cell>
              <table:table-cell office:value-type="float" office:value="19255">
                <text:p>19255</text:p>
              </table:table-cell>
            </table:table-row>
            <table:table-row>
              <table:table-cell office:value-type="string">
                <text:p>384</text:p>
              </table:table-cell>
              <table:table-cell office:value-type="float" office:value="13261">
                <text:p>13261</text:p>
              </table:table-cell>
              <table:table-cell office:value-type="float" office:value="19051">
                <text:p>19051</text:p>
              </table:table-cell>
            </table:table-row>
            <table:table-row>
              <table:table-cell office:value-type="string">
                <text:p>385</text:p>
              </table:table-cell>
              <table:table-cell office:value-type="float" office:value="13261">
                <text:p>13261</text:p>
              </table:table-cell>
              <table:table-cell office:value-type="float" office:value="19041">
                <text:p>19041</text:p>
              </table:table-cell>
            </table:table-row>
            <table:table-row>
              <table:table-cell office:value-type="string">
                <text:p>386</text:p>
              </table:table-cell>
              <table:table-cell office:value-type="float" office:value="13261">
                <text:p>13261</text:p>
              </table:table-cell>
              <table:table-cell office:value-type="float" office:value="19245">
                <text:p>19245</text:p>
              </table:table-cell>
            </table:table-row>
            <table:table-row>
              <table:table-cell office:value-type="string">
                <text:p>387</text:p>
              </table:table-cell>
              <table:table-cell office:value-type="float" office:value="13261">
                <text:p>13261</text:p>
              </table:table-cell>
              <table:table-cell office:value-type="float" office:value="19170">
                <text:p>19170</text:p>
              </table:table-cell>
            </table:table-row>
            <table:table-row>
              <table:table-cell office:value-type="string">
                <text:p>388</text:p>
              </table:table-cell>
              <table:table-cell office:value-type="float" office:value="13262">
                <text:p>13262</text:p>
              </table:table-cell>
              <table:table-cell office:value-type="float" office:value="19160">
                <text:p>19160</text:p>
              </table:table-cell>
            </table:table-row>
            <table:table-row>
              <table:table-cell office:value-type="string">
                <text:p>389</text:p>
              </table:table-cell>
              <table:table-cell office:value-type="float" office:value="12664">
                <text:p>12664</text:p>
              </table:table-cell>
              <table:table-cell office:value-type="float" office:value="19291">
                <text:p>19291</text:p>
              </table:table-cell>
            </table:table-row>
            <table:table-row>
              <table:table-cell office:value-type="string">
                <text:p>390</text:p>
              </table:table-cell>
              <table:table-cell office:value-type="float" office:value="13262">
                <text:p>13262</text:p>
              </table:table-cell>
              <table:table-cell office:value-type="float" office:value="19240">
                <text:p>19240</text:p>
              </table:table-cell>
            </table:table-row>
            <table:table-row>
              <table:table-cell office:value-type="string">
                <text:p>391</text:p>
              </table:table-cell>
              <table:table-cell office:value-type="float" office:value="12461">
                <text:p>12461</text:p>
              </table:table-cell>
              <table:table-cell office:value-type="float" office:value="19166">
                <text:p>19166</text:p>
              </table:table-cell>
            </table:table-row>
            <table:table-row>
              <table:table-cell office:value-type="string">
                <text:p>392</text:p>
              </table:table-cell>
              <table:table-cell office:value-type="float" office:value="13262">
                <text:p>13262</text:p>
              </table:table-cell>
              <table:table-cell office:value-type="float" office:value="19221">
                <text:p>19221</text:p>
              </table:table-cell>
            </table:table-row>
            <table:table-row>
              <table:table-cell office:value-type="string">
                <text:p>393</text:p>
              </table:table-cell>
              <table:table-cell office:value-type="float" office:value="12461">
                <text:p>12461</text:p>
              </table:table-cell>
              <table:table-cell office:value-type="float" office:value="19254">
                <text:p>19254</text:p>
              </table:table-cell>
            </table:table-row>
            <table:table-row>
              <table:table-cell office:value-type="string">
                <text:p>394</text:p>
              </table:table-cell>
              <table:table-cell office:value-type="float" office:value="13262">
                <text:p>13262</text:p>
              </table:table-cell>
              <table:table-cell office:value-type="float" office:value="19312">
                <text:p>19312</text:p>
              </table:table-cell>
            </table:table-row>
            <table:table-row>
              <table:table-cell office:value-type="string">
                <text:p>395</text:p>
              </table:table-cell>
              <table:table-cell office:value-type="float" office:value="12461">
                <text:p>12461</text:p>
              </table:table-cell>
              <table:table-cell office:value-type="float" office:value="19430">
                <text:p>19430</text:p>
              </table:table-cell>
            </table:table-row>
            <table:table-row>
              <table:table-cell office:value-type="string">
                <text:p>396</text:p>
              </table:table-cell>
              <table:table-cell office:value-type="float" office:value="13261">
                <text:p>13261</text:p>
              </table:table-cell>
              <table:table-cell office:value-type="float" office:value="19397">
                <text:p>19397</text:p>
              </table:table-cell>
            </table:table-row>
            <table:table-row>
              <table:table-cell office:value-type="string">
                <text:p>397</text:p>
              </table:table-cell>
              <table:table-cell office:value-type="float" office:value="13261">
                <text:p>13261</text:p>
              </table:table-cell>
              <table:table-cell office:value-type="float" office:value="19205">
                <text:p>19205</text:p>
              </table:table-cell>
            </table:table-row>
            <table:table-row>
              <table:table-cell office:value-type="string">
                <text:p>398</text:p>
              </table:table-cell>
              <table:table-cell office:value-type="float" office:value="12461">
                <text:p>12461</text:p>
              </table:table-cell>
              <table:table-cell office:value-type="float" office:value="19393">
                <text:p>19393</text:p>
              </table:table-cell>
            </table:table-row>
            <table:table-row>
              <table:table-cell office:value-type="string">
                <text:p>399</text:p>
              </table:table-cell>
              <table:table-cell office:value-type="float" office:value="12461">
                <text:p>12461</text:p>
              </table:table-cell>
              <table:table-cell office:value-type="float" office:value="19325">
                <text:p>19325</text:p>
              </table:table-cell>
            </table:table-row>
            <table:table-row>
              <table:table-cell office:value-type="string">
                <text:p>400</text:p>
              </table:table-cell>
              <table:table-cell office:value-type="float" office:value="12561">
                <text:p>12561</text:p>
              </table:table-cell>
              <table:table-cell office:value-type="float" office:value="19167">
                <text:p>19167</text:p>
              </table:table-cell>
            </table:table-row>
            <table:table-row>
              <table:table-cell office:value-type="string">
                <text:p>401</text:p>
              </table:table-cell>
              <table:table-cell office:value-type="float" office:value="12462">
                <text:p>12462</text:p>
              </table:table-cell>
              <table:table-cell office:value-type="float" office:value="19402">
                <text:p>19402</text:p>
              </table:table-cell>
            </table:table-row>
            <table:table-row>
              <table:table-cell office:value-type="string">
                <text:p>402</text:p>
              </table:table-cell>
              <table:table-cell office:value-type="float" office:value="12461">
                <text:p>12461</text:p>
              </table:table-cell>
              <table:table-cell office:value-type="float" office:value="19077">
                <text:p>19077</text:p>
              </table:table-cell>
            </table:table-row>
            <table:table-row>
              <table:table-cell office:value-type="string">
                <text:p>403</text:p>
              </table:table-cell>
              <table:table-cell office:value-type="float" office:value="12462">
                <text:p>12462</text:p>
              </table:table-cell>
              <table:table-cell office:value-type="float" office:value="19078">
                <text:p>19078</text:p>
              </table:table-cell>
            </table:table-row>
            <table:table-row>
              <table:table-cell office:value-type="string">
                <text:p>404</text:p>
              </table:table-cell>
              <table:table-cell office:value-type="float" office:value="13260">
                <text:p>13260</text:p>
              </table:table-cell>
              <table:table-cell office:value-type="float" office:value="19046">
                <text:p>19046</text:p>
              </table:table-cell>
            </table:table-row>
            <table:table-row>
              <table:table-cell office:value-type="string">
                <text:p>405</text:p>
              </table:table-cell>
              <table:table-cell office:value-type="float" office:value="13262">
                <text:p>13262</text:p>
              </table:table-cell>
              <table:table-cell office:value-type="float" office:value="19085">
                <text:p>19085</text:p>
              </table:table-cell>
            </table:table-row>
            <table:table-row>
              <table:table-cell office:value-type="string">
                <text:p>406</text:p>
              </table:table-cell>
              <table:table-cell office:value-type="float" office:value="13262">
                <text:p>13262</text:p>
              </table:table-cell>
              <table:table-cell office:value-type="float" office:value="19199">
                <text:p>19199</text:p>
              </table:table-cell>
            </table:table-row>
            <table:table-row>
              <table:table-cell office:value-type="string">
                <text:p>407</text:p>
              </table:table-cell>
              <table:table-cell office:value-type="float" office:value="12561">
                <text:p>12561</text:p>
              </table:table-cell>
              <table:table-cell office:value-type="float" office:value="19245">
                <text:p>19245</text:p>
              </table:table-cell>
            </table:table-row>
            <table:table-row>
              <table:table-cell office:value-type="string">
                <text:p>408</text:p>
              </table:table-cell>
              <table:table-cell office:value-type="float" office:value="13361">
                <text:p>13361</text:p>
              </table:table-cell>
              <table:table-cell office:value-type="float" office:value="19125">
                <text:p>19125</text:p>
              </table:table-cell>
            </table:table-row>
            <table:table-row>
              <table:table-cell office:value-type="string">
                <text:p>409</text:p>
              </table:table-cell>
              <table:table-cell office:value-type="float" office:value="12561">
                <text:p>12561</text:p>
              </table:table-cell>
              <table:table-cell office:value-type="float" office:value="19239">
                <text:p>19239</text:p>
              </table:table-cell>
            </table:table-row>
            <table:table-row>
              <table:table-cell office:value-type="string">
                <text:p>410</text:p>
              </table:table-cell>
              <table:table-cell office:value-type="float" office:value="12461">
                <text:p>12461</text:p>
              </table:table-cell>
              <table:table-cell office:value-type="float" office:value="19338">
                <text:p>19338</text:p>
              </table:table-cell>
            </table:table-row>
            <table:table-row>
              <table:table-cell office:value-type="string">
                <text:p>411</text:p>
              </table:table-cell>
              <table:table-cell office:value-type="float" office:value="13461">
                <text:p>13461</text:p>
              </table:table-cell>
              <table:table-cell office:value-type="float" office:value="19304">
                <text:p>19304</text:p>
              </table:table-cell>
            </table:table-row>
            <table:table-row>
              <table:table-cell office:value-type="string">
                <text:p>412</text:p>
              </table:table-cell>
              <table:table-cell office:value-type="float" office:value="13461">
                <text:p>13461</text:p>
              </table:table-cell>
              <table:table-cell office:value-type="float" office:value="19565">
                <text:p>19565</text:p>
              </table:table-cell>
            </table:table-row>
            <table:table-row>
              <table:table-cell office:value-type="string">
                <text:p>413</text:p>
              </table:table-cell>
              <table:table-cell office:value-type="float" office:value="13262">
                <text:p>13262</text:p>
              </table:table-cell>
              <table:table-cell office:value-type="float" office:value="19597">
                <text:p>19597</text:p>
              </table:table-cell>
            </table:table-row>
            <table:table-row>
              <table:table-cell office:value-type="string">
                <text:p>414</text:p>
              </table:table-cell>
              <table:table-cell office:value-type="float" office:value="12462">
                <text:p>12462</text:p>
              </table:table-cell>
              <table:table-cell office:value-type="float" office:value="19496">
                <text:p>19496</text:p>
              </table:table-cell>
            </table:table-row>
            <table:table-row>
              <table:table-cell office:value-type="string">
                <text:p>415</text:p>
              </table:table-cell>
              <table:table-cell office:value-type="float" office:value="12561">
                <text:p>12561</text:p>
              </table:table-cell>
              <table:table-cell office:value-type="float" office:value="19405">
                <text:p>19405</text:p>
              </table:table-cell>
            </table:table-row>
            <table:table-row>
              <table:table-cell office:value-type="string">
                <text:p>416</text:p>
              </table:table-cell>
              <table:table-cell office:value-type="float" office:value="12561">
                <text:p>12561</text:p>
              </table:table-cell>
              <table:table-cell office:value-type="float" office:value="19418">
                <text:p>19418</text:p>
              </table:table-cell>
            </table:table-row>
            <table:table-row>
              <table:table-cell office:value-type="string">
                <text:p>417</text:p>
              </table:table-cell>
              <table:table-cell office:value-type="float" office:value="13261">
                <text:p>13261</text:p>
              </table:table-cell>
              <table:table-cell office:value-type="float" office:value="19279">
                <text:p>19279</text:p>
              </table:table-cell>
            </table:table-row>
            <table:table-row>
              <table:table-cell office:value-type="string">
                <text:p>418</text:p>
              </table:table-cell>
              <table:table-cell office:value-type="float" office:value="12561">
                <text:p>12561</text:p>
              </table:table-cell>
              <table:table-cell office:value-type="float" office:value="19240">
                <text:p>19240</text:p>
              </table:table-cell>
            </table:table-row>
            <table:table-row>
              <table:table-cell office:value-type="string">
                <text:p>419</text:p>
              </table:table-cell>
              <table:table-cell office:value-type="float" office:value="12661">
                <text:p>12661</text:p>
              </table:table-cell>
              <table:table-cell office:value-type="float" office:value="19371">
                <text:p>19371</text:p>
              </table:table-cell>
            </table:table-row>
            <table:table-row>
              <table:table-cell office:value-type="string">
                <text:p>420</text:p>
              </table:table-cell>
              <table:table-cell office:value-type="float" office:value="12561">
                <text:p>12561</text:p>
              </table:table-cell>
              <table:table-cell office:value-type="float" office:value="19371">
                <text:p>19371</text:p>
              </table:table-cell>
            </table:table-row>
            <table:table-row>
              <table:table-cell office:value-type="string">
                <text:p>421</text:p>
              </table:table-cell>
              <table:table-cell office:value-type="float" office:value="12661">
                <text:p>12661</text:p>
              </table:table-cell>
              <table:table-cell office:value-type="float" office:value="19306">
                <text:p>19306</text:p>
              </table:table-cell>
            </table:table-row>
            <table:table-row>
              <table:table-cell office:value-type="string">
                <text:p>422</text:p>
              </table:table-cell>
              <table:table-cell office:value-type="float" office:value="13262">
                <text:p>13262</text:p>
              </table:table-cell>
              <table:table-cell office:value-type="float" office:value="19363">
                <text:p>19363</text:p>
              </table:table-cell>
            </table:table-row>
            <table:table-row>
              <table:table-cell office:value-type="string">
                <text:p>423</text:p>
              </table:table-cell>
              <table:table-cell office:value-type="float" office:value="13461">
                <text:p>13461</text:p>
              </table:table-cell>
              <table:table-cell office:value-type="float" office:value="19711">
                <text:p>19711</text:p>
              </table:table-cell>
            </table:table-row>
            <table:table-row>
              <table:table-cell office:value-type="string">
                <text:p>424</text:p>
              </table:table-cell>
              <table:table-cell office:value-type="float" office:value="14061">
                <text:p>14061</text:p>
              </table:table-cell>
              <table:table-cell office:value-type="float" office:value="19621">
                <text:p>19621</text:p>
              </table:table-cell>
            </table:table-row>
            <table:table-row>
              <table:table-cell office:value-type="string">
                <text:p>425</text:p>
              </table:table-cell>
              <table:table-cell office:value-type="float" office:value="13362">
                <text:p>13362</text:p>
              </table:table-cell>
              <table:table-cell office:value-type="float" office:value="19767">
                <text:p>19767</text:p>
              </table:table-cell>
            </table:table-row>
            <table:table-row>
              <table:table-cell office:value-type="string">
                <text:p>426</text:p>
              </table:table-cell>
              <table:table-cell office:value-type="float" office:value="12661">
                <text:p>12661</text:p>
              </table:table-cell>
              <table:table-cell office:value-type="float" office:value="19650">
                <text:p>19650</text:p>
              </table:table-cell>
            </table:table-row>
            <table:table-row>
              <table:table-cell office:value-type="string">
                <text:p>427</text:p>
              </table:table-cell>
              <table:table-cell office:value-type="float" office:value="13261">
                <text:p>13261</text:p>
              </table:table-cell>
              <table:table-cell office:value-type="float" office:value="19213">
                <text:p>19213</text:p>
              </table:table-cell>
            </table:table-row>
            <table:table-row>
              <table:table-cell office:value-type="string">
                <text:p>428</text:p>
              </table:table-cell>
              <table:table-cell office:value-type="float" office:value="12561">
                <text:p>12561</text:p>
              </table:table-cell>
              <table:table-cell office:value-type="float" office:value="19291">
                <text:p>19291</text:p>
              </table:table-cell>
            </table:table-row>
            <table:table-row>
              <table:table-cell office:value-type="string">
                <text:p>429</text:p>
              </table:table-cell>
              <table:table-cell office:value-type="float" office:value="12562">
                <text:p>12562</text:p>
              </table:table-cell>
              <table:table-cell office:value-type="float" office:value="19346">
                <text:p>19346</text:p>
              </table:table-cell>
            </table:table-row>
            <table:table-row>
              <table:table-cell office:value-type="string">
                <text:p>430</text:p>
              </table:table-cell>
              <table:table-cell office:value-type="float" office:value="12460">
                <text:p>12460</text:p>
              </table:table-cell>
              <table:table-cell office:value-type="float" office:value="19250">
                <text:p>19250</text:p>
              </table:table-cell>
            </table:table-row>
            <table:table-row>
              <table:table-cell office:value-type="string">
                <text:p>431</text:p>
              </table:table-cell>
              <table:table-cell office:value-type="float" office:value="12561">
                <text:p>12561</text:p>
              </table:table-cell>
              <table:table-cell office:value-type="float" office:value="19207">
                <text:p>19207</text:p>
              </table:table-cell>
            </table:table-row>
            <table:table-row>
              <table:table-cell office:value-type="string">
                <text:p>432</text:p>
              </table:table-cell>
              <table:table-cell office:value-type="float" office:value="12762">
                <text:p>12762</text:p>
              </table:table-cell>
              <table:table-cell office:value-type="float" office:value="19063">
                <text:p>19063</text:p>
              </table:table-cell>
            </table:table-row>
            <table:table-row>
              <table:table-cell office:value-type="string">
                <text:p>433</text:p>
              </table:table-cell>
              <table:table-cell office:value-type="float" office:value="12561">
                <text:p>12561</text:p>
              </table:table-cell>
              <table:table-cell office:value-type="float" office:value="19219">
                <text:p>19219</text:p>
              </table:table-cell>
            </table:table-row>
            <table:table-row>
              <table:table-cell office:value-type="string">
                <text:p>434</text:p>
              </table:table-cell>
              <table:table-cell office:value-type="float" office:value="12661">
                <text:p>12661</text:p>
              </table:table-cell>
              <table:table-cell office:value-type="float" office:value="19280">
                <text:p>19280</text:p>
              </table:table-cell>
            </table:table-row>
            <table:table-row>
              <table:table-cell office:value-type="string">
                <text:p>435</text:p>
              </table:table-cell>
              <table:table-cell office:value-type="float" office:value="12560">
                <text:p>12560</text:p>
              </table:table-cell>
              <table:table-cell office:value-type="float" office:value="19522">
                <text:p>19522</text:p>
              </table:table-cell>
            </table:table-row>
            <table:table-row>
              <table:table-cell office:value-type="string">
                <text:p>436</text:p>
              </table:table-cell>
              <table:table-cell office:value-type="float" office:value="12560">
                <text:p>12560</text:p>
              </table:table-cell>
              <table:table-cell office:value-type="float" office:value="19157">
                <text:p>19157</text:p>
              </table:table-cell>
            </table:table-row>
            <table:table-row>
              <table:table-cell office:value-type="string">
                <text:p>437</text:p>
              </table:table-cell>
              <table:table-cell office:value-type="float" office:value="13361">
                <text:p>13361</text:p>
              </table:table-cell>
              <table:table-cell office:value-type="float" office:value="19251">
                <text:p>19251</text:p>
              </table:table-cell>
            </table:table-row>
            <table:table-row>
              <table:table-cell office:value-type="string">
                <text:p>438</text:p>
              </table:table-cell>
              <table:table-cell office:value-type="float" office:value="13361">
                <text:p>13361</text:p>
              </table:table-cell>
              <table:table-cell office:value-type="float" office:value="19248">
                <text:p>19248</text:p>
              </table:table-cell>
            </table:table-row>
            <table:table-row>
              <table:table-cell office:value-type="string">
                <text:p>439</text:p>
              </table:table-cell>
              <table:table-cell office:value-type="float" office:value="12561">
                <text:p>12561</text:p>
              </table:table-cell>
              <table:table-cell office:value-type="float" office:value="19238">
                <text:p>19238</text:p>
              </table:table-cell>
            </table:table-row>
            <table:table-row>
              <table:table-cell office:value-type="string">
                <text:p>440</text:p>
              </table:table-cell>
              <table:table-cell office:value-type="float" office:value="13359">
                <text:p>13359</text:p>
              </table:table-cell>
              <table:table-cell office:value-type="float" office:value="19099">
                <text:p>19099</text:p>
              </table:table-cell>
            </table:table-row>
            <table:table-row>
              <table:table-cell office:value-type="string">
                <text:p>441</text:p>
              </table:table-cell>
              <table:table-cell office:value-type="float" office:value="12661">
                <text:p>12661</text:p>
              </table:table-cell>
              <table:table-cell office:value-type="float" office:value="19354">
                <text:p>19354</text:p>
              </table:table-cell>
            </table:table-row>
            <table:table-row>
              <table:table-cell office:value-type="string">
                <text:p>442</text:p>
              </table:table-cell>
              <table:table-cell office:value-type="float" office:value="12661">
                <text:p>12661</text:p>
              </table:table-cell>
              <table:table-cell office:value-type="float" office:value="19269">
                <text:p>19269</text:p>
              </table:table-cell>
            </table:table-row>
            <table:table-row>
              <table:table-cell office:value-type="string">
                <text:p>443</text:p>
              </table:table-cell>
              <table:table-cell office:value-type="float" office:value="12561">
                <text:p>12561</text:p>
              </table:table-cell>
              <table:table-cell office:value-type="float" office:value="19159">
                <text:p>19159</text:p>
              </table:table-cell>
            </table:table-row>
            <table:table-row>
              <table:table-cell office:value-type="string">
                <text:p>444</text:p>
              </table:table-cell>
              <table:table-cell office:value-type="float" office:value="12562">
                <text:p>12562</text:p>
              </table:table-cell>
              <table:table-cell office:value-type="float" office:value="19149">
                <text:p>19149</text:p>
              </table:table-cell>
            </table:table-row>
            <table:table-row>
              <table:table-cell office:value-type="string">
                <text:p>445</text:p>
              </table:table-cell>
              <table:table-cell office:value-type="float" office:value="12562">
                <text:p>12562</text:p>
              </table:table-cell>
              <table:table-cell office:value-type="float" office:value="19146">
                <text:p>19146</text:p>
              </table:table-cell>
            </table:table-row>
            <table:table-row>
              <table:table-cell office:value-type="string">
                <text:p>446</text:p>
              </table:table-cell>
              <table:table-cell office:value-type="float" office:value="13560">
                <text:p>13560</text:p>
              </table:table-cell>
              <table:table-cell office:value-type="float" office:value="19255">
                <text:p>19255</text:p>
              </table:table-cell>
            </table:table-row>
            <table:table-row>
              <table:table-cell office:value-type="string">
                <text:p>447</text:p>
              </table:table-cell>
              <table:table-cell office:value-type="float" office:value="13261">
                <text:p>13261</text:p>
              </table:table-cell>
              <table:table-cell office:value-type="float" office:value="19450">
                <text:p>19450</text:p>
              </table:table-cell>
            </table:table-row>
            <table:table-row>
              <table:table-cell office:value-type="string">
                <text:p>448</text:p>
              </table:table-cell>
              <table:table-cell office:value-type="float" office:value="13361">
                <text:p>13361</text:p>
              </table:table-cell>
              <table:table-cell office:value-type="float" office:value="19536">
                <text:p>19536</text:p>
              </table:table-cell>
            </table:table-row>
            <table:table-row>
              <table:table-cell office:value-type="string">
                <text:p>449</text:p>
              </table:table-cell>
              <table:table-cell office:value-type="float" office:value="13561">
                <text:p>13561</text:p>
              </table:table-cell>
              <table:table-cell office:value-type="float" office:value="19599">
                <text:p>19599</text:p>
              </table:table-cell>
            </table:table-row>
            <table:table-row>
              <table:table-cell office:value-type="string">
                <text:p>450</text:p>
              </table:table-cell>
              <table:table-cell office:value-type="float" office:value="14360">
                <text:p>14360</text:p>
              </table:table-cell>
              <table:table-cell office:value-type="float" office:value="19576">
                <text:p>19576</text:p>
              </table:table-cell>
            </table:table-row>
            <table:table-row>
              <table:table-cell office:value-type="string">
                <text:p>451</text:p>
              </table:table-cell>
              <table:table-cell office:value-type="float" office:value="12662">
                <text:p>12662</text:p>
              </table:table-cell>
              <table:table-cell office:value-type="float" office:value="19851">
                <text:p>19851</text:p>
              </table:table-cell>
            </table:table-row>
            <table:table-row>
              <table:table-cell office:value-type="string">
                <text:p>452</text:p>
              </table:table-cell>
              <table:table-cell office:value-type="float" office:value="12663">
                <text:p>12663</text:p>
              </table:table-cell>
              <table:table-cell office:value-type="float" office:value="19583">
                <text:p>19583</text:p>
              </table:table-cell>
            </table:table-row>
            <table:table-row>
              <table:table-cell office:value-type="string">
                <text:p>453</text:p>
              </table:table-cell>
              <table:table-cell office:value-type="float" office:value="12562">
                <text:p>12562</text:p>
              </table:table-cell>
              <table:table-cell office:value-type="float" office:value="19485">
                <text:p>19485</text:p>
              </table:table-cell>
            </table:table-row>
            <table:table-row>
              <table:table-cell office:value-type="string">
                <text:p>454</text:p>
              </table:table-cell>
              <table:table-cell office:value-type="float" office:value="12662">
                <text:p>12662</text:p>
              </table:table-cell>
              <table:table-cell office:value-type="float" office:value="19262">
                <text:p>19262</text:p>
              </table:table-cell>
            </table:table-row>
            <table:table-row>
              <table:table-cell office:value-type="string">
                <text:p>455</text:p>
              </table:table-cell>
              <table:table-cell office:value-type="float" office:value="13361">
                <text:p>13361</text:p>
              </table:table-cell>
              <table:table-cell office:value-type="float" office:value="19223">
                <text:p>19223</text:p>
              </table:table-cell>
            </table:table-row>
            <table:table-row>
              <table:table-cell office:value-type="string">
                <text:p>456</text:p>
              </table:table-cell>
              <table:table-cell office:value-type="float" office:value="13462">
                <text:p>13462</text:p>
              </table:table-cell>
              <table:table-cell office:value-type="float" office:value="19161">
                <text:p>19161</text:p>
              </table:table-cell>
            </table:table-row>
            <table:table-row>
              <table:table-cell office:value-type="string">
                <text:p>457</text:p>
              </table:table-cell>
              <table:table-cell office:value-type="float" office:value="13361">
                <text:p>13361</text:p>
              </table:table-cell>
              <table:table-cell office:value-type="float" office:value="19335">
                <text:p>19335</text:p>
              </table:table-cell>
            </table:table-row>
            <table:table-row>
              <table:table-cell office:value-type="string">
                <text:p>458</text:p>
              </table:table-cell>
              <table:table-cell office:value-type="float" office:value="13362">
                <text:p>13362</text:p>
              </table:table-cell>
              <table:table-cell office:value-type="float" office:value="19606">
                <text:p>19606</text:p>
              </table:table-cell>
            </table:table-row>
            <table:table-row>
              <table:table-cell office:value-type="string">
                <text:p>459</text:p>
              </table:table-cell>
              <table:table-cell office:value-type="float" office:value="12561">
                <text:p>12561</text:p>
              </table:table-cell>
              <table:table-cell office:value-type="float" office:value="19410">
                <text:p>19410</text:p>
              </table:table-cell>
            </table:table-row>
            <table:table-row>
              <table:table-cell office:value-type="string">
                <text:p>460</text:p>
              </table:table-cell>
              <table:table-cell office:value-type="float" office:value="13660">
                <text:p>13660</text:p>
              </table:table-cell>
              <table:table-cell office:value-type="float" office:value="19553">
                <text:p>19553</text:p>
              </table:table-cell>
            </table:table-row>
            <table:table-row>
              <table:table-cell office:value-type="string">
                <text:p>461</text:p>
              </table:table-cell>
              <table:table-cell office:value-type="float" office:value="12662">
                <text:p>12662</text:p>
              </table:table-cell>
              <table:table-cell office:value-type="float" office:value="19696">
                <text:p>19696</text:p>
              </table:table-cell>
            </table:table-row>
            <table:table-row>
              <table:table-cell office:value-type="string">
                <text:p>462</text:p>
              </table:table-cell>
              <table:table-cell office:value-type="float" office:value="13461">
                <text:p>13461</text:p>
              </table:table-cell>
              <table:table-cell office:value-type="float" office:value="19447">
                <text:p>19447</text:p>
              </table:table-cell>
            </table:table-row>
            <table:table-row>
              <table:table-cell office:value-type="string">
                <text:p>463</text:p>
              </table:table-cell>
              <table:table-cell office:value-type="float" office:value="12561">
                <text:p>12561</text:p>
              </table:table-cell>
              <table:table-cell office:value-type="float" office:value="19507">
                <text:p>19507</text:p>
              </table:table-cell>
            </table:table-row>
            <table:table-row>
              <table:table-cell office:value-type="string">
                <text:p>464</text:p>
              </table:table-cell>
              <table:table-cell office:value-type="float" office:value="12562">
                <text:p>12562</text:p>
              </table:table-cell>
              <table:table-cell office:value-type="float" office:value="19428">
                <text:p>19428</text:p>
              </table:table-cell>
            </table:table-row>
            <table:table-row>
              <table:table-cell office:value-type="string">
                <text:p>465</text:p>
              </table:table-cell>
              <table:table-cell office:value-type="float" office:value="12559">
                <text:p>12559</text:p>
              </table:table-cell>
              <table:table-cell office:value-type="float" office:value="19151">
                <text:p>19151</text:p>
              </table:table-cell>
            </table:table-row>
            <table:table-row>
              <table:table-cell office:value-type="string">
                <text:p>466</text:p>
              </table:table-cell>
              <table:table-cell office:value-type="float" office:value="12761">
                <text:p>12761</text:p>
              </table:table-cell>
              <table:table-cell office:value-type="float" office:value="19210">
                <text:p>19210</text:p>
              </table:table-cell>
            </table:table-row>
            <table:table-row>
              <table:table-cell office:value-type="string">
                <text:p>467</text:p>
              </table:table-cell>
              <table:table-cell office:value-type="float" office:value="12661">
                <text:p>12661</text:p>
              </table:table-cell>
              <table:table-cell office:value-type="float" office:value="19400">
                <text:p>19400</text:p>
              </table:table-cell>
            </table:table-row>
            <table:table-row>
              <table:table-cell office:value-type="string">
                <text:p>468</text:p>
              </table:table-cell>
              <table:table-cell office:value-type="float" office:value="12561">
                <text:p>12561</text:p>
              </table:table-cell>
              <table:table-cell office:value-type="float" office:value="19354">
                <text:p>19354</text:p>
              </table:table-cell>
            </table:table-row>
            <table:table-row>
              <table:table-cell office:value-type="string">
                <text:p>469</text:p>
              </table:table-cell>
              <table:table-cell office:value-type="float" office:value="12562">
                <text:p>12562</text:p>
              </table:table-cell>
              <table:table-cell office:value-type="float" office:value="19266">
                <text:p>19266</text:p>
              </table:table-cell>
            </table:table-row>
            <table:table-row>
              <table:table-cell office:value-type="string">
                <text:p>470</text:p>
              </table:table-cell>
              <table:table-cell office:value-type="float" office:value="12561">
                <text:p>12561</text:p>
              </table:table-cell>
              <table:table-cell office:value-type="float" office:value="19253">
                <text:p>19253</text:p>
              </table:table-cell>
            </table:table-row>
            <table:table-row>
              <table:table-cell office:value-type="string">
                <text:p>471</text:p>
              </table:table-cell>
              <table:table-cell office:value-type="float" office:value="12561">
                <text:p>12561</text:p>
              </table:table-cell>
              <table:table-cell office:value-type="float" office:value="19312">
                <text:p>19312</text:p>
              </table:table-cell>
            </table:table-row>
            <table:table-row>
              <table:table-cell office:value-type="string">
                <text:p>472</text:p>
              </table:table-cell>
              <table:table-cell office:value-type="float" office:value="12561">
                <text:p>12561</text:p>
              </table:table-cell>
              <table:table-cell office:value-type="float" office:value="19371">
                <text:p>19371</text:p>
              </table:table-cell>
            </table:table-row>
            <table:table-row>
              <table:table-cell office:value-type="string">
                <text:p>473</text:p>
              </table:table-cell>
              <table:table-cell office:value-type="float" office:value="12561">
                <text:p>12561</text:p>
              </table:table-cell>
              <table:table-cell office:value-type="float" office:value="19291">
                <text:p>19291</text:p>
              </table:table-cell>
            </table:table-row>
            <table:table-row>
              <table:table-cell office:value-type="string">
                <text:p>474</text:p>
              </table:table-cell>
              <table:table-cell office:value-type="float" office:value="13461">
                <text:p>13461</text:p>
              </table:table-cell>
              <table:table-cell office:value-type="float" office:value="19116">
                <text:p>19116</text:p>
              </table:table-cell>
            </table:table-row>
            <table:table-row>
              <table:table-cell office:value-type="string">
                <text:p>475</text:p>
              </table:table-cell>
              <table:table-cell office:value-type="float" office:value="12661">
                <text:p>12661</text:p>
              </table:table-cell>
              <table:table-cell office:value-type="float" office:value="19319">
                <text:p>19319</text:p>
              </table:table-cell>
            </table:table-row>
            <table:table-row>
              <table:table-cell office:value-type="string">
                <text:p>476</text:p>
              </table:table-cell>
              <table:table-cell office:value-type="float" office:value="12561">
                <text:p>12561</text:p>
              </table:table-cell>
              <table:table-cell office:value-type="float" office:value="19481">
                <text:p>19481</text:p>
              </table:table-cell>
            </table:table-row>
            <table:table-row>
              <table:table-cell office:value-type="string">
                <text:p>477</text:p>
              </table:table-cell>
              <table:table-cell office:value-type="float" office:value="13461">
                <text:p>13461</text:p>
              </table:table-cell>
              <table:table-cell office:value-type="float" office:value="19476">
                <text:p>19476</text:p>
              </table:table-cell>
            </table:table-row>
            <table:table-row>
              <table:table-cell office:value-type="string">
                <text:p>478</text:p>
              </table:table-cell>
              <table:table-cell office:value-type="float" office:value="13561">
                <text:p>13561</text:p>
              </table:table-cell>
              <table:table-cell office:value-type="float" office:value="19336">
                <text:p>19336</text:p>
              </table:table-cell>
            </table:table-row>
            <table:table-row>
              <table:table-cell office:value-type="string">
                <text:p>479</text:p>
              </table:table-cell>
              <table:table-cell office:value-type="float" office:value="13262">
                <text:p>13262</text:p>
              </table:table-cell>
              <table:table-cell office:value-type="float" office:value="19470">
                <text:p>19470</text:p>
              </table:table-cell>
            </table:table-row>
            <table:table-row>
              <table:table-cell office:value-type="string">
                <text:p>480</text:p>
              </table:table-cell>
              <table:table-cell office:value-type="float" office:value="13462">
                <text:p>13462</text:p>
              </table:table-cell>
              <table:table-cell office:value-type="float" office:value="19389">
                <text:p>19389</text:p>
              </table:table-cell>
            </table:table-row>
            <table:table-row>
              <table:table-cell office:value-type="string">
                <text:p>481</text:p>
              </table:table-cell>
              <table:table-cell office:value-type="float" office:value="12562">
                <text:p>12562</text:p>
              </table:table-cell>
              <table:table-cell office:value-type="float" office:value="19379">
                <text:p>19379</text:p>
              </table:table-cell>
            </table:table-row>
            <table:table-row>
              <table:table-cell office:value-type="string">
                <text:p>482</text:p>
              </table:table-cell>
              <table:table-cell office:value-type="float" office:value="13562">
                <text:p>13562</text:p>
              </table:table-cell>
              <table:table-cell office:value-type="float" office:value="19264">
                <text:p>19264</text:p>
              </table:table-cell>
            </table:table-row>
            <table:table-row>
              <table:table-cell office:value-type="string">
                <text:p>483</text:p>
              </table:table-cell>
              <table:table-cell office:value-type="float" office:value="12660">
                <text:p>12660</text:p>
              </table:table-cell>
              <table:table-cell office:value-type="float" office:value="19275">
                <text:p>19275</text:p>
              </table:table-cell>
            </table:table-row>
            <table:table-row>
              <table:table-cell office:value-type="string">
                <text:p>484</text:p>
              </table:table-cell>
              <table:table-cell office:value-type="float" office:value="12862">
                <text:p>12862</text:p>
              </table:table-cell>
              <table:table-cell office:value-type="float" office:value="19227">
                <text:p>19227</text:p>
              </table:table-cell>
            </table:table-row>
            <table:table-row>
              <table:table-cell office:value-type="string">
                <text:p>485</text:p>
              </table:table-cell>
              <table:table-cell office:value-type="float" office:value="13262">
                <text:p>13262</text:p>
              </table:table-cell>
              <table:table-cell office:value-type="float" office:value="19135">
                <text:p>19135</text:p>
              </table:table-cell>
            </table:table-row>
            <table:table-row>
              <table:table-cell office:value-type="string">
                <text:p>486</text:p>
              </table:table-cell>
              <table:table-cell office:value-type="float" office:value="13362">
                <text:p>13362</text:p>
              </table:table-cell>
              <table:table-cell office:value-type="float" office:value="19370">
                <text:p>19370</text:p>
              </table:table-cell>
            </table:table-row>
            <table:table-row>
              <table:table-cell office:value-type="string">
                <text:p>487</text:p>
              </table:table-cell>
              <table:table-cell office:value-type="float" office:value="12760">
                <text:p>12760</text:p>
              </table:table-cell>
              <table:table-cell office:value-type="float" office:value="19417">
                <text:p>19417</text:p>
              </table:table-cell>
            </table:table-row>
            <table:table-row>
              <table:table-cell office:value-type="string">
                <text:p>488</text:p>
              </table:table-cell>
              <table:table-cell office:value-type="float" office:value="12662">
                <text:p>12662</text:p>
              </table:table-cell>
              <table:table-cell office:value-type="float" office:value="19317">
                <text:p>19317</text:p>
              </table:table-cell>
            </table:table-row>
            <table:table-row>
              <table:table-cell office:value-type="string">
                <text:p>489</text:p>
              </table:table-cell>
              <table:table-cell office:value-type="float" office:value="12763">
                <text:p>12763</text:p>
              </table:table-cell>
              <table:table-cell office:value-type="float" office:value="19287">
                <text:p>19287</text:p>
              </table:table-cell>
            </table:table-row>
            <table:table-row>
              <table:table-cell office:value-type="string">
                <text:p>490</text:p>
              </table:table-cell>
              <table:table-cell office:value-type="float" office:value="13460">
                <text:p>13460</text:p>
              </table:table-cell>
              <table:table-cell office:value-type="float" office:value="19357">
                <text:p>19357</text:p>
              </table:table-cell>
            </table:table-row>
            <table:table-row>
              <table:table-cell office:value-type="string">
                <text:p>491</text:p>
              </table:table-cell>
              <table:table-cell office:value-type="float" office:value="12662">
                <text:p>12662</text:p>
              </table:table-cell>
              <table:table-cell office:value-type="float" office:value="19391">
                <text:p>19391</text:p>
              </table:table-cell>
            </table:table-row>
            <table:table-row>
              <table:table-cell office:value-type="string">
                <text:p>492</text:p>
              </table:table-cell>
              <table:table-cell office:value-type="float" office:value="12760">
                <text:p>12760</text:p>
              </table:table-cell>
              <table:table-cell office:value-type="float" office:value="19158">
                <text:p>19158</text:p>
              </table:table-cell>
            </table:table-row>
            <table:table-row>
              <table:table-cell office:value-type="string">
                <text:p>493</text:p>
              </table:table-cell>
              <table:table-cell office:value-type="float" office:value="13462">
                <text:p>13462</text:p>
              </table:table-cell>
              <table:table-cell office:value-type="float" office:value="19177">
                <text:p>19177</text:p>
              </table:table-cell>
            </table:table-row>
            <table:table-row>
              <table:table-cell office:value-type="string">
                <text:p>494</text:p>
              </table:table-cell>
              <table:table-cell office:value-type="float" office:value="12562">
                <text:p>12562</text:p>
              </table:table-cell>
              <table:table-cell office:value-type="float" office:value="19168">
                <text:p>19168</text:p>
              </table:table-cell>
            </table:table-row>
            <table:table-row>
              <table:table-cell office:value-type="string">
                <text:p>495</text:p>
              </table:table-cell>
              <table:table-cell office:value-type="float" office:value="12561">
                <text:p>12561</text:p>
              </table:table-cell>
              <table:table-cell office:value-type="float" office:value="19173">
                <text:p>19173</text:p>
              </table:table-cell>
            </table:table-row>
            <table:table-row>
              <table:table-cell office:value-type="string">
                <text:p>496</text:p>
              </table:table-cell>
              <table:table-cell office:value-type="float" office:value="12561">
                <text:p>12561</text:p>
              </table:table-cell>
              <table:table-cell office:value-type="float" office:value="19025">
                <text:p>19025</text:p>
              </table:table-cell>
            </table:table-row>
            <table:table-row>
              <table:table-cell office:value-type="string">
                <text:p>497</text:p>
              </table:table-cell>
              <table:table-cell office:value-type="float" office:value="12562">
                <text:p>12562</text:p>
              </table:table-cell>
              <table:table-cell office:value-type="float" office:value="19110">
                <text:p>19110</text:p>
              </table:table-cell>
            </table:table-row>
            <table:table-row>
              <table:table-cell office:value-type="string">
                <text:p>498</text:p>
              </table:table-cell>
              <table:table-cell office:value-type="float" office:value="12661">
                <text:p>12661</text:p>
              </table:table-cell>
              <table:table-cell office:value-type="float" office:value="19215">
                <text:p>19215</text:p>
              </table:table-cell>
            </table:table-row>
            <table:table-row>
              <table:table-cell office:value-type="string">
                <text:p>499</text:p>
              </table:table-cell>
              <table:table-cell office:value-type="float" office:value="12559">
                <text:p>12559</text:p>
              </table:table-cell>
              <table:table-cell office:value-type="float" office:value="19026">
                <text:p>19026</text:p>
              </table:table-cell>
            </table:table-row>
            <table:table-row>
              <table:table-cell office:value-type="string">
                <text:p>500</text:p>
              </table:table-cell>
              <table:table-cell office:value-type="float" office:value="13359">
                <text:p>13359</text:p>
              </table:table-cell>
              <table:table-cell office:value-type="float" office:value="19054">
                <text:p>19054</text:p>
              </table:table-cell>
            </table:table-row>
            <table:table-row>
              <table:table-cell office:value-type="string">
                <text:p>501</text:p>
              </table:table-cell>
              <table:table-cell office:value-type="float" office:value="13259">
                <text:p>13259</text:p>
              </table:table-cell>
              <table:table-cell office:value-type="float" office:value="18912">
                <text:p>1891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Windows_X86_64 LibreOffice_project/1ec314fa52f458adc18c4f025c545a4e8b22c15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4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4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99cm" svg:height="6.69cm" xlink:href="." xlink:type="simple" chart:class="chart:line" chart:style-name="ch1">
        <chart:title svg:x="3.328cm" svg:y="0.269cm" chart:style-name="ch2">
          <text:p>A / Merit / Swap</text:p>
        </chart:title>
        <chart:plot-area chart:style-name="ch3" chart:data-source-has-labels="both" svg:x="0.199cm" svg:y="1.181cm" svg:width="9.601cm" svg:height="5.376cm">
          <chartooo:coordinate-region svg:x="1.376cm" svg:y="1.302cm" svg:width="8.424cm" svg:height="4.253cm"/>
          <chart:axis chart:dimension="x" chart:name="primary-x" chart:style-name="ch4" chartooo:axis-type="text">
            <chart:categories table:cell-range-address="local-table.$A$2:.$A$502"/>
          </chart:axis>
          <chart:axis chart:dimension="y" chart:name="primary-y" chart:style-name="ch4">
            <chart:grid chart:style-name="ch5" chart:class="major"/>
          </chart:axis>
          <chart:series chart:style-name="ch6" chart:values-cell-range-address="local-table.$B$2:.$B$502" chart:label-cell-address="local-table.$B$1" chart:class="chart:line">
            <chart:data-point chart:repeated="501"/>
          </chart:series>
          <chart:series chart:style-name="ch7" chart:values-cell-range-address="local-table.$C$2:.$C$502" chart:label-cell-address="local-table.$C$1" chart:class="chart:line">
            <chart:data-point chart:repeated="50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Στήλη R</text:p>
              </table:table-cell>
              <table:table-cell office:value-type="string">
                <text:p>Στήλη S</text:p>
              </table:table-cell>
            </table:table-row>
          </table:table-header-rows>
          <table:table-rows>
            <table:table-row>
              <table:table-cell office:value-type="string">
                <text:p>1</text:p>
              </table:table-cell>
              <table:table-cell office:value-type="float" office:value="45764">
                <text:p>45764</text:p>
              </table:table-cell>
              <table:table-cell office:value-type="float" office:value="57652">
                <text:p>57652</text:p>
              </table:table-cell>
            </table:table-row>
            <table:table-row>
              <table:table-cell office:value-type="string">
                <text:p>2</text:p>
              </table:table-cell>
              <table:table-cell office:value-type="float" office:value="44660">
                <text:p>44660</text:p>
              </table:table-cell>
              <table:table-cell office:value-type="float" office:value="53933">
                <text:p>53933</text:p>
              </table:table-cell>
            </table:table-row>
            <table:table-row>
              <table:table-cell office:value-type="string">
                <text:p>3</text:p>
              </table:table-cell>
              <table:table-cell office:value-type="float" office:value="40562">
                <text:p>40562</text:p>
              </table:table-cell>
              <table:table-cell office:value-type="float" office:value="50919">
                <text:p>50919</text:p>
              </table:table-cell>
            </table:table-row>
            <table:table-row>
              <table:table-cell office:value-type="string">
                <text:p>4</text:p>
              </table:table-cell>
              <table:table-cell office:value-type="float" office:value="39666">
                <text:p>39666</text:p>
              </table:table-cell>
              <table:table-cell office:value-type="float" office:value="47881">
                <text:p>47881</text:p>
              </table:table-cell>
            </table:table-row>
            <table:table-row>
              <table:table-cell office:value-type="string">
                <text:p>5</text:p>
              </table:table-cell>
              <table:table-cell office:value-type="float" office:value="37558">
                <text:p>37558</text:p>
              </table:table-cell>
              <table:table-cell office:value-type="float" office:value="45576">
                <text:p>45576</text:p>
              </table:table-cell>
            </table:table-row>
            <table:table-row>
              <table:table-cell office:value-type="string">
                <text:p>6</text:p>
              </table:table-cell>
              <table:table-cell office:value-type="float" office:value="35067">
                <text:p>35067</text:p>
              </table:table-cell>
              <table:table-cell office:value-type="float" office:value="44021">
                <text:p>44021</text:p>
              </table:table-cell>
            </table:table-row>
            <table:table-row>
              <table:table-cell office:value-type="string">
                <text:p>7</text:p>
              </table:table-cell>
              <table:table-cell office:value-type="float" office:value="33771">
                <text:p>33771</text:p>
              </table:table-cell>
              <table:table-cell office:value-type="float" office:value="41739">
                <text:p>41739</text:p>
              </table:table-cell>
            </table:table-row>
            <table:table-row>
              <table:table-cell office:value-type="string">
                <text:p>8</text:p>
              </table:table-cell>
              <table:table-cell office:value-type="float" office:value="32461">
                <text:p>32461</text:p>
              </table:table-cell>
              <table:table-cell office:value-type="float" office:value="38912">
                <text:p>38912</text:p>
              </table:table-cell>
            </table:table-row>
            <table:table-row>
              <table:table-cell office:value-type="string">
                <text:p>9</text:p>
              </table:table-cell>
              <table:table-cell office:value-type="float" office:value="30968">
                <text:p>30968</text:p>
              </table:table-cell>
              <table:table-cell office:value-type="float" office:value="37280">
                <text:p>37280</text:p>
              </table:table-cell>
            </table:table-row>
            <table:table-row>
              <table:table-cell office:value-type="string">
                <text:p>10</text:p>
              </table:table-cell>
              <table:table-cell office:value-type="float" office:value="29865">
                <text:p>29865</text:p>
              </table:table-cell>
              <table:table-cell office:value-type="float" office:value="36465">
                <text:p>36465</text:p>
              </table:table-cell>
            </table:table-row>
            <table:table-row>
              <table:table-cell office:value-type="string">
                <text:p>11</text:p>
              </table:table-cell>
              <table:table-cell office:value-type="float" office:value="29070">
                <text:p>29070</text:p>
              </table:table-cell>
              <table:table-cell office:value-type="float" office:value="35228">
                <text:p>35228</text:p>
              </table:table-cell>
            </table:table-row>
            <table:table-row>
              <table:table-cell office:value-type="string">
                <text:p>12</text:p>
              </table:table-cell>
              <table:table-cell office:value-type="float" office:value="27563">
                <text:p>27563</text:p>
              </table:table-cell>
              <table:table-cell office:value-type="float" office:value="34235">
                <text:p>34235</text:p>
              </table:table-cell>
            </table:table-row>
            <table:table-row>
              <table:table-cell office:value-type="string">
                <text:p>13</text:p>
              </table:table-cell>
              <table:table-cell office:value-type="float" office:value="27161">
                <text:p>27161</text:p>
              </table:table-cell>
              <table:table-cell office:value-type="float" office:value="33522">
                <text:p>33522</text:p>
              </table:table-cell>
            </table:table-row>
            <table:table-row>
              <table:table-cell office:value-type="string">
                <text:p>14</text:p>
              </table:table-cell>
              <table:table-cell office:value-type="float" office:value="26862">
                <text:p>26862</text:p>
              </table:table-cell>
              <table:table-cell office:value-type="float" office:value="33259">
                <text:p>33259</text:p>
              </table:table-cell>
            </table:table-row>
            <table:table-row>
              <table:table-cell office:value-type="string">
                <text:p>15</text:p>
              </table:table-cell>
              <table:table-cell office:value-type="float" office:value="27162">
                <text:p>27162</text:p>
              </table:table-cell>
              <table:table-cell office:value-type="float" office:value="32689">
                <text:p>32689</text:p>
              </table:table-cell>
            </table:table-row>
            <table:table-row>
              <table:table-cell office:value-type="string">
                <text:p>16</text:p>
              </table:table-cell>
              <table:table-cell office:value-type="float" office:value="26164">
                <text:p>26164</text:p>
              </table:table-cell>
              <table:table-cell office:value-type="float" office:value="32231">
                <text:p>32231</text:p>
              </table:table-cell>
            </table:table-row>
            <table:table-row>
              <table:table-cell office:value-type="string">
                <text:p>17</text:p>
              </table:table-cell>
              <table:table-cell office:value-type="float" office:value="25364">
                <text:p>25364</text:p>
              </table:table-cell>
              <table:table-cell office:value-type="float" office:value="31532">
                <text:p>31532</text:p>
              </table:table-cell>
            </table:table-row>
            <table:table-row>
              <table:table-cell office:value-type="string">
                <text:p>18</text:p>
              </table:table-cell>
              <table:table-cell office:value-type="float" office:value="23865">
                <text:p>23865</text:p>
              </table:table-cell>
              <table:table-cell office:value-type="float" office:value="30790">
                <text:p>30790</text:p>
              </table:table-cell>
            </table:table-row>
            <table:table-row>
              <table:table-cell office:value-type="string">
                <text:p>19</text:p>
              </table:table-cell>
              <table:table-cell office:value-type="float" office:value="23864">
                <text:p>23864</text:p>
              </table:table-cell>
              <table:table-cell office:value-type="float" office:value="30045">
                <text:p>30045</text:p>
              </table:table-cell>
            </table:table-row>
            <table:table-row>
              <table:table-cell office:value-type="string">
                <text:p>20</text:p>
              </table:table-cell>
              <table:table-cell office:value-type="float" office:value="23666">
                <text:p>23666</text:p>
              </table:table-cell>
              <table:table-cell office:value-type="float" office:value="29364">
                <text:p>29364</text:p>
              </table:table-cell>
            </table:table-row>
            <table:table-row>
              <table:table-cell office:value-type="string">
                <text:p>21</text:p>
              </table:table-cell>
              <table:table-cell office:value-type="float" office:value="23065">
                <text:p>23065</text:p>
              </table:table-cell>
              <table:table-cell office:value-type="float" office:value="28854">
                <text:p>28854</text:p>
              </table:table-cell>
            </table:table-row>
            <table:table-row>
              <table:table-cell office:value-type="string">
                <text:p>22</text:p>
              </table:table-cell>
              <table:table-cell office:value-type="float" office:value="22764">
                <text:p>22764</text:p>
              </table:table-cell>
              <table:table-cell office:value-type="float" office:value="28184">
                <text:p>28184</text:p>
              </table:table-cell>
            </table:table-row>
            <table:table-row>
              <table:table-cell office:value-type="string">
                <text:p>23</text:p>
              </table:table-cell>
              <table:table-cell office:value-type="float" office:value="21866">
                <text:p>21866</text:p>
              </table:table-cell>
              <table:table-cell office:value-type="float" office:value="27954">
                <text:p>27954</text:p>
              </table:table-cell>
            </table:table-row>
            <table:table-row>
              <table:table-cell office:value-type="string">
                <text:p>24</text:p>
              </table:table-cell>
              <table:table-cell office:value-type="float" office:value="21959">
                <text:p>21959</text:p>
              </table:table-cell>
              <table:table-cell office:value-type="float" office:value="27626">
                <text:p>27626</text:p>
              </table:table-cell>
            </table:table-row>
            <table:table-row>
              <table:table-cell office:value-type="string">
                <text:p>25</text:p>
              </table:table-cell>
              <table:table-cell office:value-type="float" office:value="21165">
                <text:p>21165</text:p>
              </table:table-cell>
              <table:table-cell office:value-type="float" office:value="27587">
                <text:p>27587</text:p>
              </table:table-cell>
            </table:table-row>
            <table:table-row>
              <table:table-cell office:value-type="string">
                <text:p>26</text:p>
              </table:table-cell>
              <table:table-cell office:value-type="float" office:value="21964">
                <text:p>21964</text:p>
              </table:table-cell>
              <table:table-cell office:value-type="float" office:value="27353">
                <text:p>27353</text:p>
              </table:table-cell>
            </table:table-row>
            <table:table-row>
              <table:table-cell office:value-type="string">
                <text:p>27</text:p>
              </table:table-cell>
              <table:table-cell office:value-type="float" office:value="20864">
                <text:p>20864</text:p>
              </table:table-cell>
              <table:table-cell office:value-type="float" office:value="27199">
                <text:p>27199</text:p>
              </table:table-cell>
            </table:table-row>
            <table:table-row>
              <table:table-cell office:value-type="string">
                <text:p>28</text:p>
              </table:table-cell>
              <table:table-cell office:value-type="float" office:value="20162">
                <text:p>20162</text:p>
              </table:table-cell>
              <table:table-cell office:value-type="float" office:value="26675">
                <text:p>26675</text:p>
              </table:table-cell>
            </table:table-row>
            <table:table-row>
              <table:table-cell office:value-type="string">
                <text:p>29</text:p>
              </table:table-cell>
              <table:table-cell office:value-type="float" office:value="20268">
                <text:p>20268</text:p>
              </table:table-cell>
              <table:table-cell office:value-type="float" office:value="26058">
                <text:p>26058</text:p>
              </table:table-cell>
            </table:table-row>
            <table:table-row>
              <table:table-cell office:value-type="string">
                <text:p>30</text:p>
              </table:table-cell>
              <table:table-cell office:value-type="float" office:value="19964">
                <text:p>19964</text:p>
              </table:table-cell>
              <table:table-cell office:value-type="float" office:value="25751">
                <text:p>25751</text:p>
              </table:table-cell>
            </table:table-row>
            <table:table-row>
              <table:table-cell office:value-type="string">
                <text:p>31</text:p>
              </table:table-cell>
              <table:table-cell office:value-type="float" office:value="19161">
                <text:p>19161</text:p>
              </table:table-cell>
              <table:table-cell office:value-type="float" office:value="25846">
                <text:p>25846</text:p>
              </table:table-cell>
            </table:table-row>
            <table:table-row>
              <table:table-cell office:value-type="string">
                <text:p>32</text:p>
              </table:table-cell>
              <table:table-cell office:value-type="float" office:value="18165">
                <text:p>18165</text:p>
              </table:table-cell>
              <table:table-cell office:value-type="float" office:value="25621">
                <text:p>25621</text:p>
              </table:table-cell>
            </table:table-row>
            <table:table-row>
              <table:table-cell office:value-type="string">
                <text:p>33</text:p>
              </table:table-cell>
              <table:table-cell office:value-type="float" office:value="18660">
                <text:p>18660</text:p>
              </table:table-cell>
              <table:table-cell office:value-type="float" office:value="25111">
                <text:p>25111</text:p>
              </table:table-cell>
            </table:table-row>
            <table:table-row>
              <table:table-cell office:value-type="string">
                <text:p>34</text:p>
              </table:table-cell>
              <table:table-cell office:value-type="float" office:value="18263">
                <text:p>18263</text:p>
              </table:table-cell>
              <table:table-cell office:value-type="float" office:value="24638">
                <text:p>24638</text:p>
              </table:table-cell>
            </table:table-row>
            <table:table-row>
              <table:table-cell office:value-type="string">
                <text:p>35</text:p>
              </table:table-cell>
              <table:table-cell office:value-type="float" office:value="18364">
                <text:p>18364</text:p>
              </table:table-cell>
              <table:table-cell office:value-type="float" office:value="24181">
                <text:p>24181</text:p>
              </table:table-cell>
            </table:table-row>
            <table:table-row>
              <table:table-cell office:value-type="string">
                <text:p>36</text:p>
              </table:table-cell>
              <table:table-cell office:value-type="float" office:value="16370">
                <text:p>16370</text:p>
              </table:table-cell>
              <table:table-cell office:value-type="float" office:value="23920">
                <text:p>23920</text:p>
              </table:table-cell>
            </table:table-row>
            <table:table-row>
              <table:table-cell office:value-type="string">
                <text:p>37</text:p>
              </table:table-cell>
              <table:table-cell office:value-type="float" office:value="18065">
                <text:p>18065</text:p>
              </table:table-cell>
              <table:table-cell office:value-type="float" office:value="23971">
                <text:p>23971</text:p>
              </table:table-cell>
            </table:table-row>
            <table:table-row>
              <table:table-cell office:value-type="string">
                <text:p>38</text:p>
              </table:table-cell>
              <table:table-cell office:value-type="float" office:value="18169">
                <text:p>18169</text:p>
              </table:table-cell>
              <table:table-cell office:value-type="float" office:value="23789">
                <text:p>23789</text:p>
              </table:table-cell>
            </table:table-row>
            <table:table-row>
              <table:table-cell office:value-type="string">
                <text:p>39</text:p>
              </table:table-cell>
              <table:table-cell office:value-type="float" office:value="18167">
                <text:p>18167</text:p>
              </table:table-cell>
              <table:table-cell office:value-type="float" office:value="23737">
                <text:p>23737</text:p>
              </table:table-cell>
            </table:table-row>
            <table:table-row>
              <table:table-cell office:value-type="string">
                <text:p>40</text:p>
              </table:table-cell>
              <table:table-cell office:value-type="float" office:value="17169">
                <text:p>17169</text:p>
              </table:table-cell>
              <table:table-cell office:value-type="float" office:value="23629">
                <text:p>23629</text:p>
              </table:table-cell>
            </table:table-row>
            <table:table-row>
              <table:table-cell office:value-type="string">
                <text:p>41</text:p>
              </table:table-cell>
              <table:table-cell office:value-type="float" office:value="16369">
                <text:p>16369</text:p>
              </table:table-cell>
              <table:table-cell office:value-type="float" office:value="23092">
                <text:p>23092</text:p>
              </table:table-cell>
            </table:table-row>
            <table:table-row>
              <table:table-cell office:value-type="string">
                <text:p>42</text:p>
              </table:table-cell>
              <table:table-cell office:value-type="float" office:value="17364">
                <text:p>17364</text:p>
              </table:table-cell>
              <table:table-cell office:value-type="float" office:value="22943">
                <text:p>22943</text:p>
              </table:table-cell>
            </table:table-row>
            <table:table-row>
              <table:table-cell office:value-type="string">
                <text:p>43</text:p>
              </table:table-cell>
              <table:table-cell office:value-type="float" office:value="16466">
                <text:p>16466</text:p>
              </table:table-cell>
              <table:table-cell office:value-type="float" office:value="22871">
                <text:p>22871</text:p>
              </table:table-cell>
            </table:table-row>
            <table:table-row>
              <table:table-cell office:value-type="string">
                <text:p>44</text:p>
              </table:table-cell>
              <table:table-cell office:value-type="float" office:value="16568">
                <text:p>16568</text:p>
              </table:table-cell>
              <table:table-cell office:value-type="float" office:value="22908">
                <text:p>22908</text:p>
              </table:table-cell>
            </table:table-row>
            <table:table-row>
              <table:table-cell office:value-type="string">
                <text:p>45</text:p>
              </table:table-cell>
              <table:table-cell office:value-type="float" office:value="16665">
                <text:p>16665</text:p>
              </table:table-cell>
              <table:table-cell office:value-type="float" office:value="22921">
                <text:p>22921</text:p>
              </table:table-cell>
            </table:table-row>
            <table:table-row>
              <table:table-cell office:value-type="string">
                <text:p>46</text:p>
              </table:table-cell>
              <table:table-cell office:value-type="float" office:value="16171">
                <text:p>16171</text:p>
              </table:table-cell>
              <table:table-cell office:value-type="float" office:value="22757">
                <text:p>22757</text:p>
              </table:table-cell>
            </table:table-row>
            <table:table-row>
              <table:table-cell office:value-type="string">
                <text:p>47</text:p>
              </table:table-cell>
              <table:table-cell office:value-type="float" office:value="16467">
                <text:p>16467</text:p>
              </table:table-cell>
              <table:table-cell office:value-type="float" office:value="22447">
                <text:p>22447</text:p>
              </table:table-cell>
            </table:table-row>
            <table:table-row>
              <table:table-cell office:value-type="string">
                <text:p>48</text:p>
              </table:table-cell>
              <table:table-cell office:value-type="float" office:value="16862">
                <text:p>16862</text:p>
              </table:table-cell>
              <table:table-cell office:value-type="float" office:value="22174">
                <text:p>22174</text:p>
              </table:table-cell>
            </table:table-row>
            <table:table-row>
              <table:table-cell office:value-type="string">
                <text:p>49</text:p>
              </table:table-cell>
              <table:table-cell office:value-type="float" office:value="16469">
                <text:p>16469</text:p>
              </table:table-cell>
              <table:table-cell office:value-type="float" office:value="22239">
                <text:p>22239</text:p>
              </table:table-cell>
            </table:table-row>
            <table:table-row>
              <table:table-cell office:value-type="string">
                <text:p>50</text:p>
              </table:table-cell>
              <table:table-cell office:value-type="float" office:value="16465">
                <text:p>16465</text:p>
              </table:table-cell>
              <table:table-cell office:value-type="float" office:value="22280">
                <text:p>22280</text:p>
              </table:table-cell>
            </table:table-row>
            <table:table-row>
              <table:table-cell office:value-type="string">
                <text:p>51</text:p>
              </table:table-cell>
              <table:table-cell office:value-type="float" office:value="15269">
                <text:p>15269</text:p>
              </table:table-cell>
              <table:table-cell office:value-type="float" office:value="22165">
                <text:p>22165</text:p>
              </table:table-cell>
            </table:table-row>
            <table:table-row>
              <table:table-cell office:value-type="string">
                <text:p>52</text:p>
              </table:table-cell>
              <table:table-cell office:value-type="float" office:value="15969">
                <text:p>15969</text:p>
              </table:table-cell>
              <table:table-cell office:value-type="float" office:value="22317">
                <text:p>22317</text:p>
              </table:table-cell>
            </table:table-row>
            <table:table-row>
              <table:table-cell office:value-type="string">
                <text:p>53</text:p>
              </table:table-cell>
              <table:table-cell office:value-type="float" office:value="15167">
                <text:p>15167</text:p>
              </table:table-cell>
              <table:table-cell office:value-type="float" office:value="22226">
                <text:p>22226</text:p>
              </table:table-cell>
            </table:table-row>
            <table:table-row>
              <table:table-cell office:value-type="string">
                <text:p>54</text:p>
              </table:table-cell>
              <table:table-cell office:value-type="float" office:value="15665">
                <text:p>15665</text:p>
              </table:table-cell>
              <table:table-cell office:value-type="float" office:value="22043">
                <text:p>22043</text:p>
              </table:table-cell>
            </table:table-row>
            <table:table-row>
              <table:table-cell office:value-type="string">
                <text:p>55</text:p>
              </table:table-cell>
              <table:table-cell office:value-type="float" office:value="16265">
                <text:p>16265</text:p>
              </table:table-cell>
              <table:table-cell office:value-type="float" office:value="21866">
                <text:p>21866</text:p>
              </table:table-cell>
            </table:table-row>
            <table:table-row>
              <table:table-cell office:value-type="string">
                <text:p>56</text:p>
              </table:table-cell>
              <table:table-cell office:value-type="float" office:value="16067">
                <text:p>16067</text:p>
              </table:table-cell>
              <table:table-cell office:value-type="float" office:value="21800">
                <text:p>21800</text:p>
              </table:table-cell>
            </table:table-row>
            <table:table-row>
              <table:table-cell office:value-type="string">
                <text:p>57</text:p>
              </table:table-cell>
              <table:table-cell office:value-type="float" office:value="15667">
                <text:p>15667</text:p>
              </table:table-cell>
              <table:table-cell office:value-type="float" office:value="21814">
                <text:p>21814</text:p>
              </table:table-cell>
            </table:table-row>
            <table:table-row>
              <table:table-cell office:value-type="string">
                <text:p>58</text:p>
              </table:table-cell>
              <table:table-cell office:value-type="float" office:value="15765">
                <text:p>15765</text:p>
              </table:table-cell>
              <table:table-cell office:value-type="float" office:value="21903">
                <text:p>21903</text:p>
              </table:table-cell>
            </table:table-row>
            <table:table-row>
              <table:table-cell office:value-type="string">
                <text:p>59</text:p>
              </table:table-cell>
              <table:table-cell office:value-type="float" office:value="14770">
                <text:p>14770</text:p>
              </table:table-cell>
              <table:table-cell office:value-type="float" office:value="22041">
                <text:p>22041</text:p>
              </table:table-cell>
            </table:table-row>
            <table:table-row>
              <table:table-cell office:value-type="string">
                <text:p>60</text:p>
              </table:table-cell>
              <table:table-cell office:value-type="float" office:value="15064">
                <text:p>15064</text:p>
              </table:table-cell>
              <table:table-cell office:value-type="float" office:value="21856">
                <text:p>21856</text:p>
              </table:table-cell>
            </table:table-row>
            <table:table-row>
              <table:table-cell office:value-type="string">
                <text:p>61</text:p>
              </table:table-cell>
              <table:table-cell office:value-type="float" office:value="16061">
                <text:p>16061</text:p>
              </table:table-cell>
              <table:table-cell office:value-type="float" office:value="22041">
                <text:p>22041</text:p>
              </table:table-cell>
            </table:table-row>
            <table:table-row>
              <table:table-cell office:value-type="string">
                <text:p>62</text:p>
              </table:table-cell>
              <table:table-cell office:value-type="float" office:value="14965">
                <text:p>14965</text:p>
              </table:table-cell>
              <table:table-cell office:value-type="float" office:value="21967">
                <text:p>21967</text:p>
              </table:table-cell>
            </table:table-row>
            <table:table-row>
              <table:table-cell office:value-type="string">
                <text:p>63</text:p>
              </table:table-cell>
              <table:table-cell office:value-type="float" office:value="14864">
                <text:p>14864</text:p>
              </table:table-cell>
              <table:table-cell office:value-type="float" office:value="21364">
                <text:p>21364</text:p>
              </table:table-cell>
            </table:table-row>
            <table:table-row>
              <table:table-cell office:value-type="string">
                <text:p>64</text:p>
              </table:table-cell>
              <table:table-cell office:value-type="float" office:value="14965">
                <text:p>14965</text:p>
              </table:table-cell>
              <table:table-cell office:value-type="float" office:value="21136">
                <text:p>21136</text:p>
              </table:table-cell>
            </table:table-row>
            <table:table-row>
              <table:table-cell office:value-type="string">
                <text:p>65</text:p>
              </table:table-cell>
              <table:table-cell office:value-type="float" office:value="14365">
                <text:p>14365</text:p>
              </table:table-cell>
              <table:table-cell office:value-type="float" office:value="21058">
                <text:p>21058</text:p>
              </table:table-cell>
            </table:table-row>
            <table:table-row>
              <table:table-cell office:value-type="string">
                <text:p>66</text:p>
              </table:table-cell>
              <table:table-cell office:value-type="float" office:value="14464">
                <text:p>14464</text:p>
              </table:table-cell>
              <table:table-cell office:value-type="float" office:value="21158">
                <text:p>21158</text:p>
              </table:table-cell>
            </table:table-row>
            <table:table-row>
              <table:table-cell office:value-type="string">
                <text:p>67</text:p>
              </table:table-cell>
              <table:table-cell office:value-type="float" office:value="14966">
                <text:p>14966</text:p>
              </table:table-cell>
              <table:table-cell office:value-type="float" office:value="20821">
                <text:p>20821</text:p>
              </table:table-cell>
            </table:table-row>
            <table:table-row>
              <table:table-cell office:value-type="string">
                <text:p>68</text:p>
              </table:table-cell>
              <table:table-cell office:value-type="float" office:value="14266">
                <text:p>14266</text:p>
              </table:table-cell>
              <table:table-cell office:value-type="float" office:value="20352">
                <text:p>20352</text:p>
              </table:table-cell>
            </table:table-row>
            <table:table-row>
              <table:table-cell office:value-type="string">
                <text:p>69</text:p>
              </table:table-cell>
              <table:table-cell office:value-type="float" office:value="14364">
                <text:p>14364</text:p>
              </table:table-cell>
              <table:table-cell office:value-type="float" office:value="20025">
                <text:p>20025</text:p>
              </table:table-cell>
            </table:table-row>
            <table:table-row>
              <table:table-cell office:value-type="string">
                <text:p>70</text:p>
              </table:table-cell>
              <table:table-cell office:value-type="float" office:value="13262">
                <text:p>13262</text:p>
              </table:table-cell>
              <table:table-cell office:value-type="float" office:value="20026">
                <text:p>20026</text:p>
              </table:table-cell>
            </table:table-row>
            <table:table-row>
              <table:table-cell office:value-type="string">
                <text:p>71</text:p>
              </table:table-cell>
              <table:table-cell office:value-type="float" office:value="14062">
                <text:p>14062</text:p>
              </table:table-cell>
              <table:table-cell office:value-type="float" office:value="20009">
                <text:p>20009</text:p>
              </table:table-cell>
            </table:table-row>
            <table:table-row>
              <table:table-cell office:value-type="string">
                <text:p>72</text:p>
              </table:table-cell>
              <table:table-cell office:value-type="float" office:value="13463">
                <text:p>13463</text:p>
              </table:table-cell>
              <table:table-cell office:value-type="float" office:value="20151">
                <text:p>20151</text:p>
              </table:table-cell>
            </table:table-row>
            <table:table-row>
              <table:table-cell office:value-type="string">
                <text:p>73</text:p>
              </table:table-cell>
              <table:table-cell office:value-type="float" office:value="14363">
                <text:p>14363</text:p>
              </table:table-cell>
              <table:table-cell office:value-type="float" office:value="20089">
                <text:p>20089</text:p>
              </table:table-cell>
            </table:table-row>
            <table:table-row>
              <table:table-cell office:value-type="string">
                <text:p>74</text:p>
              </table:table-cell>
              <table:table-cell office:value-type="float" office:value="14264">
                <text:p>14264</text:p>
              </table:table-cell>
              <table:table-cell office:value-type="float" office:value="20205">
                <text:p>20205</text:p>
              </table:table-cell>
            </table:table-row>
            <table:table-row>
              <table:table-cell office:value-type="string">
                <text:p>75</text:p>
              </table:table-cell>
              <table:table-cell office:value-type="float" office:value="14465">
                <text:p>14465</text:p>
              </table:table-cell>
              <table:table-cell office:value-type="float" office:value="20064">
                <text:p>20064</text:p>
              </table:table-cell>
            </table:table-row>
            <table:table-row>
              <table:table-cell office:value-type="string">
                <text:p>76</text:p>
              </table:table-cell>
              <table:table-cell office:value-type="float" office:value="13566">
                <text:p>13566</text:p>
              </table:table-cell>
              <table:table-cell office:value-type="float" office:value="19867">
                <text:p>19867</text:p>
              </table:table-cell>
            </table:table-row>
            <table:table-row>
              <table:table-cell office:value-type="string">
                <text:p>77</text:p>
              </table:table-cell>
              <table:table-cell office:value-type="float" office:value="12661">
                <text:p>12661</text:p>
              </table:table-cell>
              <table:table-cell office:value-type="float" office:value="19696">
                <text:p>19696</text:p>
              </table:table-cell>
            </table:table-row>
            <table:table-row>
              <table:table-cell office:value-type="string">
                <text:p>78</text:p>
              </table:table-cell>
              <table:table-cell office:value-type="float" office:value="12564">
                <text:p>12564</text:p>
              </table:table-cell>
              <table:table-cell office:value-type="float" office:value="19304">
                <text:p>19304</text:p>
              </table:table-cell>
            </table:table-row>
            <table:table-row>
              <table:table-cell office:value-type="string">
                <text:p>79</text:p>
              </table:table-cell>
              <table:table-cell office:value-type="float" office:value="12663">
                <text:p>12663</text:p>
              </table:table-cell>
              <table:table-cell office:value-type="float" office:value="19077">
                <text:p>19077</text:p>
              </table:table-cell>
            </table:table-row>
            <table:table-row>
              <table:table-cell office:value-type="string">
                <text:p>80</text:p>
              </table:table-cell>
              <table:table-cell office:value-type="float" office:value="12866">
                <text:p>12866</text:p>
              </table:table-cell>
              <table:table-cell office:value-type="float" office:value="19079">
                <text:p>19079</text:p>
              </table:table-cell>
            </table:table-row>
            <table:table-row>
              <table:table-cell office:value-type="string">
                <text:p>81</text:p>
              </table:table-cell>
              <table:table-cell office:value-type="float" office:value="12963">
                <text:p>12963</text:p>
              </table:table-cell>
              <table:table-cell office:value-type="float" office:value="18957">
                <text:p>18957</text:p>
              </table:table-cell>
            </table:table-row>
            <table:table-row>
              <table:table-cell office:value-type="string">
                <text:p>82</text:p>
              </table:table-cell>
              <table:table-cell office:value-type="float" office:value="12665">
                <text:p>12665</text:p>
              </table:table-cell>
              <table:table-cell office:value-type="float" office:value="19123">
                <text:p>19123</text:p>
              </table:table-cell>
            </table:table-row>
            <table:table-row>
              <table:table-cell office:value-type="string">
                <text:p>83</text:p>
              </table:table-cell>
              <table:table-cell office:value-type="float" office:value="12665">
                <text:p>12665</text:p>
              </table:table-cell>
              <table:table-cell office:value-type="float" office:value="19122">
                <text:p>19122</text:p>
              </table:table-cell>
            </table:table-row>
            <table:table-row>
              <table:table-cell office:value-type="string">
                <text:p>84</text:p>
              </table:table-cell>
              <table:table-cell office:value-type="float" office:value="12864">
                <text:p>12864</text:p>
              </table:table-cell>
              <table:table-cell office:value-type="float" office:value="19224">
                <text:p>19224</text:p>
              </table:table-cell>
            </table:table-row>
            <table:table-row>
              <table:table-cell office:value-type="string">
                <text:p>85</text:p>
              </table:table-cell>
              <table:table-cell office:value-type="float" office:value="13361">
                <text:p>13361</text:p>
              </table:table-cell>
              <table:table-cell office:value-type="float" office:value="19296">
                <text:p>19296</text:p>
              </table:table-cell>
            </table:table-row>
            <table:table-row>
              <table:table-cell office:value-type="string">
                <text:p>86</text:p>
              </table:table-cell>
              <table:table-cell office:value-type="float" office:value="12763">
                <text:p>12763</text:p>
              </table:table-cell>
              <table:table-cell office:value-type="float" office:value="19275">
                <text:p>19275</text:p>
              </table:table-cell>
            </table:table-row>
            <table:table-row>
              <table:table-cell office:value-type="string">
                <text:p>87</text:p>
              </table:table-cell>
              <table:table-cell office:value-type="float" office:value="12562">
                <text:p>12562</text:p>
              </table:table-cell>
              <table:table-cell office:value-type="float" office:value="18946">
                <text:p>18946</text:p>
              </table:table-cell>
            </table:table-row>
            <table:table-row>
              <table:table-cell office:value-type="string">
                <text:p>88</text:p>
              </table:table-cell>
              <table:table-cell office:value-type="float" office:value="13463">
                <text:p>13463</text:p>
              </table:table-cell>
              <table:table-cell office:value-type="float" office:value="18641">
                <text:p>18641</text:p>
              </table:table-cell>
            </table:table-row>
            <table:table-row>
              <table:table-cell office:value-type="string">
                <text:p>89</text:p>
              </table:table-cell>
              <table:table-cell office:value-type="float" office:value="12963">
                <text:p>12963</text:p>
              </table:table-cell>
              <table:table-cell office:value-type="float" office:value="18811">
                <text:p>18811</text:p>
              </table:table-cell>
            </table:table-row>
            <table:table-row>
              <table:table-cell office:value-type="string">
                <text:p>90</text:p>
              </table:table-cell>
              <table:table-cell office:value-type="float" office:value="12462">
                <text:p>12462</text:p>
              </table:table-cell>
              <table:table-cell office:value-type="float" office:value="18980">
                <text:p>18980</text:p>
              </table:table-cell>
            </table:table-row>
            <table:table-row>
              <table:table-cell office:value-type="string">
                <text:p>91</text:p>
              </table:table-cell>
              <table:table-cell office:value-type="float" office:value="12565">
                <text:p>12565</text:p>
              </table:table-cell>
              <table:table-cell office:value-type="float" office:value="19012">
                <text:p>19012</text:p>
              </table:table-cell>
            </table:table-row>
            <table:table-row>
              <table:table-cell office:value-type="string">
                <text:p>92</text:p>
              </table:table-cell>
              <table:table-cell office:value-type="float" office:value="12362">
                <text:p>12362</text:p>
              </table:table-cell>
              <table:table-cell office:value-type="float" office:value="18902">
                <text:p>18902</text:p>
              </table:table-cell>
            </table:table-row>
            <table:table-row>
              <table:table-cell office:value-type="string">
                <text:p>93</text:p>
              </table:table-cell>
              <table:table-cell office:value-type="float" office:value="12567">
                <text:p>12567</text:p>
              </table:table-cell>
              <table:table-cell office:value-type="float" office:value="18773">
                <text:p>18773</text:p>
              </table:table-cell>
            </table:table-row>
            <table:table-row>
              <table:table-cell office:value-type="string">
                <text:p>94</text:p>
              </table:table-cell>
              <table:table-cell office:value-type="float" office:value="12768">
                <text:p>12768</text:p>
              </table:table-cell>
              <table:table-cell office:value-type="float" office:value="18843">
                <text:p>18843</text:p>
              </table:table-cell>
            </table:table-row>
            <table:table-row>
              <table:table-cell office:value-type="string">
                <text:p>95</text:p>
              </table:table-cell>
              <table:table-cell office:value-type="float" office:value="11967">
                <text:p>11967</text:p>
              </table:table-cell>
              <table:table-cell office:value-type="float" office:value="18804">
                <text:p>18804</text:p>
              </table:table-cell>
            </table:table-row>
            <table:table-row>
              <table:table-cell office:value-type="string">
                <text:p>96</text:p>
              </table:table-cell>
              <table:table-cell office:value-type="float" office:value="13364">
                <text:p>13364</text:p>
              </table:table-cell>
              <table:table-cell office:value-type="float" office:value="18838">
                <text:p>18838</text:p>
              </table:table-cell>
            </table:table-row>
            <table:table-row>
              <table:table-cell office:value-type="string">
                <text:p>97</text:p>
              </table:table-cell>
              <table:table-cell office:value-type="float" office:value="12969">
                <text:p>12969</text:p>
              </table:table-cell>
              <table:table-cell office:value-type="float" office:value="18818">
                <text:p>18818</text:p>
              </table:table-cell>
            </table:table-row>
            <table:table-row>
              <table:table-cell office:value-type="string">
                <text:p>98</text:p>
              </table:table-cell>
              <table:table-cell office:value-type="float" office:value="13367">
                <text:p>13367</text:p>
              </table:table-cell>
              <table:table-cell office:value-type="float" office:value="18962">
                <text:p>18962</text:p>
              </table:table-cell>
            </table:table-row>
            <table:table-row>
              <table:table-cell office:value-type="string">
                <text:p>99</text:p>
              </table:table-cell>
              <table:table-cell office:value-type="float" office:value="12966">
                <text:p>12966</text:p>
              </table:table-cell>
              <table:table-cell office:value-type="float" office:value="19149">
                <text:p>19149</text:p>
              </table:table-cell>
            </table:table-row>
            <table:table-row>
              <table:table-cell office:value-type="string">
                <text:p>100</text:p>
              </table:table-cell>
              <table:table-cell office:value-type="float" office:value="13466">
                <text:p>13466</text:p>
              </table:table-cell>
              <table:table-cell office:value-type="float" office:value="19080">
                <text:p>19080</text:p>
              </table:table-cell>
            </table:table-row>
            <table:table-row>
              <table:table-cell office:value-type="string">
                <text:p>101</text:p>
              </table:table-cell>
              <table:table-cell office:value-type="float" office:value="13465">
                <text:p>13465</text:p>
              </table:table-cell>
              <table:table-cell office:value-type="float" office:value="19270">
                <text:p>19270</text:p>
              </table:table-cell>
            </table:table-row>
            <table:table-row>
              <table:table-cell office:value-type="string">
                <text:p>102</text:p>
              </table:table-cell>
              <table:table-cell office:value-type="float" office:value="13465">
                <text:p>13465</text:p>
              </table:table-cell>
              <table:table-cell office:value-type="float" office:value="19243">
                <text:p>19243</text:p>
              </table:table-cell>
            </table:table-row>
            <table:table-row>
              <table:table-cell office:value-type="string">
                <text:p>103</text:p>
              </table:table-cell>
              <table:table-cell office:value-type="float" office:value="12464">
                <text:p>12464</text:p>
              </table:table-cell>
              <table:table-cell office:value-type="float" office:value="19378">
                <text:p>19378</text:p>
              </table:table-cell>
            </table:table-row>
            <table:table-row>
              <table:table-cell office:value-type="string">
                <text:p>104</text:p>
              </table:table-cell>
              <table:table-cell office:value-type="float" office:value="13368">
                <text:p>13368</text:p>
              </table:table-cell>
              <table:table-cell office:value-type="float" office:value="18982">
                <text:p>18982</text:p>
              </table:table-cell>
            </table:table-row>
            <table:table-row>
              <table:table-cell office:value-type="string">
                <text:p>105</text:p>
              </table:table-cell>
              <table:table-cell office:value-type="float" office:value="12567">
                <text:p>12567</text:p>
              </table:table-cell>
              <table:table-cell office:value-type="float" office:value="19022">
                <text:p>19022</text:p>
              </table:table-cell>
            </table:table-row>
            <table:table-row>
              <table:table-cell office:value-type="string">
                <text:p>106</text:p>
              </table:table-cell>
              <table:table-cell office:value-type="float" office:value="12767">
                <text:p>12767</text:p>
              </table:table-cell>
              <table:table-cell office:value-type="float" office:value="18885">
                <text:p>18885</text:p>
              </table:table-cell>
            </table:table-row>
            <table:table-row>
              <table:table-cell office:value-type="string">
                <text:p>107</text:p>
              </table:table-cell>
              <table:table-cell office:value-type="float" office:value="12664">
                <text:p>12664</text:p>
              </table:table-cell>
              <table:table-cell office:value-type="float" office:value="18964">
                <text:p>18964</text:p>
              </table:table-cell>
            </table:table-row>
            <table:table-row>
              <table:table-cell office:value-type="string">
                <text:p>108</text:p>
              </table:table-cell>
              <table:table-cell office:value-type="float" office:value="12768">
                <text:p>12768</text:p>
              </table:table-cell>
              <table:table-cell office:value-type="float" office:value="18831">
                <text:p>18831</text:p>
              </table:table-cell>
            </table:table-row>
            <table:table-row>
              <table:table-cell office:value-type="string">
                <text:p>109</text:p>
              </table:table-cell>
              <table:table-cell office:value-type="float" office:value="13466">
                <text:p>13466</text:p>
              </table:table-cell>
              <table:table-cell office:value-type="float" office:value="18945">
                <text:p>18945</text:p>
              </table:table-cell>
            </table:table-row>
            <table:table-row>
              <table:table-cell office:value-type="string">
                <text:p>110</text:p>
              </table:table-cell>
              <table:table-cell office:value-type="float" office:value="12869">
                <text:p>12869</text:p>
              </table:table-cell>
              <table:table-cell office:value-type="float" office:value="18843">
                <text:p>18843</text:p>
              </table:table-cell>
            </table:table-row>
            <table:table-row>
              <table:table-cell office:value-type="string">
                <text:p>111</text:p>
              </table:table-cell>
              <table:table-cell office:value-type="float" office:value="12866">
                <text:p>12866</text:p>
              </table:table-cell>
              <table:table-cell office:value-type="float" office:value="19088">
                <text:p>19088</text:p>
              </table:table-cell>
            </table:table-row>
            <table:table-row>
              <table:table-cell office:value-type="string">
                <text:p>112</text:p>
              </table:table-cell>
              <table:table-cell office:value-type="float" office:value="12566">
                <text:p>12566</text:p>
              </table:table-cell>
              <table:table-cell office:value-type="float" office:value="18921">
                <text:p>18921</text:p>
              </table:table-cell>
            </table:table-row>
            <table:table-row>
              <table:table-cell office:value-type="string">
                <text:p>113</text:p>
              </table:table-cell>
              <table:table-cell office:value-type="float" office:value="12870">
                <text:p>12870</text:p>
              </table:table-cell>
              <table:table-cell office:value-type="float" office:value="18657">
                <text:p>18657</text:p>
              </table:table-cell>
            </table:table-row>
            <table:table-row>
              <table:table-cell office:value-type="string">
                <text:p>114</text:p>
              </table:table-cell>
              <table:table-cell office:value-type="float" office:value="13467">
                <text:p>13467</text:p>
              </table:table-cell>
              <table:table-cell office:value-type="float" office:value="18743">
                <text:p>18743</text:p>
              </table:table-cell>
            </table:table-row>
            <table:table-row>
              <table:table-cell office:value-type="string">
                <text:p>115</text:p>
              </table:table-cell>
              <table:table-cell office:value-type="float" office:value="12569">
                <text:p>12569</text:p>
              </table:table-cell>
              <table:table-cell office:value-type="float" office:value="18700">
                <text:p>18700</text:p>
              </table:table-cell>
            </table:table-row>
            <table:table-row>
              <table:table-cell office:value-type="string">
                <text:p>116</text:p>
              </table:table-cell>
              <table:table-cell office:value-type="float" office:value="12467">
                <text:p>12467</text:p>
              </table:table-cell>
              <table:table-cell office:value-type="float" office:value="18407">
                <text:p>18407</text:p>
              </table:table-cell>
            </table:table-row>
            <table:table-row>
              <table:table-cell office:value-type="string">
                <text:p>117</text:p>
              </table:table-cell>
              <table:table-cell office:value-type="float" office:value="12668">
                <text:p>12668</text:p>
              </table:table-cell>
              <table:table-cell office:value-type="float" office:value="18539">
                <text:p>18539</text:p>
              </table:table-cell>
            </table:table-row>
            <table:table-row>
              <table:table-cell office:value-type="string">
                <text:p>118</text:p>
              </table:table-cell>
              <table:table-cell office:value-type="float" office:value="12667">
                <text:p>12667</text:p>
              </table:table-cell>
              <table:table-cell office:value-type="float" office:value="18821">
                <text:p>18821</text:p>
              </table:table-cell>
            </table:table-row>
            <table:table-row>
              <table:table-cell office:value-type="string">
                <text:p>119</text:p>
              </table:table-cell>
              <table:table-cell office:value-type="float" office:value="12869">
                <text:p>12869</text:p>
              </table:table-cell>
              <table:table-cell office:value-type="float" office:value="18945">
                <text:p>18945</text:p>
              </table:table-cell>
            </table:table-row>
            <table:table-row>
              <table:table-cell office:value-type="string">
                <text:p>120</text:p>
              </table:table-cell>
              <table:table-cell office:value-type="float" office:value="12870">
                <text:p>12870</text:p>
              </table:table-cell>
              <table:table-cell office:value-type="float" office:value="18994">
                <text:p>18994</text:p>
              </table:table-cell>
            </table:table-row>
            <table:table-row>
              <table:table-cell office:value-type="string">
                <text:p>121</text:p>
              </table:table-cell>
              <table:table-cell office:value-type="float" office:value="12468">
                <text:p>12468</text:p>
              </table:table-cell>
              <table:table-cell office:value-type="float" office:value="19097">
                <text:p>19097</text:p>
              </table:table-cell>
            </table:table-row>
            <table:table-row>
              <table:table-cell office:value-type="string">
                <text:p>122</text:p>
              </table:table-cell>
              <table:table-cell office:value-type="float" office:value="13668">
                <text:p>13668</text:p>
              </table:table-cell>
              <table:table-cell office:value-type="float" office:value="19226">
                <text:p>19226</text:p>
              </table:table-cell>
            </table:table-row>
            <table:table-row>
              <table:table-cell office:value-type="string">
                <text:p>123</text:p>
              </table:table-cell>
              <table:table-cell office:value-type="float" office:value="12669">
                <text:p>12669</text:p>
              </table:table-cell>
              <table:table-cell office:value-type="float" office:value="19094">
                <text:p>19094</text:p>
              </table:table-cell>
            </table:table-row>
            <table:table-row>
              <table:table-cell office:value-type="string">
                <text:p>124</text:p>
              </table:table-cell>
              <table:table-cell office:value-type="float" office:value="13468">
                <text:p>13468</text:p>
              </table:table-cell>
              <table:table-cell office:value-type="float" office:value="19174">
                <text:p>19174</text:p>
              </table:table-cell>
            </table:table-row>
            <table:table-row>
              <table:table-cell office:value-type="string">
                <text:p>125</text:p>
              </table:table-cell>
              <table:table-cell office:value-type="float" office:value="13569">
                <text:p>13569</text:p>
              </table:table-cell>
              <table:table-cell office:value-type="float" office:value="18986">
                <text:p>18986</text:p>
              </table:table-cell>
            </table:table-row>
            <table:table-row>
              <table:table-cell office:value-type="string">
                <text:p>126</text:p>
              </table:table-cell>
              <table:table-cell office:value-type="float" office:value="13470">
                <text:p>13470</text:p>
              </table:table-cell>
              <table:table-cell office:value-type="float" office:value="19062">
                <text:p>19062</text:p>
              </table:table-cell>
            </table:table-row>
            <table:table-row>
              <table:table-cell office:value-type="string">
                <text:p>127</text:p>
              </table:table-cell>
              <table:table-cell office:value-type="float" office:value="12666">
                <text:p>12666</text:p>
              </table:table-cell>
              <table:table-cell office:value-type="float" office:value="19095">
                <text:p>19095</text:p>
              </table:table-cell>
            </table:table-row>
            <table:table-row>
              <table:table-cell office:value-type="string">
                <text:p>128</text:p>
              </table:table-cell>
              <table:table-cell office:value-type="float" office:value="13664">
                <text:p>13664</text:p>
              </table:table-cell>
              <table:table-cell office:value-type="float" office:value="19347">
                <text:p>19347</text:p>
              </table:table-cell>
            </table:table-row>
            <table:table-row>
              <table:table-cell office:value-type="string">
                <text:p>129</text:p>
              </table:table-cell>
              <table:table-cell office:value-type="float" office:value="13772">
                <text:p>13772</text:p>
              </table:table-cell>
              <table:table-cell office:value-type="float" office:value="19511">
                <text:p>19511</text:p>
              </table:table-cell>
            </table:table-row>
            <table:table-row>
              <table:table-cell office:value-type="string">
                <text:p>130</text:p>
              </table:table-cell>
              <table:table-cell office:value-type="float" office:value="13271">
                <text:p>13271</text:p>
              </table:table-cell>
              <table:table-cell office:value-type="float" office:value="19517">
                <text:p>19517</text:p>
              </table:table-cell>
            </table:table-row>
            <table:table-row>
              <table:table-cell office:value-type="string">
                <text:p>131</text:p>
              </table:table-cell>
              <table:table-cell office:value-type="float" office:value="12672">
                <text:p>12672</text:p>
              </table:table-cell>
              <table:table-cell office:value-type="float" office:value="19322">
                <text:p>19322</text:p>
              </table:table-cell>
            </table:table-row>
            <table:table-row>
              <table:table-cell office:value-type="string">
                <text:p>132</text:p>
              </table:table-cell>
              <table:table-cell office:value-type="float" office:value="12669">
                <text:p>12669</text:p>
              </table:table-cell>
              <table:table-cell office:value-type="float" office:value="19039">
                <text:p>19039</text:p>
              </table:table-cell>
            </table:table-row>
            <table:table-row>
              <table:table-cell office:value-type="string">
                <text:p>133</text:p>
              </table:table-cell>
              <table:table-cell office:value-type="float" office:value="12569">
                <text:p>12569</text:p>
              </table:table-cell>
              <table:table-cell office:value-type="float" office:value="18954">
                <text:p>18954</text:p>
              </table:table-cell>
            </table:table-row>
            <table:table-row>
              <table:table-cell office:value-type="string">
                <text:p>134</text:p>
              </table:table-cell>
              <table:table-cell office:value-type="float" office:value="12669">
                <text:p>12669</text:p>
              </table:table-cell>
              <table:table-cell office:value-type="float" office:value="18903">
                <text:p>18903</text:p>
              </table:table-cell>
            </table:table-row>
            <table:table-row>
              <table:table-cell office:value-type="string">
                <text:p>135</text:p>
              </table:table-cell>
              <table:table-cell office:value-type="float" office:value="13664">
                <text:p>13664</text:p>
              </table:table-cell>
              <table:table-cell office:value-type="float" office:value="18861">
                <text:p>18861</text:p>
              </table:table-cell>
            </table:table-row>
            <table:table-row>
              <table:table-cell office:value-type="string">
                <text:p>136</text:p>
              </table:table-cell>
              <table:table-cell office:value-type="float" office:value="13169">
                <text:p>13169</text:p>
              </table:table-cell>
              <table:table-cell office:value-type="float" office:value="19094">
                <text:p>19094</text:p>
              </table:table-cell>
            </table:table-row>
            <table:table-row>
              <table:table-cell office:value-type="string">
                <text:p>137</text:p>
              </table:table-cell>
              <table:table-cell office:value-type="float" office:value="12867">
                <text:p>12867</text:p>
              </table:table-cell>
              <table:table-cell office:value-type="float" office:value="19199">
                <text:p>19199</text:p>
              </table:table-cell>
            </table:table-row>
            <table:table-row>
              <table:table-cell office:value-type="string">
                <text:p>138</text:p>
              </table:table-cell>
              <table:table-cell office:value-type="float" office:value="13467">
                <text:p>13467</text:p>
              </table:table-cell>
              <table:table-cell office:value-type="float" office:value="19318">
                <text:p>19318</text:p>
              </table:table-cell>
            </table:table-row>
            <table:table-row>
              <table:table-cell office:value-type="string">
                <text:p>139</text:p>
              </table:table-cell>
              <table:table-cell office:value-type="float" office:value="13669">
                <text:p>13669</text:p>
              </table:table-cell>
              <table:table-cell office:value-type="float" office:value="19263">
                <text:p>19263</text:p>
              </table:table-cell>
            </table:table-row>
            <table:table-row>
              <table:table-cell office:value-type="string">
                <text:p>140</text:p>
              </table:table-cell>
              <table:table-cell office:value-type="float" office:value="11769">
                <text:p>11769</text:p>
              </table:table-cell>
              <table:table-cell office:value-type="float" office:value="19151">
                <text:p>19151</text:p>
              </table:table-cell>
            </table:table-row>
            <table:table-row>
              <table:table-cell office:value-type="string">
                <text:p>141</text:p>
              </table:table-cell>
              <table:table-cell office:value-type="float" office:value="13467">
                <text:p>13467</text:p>
              </table:table-cell>
              <table:table-cell office:value-type="float" office:value="18945">
                <text:p>18945</text:p>
              </table:table-cell>
            </table:table-row>
            <table:table-row>
              <table:table-cell office:value-type="string">
                <text:p>142</text:p>
              </table:table-cell>
              <table:table-cell office:value-type="float" office:value="13369">
                <text:p>13369</text:p>
              </table:table-cell>
              <table:table-cell office:value-type="float" office:value="18897">
                <text:p>18897</text:p>
              </table:table-cell>
            </table:table-row>
            <table:table-row>
              <table:table-cell office:value-type="string">
                <text:p>143</text:p>
              </table:table-cell>
              <table:table-cell office:value-type="float" office:value="13369">
                <text:p>13369</text:p>
              </table:table-cell>
              <table:table-cell office:value-type="float" office:value="19059">
                <text:p>19059</text:p>
              </table:table-cell>
            </table:table-row>
            <table:table-row>
              <table:table-cell office:value-type="string">
                <text:p>144</text:p>
              </table:table-cell>
              <table:table-cell office:value-type="float" office:value="13167">
                <text:p>13167</text:p>
              </table:table-cell>
              <table:table-cell office:value-type="float" office:value="19065">
                <text:p>19065</text:p>
              </table:table-cell>
            </table:table-row>
            <table:table-row>
              <table:table-cell office:value-type="string">
                <text:p>145</text:p>
              </table:table-cell>
              <table:table-cell office:value-type="float" office:value="13367">
                <text:p>13367</text:p>
              </table:table-cell>
              <table:table-cell office:value-type="float" office:value="18829">
                <text:p>18829</text:p>
              </table:table-cell>
            </table:table-row>
            <table:table-row>
              <table:table-cell office:value-type="string">
                <text:p>146</text:p>
              </table:table-cell>
              <table:table-cell office:value-type="float" office:value="12470">
                <text:p>12470</text:p>
              </table:table-cell>
              <table:table-cell office:value-type="float" office:value="18847">
                <text:p>18847</text:p>
              </table:table-cell>
            </table:table-row>
            <table:table-row>
              <table:table-cell office:value-type="string">
                <text:p>147</text:p>
              </table:table-cell>
              <table:table-cell office:value-type="float" office:value="12969">
                <text:p>12969</text:p>
              </table:table-cell>
              <table:table-cell office:value-type="float" office:value="18762">
                <text:p>18762</text:p>
              </table:table-cell>
            </table:table-row>
            <table:table-row>
              <table:table-cell office:value-type="string">
                <text:p>148</text:p>
              </table:table-cell>
              <table:table-cell office:value-type="float" office:value="12469">
                <text:p>12469</text:p>
              </table:table-cell>
              <table:table-cell office:value-type="float" office:value="18589">
                <text:p>18589</text:p>
              </table:table-cell>
            </table:table-row>
            <table:table-row>
              <table:table-cell office:value-type="string">
                <text:p>149</text:p>
              </table:table-cell>
              <table:table-cell office:value-type="float" office:value="12368">
                <text:p>12368</text:p>
              </table:table-cell>
              <table:table-cell office:value-type="float" office:value="18566">
                <text:p>18566</text:p>
              </table:table-cell>
            </table:table-row>
            <table:table-row>
              <table:table-cell office:value-type="string">
                <text:p>150</text:p>
              </table:table-cell>
              <table:table-cell office:value-type="float" office:value="12770">
                <text:p>12770</text:p>
              </table:table-cell>
              <table:table-cell office:value-type="float" office:value="18745">
                <text:p>18745</text:p>
              </table:table-cell>
            </table:table-row>
            <table:table-row>
              <table:table-cell office:value-type="string">
                <text:p>151</text:p>
              </table:table-cell>
              <table:table-cell office:value-type="float" office:value="12469">
                <text:p>12469</text:p>
              </table:table-cell>
              <table:table-cell office:value-type="float" office:value="18790">
                <text:p>18790</text:p>
              </table:table-cell>
            </table:table-row>
            <table:table-row>
              <table:table-cell office:value-type="string">
                <text:p>152</text:p>
              </table:table-cell>
              <table:table-cell office:value-type="float" office:value="12868">
                <text:p>12868</text:p>
              </table:table-cell>
              <table:table-cell office:value-type="float" office:value="18802">
                <text:p>18802</text:p>
              </table:table-cell>
            </table:table-row>
            <table:table-row>
              <table:table-cell office:value-type="string">
                <text:p>153</text:p>
              </table:table-cell>
              <table:table-cell office:value-type="float" office:value="13767">
                <text:p>13767</text:p>
              </table:table-cell>
              <table:table-cell office:value-type="float" office:value="18923">
                <text:p>18923</text:p>
              </table:table-cell>
            </table:table-row>
            <table:table-row>
              <table:table-cell office:value-type="string">
                <text:p>154</text:p>
              </table:table-cell>
              <table:table-cell office:value-type="float" office:value="13168">
                <text:p>13168</text:p>
              </table:table-cell>
              <table:table-cell office:value-type="float" office:value="19216">
                <text:p>19216</text:p>
              </table:table-cell>
            </table:table-row>
            <table:table-row>
              <table:table-cell office:value-type="string">
                <text:p>155</text:p>
              </table:table-cell>
              <table:table-cell office:value-type="float" office:value="13470">
                <text:p>13470</text:p>
              </table:table-cell>
              <table:table-cell office:value-type="float" office:value="19222">
                <text:p>19222</text:p>
              </table:table-cell>
            </table:table-row>
            <table:table-row>
              <table:table-cell office:value-type="string">
                <text:p>156</text:p>
              </table:table-cell>
              <table:table-cell office:value-type="float" office:value="11871">
                <text:p>11871</text:p>
              </table:table-cell>
              <table:table-cell office:value-type="float" office:value="19308">
                <text:p>19308</text:p>
              </table:table-cell>
            </table:table-row>
            <table:table-row>
              <table:table-cell office:value-type="string">
                <text:p>157</text:p>
              </table:table-cell>
              <table:table-cell office:value-type="float" office:value="12770">
                <text:p>12770</text:p>
              </table:table-cell>
              <table:table-cell office:value-type="float" office:value="19148">
                <text:p>19148</text:p>
              </table:table-cell>
            </table:table-row>
            <table:table-row>
              <table:table-cell office:value-type="string">
                <text:p>158</text:p>
              </table:table-cell>
              <table:table-cell office:value-type="float" office:value="13367">
                <text:p>13367</text:p>
              </table:table-cell>
              <table:table-cell office:value-type="float" office:value="19046">
                <text:p>19046</text:p>
              </table:table-cell>
            </table:table-row>
            <table:table-row>
              <table:table-cell office:value-type="string">
                <text:p>159</text:p>
              </table:table-cell>
              <table:table-cell office:value-type="float" office:value="13565">
                <text:p>13565</text:p>
              </table:table-cell>
              <table:table-cell office:value-type="float" office:value="19062">
                <text:p>19062</text:p>
              </table:table-cell>
            </table:table-row>
            <table:table-row>
              <table:table-cell office:value-type="string">
                <text:p>160</text:p>
              </table:table-cell>
              <table:table-cell office:value-type="float" office:value="12569">
                <text:p>12569</text:p>
              </table:table-cell>
              <table:table-cell office:value-type="float" office:value="19211">
                <text:p>19211</text:p>
              </table:table-cell>
            </table:table-row>
            <table:table-row>
              <table:table-cell office:value-type="string">
                <text:p>161</text:p>
              </table:table-cell>
              <table:table-cell office:value-type="float" office:value="12568">
                <text:p>12568</text:p>
              </table:table-cell>
              <table:table-cell office:value-type="float" office:value="19108">
                <text:p>19108</text:p>
              </table:table-cell>
            </table:table-row>
            <table:table-row>
              <table:table-cell office:value-type="string">
                <text:p>162</text:p>
              </table:table-cell>
              <table:table-cell office:value-type="float" office:value="13469">
                <text:p>13469</text:p>
              </table:table-cell>
              <table:table-cell office:value-type="float" office:value="18932">
                <text:p>18932</text:p>
              </table:table-cell>
            </table:table-row>
            <table:table-row>
              <table:table-cell office:value-type="string">
                <text:p>163</text:p>
              </table:table-cell>
              <table:table-cell office:value-type="float" office:value="13367">
                <text:p>13367</text:p>
              </table:table-cell>
              <table:table-cell office:value-type="float" office:value="19141">
                <text:p>19141</text:p>
              </table:table-cell>
            </table:table-row>
            <table:table-row>
              <table:table-cell office:value-type="string">
                <text:p>164</text:p>
              </table:table-cell>
              <table:table-cell office:value-type="float" office:value="12567">
                <text:p>12567</text:p>
              </table:table-cell>
              <table:table-cell office:value-type="float" office:value="19005">
                <text:p>19005</text:p>
              </table:table-cell>
            </table:table-row>
            <table:table-row>
              <table:table-cell office:value-type="string">
                <text:p>165</text:p>
              </table:table-cell>
              <table:table-cell office:value-type="float" office:value="12367">
                <text:p>12367</text:p>
              </table:table-cell>
              <table:table-cell office:value-type="float" office:value="18922">
                <text:p>18922</text:p>
              </table:table-cell>
            </table:table-row>
            <table:table-row>
              <table:table-cell office:value-type="string">
                <text:p>166</text:p>
              </table:table-cell>
              <table:table-cell office:value-type="float" office:value="12767">
                <text:p>12767</text:p>
              </table:table-cell>
              <table:table-cell office:value-type="float" office:value="18860">
                <text:p>18860</text:p>
              </table:table-cell>
            </table:table-row>
            <table:table-row>
              <table:table-cell office:value-type="string">
                <text:p>167</text:p>
              </table:table-cell>
              <table:table-cell office:value-type="float" office:value="12470">
                <text:p>12470</text:p>
              </table:table-cell>
              <table:table-cell office:value-type="float" office:value="18846">
                <text:p>18846</text:p>
              </table:table-cell>
            </table:table-row>
            <table:table-row>
              <table:table-cell office:value-type="string">
                <text:p>168</text:p>
              </table:table-cell>
              <table:table-cell office:value-type="float" office:value="12668">
                <text:p>12668</text:p>
              </table:table-cell>
              <table:table-cell office:value-type="float" office:value="18746">
                <text:p>18746</text:p>
              </table:table-cell>
            </table:table-row>
            <table:table-row>
              <table:table-cell office:value-type="string">
                <text:p>169</text:p>
              </table:table-cell>
              <table:table-cell office:value-type="float" office:value="12368">
                <text:p>12368</text:p>
              </table:table-cell>
              <table:table-cell office:value-type="float" office:value="18602">
                <text:p>18602</text:p>
              </table:table-cell>
            </table:table-row>
            <table:table-row>
              <table:table-cell office:value-type="string">
                <text:p>170</text:p>
              </table:table-cell>
              <table:table-cell office:value-type="float" office:value="12670">
                <text:p>12670</text:p>
              </table:table-cell>
              <table:table-cell office:value-type="float" office:value="18692">
                <text:p>18692</text:p>
              </table:table-cell>
            </table:table-row>
            <table:table-row>
              <table:table-cell office:value-type="string">
                <text:p>171</text:p>
              </table:table-cell>
              <table:table-cell office:value-type="float" office:value="12768">
                <text:p>12768</text:p>
              </table:table-cell>
              <table:table-cell office:value-type="float" office:value="18685">
                <text:p>18685</text:p>
              </table:table-cell>
            </table:table-row>
            <table:table-row>
              <table:table-cell office:value-type="string">
                <text:p>172</text:p>
              </table:table-cell>
              <table:table-cell office:value-type="float" office:value="13267">
                <text:p>13267</text:p>
              </table:table-cell>
              <table:table-cell office:value-type="float" office:value="18574">
                <text:p>18574</text:p>
              </table:table-cell>
            </table:table-row>
            <table:table-row>
              <table:table-cell office:value-type="string">
                <text:p>173</text:p>
              </table:table-cell>
              <table:table-cell office:value-type="float" office:value="13268">
                <text:p>13268</text:p>
              </table:table-cell>
              <table:table-cell office:value-type="float" office:value="18479">
                <text:p>18479</text:p>
              </table:table-cell>
            </table:table-row>
            <table:table-row>
              <table:table-cell office:value-type="string">
                <text:p>174</text:p>
              </table:table-cell>
              <table:table-cell office:value-type="float" office:value="12472">
                <text:p>12472</text:p>
              </table:table-cell>
              <table:table-cell office:value-type="float" office:value="18712">
                <text:p>18712</text:p>
              </table:table-cell>
            </table:table-row>
            <table:table-row>
              <table:table-cell office:value-type="string">
                <text:p>175</text:p>
              </table:table-cell>
              <table:table-cell office:value-type="float" office:value="13267">
                <text:p>13267</text:p>
              </table:table-cell>
              <table:table-cell office:value-type="float" office:value="18796">
                <text:p>18796</text:p>
              </table:table-cell>
            </table:table-row>
            <table:table-row>
              <table:table-cell office:value-type="string">
                <text:p>176</text:p>
              </table:table-cell>
              <table:table-cell office:value-type="float" office:value="13166">
                <text:p>13166</text:p>
              </table:table-cell>
              <table:table-cell office:value-type="float" office:value="18856">
                <text:p>18856</text:p>
              </table:table-cell>
            </table:table-row>
            <table:table-row>
              <table:table-cell office:value-type="string">
                <text:p>177</text:p>
              </table:table-cell>
              <table:table-cell office:value-type="float" office:value="12668">
                <text:p>12668</text:p>
              </table:table-cell>
              <table:table-cell office:value-type="float" office:value="19227">
                <text:p>19227</text:p>
              </table:table-cell>
            </table:table-row>
            <table:table-row>
              <table:table-cell office:value-type="string">
                <text:p>178</text:p>
              </table:table-cell>
              <table:table-cell office:value-type="float" office:value="13565">
                <text:p>13565</text:p>
              </table:table-cell>
              <table:table-cell office:value-type="float" office:value="19193">
                <text:p>19193</text:p>
              </table:table-cell>
            </table:table-row>
            <table:table-row>
              <table:table-cell office:value-type="string">
                <text:p>179</text:p>
              </table:table-cell>
              <table:table-cell office:value-type="float" office:value="13266">
                <text:p>13266</text:p>
              </table:table-cell>
              <table:table-cell office:value-type="float" office:value="19439">
                <text:p>19439</text:p>
              </table:table-cell>
            </table:table-row>
            <table:table-row>
              <table:table-cell office:value-type="string">
                <text:p>180</text:p>
              </table:table-cell>
              <table:table-cell office:value-type="float" office:value="13472">
                <text:p>13472</text:p>
              </table:table-cell>
              <table:table-cell office:value-type="float" office:value="19373">
                <text:p>19373</text:p>
              </table:table-cell>
            </table:table-row>
            <table:table-row>
              <table:table-cell office:value-type="string">
                <text:p>181</text:p>
              </table:table-cell>
              <table:table-cell office:value-type="float" office:value="13466">
                <text:p>13466</text:p>
              </table:table-cell>
              <table:table-cell office:value-type="float" office:value="19481">
                <text:p>19481</text:p>
              </table:table-cell>
            </table:table-row>
            <table:table-row>
              <table:table-cell office:value-type="string">
                <text:p>182</text:p>
              </table:table-cell>
              <table:table-cell office:value-type="float" office:value="13670">
                <text:p>13670</text:p>
              </table:table-cell>
              <table:table-cell office:value-type="float" office:value="19670">
                <text:p>19670</text:p>
              </table:table-cell>
            </table:table-row>
            <table:table-row>
              <table:table-cell office:value-type="string">
                <text:p>183</text:p>
              </table:table-cell>
              <table:table-cell office:value-type="float" office:value="13867">
                <text:p>13867</text:p>
              </table:table-cell>
              <table:table-cell office:value-type="float" office:value="19553">
                <text:p>19553</text:p>
              </table:table-cell>
            </table:table-row>
            <table:table-row>
              <table:table-cell office:value-type="string">
                <text:p>184</text:p>
              </table:table-cell>
              <table:table-cell office:value-type="float" office:value="14169">
                <text:p>14169</text:p>
              </table:table-cell>
              <table:table-cell office:value-type="float" office:value="19792">
                <text:p>19792</text:p>
              </table:table-cell>
            </table:table-row>
            <table:table-row>
              <table:table-cell office:value-type="string">
                <text:p>185</text:p>
              </table:table-cell>
              <table:table-cell office:value-type="float" office:value="13772">
                <text:p>13772</text:p>
              </table:table-cell>
              <table:table-cell office:value-type="float" office:value="19589">
                <text:p>19589</text:p>
              </table:table-cell>
            </table:table-row>
            <table:table-row>
              <table:table-cell office:value-type="string">
                <text:p>186</text:p>
              </table:table-cell>
              <table:table-cell office:value-type="float" office:value="13671">
                <text:p>13671</text:p>
              </table:table-cell>
              <table:table-cell office:value-type="float" office:value="19709">
                <text:p>19709</text:p>
              </table:table-cell>
            </table:table-row>
            <table:table-row>
              <table:table-cell office:value-type="string">
                <text:p>187</text:p>
              </table:table-cell>
              <table:table-cell office:value-type="float" office:value="13473">
                <text:p>13473</text:p>
              </table:table-cell>
              <table:table-cell office:value-type="float" office:value="19826">
                <text:p>19826</text:p>
              </table:table-cell>
            </table:table-row>
            <table:table-row>
              <table:table-cell office:value-type="string">
                <text:p>188</text:p>
              </table:table-cell>
              <table:table-cell office:value-type="float" office:value="14268">
                <text:p>14268</text:p>
              </table:table-cell>
              <table:table-cell office:value-type="float" office:value="19787">
                <text:p>19787</text:p>
              </table:table-cell>
            </table:table-row>
            <table:table-row>
              <table:table-cell office:value-type="string">
                <text:p>189</text:p>
              </table:table-cell>
              <table:table-cell office:value-type="float" office:value="13667">
                <text:p>13667</text:p>
              </table:table-cell>
              <table:table-cell office:value-type="float" office:value="19918">
                <text:p>19918</text:p>
              </table:table-cell>
            </table:table-row>
            <table:table-row>
              <table:table-cell office:value-type="string">
                <text:p>190</text:p>
              </table:table-cell>
              <table:table-cell office:value-type="float" office:value="12965">
                <text:p>12965</text:p>
              </table:table-cell>
              <table:table-cell office:value-type="float" office:value="19954">
                <text:p>19954</text:p>
              </table:table-cell>
            </table:table-row>
            <table:table-row>
              <table:table-cell office:value-type="string">
                <text:p>191</text:p>
              </table:table-cell>
              <table:table-cell office:value-type="float" office:value="13767">
                <text:p>13767</text:p>
              </table:table-cell>
              <table:table-cell office:value-type="float" office:value="19667">
                <text:p>19667</text:p>
              </table:table-cell>
            </table:table-row>
            <table:table-row>
              <table:table-cell office:value-type="string">
                <text:p>192</text:p>
              </table:table-cell>
              <table:table-cell office:value-type="float" office:value="13765">
                <text:p>13765</text:p>
              </table:table-cell>
              <table:table-cell office:value-type="float" office:value="19604">
                <text:p>19604</text:p>
              </table:table-cell>
            </table:table-row>
            <table:table-row>
              <table:table-cell office:value-type="string">
                <text:p>193</text:p>
              </table:table-cell>
              <table:table-cell office:value-type="float" office:value="13466">
                <text:p>13466</text:p>
              </table:table-cell>
              <table:table-cell office:value-type="float" office:value="19500">
                <text:p>19500</text:p>
              </table:table-cell>
            </table:table-row>
            <table:table-row>
              <table:table-cell office:value-type="string">
                <text:p>194</text:p>
              </table:table-cell>
              <table:table-cell office:value-type="float" office:value="14366">
                <text:p>14366</text:p>
              </table:table-cell>
              <table:table-cell office:value-type="float" office:value="19514">
                <text:p>19514</text:p>
              </table:table-cell>
            </table:table-row>
            <table:table-row>
              <table:table-cell office:value-type="string">
                <text:p>195</text:p>
              </table:table-cell>
              <table:table-cell office:value-type="float" office:value="14266">
                <text:p>14266</text:p>
              </table:table-cell>
              <table:table-cell office:value-type="float" office:value="19622">
                <text:p>19622</text:p>
              </table:table-cell>
            </table:table-row>
            <table:table-row>
              <table:table-cell office:value-type="string">
                <text:p>196</text:p>
              </table:table-cell>
              <table:table-cell office:value-type="float" office:value="14262">
                <text:p>14262</text:p>
              </table:table-cell>
              <table:table-cell office:value-type="float" office:value="19529">
                <text:p>19529</text:p>
              </table:table-cell>
            </table:table-row>
            <table:table-row>
              <table:table-cell office:value-type="string">
                <text:p>197</text:p>
              </table:table-cell>
              <table:table-cell office:value-type="float" office:value="13265">
                <text:p>13265</text:p>
              </table:table-cell>
              <table:table-cell office:value-type="float" office:value="19614">
                <text:p>19614</text:p>
              </table:table-cell>
            </table:table-row>
            <table:table-row>
              <table:table-cell office:value-type="string">
                <text:p>198</text:p>
              </table:table-cell>
              <table:table-cell office:value-type="float" office:value="13564">
                <text:p>13564</text:p>
              </table:table-cell>
              <table:table-cell office:value-type="float" office:value="19440">
                <text:p>19440</text:p>
              </table:table-cell>
            </table:table-row>
            <table:table-row>
              <table:table-cell office:value-type="string">
                <text:p>199</text:p>
              </table:table-cell>
              <table:table-cell office:value-type="float" office:value="14066">
                <text:p>14066</text:p>
              </table:table-cell>
              <table:table-cell office:value-type="float" office:value="19431">
                <text:p>19431</text:p>
              </table:table-cell>
            </table:table-row>
            <table:table-row>
              <table:table-cell office:value-type="string">
                <text:p>200</text:p>
              </table:table-cell>
              <table:table-cell office:value-type="float" office:value="13664">
                <text:p>13664</text:p>
              </table:table-cell>
              <table:table-cell office:value-type="float" office:value="19714">
                <text:p>19714</text:p>
              </table:table-cell>
            </table:table-row>
            <table:table-row>
              <table:table-cell office:value-type="string">
                <text:p>201</text:p>
              </table:table-cell>
              <table:table-cell office:value-type="float" office:value="13467">
                <text:p>13467</text:p>
              </table:table-cell>
              <table:table-cell office:value-type="float" office:value="19716">
                <text:p>19716</text:p>
              </table:table-cell>
            </table:table-row>
            <table:table-row>
              <table:table-cell office:value-type="string">
                <text:p>202</text:p>
              </table:table-cell>
              <table:table-cell office:value-type="float" office:value="13766">
                <text:p>13766</text:p>
              </table:table-cell>
              <table:table-cell office:value-type="float" office:value="19936">
                <text:p>19936</text:p>
              </table:table-cell>
            </table:table-row>
            <table:table-row>
              <table:table-cell office:value-type="string">
                <text:p>203</text:p>
              </table:table-cell>
              <table:table-cell office:value-type="float" office:value="13568">
                <text:p>13568</text:p>
              </table:table-cell>
              <table:table-cell office:value-type="float" office:value="19905">
                <text:p>19905</text:p>
              </table:table-cell>
            </table:table-row>
            <table:table-row>
              <table:table-cell office:value-type="string">
                <text:p>204</text:p>
              </table:table-cell>
              <table:table-cell office:value-type="float" office:value="13266">
                <text:p>13266</text:p>
              </table:table-cell>
              <table:table-cell office:value-type="float" office:value="19731">
                <text:p>19731</text:p>
              </table:table-cell>
            </table:table-row>
            <table:table-row>
              <table:table-cell office:value-type="string">
                <text:p>205</text:p>
              </table:table-cell>
              <table:table-cell office:value-type="float" office:value="11766">
                <text:p>11766</text:p>
              </table:table-cell>
              <table:table-cell office:value-type="float" office:value="19396">
                <text:p>19396</text:p>
              </table:table-cell>
            </table:table-row>
            <table:table-row>
              <table:table-cell office:value-type="string">
                <text:p>206</text:p>
              </table:table-cell>
              <table:table-cell office:value-type="float" office:value="13266">
                <text:p>13266</text:p>
              </table:table-cell>
              <table:table-cell office:value-type="float" office:value="18875">
                <text:p>18875</text:p>
              </table:table-cell>
            </table:table-row>
            <table:table-row>
              <table:table-cell office:value-type="string">
                <text:p>207</text:p>
              </table:table-cell>
              <table:table-cell office:value-type="float" office:value="13367">
                <text:p>13367</text:p>
              </table:table-cell>
              <table:table-cell office:value-type="float" office:value="18815">
                <text:p>18815</text:p>
              </table:table-cell>
            </table:table-row>
            <table:table-row>
              <table:table-cell office:value-type="string">
                <text:p>208</text:p>
              </table:table-cell>
              <table:table-cell office:value-type="float" office:value="12766">
                <text:p>12766</text:p>
              </table:table-cell>
              <table:table-cell office:value-type="float" office:value="18510">
                <text:p>18510</text:p>
              </table:table-cell>
            </table:table-row>
            <table:table-row>
              <table:table-cell office:value-type="string">
                <text:p>209</text:p>
              </table:table-cell>
              <table:table-cell office:value-type="float" office:value="11768">
                <text:p>11768</text:p>
              </table:table-cell>
              <table:table-cell office:value-type="float" office:value="18416">
                <text:p>18416</text:p>
              </table:table-cell>
            </table:table-row>
            <table:table-row>
              <table:table-cell office:value-type="string">
                <text:p>210</text:p>
              </table:table-cell>
              <table:table-cell office:value-type="float" office:value="12567">
                <text:p>12567</text:p>
              </table:table-cell>
              <table:table-cell office:value-type="float" office:value="18535">
                <text:p>18535</text:p>
              </table:table-cell>
            </table:table-row>
            <table:table-row>
              <table:table-cell office:value-type="string">
                <text:p>211</text:p>
              </table:table-cell>
              <table:table-cell office:value-type="float" office:value="12372">
                <text:p>12372</text:p>
              </table:table-cell>
              <table:table-cell office:value-type="float" office:value="18453">
                <text:p>18453</text:p>
              </table:table-cell>
            </table:table-row>
            <table:table-row>
              <table:table-cell office:value-type="string">
                <text:p>212</text:p>
              </table:table-cell>
              <table:table-cell office:value-type="float" office:value="11569">
                <text:p>11569</text:p>
              </table:table-cell>
              <table:table-cell office:value-type="float" office:value="18703">
                <text:p>18703</text:p>
              </table:table-cell>
            </table:table-row>
            <table:table-row>
              <table:table-cell office:value-type="string">
                <text:p>213</text:p>
              </table:table-cell>
              <table:table-cell office:value-type="float" office:value="11766">
                <text:p>11766</text:p>
              </table:table-cell>
              <table:table-cell office:value-type="float" office:value="18769">
                <text:p>18769</text:p>
              </table:table-cell>
            </table:table-row>
            <table:table-row>
              <table:table-cell office:value-type="string">
                <text:p>214</text:p>
              </table:table-cell>
              <table:table-cell office:value-type="float" office:value="12466">
                <text:p>12466</text:p>
              </table:table-cell>
              <table:table-cell office:value-type="float" office:value="18736">
                <text:p>18736</text:p>
              </table:table-cell>
            </table:table-row>
            <table:table-row>
              <table:table-cell office:value-type="string">
                <text:p>215</text:p>
              </table:table-cell>
              <table:table-cell office:value-type="float" office:value="12368">
                <text:p>12368</text:p>
              </table:table-cell>
              <table:table-cell office:value-type="float" office:value="18427">
                <text:p>18427</text:p>
              </table:table-cell>
            </table:table-row>
            <table:table-row>
              <table:table-cell office:value-type="string">
                <text:p>216</text:p>
              </table:table-cell>
              <table:table-cell office:value-type="float" office:value="10767">
                <text:p>10767</text:p>
              </table:table-cell>
              <table:table-cell office:value-type="float" office:value="18295">
                <text:p>18295</text:p>
              </table:table-cell>
            </table:table-row>
            <table:table-row>
              <table:table-cell office:value-type="string">
                <text:p>217</text:p>
              </table:table-cell>
              <table:table-cell office:value-type="float" office:value="11870">
                <text:p>11870</text:p>
              </table:table-cell>
              <table:table-cell office:value-type="float" office:value="18237">
                <text:p>18237</text:p>
              </table:table-cell>
            </table:table-row>
            <table:table-row>
              <table:table-cell office:value-type="string">
                <text:p>218</text:p>
              </table:table-cell>
              <table:table-cell office:value-type="float" office:value="11867">
                <text:p>11867</text:p>
              </table:table-cell>
              <table:table-cell office:value-type="float" office:value="18133">
                <text:p>18133</text:p>
              </table:table-cell>
            </table:table-row>
            <table:table-row>
              <table:table-cell office:value-type="string">
                <text:p>219</text:p>
              </table:table-cell>
              <table:table-cell office:value-type="float" office:value="12265">
                <text:p>12265</text:p>
              </table:table-cell>
              <table:table-cell office:value-type="float" office:value="18139">
                <text:p>18139</text:p>
              </table:table-cell>
            </table:table-row>
            <table:table-row>
              <table:table-cell office:value-type="string">
                <text:p>220</text:p>
              </table:table-cell>
              <table:table-cell office:value-type="float" office:value="10467">
                <text:p>10467</text:p>
              </table:table-cell>
              <table:table-cell office:value-type="float" office:value="17901">
                <text:p>17901</text:p>
              </table:table-cell>
            </table:table-row>
            <table:table-row>
              <table:table-cell office:value-type="string">
                <text:p>221</text:p>
              </table:table-cell>
              <table:table-cell office:value-type="float" office:value="10569">
                <text:p>10569</text:p>
              </table:table-cell>
              <table:table-cell office:value-type="float" office:value="17548">
                <text:p>17548</text:p>
              </table:table-cell>
            </table:table-row>
            <table:table-row>
              <table:table-cell office:value-type="string">
                <text:p>222</text:p>
              </table:table-cell>
              <table:table-cell office:value-type="float" office:value="11566">
                <text:p>11566</text:p>
              </table:table-cell>
              <table:table-cell office:value-type="float" office:value="17379">
                <text:p>17379</text:p>
              </table:table-cell>
            </table:table-row>
            <table:table-row>
              <table:table-cell office:value-type="string">
                <text:p>223</text:p>
              </table:table-cell>
              <table:table-cell office:value-type="float" office:value="10467">
                <text:p>10467</text:p>
              </table:table-cell>
              <table:table-cell office:value-type="float" office:value="17366">
                <text:p>17366</text:p>
              </table:table-cell>
            </table:table-row>
            <table:table-row>
              <table:table-cell office:value-type="string">
                <text:p>224</text:p>
              </table:table-cell>
              <table:table-cell office:value-type="float" office:value="11266">
                <text:p>11266</text:p>
              </table:table-cell>
              <table:table-cell office:value-type="float" office:value="17362">
                <text:p>17362</text:p>
              </table:table-cell>
            </table:table-row>
            <table:table-row>
              <table:table-cell office:value-type="string">
                <text:p>225</text:p>
              </table:table-cell>
              <table:table-cell office:value-type="float" office:value="11668">
                <text:p>11668</text:p>
              </table:table-cell>
              <table:table-cell office:value-type="float" office:value="17748">
                <text:p>17748</text:p>
              </table:table-cell>
            </table:table-row>
            <table:table-row>
              <table:table-cell office:value-type="string">
                <text:p>226</text:p>
              </table:table-cell>
              <table:table-cell office:value-type="float" office:value="12463">
                <text:p>12463</text:p>
              </table:table-cell>
              <table:table-cell office:value-type="float" office:value="18064">
                <text:p>18064</text:p>
              </table:table-cell>
            </table:table-row>
            <table:table-row>
              <table:table-cell office:value-type="string">
                <text:p>227</text:p>
              </table:table-cell>
              <table:table-cell office:value-type="float" office:value="12264">
                <text:p>12264</text:p>
              </table:table-cell>
              <table:table-cell office:value-type="float" office:value="18149">
                <text:p>18149</text:p>
              </table:table-cell>
            </table:table-row>
            <table:table-row>
              <table:table-cell office:value-type="string">
                <text:p>228</text:p>
              </table:table-cell>
              <table:table-cell office:value-type="float" office:value="11467">
                <text:p>11467</text:p>
              </table:table-cell>
              <table:table-cell office:value-type="float" office:value="18026">
                <text:p>18026</text:p>
              </table:table-cell>
            </table:table-row>
            <table:table-row>
              <table:table-cell office:value-type="string">
                <text:p>229</text:p>
              </table:table-cell>
              <table:table-cell office:value-type="float" office:value="11567">
                <text:p>11567</text:p>
              </table:table-cell>
              <table:table-cell office:value-type="float" office:value="17804">
                <text:p>17804</text:p>
              </table:table-cell>
            </table:table-row>
            <table:table-row>
              <table:table-cell office:value-type="string">
                <text:p>230</text:p>
              </table:table-cell>
              <table:table-cell office:value-type="float" office:value="12170">
                <text:p>12170</text:p>
              </table:table-cell>
              <table:table-cell office:value-type="float" office:value="17716">
                <text:p>17716</text:p>
              </table:table-cell>
            </table:table-row>
            <table:table-row>
              <table:table-cell office:value-type="string">
                <text:p>231</text:p>
              </table:table-cell>
              <table:table-cell office:value-type="float" office:value="11663">
                <text:p>11663</text:p>
              </table:table-cell>
              <table:table-cell office:value-type="float" office:value="17737">
                <text:p>17737</text:p>
              </table:table-cell>
            </table:table-row>
            <table:table-row>
              <table:table-cell office:value-type="string">
                <text:p>232</text:p>
              </table:table-cell>
              <table:table-cell office:value-type="float" office:value="10562">
                <text:p>10562</text:p>
              </table:table-cell>
              <table:table-cell office:value-type="float" office:value="17829">
                <text:p>17829</text:p>
              </table:table-cell>
            </table:table-row>
            <table:table-row>
              <table:table-cell office:value-type="string">
                <text:p>233</text:p>
              </table:table-cell>
              <table:table-cell office:value-type="float" office:value="9866">
                <text:p>9866</text:p>
              </table:table-cell>
              <table:table-cell office:value-type="float" office:value="17501">
                <text:p>17501</text:p>
              </table:table-cell>
            </table:table-row>
            <table:table-row>
              <table:table-cell office:value-type="string">
                <text:p>234</text:p>
              </table:table-cell>
              <table:table-cell office:value-type="float" office:value="11462">
                <text:p>11462</text:p>
              </table:table-cell>
              <table:table-cell office:value-type="float" office:value="17169">
                <text:p>17169</text:p>
              </table:table-cell>
            </table:table-row>
            <table:table-row>
              <table:table-cell office:value-type="string">
                <text:p>235</text:p>
              </table:table-cell>
              <table:table-cell office:value-type="float" office:value="10869">
                <text:p>10869</text:p>
              </table:table-cell>
              <table:table-cell office:value-type="float" office:value="16897">
                <text:p>16897</text:p>
              </table:table-cell>
            </table:table-row>
            <table:table-row>
              <table:table-cell office:value-type="string">
                <text:p>236</text:p>
              </table:table-cell>
              <table:table-cell office:value-type="float" office:value="11366">
                <text:p>11366</text:p>
              </table:table-cell>
              <table:table-cell office:value-type="float" office:value="17153">
                <text:p>17153</text:p>
              </table:table-cell>
            </table:table-row>
            <table:table-row>
              <table:table-cell office:value-type="string">
                <text:p>237</text:p>
              </table:table-cell>
              <table:table-cell office:value-type="float" office:value="11466">
                <text:p>11466</text:p>
              </table:table-cell>
              <table:table-cell office:value-type="float" office:value="17107">
                <text:p>17107</text:p>
              </table:table-cell>
            </table:table-row>
            <table:table-row>
              <table:table-cell office:value-type="string">
                <text:p>238</text:p>
              </table:table-cell>
              <table:table-cell office:value-type="float" office:value="10566">
                <text:p>10566</text:p>
              </table:table-cell>
              <table:table-cell office:value-type="float" office:value="17009">
                <text:p>17009</text:p>
              </table:table-cell>
            </table:table-row>
            <table:table-row>
              <table:table-cell office:value-type="string">
                <text:p>239</text:p>
              </table:table-cell>
              <table:table-cell office:value-type="float" office:value="10569">
                <text:p>10569</text:p>
              </table:table-cell>
              <table:table-cell office:value-type="float" office:value="17021">
                <text:p>17021</text:p>
              </table:table-cell>
            </table:table-row>
            <table:table-row>
              <table:table-cell office:value-type="string">
                <text:p>240</text:p>
              </table:table-cell>
              <table:table-cell office:value-type="float" office:value="10568">
                <text:p>10568</text:p>
              </table:table-cell>
              <table:table-cell office:value-type="float" office:value="17046">
                <text:p>17046</text:p>
              </table:table-cell>
            </table:table-row>
            <table:table-row>
              <table:table-cell office:value-type="string">
                <text:p>241</text:p>
              </table:table-cell>
              <table:table-cell office:value-type="float" office:value="10864">
                <text:p>10864</text:p>
              </table:table-cell>
              <table:table-cell office:value-type="float" office:value="16836">
                <text:p>16836</text:p>
              </table:table-cell>
            </table:table-row>
            <table:table-row>
              <table:table-cell office:value-type="string">
                <text:p>242</text:p>
              </table:table-cell>
              <table:table-cell office:value-type="float" office:value="10565">
                <text:p>10565</text:p>
              </table:table-cell>
              <table:table-cell office:value-type="float" office:value="16912">
                <text:p>16912</text:p>
              </table:table-cell>
            </table:table-row>
            <table:table-row>
              <table:table-cell office:value-type="string">
                <text:p>243</text:p>
              </table:table-cell>
              <table:table-cell office:value-type="float" office:value="10867">
                <text:p>10867</text:p>
              </table:table-cell>
              <table:table-cell office:value-type="float" office:value="16929">
                <text:p>16929</text:p>
              </table:table-cell>
            </table:table-row>
            <table:table-row>
              <table:table-cell office:value-type="string">
                <text:p>244</text:p>
              </table:table-cell>
              <table:table-cell office:value-type="float" office:value="11367">
                <text:p>11367</text:p>
              </table:table-cell>
              <table:table-cell office:value-type="float" office:value="16834">
                <text:p>16834</text:p>
              </table:table-cell>
            </table:table-row>
            <table:table-row>
              <table:table-cell office:value-type="string">
                <text:p>245</text:p>
              </table:table-cell>
              <table:table-cell office:value-type="float" office:value="10667">
                <text:p>10667</text:p>
              </table:table-cell>
              <table:table-cell office:value-type="float" office:value="16816">
                <text:p>16816</text:p>
              </table:table-cell>
            </table:table-row>
            <table:table-row>
              <table:table-cell office:value-type="string">
                <text:p>246</text:p>
              </table:table-cell>
              <table:table-cell office:value-type="float" office:value="10864">
                <text:p>10864</text:p>
              </table:table-cell>
              <table:table-cell office:value-type="float" office:value="16839">
                <text:p>16839</text:p>
              </table:table-cell>
            </table:table-row>
            <table:table-row>
              <table:table-cell office:value-type="string">
                <text:p>247</text:p>
              </table:table-cell>
              <table:table-cell office:value-type="float" office:value="10865">
                <text:p>10865</text:p>
              </table:table-cell>
              <table:table-cell office:value-type="float" office:value="16901">
                <text:p>16901</text:p>
              </table:table-cell>
            </table:table-row>
            <table:table-row>
              <table:table-cell office:value-type="string">
                <text:p>248</text:p>
              </table:table-cell>
              <table:table-cell office:value-type="float" office:value="10560">
                <text:p>10560</text:p>
              </table:table-cell>
              <table:table-cell office:value-type="float" office:value="17025">
                <text:p>17025</text:p>
              </table:table-cell>
            </table:table-row>
            <table:table-row>
              <table:table-cell office:value-type="string">
                <text:p>249</text:p>
              </table:table-cell>
              <table:table-cell office:value-type="float" office:value="10462">
                <text:p>10462</text:p>
              </table:table-cell>
              <table:table-cell office:value-type="float" office:value="16589">
                <text:p>16589</text:p>
              </table:table-cell>
            </table:table-row>
            <table:table-row>
              <table:table-cell office:value-type="string">
                <text:p>250</text:p>
              </table:table-cell>
              <table:table-cell office:value-type="float" office:value="10560">
                <text:p>10560</text:p>
              </table:table-cell>
              <table:table-cell office:value-type="float" office:value="16771">
                <text:p>16771</text:p>
              </table:table-cell>
            </table:table-row>
            <table:table-row>
              <table:table-cell office:value-type="string">
                <text:p>251</text:p>
              </table:table-cell>
              <table:table-cell office:value-type="float" office:value="10560">
                <text:p>10560</text:p>
              </table:table-cell>
              <table:table-cell office:value-type="float" office:value="16839">
                <text:p>16839</text:p>
              </table:table-cell>
            </table:table-row>
            <table:table-row>
              <table:table-cell office:value-type="string">
                <text:p>252</text:p>
              </table:table-cell>
              <table:table-cell office:value-type="float" office:value="10769">
                <text:p>10769</text:p>
              </table:table-cell>
              <table:table-cell office:value-type="float" office:value="16737">
                <text:p>16737</text:p>
              </table:table-cell>
            </table:table-row>
            <table:table-row>
              <table:table-cell office:value-type="string">
                <text:p>253</text:p>
              </table:table-cell>
              <table:table-cell office:value-type="float" office:value="9662">
                <text:p>9662</text:p>
              </table:table-cell>
              <table:table-cell office:value-type="float" office:value="16636">
                <text:p>16636</text:p>
              </table:table-cell>
            </table:table-row>
            <table:table-row>
              <table:table-cell office:value-type="string">
                <text:p>254</text:p>
              </table:table-cell>
              <table:table-cell office:value-type="float" office:value="10563">
                <text:p>10563</text:p>
              </table:table-cell>
              <table:table-cell office:value-type="float" office:value="16748">
                <text:p>16748</text:p>
              </table:table-cell>
            </table:table-row>
            <table:table-row>
              <table:table-cell office:value-type="string">
                <text:p>255</text:p>
              </table:table-cell>
              <table:table-cell office:value-type="float" office:value="10564">
                <text:p>10564</text:p>
              </table:table-cell>
              <table:table-cell office:value-type="float" office:value="16790">
                <text:p>16790</text:p>
              </table:table-cell>
            </table:table-row>
            <table:table-row>
              <table:table-cell office:value-type="string">
                <text:p>256</text:p>
              </table:table-cell>
              <table:table-cell office:value-type="float" office:value="10663">
                <text:p>10663</text:p>
              </table:table-cell>
              <table:table-cell office:value-type="float" office:value="16760">
                <text:p>16760</text:p>
              </table:table-cell>
            </table:table-row>
            <table:table-row>
              <table:table-cell office:value-type="string">
                <text:p>257</text:p>
              </table:table-cell>
              <table:table-cell office:value-type="float" office:value="10864">
                <text:p>10864</text:p>
              </table:table-cell>
              <table:table-cell office:value-type="float" office:value="17015">
                <text:p>17015</text:p>
              </table:table-cell>
            </table:table-row>
            <table:table-row>
              <table:table-cell office:value-type="string">
                <text:p>258</text:p>
              </table:table-cell>
              <table:table-cell office:value-type="float" office:value="10666">
                <text:p>10666</text:p>
              </table:table-cell>
              <table:table-cell office:value-type="float" office:value="16868">
                <text:p>16868</text:p>
              </table:table-cell>
            </table:table-row>
            <table:table-row>
              <table:table-cell office:value-type="string">
                <text:p>259</text:p>
              </table:table-cell>
              <table:table-cell office:value-type="float" office:value="10765">
                <text:p>10765</text:p>
              </table:table-cell>
              <table:table-cell office:value-type="float" office:value="16966">
                <text:p>16966</text:p>
              </table:table-cell>
            </table:table-row>
            <table:table-row>
              <table:table-cell office:value-type="string">
                <text:p>260</text:p>
              </table:table-cell>
              <table:table-cell office:value-type="float" office:value="11363">
                <text:p>11363</text:p>
              </table:table-cell>
              <table:table-cell office:value-type="float" office:value="17150">
                <text:p>17150</text:p>
              </table:table-cell>
            </table:table-row>
            <table:table-row>
              <table:table-cell office:value-type="string">
                <text:p>261</text:p>
              </table:table-cell>
              <table:table-cell office:value-type="float" office:value="11563">
                <text:p>11563</text:p>
              </table:table-cell>
              <table:table-cell office:value-type="float" office:value="17197">
                <text:p>17197</text:p>
              </table:table-cell>
            </table:table-row>
            <table:table-row>
              <table:table-cell office:value-type="string">
                <text:p>262</text:p>
              </table:table-cell>
              <table:table-cell office:value-type="float" office:value="11466">
                <text:p>11466</text:p>
              </table:table-cell>
              <table:table-cell office:value-type="float" office:value="17330">
                <text:p>17330</text:p>
              </table:table-cell>
            </table:table-row>
            <table:table-row>
              <table:table-cell office:value-type="string">
                <text:p>263</text:p>
              </table:table-cell>
              <table:table-cell office:value-type="float" office:value="10659">
                <text:p>10659</text:p>
              </table:table-cell>
              <table:table-cell office:value-type="float" office:value="17286">
                <text:p>17286</text:p>
              </table:table-cell>
            </table:table-row>
            <table:table-row>
              <table:table-cell office:value-type="string">
                <text:p>264</text:p>
              </table:table-cell>
              <table:table-cell office:value-type="float" office:value="11763">
                <text:p>11763</text:p>
              </table:table-cell>
              <table:table-cell office:value-type="float" office:value="17176">
                <text:p>17176</text:p>
              </table:table-cell>
            </table:table-row>
            <table:table-row>
              <table:table-cell office:value-type="string">
                <text:p>265</text:p>
              </table:table-cell>
              <table:table-cell office:value-type="float" office:value="11266">
                <text:p>11266</text:p>
              </table:table-cell>
              <table:table-cell office:value-type="float" office:value="17393">
                <text:p>17393</text:p>
              </table:table-cell>
            </table:table-row>
            <table:table-row>
              <table:table-cell office:value-type="string">
                <text:p>266</text:p>
              </table:table-cell>
              <table:table-cell office:value-type="float" office:value="10665">
                <text:p>10665</text:p>
              </table:table-cell>
              <table:table-cell office:value-type="float" office:value="17336">
                <text:p>17336</text:p>
              </table:table-cell>
            </table:table-row>
            <table:table-row>
              <table:table-cell office:value-type="string">
                <text:p>267</text:p>
              </table:table-cell>
              <table:table-cell office:value-type="float" office:value="11468">
                <text:p>11468</text:p>
              </table:table-cell>
              <table:table-cell office:value-type="float" office:value="17389">
                <text:p>17389</text:p>
              </table:table-cell>
            </table:table-row>
            <table:table-row>
              <table:table-cell office:value-type="string">
                <text:p>268</text:p>
              </table:table-cell>
              <table:table-cell office:value-type="float" office:value="10763">
                <text:p>10763</text:p>
              </table:table-cell>
              <table:table-cell office:value-type="float" office:value="17351">
                <text:p>17351</text:p>
              </table:table-cell>
            </table:table-row>
            <table:table-row>
              <table:table-cell office:value-type="string">
                <text:p>269</text:p>
              </table:table-cell>
              <table:table-cell office:value-type="float" office:value="10665">
                <text:p>10665</text:p>
              </table:table-cell>
              <table:table-cell office:value-type="float" office:value="17240">
                <text:p>17240</text:p>
              </table:table-cell>
            </table:table-row>
            <table:table-row>
              <table:table-cell office:value-type="string">
                <text:p>270</text:p>
              </table:table-cell>
              <table:table-cell office:value-type="float" office:value="10663">
                <text:p>10663</text:p>
              </table:table-cell>
              <table:table-cell office:value-type="float" office:value="17198">
                <text:p>17198</text:p>
              </table:table-cell>
            </table:table-row>
            <table:table-row>
              <table:table-cell office:value-type="string">
                <text:p>271</text:p>
              </table:table-cell>
              <table:table-cell office:value-type="float" office:value="10766">
                <text:p>10766</text:p>
              </table:table-cell>
              <table:table-cell office:value-type="float" office:value="17336">
                <text:p>17336</text:p>
              </table:table-cell>
            </table:table-row>
            <table:table-row>
              <table:table-cell office:value-type="string">
                <text:p>272</text:p>
              </table:table-cell>
              <table:table-cell office:value-type="float" office:value="10666">
                <text:p>10666</text:p>
              </table:table-cell>
              <table:table-cell office:value-type="float" office:value="17574">
                <text:p>17574</text:p>
              </table:table-cell>
            </table:table-row>
            <table:table-row>
              <table:table-cell office:value-type="string">
                <text:p>273</text:p>
              </table:table-cell>
              <table:table-cell office:value-type="float" office:value="11466">
                <text:p>11466</text:p>
              </table:table-cell>
              <table:table-cell office:value-type="float" office:value="17406">
                <text:p>17406</text:p>
              </table:table-cell>
            </table:table-row>
            <table:table-row>
              <table:table-cell office:value-type="string">
                <text:p>274</text:p>
              </table:table-cell>
              <table:table-cell office:value-type="float" office:value="10664">
                <text:p>10664</text:p>
              </table:table-cell>
              <table:table-cell office:value-type="float" office:value="17622">
                <text:p>17622</text:p>
              </table:table-cell>
            </table:table-row>
            <table:table-row>
              <table:table-cell office:value-type="string">
                <text:p>275</text:p>
              </table:table-cell>
              <table:table-cell office:value-type="float" office:value="11564">
                <text:p>11564</text:p>
              </table:table-cell>
              <table:table-cell office:value-type="float" office:value="17758">
                <text:p>17758</text:p>
              </table:table-cell>
            </table:table-row>
            <table:table-row>
              <table:table-cell office:value-type="string">
                <text:p>276</text:p>
              </table:table-cell>
              <table:table-cell office:value-type="float" office:value="12368">
                <text:p>12368</text:p>
              </table:table-cell>
              <table:table-cell office:value-type="float" office:value="17891">
                <text:p>17891</text:p>
              </table:table-cell>
            </table:table-row>
            <table:table-row>
              <table:table-cell office:value-type="string">
                <text:p>277</text:p>
              </table:table-cell>
              <table:table-cell office:value-type="float" office:value="11966">
                <text:p>11966</text:p>
              </table:table-cell>
              <table:table-cell office:value-type="float" office:value="18031">
                <text:p>18031</text:p>
              </table:table-cell>
            </table:table-row>
            <table:table-row>
              <table:table-cell office:value-type="string">
                <text:p>278</text:p>
              </table:table-cell>
              <table:table-cell office:value-type="float" office:value="11566">
                <text:p>11566</text:p>
              </table:table-cell>
              <table:table-cell office:value-type="float" office:value="18004">
                <text:p>18004</text:p>
              </table:table-cell>
            </table:table-row>
            <table:table-row>
              <table:table-cell office:value-type="string">
                <text:p>279</text:p>
              </table:table-cell>
              <table:table-cell office:value-type="float" office:value="12463">
                <text:p>12463</text:p>
              </table:table-cell>
              <table:table-cell office:value-type="float" office:value="17965">
                <text:p>17965</text:p>
              </table:table-cell>
            </table:table-row>
            <table:table-row>
              <table:table-cell office:value-type="string">
                <text:p>280</text:p>
              </table:table-cell>
              <table:table-cell office:value-type="float" office:value="11964">
                <text:p>11964</text:p>
              </table:table-cell>
              <table:table-cell office:value-type="float" office:value="18069">
                <text:p>18069</text:p>
              </table:table-cell>
            </table:table-row>
            <table:table-row>
              <table:table-cell office:value-type="string">
                <text:p>281</text:p>
              </table:table-cell>
              <table:table-cell office:value-type="float" office:value="12363">
                <text:p>12363</text:p>
              </table:table-cell>
              <table:table-cell office:value-type="float" office:value="18060">
                <text:p>18060</text:p>
              </table:table-cell>
            </table:table-row>
            <table:table-row>
              <table:table-cell office:value-type="string">
                <text:p>282</text:p>
              </table:table-cell>
              <table:table-cell office:value-type="float" office:value="12363">
                <text:p>12363</text:p>
              </table:table-cell>
              <table:table-cell office:value-type="float" office:value="18394">
                <text:p>18394</text:p>
              </table:table-cell>
            </table:table-row>
            <table:table-row>
              <table:table-cell office:value-type="string">
                <text:p>283</text:p>
              </table:table-cell>
              <table:table-cell office:value-type="float" office:value="11866">
                <text:p>11866</text:p>
              </table:table-cell>
              <table:table-cell office:value-type="float" office:value="18359">
                <text:p>18359</text:p>
              </table:table-cell>
            </table:table-row>
            <table:table-row>
              <table:table-cell office:value-type="string">
                <text:p>284</text:p>
              </table:table-cell>
              <table:table-cell office:value-type="float" office:value="11667">
                <text:p>11667</text:p>
              </table:table-cell>
              <table:table-cell office:value-type="float" office:value="18266">
                <text:p>18266</text:p>
              </table:table-cell>
            </table:table-row>
            <table:table-row>
              <table:table-cell office:value-type="string">
                <text:p>285</text:p>
              </table:table-cell>
              <table:table-cell office:value-type="float" office:value="12964">
                <text:p>12964</text:p>
              </table:table-cell>
              <table:table-cell office:value-type="float" office:value="18375">
                <text:p>18375</text:p>
              </table:table-cell>
            </table:table-row>
            <table:table-row>
              <table:table-cell office:value-type="string">
                <text:p>286</text:p>
              </table:table-cell>
              <table:table-cell office:value-type="float" office:value="12667">
                <text:p>12667</text:p>
              </table:table-cell>
              <table:table-cell office:value-type="float" office:value="18719">
                <text:p>18719</text:p>
              </table:table-cell>
            </table:table-row>
            <table:table-row>
              <table:table-cell office:value-type="string">
                <text:p>287</text:p>
              </table:table-cell>
              <table:table-cell office:value-type="float" office:value="12565">
                <text:p>12565</text:p>
              </table:table-cell>
              <table:table-cell office:value-type="float" office:value="18951">
                <text:p>18951</text:p>
              </table:table-cell>
            </table:table-row>
            <table:table-row>
              <table:table-cell office:value-type="string">
                <text:p>288</text:p>
              </table:table-cell>
              <table:table-cell office:value-type="float" office:value="11866">
                <text:p>11866</text:p>
              </table:table-cell>
              <table:table-cell office:value-type="float" office:value="19004">
                <text:p>19004</text:p>
              </table:table-cell>
            </table:table-row>
            <table:table-row>
              <table:table-cell office:value-type="string">
                <text:p>289</text:p>
              </table:table-cell>
              <table:table-cell office:value-type="float" office:value="11666">
                <text:p>11666</text:p>
              </table:table-cell>
              <table:table-cell office:value-type="float" office:value="18712">
                <text:p>18712</text:p>
              </table:table-cell>
            </table:table-row>
            <table:table-row>
              <table:table-cell office:value-type="string">
                <text:p>290</text:p>
              </table:table-cell>
              <table:table-cell office:value-type="float" office:value="11868">
                <text:p>11868</text:p>
              </table:table-cell>
              <table:table-cell office:value-type="float" office:value="18558">
                <text:p>18558</text:p>
              </table:table-cell>
            </table:table-row>
            <table:table-row>
              <table:table-cell office:value-type="string">
                <text:p>291</text:p>
              </table:table-cell>
              <table:table-cell office:value-type="float" office:value="11066">
                <text:p>11066</text:p>
              </table:table-cell>
              <table:table-cell office:value-type="float" office:value="18392">
                <text:p>18392</text:p>
              </table:table-cell>
            </table:table-row>
            <table:table-row>
              <table:table-cell office:value-type="string">
                <text:p>292</text:p>
              </table:table-cell>
              <table:table-cell office:value-type="float" office:value="12366">
                <text:p>12366</text:p>
              </table:table-cell>
              <table:table-cell office:value-type="float" office:value="18271">
                <text:p>18271</text:p>
              </table:table-cell>
            </table:table-row>
            <table:table-row>
              <table:table-cell office:value-type="string">
                <text:p>293</text:p>
              </table:table-cell>
              <table:table-cell office:value-type="float" office:value="12665">
                <text:p>12665</text:p>
              </table:table-cell>
              <table:table-cell office:value-type="float" office:value="18003">
                <text:p>18003</text:p>
              </table:table-cell>
            </table:table-row>
            <table:table-row>
              <table:table-cell office:value-type="string">
                <text:p>294</text:p>
              </table:table-cell>
              <table:table-cell office:value-type="float" office:value="12764">
                <text:p>12764</text:p>
              </table:table-cell>
              <table:table-cell office:value-type="float" office:value="18114">
                <text:p>18114</text:p>
              </table:table-cell>
            </table:table-row>
            <table:table-row>
              <table:table-cell office:value-type="string">
                <text:p>295</text:p>
              </table:table-cell>
              <table:table-cell office:value-type="float" office:value="12764">
                <text:p>12764</text:p>
              </table:table-cell>
              <table:table-cell office:value-type="float" office:value="18234">
                <text:p>18234</text:p>
              </table:table-cell>
            </table:table-row>
            <table:table-row>
              <table:table-cell office:value-type="string">
                <text:p>296</text:p>
              </table:table-cell>
              <table:table-cell office:value-type="float" office:value="11864">
                <text:p>11864</text:p>
              </table:table-cell>
              <table:table-cell office:value-type="float" office:value="18670">
                <text:p>18670</text:p>
              </table:table-cell>
            </table:table-row>
            <table:table-row>
              <table:table-cell office:value-type="string">
                <text:p>297</text:p>
              </table:table-cell>
              <table:table-cell office:value-type="float" office:value="12668">
                <text:p>12668</text:p>
              </table:table-cell>
              <table:table-cell office:value-type="float" office:value="18461">
                <text:p>18461</text:p>
              </table:table-cell>
            </table:table-row>
            <table:table-row>
              <table:table-cell office:value-type="string">
                <text:p>298</text:p>
              </table:table-cell>
              <table:table-cell office:value-type="float" office:value="12965">
                <text:p>12965</text:p>
              </table:table-cell>
              <table:table-cell office:value-type="float" office:value="18458">
                <text:p>18458</text:p>
              </table:table-cell>
            </table:table-row>
            <table:table-row>
              <table:table-cell office:value-type="string">
                <text:p>299</text:p>
              </table:table-cell>
              <table:table-cell office:value-type="float" office:value="12766">
                <text:p>12766</text:p>
              </table:table-cell>
              <table:table-cell office:value-type="float" office:value="18511">
                <text:p>18511</text:p>
              </table:table-cell>
            </table:table-row>
            <table:table-row>
              <table:table-cell office:value-type="string">
                <text:p>300</text:p>
              </table:table-cell>
              <table:table-cell office:value-type="float" office:value="12063">
                <text:p>12063</text:p>
              </table:table-cell>
              <table:table-cell office:value-type="float" office:value="18654">
                <text:p>18654</text:p>
              </table:table-cell>
            </table:table-row>
            <table:table-row>
              <table:table-cell office:value-type="string">
                <text:p>301</text:p>
              </table:table-cell>
              <table:table-cell office:value-type="float" office:value="11962">
                <text:p>11962</text:p>
              </table:table-cell>
              <table:table-cell office:value-type="float" office:value="18603">
                <text:p>18603</text:p>
              </table:table-cell>
            </table:table-row>
            <table:table-row>
              <table:table-cell office:value-type="string">
                <text:p>302</text:p>
              </table:table-cell>
              <table:table-cell office:value-type="float" office:value="12566">
                <text:p>12566</text:p>
              </table:table-cell>
              <table:table-cell office:value-type="float" office:value="18572">
                <text:p>18572</text:p>
              </table:table-cell>
            </table:table-row>
            <table:table-row>
              <table:table-cell office:value-type="string">
                <text:p>303</text:p>
              </table:table-cell>
              <table:table-cell office:value-type="float" office:value="12162">
                <text:p>12162</text:p>
              </table:table-cell>
              <table:table-cell office:value-type="float" office:value="18412">
                <text:p>18412</text:p>
              </table:table-cell>
            </table:table-row>
            <table:table-row>
              <table:table-cell office:value-type="string">
                <text:p>304</text:p>
              </table:table-cell>
              <table:table-cell office:value-type="float" office:value="10965">
                <text:p>10965</text:p>
              </table:table-cell>
              <table:table-cell office:value-type="float" office:value="18493">
                <text:p>18493</text:p>
              </table:table-cell>
            </table:table-row>
            <table:table-row>
              <table:table-cell office:value-type="string">
                <text:p>305</text:p>
              </table:table-cell>
              <table:table-cell office:value-type="float" office:value="11962">
                <text:p>11962</text:p>
              </table:table-cell>
              <table:table-cell office:value-type="float" office:value="18121">
                <text:p>18121</text:p>
              </table:table-cell>
            </table:table-row>
            <table:table-row>
              <table:table-cell office:value-type="string">
                <text:p>306</text:p>
              </table:table-cell>
              <table:table-cell office:value-type="float" office:value="11766">
                <text:p>11766</text:p>
              </table:table-cell>
              <table:table-cell office:value-type="float" office:value="18215">
                <text:p>18215</text:p>
              </table:table-cell>
            </table:table-row>
            <table:table-row>
              <table:table-cell office:value-type="string">
                <text:p>307</text:p>
              </table:table-cell>
              <table:table-cell office:value-type="float" office:value="11763">
                <text:p>11763</text:p>
              </table:table-cell>
              <table:table-cell office:value-type="float" office:value="18009">
                <text:p>18009</text:p>
              </table:table-cell>
            </table:table-row>
            <table:table-row>
              <table:table-cell office:value-type="string">
                <text:p>308</text:p>
              </table:table-cell>
              <table:table-cell office:value-type="float" office:value="11869">
                <text:p>11869</text:p>
              </table:table-cell>
              <table:table-cell office:value-type="float" office:value="17863">
                <text:p>17863</text:p>
              </table:table-cell>
            </table:table-row>
            <table:table-row>
              <table:table-cell office:value-type="string">
                <text:p>309</text:p>
              </table:table-cell>
              <table:table-cell office:value-type="float" office:value="12363">
                <text:p>12363</text:p>
              </table:table-cell>
              <table:table-cell office:value-type="float" office:value="17925">
                <text:p>17925</text:p>
              </table:table-cell>
            </table:table-row>
            <table:table-row>
              <table:table-cell office:value-type="string">
                <text:p>310</text:p>
              </table:table-cell>
              <table:table-cell office:value-type="float" office:value="12465">
                <text:p>12465</text:p>
              </table:table-cell>
              <table:table-cell office:value-type="float" office:value="18146">
                <text:p>18146</text:p>
              </table:table-cell>
            </table:table-row>
            <table:table-row>
              <table:table-cell office:value-type="string">
                <text:p>311</text:p>
              </table:table-cell>
              <table:table-cell office:value-type="float" office:value="11963">
                <text:p>11963</text:p>
              </table:table-cell>
              <table:table-cell office:value-type="float" office:value="18123">
                <text:p>18123</text:p>
              </table:table-cell>
            </table:table-row>
            <table:table-row>
              <table:table-cell office:value-type="string">
                <text:p>312</text:p>
              </table:table-cell>
              <table:table-cell office:value-type="float" office:value="12460">
                <text:p>12460</text:p>
              </table:table-cell>
              <table:table-cell office:value-type="float" office:value="18117">
                <text:p>18117</text:p>
              </table:table-cell>
            </table:table-row>
            <table:table-row>
              <table:table-cell office:value-type="string">
                <text:p>313</text:p>
              </table:table-cell>
              <table:table-cell office:value-type="float" office:value="12660">
                <text:p>12660</text:p>
              </table:table-cell>
              <table:table-cell office:value-type="float" office:value="18348">
                <text:p>18348</text:p>
              </table:table-cell>
            </table:table-row>
            <table:table-row>
              <table:table-cell office:value-type="string">
                <text:p>314</text:p>
              </table:table-cell>
              <table:table-cell office:value-type="float" office:value="12760">
                <text:p>12760</text:p>
              </table:table-cell>
              <table:table-cell office:value-type="float" office:value="18395">
                <text:p>18395</text:p>
              </table:table-cell>
            </table:table-row>
            <table:table-row>
              <table:table-cell office:value-type="string">
                <text:p>315</text:p>
              </table:table-cell>
              <table:table-cell office:value-type="float" office:value="11866">
                <text:p>11866</text:p>
              </table:table-cell>
              <table:table-cell office:value-type="float" office:value="18466">
                <text:p>18466</text:p>
              </table:table-cell>
            </table:table-row>
            <table:table-row>
              <table:table-cell office:value-type="string">
                <text:p>316</text:p>
              </table:table-cell>
              <table:table-cell office:value-type="float" office:value="12466">
                <text:p>12466</text:p>
              </table:table-cell>
              <table:table-cell office:value-type="float" office:value="18355">
                <text:p>18355</text:p>
              </table:table-cell>
            </table:table-row>
            <table:table-row>
              <table:table-cell office:value-type="string">
                <text:p>317</text:p>
              </table:table-cell>
              <table:table-cell office:value-type="float" office:value="11968">
                <text:p>11968</text:p>
              </table:table-cell>
              <table:table-cell office:value-type="float" office:value="18544">
                <text:p>18544</text:p>
              </table:table-cell>
            </table:table-row>
            <table:table-row>
              <table:table-cell office:value-type="string">
                <text:p>318</text:p>
              </table:table-cell>
              <table:table-cell office:value-type="float" office:value="12660">
                <text:p>12660</text:p>
              </table:table-cell>
              <table:table-cell office:value-type="float" office:value="18638">
                <text:p>18638</text:p>
              </table:table-cell>
            </table:table-row>
            <table:table-row>
              <table:table-cell office:value-type="string">
                <text:p>319</text:p>
              </table:table-cell>
              <table:table-cell office:value-type="float" office:value="12761">
                <text:p>12761</text:p>
              </table:table-cell>
              <table:table-cell office:value-type="float" office:value="18759">
                <text:p>18759</text:p>
              </table:table-cell>
            </table:table-row>
            <table:table-row>
              <table:table-cell office:value-type="string">
                <text:p>320</text:p>
              </table:table-cell>
              <table:table-cell office:value-type="float" office:value="11968">
                <text:p>11968</text:p>
              </table:table-cell>
              <table:table-cell office:value-type="float" office:value="18980">
                <text:p>18980</text:p>
              </table:table-cell>
            </table:table-row>
            <table:table-row>
              <table:table-cell office:value-type="string">
                <text:p>321</text:p>
              </table:table-cell>
              <table:table-cell office:value-type="float" office:value="12862">
                <text:p>12862</text:p>
              </table:table-cell>
              <table:table-cell office:value-type="float" office:value="19045">
                <text:p>19045</text:p>
              </table:table-cell>
            </table:table-row>
            <table:table-row>
              <table:table-cell office:value-type="string">
                <text:p>322</text:p>
              </table:table-cell>
              <table:table-cell office:value-type="float" office:value="12857">
                <text:p>12857</text:p>
              </table:table-cell>
              <table:table-cell office:value-type="float" office:value="18979">
                <text:p>18979</text:p>
              </table:table-cell>
            </table:table-row>
            <table:table-row>
              <table:table-cell office:value-type="string">
                <text:p>323</text:p>
              </table:table-cell>
              <table:table-cell office:value-type="float" office:value="13565">
                <text:p>13565</text:p>
              </table:table-cell>
              <table:table-cell office:value-type="float" office:value="19182">
                <text:p>19182</text:p>
              </table:table-cell>
            </table:table-row>
            <table:table-row>
              <table:table-cell office:value-type="string">
                <text:p>324</text:p>
              </table:table-cell>
              <table:table-cell office:value-type="float" office:value="13567">
                <text:p>13567</text:p>
              </table:table-cell>
              <table:table-cell office:value-type="float" office:value="19171">
                <text:p>19171</text:p>
              </table:table-cell>
            </table:table-row>
            <table:table-row>
              <table:table-cell office:value-type="string">
                <text:p>325</text:p>
              </table:table-cell>
              <table:table-cell office:value-type="float" office:value="11969">
                <text:p>11969</text:p>
              </table:table-cell>
              <table:table-cell office:value-type="float" office:value="19547">
                <text:p>19547</text:p>
              </table:table-cell>
            </table:table-row>
            <table:table-row>
              <table:table-cell office:value-type="string">
                <text:p>326</text:p>
              </table:table-cell>
              <table:table-cell office:value-type="float" office:value="12666">
                <text:p>12666</text:p>
              </table:table-cell>
              <table:table-cell office:value-type="float" office:value="19827">
                <text:p>19827</text:p>
              </table:table-cell>
            </table:table-row>
            <table:table-row>
              <table:table-cell office:value-type="string">
                <text:p>327</text:p>
              </table:table-cell>
              <table:table-cell office:value-type="float" office:value="12768">
                <text:p>12768</text:p>
              </table:table-cell>
              <table:table-cell office:value-type="float" office:value="19707">
                <text:p>19707</text:p>
              </table:table-cell>
            </table:table-row>
            <table:table-row>
              <table:table-cell office:value-type="string">
                <text:p>328</text:p>
              </table:table-cell>
              <table:table-cell office:value-type="float" office:value="13367">
                <text:p>13367</text:p>
              </table:table-cell>
              <table:table-cell office:value-type="float" office:value="19849">
                <text:p>19849</text:p>
              </table:table-cell>
            </table:table-row>
            <table:table-row>
              <table:table-cell office:value-type="string">
                <text:p>329</text:p>
              </table:table-cell>
              <table:table-cell office:value-type="float" office:value="13367">
                <text:p>13367</text:p>
              </table:table-cell>
              <table:table-cell office:value-type="float" office:value="19533">
                <text:p>19533</text:p>
              </table:table-cell>
            </table:table-row>
            <table:table-row>
              <table:table-cell office:value-type="string">
                <text:p>330</text:p>
              </table:table-cell>
              <table:table-cell office:value-type="float" office:value="12668">
                <text:p>12668</text:p>
              </table:table-cell>
              <table:table-cell office:value-type="float" office:value="19422">
                <text:p>19422</text:p>
              </table:table-cell>
            </table:table-row>
            <table:table-row>
              <table:table-cell office:value-type="string">
                <text:p>331</text:p>
              </table:table-cell>
              <table:table-cell office:value-type="float" office:value="11566">
                <text:p>11566</text:p>
              </table:table-cell>
              <table:table-cell office:value-type="float" office:value="19061">
                <text:p>19061</text:p>
              </table:table-cell>
            </table:table-row>
            <table:table-row>
              <table:table-cell office:value-type="string">
                <text:p>332</text:p>
              </table:table-cell>
              <table:table-cell office:value-type="float" office:value="12570">
                <text:p>12570</text:p>
              </table:table-cell>
              <table:table-cell office:value-type="float" office:value="18851">
                <text:p>18851</text:p>
              </table:table-cell>
            </table:table-row>
            <table:table-row>
              <table:table-cell office:value-type="string">
                <text:p>333</text:p>
              </table:table-cell>
              <table:table-cell office:value-type="float" office:value="11768">
                <text:p>11768</text:p>
              </table:table-cell>
              <table:table-cell office:value-type="float" office:value="18879">
                <text:p>18879</text:p>
              </table:table-cell>
            </table:table-row>
            <table:table-row>
              <table:table-cell office:value-type="string">
                <text:p>334</text:p>
              </table:table-cell>
              <table:table-cell office:value-type="float" office:value="11866">
                <text:p>11866</text:p>
              </table:table-cell>
              <table:table-cell office:value-type="float" office:value="18508">
                <text:p>18508</text:p>
              </table:table-cell>
            </table:table-row>
            <table:table-row>
              <table:table-cell office:value-type="string">
                <text:p>335</text:p>
              </table:table-cell>
              <table:table-cell office:value-type="float" office:value="11566">
                <text:p>11566</text:p>
              </table:table-cell>
              <table:table-cell office:value-type="float" office:value="18111">
                <text:p>18111</text:p>
              </table:table-cell>
            </table:table-row>
            <table:table-row>
              <table:table-cell office:value-type="string">
                <text:p>336</text:p>
              </table:table-cell>
              <table:table-cell office:value-type="float" office:value="12467">
                <text:p>12467</text:p>
              </table:table-cell>
              <table:table-cell office:value-type="float" office:value="17990">
                <text:p>17990</text:p>
              </table:table-cell>
            </table:table-row>
            <table:table-row>
              <table:table-cell office:value-type="string">
                <text:p>337</text:p>
              </table:table-cell>
              <table:table-cell office:value-type="float" office:value="11767">
                <text:p>11767</text:p>
              </table:table-cell>
              <table:table-cell office:value-type="float" office:value="18016">
                <text:p>18016</text:p>
              </table:table-cell>
            </table:table-row>
            <table:table-row>
              <table:table-cell office:value-type="string">
                <text:p>338</text:p>
              </table:table-cell>
              <table:table-cell office:value-type="float" office:value="11669">
                <text:p>11669</text:p>
              </table:table-cell>
              <table:table-cell office:value-type="float" office:value="18192">
                <text:p>18192</text:p>
              </table:table-cell>
            </table:table-row>
            <table:table-row>
              <table:table-cell office:value-type="string">
                <text:p>339</text:p>
              </table:table-cell>
              <table:table-cell office:value-type="float" office:value="12366">
                <text:p>12366</text:p>
              </table:table-cell>
              <table:table-cell office:value-type="float" office:value="18317">
                <text:p>18317</text:p>
              </table:table-cell>
            </table:table-row>
            <table:table-row>
              <table:table-cell office:value-type="string">
                <text:p>340</text:p>
              </table:table-cell>
              <table:table-cell office:value-type="float" office:value="12467">
                <text:p>12467</text:p>
              </table:table-cell>
              <table:table-cell office:value-type="float" office:value="18218">
                <text:p>18218</text:p>
              </table:table-cell>
            </table:table-row>
            <table:table-row>
              <table:table-cell office:value-type="string">
                <text:p>341</text:p>
              </table:table-cell>
              <table:table-cell office:value-type="float" office:value="11467">
                <text:p>11467</text:p>
              </table:table-cell>
              <table:table-cell office:value-type="float" office:value="18263">
                <text:p>18263</text:p>
              </table:table-cell>
            </table:table-row>
            <table:table-row>
              <table:table-cell office:value-type="string">
                <text:p>342</text:p>
              </table:table-cell>
              <table:table-cell office:value-type="float" office:value="12570">
                <text:p>12570</text:p>
              </table:table-cell>
              <table:table-cell office:value-type="float" office:value="18061">
                <text:p>18061</text:p>
              </table:table-cell>
            </table:table-row>
            <table:table-row>
              <table:table-cell office:value-type="string">
                <text:p>343</text:p>
              </table:table-cell>
              <table:table-cell office:value-type="float" office:value="12267">
                <text:p>12267</text:p>
              </table:table-cell>
              <table:table-cell office:value-type="float" office:value="18063">
                <text:p>18063</text:p>
              </table:table-cell>
            </table:table-row>
            <table:table-row>
              <table:table-cell office:value-type="string">
                <text:p>344</text:p>
              </table:table-cell>
              <table:table-cell office:value-type="float" office:value="11764">
                <text:p>11764</text:p>
              </table:table-cell>
              <table:table-cell office:value-type="float" office:value="18144">
                <text:p>18144</text:p>
              </table:table-cell>
            </table:table-row>
            <table:table-row>
              <table:table-cell office:value-type="string">
                <text:p>345</text:p>
              </table:table-cell>
              <table:table-cell office:value-type="float" office:value="12365">
                <text:p>12365</text:p>
              </table:table-cell>
              <table:table-cell office:value-type="float" office:value="18291">
                <text:p>18291</text:p>
              </table:table-cell>
            </table:table-row>
            <table:table-row>
              <table:table-cell office:value-type="string">
                <text:p>346</text:p>
              </table:table-cell>
              <table:table-cell office:value-type="float" office:value="12662">
                <text:p>12662</text:p>
              </table:table-cell>
              <table:table-cell office:value-type="float" office:value="18516">
                <text:p>18516</text:p>
              </table:table-cell>
            </table:table-row>
            <table:table-row>
              <table:table-cell office:value-type="string">
                <text:p>347</text:p>
              </table:table-cell>
              <table:table-cell office:value-type="float" office:value="12564">
                <text:p>12564</text:p>
              </table:table-cell>
              <table:table-cell office:value-type="float" office:value="18602">
                <text:p>18602</text:p>
              </table:table-cell>
            </table:table-row>
            <table:table-row>
              <table:table-cell office:value-type="string">
                <text:p>348</text:p>
              </table:table-cell>
              <table:table-cell office:value-type="float" office:value="12169">
                <text:p>12169</text:p>
              </table:table-cell>
              <table:table-cell office:value-type="float" office:value="18564">
                <text:p>18564</text:p>
              </table:table-cell>
            </table:table-row>
            <table:table-row>
              <table:table-cell office:value-type="string">
                <text:p>349</text:p>
              </table:table-cell>
              <table:table-cell office:value-type="float" office:value="13065">
                <text:p>13065</text:p>
              </table:table-cell>
              <table:table-cell office:value-type="float" office:value="18791">
                <text:p>18791</text:p>
              </table:table-cell>
            </table:table-row>
            <table:table-row>
              <table:table-cell office:value-type="string">
                <text:p>350</text:p>
              </table:table-cell>
              <table:table-cell office:value-type="float" office:value="12663">
                <text:p>12663</text:p>
              </table:table-cell>
              <table:table-cell office:value-type="float" office:value="18961">
                <text:p>18961</text:p>
              </table:table-cell>
            </table:table-row>
            <table:table-row>
              <table:table-cell office:value-type="string">
                <text:p>351</text:p>
              </table:table-cell>
              <table:table-cell office:value-type="float" office:value="12660">
                <text:p>12660</text:p>
              </table:table-cell>
              <table:table-cell office:value-type="float" office:value="18906">
                <text:p>18906</text:p>
              </table:table-cell>
            </table:table-row>
            <table:table-row>
              <table:table-cell office:value-type="string">
                <text:p>352</text:p>
              </table:table-cell>
              <table:table-cell office:value-type="float" office:value="12665">
                <text:p>12665</text:p>
              </table:table-cell>
              <table:table-cell office:value-type="float" office:value="18874">
                <text:p>18874</text:p>
              </table:table-cell>
            </table:table-row>
            <table:table-row>
              <table:table-cell office:value-type="string">
                <text:p>353</text:p>
              </table:table-cell>
              <table:table-cell office:value-type="float" office:value="12664">
                <text:p>12664</text:p>
              </table:table-cell>
              <table:table-cell office:value-type="float" office:value="19121">
                <text:p>19121</text:p>
              </table:table-cell>
            </table:table-row>
            <table:table-row>
              <table:table-cell office:value-type="string">
                <text:p>354</text:p>
              </table:table-cell>
              <table:table-cell office:value-type="float" office:value="13466">
                <text:p>13466</text:p>
              </table:table-cell>
              <table:table-cell office:value-type="float" office:value="19182">
                <text:p>19182</text:p>
              </table:table-cell>
            </table:table-row>
            <table:table-row>
              <table:table-cell office:value-type="string">
                <text:p>355</text:p>
              </table:table-cell>
              <table:table-cell office:value-type="float" office:value="13263">
                <text:p>13263</text:p>
              </table:table-cell>
              <table:table-cell office:value-type="float" office:value="19371">
                <text:p>19371</text:p>
              </table:table-cell>
            </table:table-row>
            <table:table-row>
              <table:table-cell office:value-type="string">
                <text:p>356</text:p>
              </table:table-cell>
              <table:table-cell office:value-type="float" office:value="13571">
                <text:p>13571</text:p>
              </table:table-cell>
              <table:table-cell office:value-type="float" office:value="19457">
                <text:p>19457</text:p>
              </table:table-cell>
            </table:table-row>
            <table:table-row>
              <table:table-cell office:value-type="string">
                <text:p>357</text:p>
              </table:table-cell>
              <table:table-cell office:value-type="float" office:value="13162">
                <text:p>13162</text:p>
              </table:table-cell>
              <table:table-cell office:value-type="float" office:value="19276">
                <text:p>19276</text:p>
              </table:table-cell>
            </table:table-row>
            <table:table-row>
              <table:table-cell office:value-type="string">
                <text:p>358</text:p>
              </table:table-cell>
              <table:table-cell office:value-type="float" office:value="12563">
                <text:p>12563</text:p>
              </table:table-cell>
              <table:table-cell office:value-type="float" office:value="19139">
                <text:p>19139</text:p>
              </table:table-cell>
            </table:table-row>
            <table:table-row>
              <table:table-cell office:value-type="string">
                <text:p>359</text:p>
              </table:table-cell>
              <table:table-cell office:value-type="float" office:value="12463">
                <text:p>12463</text:p>
              </table:table-cell>
              <table:table-cell office:value-type="float" office:value="18884">
                <text:p>18884</text:p>
              </table:table-cell>
            </table:table-row>
            <table:table-row>
              <table:table-cell office:value-type="string">
                <text:p>360</text:p>
              </table:table-cell>
              <table:table-cell office:value-type="float" office:value="12765">
                <text:p>12765</text:p>
              </table:table-cell>
              <table:table-cell office:value-type="float" office:value="18786">
                <text:p>18786</text:p>
              </table:table-cell>
            </table:table-row>
            <table:table-row>
              <table:table-cell office:value-type="string">
                <text:p>361</text:p>
              </table:table-cell>
              <table:table-cell office:value-type="float" office:value="13264">
                <text:p>13264</text:p>
              </table:table-cell>
              <table:table-cell office:value-type="float" office:value="18730">
                <text:p>18730</text:p>
              </table:table-cell>
            </table:table-row>
            <table:table-row>
              <table:table-cell office:value-type="string">
                <text:p>362</text:p>
              </table:table-cell>
              <table:table-cell office:value-type="float" office:value="11664">
                <text:p>11664</text:p>
              </table:table-cell>
              <table:table-cell office:value-type="float" office:value="18924">
                <text:p>18924</text:p>
              </table:table-cell>
            </table:table-row>
            <table:table-row>
              <table:table-cell office:value-type="string">
                <text:p>363</text:p>
              </table:table-cell>
              <table:table-cell office:value-type="float" office:value="12561">
                <text:p>12561</text:p>
              </table:table-cell>
              <table:table-cell office:value-type="float" office:value="18808">
                <text:p>18808</text:p>
              </table:table-cell>
            </table:table-row>
            <table:table-row>
              <table:table-cell office:value-type="string">
                <text:p>364</text:p>
              </table:table-cell>
              <table:table-cell office:value-type="float" office:value="11661">
                <text:p>11661</text:p>
              </table:table-cell>
              <table:table-cell office:value-type="float" office:value="18555">
                <text:p>18555</text:p>
              </table:table-cell>
            </table:table-row>
            <table:table-row>
              <table:table-cell office:value-type="string">
                <text:p>365</text:p>
              </table:table-cell>
              <table:table-cell office:value-type="float" office:value="11565">
                <text:p>11565</text:p>
              </table:table-cell>
              <table:table-cell office:value-type="float" office:value="18365">
                <text:p>18365</text:p>
              </table:table-cell>
            </table:table-row>
            <table:table-row>
              <table:table-cell office:value-type="string">
                <text:p>366</text:p>
              </table:table-cell>
              <table:table-cell office:value-type="float" office:value="11862">
                <text:p>11862</text:p>
              </table:table-cell>
              <table:table-cell office:value-type="float" office:value="18041">
                <text:p>18041</text:p>
              </table:table-cell>
            </table:table-row>
            <table:table-row>
              <table:table-cell office:value-type="string">
                <text:p>367</text:p>
              </table:table-cell>
              <table:table-cell office:value-type="float" office:value="11661">
                <text:p>11661</text:p>
              </table:table-cell>
              <table:table-cell office:value-type="float" office:value="17836">
                <text:p>17836</text:p>
              </table:table-cell>
            </table:table-row>
            <table:table-row>
              <table:table-cell office:value-type="string">
                <text:p>368</text:p>
              </table:table-cell>
              <table:table-cell office:value-type="float" office:value="11761">
                <text:p>11761</text:p>
              </table:table-cell>
              <table:table-cell office:value-type="float" office:value="17582">
                <text:p>17582</text:p>
              </table:table-cell>
            </table:table-row>
            <table:table-row>
              <table:table-cell office:value-type="string">
                <text:p>369</text:p>
              </table:table-cell>
              <table:table-cell office:value-type="float" office:value="11659">
                <text:p>11659</text:p>
              </table:table-cell>
              <table:table-cell office:value-type="float" office:value="17625">
                <text:p>17625</text:p>
              </table:table-cell>
            </table:table-row>
            <table:table-row>
              <table:table-cell office:value-type="string">
                <text:p>370</text:p>
              </table:table-cell>
              <table:table-cell office:value-type="float" office:value="11761">
                <text:p>11761</text:p>
              </table:table-cell>
              <table:table-cell office:value-type="float" office:value="17538">
                <text:p>17538</text:p>
              </table:table-cell>
            </table:table-row>
            <table:table-row>
              <table:table-cell office:value-type="string">
                <text:p>371</text:p>
              </table:table-cell>
              <table:table-cell office:value-type="float" office:value="10756">
                <text:p>10756</text:p>
              </table:table-cell>
              <table:table-cell office:value-type="float" office:value="17474">
                <text:p>17474</text:p>
              </table:table-cell>
            </table:table-row>
            <table:table-row>
              <table:table-cell office:value-type="string">
                <text:p>372</text:p>
              </table:table-cell>
              <table:table-cell office:value-type="float" office:value="11761">
                <text:p>11761</text:p>
              </table:table-cell>
              <table:table-cell office:value-type="float" office:value="17767">
                <text:p>17767</text:p>
              </table:table-cell>
            </table:table-row>
            <table:table-row>
              <table:table-cell office:value-type="string">
                <text:p>373</text:p>
              </table:table-cell>
              <table:table-cell office:value-type="float" office:value="11558">
                <text:p>11558</text:p>
              </table:table-cell>
              <table:table-cell office:value-type="float" office:value="17744">
                <text:p>17744</text:p>
              </table:table-cell>
            </table:table-row>
            <table:table-row>
              <table:table-cell office:value-type="string">
                <text:p>374</text:p>
              </table:table-cell>
              <table:table-cell office:value-type="float" office:value="11762">
                <text:p>11762</text:p>
              </table:table-cell>
              <table:table-cell office:value-type="float" office:value="17726">
                <text:p>17726</text:p>
              </table:table-cell>
            </table:table-row>
            <table:table-row>
              <table:table-cell office:value-type="string">
                <text:p>375</text:p>
              </table:table-cell>
              <table:table-cell office:value-type="float" office:value="11560">
                <text:p>11560</text:p>
              </table:table-cell>
              <table:table-cell office:value-type="float" office:value="17722">
                <text:p>17722</text:p>
              </table:table-cell>
            </table:table-row>
            <table:table-row>
              <table:table-cell office:value-type="string">
                <text:p>376</text:p>
              </table:table-cell>
              <table:table-cell office:value-type="float" office:value="11360">
                <text:p>11360</text:p>
              </table:table-cell>
              <table:table-cell office:value-type="float" office:value="17576">
                <text:p>17576</text:p>
              </table:table-cell>
            </table:table-row>
            <table:table-row>
              <table:table-cell office:value-type="string">
                <text:p>377</text:p>
              </table:table-cell>
              <table:table-cell office:value-type="float" office:value="10658">
                <text:p>10658</text:p>
              </table:table-cell>
              <table:table-cell office:value-type="float" office:value="17553">
                <text:p>17553</text:p>
              </table:table-cell>
            </table:table-row>
            <table:table-row>
              <table:table-cell office:value-type="string">
                <text:p>378</text:p>
              </table:table-cell>
              <table:table-cell office:value-type="float" office:value="11658">
                <text:p>11658</text:p>
              </table:table-cell>
              <table:table-cell office:value-type="float" office:value="17423">
                <text:p>17423</text:p>
              </table:table-cell>
            </table:table-row>
            <table:table-row>
              <table:table-cell office:value-type="string">
                <text:p>379</text:p>
              </table:table-cell>
              <table:table-cell office:value-type="float" office:value="11562">
                <text:p>11562</text:p>
              </table:table-cell>
              <table:table-cell office:value-type="float" office:value="17689">
                <text:p>17689</text:p>
              </table:table-cell>
            </table:table-row>
            <table:table-row>
              <table:table-cell office:value-type="string">
                <text:p>380</text:p>
              </table:table-cell>
              <table:table-cell office:value-type="float" office:value="11361">
                <text:p>11361</text:p>
              </table:table-cell>
              <table:table-cell office:value-type="float" office:value="17766">
                <text:p>17766</text:p>
              </table:table-cell>
            </table:table-row>
            <table:table-row>
              <table:table-cell office:value-type="string">
                <text:p>381</text:p>
              </table:table-cell>
              <table:table-cell office:value-type="float" office:value="12562">
                <text:p>12562</text:p>
              </table:table-cell>
              <table:table-cell office:value-type="float" office:value="17748">
                <text:p>17748</text:p>
              </table:table-cell>
            </table:table-row>
            <table:table-row>
              <table:table-cell office:value-type="string">
                <text:p>382</text:p>
              </table:table-cell>
              <table:table-cell office:value-type="float" office:value="11563">
                <text:p>11563</text:p>
              </table:table-cell>
              <table:table-cell office:value-type="float" office:value="17993">
                <text:p>17993</text:p>
              </table:table-cell>
            </table:table-row>
            <table:table-row>
              <table:table-cell office:value-type="string">
                <text:p>383</text:p>
              </table:table-cell>
              <table:table-cell office:value-type="float" office:value="11765">
                <text:p>11765</text:p>
              </table:table-cell>
              <table:table-cell office:value-type="float" office:value="18040">
                <text:p>18040</text:p>
              </table:table-cell>
            </table:table-row>
            <table:table-row>
              <table:table-cell office:value-type="string">
                <text:p>384</text:p>
              </table:table-cell>
              <table:table-cell office:value-type="float" office:value="11566">
                <text:p>11566</text:p>
              </table:table-cell>
              <table:table-cell office:value-type="float" office:value="18042">
                <text:p>18042</text:p>
              </table:table-cell>
            </table:table-row>
            <table:table-row>
              <table:table-cell office:value-type="string">
                <text:p>385</text:p>
              </table:table-cell>
              <table:table-cell office:value-type="float" office:value="12266">
                <text:p>12266</text:p>
              </table:table-cell>
              <table:table-cell office:value-type="float" office:value="17937">
                <text:p>17937</text:p>
              </table:table-cell>
            </table:table-row>
            <table:table-row>
              <table:table-cell office:value-type="string">
                <text:p>386</text:p>
              </table:table-cell>
              <table:table-cell office:value-type="float" office:value="11563">
                <text:p>11563</text:p>
              </table:table-cell>
              <table:table-cell office:value-type="float" office:value="17984">
                <text:p>17984</text:p>
              </table:table-cell>
            </table:table-row>
            <table:table-row>
              <table:table-cell office:value-type="string">
                <text:p>387</text:p>
              </table:table-cell>
              <table:table-cell office:value-type="float" office:value="11568">
                <text:p>11568</text:p>
              </table:table-cell>
              <table:table-cell office:value-type="float" office:value="18031">
                <text:p>18031</text:p>
              </table:table-cell>
            </table:table-row>
            <table:table-row>
              <table:table-cell office:value-type="string">
                <text:p>388</text:p>
              </table:table-cell>
              <table:table-cell office:value-type="float" office:value="12065">
                <text:p>12065</text:p>
              </table:table-cell>
              <table:table-cell office:value-type="float" office:value="18058">
                <text:p>18058</text:p>
              </table:table-cell>
            </table:table-row>
            <table:table-row>
              <table:table-cell office:value-type="string">
                <text:p>389</text:p>
              </table:table-cell>
              <table:table-cell office:value-type="float" office:value="12169">
                <text:p>12169</text:p>
              </table:table-cell>
              <table:table-cell office:value-type="float" office:value="18121">
                <text:p>18121</text:p>
              </table:table-cell>
            </table:table-row>
            <table:table-row>
              <table:table-cell office:value-type="string">
                <text:p>390</text:p>
              </table:table-cell>
              <table:table-cell office:value-type="float" office:value="12264">
                <text:p>12264</text:p>
              </table:table-cell>
              <table:table-cell office:value-type="float" office:value="18026">
                <text:p>18026</text:p>
              </table:table-cell>
            </table:table-row>
            <table:table-row>
              <table:table-cell office:value-type="string">
                <text:p>391</text:p>
              </table:table-cell>
              <table:table-cell office:value-type="float" office:value="10666">
                <text:p>10666</text:p>
              </table:table-cell>
              <table:table-cell office:value-type="float" office:value="17892">
                <text:p>17892</text:p>
              </table:table-cell>
            </table:table-row>
            <table:table-row>
              <table:table-cell office:value-type="string">
                <text:p>392</text:p>
              </table:table-cell>
              <table:table-cell office:value-type="float" office:value="11767">
                <text:p>11767</text:p>
              </table:table-cell>
              <table:table-cell office:value-type="float" office:value="17728">
                <text:p>17728</text:p>
              </table:table-cell>
            </table:table-row>
            <table:table-row>
              <table:table-cell office:value-type="string">
                <text:p>393</text:p>
              </table:table-cell>
              <table:table-cell office:value-type="float" office:value="11465">
                <text:p>11465</text:p>
              </table:table-cell>
              <table:table-cell office:value-type="float" office:value="17621">
                <text:p>17621</text:p>
              </table:table-cell>
            </table:table-row>
            <table:table-row>
              <table:table-cell office:value-type="string">
                <text:p>394</text:p>
              </table:table-cell>
              <table:table-cell office:value-type="float" office:value="12266">
                <text:p>12266</text:p>
              </table:table-cell>
              <table:table-cell office:value-type="float" office:value="17716">
                <text:p>17716</text:p>
              </table:table-cell>
            </table:table-row>
            <table:table-row>
              <table:table-cell office:value-type="string">
                <text:p>395</text:p>
              </table:table-cell>
              <table:table-cell office:value-type="float" office:value="11565">
                <text:p>11565</text:p>
              </table:table-cell>
              <table:table-cell office:value-type="float" office:value="17695">
                <text:p>17695</text:p>
              </table:table-cell>
            </table:table-row>
            <table:table-row>
              <table:table-cell office:value-type="string">
                <text:p>396</text:p>
              </table:table-cell>
              <table:table-cell office:value-type="float" office:value="11465">
                <text:p>11465</text:p>
              </table:table-cell>
              <table:table-cell office:value-type="float" office:value="17530">
                <text:p>17530</text:p>
              </table:table-cell>
            </table:table-row>
            <table:table-row>
              <table:table-cell office:value-type="string">
                <text:p>397</text:p>
              </table:table-cell>
              <table:table-cell office:value-type="float" office:value="11464">
                <text:p>11464</text:p>
              </table:table-cell>
              <table:table-cell office:value-type="float" office:value="17581">
                <text:p>17581</text:p>
              </table:table-cell>
            </table:table-row>
            <table:table-row>
              <table:table-cell office:value-type="string">
                <text:p>398</text:p>
              </table:table-cell>
              <table:table-cell office:value-type="float" office:value="10567">
                <text:p>10567</text:p>
              </table:table-cell>
              <table:table-cell office:value-type="float" office:value="17473">
                <text:p>17473</text:p>
              </table:table-cell>
            </table:table-row>
            <table:table-row>
              <table:table-cell office:value-type="string">
                <text:p>399</text:p>
              </table:table-cell>
              <table:table-cell office:value-type="float" office:value="10565">
                <text:p>10565</text:p>
              </table:table-cell>
              <table:table-cell office:value-type="float" office:value="17248">
                <text:p>17248</text:p>
              </table:table-cell>
            </table:table-row>
            <table:table-row>
              <table:table-cell office:value-type="string">
                <text:p>400</text:p>
              </table:table-cell>
              <table:table-cell office:value-type="float" office:value="10665">
                <text:p>10665</text:p>
              </table:table-cell>
              <table:table-cell office:value-type="float" office:value="17136">
                <text:p>17136</text:p>
              </table:table-cell>
            </table:table-row>
            <table:table-row>
              <table:table-cell office:value-type="string">
                <text:p>401</text:p>
              </table:table-cell>
              <table:table-cell office:value-type="float" office:value="10667">
                <text:p>10667</text:p>
              </table:table-cell>
              <table:table-cell office:value-type="float" office:value="17070">
                <text:p>17070</text:p>
              </table:table-cell>
            </table:table-row>
            <table:table-row>
              <table:table-cell office:value-type="string">
                <text:p>402</text:p>
              </table:table-cell>
              <table:table-cell office:value-type="float" office:value="10565">
                <text:p>10565</text:p>
              </table:table-cell>
              <table:table-cell office:value-type="float" office:value="17062">
                <text:p>17062</text:p>
              </table:table-cell>
            </table:table-row>
            <table:table-row>
              <table:table-cell office:value-type="string">
                <text:p>403</text:p>
              </table:table-cell>
              <table:table-cell office:value-type="float" office:value="11265">
                <text:p>11265</text:p>
              </table:table-cell>
              <table:table-cell office:value-type="float" office:value="17252">
                <text:p>17252</text:p>
              </table:table-cell>
            </table:table-row>
            <table:table-row>
              <table:table-cell office:value-type="string">
                <text:p>404</text:p>
              </table:table-cell>
              <table:table-cell office:value-type="float" office:value="10563">
                <text:p>10563</text:p>
              </table:table-cell>
              <table:table-cell office:value-type="float" office:value="17242">
                <text:p>17242</text:p>
              </table:table-cell>
            </table:table-row>
            <table:table-row>
              <table:table-cell office:value-type="string">
                <text:p>405</text:p>
              </table:table-cell>
              <table:table-cell office:value-type="float" office:value="11264">
                <text:p>11264</text:p>
              </table:table-cell>
              <table:table-cell office:value-type="float" office:value="17313">
                <text:p>17313</text:p>
              </table:table-cell>
            </table:table-row>
            <table:table-row>
              <table:table-cell office:value-type="string">
                <text:p>406</text:p>
              </table:table-cell>
              <table:table-cell office:value-type="float" office:value="10467">
                <text:p>10467</text:p>
              </table:table-cell>
              <table:table-cell office:value-type="float" office:value="17364">
                <text:p>17364</text:p>
              </table:table-cell>
            </table:table-row>
            <table:table-row>
              <table:table-cell office:value-type="string">
                <text:p>407</text:p>
              </table:table-cell>
              <table:table-cell office:value-type="float" office:value="11565">
                <text:p>11565</text:p>
              </table:table-cell>
              <table:table-cell office:value-type="float" office:value="17671">
                <text:p>17671</text:p>
              </table:table-cell>
            </table:table-row>
            <table:table-row>
              <table:table-cell office:value-type="string">
                <text:p>408</text:p>
              </table:table-cell>
              <table:table-cell office:value-type="float" office:value="11565">
                <text:p>11565</text:p>
              </table:table-cell>
              <table:table-cell office:value-type="float" office:value="17776">
                <text:p>17776</text:p>
              </table:table-cell>
            </table:table-row>
            <table:table-row>
              <table:table-cell office:value-type="string">
                <text:p>409</text:p>
              </table:table-cell>
              <table:table-cell office:value-type="float" office:value="10664">
                <text:p>10664</text:p>
              </table:table-cell>
              <table:table-cell office:value-type="float" office:value="17625">
                <text:p>17625</text:p>
              </table:table-cell>
            </table:table-row>
            <table:table-row>
              <table:table-cell office:value-type="string">
                <text:p>410</text:p>
              </table:table-cell>
              <table:table-cell office:value-type="float" office:value="12164">
                <text:p>12164</text:p>
              </table:table-cell>
              <table:table-cell office:value-type="float" office:value="17856">
                <text:p>17856</text:p>
              </table:table-cell>
            </table:table-row>
            <table:table-row>
              <table:table-cell office:value-type="string">
                <text:p>411</text:p>
              </table:table-cell>
              <table:table-cell office:value-type="float" office:value="12265">
                <text:p>12265</text:p>
              </table:table-cell>
              <table:table-cell office:value-type="float" office:value="17816">
                <text:p>17816</text:p>
              </table:table-cell>
            </table:table-row>
            <table:table-row>
              <table:table-cell office:value-type="string">
                <text:p>412</text:p>
              </table:table-cell>
              <table:table-cell office:value-type="float" office:value="11861">
                <text:p>11861</text:p>
              </table:table-cell>
              <table:table-cell office:value-type="float" office:value="17835">
                <text:p>17835</text:p>
              </table:table-cell>
            </table:table-row>
            <table:table-row>
              <table:table-cell office:value-type="string">
                <text:p>413</text:p>
              </table:table-cell>
              <table:table-cell office:value-type="float" office:value="11365">
                <text:p>11365</text:p>
              </table:table-cell>
              <table:table-cell office:value-type="float" office:value="17896">
                <text:p>17896</text:p>
              </table:table-cell>
            </table:table-row>
            <table:table-row>
              <table:table-cell office:value-type="string">
                <text:p>414</text:p>
              </table:table-cell>
              <table:table-cell office:value-type="float" office:value="10566">
                <text:p>10566</text:p>
              </table:table-cell>
              <table:table-cell office:value-type="float" office:value="17765">
                <text:p>17765</text:p>
              </table:table-cell>
            </table:table-row>
            <table:table-row>
              <table:table-cell office:value-type="string">
                <text:p>415</text:p>
              </table:table-cell>
              <table:table-cell office:value-type="float" office:value="12266">
                <text:p>12266</text:p>
              </table:table-cell>
              <table:table-cell office:value-type="float" office:value="17563">
                <text:p>17563</text:p>
              </table:table-cell>
            </table:table-row>
            <table:table-row>
              <table:table-cell office:value-type="string">
                <text:p>416</text:p>
              </table:table-cell>
              <table:table-cell office:value-type="float" office:value="10668">
                <text:p>10668</text:p>
              </table:table-cell>
              <table:table-cell office:value-type="float" office:value="17485">
                <text:p>17485</text:p>
              </table:table-cell>
            </table:table-row>
            <table:table-row>
              <table:table-cell office:value-type="string">
                <text:p>417</text:p>
              </table:table-cell>
              <table:table-cell office:value-type="float" office:value="10267">
                <text:p>10267</text:p>
              </table:table-cell>
              <table:table-cell office:value-type="float" office:value="17228">
                <text:p>17228</text:p>
              </table:table-cell>
            </table:table-row>
            <table:table-row>
              <table:table-cell office:value-type="string">
                <text:p>418</text:p>
              </table:table-cell>
              <table:table-cell office:value-type="float" office:value="10567">
                <text:p>10567</text:p>
              </table:table-cell>
              <table:table-cell office:value-type="float" office:value="16928">
                <text:p>16928</text:p>
              </table:table-cell>
            </table:table-row>
            <table:table-row>
              <table:table-cell office:value-type="string">
                <text:p>419</text:p>
              </table:table-cell>
              <table:table-cell office:value-type="float" office:value="9668">
                <text:p>9668</text:p>
              </table:table-cell>
              <table:table-cell office:value-type="float" office:value="16910">
                <text:p>16910</text:p>
              </table:table-cell>
            </table:table-row>
            <table:table-row>
              <table:table-cell office:value-type="string">
                <text:p>420</text:p>
              </table:table-cell>
              <table:table-cell office:value-type="float" office:value="11166">
                <text:p>11166</text:p>
              </table:table-cell>
              <table:table-cell office:value-type="float" office:value="16856">
                <text:p>16856</text:p>
              </table:table-cell>
            </table:table-row>
            <table:table-row>
              <table:table-cell office:value-type="string">
                <text:p>421</text:p>
              </table:table-cell>
              <table:table-cell office:value-type="float" office:value="11464">
                <text:p>11464</text:p>
              </table:table-cell>
              <table:table-cell office:value-type="float" office:value="16821">
                <text:p>16821</text:p>
              </table:table-cell>
            </table:table-row>
            <table:table-row>
              <table:table-cell office:value-type="string">
                <text:p>422</text:p>
              </table:table-cell>
              <table:table-cell office:value-type="float" office:value="10569">
                <text:p>10569</text:p>
              </table:table-cell>
              <table:table-cell office:value-type="float" office:value="16786">
                <text:p>16786</text:p>
              </table:table-cell>
            </table:table-row>
            <table:table-row>
              <table:table-cell office:value-type="string">
                <text:p>423</text:p>
              </table:table-cell>
              <table:table-cell office:value-type="float" office:value="10664">
                <text:p>10664</text:p>
              </table:table-cell>
              <table:table-cell office:value-type="float" office:value="16912">
                <text:p>16912</text:p>
              </table:table-cell>
            </table:table-row>
            <table:table-row>
              <table:table-cell office:value-type="string">
                <text:p>424</text:p>
              </table:table-cell>
              <table:table-cell office:value-type="float" office:value="11366">
                <text:p>11366</text:p>
              </table:table-cell>
              <table:table-cell office:value-type="float" office:value="16777">
                <text:p>16777</text:p>
              </table:table-cell>
            </table:table-row>
            <table:table-row>
              <table:table-cell office:value-type="string">
                <text:p>425</text:p>
              </table:table-cell>
              <table:table-cell office:value-type="float" office:value="11469">
                <text:p>11469</text:p>
              </table:table-cell>
              <table:table-cell office:value-type="float" office:value="17111">
                <text:p>17111</text:p>
              </table:table-cell>
            </table:table-row>
            <table:table-row>
              <table:table-cell office:value-type="string">
                <text:p>426</text:p>
              </table:table-cell>
              <table:table-cell office:value-type="float" office:value="9767">
                <text:p>9767</text:p>
              </table:table-cell>
              <table:table-cell office:value-type="float" office:value="17317">
                <text:p>17317</text:p>
              </table:table-cell>
            </table:table-row>
            <table:table-row>
              <table:table-cell office:value-type="string">
                <text:p>427</text:p>
              </table:table-cell>
              <table:table-cell office:value-type="float" office:value="9768">
                <text:p>9768</text:p>
              </table:table-cell>
              <table:table-cell office:value-type="float" office:value="17296">
                <text:p>17296</text:p>
              </table:table-cell>
            </table:table-row>
            <table:table-row>
              <table:table-cell office:value-type="string">
                <text:p>428</text:p>
              </table:table-cell>
              <table:table-cell office:value-type="float" office:value="10766">
                <text:p>10766</text:p>
              </table:table-cell>
              <table:table-cell office:value-type="float" office:value="17305">
                <text:p>17305</text:p>
              </table:table-cell>
            </table:table-row>
            <table:table-row>
              <table:table-cell office:value-type="string">
                <text:p>429</text:p>
              </table:table-cell>
              <table:table-cell office:value-type="float" office:value="10766">
                <text:p>10766</text:p>
              </table:table-cell>
              <table:table-cell office:value-type="float" office:value="17022">
                <text:p>17022</text:p>
              </table:table-cell>
            </table:table-row>
            <table:table-row>
              <table:table-cell office:value-type="string">
                <text:p>430</text:p>
              </table:table-cell>
              <table:table-cell office:value-type="float" office:value="10468">
                <text:p>10468</text:p>
              </table:table-cell>
              <table:table-cell office:value-type="float" office:value="17248">
                <text:p>17248</text:p>
              </table:table-cell>
            </table:table-row>
            <table:table-row>
              <table:table-cell office:value-type="string">
                <text:p>431</text:p>
              </table:table-cell>
              <table:table-cell office:value-type="float" office:value="10567">
                <text:p>10567</text:p>
              </table:table-cell>
              <table:table-cell office:value-type="float" office:value="17373">
                <text:p>17373</text:p>
              </table:table-cell>
            </table:table-row>
            <table:table-row>
              <table:table-cell office:value-type="string">
                <text:p>432</text:p>
              </table:table-cell>
              <table:table-cell office:value-type="float" office:value="11567">
                <text:p>11567</text:p>
              </table:table-cell>
              <table:table-cell office:value-type="float" office:value="17126">
                <text:p>17126</text:p>
              </table:table-cell>
            </table:table-row>
            <table:table-row>
              <table:table-cell office:value-type="string">
                <text:p>433</text:p>
              </table:table-cell>
              <table:table-cell office:value-type="float" office:value="11269">
                <text:p>11269</text:p>
              </table:table-cell>
              <table:table-cell office:value-type="float" office:value="17371">
                <text:p>17371</text:p>
              </table:table-cell>
            </table:table-row>
            <table:table-row>
              <table:table-cell office:value-type="string">
                <text:p>434</text:p>
              </table:table-cell>
              <table:table-cell office:value-type="float" office:value="11167">
                <text:p>11167</text:p>
              </table:table-cell>
              <table:table-cell office:value-type="float" office:value="17391">
                <text:p>17391</text:p>
              </table:table-cell>
            </table:table-row>
            <table:table-row>
              <table:table-cell office:value-type="string">
                <text:p>435</text:p>
              </table:table-cell>
              <table:table-cell office:value-type="float" office:value="10866">
                <text:p>10866</text:p>
              </table:table-cell>
              <table:table-cell office:value-type="float" office:value="17528">
                <text:p>17528</text:p>
              </table:table-cell>
            </table:table-row>
            <table:table-row>
              <table:table-cell office:value-type="string">
                <text:p>436</text:p>
              </table:table-cell>
              <table:table-cell office:value-type="float" office:value="11569">
                <text:p>11569</text:p>
              </table:table-cell>
              <table:table-cell office:value-type="float" office:value="17546">
                <text:p>17546</text:p>
              </table:table-cell>
            </table:table-row>
            <table:table-row>
              <table:table-cell office:value-type="string">
                <text:p>437</text:p>
              </table:table-cell>
              <table:table-cell office:value-type="float" office:value="10867">
                <text:p>10867</text:p>
              </table:table-cell>
              <table:table-cell office:value-type="float" office:value="17659">
                <text:p>17659</text:p>
              </table:table-cell>
            </table:table-row>
            <table:table-row>
              <table:table-cell office:value-type="string">
                <text:p>438</text:p>
              </table:table-cell>
              <table:table-cell office:value-type="float" office:value="10665">
                <text:p>10665</text:p>
              </table:table-cell>
              <table:table-cell office:value-type="float" office:value="17621">
                <text:p>17621</text:p>
              </table:table-cell>
            </table:table-row>
            <table:table-row>
              <table:table-cell office:value-type="string">
                <text:p>439</text:p>
              </table:table-cell>
              <table:table-cell office:value-type="float" office:value="10665">
                <text:p>10665</text:p>
              </table:table-cell>
              <table:table-cell office:value-type="float" office:value="17444">
                <text:p>17444</text:p>
              </table:table-cell>
            </table:table-row>
            <table:table-row>
              <table:table-cell office:value-type="string">
                <text:p>440</text:p>
              </table:table-cell>
              <table:table-cell office:value-type="float" office:value="11366">
                <text:p>11366</text:p>
              </table:table-cell>
              <table:table-cell office:value-type="float" office:value="17559">
                <text:p>17559</text:p>
              </table:table-cell>
            </table:table-row>
            <table:table-row>
              <table:table-cell office:value-type="string">
                <text:p>441</text:p>
              </table:table-cell>
              <table:table-cell office:value-type="float" office:value="11664">
                <text:p>11664</text:p>
              </table:table-cell>
              <table:table-cell office:value-type="float" office:value="17674">
                <text:p>17674</text:p>
              </table:table-cell>
            </table:table-row>
            <table:table-row>
              <table:table-cell office:value-type="string">
                <text:p>442</text:p>
              </table:table-cell>
              <table:table-cell office:value-type="float" office:value="11667">
                <text:p>11667</text:p>
              </table:table-cell>
              <table:table-cell office:value-type="float" office:value="17904">
                <text:p>17904</text:p>
              </table:table-cell>
            </table:table-row>
            <table:table-row>
              <table:table-cell office:value-type="string">
                <text:p>443</text:p>
              </table:table-cell>
              <table:table-cell office:value-type="float" office:value="10668">
                <text:p>10668</text:p>
              </table:table-cell>
              <table:table-cell office:value-type="float" office:value="17814">
                <text:p>17814</text:p>
              </table:table-cell>
            </table:table-row>
            <table:table-row>
              <table:table-cell office:value-type="string">
                <text:p>444</text:p>
              </table:table-cell>
              <table:table-cell office:value-type="float" office:value="11664">
                <text:p>11664</text:p>
              </table:table-cell>
              <table:table-cell office:value-type="float" office:value="17818">
                <text:p>17818</text:p>
              </table:table-cell>
            </table:table-row>
            <table:table-row>
              <table:table-cell office:value-type="string">
                <text:p>445</text:p>
              </table:table-cell>
              <table:table-cell office:value-type="float" office:value="11366">
                <text:p>11366</text:p>
              </table:table-cell>
              <table:table-cell office:value-type="float" office:value="17765">
                <text:p>17765</text:p>
              </table:table-cell>
            </table:table-row>
            <table:table-row>
              <table:table-cell office:value-type="string">
                <text:p>446</text:p>
              </table:table-cell>
              <table:table-cell office:value-type="float" office:value="10667">
                <text:p>10667</text:p>
              </table:table-cell>
              <table:table-cell office:value-type="float" office:value="17829">
                <text:p>17829</text:p>
              </table:table-cell>
            </table:table-row>
            <table:table-row>
              <table:table-cell office:value-type="string">
                <text:p>447</text:p>
              </table:table-cell>
              <table:table-cell office:value-type="float" office:value="11467">
                <text:p>11467</text:p>
              </table:table-cell>
              <table:table-cell office:value-type="float" office:value="17826">
                <text:p>17826</text:p>
              </table:table-cell>
            </table:table-row>
            <table:table-row>
              <table:table-cell office:value-type="string">
                <text:p>448</text:p>
              </table:table-cell>
              <table:table-cell office:value-type="float" office:value="11463">
                <text:p>11463</text:p>
              </table:table-cell>
              <table:table-cell office:value-type="float" office:value="17838">
                <text:p>17838</text:p>
              </table:table-cell>
            </table:table-row>
            <table:table-row>
              <table:table-cell office:value-type="string">
                <text:p>449</text:p>
              </table:table-cell>
              <table:table-cell office:value-type="float" office:value="10563">
                <text:p>10563</text:p>
              </table:table-cell>
              <table:table-cell office:value-type="float" office:value="17991">
                <text:p>17991</text:p>
              </table:table-cell>
            </table:table-row>
            <table:table-row>
              <table:table-cell office:value-type="string">
                <text:p>450</text:p>
              </table:table-cell>
              <table:table-cell office:value-type="float" office:value="12362">
                <text:p>12362</text:p>
              </table:table-cell>
              <table:table-cell office:value-type="float" office:value="18150">
                <text:p>18150</text:p>
              </table:table-cell>
            </table:table-row>
            <table:table-row>
              <table:table-cell office:value-type="string">
                <text:p>451</text:p>
              </table:table-cell>
              <table:table-cell office:value-type="float" office:value="12264">
                <text:p>12264</text:p>
              </table:table-cell>
              <table:table-cell office:value-type="float" office:value="18193">
                <text:p>18193</text:p>
              </table:table-cell>
            </table:table-row>
            <table:table-row>
              <table:table-cell office:value-type="string">
                <text:p>452</text:p>
              </table:table-cell>
              <table:table-cell office:value-type="float" office:value="11466">
                <text:p>11466</text:p>
              </table:table-cell>
              <table:table-cell office:value-type="float" office:value="18223">
                <text:p>18223</text:p>
              </table:table-cell>
            </table:table-row>
            <table:table-row>
              <table:table-cell office:value-type="string">
                <text:p>453</text:p>
              </table:table-cell>
              <table:table-cell office:value-type="float" office:value="9667">
                <text:p>9667</text:p>
              </table:table-cell>
              <table:table-cell office:value-type="float" office:value="17934">
                <text:p>17934</text:p>
              </table:table-cell>
            </table:table-row>
            <table:table-row>
              <table:table-cell office:value-type="string">
                <text:p>454</text:p>
              </table:table-cell>
              <table:table-cell office:value-type="float" office:value="10667">
                <text:p>10667</text:p>
              </table:table-cell>
              <table:table-cell office:value-type="float" office:value="17733">
                <text:p>17733</text:p>
              </table:table-cell>
            </table:table-row>
            <table:table-row>
              <table:table-cell office:value-type="string">
                <text:p>455</text:p>
              </table:table-cell>
              <table:table-cell office:value-type="float" office:value="10567">
                <text:p>10567</text:p>
              </table:table-cell>
              <table:table-cell office:value-type="float" office:value="17377">
                <text:p>17377</text:p>
              </table:table-cell>
            </table:table-row>
            <table:table-row>
              <table:table-cell office:value-type="string">
                <text:p>456</text:p>
              </table:table-cell>
              <table:table-cell office:value-type="float" office:value="11366">
                <text:p>11366</text:p>
              </table:table-cell>
              <table:table-cell office:value-type="float" office:value="17171">
                <text:p>17171</text:p>
              </table:table-cell>
            </table:table-row>
            <table:table-row>
              <table:table-cell office:value-type="string">
                <text:p>457</text:p>
              </table:table-cell>
              <table:table-cell office:value-type="float" office:value="10666">
                <text:p>10666</text:p>
              </table:table-cell>
              <table:table-cell office:value-type="float" office:value="17383">
                <text:p>17383</text:p>
              </table:table-cell>
            </table:table-row>
            <table:table-row>
              <table:table-cell office:value-type="string">
                <text:p>458</text:p>
              </table:table-cell>
              <table:table-cell office:value-type="float" office:value="11666">
                <text:p>11666</text:p>
              </table:table-cell>
              <table:table-cell office:value-type="float" office:value="17725">
                <text:p>17725</text:p>
              </table:table-cell>
            </table:table-row>
            <table:table-row>
              <table:table-cell office:value-type="string">
                <text:p>459</text:p>
              </table:table-cell>
              <table:table-cell office:value-type="float" office:value="11467">
                <text:p>11467</text:p>
              </table:table-cell>
              <table:table-cell office:value-type="float" office:value="17348">
                <text:p>17348</text:p>
              </table:table-cell>
            </table:table-row>
            <table:table-row>
              <table:table-cell office:value-type="string">
                <text:p>460</text:p>
              </table:table-cell>
              <table:table-cell office:value-type="float" office:value="10667">
                <text:p>10667</text:p>
              </table:table-cell>
              <table:table-cell office:value-type="float" office:value="17336">
                <text:p>17336</text:p>
              </table:table-cell>
            </table:table-row>
            <table:table-row>
              <table:table-cell office:value-type="string">
                <text:p>461</text:p>
              </table:table-cell>
              <table:table-cell office:value-type="float" office:value="10767">
                <text:p>10767</text:p>
              </table:table-cell>
              <table:table-cell office:value-type="float" office:value="17393">
                <text:p>17393</text:p>
              </table:table-cell>
            </table:table-row>
            <table:table-row>
              <table:table-cell office:value-type="string">
                <text:p>462</text:p>
              </table:table-cell>
              <table:table-cell office:value-type="float" office:value="11167">
                <text:p>11167</text:p>
              </table:table-cell>
              <table:table-cell office:value-type="float" office:value="17417">
                <text:p>17417</text:p>
              </table:table-cell>
            </table:table-row>
            <table:table-row>
              <table:table-cell office:value-type="string">
                <text:p>463</text:p>
              </table:table-cell>
              <table:table-cell office:value-type="float" office:value="10567">
                <text:p>10567</text:p>
              </table:table-cell>
              <table:table-cell office:value-type="float" office:value="17486">
                <text:p>17486</text:p>
              </table:table-cell>
            </table:table-row>
            <table:table-row>
              <table:table-cell office:value-type="string">
                <text:p>464</text:p>
              </table:table-cell>
              <table:table-cell office:value-type="float" office:value="10566">
                <text:p>10566</text:p>
              </table:table-cell>
              <table:table-cell office:value-type="float" office:value="17526">
                <text:p>17526</text:p>
              </table:table-cell>
            </table:table-row>
            <table:table-row>
              <table:table-cell office:value-type="string">
                <text:p>465</text:p>
              </table:table-cell>
              <table:table-cell office:value-type="float" office:value="10567">
                <text:p>10567</text:p>
              </table:table-cell>
              <table:table-cell office:value-type="float" office:value="17599">
                <text:p>17599</text:p>
              </table:table-cell>
            </table:table-row>
            <table:table-row>
              <table:table-cell office:value-type="string">
                <text:p>466</text:p>
              </table:table-cell>
              <table:table-cell office:value-type="float" office:value="11166">
                <text:p>11166</text:p>
              </table:table-cell>
              <table:table-cell office:value-type="float" office:value="17285">
                <text:p>17285</text:p>
              </table:table-cell>
            </table:table-row>
            <table:table-row>
              <table:table-cell office:value-type="string">
                <text:p>467</text:p>
              </table:table-cell>
              <table:table-cell office:value-type="float" office:value="11068">
                <text:p>11068</text:p>
              </table:table-cell>
              <table:table-cell office:value-type="float" office:value="17354">
                <text:p>17354</text:p>
              </table:table-cell>
            </table:table-row>
            <table:table-row>
              <table:table-cell office:value-type="string">
                <text:p>468</text:p>
              </table:table-cell>
              <table:table-cell office:value-type="float" office:value="10467">
                <text:p>10467</text:p>
              </table:table-cell>
              <table:table-cell office:value-type="float" office:value="17439">
                <text:p>17439</text:p>
              </table:table-cell>
            </table:table-row>
            <table:table-row>
              <table:table-cell office:value-type="string">
                <text:p>469</text:p>
              </table:table-cell>
              <table:table-cell office:value-type="float" office:value="11366">
                <text:p>11366</text:p>
              </table:table-cell>
              <table:table-cell office:value-type="float" office:value="17360">
                <text:p>17360</text:p>
              </table:table-cell>
            </table:table-row>
            <table:table-row>
              <table:table-cell office:value-type="string">
                <text:p>470</text:p>
              </table:table-cell>
              <table:table-cell office:value-type="float" office:value="12066">
                <text:p>12066</text:p>
              </table:table-cell>
              <table:table-cell office:value-type="float" office:value="17419">
                <text:p>17419</text:p>
              </table:table-cell>
            </table:table-row>
            <table:table-row>
              <table:table-cell office:value-type="string">
                <text:p>471</text:p>
              </table:table-cell>
              <table:table-cell office:value-type="float" office:value="10267">
                <text:p>10267</text:p>
              </table:table-cell>
              <table:table-cell office:value-type="float" office:value="17619">
                <text:p>17619</text:p>
              </table:table-cell>
            </table:table-row>
            <table:table-row>
              <table:table-cell office:value-type="string">
                <text:p>472</text:p>
              </table:table-cell>
              <table:table-cell office:value-type="float" office:value="11565">
                <text:p>11565</text:p>
              </table:table-cell>
              <table:table-cell office:value-type="float" office:value="17787">
                <text:p>17787</text:p>
              </table:table-cell>
            </table:table-row>
            <table:table-row>
              <table:table-cell office:value-type="string">
                <text:p>473</text:p>
              </table:table-cell>
              <table:table-cell office:value-type="float" office:value="11167">
                <text:p>11167</text:p>
              </table:table-cell>
              <table:table-cell office:value-type="float" office:value="17910">
                <text:p>17910</text:p>
              </table:table-cell>
            </table:table-row>
            <table:table-row>
              <table:table-cell office:value-type="string">
                <text:p>474</text:p>
              </table:table-cell>
              <table:table-cell office:value-type="float" office:value="11266">
                <text:p>11266</text:p>
              </table:table-cell>
              <table:table-cell office:value-type="float" office:value="17971">
                <text:p>17971</text:p>
              </table:table-cell>
            </table:table-row>
            <table:table-row>
              <table:table-cell office:value-type="string">
                <text:p>475</text:p>
              </table:table-cell>
              <table:table-cell office:value-type="float" office:value="11367">
                <text:p>11367</text:p>
              </table:table-cell>
              <table:table-cell office:value-type="float" office:value="18091">
                <text:p>18091</text:p>
              </table:table-cell>
            </table:table-row>
            <table:table-row>
              <table:table-cell office:value-type="string">
                <text:p>476</text:p>
              </table:table-cell>
              <table:table-cell office:value-type="float" office:value="11368">
                <text:p>11368</text:p>
              </table:table-cell>
              <table:table-cell office:value-type="float" office:value="18131">
                <text:p>18131</text:p>
              </table:table-cell>
            </table:table-row>
            <table:table-row>
              <table:table-cell office:value-type="string">
                <text:p>477</text:p>
              </table:table-cell>
              <table:table-cell office:value-type="float" office:value="11367">
                <text:p>11367</text:p>
              </table:table-cell>
              <table:table-cell office:value-type="float" office:value="18291">
                <text:p>18291</text:p>
              </table:table-cell>
            </table:table-row>
            <table:table-row>
              <table:table-cell office:value-type="string">
                <text:p>478</text:p>
              </table:table-cell>
              <table:table-cell office:value-type="float" office:value="11365">
                <text:p>11365</text:p>
              </table:table-cell>
              <table:table-cell office:value-type="float" office:value="18253">
                <text:p>18253</text:p>
              </table:table-cell>
            </table:table-row>
            <table:table-row>
              <table:table-cell office:value-type="string">
                <text:p>479</text:p>
              </table:table-cell>
              <table:table-cell office:value-type="float" office:value="10467">
                <text:p>10467</text:p>
              </table:table-cell>
              <table:table-cell office:value-type="float" office:value="18248">
                <text:p>18248</text:p>
              </table:table-cell>
            </table:table-row>
            <table:table-row>
              <table:table-cell office:value-type="string">
                <text:p>480</text:p>
              </table:table-cell>
              <table:table-cell office:value-type="float" office:value="11569">
                <text:p>11569</text:p>
              </table:table-cell>
              <table:table-cell office:value-type="float" office:value="18271">
                <text:p>18271</text:p>
              </table:table-cell>
            </table:table-row>
            <table:table-row>
              <table:table-cell office:value-type="string">
                <text:p>481</text:p>
              </table:table-cell>
              <table:table-cell office:value-type="float" office:value="11567">
                <text:p>11567</text:p>
              </table:table-cell>
              <table:table-cell office:value-type="float" office:value="18030">
                <text:p>18030</text:p>
              </table:table-cell>
            </table:table-row>
            <table:table-row>
              <table:table-cell office:value-type="string">
                <text:p>482</text:p>
              </table:table-cell>
              <table:table-cell office:value-type="float" office:value="10566">
                <text:p>10566</text:p>
              </table:table-cell>
              <table:table-cell office:value-type="float" office:value="18129">
                <text:p>18129</text:p>
              </table:table-cell>
            </table:table-row>
            <table:table-row>
              <table:table-cell office:value-type="string">
                <text:p>483</text:p>
              </table:table-cell>
              <table:table-cell office:value-type="float" office:value="11767">
                <text:p>11767</text:p>
              </table:table-cell>
              <table:table-cell office:value-type="float" office:value="18157">
                <text:p>18157</text:p>
              </table:table-cell>
            </table:table-row>
            <table:table-row>
              <table:table-cell office:value-type="string">
                <text:p>484</text:p>
              </table:table-cell>
              <table:table-cell office:value-type="float" office:value="11267">
                <text:p>11267</text:p>
              </table:table-cell>
              <table:table-cell office:value-type="float" office:value="18063">
                <text:p>18063</text:p>
              </table:table-cell>
            </table:table-row>
            <table:table-row>
              <table:table-cell office:value-type="string">
                <text:p>485</text:p>
              </table:table-cell>
              <table:table-cell office:value-type="float" office:value="10668">
                <text:p>10668</text:p>
              </table:table-cell>
              <table:table-cell office:value-type="float" office:value="18039">
                <text:p>18039</text:p>
              </table:table-cell>
            </table:table-row>
            <table:table-row>
              <table:table-cell office:value-type="string">
                <text:p>486</text:p>
              </table:table-cell>
              <table:table-cell office:value-type="float" office:value="11467">
                <text:p>11467</text:p>
              </table:table-cell>
              <table:table-cell office:value-type="float" office:value="17932">
                <text:p>17932</text:p>
              </table:table-cell>
            </table:table-row>
            <table:table-row>
              <table:table-cell office:value-type="string">
                <text:p>487</text:p>
              </table:table-cell>
              <table:table-cell office:value-type="float" office:value="11468">
                <text:p>11468</text:p>
              </table:table-cell>
              <table:table-cell office:value-type="float" office:value="17617">
                <text:p>17617</text:p>
              </table:table-cell>
            </table:table-row>
            <table:table-row>
              <table:table-cell office:value-type="string">
                <text:p>488</text:p>
              </table:table-cell>
              <table:table-cell office:value-type="float" office:value="11367">
                <text:p>11367</text:p>
              </table:table-cell>
              <table:table-cell office:value-type="float" office:value="17313">
                <text:p>17313</text:p>
              </table:table-cell>
            </table:table-row>
            <table:table-row>
              <table:table-cell office:value-type="string">
                <text:p>489</text:p>
              </table:table-cell>
              <table:table-cell office:value-type="float" office:value="10767">
                <text:p>10767</text:p>
              </table:table-cell>
              <table:table-cell office:value-type="float" office:value="17297">
                <text:p>17297</text:p>
              </table:table-cell>
            </table:table-row>
            <table:table-row>
              <table:table-cell office:value-type="string">
                <text:p>490</text:p>
              </table:table-cell>
              <table:table-cell office:value-type="float" office:value="11467">
                <text:p>11467</text:p>
              </table:table-cell>
              <table:table-cell office:value-type="float" office:value="17457">
                <text:p>17457</text:p>
              </table:table-cell>
            </table:table-row>
            <table:table-row>
              <table:table-cell office:value-type="string">
                <text:p>491</text:p>
              </table:table-cell>
              <table:table-cell office:value-type="float" office:value="11567">
                <text:p>11567</text:p>
              </table:table-cell>
              <table:table-cell office:value-type="float" office:value="17650">
                <text:p>17650</text:p>
              </table:table-cell>
            </table:table-row>
            <table:table-row>
              <table:table-cell office:value-type="string">
                <text:p>492</text:p>
              </table:table-cell>
              <table:table-cell office:value-type="float" office:value="11468">
                <text:p>11468</text:p>
              </table:table-cell>
              <table:table-cell office:value-type="float" office:value="17581">
                <text:p>17581</text:p>
              </table:table-cell>
            </table:table-row>
            <table:table-row>
              <table:table-cell office:value-type="string">
                <text:p>493</text:p>
              </table:table-cell>
              <table:table-cell office:value-type="float" office:value="11767">
                <text:p>11767</text:p>
              </table:table-cell>
              <table:table-cell office:value-type="float" office:value="17668">
                <text:p>17668</text:p>
              </table:table-cell>
            </table:table-row>
            <table:table-row>
              <table:table-cell office:value-type="string">
                <text:p>494</text:p>
              </table:table-cell>
              <table:table-cell office:value-type="float" office:value="11568">
                <text:p>11568</text:p>
              </table:table-cell>
              <table:table-cell office:value-type="float" office:value="17933">
                <text:p>17933</text:p>
              </table:table-cell>
            </table:table-row>
            <table:table-row>
              <table:table-cell office:value-type="string">
                <text:p>495</text:p>
              </table:table-cell>
              <table:table-cell office:value-type="float" office:value="11572">
                <text:p>11572</text:p>
              </table:table-cell>
              <table:table-cell office:value-type="float" office:value="17964">
                <text:p>17964</text:p>
              </table:table-cell>
            </table:table-row>
            <table:table-row>
              <table:table-cell office:value-type="string">
                <text:p>496</text:p>
              </table:table-cell>
              <table:table-cell office:value-type="float" office:value="11871">
                <text:p>11871</text:p>
              </table:table-cell>
              <table:table-cell office:value-type="float" office:value="17887">
                <text:p>17887</text:p>
              </table:table-cell>
            </table:table-row>
            <table:table-row>
              <table:table-cell office:value-type="string">
                <text:p>497</text:p>
              </table:table-cell>
              <table:table-cell office:value-type="float" office:value="11470">
                <text:p>11470</text:p>
              </table:table-cell>
              <table:table-cell office:value-type="float" office:value="18076">
                <text:p>18076</text:p>
              </table:table-cell>
            </table:table-row>
            <table:table-row>
              <table:table-cell office:value-type="string">
                <text:p>498</text:p>
              </table:table-cell>
              <table:table-cell office:value-type="float" office:value="11370">
                <text:p>11370</text:p>
              </table:table-cell>
              <table:table-cell office:value-type="float" office:value="18039">
                <text:p>18039</text:p>
              </table:table-cell>
            </table:table-row>
            <table:table-row>
              <table:table-cell office:value-type="string">
                <text:p>499</text:p>
              </table:table-cell>
              <table:table-cell office:value-type="float" office:value="12070">
                <text:p>12070</text:p>
              </table:table-cell>
              <table:table-cell office:value-type="float" office:value="18101">
                <text:p>18101</text:p>
              </table:table-cell>
            </table:table-row>
            <table:table-row>
              <table:table-cell office:value-type="string">
                <text:p>500</text:p>
              </table:table-cell>
              <table:table-cell office:value-type="float" office:value="11568">
                <text:p>11568</text:p>
              </table:table-cell>
              <table:table-cell office:value-type="float" office:value="17983">
                <text:p>17983</text:p>
              </table:table-cell>
            </table:table-row>
            <table:table-row>
              <table:table-cell office:value-type="string">
                <text:p>501</text:p>
              </table:table-cell>
              <table:table-cell office:value-type="float" office:value="11569">
                <text:p>11569</text:p>
              </table:table-cell>
              <table:table-cell office:value-type="float" office:value="17785">
                <text:p>1778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Windows_X86_64 LibreOffice_project/1ec314fa52f458adc18c4f025c545a4e8b22c15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4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4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99cm" svg:height="6.69cm" xlink:href="." xlink:type="simple" chart:class="chart:line" chart:style-name="ch1">
        <chart:title svg:x="2.64cm" svg:y="0.269cm" chart:style-name="ch2">
          <text:p>B / Random / Inversion</text:p>
        </chart:title>
        <chart:plot-area chart:style-name="ch3" chart:data-source-has-labels="both" svg:x="0.199cm" svg:y="1.181cm" svg:width="9.601cm" svg:height="5.376cm">
          <chartooo:coordinate-region svg:x="1.376cm" svg:y="1.302cm" svg:width="8.424cm" svg:height="4.253cm"/>
          <chart:axis chart:dimension="x" chart:name="primary-x" chart:style-name="ch4" chartooo:axis-type="text">
            <chart:categories table:cell-range-address="local-table.$A$2:.$A$302"/>
          </chart:axis>
          <chart:axis chart:dimension="y" chart:name="primary-y" chart:style-name="ch4">
            <chart:grid chart:style-name="ch5" chart:class="major"/>
          </chart:axis>
          <chart:series chart:style-name="ch6" chart:values-cell-range-address="local-table.$B$2:.$B$302" chart:label-cell-address="local-table.$B$1" chart:class="chart:line">
            <chart:data-point chart:repeated="301"/>
          </chart:series>
          <chart:series chart:style-name="ch7" chart:values-cell-range-address="local-table.$C$2:.$C$302" chart:label-cell-address="local-table.$C$1" chart:class="chart:line">
            <chart:data-point chart:repeated="30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Στήλη U</text:p>
              </table:table-cell>
              <table:table-cell office:value-type="string">
                <text:p>Στήλη V</text:p>
              </table:table-cell>
            </table:table-row>
          </table:table-header-rows>
          <table:table-rows>
            <table:table-row>
              <table:table-cell office:value-type="string">
                <text:p>1</text:p>
              </table:table-cell>
              <table:table-cell office:value-type="float" office:value="44759">
                <text:p>44759</text:p>
              </table:table-cell>
              <table:table-cell office:value-type="float" office:value="57747">
                <text:p>57747</text:p>
              </table:table-cell>
            </table:table-row>
            <table:table-row>
              <table:table-cell office:value-type="string">
                <text:p>2</text:p>
              </table:table-cell>
              <table:table-cell office:value-type="float" office:value="43861">
                <text:p>43861</text:p>
              </table:table-cell>
              <table:table-cell office:value-type="float" office:value="54759">
                <text:p>54759</text:p>
              </table:table-cell>
            </table:table-row>
            <table:table-row>
              <table:table-cell office:value-type="string">
                <text:p>3</text:p>
              </table:table-cell>
              <table:table-cell office:value-type="float" office:value="43364">
                <text:p>43364</text:p>
              </table:table-cell>
              <table:table-cell office:value-type="float" office:value="53873">
                <text:p>53873</text:p>
              </table:table-cell>
            </table:table-row>
            <table:table-row>
              <table:table-cell office:value-type="string">
                <text:p>4</text:p>
              </table:table-cell>
              <table:table-cell office:value-type="float" office:value="40965">
                <text:p>40965</text:p>
              </table:table-cell>
              <table:table-cell office:value-type="float" office:value="52903">
                <text:p>52903</text:p>
              </table:table-cell>
            </table:table-row>
            <table:table-row>
              <table:table-cell office:value-type="string">
                <text:p>5</text:p>
              </table:table-cell>
              <table:table-cell office:value-type="float" office:value="40167">
                <text:p>40167</text:p>
              </table:table-cell>
              <table:table-cell office:value-type="float" office:value="51685">
                <text:p>51685</text:p>
              </table:table-cell>
            </table:table-row>
            <table:table-row>
              <table:table-cell office:value-type="string">
                <text:p>6</text:p>
              </table:table-cell>
              <table:table-cell office:value-type="float" office:value="39765">
                <text:p>39765</text:p>
              </table:table-cell>
              <table:table-cell office:value-type="float" office:value="50589">
                <text:p>50589</text:p>
              </table:table-cell>
            </table:table-row>
            <table:table-row>
              <table:table-cell office:value-type="string">
                <text:p>7</text:p>
              </table:table-cell>
              <table:table-cell office:value-type="float" office:value="35768">
                <text:p>35768</text:p>
              </table:table-cell>
              <table:table-cell office:value-type="float" office:value="48540">
                <text:p>48540</text:p>
              </table:table-cell>
            </table:table-row>
            <table:table-row>
              <table:table-cell office:value-type="string">
                <text:p>8</text:p>
              </table:table-cell>
              <table:table-cell office:value-type="float" office:value="34563">
                <text:p>34563</text:p>
              </table:table-cell>
              <table:table-cell office:value-type="float" office:value="44744">
                <text:p>44744</text:p>
              </table:table-cell>
            </table:table-row>
            <table:table-row>
              <table:table-cell office:value-type="string">
                <text:p>9</text:p>
              </table:table-cell>
              <table:table-cell office:value-type="float" office:value="32770">
                <text:p>32770</text:p>
              </table:table-cell>
              <table:table-cell office:value-type="float" office:value="42118">
                <text:p>42118</text:p>
              </table:table-cell>
            </table:table-row>
            <table:table-row>
              <table:table-cell office:value-type="string">
                <text:p>10</text:p>
              </table:table-cell>
              <table:table-cell office:value-type="float" office:value="30268">
                <text:p>30268</text:p>
              </table:table-cell>
              <table:table-cell office:value-type="float" office:value="40473">
                <text:p>40473</text:p>
              </table:table-cell>
            </table:table-row>
            <table:table-row>
              <table:table-cell office:value-type="string">
                <text:p>11</text:p>
              </table:table-cell>
              <table:table-cell office:value-type="float" office:value="29766">
                <text:p>29766</text:p>
              </table:table-cell>
              <table:table-cell office:value-type="float" office:value="39123">
                <text:p>39123</text:p>
              </table:table-cell>
            </table:table-row>
            <table:table-row>
              <table:table-cell office:value-type="string">
                <text:p>12</text:p>
              </table:table-cell>
              <table:table-cell office:value-type="float" office:value="30266">
                <text:p>30266</text:p>
              </table:table-cell>
              <table:table-cell office:value-type="float" office:value="38401">
                <text:p>38401</text:p>
              </table:table-cell>
            </table:table-row>
            <table:table-row>
              <table:table-cell office:value-type="string">
                <text:p>13</text:p>
              </table:table-cell>
              <table:table-cell office:value-type="float" office:value="29468">
                <text:p>29468</text:p>
              </table:table-cell>
              <table:table-cell office:value-type="float" office:value="37809">
                <text:p>37809</text:p>
              </table:table-cell>
            </table:table-row>
            <table:table-row>
              <table:table-cell office:value-type="string">
                <text:p>14</text:p>
              </table:table-cell>
              <table:table-cell office:value-type="float" office:value="26172">
                <text:p>26172</text:p>
              </table:table-cell>
              <table:table-cell office:value-type="float" office:value="36540">
                <text:p>36540</text:p>
              </table:table-cell>
            </table:table-row>
            <table:table-row>
              <table:table-cell office:value-type="string">
                <text:p>15</text:p>
              </table:table-cell>
              <table:table-cell office:value-type="float" office:value="27265">
                <text:p>27265</text:p>
              </table:table-cell>
              <table:table-cell office:value-type="float" office:value="35903">
                <text:p>35903</text:p>
              </table:table-cell>
            </table:table-row>
            <table:table-row>
              <table:table-cell office:value-type="string">
                <text:p>16</text:p>
              </table:table-cell>
              <table:table-cell office:value-type="float" office:value="26264">
                <text:p>26264</text:p>
              </table:table-cell>
              <table:table-cell office:value-type="float" office:value="35222">
                <text:p>35222</text:p>
              </table:table-cell>
            </table:table-row>
            <table:table-row>
              <table:table-cell office:value-type="string">
                <text:p>17</text:p>
              </table:table-cell>
              <table:table-cell office:value-type="float" office:value="27165">
                <text:p>27165</text:p>
              </table:table-cell>
              <table:table-cell office:value-type="float" office:value="34904">
                <text:p>34904</text:p>
              </table:table-cell>
            </table:table-row>
            <table:table-row>
              <table:table-cell office:value-type="string">
                <text:p>18</text:p>
              </table:table-cell>
              <table:table-cell office:value-type="float" office:value="25164">
                <text:p>25164</text:p>
              </table:table-cell>
              <table:table-cell office:value-type="float" office:value="34704">
                <text:p>34704</text:p>
              </table:table-cell>
            </table:table-row>
            <table:table-row>
              <table:table-cell office:value-type="string">
                <text:p>19</text:p>
              </table:table-cell>
              <table:table-cell office:value-type="float" office:value="25768">
                <text:p>25768</text:p>
              </table:table-cell>
              <table:table-cell office:value-type="float" office:value="34128">
                <text:p>34128</text:p>
              </table:table-cell>
            </table:table-row>
            <table:table-row>
              <table:table-cell office:value-type="string">
                <text:p>20</text:p>
              </table:table-cell>
              <table:table-cell office:value-type="float" office:value="25572">
                <text:p>25572</text:p>
              </table:table-cell>
              <table:table-cell office:value-type="float" office:value="33914">
                <text:p>33914</text:p>
              </table:table-cell>
            </table:table-row>
            <table:table-row>
              <table:table-cell office:value-type="string">
                <text:p>21</text:p>
              </table:table-cell>
              <table:table-cell office:value-type="float" office:value="24970">
                <text:p>24970</text:p>
              </table:table-cell>
              <table:table-cell office:value-type="float" office:value="33229">
                <text:p>33229</text:p>
              </table:table-cell>
            </table:table-row>
            <table:table-row>
              <table:table-cell office:value-type="string">
                <text:p>22</text:p>
              </table:table-cell>
              <table:table-cell office:value-type="float" office:value="24569">
                <text:p>24569</text:p>
              </table:table-cell>
              <table:table-cell office:value-type="float" office:value="32503">
                <text:p>32503</text:p>
              </table:table-cell>
            </table:table-row>
            <table:table-row>
              <table:table-cell office:value-type="string">
                <text:p>23</text:p>
              </table:table-cell>
              <table:table-cell office:value-type="float" office:value="24364">
                <text:p>24364</text:p>
              </table:table-cell>
              <table:table-cell office:value-type="float" office:value="32140">
                <text:p>32140</text:p>
              </table:table-cell>
            </table:table-row>
            <table:table-row>
              <table:table-cell office:value-type="string">
                <text:p>24</text:p>
              </table:table-cell>
              <table:table-cell office:value-type="float" office:value="23865">
                <text:p>23865</text:p>
              </table:table-cell>
              <table:table-cell office:value-type="float" office:value="31697">
                <text:p>31697</text:p>
              </table:table-cell>
            </table:table-row>
            <table:table-row>
              <table:table-cell office:value-type="string">
                <text:p>25</text:p>
              </table:table-cell>
              <table:table-cell office:value-type="float" office:value="23767">
                <text:p>23767</text:p>
              </table:table-cell>
              <table:table-cell office:value-type="float" office:value="31463">
                <text:p>31463</text:p>
              </table:table-cell>
            </table:table-row>
            <table:table-row>
              <table:table-cell office:value-type="string">
                <text:p>26</text:p>
              </table:table-cell>
              <table:table-cell office:value-type="float" office:value="23972">
                <text:p>23972</text:p>
              </table:table-cell>
              <table:table-cell office:value-type="float" office:value="31802">
                <text:p>31802</text:p>
              </table:table-cell>
            </table:table-row>
            <table:table-row>
              <table:table-cell office:value-type="string">
                <text:p>27</text:p>
              </table:table-cell>
              <table:table-cell office:value-type="float" office:value="23863">
                <text:p>23863</text:p>
              </table:table-cell>
              <table:table-cell office:value-type="float" office:value="31835">
                <text:p>31835</text:p>
              </table:table-cell>
            </table:table-row>
            <table:table-row>
              <table:table-cell office:value-type="string">
                <text:p>28</text:p>
              </table:table-cell>
              <table:table-cell office:value-type="float" office:value="23467">
                <text:p>23467</text:p>
              </table:table-cell>
              <table:table-cell office:value-type="float" office:value="31920">
                <text:p>31920</text:p>
              </table:table-cell>
            </table:table-row>
            <table:table-row>
              <table:table-cell office:value-type="string">
                <text:p>29</text:p>
              </table:table-cell>
              <table:table-cell office:value-type="float" office:value="23567">
                <text:p>23567</text:p>
              </table:table-cell>
              <table:table-cell office:value-type="float" office:value="31632">
                <text:p>31632</text:p>
              </table:table-cell>
            </table:table-row>
            <table:table-row>
              <table:table-cell office:value-type="string">
                <text:p>30</text:p>
              </table:table-cell>
              <table:table-cell office:value-type="float" office:value="23267">
                <text:p>23267</text:p>
              </table:table-cell>
              <table:table-cell office:value-type="float" office:value="31575">
                <text:p>31575</text:p>
              </table:table-cell>
            </table:table-row>
            <table:table-row>
              <table:table-cell office:value-type="string">
                <text:p>31</text:p>
              </table:table-cell>
              <table:table-cell office:value-type="float" office:value="23568">
                <text:p>23568</text:p>
              </table:table-cell>
              <table:table-cell office:value-type="float" office:value="31463">
                <text:p>31463</text:p>
              </table:table-cell>
            </table:table-row>
            <table:table-row>
              <table:table-cell office:value-type="string">
                <text:p>32</text:p>
              </table:table-cell>
              <table:table-cell office:value-type="float" office:value="21568">
                <text:p>21568</text:p>
              </table:table-cell>
              <table:table-cell office:value-type="float" office:value="31922">
                <text:p>31922</text:p>
              </table:table-cell>
            </table:table-row>
            <table:table-row>
              <table:table-cell office:value-type="string">
                <text:p>33</text:p>
              </table:table-cell>
              <table:table-cell office:value-type="float" office:value="21670">
                <text:p>21670</text:p>
              </table:table-cell>
              <table:table-cell office:value-type="float" office:value="31086">
                <text:p>31086</text:p>
              </table:table-cell>
            </table:table-row>
            <table:table-row>
              <table:table-cell office:value-type="string">
                <text:p>34</text:p>
              </table:table-cell>
              <table:table-cell office:value-type="float" office:value="22468">
                <text:p>22468</text:p>
              </table:table-cell>
              <table:table-cell office:value-type="float" office:value="30408">
                <text:p>30408</text:p>
              </table:table-cell>
            </table:table-row>
            <table:table-row>
              <table:table-cell office:value-type="string">
                <text:p>35</text:p>
              </table:table-cell>
              <table:table-cell office:value-type="float" office:value="21767">
                <text:p>21767</text:p>
              </table:table-cell>
              <table:table-cell office:value-type="float" office:value="30235">
                <text:p>30235</text:p>
              </table:table-cell>
            </table:table-row>
            <table:table-row>
              <table:table-cell office:value-type="string">
                <text:p>36</text:p>
              </table:table-cell>
              <table:table-cell office:value-type="float" office:value="21265">
                <text:p>21265</text:p>
              </table:table-cell>
              <table:table-cell office:value-type="float" office:value="30089">
                <text:p>30089</text:p>
              </table:table-cell>
            </table:table-row>
            <table:table-row>
              <table:table-cell office:value-type="string">
                <text:p>37</text:p>
              </table:table-cell>
              <table:table-cell office:value-type="float" office:value="20166">
                <text:p>20166</text:p>
              </table:table-cell>
              <table:table-cell office:value-type="float" office:value="29733">
                <text:p>29733</text:p>
              </table:table-cell>
            </table:table-row>
            <table:table-row>
              <table:table-cell office:value-type="string">
                <text:p>38</text:p>
              </table:table-cell>
              <table:table-cell office:value-type="float" office:value="21266">
                <text:p>21266</text:p>
              </table:table-cell>
              <table:table-cell office:value-type="float" office:value="29655">
                <text:p>29655</text:p>
              </table:table-cell>
            </table:table-row>
            <table:table-row>
              <table:table-cell office:value-type="string">
                <text:p>39</text:p>
              </table:table-cell>
              <table:table-cell office:value-type="float" office:value="19868">
                <text:p>19868</text:p>
              </table:table-cell>
              <table:table-cell office:value-type="float" office:value="29668">
                <text:p>29668</text:p>
              </table:table-cell>
            </table:table-row>
            <table:table-row>
              <table:table-cell office:value-type="string">
                <text:p>40</text:p>
              </table:table-cell>
              <table:table-cell office:value-type="float" office:value="20769">
                <text:p>20769</text:p>
              </table:table-cell>
              <table:table-cell office:value-type="float" office:value="29607">
                <text:p>29607</text:p>
              </table:table-cell>
            </table:table-row>
            <table:table-row>
              <table:table-cell office:value-type="string">
                <text:p>41</text:p>
              </table:table-cell>
              <table:table-cell office:value-type="float" office:value="20865">
                <text:p>20865</text:p>
              </table:table-cell>
              <table:table-cell office:value-type="float" office:value="29008">
                <text:p>29008</text:p>
              </table:table-cell>
            </table:table-row>
            <table:table-row>
              <table:table-cell office:value-type="string">
                <text:p>42</text:p>
              </table:table-cell>
              <table:table-cell office:value-type="float" office:value="19866">
                <text:p>19866</text:p>
              </table:table-cell>
              <table:table-cell office:value-type="float" office:value="28412">
                <text:p>28412</text:p>
              </table:table-cell>
            </table:table-row>
            <table:table-row>
              <table:table-cell office:value-type="string">
                <text:p>43</text:p>
              </table:table-cell>
              <table:table-cell office:value-type="float" office:value="17362">
                <text:p>17362</text:p>
              </table:table-cell>
              <table:table-cell office:value-type="float" office:value="27911">
                <text:p>27911</text:p>
              </table:table-cell>
            </table:table-row>
            <table:table-row>
              <table:table-cell office:value-type="string">
                <text:p>44</text:p>
              </table:table-cell>
              <table:table-cell office:value-type="float" office:value="18466">
                <text:p>18466</text:p>
              </table:table-cell>
              <table:table-cell office:value-type="float" office:value="27342">
                <text:p>27342</text:p>
              </table:table-cell>
            </table:table-row>
            <table:table-row>
              <table:table-cell office:value-type="string">
                <text:p>45</text:p>
              </table:table-cell>
              <table:table-cell office:value-type="float" office:value="17766">
                <text:p>17766</text:p>
              </table:table-cell>
              <table:table-cell office:value-type="float" office:value="27061">
                <text:p>27061</text:p>
              </table:table-cell>
            </table:table-row>
            <table:table-row>
              <table:table-cell office:value-type="string">
                <text:p>46</text:p>
              </table:table-cell>
              <table:table-cell office:value-type="float" office:value="18363">
                <text:p>18363</text:p>
              </table:table-cell>
              <table:table-cell office:value-type="float" office:value="26648">
                <text:p>26648</text:p>
              </table:table-cell>
            </table:table-row>
            <table:table-row>
              <table:table-cell office:value-type="string">
                <text:p>47</text:p>
              </table:table-cell>
              <table:table-cell office:value-type="float" office:value="17571">
                <text:p>17571</text:p>
              </table:table-cell>
              <table:table-cell office:value-type="float" office:value="26909">
                <text:p>26909</text:p>
              </table:table-cell>
            </table:table-row>
            <table:table-row>
              <table:table-cell office:value-type="string">
                <text:p>48</text:p>
              </table:table-cell>
              <table:table-cell office:value-type="float" office:value="19167">
                <text:p>19167</text:p>
              </table:table-cell>
              <table:table-cell office:value-type="float" office:value="26805">
                <text:p>26805</text:p>
              </table:table-cell>
            </table:table-row>
            <table:table-row>
              <table:table-cell office:value-type="string">
                <text:p>49</text:p>
              </table:table-cell>
              <table:table-cell office:value-type="float" office:value="18163">
                <text:p>18163</text:p>
              </table:table-cell>
              <table:table-cell office:value-type="float" office:value="26947">
                <text:p>26947</text:p>
              </table:table-cell>
            </table:table-row>
            <table:table-row>
              <table:table-cell office:value-type="string">
                <text:p>50</text:p>
              </table:table-cell>
              <table:table-cell office:value-type="float" office:value="17970">
                <text:p>17970</text:p>
              </table:table-cell>
              <table:table-cell office:value-type="float" office:value="26974">
                <text:p>26974</text:p>
              </table:table-cell>
            </table:table-row>
            <table:table-row>
              <table:table-cell office:value-type="string">
                <text:p>51</text:p>
              </table:table-cell>
              <table:table-cell office:value-type="float" office:value="19070">
                <text:p>19070</text:p>
              </table:table-cell>
              <table:table-cell office:value-type="float" office:value="26642">
                <text:p>26642</text:p>
              </table:table-cell>
            </table:table-row>
            <table:table-row>
              <table:table-cell office:value-type="string">
                <text:p>52</text:p>
              </table:table-cell>
              <table:table-cell office:value-type="float" office:value="17068">
                <text:p>17068</text:p>
              </table:table-cell>
              <table:table-cell office:value-type="float" office:value="27002">
                <text:p>27002</text:p>
              </table:table-cell>
            </table:table-row>
            <table:table-row>
              <table:table-cell office:value-type="string">
                <text:p>53</text:p>
              </table:table-cell>
              <table:table-cell office:value-type="float" office:value="17967">
                <text:p>17967</text:p>
              </table:table-cell>
              <table:table-cell office:value-type="float" office:value="27036">
                <text:p>27036</text:p>
              </table:table-cell>
            </table:table-row>
            <table:table-row>
              <table:table-cell office:value-type="string">
                <text:p>54</text:p>
              </table:table-cell>
              <table:table-cell office:value-type="float" office:value="16268">
                <text:p>16268</text:p>
              </table:table-cell>
              <table:table-cell office:value-type="float" office:value="26952">
                <text:p>26952</text:p>
              </table:table-cell>
            </table:table-row>
            <table:table-row>
              <table:table-cell office:value-type="string">
                <text:p>55</text:p>
              </table:table-cell>
              <table:table-cell office:value-type="float" office:value="18066">
                <text:p>18066</text:p>
              </table:table-cell>
              <table:table-cell office:value-type="float" office:value="26822">
                <text:p>26822</text:p>
              </table:table-cell>
            </table:table-row>
            <table:table-row>
              <table:table-cell office:value-type="string">
                <text:p>56</text:p>
              </table:table-cell>
              <table:table-cell office:value-type="float" office:value="18268">
                <text:p>18268</text:p>
              </table:table-cell>
              <table:table-cell office:value-type="float" office:value="27024">
                <text:p>27024</text:p>
              </table:table-cell>
            </table:table-row>
            <table:table-row>
              <table:table-cell office:value-type="string">
                <text:p>57</text:p>
              </table:table-cell>
              <table:table-cell office:value-type="float" office:value="18468">
                <text:p>18468</text:p>
              </table:table-cell>
              <table:table-cell office:value-type="float" office:value="27075">
                <text:p>27075</text:p>
              </table:table-cell>
            </table:table-row>
            <table:table-row>
              <table:table-cell office:value-type="string">
                <text:p>58</text:p>
              </table:table-cell>
              <table:table-cell office:value-type="float" office:value="19264">
                <text:p>19264</text:p>
              </table:table-cell>
              <table:table-cell office:value-type="float" office:value="27299">
                <text:p>27299</text:p>
              </table:table-cell>
            </table:table-row>
            <table:table-row>
              <table:table-cell office:value-type="string">
                <text:p>59</text:p>
              </table:table-cell>
              <table:table-cell office:value-type="float" office:value="18367">
                <text:p>18367</text:p>
              </table:table-cell>
              <table:table-cell office:value-type="float" office:value="27136">
                <text:p>27136</text:p>
              </table:table-cell>
            </table:table-row>
            <table:table-row>
              <table:table-cell office:value-type="string">
                <text:p>60</text:p>
              </table:table-cell>
              <table:table-cell office:value-type="float" office:value="18971">
                <text:p>18971</text:p>
              </table:table-cell>
              <table:table-cell office:value-type="float" office:value="27262">
                <text:p>27262</text:p>
              </table:table-cell>
            </table:table-row>
            <table:table-row>
              <table:table-cell office:value-type="string">
                <text:p>61</text:p>
              </table:table-cell>
              <table:table-cell office:value-type="float" office:value="19065">
                <text:p>19065</text:p>
              </table:table-cell>
              <table:table-cell office:value-type="float" office:value="26944">
                <text:p>26944</text:p>
              </table:table-cell>
            </table:table-row>
            <table:table-row>
              <table:table-cell office:value-type="string">
                <text:p>62</text:p>
              </table:table-cell>
              <table:table-cell office:value-type="float" office:value="19066">
                <text:p>19066</text:p>
              </table:table-cell>
              <table:table-cell office:value-type="float" office:value="26834">
                <text:p>26834</text:p>
              </table:table-cell>
            </table:table-row>
            <table:table-row>
              <table:table-cell office:value-type="string">
                <text:p>63</text:p>
              </table:table-cell>
              <table:table-cell office:value-type="float" office:value="17667">
                <text:p>17667</text:p>
              </table:table-cell>
              <table:table-cell office:value-type="float" office:value="27182">
                <text:p>27182</text:p>
              </table:table-cell>
            </table:table-row>
            <table:table-row>
              <table:table-cell office:value-type="string">
                <text:p>64</text:p>
              </table:table-cell>
              <table:table-cell office:value-type="float" office:value="17370">
                <text:p>17370</text:p>
              </table:table-cell>
              <table:table-cell office:value-type="float" office:value="27105">
                <text:p>27105</text:p>
              </table:table-cell>
            </table:table-row>
            <table:table-row>
              <table:table-cell office:value-type="string">
                <text:p>65</text:p>
              </table:table-cell>
              <table:table-cell office:value-type="float" office:value="18166">
                <text:p>18166</text:p>
              </table:table-cell>
              <table:table-cell office:value-type="float" office:value="26977">
                <text:p>26977</text:p>
              </table:table-cell>
            </table:table-row>
            <table:table-row>
              <table:table-cell office:value-type="string">
                <text:p>66</text:p>
              </table:table-cell>
              <table:table-cell office:value-type="float" office:value="18365">
                <text:p>18365</text:p>
              </table:table-cell>
              <table:table-cell office:value-type="float" office:value="26989">
                <text:p>26989</text:p>
              </table:table-cell>
            </table:table-row>
            <table:table-row>
              <table:table-cell office:value-type="string">
                <text:p>67</text:p>
              </table:table-cell>
              <table:table-cell office:value-type="float" office:value="19066">
                <text:p>19066</text:p>
              </table:table-cell>
              <table:table-cell office:value-type="float" office:value="26816">
                <text:p>26816</text:p>
              </table:table-cell>
            </table:table-row>
            <table:table-row>
              <table:table-cell office:value-type="string">
                <text:p>68</text:p>
              </table:table-cell>
              <table:table-cell office:value-type="float" office:value="18868">
                <text:p>18868</text:p>
              </table:table-cell>
              <table:table-cell office:value-type="float" office:value="27079">
                <text:p>27079</text:p>
              </table:table-cell>
            </table:table-row>
            <table:table-row>
              <table:table-cell office:value-type="string">
                <text:p>69</text:p>
              </table:table-cell>
              <table:table-cell office:value-type="float" office:value="17266">
                <text:p>17266</text:p>
              </table:table-cell>
              <table:table-cell office:value-type="float" office:value="27059">
                <text:p>27059</text:p>
              </table:table-cell>
            </table:table-row>
            <table:table-row>
              <table:table-cell office:value-type="string">
                <text:p>70</text:p>
              </table:table-cell>
              <table:table-cell office:value-type="float" office:value="18169">
                <text:p>18169</text:p>
              </table:table-cell>
              <table:table-cell office:value-type="float" office:value="26974">
                <text:p>26974</text:p>
              </table:table-cell>
            </table:table-row>
            <table:table-row>
              <table:table-cell office:value-type="string">
                <text:p>71</text:p>
              </table:table-cell>
              <table:table-cell office:value-type="float" office:value="16762">
                <text:p>16762</text:p>
              </table:table-cell>
              <table:table-cell office:value-type="float" office:value="26667">
                <text:p>26667</text:p>
              </table:table-cell>
            </table:table-row>
            <table:table-row>
              <table:table-cell office:value-type="string">
                <text:p>72</text:p>
              </table:table-cell>
              <table:table-cell office:value-type="float" office:value="16665">
                <text:p>16665</text:p>
              </table:table-cell>
              <table:table-cell office:value-type="float" office:value="26334">
                <text:p>26334</text:p>
              </table:table-cell>
            </table:table-row>
            <table:table-row>
              <table:table-cell office:value-type="string">
                <text:p>73</text:p>
              </table:table-cell>
              <table:table-cell office:value-type="float" office:value="18366">
                <text:p>18366</text:p>
              </table:table-cell>
              <table:table-cell office:value-type="float" office:value="26032">
                <text:p>26032</text:p>
              </table:table-cell>
            </table:table-row>
            <table:table-row>
              <table:table-cell office:value-type="string">
                <text:p>74</text:p>
              </table:table-cell>
              <table:table-cell office:value-type="float" office:value="18164">
                <text:p>18164</text:p>
              </table:table-cell>
              <table:table-cell office:value-type="float" office:value="25959">
                <text:p>25959</text:p>
              </table:table-cell>
            </table:table-row>
            <table:table-row>
              <table:table-cell office:value-type="string">
                <text:p>75</text:p>
              </table:table-cell>
              <table:table-cell office:value-type="float" office:value="17968">
                <text:p>17968</text:p>
              </table:table-cell>
              <table:table-cell office:value-type="float" office:value="26374">
                <text:p>26374</text:p>
              </table:table-cell>
            </table:table-row>
            <table:table-row>
              <table:table-cell office:value-type="string">
                <text:p>76</text:p>
              </table:table-cell>
              <table:table-cell office:value-type="float" office:value="16765">
                <text:p>16765</text:p>
              </table:table-cell>
              <table:table-cell office:value-type="float" office:value="26569">
                <text:p>26569</text:p>
              </table:table-cell>
            </table:table-row>
            <table:table-row>
              <table:table-cell office:value-type="string">
                <text:p>77</text:p>
              </table:table-cell>
              <table:table-cell office:value-type="float" office:value="18068">
                <text:p>18068</text:p>
              </table:table-cell>
              <table:table-cell office:value-type="float" office:value="26354">
                <text:p>26354</text:p>
              </table:table-cell>
            </table:table-row>
            <table:table-row>
              <table:table-cell office:value-type="string">
                <text:p>78</text:p>
              </table:table-cell>
              <table:table-cell office:value-type="float" office:value="17067">
                <text:p>17067</text:p>
              </table:table-cell>
              <table:table-cell office:value-type="float" office:value="26227">
                <text:p>26227</text:p>
              </table:table-cell>
            </table:table-row>
            <table:table-row>
              <table:table-cell office:value-type="string">
                <text:p>79</text:p>
              </table:table-cell>
              <table:table-cell office:value-type="float" office:value="16765">
                <text:p>16765</text:p>
              </table:table-cell>
              <table:table-cell office:value-type="float" office:value="26395">
                <text:p>26395</text:p>
              </table:table-cell>
            </table:table-row>
            <table:table-row>
              <table:table-cell office:value-type="string">
                <text:p>80</text:p>
              </table:table-cell>
              <table:table-cell office:value-type="float" office:value="18268">
                <text:p>18268</text:p>
              </table:table-cell>
              <table:table-cell office:value-type="float" office:value="26547">
                <text:p>26547</text:p>
              </table:table-cell>
            </table:table-row>
            <table:table-row>
              <table:table-cell office:value-type="string">
                <text:p>81</text:p>
              </table:table-cell>
              <table:table-cell office:value-type="float" office:value="18160">
                <text:p>18160</text:p>
              </table:table-cell>
              <table:table-cell office:value-type="float" office:value="26427">
                <text:p>26427</text:p>
              </table:table-cell>
            </table:table-row>
            <table:table-row>
              <table:table-cell office:value-type="string">
                <text:p>82</text:p>
              </table:table-cell>
              <table:table-cell office:value-type="float" office:value="17666">
                <text:p>17666</text:p>
              </table:table-cell>
              <table:table-cell office:value-type="float" office:value="26287">
                <text:p>26287</text:p>
              </table:table-cell>
            </table:table-row>
            <table:table-row>
              <table:table-cell office:value-type="string">
                <text:p>83</text:p>
              </table:table-cell>
              <table:table-cell office:value-type="float" office:value="17568">
                <text:p>17568</text:p>
              </table:table-cell>
              <table:table-cell office:value-type="float" office:value="26294">
                <text:p>26294</text:p>
              </table:table-cell>
            </table:table-row>
            <table:table-row>
              <table:table-cell office:value-type="string">
                <text:p>84</text:p>
              </table:table-cell>
              <table:table-cell office:value-type="float" office:value="16666">
                <text:p>16666</text:p>
              </table:table-cell>
              <table:table-cell office:value-type="float" office:value="26139">
                <text:p>26139</text:p>
              </table:table-cell>
            </table:table-row>
            <table:table-row>
              <table:table-cell office:value-type="string">
                <text:p>85</text:p>
              </table:table-cell>
              <table:table-cell office:value-type="float" office:value="16964">
                <text:p>16964</text:p>
              </table:table-cell>
              <table:table-cell office:value-type="float" office:value="25612">
                <text:p>25612</text:p>
              </table:table-cell>
            </table:table-row>
            <table:table-row>
              <table:table-cell office:value-type="string">
                <text:p>86</text:p>
              </table:table-cell>
              <table:table-cell office:value-type="float" office:value="16465">
                <text:p>16465</text:p>
              </table:table-cell>
              <table:table-cell office:value-type="float" office:value="25774">
                <text:p>25774</text:p>
              </table:table-cell>
            </table:table-row>
            <table:table-row>
              <table:table-cell office:value-type="string">
                <text:p>87</text:p>
              </table:table-cell>
              <table:table-cell office:value-type="float" office:value="17764">
                <text:p>17764</text:p>
              </table:table-cell>
              <table:table-cell office:value-type="float" office:value="25652">
                <text:p>25652</text:p>
              </table:table-cell>
            </table:table-row>
            <table:table-row>
              <table:table-cell office:value-type="string">
                <text:p>88</text:p>
              </table:table-cell>
              <table:table-cell office:value-type="float" office:value="16464">
                <text:p>16464</text:p>
              </table:table-cell>
              <table:table-cell office:value-type="float" office:value="25614">
                <text:p>25614</text:p>
              </table:table-cell>
            </table:table-row>
            <table:table-row>
              <table:table-cell office:value-type="string">
                <text:p>89</text:p>
              </table:table-cell>
              <table:table-cell office:value-type="float" office:value="16563">
                <text:p>16563</text:p>
              </table:table-cell>
              <table:table-cell office:value-type="float" office:value="25322">
                <text:p>25322</text:p>
              </table:table-cell>
            </table:table-row>
            <table:table-row>
              <table:table-cell office:value-type="string">
                <text:p>90</text:p>
              </table:table-cell>
              <table:table-cell office:value-type="float" office:value="16364">
                <text:p>16364</text:p>
              </table:table-cell>
              <table:table-cell office:value-type="float" office:value="25316">
                <text:p>25316</text:p>
              </table:table-cell>
            </table:table-row>
            <table:table-row>
              <table:table-cell office:value-type="string">
                <text:p>91</text:p>
              </table:table-cell>
              <table:table-cell office:value-type="float" office:value="17262">
                <text:p>17262</text:p>
              </table:table-cell>
              <table:table-cell office:value-type="float" office:value="25344">
                <text:p>25344</text:p>
              </table:table-cell>
            </table:table-row>
            <table:table-row>
              <table:table-cell office:value-type="string">
                <text:p>92</text:p>
              </table:table-cell>
              <table:table-cell office:value-type="float" office:value="16864">
                <text:p>16864</text:p>
              </table:table-cell>
              <table:table-cell office:value-type="float" office:value="25838">
                <text:p>25838</text:p>
              </table:table-cell>
            </table:table-row>
            <table:table-row>
              <table:table-cell office:value-type="string">
                <text:p>93</text:p>
              </table:table-cell>
              <table:table-cell office:value-type="float" office:value="16664">
                <text:p>16664</text:p>
              </table:table-cell>
              <table:table-cell office:value-type="float" office:value="25840">
                <text:p>25840</text:p>
              </table:table-cell>
            </table:table-row>
            <table:table-row>
              <table:table-cell office:value-type="string">
                <text:p>94</text:p>
              </table:table-cell>
              <table:table-cell office:value-type="float" office:value="15760">
                <text:p>15760</text:p>
              </table:table-cell>
              <table:table-cell office:value-type="float" office:value="25271">
                <text:p>25271</text:p>
              </table:table-cell>
            </table:table-row>
            <table:table-row>
              <table:table-cell office:value-type="string">
                <text:p>95</text:p>
              </table:table-cell>
              <table:table-cell office:value-type="float" office:value="17463">
                <text:p>17463</text:p>
              </table:table-cell>
              <table:table-cell office:value-type="float" office:value="24882">
                <text:p>24882</text:p>
              </table:table-cell>
            </table:table-row>
            <table:table-row>
              <table:table-cell office:value-type="string">
                <text:p>96</text:p>
              </table:table-cell>
              <table:table-cell office:value-type="float" office:value="17462">
                <text:p>17462</text:p>
              </table:table-cell>
              <table:table-cell office:value-type="float" office:value="25156">
                <text:p>25156</text:p>
              </table:table-cell>
            </table:table-row>
            <table:table-row>
              <table:table-cell office:value-type="string">
                <text:p>97</text:p>
              </table:table-cell>
              <table:table-cell office:value-type="float" office:value="16761">
                <text:p>16761</text:p>
              </table:table-cell>
              <table:table-cell office:value-type="float" office:value="25364">
                <text:p>25364</text:p>
              </table:table-cell>
            </table:table-row>
            <table:table-row>
              <table:table-cell office:value-type="string">
                <text:p>98</text:p>
              </table:table-cell>
              <table:table-cell office:value-type="float" office:value="17266">
                <text:p>17266</text:p>
              </table:table-cell>
              <table:table-cell office:value-type="float" office:value="25776">
                <text:p>25776</text:p>
              </table:table-cell>
            </table:table-row>
            <table:table-row>
              <table:table-cell office:value-type="string">
                <text:p>99</text:p>
              </table:table-cell>
              <table:table-cell office:value-type="float" office:value="17363">
                <text:p>17363</text:p>
              </table:table-cell>
              <table:table-cell office:value-type="float" office:value="25959">
                <text:p>25959</text:p>
              </table:table-cell>
            </table:table-row>
            <table:table-row>
              <table:table-cell office:value-type="string">
                <text:p>100</text:p>
              </table:table-cell>
              <table:table-cell office:value-type="float" office:value="18365">
                <text:p>18365</text:p>
              </table:table-cell>
              <table:table-cell office:value-type="float" office:value="25901">
                <text:p>25901</text:p>
              </table:table-cell>
            </table:table-row>
            <table:table-row>
              <table:table-cell office:value-type="string">
                <text:p>101</text:p>
              </table:table-cell>
              <table:table-cell office:value-type="float" office:value="17965">
                <text:p>17965</text:p>
              </table:table-cell>
              <table:table-cell office:value-type="float" office:value="25714">
                <text:p>25714</text:p>
              </table:table-cell>
            </table:table-row>
            <table:table-row>
              <table:table-cell office:value-type="string">
                <text:p>102</text:p>
              </table:table-cell>
              <table:table-cell office:value-type="float" office:value="16664">
                <text:p>16664</text:p>
              </table:table-cell>
              <table:table-cell office:value-type="float" office:value="25810">
                <text:p>25810</text:p>
              </table:table-cell>
            </table:table-row>
            <table:table-row>
              <table:table-cell office:value-type="string">
                <text:p>103</text:p>
              </table:table-cell>
              <table:table-cell office:value-type="float" office:value="17264">
                <text:p>17264</text:p>
              </table:table-cell>
              <table:table-cell office:value-type="float" office:value="25805">
                <text:p>25805</text:p>
              </table:table-cell>
            </table:table-row>
            <table:table-row>
              <table:table-cell office:value-type="string">
                <text:p>104</text:p>
              </table:table-cell>
              <table:table-cell office:value-type="float" office:value="17161">
                <text:p>17161</text:p>
              </table:table-cell>
              <table:table-cell office:value-type="float" office:value="25759">
                <text:p>25759</text:p>
              </table:table-cell>
            </table:table-row>
            <table:table-row>
              <table:table-cell office:value-type="string">
                <text:p>105</text:p>
              </table:table-cell>
              <table:table-cell office:value-type="float" office:value="17864">
                <text:p>17864</text:p>
              </table:table-cell>
              <table:table-cell office:value-type="float" office:value="25903">
                <text:p>25903</text:p>
              </table:table-cell>
            </table:table-row>
            <table:table-row>
              <table:table-cell office:value-type="string">
                <text:p>106</text:p>
              </table:table-cell>
              <table:table-cell office:value-type="float" office:value="17864">
                <text:p>17864</text:p>
              </table:table-cell>
              <table:table-cell office:value-type="float" office:value="25892">
                <text:p>25892</text:p>
              </table:table-cell>
            </table:table-row>
            <table:table-row>
              <table:table-cell office:value-type="string">
                <text:p>107</text:p>
              </table:table-cell>
              <table:table-cell office:value-type="float" office:value="17263">
                <text:p>17263</text:p>
              </table:table-cell>
              <table:table-cell office:value-type="float" office:value="26046">
                <text:p>26046</text:p>
              </table:table-cell>
            </table:table-row>
            <table:table-row>
              <table:table-cell office:value-type="string">
                <text:p>108</text:p>
              </table:table-cell>
              <table:table-cell office:value-type="float" office:value="17364">
                <text:p>17364</text:p>
              </table:table-cell>
              <table:table-cell office:value-type="float" office:value="25857">
                <text:p>25857</text:p>
              </table:table-cell>
            </table:table-row>
            <table:table-row>
              <table:table-cell office:value-type="string">
                <text:p>109</text:p>
              </table:table-cell>
              <table:table-cell office:value-type="float" office:value="17766">
                <text:p>17766</text:p>
              </table:table-cell>
              <table:table-cell office:value-type="float" office:value="25539">
                <text:p>25539</text:p>
              </table:table-cell>
            </table:table-row>
            <table:table-row>
              <table:table-cell office:value-type="string">
                <text:p>110</text:p>
              </table:table-cell>
              <table:table-cell office:value-type="float" office:value="16767">
                <text:p>16767</text:p>
              </table:table-cell>
              <table:table-cell office:value-type="float" office:value="25598">
                <text:p>25598</text:p>
              </table:table-cell>
            </table:table-row>
            <table:table-row>
              <table:table-cell office:value-type="string">
                <text:p>111</text:p>
              </table:table-cell>
              <table:table-cell office:value-type="float" office:value="18467">
                <text:p>18467</text:p>
              </table:table-cell>
              <table:table-cell office:value-type="float" office:value="25885">
                <text:p>25885</text:p>
              </table:table-cell>
            </table:table-row>
            <table:table-row>
              <table:table-cell office:value-type="string">
                <text:p>112</text:p>
              </table:table-cell>
              <table:table-cell office:value-type="float" office:value="17571">
                <text:p>17571</text:p>
              </table:table-cell>
              <table:table-cell office:value-type="float" office:value="25911">
                <text:p>25911</text:p>
              </table:table-cell>
            </table:table-row>
            <table:table-row>
              <table:table-cell office:value-type="string">
                <text:p>113</text:p>
              </table:table-cell>
              <table:table-cell office:value-type="float" office:value="17564">
                <text:p>17564</text:p>
              </table:table-cell>
              <table:table-cell office:value-type="float" office:value="26123">
                <text:p>26123</text:p>
              </table:table-cell>
            </table:table-row>
            <table:table-row>
              <table:table-cell office:value-type="string">
                <text:p>114</text:p>
              </table:table-cell>
              <table:table-cell office:value-type="float" office:value="17065">
                <text:p>17065</text:p>
              </table:table-cell>
              <table:table-cell office:value-type="float" office:value="26412">
                <text:p>26412</text:p>
              </table:table-cell>
            </table:table-row>
            <table:table-row>
              <table:table-cell office:value-type="string">
                <text:p>115</text:p>
              </table:table-cell>
              <table:table-cell office:value-type="float" office:value="17264">
                <text:p>17264</text:p>
              </table:table-cell>
              <table:table-cell office:value-type="float" office:value="25970">
                <text:p>25970</text:p>
              </table:table-cell>
            </table:table-row>
            <table:table-row>
              <table:table-cell office:value-type="string">
                <text:p>116</text:p>
              </table:table-cell>
              <table:table-cell office:value-type="float" office:value="17465">
                <text:p>17465</text:p>
              </table:table-cell>
              <table:table-cell office:value-type="float" office:value="25790">
                <text:p>25790</text:p>
              </table:table-cell>
            </table:table-row>
            <table:table-row>
              <table:table-cell office:value-type="string">
                <text:p>117</text:p>
              </table:table-cell>
              <table:table-cell office:value-type="float" office:value="17364">
                <text:p>17364</text:p>
              </table:table-cell>
              <table:table-cell office:value-type="float" office:value="26029">
                <text:p>26029</text:p>
              </table:table-cell>
            </table:table-row>
            <table:table-row>
              <table:table-cell office:value-type="string">
                <text:p>118</text:p>
              </table:table-cell>
              <table:table-cell office:value-type="float" office:value="15668">
                <text:p>15668</text:p>
              </table:table-cell>
              <table:table-cell office:value-type="float" office:value="25884">
                <text:p>25884</text:p>
              </table:table-cell>
            </table:table-row>
            <table:table-row>
              <table:table-cell office:value-type="string">
                <text:p>119</text:p>
              </table:table-cell>
              <table:table-cell office:value-type="float" office:value="17366">
                <text:p>17366</text:p>
              </table:table-cell>
              <table:table-cell office:value-type="float" office:value="26013">
                <text:p>26013</text:p>
              </table:table-cell>
            </table:table-row>
            <table:table-row>
              <table:table-cell office:value-type="string">
                <text:p>120</text:p>
              </table:table-cell>
              <table:table-cell office:value-type="float" office:value="16266">
                <text:p>16266</text:p>
              </table:table-cell>
              <table:table-cell office:value-type="float" office:value="25643">
                <text:p>25643</text:p>
              </table:table-cell>
            </table:table-row>
            <table:table-row>
              <table:table-cell office:value-type="string">
                <text:p>121</text:p>
              </table:table-cell>
              <table:table-cell office:value-type="float" office:value="17169">
                <text:p>17169</text:p>
              </table:table-cell>
              <table:table-cell office:value-type="float" office:value="25488">
                <text:p>25488</text:p>
              </table:table-cell>
            </table:table-row>
            <table:table-row>
              <table:table-cell office:value-type="string">
                <text:p>122</text:p>
              </table:table-cell>
              <table:table-cell office:value-type="float" office:value="16564">
                <text:p>16564</text:p>
              </table:table-cell>
              <table:table-cell office:value-type="float" office:value="25418">
                <text:p>25418</text:p>
              </table:table-cell>
            </table:table-row>
            <table:table-row>
              <table:table-cell office:value-type="string">
                <text:p>123</text:p>
              </table:table-cell>
              <table:table-cell office:value-type="float" office:value="15469">
                <text:p>15469</text:p>
              </table:table-cell>
              <table:table-cell office:value-type="float" office:value="25236">
                <text:p>25236</text:p>
              </table:table-cell>
            </table:table-row>
            <table:table-row>
              <table:table-cell office:value-type="string">
                <text:p>124</text:p>
              </table:table-cell>
              <table:table-cell office:value-type="float" office:value="15665">
                <text:p>15665</text:p>
              </table:table-cell>
              <table:table-cell office:value-type="float" office:value="25207">
                <text:p>25207</text:p>
              </table:table-cell>
            </table:table-row>
            <table:table-row>
              <table:table-cell office:value-type="string">
                <text:p>125</text:p>
              </table:table-cell>
              <table:table-cell office:value-type="float" office:value="15965">
                <text:p>15965</text:p>
              </table:table-cell>
              <table:table-cell office:value-type="float" office:value="25359">
                <text:p>25359</text:p>
              </table:table-cell>
            </table:table-row>
            <table:table-row>
              <table:table-cell office:value-type="string">
                <text:p>126</text:p>
              </table:table-cell>
              <table:table-cell office:value-type="float" office:value="17367">
                <text:p>17367</text:p>
              </table:table-cell>
              <table:table-cell office:value-type="float" office:value="25305">
                <text:p>25305</text:p>
              </table:table-cell>
            </table:table-row>
            <table:table-row>
              <table:table-cell office:value-type="string">
                <text:p>127</text:p>
              </table:table-cell>
              <table:table-cell office:value-type="float" office:value="15665">
                <text:p>15665</text:p>
              </table:table-cell>
              <table:table-cell office:value-type="float" office:value="25306">
                <text:p>25306</text:p>
              </table:table-cell>
            </table:table-row>
            <table:table-row>
              <table:table-cell office:value-type="string">
                <text:p>128</text:p>
              </table:table-cell>
              <table:table-cell office:value-type="float" office:value="16665">
                <text:p>16665</text:p>
              </table:table-cell>
              <table:table-cell office:value-type="float" office:value="25287">
                <text:p>25287</text:p>
              </table:table-cell>
            </table:table-row>
            <table:table-row>
              <table:table-cell office:value-type="string">
                <text:p>129</text:p>
              </table:table-cell>
              <table:table-cell office:value-type="float" office:value="17467">
                <text:p>17467</text:p>
              </table:table-cell>
              <table:table-cell office:value-type="float" office:value="25524">
                <text:p>25524</text:p>
              </table:table-cell>
            </table:table-row>
            <table:table-row>
              <table:table-cell office:value-type="string">
                <text:p>130</text:p>
              </table:table-cell>
              <table:table-cell office:value-type="float" office:value="17363">
                <text:p>17363</text:p>
              </table:table-cell>
              <table:table-cell office:value-type="float" office:value="25695">
                <text:p>25695</text:p>
              </table:table-cell>
            </table:table-row>
            <table:table-row>
              <table:table-cell office:value-type="string">
                <text:p>131</text:p>
              </table:table-cell>
              <table:table-cell office:value-type="float" office:value="17367">
                <text:p>17367</text:p>
              </table:table-cell>
              <table:table-cell office:value-type="float" office:value="25722">
                <text:p>25722</text:p>
              </table:table-cell>
            </table:table-row>
            <table:table-row>
              <table:table-cell office:value-type="string">
                <text:p>132</text:p>
              </table:table-cell>
              <table:table-cell office:value-type="float" office:value="16464">
                <text:p>16464</text:p>
              </table:table-cell>
              <table:table-cell office:value-type="float" office:value="25797">
                <text:p>25797</text:p>
              </table:table-cell>
            </table:table-row>
            <table:table-row>
              <table:table-cell office:value-type="string">
                <text:p>133</text:p>
              </table:table-cell>
              <table:table-cell office:value-type="float" office:value="17463">
                <text:p>17463</text:p>
              </table:table-cell>
              <table:table-cell office:value-type="float" office:value="25690">
                <text:p>25690</text:p>
              </table:table-cell>
            </table:table-row>
            <table:table-row>
              <table:table-cell office:value-type="string">
                <text:p>134</text:p>
              </table:table-cell>
              <table:table-cell office:value-type="float" office:value="18067">
                <text:p>18067</text:p>
              </table:table-cell>
              <table:table-cell office:value-type="float" office:value="25588">
                <text:p>25588</text:p>
              </table:table-cell>
            </table:table-row>
            <table:table-row>
              <table:table-cell office:value-type="string">
                <text:p>135</text:p>
              </table:table-cell>
              <table:table-cell office:value-type="float" office:value="17263">
                <text:p>17263</text:p>
              </table:table-cell>
              <table:table-cell office:value-type="float" office:value="25798">
                <text:p>25798</text:p>
              </table:table-cell>
            </table:table-row>
            <table:table-row>
              <table:table-cell office:value-type="string">
                <text:p>136</text:p>
              </table:table-cell>
              <table:table-cell office:value-type="float" office:value="17466">
                <text:p>17466</text:p>
              </table:table-cell>
              <table:table-cell office:value-type="float" office:value="25411">
                <text:p>25411</text:p>
              </table:table-cell>
            </table:table-row>
            <table:table-row>
              <table:table-cell office:value-type="string">
                <text:p>137</text:p>
              </table:table-cell>
              <table:table-cell office:value-type="float" office:value="16662">
                <text:p>16662</text:p>
              </table:table-cell>
              <table:table-cell office:value-type="float" office:value="25300">
                <text:p>25300</text:p>
              </table:table-cell>
            </table:table-row>
            <table:table-row>
              <table:table-cell office:value-type="string">
                <text:p>138</text:p>
              </table:table-cell>
              <table:table-cell office:value-type="float" office:value="17368">
                <text:p>17368</text:p>
              </table:table-cell>
              <table:table-cell office:value-type="float" office:value="25439">
                <text:p>25439</text:p>
              </table:table-cell>
            </table:table-row>
            <table:table-row>
              <table:table-cell office:value-type="string">
                <text:p>139</text:p>
              </table:table-cell>
              <table:table-cell office:value-type="float" office:value="15763">
                <text:p>15763</text:p>
              </table:table-cell>
              <table:table-cell office:value-type="float" office:value="25389">
                <text:p>25389</text:p>
              </table:table-cell>
            </table:table-row>
            <table:table-row>
              <table:table-cell office:value-type="string">
                <text:p>140</text:p>
              </table:table-cell>
              <table:table-cell office:value-type="float" office:value="17464">
                <text:p>17464</text:p>
              </table:table-cell>
              <table:table-cell office:value-type="float" office:value="25445">
                <text:p>25445</text:p>
              </table:table-cell>
            </table:table-row>
            <table:table-row>
              <table:table-cell office:value-type="string">
                <text:p>141</text:p>
              </table:table-cell>
              <table:table-cell office:value-type="float" office:value="16765">
                <text:p>16765</text:p>
              </table:table-cell>
              <table:table-cell office:value-type="float" office:value="25574">
                <text:p>25574</text:p>
              </table:table-cell>
            </table:table-row>
            <table:table-row>
              <table:table-cell office:value-type="string">
                <text:p>142</text:p>
              </table:table-cell>
              <table:table-cell office:value-type="float" office:value="16562">
                <text:p>16562</text:p>
              </table:table-cell>
              <table:table-cell office:value-type="float" office:value="25214">
                <text:p>25214</text:p>
              </table:table-cell>
            </table:table-row>
            <table:table-row>
              <table:table-cell office:value-type="string">
                <text:p>143</text:p>
              </table:table-cell>
              <table:table-cell office:value-type="float" office:value="16570">
                <text:p>16570</text:p>
              </table:table-cell>
              <table:table-cell office:value-type="float" office:value="24935">
                <text:p>24935</text:p>
              </table:table-cell>
            </table:table-row>
            <table:table-row>
              <table:table-cell office:value-type="string">
                <text:p>144</text:p>
              </table:table-cell>
              <table:table-cell office:value-type="float" office:value="15863">
                <text:p>15863</text:p>
              </table:table-cell>
              <table:table-cell office:value-type="float" office:value="25120">
                <text:p>25120</text:p>
              </table:table-cell>
            </table:table-row>
            <table:table-row>
              <table:table-cell office:value-type="string">
                <text:p>145</text:p>
              </table:table-cell>
              <table:table-cell office:value-type="float" office:value="16365">
                <text:p>16365</text:p>
              </table:table-cell>
              <table:table-cell office:value-type="float" office:value="25181">
                <text:p>25181</text:p>
              </table:table-cell>
            </table:table-row>
            <table:table-row>
              <table:table-cell office:value-type="string">
                <text:p>146</text:p>
              </table:table-cell>
              <table:table-cell office:value-type="float" office:value="16561">
                <text:p>16561</text:p>
              </table:table-cell>
              <table:table-cell office:value-type="float" office:value="25069">
                <text:p>25069</text:p>
              </table:table-cell>
            </table:table-row>
            <table:table-row>
              <table:table-cell office:value-type="string">
                <text:p>147</text:p>
              </table:table-cell>
              <table:table-cell office:value-type="float" office:value="16766">
                <text:p>16766</text:p>
              </table:table-cell>
              <table:table-cell office:value-type="float" office:value="25141">
                <text:p>25141</text:p>
              </table:table-cell>
            </table:table-row>
            <table:table-row>
              <table:table-cell office:value-type="string">
                <text:p>148</text:p>
              </table:table-cell>
              <table:table-cell office:value-type="float" office:value="16568">
                <text:p>16568</text:p>
              </table:table-cell>
              <table:table-cell office:value-type="float" office:value="25310">
                <text:p>25310</text:p>
              </table:table-cell>
            </table:table-row>
            <table:table-row>
              <table:table-cell office:value-type="string">
                <text:p>149</text:p>
              </table:table-cell>
              <table:table-cell office:value-type="float" office:value="15862">
                <text:p>15862</text:p>
              </table:table-cell>
              <table:table-cell office:value-type="float" office:value="25418">
                <text:p>25418</text:p>
              </table:table-cell>
            </table:table-row>
            <table:table-row>
              <table:table-cell office:value-type="string">
                <text:p>150</text:p>
              </table:table-cell>
              <table:table-cell office:value-type="float" office:value="14762">
                <text:p>14762</text:p>
              </table:table-cell>
              <table:table-cell office:value-type="float" office:value="25251">
                <text:p>25251</text:p>
              </table:table-cell>
            </table:table-row>
            <table:table-row>
              <table:table-cell office:value-type="string">
                <text:p>151</text:p>
              </table:table-cell>
              <table:table-cell office:value-type="float" office:value="16462">
                <text:p>16462</text:p>
              </table:table-cell>
              <table:table-cell office:value-type="float" office:value="25126">
                <text:p>25126</text:p>
              </table:table-cell>
            </table:table-row>
            <table:table-row>
              <table:table-cell office:value-type="string">
                <text:p>152</text:p>
              </table:table-cell>
              <table:table-cell office:value-type="float" office:value="16565">
                <text:p>16565</text:p>
              </table:table-cell>
              <table:table-cell office:value-type="float" office:value="25231">
                <text:p>25231</text:p>
              </table:table-cell>
            </table:table-row>
            <table:table-row>
              <table:table-cell office:value-type="string">
                <text:p>153</text:p>
              </table:table-cell>
              <table:table-cell office:value-type="float" office:value="14761">
                <text:p>14761</text:p>
              </table:table-cell>
              <table:table-cell office:value-type="float" office:value="24976">
                <text:p>24976</text:p>
              </table:table-cell>
            </table:table-row>
            <table:table-row>
              <table:table-cell office:value-type="string">
                <text:p>154</text:p>
              </table:table-cell>
              <table:table-cell office:value-type="float" office:value="15663">
                <text:p>15663</text:p>
              </table:table-cell>
              <table:table-cell office:value-type="float" office:value="25203">
                <text:p>25203</text:p>
              </table:table-cell>
            </table:table-row>
            <table:table-row>
              <table:table-cell office:value-type="string">
                <text:p>155</text:p>
              </table:table-cell>
              <table:table-cell office:value-type="float" office:value="16463">
                <text:p>16463</text:p>
              </table:table-cell>
              <table:table-cell office:value-type="float" office:value="24932">
                <text:p>24932</text:p>
              </table:table-cell>
            </table:table-row>
            <table:table-row>
              <table:table-cell office:value-type="string">
                <text:p>156</text:p>
              </table:table-cell>
              <table:table-cell office:value-type="float" office:value="16563">
                <text:p>16563</text:p>
              </table:table-cell>
              <table:table-cell office:value-type="float" office:value="25190">
                <text:p>25190</text:p>
              </table:table-cell>
            </table:table-row>
            <table:table-row>
              <table:table-cell office:value-type="string">
                <text:p>157</text:p>
              </table:table-cell>
              <table:table-cell office:value-type="float" office:value="16463">
                <text:p>16463</text:p>
              </table:table-cell>
              <table:table-cell office:value-type="float" office:value="25464">
                <text:p>25464</text:p>
              </table:table-cell>
            </table:table-row>
            <table:table-row>
              <table:table-cell office:value-type="string">
                <text:p>158</text:p>
              </table:table-cell>
              <table:table-cell office:value-type="float" office:value="15561">
                <text:p>15561</text:p>
              </table:table-cell>
              <table:table-cell office:value-type="float" office:value="25242">
                <text:p>25242</text:p>
              </table:table-cell>
            </table:table-row>
            <table:table-row>
              <table:table-cell office:value-type="string">
                <text:p>159</text:p>
              </table:table-cell>
              <table:table-cell office:value-type="float" office:value="16765">
                <text:p>16765</text:p>
              </table:table-cell>
              <table:table-cell office:value-type="float" office:value="25403">
                <text:p>25403</text:p>
              </table:table-cell>
            </table:table-row>
            <table:table-row>
              <table:table-cell office:value-type="string">
                <text:p>160</text:p>
              </table:table-cell>
              <table:table-cell office:value-type="float" office:value="16467">
                <text:p>16467</text:p>
              </table:table-cell>
              <table:table-cell office:value-type="float" office:value="25348">
                <text:p>25348</text:p>
              </table:table-cell>
            </table:table-row>
            <table:table-row>
              <table:table-cell office:value-type="string">
                <text:p>161</text:p>
              </table:table-cell>
              <table:table-cell office:value-type="float" office:value="17364">
                <text:p>17364</text:p>
              </table:table-cell>
              <table:table-cell office:value-type="float" office:value="25242">
                <text:p>25242</text:p>
              </table:table-cell>
            </table:table-row>
            <table:table-row>
              <table:table-cell office:value-type="string">
                <text:p>162</text:p>
              </table:table-cell>
              <table:table-cell office:value-type="float" office:value="16664">
                <text:p>16664</text:p>
              </table:table-cell>
              <table:table-cell office:value-type="float" office:value="25737">
                <text:p>25737</text:p>
              </table:table-cell>
            </table:table-row>
            <table:table-row>
              <table:table-cell office:value-type="string">
                <text:p>163</text:p>
              </table:table-cell>
              <table:table-cell office:value-type="float" office:value="15466">
                <text:p>15466</text:p>
              </table:table-cell>
              <table:table-cell office:value-type="float" office:value="25441">
                <text:p>25441</text:p>
              </table:table-cell>
            </table:table-row>
            <table:table-row>
              <table:table-cell office:value-type="string">
                <text:p>164</text:p>
              </table:table-cell>
              <table:table-cell office:value-type="float" office:value="15461">
                <text:p>15461</text:p>
              </table:table-cell>
              <table:table-cell office:value-type="float" office:value="25032">
                <text:p>25032</text:p>
              </table:table-cell>
            </table:table-row>
            <table:table-row>
              <table:table-cell office:value-type="string">
                <text:p>165</text:p>
              </table:table-cell>
              <table:table-cell office:value-type="float" office:value="16561">
                <text:p>16561</text:p>
              </table:table-cell>
              <table:table-cell office:value-type="float" office:value="24573">
                <text:p>24573</text:p>
              </table:table-cell>
            </table:table-row>
            <table:table-row>
              <table:table-cell office:value-type="string">
                <text:p>166</text:p>
              </table:table-cell>
              <table:table-cell office:value-type="float" office:value="15062">
                <text:p>15062</text:p>
              </table:table-cell>
              <table:table-cell office:value-type="float" office:value="24910">
                <text:p>24910</text:p>
              </table:table-cell>
            </table:table-row>
            <table:table-row>
              <table:table-cell office:value-type="string">
                <text:p>167</text:p>
              </table:table-cell>
              <table:table-cell office:value-type="float" office:value="15165">
                <text:p>15165</text:p>
              </table:table-cell>
              <table:table-cell office:value-type="float" office:value="24787">
                <text:p>24787</text:p>
              </table:table-cell>
            </table:table-row>
            <table:table-row>
              <table:table-cell office:value-type="string">
                <text:p>168</text:p>
              </table:table-cell>
              <table:table-cell office:value-type="float" office:value="15662">
                <text:p>15662</text:p>
              </table:table-cell>
              <table:table-cell office:value-type="float" office:value="24782">
                <text:p>24782</text:p>
              </table:table-cell>
            </table:table-row>
            <table:table-row>
              <table:table-cell office:value-type="string">
                <text:p>169</text:p>
              </table:table-cell>
              <table:table-cell office:value-type="float" office:value="16164">
                <text:p>16164</text:p>
              </table:table-cell>
              <table:table-cell office:value-type="float" office:value="24723">
                <text:p>24723</text:p>
              </table:table-cell>
            </table:table-row>
            <table:table-row>
              <table:table-cell office:value-type="string">
                <text:p>170</text:p>
              </table:table-cell>
              <table:table-cell office:value-type="float" office:value="15764">
                <text:p>15764</text:p>
              </table:table-cell>
              <table:table-cell office:value-type="float" office:value="24637">
                <text:p>24637</text:p>
              </table:table-cell>
            </table:table-row>
            <table:table-row>
              <table:table-cell office:value-type="string">
                <text:p>171</text:p>
              </table:table-cell>
              <table:table-cell office:value-type="float" office:value="15465">
                <text:p>15465</text:p>
              </table:table-cell>
              <table:table-cell office:value-type="float" office:value="24795">
                <text:p>24795</text:p>
              </table:table-cell>
            </table:table-row>
            <table:table-row>
              <table:table-cell office:value-type="string">
                <text:p>172</text:p>
              </table:table-cell>
              <table:table-cell office:value-type="float" office:value="14764">
                <text:p>14764</text:p>
              </table:table-cell>
              <table:table-cell office:value-type="float" office:value="24549">
                <text:p>24549</text:p>
              </table:table-cell>
            </table:table-row>
            <table:table-row>
              <table:table-cell office:value-type="string">
                <text:p>173</text:p>
              </table:table-cell>
              <table:table-cell office:value-type="float" office:value="15862">
                <text:p>15862</text:p>
              </table:table-cell>
              <table:table-cell office:value-type="float" office:value="24280">
                <text:p>24280</text:p>
              </table:table-cell>
            </table:table-row>
            <table:table-row>
              <table:table-cell office:value-type="string">
                <text:p>174</text:p>
              </table:table-cell>
              <table:table-cell office:value-type="float" office:value="15458">
                <text:p>15458</text:p>
              </table:table-cell>
              <table:table-cell office:value-type="float" office:value="24609">
                <text:p>24609</text:p>
              </table:table-cell>
            </table:table-row>
            <table:table-row>
              <table:table-cell office:value-type="string">
                <text:p>175</text:p>
              </table:table-cell>
              <table:table-cell office:value-type="float" office:value="15659">
                <text:p>15659</text:p>
              </table:table-cell>
              <table:table-cell office:value-type="float" office:value="24676">
                <text:p>24676</text:p>
              </table:table-cell>
            </table:table-row>
            <table:table-row>
              <table:table-cell office:value-type="string">
                <text:p>176</text:p>
              </table:table-cell>
              <table:table-cell office:value-type="float" office:value="16565">
                <text:p>16565</text:p>
              </table:table-cell>
              <table:table-cell office:value-type="float" office:value="24666">
                <text:p>24666</text:p>
              </table:table-cell>
            </table:table-row>
            <table:table-row>
              <table:table-cell office:value-type="string">
                <text:p>177</text:p>
              </table:table-cell>
              <table:table-cell office:value-type="float" office:value="15563">
                <text:p>15563</text:p>
              </table:table-cell>
              <table:table-cell office:value-type="float" office:value="24700">
                <text:p>24700</text:p>
              </table:table-cell>
            </table:table-row>
            <table:table-row>
              <table:table-cell office:value-type="string">
                <text:p>178</text:p>
              </table:table-cell>
              <table:table-cell office:value-type="float" office:value="15763">
                <text:p>15763</text:p>
              </table:table-cell>
              <table:table-cell office:value-type="float" office:value="24480">
                <text:p>24480</text:p>
              </table:table-cell>
            </table:table-row>
            <table:table-row>
              <table:table-cell office:value-type="string">
                <text:p>179</text:p>
              </table:table-cell>
              <table:table-cell office:value-type="float" office:value="15662">
                <text:p>15662</text:p>
              </table:table-cell>
              <table:table-cell office:value-type="float" office:value="24166">
                <text:p>24166</text:p>
              </table:table-cell>
            </table:table-row>
            <table:table-row>
              <table:table-cell office:value-type="string">
                <text:p>180</text:p>
              </table:table-cell>
              <table:table-cell office:value-type="float" office:value="13966">
                <text:p>13966</text:p>
              </table:table-cell>
              <table:table-cell office:value-type="float" office:value="23895">
                <text:p>23895</text:p>
              </table:table-cell>
            </table:table-row>
            <table:table-row>
              <table:table-cell office:value-type="string">
                <text:p>181</text:p>
              </table:table-cell>
              <table:table-cell office:value-type="float" office:value="14765">
                <text:p>14765</text:p>
              </table:table-cell>
              <table:table-cell office:value-type="float" office:value="24207">
                <text:p>24207</text:p>
              </table:table-cell>
            </table:table-row>
            <table:table-row>
              <table:table-cell office:value-type="string">
                <text:p>182</text:p>
              </table:table-cell>
              <table:table-cell office:value-type="float" office:value="14862">
                <text:p>14862</text:p>
              </table:table-cell>
              <table:table-cell office:value-type="float" office:value="24084">
                <text:p>24084</text:p>
              </table:table-cell>
            </table:table-row>
            <table:table-row>
              <table:table-cell office:value-type="string">
                <text:p>183</text:p>
              </table:table-cell>
              <table:table-cell office:value-type="float" office:value="16262">
                <text:p>16262</text:p>
              </table:table-cell>
              <table:table-cell office:value-type="float" office:value="24027">
                <text:p>24027</text:p>
              </table:table-cell>
            </table:table-row>
            <table:table-row>
              <table:table-cell office:value-type="string">
                <text:p>184</text:p>
              </table:table-cell>
              <table:table-cell office:value-type="float" office:value="15667">
                <text:p>15667</text:p>
              </table:table-cell>
              <table:table-cell office:value-type="float" office:value="24299">
                <text:p>24299</text:p>
              </table:table-cell>
            </table:table-row>
            <table:table-row>
              <table:table-cell office:value-type="string">
                <text:p>185</text:p>
              </table:table-cell>
              <table:table-cell office:value-type="float" office:value="15766">
                <text:p>15766</text:p>
              </table:table-cell>
              <table:table-cell office:value-type="float" office:value="24422">
                <text:p>24422</text:p>
              </table:table-cell>
            </table:table-row>
            <table:table-row>
              <table:table-cell office:value-type="string">
                <text:p>186</text:p>
              </table:table-cell>
              <table:table-cell office:value-type="float" office:value="17263">
                <text:p>17263</text:p>
              </table:table-cell>
              <table:table-cell office:value-type="float" office:value="24699">
                <text:p>24699</text:p>
              </table:table-cell>
            </table:table-row>
            <table:table-row>
              <table:table-cell office:value-type="string">
                <text:p>187</text:p>
              </table:table-cell>
              <table:table-cell office:value-type="float" office:value="13665">
                <text:p>13665</text:p>
              </table:table-cell>
              <table:table-cell office:value-type="float" office:value="24773">
                <text:p>24773</text:p>
              </table:table-cell>
            </table:table-row>
            <table:table-row>
              <table:table-cell office:value-type="string">
                <text:p>188</text:p>
              </table:table-cell>
              <table:table-cell office:value-type="float" office:value="16464">
                <text:p>16464</text:p>
              </table:table-cell>
              <table:table-cell office:value-type="float" office:value="24968">
                <text:p>24968</text:p>
              </table:table-cell>
            </table:table-row>
            <table:table-row>
              <table:table-cell office:value-type="string">
                <text:p>189</text:p>
              </table:table-cell>
              <table:table-cell office:value-type="float" office:value="16464">
                <text:p>16464</text:p>
              </table:table-cell>
              <table:table-cell office:value-type="float" office:value="24849">
                <text:p>24849</text:p>
              </table:table-cell>
            </table:table-row>
            <table:table-row>
              <table:table-cell office:value-type="string">
                <text:p>190</text:p>
              </table:table-cell>
              <table:table-cell office:value-type="float" office:value="15864">
                <text:p>15864</text:p>
              </table:table-cell>
              <table:table-cell office:value-type="float" office:value="24541">
                <text:p>24541</text:p>
              </table:table-cell>
            </table:table-row>
            <table:table-row>
              <table:table-cell office:value-type="string">
                <text:p>191</text:p>
              </table:table-cell>
              <table:table-cell office:value-type="float" office:value="15864">
                <text:p>15864</text:p>
              </table:table-cell>
              <table:table-cell office:value-type="float" office:value="24673">
                <text:p>24673</text:p>
              </table:table-cell>
            </table:table-row>
            <table:table-row>
              <table:table-cell office:value-type="string">
                <text:p>192</text:p>
              </table:table-cell>
              <table:table-cell office:value-type="float" office:value="14565">
                <text:p>14565</text:p>
              </table:table-cell>
              <table:table-cell office:value-type="float" office:value="24624">
                <text:p>24624</text:p>
              </table:table-cell>
            </table:table-row>
            <table:table-row>
              <table:table-cell office:value-type="string">
                <text:p>193</text:p>
              </table:table-cell>
              <table:table-cell office:value-type="float" office:value="15668">
                <text:p>15668</text:p>
              </table:table-cell>
              <table:table-cell office:value-type="float" office:value="24734">
                <text:p>24734</text:p>
              </table:table-cell>
            </table:table-row>
            <table:table-row>
              <table:table-cell office:value-type="string">
                <text:p>194</text:p>
              </table:table-cell>
              <table:table-cell office:value-type="float" office:value="15960">
                <text:p>15960</text:p>
              </table:table-cell>
              <table:table-cell office:value-type="float" office:value="24612">
                <text:p>24612</text:p>
              </table:table-cell>
            </table:table-row>
            <table:table-row>
              <table:table-cell office:value-type="string">
                <text:p>195</text:p>
              </table:table-cell>
              <table:table-cell office:value-type="float" office:value="16562">
                <text:p>16562</text:p>
              </table:table-cell>
              <table:table-cell office:value-type="float" office:value="24602">
                <text:p>24602</text:p>
              </table:table-cell>
            </table:table-row>
            <table:table-row>
              <table:table-cell office:value-type="string">
                <text:p>196</text:p>
              </table:table-cell>
              <table:table-cell office:value-type="float" office:value="14464">
                <text:p>14464</text:p>
              </table:table-cell>
              <table:table-cell office:value-type="float" office:value="24324">
                <text:p>24324</text:p>
              </table:table-cell>
            </table:table-row>
            <table:table-row>
              <table:table-cell office:value-type="string">
                <text:p>197</text:p>
              </table:table-cell>
              <table:table-cell office:value-type="float" office:value="15367">
                <text:p>15367</text:p>
              </table:table-cell>
              <table:table-cell office:value-type="float" office:value="24180">
                <text:p>24180</text:p>
              </table:table-cell>
            </table:table-row>
            <table:table-row>
              <table:table-cell office:value-type="string">
                <text:p>198</text:p>
              </table:table-cell>
              <table:table-cell office:value-type="float" office:value="14965">
                <text:p>14965</text:p>
              </table:table-cell>
              <table:table-cell office:value-type="float" office:value="24149">
                <text:p>24149</text:p>
              </table:table-cell>
            </table:table-row>
            <table:table-row>
              <table:table-cell office:value-type="string">
                <text:p>199</text:p>
              </table:table-cell>
              <table:table-cell office:value-type="float" office:value="14766">
                <text:p>14766</text:p>
              </table:table-cell>
              <table:table-cell office:value-type="float" office:value="23859">
                <text:p>23859</text:p>
              </table:table-cell>
            </table:table-row>
            <table:table-row>
              <table:table-cell office:value-type="string">
                <text:p>200</text:p>
              </table:table-cell>
              <table:table-cell office:value-type="float" office:value="13664">
                <text:p>13664</text:p>
              </table:table-cell>
              <table:table-cell office:value-type="float" office:value="23815">
                <text:p>23815</text:p>
              </table:table-cell>
            </table:table-row>
            <table:table-row>
              <table:table-cell office:value-type="string">
                <text:p>201</text:p>
              </table:table-cell>
              <table:table-cell office:value-type="float" office:value="14462">
                <text:p>14462</text:p>
              </table:table-cell>
              <table:table-cell office:value-type="float" office:value="24085">
                <text:p>24085</text:p>
              </table:table-cell>
            </table:table-row>
            <table:table-row>
              <table:table-cell office:value-type="string">
                <text:p>202</text:p>
              </table:table-cell>
              <table:table-cell office:value-type="float" office:value="16166">
                <text:p>16166</text:p>
              </table:table-cell>
              <table:table-cell office:value-type="float" office:value="24337">
                <text:p>24337</text:p>
              </table:table-cell>
            </table:table-row>
            <table:table-row>
              <table:table-cell office:value-type="string">
                <text:p>203</text:p>
              </table:table-cell>
              <table:table-cell office:value-type="float" office:value="16364">
                <text:p>16364</text:p>
              </table:table-cell>
              <table:table-cell office:value-type="float" office:value="24313">
                <text:p>24313</text:p>
              </table:table-cell>
            </table:table-row>
            <table:table-row>
              <table:table-cell office:value-type="string">
                <text:p>204</text:p>
              </table:table-cell>
              <table:table-cell office:value-type="float" office:value="14765">
                <text:p>14765</text:p>
              </table:table-cell>
              <table:table-cell office:value-type="float" office:value="24382">
                <text:p>24382</text:p>
              </table:table-cell>
            </table:table-row>
            <table:table-row>
              <table:table-cell office:value-type="string">
                <text:p>205</text:p>
              </table:table-cell>
              <table:table-cell office:value-type="float" office:value="14665">
                <text:p>14665</text:p>
              </table:table-cell>
              <table:table-cell office:value-type="float" office:value="24288">
                <text:p>24288</text:p>
              </table:table-cell>
            </table:table-row>
            <table:table-row>
              <table:table-cell office:value-type="string">
                <text:p>206</text:p>
              </table:table-cell>
              <table:table-cell office:value-type="float" office:value="15464">
                <text:p>15464</text:p>
              </table:table-cell>
              <table:table-cell office:value-type="float" office:value="23864">
                <text:p>23864</text:p>
              </table:table-cell>
            </table:table-row>
            <table:table-row>
              <table:table-cell office:value-type="string">
                <text:p>207</text:p>
              </table:table-cell>
              <table:table-cell office:value-type="float" office:value="13866">
                <text:p>13866</text:p>
              </table:table-cell>
              <table:table-cell office:value-type="float" office:value="23810">
                <text:p>23810</text:p>
              </table:table-cell>
            </table:table-row>
            <table:table-row>
              <table:table-cell office:value-type="string">
                <text:p>208</text:p>
              </table:table-cell>
              <table:table-cell office:value-type="float" office:value="13564">
                <text:p>13564</text:p>
              </table:table-cell>
              <table:table-cell office:value-type="float" office:value="23597">
                <text:p>23597</text:p>
              </table:table-cell>
            </table:table-row>
            <table:table-row>
              <table:table-cell office:value-type="string">
                <text:p>209</text:p>
              </table:table-cell>
              <table:table-cell office:value-type="float" office:value="15867">
                <text:p>15867</text:p>
              </table:table-cell>
              <table:table-cell office:value-type="float" office:value="23755">
                <text:p>23755</text:p>
              </table:table-cell>
            </table:table-row>
            <table:table-row>
              <table:table-cell office:value-type="string">
                <text:p>210</text:p>
              </table:table-cell>
              <table:table-cell office:value-type="float" office:value="14668">
                <text:p>14668</text:p>
              </table:table-cell>
              <table:table-cell office:value-type="float" office:value="23886">
                <text:p>23886</text:p>
              </table:table-cell>
            </table:table-row>
            <table:table-row>
              <table:table-cell office:value-type="string">
                <text:p>211</text:p>
              </table:table-cell>
              <table:table-cell office:value-type="float" office:value="14964">
                <text:p>14964</text:p>
              </table:table-cell>
              <table:table-cell office:value-type="float" office:value="23555">
                <text:p>23555</text:p>
              </table:table-cell>
            </table:table-row>
            <table:table-row>
              <table:table-cell office:value-type="string">
                <text:p>212</text:p>
              </table:table-cell>
              <table:table-cell office:value-type="float" office:value="14663">
                <text:p>14663</text:p>
              </table:table-cell>
              <table:table-cell office:value-type="float" office:value="23573">
                <text:p>23573</text:p>
              </table:table-cell>
            </table:table-row>
            <table:table-row>
              <table:table-cell office:value-type="string">
                <text:p>213</text:p>
              </table:table-cell>
              <table:table-cell office:value-type="float" office:value="15164">
                <text:p>15164</text:p>
              </table:table-cell>
              <table:table-cell office:value-type="float" office:value="23562">
                <text:p>23562</text:p>
              </table:table-cell>
            </table:table-row>
            <table:table-row>
              <table:table-cell office:value-type="string">
                <text:p>214</text:p>
              </table:table-cell>
              <table:table-cell office:value-type="float" office:value="13868">
                <text:p>13868</text:p>
              </table:table-cell>
              <table:table-cell office:value-type="float" office:value="23964">
                <text:p>23964</text:p>
              </table:table-cell>
            </table:table-row>
            <table:table-row>
              <table:table-cell office:value-type="string">
                <text:p>215</text:p>
              </table:table-cell>
              <table:table-cell office:value-type="float" office:value="14670">
                <text:p>14670</text:p>
              </table:table-cell>
              <table:table-cell office:value-type="float" office:value="23937">
                <text:p>23937</text:p>
              </table:table-cell>
            </table:table-row>
            <table:table-row>
              <table:table-cell office:value-type="string">
                <text:p>216</text:p>
              </table:table-cell>
              <table:table-cell office:value-type="float" office:value="14573">
                <text:p>14573</text:p>
              </table:table-cell>
              <table:table-cell office:value-type="float" office:value="23626">
                <text:p>23626</text:p>
              </table:table-cell>
            </table:table-row>
            <table:table-row>
              <table:table-cell office:value-type="string">
                <text:p>217</text:p>
              </table:table-cell>
              <table:table-cell office:value-type="float" office:value="15261">
                <text:p>15261</text:p>
              </table:table-cell>
              <table:table-cell office:value-type="float" office:value="23727">
                <text:p>23727</text:p>
              </table:table-cell>
            </table:table-row>
            <table:table-row>
              <table:table-cell office:value-type="string">
                <text:p>218</text:p>
              </table:table-cell>
              <table:table-cell office:value-type="float" office:value="14862">
                <text:p>14862</text:p>
              </table:table-cell>
              <table:table-cell office:value-type="float" office:value="23632">
                <text:p>23632</text:p>
              </table:table-cell>
            </table:table-row>
            <table:table-row>
              <table:table-cell office:value-type="string">
                <text:p>219</text:p>
              </table:table-cell>
              <table:table-cell office:value-type="float" office:value="13866">
                <text:p>13866</text:p>
              </table:table-cell>
              <table:table-cell office:value-type="float" office:value="23745">
                <text:p>23745</text:p>
              </table:table-cell>
            </table:table-row>
            <table:table-row>
              <table:table-cell office:value-type="string">
                <text:p>220</text:p>
              </table:table-cell>
              <table:table-cell office:value-type="float" office:value="14365">
                <text:p>14365</text:p>
              </table:table-cell>
              <table:table-cell office:value-type="float" office:value="24148">
                <text:p>24148</text:p>
              </table:table-cell>
            </table:table-row>
            <table:table-row>
              <table:table-cell office:value-type="string">
                <text:p>221</text:p>
              </table:table-cell>
              <table:table-cell office:value-type="float" office:value="14664">
                <text:p>14664</text:p>
              </table:table-cell>
              <table:table-cell office:value-type="float" office:value="23947">
                <text:p>23947</text:p>
              </table:table-cell>
            </table:table-row>
            <table:table-row>
              <table:table-cell office:value-type="string">
                <text:p>222</text:p>
              </table:table-cell>
              <table:table-cell office:value-type="float" office:value="14868">
                <text:p>14868</text:p>
              </table:table-cell>
              <table:table-cell office:value-type="float" office:value="23657">
                <text:p>23657</text:p>
              </table:table-cell>
            </table:table-row>
            <table:table-row>
              <table:table-cell office:value-type="string">
                <text:p>223</text:p>
              </table:table-cell>
              <table:table-cell office:value-type="float" office:value="15564">
                <text:p>15564</text:p>
              </table:table-cell>
              <table:table-cell office:value-type="float" office:value="23930">
                <text:p>23930</text:p>
              </table:table-cell>
            </table:table-row>
            <table:table-row>
              <table:table-cell office:value-type="string">
                <text:p>224</text:p>
              </table:table-cell>
              <table:table-cell office:value-type="float" office:value="13769">
                <text:p>13769</text:p>
              </table:table-cell>
              <table:table-cell office:value-type="float" office:value="24004">
                <text:p>24004</text:p>
              </table:table-cell>
            </table:table-row>
            <table:table-row>
              <table:table-cell office:value-type="string">
                <text:p>225</text:p>
              </table:table-cell>
              <table:table-cell office:value-type="float" office:value="13766">
                <text:p>13766</text:p>
              </table:table-cell>
              <table:table-cell office:value-type="float" office:value="23604">
                <text:p>23604</text:p>
              </table:table-cell>
            </table:table-row>
            <table:table-row>
              <table:table-cell office:value-type="string">
                <text:p>226</text:p>
              </table:table-cell>
              <table:table-cell office:value-type="float" office:value="13266">
                <text:p>13266</text:p>
              </table:table-cell>
              <table:table-cell office:value-type="float" office:value="23650">
                <text:p>23650</text:p>
              </table:table-cell>
            </table:table-row>
            <table:table-row>
              <table:table-cell office:value-type="string">
                <text:p>227</text:p>
              </table:table-cell>
              <table:table-cell office:value-type="float" office:value="13865">
                <text:p>13865</text:p>
              </table:table-cell>
              <table:table-cell office:value-type="float" office:value="23343">
                <text:p>23343</text:p>
              </table:table-cell>
            </table:table-row>
            <table:table-row>
              <table:table-cell office:value-type="string">
                <text:p>228</text:p>
              </table:table-cell>
              <table:table-cell office:value-type="float" office:value="14663">
                <text:p>14663</text:p>
              </table:table-cell>
              <table:table-cell office:value-type="float" office:value="23138">
                <text:p>23138</text:p>
              </table:table-cell>
            </table:table-row>
            <table:table-row>
              <table:table-cell office:value-type="string">
                <text:p>229</text:p>
              </table:table-cell>
              <table:table-cell office:value-type="float" office:value="14761">
                <text:p>14761</text:p>
              </table:table-cell>
              <table:table-cell office:value-type="float" office:value="23344">
                <text:p>23344</text:p>
              </table:table-cell>
            </table:table-row>
            <table:table-row>
              <table:table-cell office:value-type="string">
                <text:p>230</text:p>
              </table:table-cell>
              <table:table-cell office:value-type="float" office:value="14865">
                <text:p>14865</text:p>
              </table:table-cell>
              <table:table-cell office:value-type="float" office:value="23787">
                <text:p>23787</text:p>
              </table:table-cell>
            </table:table-row>
            <table:table-row>
              <table:table-cell office:value-type="string">
                <text:p>231</text:p>
              </table:table-cell>
              <table:table-cell office:value-type="float" office:value="14564">
                <text:p>14564</text:p>
              </table:table-cell>
              <table:table-cell office:value-type="float" office:value="23842">
                <text:p>23842</text:p>
              </table:table-cell>
            </table:table-row>
            <table:table-row>
              <table:table-cell office:value-type="string">
                <text:p>232</text:p>
              </table:table-cell>
              <table:table-cell office:value-type="float" office:value="13963">
                <text:p>13963</text:p>
              </table:table-cell>
              <table:table-cell office:value-type="float" office:value="23607">
                <text:p>23607</text:p>
              </table:table-cell>
            </table:table-row>
            <table:table-row>
              <table:table-cell office:value-type="string">
                <text:p>233</text:p>
              </table:table-cell>
              <table:table-cell office:value-type="float" office:value="15362">
                <text:p>15362</text:p>
              </table:table-cell>
              <table:table-cell office:value-type="float" office:value="23326">
                <text:p>23326</text:p>
              </table:table-cell>
            </table:table-row>
            <table:table-row>
              <table:table-cell office:value-type="string">
                <text:p>234</text:p>
              </table:table-cell>
              <table:table-cell office:value-type="float" office:value="15665">
                <text:p>15665</text:p>
              </table:table-cell>
              <table:table-cell office:value-type="float" office:value="23681">
                <text:p>23681</text:p>
              </table:table-cell>
            </table:table-row>
            <table:table-row>
              <table:table-cell office:value-type="string">
                <text:p>235</text:p>
              </table:table-cell>
              <table:table-cell office:value-type="float" office:value="14665">
                <text:p>14665</text:p>
              </table:table-cell>
              <table:table-cell office:value-type="float" office:value="23722">
                <text:p>23722</text:p>
              </table:table-cell>
            </table:table-row>
            <table:table-row>
              <table:table-cell office:value-type="string">
                <text:p>236</text:p>
              </table:table-cell>
              <table:table-cell office:value-type="float" office:value="14565">
                <text:p>14565</text:p>
              </table:table-cell>
              <table:table-cell office:value-type="float" office:value="23470">
                <text:p>23470</text:p>
              </table:table-cell>
            </table:table-row>
            <table:table-row>
              <table:table-cell office:value-type="string">
                <text:p>237</text:p>
              </table:table-cell>
              <table:table-cell office:value-type="float" office:value="14667">
                <text:p>14667</text:p>
              </table:table-cell>
              <table:table-cell office:value-type="float" office:value="23324">
                <text:p>23324</text:p>
              </table:table-cell>
            </table:table-row>
            <table:table-row>
              <table:table-cell office:value-type="string">
                <text:p>238</text:p>
              </table:table-cell>
              <table:table-cell office:value-type="float" office:value="12963">
                <text:p>12963</text:p>
              </table:table-cell>
              <table:table-cell office:value-type="float" office:value="23637">
                <text:p>23637</text:p>
              </table:table-cell>
            </table:table-row>
            <table:table-row>
              <table:table-cell office:value-type="string">
                <text:p>239</text:p>
              </table:table-cell>
              <table:table-cell office:value-type="float" office:value="13770">
                <text:p>13770</text:p>
              </table:table-cell>
              <table:table-cell office:value-type="float" office:value="23809">
                <text:p>23809</text:p>
              </table:table-cell>
            </table:table-row>
            <table:table-row>
              <table:table-cell office:value-type="string">
                <text:p>240</text:p>
              </table:table-cell>
              <table:table-cell office:value-type="float" office:value="13467">
                <text:p>13467</text:p>
              </table:table-cell>
              <table:table-cell office:value-type="float" office:value="23701">
                <text:p>23701</text:p>
              </table:table-cell>
            </table:table-row>
            <table:table-row>
              <table:table-cell office:value-type="string">
                <text:p>241</text:p>
              </table:table-cell>
              <table:table-cell office:value-type="float" office:value="13768">
                <text:p>13768</text:p>
              </table:table-cell>
              <table:table-cell office:value-type="float" office:value="23630">
                <text:p>23630</text:p>
              </table:table-cell>
            </table:table-row>
            <table:table-row>
              <table:table-cell office:value-type="string">
                <text:p>242</text:p>
              </table:table-cell>
              <table:table-cell office:value-type="float" office:value="14869">
                <text:p>14869</text:p>
              </table:table-cell>
              <table:table-cell office:value-type="float" office:value="23457">
                <text:p>23457</text:p>
              </table:table-cell>
            </table:table-row>
            <table:table-row>
              <table:table-cell office:value-type="string">
                <text:p>243</text:p>
              </table:table-cell>
              <table:table-cell office:value-type="float" office:value="15168">
                <text:p>15168</text:p>
              </table:table-cell>
              <table:table-cell office:value-type="float" office:value="23615">
                <text:p>23615</text:p>
              </table:table-cell>
            </table:table-row>
            <table:table-row>
              <table:table-cell office:value-type="string">
                <text:p>244</text:p>
              </table:table-cell>
              <table:table-cell office:value-type="float" office:value="14568">
                <text:p>14568</text:p>
              </table:table-cell>
              <table:table-cell office:value-type="float" office:value="23576">
                <text:p>23576</text:p>
              </table:table-cell>
            </table:table-row>
            <table:table-row>
              <table:table-cell office:value-type="string">
                <text:p>245</text:p>
              </table:table-cell>
              <table:table-cell office:value-type="float" office:value="15167">
                <text:p>15167</text:p>
              </table:table-cell>
              <table:table-cell office:value-type="float" office:value="23720">
                <text:p>23720</text:p>
              </table:table-cell>
            </table:table-row>
            <table:table-row>
              <table:table-cell office:value-type="string">
                <text:p>246</text:p>
              </table:table-cell>
              <table:table-cell office:value-type="float" office:value="14467">
                <text:p>14467</text:p>
              </table:table-cell>
              <table:table-cell office:value-type="float" office:value="23703">
                <text:p>23703</text:p>
              </table:table-cell>
            </table:table-row>
            <table:table-row>
              <table:table-cell office:value-type="string">
                <text:p>247</text:p>
              </table:table-cell>
              <table:table-cell office:value-type="float" office:value="14668">
                <text:p>14668</text:p>
              </table:table-cell>
              <table:table-cell office:value-type="float" office:value="23582">
                <text:p>23582</text:p>
              </table:table-cell>
            </table:table-row>
            <table:table-row>
              <table:table-cell office:value-type="string">
                <text:p>248</text:p>
              </table:table-cell>
              <table:table-cell office:value-type="float" office:value="14665">
                <text:p>14665</text:p>
              </table:table-cell>
              <table:table-cell office:value-type="float" office:value="23693">
                <text:p>23693</text:p>
              </table:table-cell>
            </table:table-row>
            <table:table-row>
              <table:table-cell office:value-type="string">
                <text:p>249</text:p>
              </table:table-cell>
              <table:table-cell office:value-type="float" office:value="13767">
                <text:p>13767</text:p>
              </table:table-cell>
              <table:table-cell office:value-type="float" office:value="23626">
                <text:p>23626</text:p>
              </table:table-cell>
            </table:table-row>
            <table:table-row>
              <table:table-cell office:value-type="string">
                <text:p>250</text:p>
              </table:table-cell>
              <table:table-cell office:value-type="float" office:value="14565">
                <text:p>14565</text:p>
              </table:table-cell>
              <table:table-cell office:value-type="float" office:value="23207">
                <text:p>23207</text:p>
              </table:table-cell>
            </table:table-row>
            <table:table-row>
              <table:table-cell office:value-type="string">
                <text:p>251</text:p>
              </table:table-cell>
              <table:table-cell office:value-type="float" office:value="14464">
                <text:p>14464</text:p>
              </table:table-cell>
              <table:table-cell office:value-type="float" office:value="22992">
                <text:p>22992</text:p>
              </table:table-cell>
            </table:table-row>
            <table:table-row>
              <table:table-cell office:value-type="string">
                <text:p>252</text:p>
              </table:table-cell>
              <table:table-cell office:value-type="float" office:value="15366">
                <text:p>15366</text:p>
              </table:table-cell>
              <table:table-cell office:value-type="float" office:value="22978">
                <text:p>22978</text:p>
              </table:table-cell>
            </table:table-row>
            <table:table-row>
              <table:table-cell office:value-type="string">
                <text:p>253</text:p>
              </table:table-cell>
              <table:table-cell office:value-type="float" office:value="15369">
                <text:p>15369</text:p>
              </table:table-cell>
              <table:table-cell office:value-type="float" office:value="23486">
                <text:p>23486</text:p>
              </table:table-cell>
            </table:table-row>
            <table:table-row>
              <table:table-cell office:value-type="string">
                <text:p>254</text:p>
              </table:table-cell>
              <table:table-cell office:value-type="float" office:value="13566">
                <text:p>13566</text:p>
              </table:table-cell>
              <table:table-cell office:value-type="float" office:value="23725">
                <text:p>23725</text:p>
              </table:table-cell>
            </table:table-row>
            <table:table-row>
              <table:table-cell office:value-type="string">
                <text:p>255</text:p>
              </table:table-cell>
              <table:table-cell office:value-type="float" office:value="15167">
                <text:p>15167</text:p>
              </table:table-cell>
              <table:table-cell office:value-type="float" office:value="23638">
                <text:p>23638</text:p>
              </table:table-cell>
            </table:table-row>
            <table:table-row>
              <table:table-cell office:value-type="string">
                <text:p>256</text:p>
              </table:table-cell>
              <table:table-cell office:value-type="float" office:value="14666">
                <text:p>14666</text:p>
              </table:table-cell>
              <table:table-cell office:value-type="float" office:value="23561">
                <text:p>23561</text:p>
              </table:table-cell>
            </table:table-row>
            <table:table-row>
              <table:table-cell office:value-type="string">
                <text:p>257</text:p>
              </table:table-cell>
              <table:table-cell office:value-type="float" office:value="15667">
                <text:p>15667</text:p>
              </table:table-cell>
              <table:table-cell office:value-type="float" office:value="23764">
                <text:p>23764</text:p>
              </table:table-cell>
            </table:table-row>
            <table:table-row>
              <table:table-cell office:value-type="string">
                <text:p>258</text:p>
              </table:table-cell>
              <table:table-cell office:value-type="float" office:value="14566">
                <text:p>14566</text:p>
              </table:table-cell>
              <table:table-cell office:value-type="float" office:value="23803">
                <text:p>23803</text:p>
              </table:table-cell>
            </table:table-row>
            <table:table-row>
              <table:table-cell office:value-type="string">
                <text:p>259</text:p>
              </table:table-cell>
              <table:table-cell office:value-type="float" office:value="14665">
                <text:p>14665</text:p>
              </table:table-cell>
              <table:table-cell office:value-type="float" office:value="23645">
                <text:p>23645</text:p>
              </table:table-cell>
            </table:table-row>
            <table:table-row>
              <table:table-cell office:value-type="string">
                <text:p>260</text:p>
              </table:table-cell>
              <table:table-cell office:value-type="float" office:value="14468">
                <text:p>14468</text:p>
              </table:table-cell>
              <table:table-cell office:value-type="float" office:value="24072">
                <text:p>24072</text:p>
              </table:table-cell>
            </table:table-row>
            <table:table-row>
              <table:table-cell office:value-type="string">
                <text:p>261</text:p>
              </table:table-cell>
              <table:table-cell office:value-type="float" office:value="14368">
                <text:p>14368</text:p>
              </table:table-cell>
              <table:table-cell office:value-type="float" office:value="23899">
                <text:p>23899</text:p>
              </table:table-cell>
            </table:table-row>
            <table:table-row>
              <table:table-cell office:value-type="string">
                <text:p>262</text:p>
              </table:table-cell>
              <table:table-cell office:value-type="float" office:value="14368">
                <text:p>14368</text:p>
              </table:table-cell>
              <table:table-cell office:value-type="float" office:value="23694">
                <text:p>23694</text:p>
              </table:table-cell>
            </table:table-row>
            <table:table-row>
              <table:table-cell office:value-type="string">
                <text:p>263</text:p>
              </table:table-cell>
              <table:table-cell office:value-type="float" office:value="14569">
                <text:p>14569</text:p>
              </table:table-cell>
              <table:table-cell office:value-type="float" office:value="23249">
                <text:p>23249</text:p>
              </table:table-cell>
            </table:table-row>
            <table:table-row>
              <table:table-cell office:value-type="string">
                <text:p>264</text:p>
              </table:table-cell>
              <table:table-cell office:value-type="float" office:value="13666">
                <text:p>13666</text:p>
              </table:table-cell>
              <table:table-cell office:value-type="float" office:value="22921">
                <text:p>22921</text:p>
              </table:table-cell>
            </table:table-row>
            <table:table-row>
              <table:table-cell office:value-type="string">
                <text:p>265</text:p>
              </table:table-cell>
              <table:table-cell office:value-type="float" office:value="14664">
                <text:p>14664</text:p>
              </table:table-cell>
              <table:table-cell office:value-type="float" office:value="23047">
                <text:p>23047</text:p>
              </table:table-cell>
            </table:table-row>
            <table:table-row>
              <table:table-cell office:value-type="string">
                <text:p>266</text:p>
              </table:table-cell>
              <table:table-cell office:value-type="float" office:value="14168">
                <text:p>14168</text:p>
              </table:table-cell>
              <table:table-cell office:value-type="float" office:value="23414">
                <text:p>23414</text:p>
              </table:table-cell>
            </table:table-row>
            <table:table-row>
              <table:table-cell office:value-type="string">
                <text:p>267</text:p>
              </table:table-cell>
              <table:table-cell office:value-type="float" office:value="14670">
                <text:p>14670</text:p>
              </table:table-cell>
              <table:table-cell office:value-type="float" office:value="23112">
                <text:p>23112</text:p>
              </table:table-cell>
            </table:table-row>
            <table:table-row>
              <table:table-cell office:value-type="string">
                <text:p>268</text:p>
              </table:table-cell>
              <table:table-cell office:value-type="float" office:value="14567">
                <text:p>14567</text:p>
              </table:table-cell>
              <table:table-cell office:value-type="float" office:value="23342">
                <text:p>23342</text:p>
              </table:table-cell>
            </table:table-row>
            <table:table-row>
              <table:table-cell office:value-type="string">
                <text:p>269</text:p>
              </table:table-cell>
              <table:table-cell office:value-type="float" office:value="14366">
                <text:p>14366</text:p>
              </table:table-cell>
              <table:table-cell office:value-type="float" office:value="23327">
                <text:p>23327</text:p>
              </table:table-cell>
            </table:table-row>
            <table:table-row>
              <table:table-cell office:value-type="string">
                <text:p>270</text:p>
              </table:table-cell>
              <table:table-cell office:value-type="float" office:value="14164">
                <text:p>14164</text:p>
              </table:table-cell>
              <table:table-cell office:value-type="float" office:value="23215">
                <text:p>23215</text:p>
              </table:table-cell>
            </table:table-row>
            <table:table-row>
              <table:table-cell office:value-type="string">
                <text:p>271</text:p>
              </table:table-cell>
              <table:table-cell office:value-type="float" office:value="12668">
                <text:p>12668</text:p>
              </table:table-cell>
              <table:table-cell office:value-type="float" office:value="23407">
                <text:p>23407</text:p>
              </table:table-cell>
            </table:table-row>
            <table:table-row>
              <table:table-cell office:value-type="string">
                <text:p>272</text:p>
              </table:table-cell>
              <table:table-cell office:value-type="float" office:value="14367">
                <text:p>14367</text:p>
              </table:table-cell>
              <table:table-cell office:value-type="float" office:value="23487">
                <text:p>23487</text:p>
              </table:table-cell>
            </table:table-row>
            <table:table-row>
              <table:table-cell office:value-type="string">
                <text:p>273</text:p>
              </table:table-cell>
              <table:table-cell office:value-type="float" office:value="14666">
                <text:p>14666</text:p>
              </table:table-cell>
              <table:table-cell office:value-type="float" office:value="23403">
                <text:p>23403</text:p>
              </table:table-cell>
            </table:table-row>
            <table:table-row>
              <table:table-cell office:value-type="string">
                <text:p>274</text:p>
              </table:table-cell>
              <table:table-cell office:value-type="float" office:value="15565">
                <text:p>15565</text:p>
              </table:table-cell>
              <table:table-cell office:value-type="float" office:value="23588">
                <text:p>23588</text:p>
              </table:table-cell>
            </table:table-row>
            <table:table-row>
              <table:table-cell office:value-type="string">
                <text:p>275</text:p>
              </table:table-cell>
              <table:table-cell office:value-type="float" office:value="14362">
                <text:p>14362</text:p>
              </table:table-cell>
              <table:table-cell office:value-type="float" office:value="23845">
                <text:p>23845</text:p>
              </table:table-cell>
            </table:table-row>
            <table:table-row>
              <table:table-cell office:value-type="string">
                <text:p>276</text:p>
              </table:table-cell>
              <table:table-cell office:value-type="float" office:value="15367">
                <text:p>15367</text:p>
              </table:table-cell>
              <table:table-cell office:value-type="float" office:value="24001">
                <text:p>24001</text:p>
              </table:table-cell>
            </table:table-row>
            <table:table-row>
              <table:table-cell office:value-type="string">
                <text:p>277</text:p>
              </table:table-cell>
              <table:table-cell office:value-type="float" office:value="15665">
                <text:p>15665</text:p>
              </table:table-cell>
              <table:table-cell office:value-type="float" office:value="24105">
                <text:p>24105</text:p>
              </table:table-cell>
            </table:table-row>
            <table:table-row>
              <table:table-cell office:value-type="string">
                <text:p>278</text:p>
              </table:table-cell>
              <table:table-cell office:value-type="float" office:value="15565">
                <text:p>15565</text:p>
              </table:table-cell>
              <table:table-cell office:value-type="float" office:value="24253">
                <text:p>24253</text:p>
              </table:table-cell>
            </table:table-row>
            <table:table-row>
              <table:table-cell office:value-type="string">
                <text:p>279</text:p>
              </table:table-cell>
              <table:table-cell office:value-type="float" office:value="15369">
                <text:p>15369</text:p>
              </table:table-cell>
              <table:table-cell office:value-type="float" office:value="24265">
                <text:p>24265</text:p>
              </table:table-cell>
            </table:table-row>
            <table:table-row>
              <table:table-cell office:value-type="string">
                <text:p>280</text:p>
              </table:table-cell>
              <table:table-cell office:value-type="float" office:value="15569">
                <text:p>15569</text:p>
              </table:table-cell>
              <table:table-cell office:value-type="float" office:value="23998">
                <text:p>23998</text:p>
              </table:table-cell>
            </table:table-row>
            <table:table-row>
              <table:table-cell office:value-type="string">
                <text:p>281</text:p>
              </table:table-cell>
              <table:table-cell office:value-type="float" office:value="14566">
                <text:p>14566</text:p>
              </table:table-cell>
              <table:table-cell office:value-type="float" office:value="23988">
                <text:p>23988</text:p>
              </table:table-cell>
            </table:table-row>
            <table:table-row>
              <table:table-cell office:value-type="string">
                <text:p>282</text:p>
              </table:table-cell>
              <table:table-cell office:value-type="float" office:value="13866">
                <text:p>13866</text:p>
              </table:table-cell>
              <table:table-cell office:value-type="float" office:value="23821">
                <text:p>23821</text:p>
              </table:table-cell>
            </table:table-row>
            <table:table-row>
              <table:table-cell office:value-type="string">
                <text:p>283</text:p>
              </table:table-cell>
              <table:table-cell office:value-type="float" office:value="14566">
                <text:p>14566</text:p>
              </table:table-cell>
              <table:table-cell office:value-type="float" office:value="23553">
                <text:p>23553</text:p>
              </table:table-cell>
            </table:table-row>
            <table:table-row>
              <table:table-cell office:value-type="string">
                <text:p>284</text:p>
              </table:table-cell>
              <table:table-cell office:value-type="float" office:value="14764">
                <text:p>14764</text:p>
              </table:table-cell>
              <table:table-cell office:value-type="float" office:value="23513">
                <text:p>23513</text:p>
              </table:table-cell>
            </table:table-row>
            <table:table-row>
              <table:table-cell office:value-type="string">
                <text:p>285</text:p>
              </table:table-cell>
              <table:table-cell office:value-type="float" office:value="15164">
                <text:p>15164</text:p>
              </table:table-cell>
              <table:table-cell office:value-type="float" office:value="23552">
                <text:p>23552</text:p>
              </table:table-cell>
            </table:table-row>
            <table:table-row>
              <table:table-cell office:value-type="string">
                <text:p>286</text:p>
              </table:table-cell>
              <table:table-cell office:value-type="float" office:value="15166">
                <text:p>15166</text:p>
              </table:table-cell>
              <table:table-cell office:value-type="float" office:value="23776">
                <text:p>23776</text:p>
              </table:table-cell>
            </table:table-row>
            <table:table-row>
              <table:table-cell office:value-type="string">
                <text:p>287</text:p>
              </table:table-cell>
              <table:table-cell office:value-type="float" office:value="14565">
                <text:p>14565</text:p>
              </table:table-cell>
              <table:table-cell office:value-type="float" office:value="23349">
                <text:p>23349</text:p>
              </table:table-cell>
            </table:table-row>
            <table:table-row>
              <table:table-cell office:value-type="string">
                <text:p>288</text:p>
              </table:table-cell>
              <table:table-cell office:value-type="float" office:value="13566">
                <text:p>13566</text:p>
              </table:table-cell>
              <table:table-cell office:value-type="float" office:value="23473">
                <text:p>23473</text:p>
              </table:table-cell>
            </table:table-row>
            <table:table-row>
              <table:table-cell office:value-type="string">
                <text:p>289</text:p>
              </table:table-cell>
              <table:table-cell office:value-type="float" office:value="15168">
                <text:p>15168</text:p>
              </table:table-cell>
              <table:table-cell office:value-type="float" office:value="23573">
                <text:p>23573</text:p>
              </table:table-cell>
            </table:table-row>
            <table:table-row>
              <table:table-cell office:value-type="string">
                <text:p>290</text:p>
              </table:table-cell>
              <table:table-cell office:value-type="float" office:value="14669">
                <text:p>14669</text:p>
              </table:table-cell>
              <table:table-cell office:value-type="float" office:value="23542">
                <text:p>23542</text:p>
              </table:table-cell>
            </table:table-row>
            <table:table-row>
              <table:table-cell office:value-type="string">
                <text:p>291</text:p>
              </table:table-cell>
              <table:table-cell office:value-type="float" office:value="13566">
                <text:p>13566</text:p>
              </table:table-cell>
              <table:table-cell office:value-type="float" office:value="23547">
                <text:p>23547</text:p>
              </table:table-cell>
            </table:table-row>
            <table:table-row>
              <table:table-cell office:value-type="string">
                <text:p>292</text:p>
              </table:table-cell>
              <table:table-cell office:value-type="float" office:value="14764">
                <text:p>14764</text:p>
              </table:table-cell>
              <table:table-cell office:value-type="float" office:value="23516">
                <text:p>23516</text:p>
              </table:table-cell>
            </table:table-row>
            <table:table-row>
              <table:table-cell office:value-type="string">
                <text:p>293</text:p>
              </table:table-cell>
              <table:table-cell office:value-type="float" office:value="13567">
                <text:p>13567</text:p>
              </table:table-cell>
              <table:table-cell office:value-type="float" office:value="23606">
                <text:p>23606</text:p>
              </table:table-cell>
            </table:table-row>
            <table:table-row>
              <table:table-cell office:value-type="string">
                <text:p>294</text:p>
              </table:table-cell>
              <table:table-cell office:value-type="float" office:value="14565">
                <text:p>14565</text:p>
              </table:table-cell>
              <table:table-cell office:value-type="float" office:value="23685">
                <text:p>23685</text:p>
              </table:table-cell>
            </table:table-row>
            <table:table-row>
              <table:table-cell office:value-type="string">
                <text:p>295</text:p>
              </table:table-cell>
              <table:table-cell office:value-type="float" office:value="14567">
                <text:p>14567</text:p>
              </table:table-cell>
              <table:table-cell office:value-type="float" office:value="23703">
                <text:p>23703</text:p>
              </table:table-cell>
            </table:table-row>
            <table:table-row>
              <table:table-cell office:value-type="string">
                <text:p>296</text:p>
              </table:table-cell>
              <table:table-cell office:value-type="float" office:value="15470">
                <text:p>15470</text:p>
              </table:table-cell>
              <table:table-cell office:value-type="float" office:value="23684">
                <text:p>23684</text:p>
              </table:table-cell>
            </table:table-row>
            <table:table-row>
              <table:table-cell office:value-type="string">
                <text:p>297</text:p>
              </table:table-cell>
              <table:table-cell office:value-type="float" office:value="13467">
                <text:p>13467</text:p>
              </table:table-cell>
              <table:table-cell office:value-type="float" office:value="23600">
                <text:p>23600</text:p>
              </table:table-cell>
            </table:table-row>
            <table:table-row>
              <table:table-cell office:value-type="string">
                <text:p>298</text:p>
              </table:table-cell>
              <table:table-cell office:value-type="float" office:value="14268">
                <text:p>14268</text:p>
              </table:table-cell>
              <table:table-cell office:value-type="float" office:value="23826">
                <text:p>23826</text:p>
              </table:table-cell>
            </table:table-row>
            <table:table-row>
              <table:table-cell office:value-type="string">
                <text:p>299</text:p>
              </table:table-cell>
              <table:table-cell office:value-type="float" office:value="12866">
                <text:p>12866</text:p>
              </table:table-cell>
              <table:table-cell office:value-type="float" office:value="23582">
                <text:p>23582</text:p>
              </table:table-cell>
            </table:table-row>
            <table:table-row>
              <table:table-cell office:value-type="string">
                <text:p>300</text:p>
              </table:table-cell>
              <table:table-cell office:value-type="float" office:value="14567">
                <text:p>14567</text:p>
              </table:table-cell>
              <table:table-cell office:value-type="float" office:value="23210">
                <text:p>23210</text:p>
              </table:table-cell>
            </table:table-row>
            <table:table-row>
              <table:table-cell office:value-type="string">
                <text:p>301</text:p>
              </table:table-cell>
              <table:table-cell office:value-type="float" office:value="13568">
                <text:p>13568</text:p>
              </table:table-cell>
              <table:table-cell office:value-type="float" office:value="23299">
                <text:p>2329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Windows_X86_64 LibreOffice_project/1ec314fa52f458adc18c4f025c545a4e8b22c15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4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4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99cm" svg:height="6.698cm" xlink:href="." xlink:type="simple" chart:class="chart:line" chart:style-name="ch1">
        <chart:title svg:x="3.011cm" svg:y="0.269cm" chart:style-name="ch2">
          <text:p>B / Random / Swap</text:p>
        </chart:title>
        <chart:plot-area chart:style-name="ch3" chart:data-source-has-labels="both" svg:x="0.199cm" svg:y="1.181cm" svg:width="9.601cm" svg:height="5.384cm">
          <chartooo:coordinate-region svg:x="1.376cm" svg:y="1.302cm" svg:width="8.424cm" svg:height="4.261cm"/>
          <chart:axis chart:dimension="x" chart:name="primary-x" chart:style-name="ch4" chartooo:axis-type="text">
            <chart:categories table:cell-range-address="local-table.$A$2:.$A$302"/>
          </chart:axis>
          <chart:axis chart:dimension="y" chart:name="primary-y" chart:style-name="ch4">
            <chart:grid chart:style-name="ch5" chart:class="major"/>
          </chart:axis>
          <chart:series chart:style-name="ch6" chart:values-cell-range-address="local-table.$B$2:.$B$302" chart:label-cell-address="local-table.$B$1" chart:class="chart:line">
            <chart:data-point chart:repeated="301"/>
          </chart:series>
          <chart:series chart:style-name="ch7" chart:values-cell-range-address="local-table.$C$2:.$C$302" chart:label-cell-address="local-table.$C$1" chart:class="chart:line">
            <chart:data-point chart:repeated="30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Στήλη W</text:p>
              </table:table-cell>
              <table:table-cell office:value-type="string">
                <text:p>Στήλη X</text:p>
              </table:table-cell>
            </table:table-row>
          </table:table-header-rows>
          <table:table-rows>
            <table:table-row>
              <table:table-cell office:value-type="string">
                <text:p>1</text:p>
              </table:table-cell>
              <table:table-cell office:value-type="float" office:value="45361">
                <text:p>45361</text:p>
              </table:table-cell>
              <table:table-cell office:value-type="float" office:value="57684">
                <text:p>57684</text:p>
              </table:table-cell>
            </table:table-row>
            <table:table-row>
              <table:table-cell office:value-type="string">
                <text:p>2</text:p>
              </table:table-cell>
              <table:table-cell office:value-type="float" office:value="43265">
                <text:p>43265</text:p>
              </table:table-cell>
              <table:table-cell office:value-type="float" office:value="54983">
                <text:p>54983</text:p>
              </table:table-cell>
            </table:table-row>
            <table:table-row>
              <table:table-cell office:value-type="string">
                <text:p>3</text:p>
              </table:table-cell>
              <table:table-cell office:value-type="float" office:value="42057">
                <text:p>42057</text:p>
              </table:table-cell>
              <table:table-cell office:value-type="float" office:value="53630">
                <text:p>53630</text:p>
              </table:table-cell>
            </table:table-row>
            <table:table-row>
              <table:table-cell office:value-type="string">
                <text:p>4</text:p>
              </table:table-cell>
              <table:table-cell office:value-type="float" office:value="39762">
                <text:p>39762</text:p>
              </table:table-cell>
              <table:table-cell office:value-type="float" office:value="51925">
                <text:p>51925</text:p>
              </table:table-cell>
            </table:table-row>
            <table:table-row>
              <table:table-cell office:value-type="string">
                <text:p>5</text:p>
              </table:table-cell>
              <table:table-cell office:value-type="float" office:value="38764">
                <text:p>38764</text:p>
              </table:table-cell>
              <table:table-cell office:value-type="float" office:value="50644">
                <text:p>50644</text:p>
              </table:table-cell>
            </table:table-row>
            <table:table-row>
              <table:table-cell office:value-type="string">
                <text:p>6</text:p>
              </table:table-cell>
              <table:table-cell office:value-type="float" office:value="36560">
                <text:p>36560</text:p>
              </table:table-cell>
              <table:table-cell office:value-type="float" office:value="49099">
                <text:p>49099</text:p>
              </table:table-cell>
            </table:table-row>
            <table:table-row>
              <table:table-cell office:value-type="string">
                <text:p>7</text:p>
              </table:table-cell>
              <table:table-cell office:value-type="float" office:value="35565">
                <text:p>35565</text:p>
              </table:table-cell>
              <table:table-cell office:value-type="float" office:value="47724">
                <text:p>47724</text:p>
              </table:table-cell>
            </table:table-row>
            <table:table-row>
              <table:table-cell office:value-type="string">
                <text:p>8</text:p>
              </table:table-cell>
              <table:table-cell office:value-type="float" office:value="33365">
                <text:p>33365</text:p>
              </table:table-cell>
              <table:table-cell office:value-type="float" office:value="47359">
                <text:p>47359</text:p>
              </table:table-cell>
            </table:table-row>
            <table:table-row>
              <table:table-cell office:value-type="string">
                <text:p>9</text:p>
              </table:table-cell>
              <table:table-cell office:value-type="float" office:value="30866">
                <text:p>30866</text:p>
              </table:table-cell>
              <table:table-cell office:value-type="float" office:value="43993">
                <text:p>43993</text:p>
              </table:table-cell>
            </table:table-row>
            <table:table-row>
              <table:table-cell office:value-type="string">
                <text:p>10</text:p>
              </table:table-cell>
              <table:table-cell office:value-type="float" office:value="28769">
                <text:p>28769</text:p>
              </table:table-cell>
              <table:table-cell office:value-type="float" office:value="40557">
                <text:p>40557</text:p>
              </table:table-cell>
            </table:table-row>
            <table:table-row>
              <table:table-cell office:value-type="string">
                <text:p>11</text:p>
              </table:table-cell>
              <table:table-cell office:value-type="float" office:value="28369">
                <text:p>28369</text:p>
              </table:table-cell>
              <table:table-cell office:value-type="float" office:value="39081">
                <text:p>39081</text:p>
              </table:table-cell>
            </table:table-row>
            <table:table-row>
              <table:table-cell office:value-type="string">
                <text:p>12</text:p>
              </table:table-cell>
              <table:table-cell office:value-type="float" office:value="27670">
                <text:p>27670</text:p>
              </table:table-cell>
              <table:table-cell office:value-type="float" office:value="37904">
                <text:p>37904</text:p>
              </table:table-cell>
            </table:table-row>
            <table:table-row>
              <table:table-cell office:value-type="string">
                <text:p>13</text:p>
              </table:table-cell>
              <table:table-cell office:value-type="float" office:value="26869">
                <text:p>26869</text:p>
              </table:table-cell>
              <table:table-cell office:value-type="float" office:value="36951">
                <text:p>36951</text:p>
              </table:table-cell>
            </table:table-row>
            <table:table-row>
              <table:table-cell office:value-type="string">
                <text:p>14</text:p>
              </table:table-cell>
              <table:table-cell office:value-type="float" office:value="26771">
                <text:p>26771</text:p>
              </table:table-cell>
              <table:table-cell office:value-type="float" office:value="35974">
                <text:p>35974</text:p>
              </table:table-cell>
            </table:table-row>
            <table:table-row>
              <table:table-cell office:value-type="string">
                <text:p>15</text:p>
              </table:table-cell>
              <table:table-cell office:value-type="float" office:value="26769">
                <text:p>26769</text:p>
              </table:table-cell>
              <table:table-cell office:value-type="float" office:value="35220">
                <text:p>35220</text:p>
              </table:table-cell>
            </table:table-row>
            <table:table-row>
              <table:table-cell office:value-type="string">
                <text:p>16</text:p>
              </table:table-cell>
              <table:table-cell office:value-type="float" office:value="25769">
                <text:p>25769</text:p>
              </table:table-cell>
              <table:table-cell office:value-type="float" office:value="34342">
                <text:p>34342</text:p>
              </table:table-cell>
            </table:table-row>
            <table:table-row>
              <table:table-cell office:value-type="string">
                <text:p>17</text:p>
              </table:table-cell>
              <table:table-cell office:value-type="float" office:value="25171">
                <text:p>25171</text:p>
              </table:table-cell>
              <table:table-cell office:value-type="float" office:value="33827">
                <text:p>33827</text:p>
              </table:table-cell>
            </table:table-row>
            <table:table-row>
              <table:table-cell office:value-type="string">
                <text:p>18</text:p>
              </table:table-cell>
              <table:table-cell office:value-type="float" office:value="24265">
                <text:p>24265</text:p>
              </table:table-cell>
              <table:table-cell office:value-type="float" office:value="33064">
                <text:p>33064</text:p>
              </table:table-cell>
            </table:table-row>
            <table:table-row>
              <table:table-cell office:value-type="string">
                <text:p>19</text:p>
              </table:table-cell>
              <table:table-cell office:value-type="float" office:value="23870">
                <text:p>23870</text:p>
              </table:table-cell>
              <table:table-cell office:value-type="float" office:value="32504">
                <text:p>32504</text:p>
              </table:table-cell>
            </table:table-row>
            <table:table-row>
              <table:table-cell office:value-type="string">
                <text:p>20</text:p>
              </table:table-cell>
              <table:table-cell office:value-type="float" office:value="24363">
                <text:p>24363</text:p>
              </table:table-cell>
              <table:table-cell office:value-type="float" office:value="31896">
                <text:p>31896</text:p>
              </table:table-cell>
            </table:table-row>
            <table:table-row>
              <table:table-cell office:value-type="string">
                <text:p>21</text:p>
              </table:table-cell>
              <table:table-cell office:value-type="float" office:value="23467">
                <text:p>23467</text:p>
              </table:table-cell>
              <table:table-cell office:value-type="float" office:value="32107">
                <text:p>32107</text:p>
              </table:table-cell>
            </table:table-row>
            <table:table-row>
              <table:table-cell office:value-type="string">
                <text:p>22</text:p>
              </table:table-cell>
              <table:table-cell office:value-type="float" office:value="24365">
                <text:p>24365</text:p>
              </table:table-cell>
              <table:table-cell office:value-type="float" office:value="31959">
                <text:p>31959</text:p>
              </table:table-cell>
            </table:table-row>
            <table:table-row>
              <table:table-cell office:value-type="string">
                <text:p>23</text:p>
              </table:table-cell>
              <table:table-cell office:value-type="float" office:value="23266">
                <text:p>23266</text:p>
              </table:table-cell>
              <table:table-cell office:value-type="float" office:value="31782">
                <text:p>31782</text:p>
              </table:table-cell>
            </table:table-row>
            <table:table-row>
              <table:table-cell office:value-type="string">
                <text:p>24</text:p>
              </table:table-cell>
              <table:table-cell office:value-type="float" office:value="23060">
                <text:p>23060</text:p>
              </table:table-cell>
              <table:table-cell office:value-type="float" office:value="31912">
                <text:p>31912</text:p>
              </table:table-cell>
            </table:table-row>
            <table:table-row>
              <table:table-cell office:value-type="string">
                <text:p>25</text:p>
              </table:table-cell>
              <table:table-cell office:value-type="float" office:value="21967">
                <text:p>21967</text:p>
              </table:table-cell>
              <table:table-cell office:value-type="float" office:value="31722">
                <text:p>31722</text:p>
              </table:table-cell>
            </table:table-row>
            <table:table-row>
              <table:table-cell office:value-type="string">
                <text:p>26</text:p>
              </table:table-cell>
              <table:table-cell office:value-type="float" office:value="22666">
                <text:p>22666</text:p>
              </table:table-cell>
              <table:table-cell office:value-type="float" office:value="31998">
                <text:p>31998</text:p>
              </table:table-cell>
            </table:table-row>
            <table:table-row>
              <table:table-cell office:value-type="string">
                <text:p>27</text:p>
              </table:table-cell>
              <table:table-cell office:value-type="float" office:value="23168">
                <text:p>23168</text:p>
              </table:table-cell>
              <table:table-cell office:value-type="float" office:value="32582">
                <text:p>32582</text:p>
              </table:table-cell>
            </table:table-row>
            <table:table-row>
              <table:table-cell office:value-type="string">
                <text:p>28</text:p>
              </table:table-cell>
              <table:table-cell office:value-type="float" office:value="22867">
                <text:p>22867</text:p>
              </table:table-cell>
              <table:table-cell office:value-type="float" office:value="32148">
                <text:p>32148</text:p>
              </table:table-cell>
            </table:table-row>
            <table:table-row>
              <table:table-cell office:value-type="string">
                <text:p>29</text:p>
              </table:table-cell>
              <table:table-cell office:value-type="float" office:value="21971">
                <text:p>21971</text:p>
              </table:table-cell>
              <table:table-cell office:value-type="float" office:value="31864">
                <text:p>31864</text:p>
              </table:table-cell>
            </table:table-row>
            <table:table-row>
              <table:table-cell office:value-type="string">
                <text:p>30</text:p>
              </table:table-cell>
              <table:table-cell office:value-type="float" office:value="20768">
                <text:p>20768</text:p>
              </table:table-cell>
              <table:table-cell office:value-type="float" office:value="31224">
                <text:p>31224</text:p>
              </table:table-cell>
            </table:table-row>
            <table:table-row>
              <table:table-cell office:value-type="string">
                <text:p>31</text:p>
              </table:table-cell>
              <table:table-cell office:value-type="float" office:value="22365">
                <text:p>22365</text:p>
              </table:table-cell>
              <table:table-cell office:value-type="float" office:value="31526">
                <text:p>31526</text:p>
              </table:table-cell>
            </table:table-row>
            <table:table-row>
              <table:table-cell office:value-type="string">
                <text:p>32</text:p>
              </table:table-cell>
              <table:table-cell office:value-type="float" office:value="22865">
                <text:p>22865</text:p>
              </table:table-cell>
              <table:table-cell office:value-type="float" office:value="31883">
                <text:p>31883</text:p>
              </table:table-cell>
            </table:table-row>
            <table:table-row>
              <table:table-cell office:value-type="string">
                <text:p>33</text:p>
              </table:table-cell>
              <table:table-cell office:value-type="float" office:value="23067">
                <text:p>23067</text:p>
              </table:table-cell>
              <table:table-cell office:value-type="float" office:value="31953">
                <text:p>31953</text:p>
              </table:table-cell>
            </table:table-row>
            <table:table-row>
              <table:table-cell office:value-type="string">
                <text:p>34</text:p>
              </table:table-cell>
              <table:table-cell office:value-type="float" office:value="21764">
                <text:p>21764</text:p>
              </table:table-cell>
              <table:table-cell office:value-type="float" office:value="31881">
                <text:p>31881</text:p>
              </table:table-cell>
            </table:table-row>
            <table:table-row>
              <table:table-cell office:value-type="string">
                <text:p>35</text:p>
              </table:table-cell>
              <table:table-cell office:value-type="float" office:value="23663">
                <text:p>23663</text:p>
              </table:table-cell>
              <table:table-cell office:value-type="float" office:value="31779">
                <text:p>31779</text:p>
              </table:table-cell>
            </table:table-row>
            <table:table-row>
              <table:table-cell office:value-type="string">
                <text:p>36</text:p>
              </table:table-cell>
              <table:table-cell office:value-type="float" office:value="22869">
                <text:p>22869</text:p>
              </table:table-cell>
              <table:table-cell office:value-type="float" office:value="31729">
                <text:p>31729</text:p>
              </table:table-cell>
            </table:table-row>
            <table:table-row>
              <table:table-cell office:value-type="string">
                <text:p>37</text:p>
              </table:table-cell>
              <table:table-cell office:value-type="float" office:value="22669">
                <text:p>22669</text:p>
              </table:table-cell>
              <table:table-cell office:value-type="float" office:value="32062">
                <text:p>32062</text:p>
              </table:table-cell>
            </table:table-row>
            <table:table-row>
              <table:table-cell office:value-type="string">
                <text:p>38</text:p>
              </table:table-cell>
              <table:table-cell office:value-type="float" office:value="23564">
                <text:p>23564</text:p>
              </table:table-cell>
              <table:table-cell office:value-type="float" office:value="32314">
                <text:p>32314</text:p>
              </table:table-cell>
            </table:table-row>
            <table:table-row>
              <table:table-cell office:value-type="string">
                <text:p>39</text:p>
              </table:table-cell>
              <table:table-cell office:value-type="float" office:value="23060">
                <text:p>23060</text:p>
              </table:table-cell>
              <table:table-cell office:value-type="float" office:value="32228">
                <text:p>32228</text:p>
              </table:table-cell>
            </table:table-row>
            <table:table-row>
              <table:table-cell office:value-type="string">
                <text:p>40</text:p>
              </table:table-cell>
              <table:table-cell office:value-type="float" office:value="21668">
                <text:p>21668</text:p>
              </table:table-cell>
              <table:table-cell office:value-type="float" office:value="32477">
                <text:p>32477</text:p>
              </table:table-cell>
            </table:table-row>
            <table:table-row>
              <table:table-cell office:value-type="string">
                <text:p>41</text:p>
              </table:table-cell>
              <table:table-cell office:value-type="float" office:value="22269">
                <text:p>22269</text:p>
              </table:table-cell>
              <table:table-cell office:value-type="float" office:value="32210">
                <text:p>32210</text:p>
              </table:table-cell>
            </table:table-row>
            <table:table-row>
              <table:table-cell office:value-type="string">
                <text:p>42</text:p>
              </table:table-cell>
              <table:table-cell office:value-type="float" office:value="22068">
                <text:p>22068</text:p>
              </table:table-cell>
              <table:table-cell office:value-type="float" office:value="32066">
                <text:p>32066</text:p>
              </table:table-cell>
            </table:table-row>
            <table:table-row>
              <table:table-cell office:value-type="string">
                <text:p>43</text:p>
              </table:table-cell>
              <table:table-cell office:value-type="float" office:value="23164">
                <text:p>23164</text:p>
              </table:table-cell>
              <table:table-cell office:value-type="float" office:value="31474">
                <text:p>31474</text:p>
              </table:table-cell>
            </table:table-row>
            <table:table-row>
              <table:table-cell office:value-type="string">
                <text:p>44</text:p>
              </table:table-cell>
              <table:table-cell office:value-type="float" office:value="21669">
                <text:p>21669</text:p>
              </table:table-cell>
              <table:table-cell office:value-type="float" office:value="31102">
                <text:p>31102</text:p>
              </table:table-cell>
            </table:table-row>
            <table:table-row>
              <table:table-cell office:value-type="string">
                <text:p>45</text:p>
              </table:table-cell>
              <table:table-cell office:value-type="float" office:value="22766">
                <text:p>22766</text:p>
              </table:table-cell>
              <table:table-cell office:value-type="float" office:value="30882">
                <text:p>30882</text:p>
              </table:table-cell>
            </table:table-row>
            <table:table-row>
              <table:table-cell office:value-type="string">
                <text:p>46</text:p>
              </table:table-cell>
              <table:table-cell office:value-type="float" office:value="22163">
                <text:p>22163</text:p>
              </table:table-cell>
              <table:table-cell office:value-type="float" office:value="31051">
                <text:p>31051</text:p>
              </table:table-cell>
            </table:table-row>
            <table:table-row>
              <table:table-cell office:value-type="string">
                <text:p>47</text:p>
              </table:table-cell>
              <table:table-cell office:value-type="float" office:value="21669">
                <text:p>21669</text:p>
              </table:table-cell>
              <table:table-cell office:value-type="float" office:value="30912">
                <text:p>30912</text:p>
              </table:table-cell>
            </table:table-row>
            <table:table-row>
              <table:table-cell office:value-type="string">
                <text:p>48</text:p>
              </table:table-cell>
              <table:table-cell office:value-type="float" office:value="22768">
                <text:p>22768</text:p>
              </table:table-cell>
              <table:table-cell office:value-type="float" office:value="30893">
                <text:p>30893</text:p>
              </table:table-cell>
            </table:table-row>
            <table:table-row>
              <table:table-cell office:value-type="string">
                <text:p>49</text:p>
              </table:table-cell>
              <table:table-cell office:value-type="float" office:value="22064">
                <text:p>22064</text:p>
              </table:table-cell>
              <table:table-cell office:value-type="float" office:value="31035">
                <text:p>31035</text:p>
              </table:table-cell>
            </table:table-row>
            <table:table-row>
              <table:table-cell office:value-type="string">
                <text:p>50</text:p>
              </table:table-cell>
              <table:table-cell office:value-type="float" office:value="22273">
                <text:p>22273</text:p>
              </table:table-cell>
              <table:table-cell office:value-type="float" office:value="31164">
                <text:p>31164</text:p>
              </table:table-cell>
            </table:table-row>
            <table:table-row>
              <table:table-cell office:value-type="string">
                <text:p>51</text:p>
              </table:table-cell>
              <table:table-cell office:value-type="float" office:value="21172">
                <text:p>21172</text:p>
              </table:table-cell>
              <table:table-cell office:value-type="float" office:value="31267">
                <text:p>31267</text:p>
              </table:table-cell>
            </table:table-row>
            <table:table-row>
              <table:table-cell office:value-type="string">
                <text:p>52</text:p>
              </table:table-cell>
              <table:table-cell office:value-type="float" office:value="22466">
                <text:p>22466</text:p>
              </table:table-cell>
              <table:table-cell office:value-type="float" office:value="31746">
                <text:p>31746</text:p>
              </table:table-cell>
            </table:table-row>
            <table:table-row>
              <table:table-cell office:value-type="string">
                <text:p>53</text:p>
              </table:table-cell>
              <table:table-cell office:value-type="float" office:value="23069">
                <text:p>23069</text:p>
              </table:table-cell>
              <table:table-cell office:value-type="float" office:value="31731">
                <text:p>31731</text:p>
              </table:table-cell>
            </table:table-row>
            <table:table-row>
              <table:table-cell office:value-type="string">
                <text:p>54</text:p>
              </table:table-cell>
              <table:table-cell office:value-type="float" office:value="23460">
                <text:p>23460</text:p>
              </table:table-cell>
              <table:table-cell office:value-type="float" office:value="31784">
                <text:p>31784</text:p>
              </table:table-cell>
            </table:table-row>
            <table:table-row>
              <table:table-cell office:value-type="string">
                <text:p>55</text:p>
              </table:table-cell>
              <table:table-cell office:value-type="float" office:value="22266">
                <text:p>22266</text:p>
              </table:table-cell>
              <table:table-cell office:value-type="float" office:value="31824">
                <text:p>31824</text:p>
              </table:table-cell>
            </table:table-row>
            <table:table-row>
              <table:table-cell office:value-type="string">
                <text:p>56</text:p>
              </table:table-cell>
              <table:table-cell office:value-type="float" office:value="21772">
                <text:p>21772</text:p>
              </table:table-cell>
              <table:table-cell office:value-type="float" office:value="31702">
                <text:p>31702</text:p>
              </table:table-cell>
            </table:table-row>
            <table:table-row>
              <table:table-cell office:value-type="string">
                <text:p>57</text:p>
              </table:table-cell>
              <table:table-cell office:value-type="float" office:value="22370">
                <text:p>22370</text:p>
              </table:table-cell>
              <table:table-cell office:value-type="float" office:value="30895">
                <text:p>30895</text:p>
              </table:table-cell>
            </table:table-row>
            <table:table-row>
              <table:table-cell office:value-type="string">
                <text:p>58</text:p>
              </table:table-cell>
              <table:table-cell office:value-type="float" office:value="22466">
                <text:p>22466</text:p>
              </table:table-cell>
              <table:table-cell office:value-type="float" office:value="30271">
                <text:p>30271</text:p>
              </table:table-cell>
            </table:table-row>
            <table:table-row>
              <table:table-cell office:value-type="string">
                <text:p>59</text:p>
              </table:table-cell>
              <table:table-cell office:value-type="float" office:value="22271">
                <text:p>22271</text:p>
              </table:table-cell>
              <table:table-cell office:value-type="float" office:value="30325">
                <text:p>30325</text:p>
              </table:table-cell>
            </table:table-row>
            <table:table-row>
              <table:table-cell office:value-type="string">
                <text:p>60</text:p>
              </table:table-cell>
              <table:table-cell office:value-type="float" office:value="21476">
                <text:p>21476</text:p>
              </table:table-cell>
              <table:table-cell office:value-type="float" office:value="29844">
                <text:p>29844</text:p>
              </table:table-cell>
            </table:table-row>
            <table:table-row>
              <table:table-cell office:value-type="string">
                <text:p>61</text:p>
              </table:table-cell>
              <table:table-cell office:value-type="float" office:value="20768">
                <text:p>20768</text:p>
              </table:table-cell>
              <table:table-cell office:value-type="float" office:value="29906">
                <text:p>29906</text:p>
              </table:table-cell>
            </table:table-row>
            <table:table-row>
              <table:table-cell office:value-type="string">
                <text:p>62</text:p>
              </table:table-cell>
              <table:table-cell office:value-type="float" office:value="21366">
                <text:p>21366</text:p>
              </table:table-cell>
              <table:table-cell office:value-type="float" office:value="30194">
                <text:p>30194</text:p>
              </table:table-cell>
            </table:table-row>
            <table:table-row>
              <table:table-cell office:value-type="string">
                <text:p>63</text:p>
              </table:table-cell>
              <table:table-cell office:value-type="float" office:value="20466">
                <text:p>20466</text:p>
              </table:table-cell>
              <table:table-cell office:value-type="float" office:value="29819">
                <text:p>29819</text:p>
              </table:table-cell>
            </table:table-row>
            <table:table-row>
              <table:table-cell office:value-type="string">
                <text:p>64</text:p>
              </table:table-cell>
              <table:table-cell office:value-type="float" office:value="20971">
                <text:p>20971</text:p>
              </table:table-cell>
              <table:table-cell office:value-type="float" office:value="29456">
                <text:p>29456</text:p>
              </table:table-cell>
            </table:table-row>
            <table:table-row>
              <table:table-cell office:value-type="string">
                <text:p>65</text:p>
              </table:table-cell>
              <table:table-cell office:value-type="float" office:value="20468">
                <text:p>20468</text:p>
              </table:table-cell>
              <table:table-cell office:value-type="float" office:value="29273">
                <text:p>29273</text:p>
              </table:table-cell>
            </table:table-row>
            <table:table-row>
              <table:table-cell office:value-type="string">
                <text:p>66</text:p>
              </table:table-cell>
              <table:table-cell office:value-type="float" office:value="19570">
                <text:p>19570</text:p>
              </table:table-cell>
              <table:table-cell office:value-type="float" office:value="28906">
                <text:p>28906</text:p>
              </table:table-cell>
            </table:table-row>
            <table:table-row>
              <table:table-cell office:value-type="string">
                <text:p>67</text:p>
              </table:table-cell>
              <table:table-cell office:value-type="float" office:value="20261">
                <text:p>20261</text:p>
              </table:table-cell>
              <table:table-cell office:value-type="float" office:value="28874">
                <text:p>28874</text:p>
              </table:table-cell>
            </table:table-row>
            <table:table-row>
              <table:table-cell office:value-type="string">
                <text:p>68</text:p>
              </table:table-cell>
              <table:table-cell office:value-type="float" office:value="19068">
                <text:p>19068</text:p>
              </table:table-cell>
              <table:table-cell office:value-type="float" office:value="28503">
                <text:p>28503</text:p>
              </table:table-cell>
            </table:table-row>
            <table:table-row>
              <table:table-cell office:value-type="string">
                <text:p>69</text:p>
              </table:table-cell>
              <table:table-cell office:value-type="float" office:value="19168">
                <text:p>19168</text:p>
              </table:table-cell>
              <table:table-cell office:value-type="float" office:value="27944">
                <text:p>27944</text:p>
              </table:table-cell>
            </table:table-row>
            <table:table-row>
              <table:table-cell office:value-type="string">
                <text:p>70</text:p>
              </table:table-cell>
              <table:table-cell office:value-type="float" office:value="19563">
                <text:p>19563</text:p>
              </table:table-cell>
              <table:table-cell office:value-type="float" office:value="27866">
                <text:p>27866</text:p>
              </table:table-cell>
            </table:table-row>
            <table:table-row>
              <table:table-cell office:value-type="string">
                <text:p>71</text:p>
              </table:table-cell>
              <table:table-cell office:value-type="float" office:value="19666">
                <text:p>19666</text:p>
              </table:table-cell>
              <table:table-cell office:value-type="float" office:value="28578">
                <text:p>28578</text:p>
              </table:table-cell>
            </table:table-row>
            <table:table-row>
              <table:table-cell office:value-type="string">
                <text:p>72</text:p>
              </table:table-cell>
              <table:table-cell office:value-type="float" office:value="20064">
                <text:p>20064</text:p>
              </table:table-cell>
              <table:table-cell office:value-type="float" office:value="29117">
                <text:p>29117</text:p>
              </table:table-cell>
            </table:table-row>
            <table:table-row>
              <table:table-cell office:value-type="string">
                <text:p>73</text:p>
              </table:table-cell>
              <table:table-cell office:value-type="float" office:value="18967">
                <text:p>18967</text:p>
              </table:table-cell>
              <table:table-cell office:value-type="float" office:value="29089">
                <text:p>29089</text:p>
              </table:table-cell>
            </table:table-row>
            <table:table-row>
              <table:table-cell office:value-type="string">
                <text:p>74</text:p>
              </table:table-cell>
              <table:table-cell office:value-type="float" office:value="20168">
                <text:p>20168</text:p>
              </table:table-cell>
              <table:table-cell office:value-type="float" office:value="29085">
                <text:p>29085</text:p>
              </table:table-cell>
            </table:table-row>
            <table:table-row>
              <table:table-cell office:value-type="string">
                <text:p>75</text:p>
              </table:table-cell>
              <table:table-cell office:value-type="float" office:value="20568">
                <text:p>20568</text:p>
              </table:table-cell>
              <table:table-cell office:value-type="float" office:value="29295">
                <text:p>29295</text:p>
              </table:table-cell>
            </table:table-row>
            <table:table-row>
              <table:table-cell office:value-type="string">
                <text:p>76</text:p>
              </table:table-cell>
              <table:table-cell office:value-type="float" office:value="19764">
                <text:p>19764</text:p>
              </table:table-cell>
              <table:table-cell office:value-type="float" office:value="28982">
                <text:p>28982</text:p>
              </table:table-cell>
            </table:table-row>
            <table:table-row>
              <table:table-cell office:value-type="string">
                <text:p>77</text:p>
              </table:table-cell>
              <table:table-cell office:value-type="float" office:value="20866">
                <text:p>20866</text:p>
              </table:table-cell>
              <table:table-cell office:value-type="float" office:value="29191">
                <text:p>29191</text:p>
              </table:table-cell>
            </table:table-row>
            <table:table-row>
              <table:table-cell office:value-type="string">
                <text:p>78</text:p>
              </table:table-cell>
              <table:table-cell office:value-type="float" office:value="19065">
                <text:p>19065</text:p>
              </table:table-cell>
              <table:table-cell office:value-type="float" office:value="29012">
                <text:p>29012</text:p>
              </table:table-cell>
            </table:table-row>
            <table:table-row>
              <table:table-cell office:value-type="string">
                <text:p>79</text:p>
              </table:table-cell>
              <table:table-cell office:value-type="float" office:value="21068">
                <text:p>21068</text:p>
              </table:table-cell>
              <table:table-cell office:value-type="float" office:value="29102">
                <text:p>29102</text:p>
              </table:table-cell>
            </table:table-row>
            <table:table-row>
              <table:table-cell office:value-type="string">
                <text:p>80</text:p>
              </table:table-cell>
              <table:table-cell office:value-type="float" office:value="19570">
                <text:p>19570</text:p>
              </table:table-cell>
              <table:table-cell office:value-type="float" office:value="29169">
                <text:p>29169</text:p>
              </table:table-cell>
            </table:table-row>
            <table:table-row>
              <table:table-cell office:value-type="string">
                <text:p>81</text:p>
              </table:table-cell>
              <table:table-cell office:value-type="float" office:value="19267">
                <text:p>19267</text:p>
              </table:table-cell>
              <table:table-cell office:value-type="float" office:value="29510">
                <text:p>29510</text:p>
              </table:table-cell>
            </table:table-row>
            <table:table-row>
              <table:table-cell office:value-type="string">
                <text:p>82</text:p>
              </table:table-cell>
              <table:table-cell office:value-type="float" office:value="18765">
                <text:p>18765</text:p>
              </table:table-cell>
              <table:table-cell office:value-type="float" office:value="29571">
                <text:p>29571</text:p>
              </table:table-cell>
            </table:table-row>
            <table:table-row>
              <table:table-cell office:value-type="string">
                <text:p>83</text:p>
              </table:table-cell>
              <table:table-cell office:value-type="float" office:value="19371">
                <text:p>19371</text:p>
              </table:table-cell>
              <table:table-cell office:value-type="float" office:value="29521">
                <text:p>29521</text:p>
              </table:table-cell>
            </table:table-row>
            <table:table-row>
              <table:table-cell office:value-type="string">
                <text:p>84</text:p>
              </table:table-cell>
              <table:table-cell office:value-type="float" office:value="20766">
                <text:p>20766</text:p>
              </table:table-cell>
              <table:table-cell office:value-type="float" office:value="29086">
                <text:p>29086</text:p>
              </table:table-cell>
            </table:table-row>
            <table:table-row>
              <table:table-cell office:value-type="string">
                <text:p>85</text:p>
              </table:table-cell>
              <table:table-cell office:value-type="float" office:value="19762">
                <text:p>19762</text:p>
              </table:table-cell>
              <table:table-cell office:value-type="float" office:value="28544">
                <text:p>28544</text:p>
              </table:table-cell>
            </table:table-row>
            <table:table-row>
              <table:table-cell office:value-type="string">
                <text:p>86</text:p>
              </table:table-cell>
              <table:table-cell office:value-type="float" office:value="18771">
                <text:p>18771</text:p>
              </table:table-cell>
              <table:table-cell office:value-type="float" office:value="27988">
                <text:p>27988</text:p>
              </table:table-cell>
            </table:table-row>
            <table:table-row>
              <table:table-cell office:value-type="string">
                <text:p>87</text:p>
              </table:table-cell>
              <table:table-cell office:value-type="float" office:value="18166">
                <text:p>18166</text:p>
              </table:table-cell>
              <table:table-cell office:value-type="float" office:value="27668">
                <text:p>27668</text:p>
              </table:table-cell>
            </table:table-row>
            <table:table-row>
              <table:table-cell office:value-type="string">
                <text:p>88</text:p>
              </table:table-cell>
              <table:table-cell office:value-type="float" office:value="18965">
                <text:p>18965</text:p>
              </table:table-cell>
              <table:table-cell office:value-type="float" office:value="27165">
                <text:p>27165</text:p>
              </table:table-cell>
            </table:table-row>
            <table:table-row>
              <table:table-cell office:value-type="string">
                <text:p>89</text:p>
              </table:table-cell>
              <table:table-cell office:value-type="float" office:value="18864">
                <text:p>18864</text:p>
              </table:table-cell>
              <table:table-cell office:value-type="float" office:value="27544">
                <text:p>27544</text:p>
              </table:table-cell>
            </table:table-row>
            <table:table-row>
              <table:table-cell office:value-type="string">
                <text:p>90</text:p>
              </table:table-cell>
              <table:table-cell office:value-type="float" office:value="18966">
                <text:p>18966</text:p>
              </table:table-cell>
              <table:table-cell office:value-type="float" office:value="27783">
                <text:p>27783</text:p>
              </table:table-cell>
            </table:table-row>
            <table:table-row>
              <table:table-cell office:value-type="string">
                <text:p>91</text:p>
              </table:table-cell>
              <table:table-cell office:value-type="float" office:value="19664">
                <text:p>19664</text:p>
              </table:table-cell>
              <table:table-cell office:value-type="float" office:value="27857">
                <text:p>27857</text:p>
              </table:table-cell>
            </table:table-row>
            <table:table-row>
              <table:table-cell office:value-type="string">
                <text:p>92</text:p>
              </table:table-cell>
              <table:table-cell office:value-type="float" office:value="20765">
                <text:p>20765</text:p>
              </table:table-cell>
              <table:table-cell office:value-type="float" office:value="28404">
                <text:p>28404</text:p>
              </table:table-cell>
            </table:table-row>
            <table:table-row>
              <table:table-cell office:value-type="string">
                <text:p>93</text:p>
              </table:table-cell>
              <table:table-cell office:value-type="float" office:value="19871">
                <text:p>19871</text:p>
              </table:table-cell>
              <table:table-cell office:value-type="float" office:value="28803">
                <text:p>28803</text:p>
              </table:table-cell>
            </table:table-row>
            <table:table-row>
              <table:table-cell office:value-type="string">
                <text:p>94</text:p>
              </table:table-cell>
              <table:table-cell office:value-type="float" office:value="20066">
                <text:p>20066</text:p>
              </table:table-cell>
              <table:table-cell office:value-type="float" office:value="29405">
                <text:p>29405</text:p>
              </table:table-cell>
            </table:table-row>
            <table:table-row>
              <table:table-cell office:value-type="string">
                <text:p>95</text:p>
              </table:table-cell>
              <table:table-cell office:value-type="float" office:value="21364">
                <text:p>21364</text:p>
              </table:table-cell>
              <table:table-cell office:value-type="float" office:value="29964">
                <text:p>29964</text:p>
              </table:table-cell>
            </table:table-row>
            <table:table-row>
              <table:table-cell office:value-type="string">
                <text:p>96</text:p>
              </table:table-cell>
              <table:table-cell office:value-type="float" office:value="21465">
                <text:p>21465</text:p>
              </table:table-cell>
              <table:table-cell office:value-type="float" office:value="30591">
                <text:p>30591</text:p>
              </table:table-cell>
            </table:table-row>
            <table:table-row>
              <table:table-cell office:value-type="string">
                <text:p>97</text:p>
              </table:table-cell>
              <table:table-cell office:value-type="float" office:value="21267">
                <text:p>21267</text:p>
              </table:table-cell>
              <table:table-cell office:value-type="float" office:value="30733">
                <text:p>30733</text:p>
              </table:table-cell>
            </table:table-row>
            <table:table-row>
              <table:table-cell office:value-type="string">
                <text:p>98</text:p>
              </table:table-cell>
              <table:table-cell office:value-type="float" office:value="22466">
                <text:p>22466</text:p>
              </table:table-cell>
              <table:table-cell office:value-type="float" office:value="30582">
                <text:p>30582</text:p>
              </table:table-cell>
            </table:table-row>
            <table:table-row>
              <table:table-cell office:value-type="string">
                <text:p>99</text:p>
              </table:table-cell>
              <table:table-cell office:value-type="float" office:value="22560">
                <text:p>22560</text:p>
              </table:table-cell>
              <table:table-cell office:value-type="float" office:value="30207">
                <text:p>30207</text:p>
              </table:table-cell>
            </table:table-row>
            <table:table-row>
              <table:table-cell office:value-type="string">
                <text:p>100</text:p>
              </table:table-cell>
              <table:table-cell office:value-type="float" office:value="21464">
                <text:p>21464</text:p>
              </table:table-cell>
              <table:table-cell office:value-type="float" office:value="30327">
                <text:p>30327</text:p>
              </table:table-cell>
            </table:table-row>
            <table:table-row>
              <table:table-cell office:value-type="string">
                <text:p>101</text:p>
              </table:table-cell>
              <table:table-cell office:value-type="float" office:value="21364">
                <text:p>21364</text:p>
              </table:table-cell>
              <table:table-cell office:value-type="float" office:value="30239">
                <text:p>30239</text:p>
              </table:table-cell>
            </table:table-row>
            <table:table-row>
              <table:table-cell office:value-type="string">
                <text:p>102</text:p>
              </table:table-cell>
              <table:table-cell office:value-type="float" office:value="20569">
                <text:p>20569</text:p>
              </table:table-cell>
              <table:table-cell office:value-type="float" office:value="29924">
                <text:p>29924</text:p>
              </table:table-cell>
            </table:table-row>
            <table:table-row>
              <table:table-cell office:value-type="string">
                <text:p>103</text:p>
              </table:table-cell>
              <table:table-cell office:value-type="float" office:value="20659">
                <text:p>20659</text:p>
              </table:table-cell>
              <table:table-cell office:value-type="float" office:value="29469">
                <text:p>29469</text:p>
              </table:table-cell>
            </table:table-row>
            <table:table-row>
              <table:table-cell office:value-type="string">
                <text:p>104</text:p>
              </table:table-cell>
              <table:table-cell office:value-type="float" office:value="19857">
                <text:p>19857</text:p>
              </table:table-cell>
              <table:table-cell office:value-type="float" office:value="29590">
                <text:p>29590</text:p>
              </table:table-cell>
            </table:table-row>
            <table:table-row>
              <table:table-cell office:value-type="string">
                <text:p>105</text:p>
              </table:table-cell>
              <table:table-cell office:value-type="float" office:value="19961">
                <text:p>19961</text:p>
              </table:table-cell>
              <table:table-cell office:value-type="float" office:value="29584">
                <text:p>29584</text:p>
              </table:table-cell>
            </table:table-row>
            <table:table-row>
              <table:table-cell office:value-type="string">
                <text:p>106</text:p>
              </table:table-cell>
              <table:table-cell office:value-type="float" office:value="20963">
                <text:p>20963</text:p>
              </table:table-cell>
              <table:table-cell office:value-type="float" office:value="29512">
                <text:p>29512</text:p>
              </table:table-cell>
            </table:table-row>
            <table:table-row>
              <table:table-cell office:value-type="string">
                <text:p>107</text:p>
              </table:table-cell>
              <table:table-cell office:value-type="float" office:value="20264">
                <text:p>20264</text:p>
              </table:table-cell>
              <table:table-cell office:value-type="float" office:value="29335">
                <text:p>29335</text:p>
              </table:table-cell>
            </table:table-row>
            <table:table-row>
              <table:table-cell office:value-type="string">
                <text:p>108</text:p>
              </table:table-cell>
              <table:table-cell office:value-type="float" office:value="19359">
                <text:p>19359</text:p>
              </table:table-cell>
              <table:table-cell office:value-type="float" office:value="29480">
                <text:p>29480</text:p>
              </table:table-cell>
            </table:table-row>
            <table:table-row>
              <table:table-cell office:value-type="string">
                <text:p>109</text:p>
              </table:table-cell>
              <table:table-cell office:value-type="float" office:value="20558">
                <text:p>20558</text:p>
              </table:table-cell>
              <table:table-cell office:value-type="float" office:value="29242">
                <text:p>29242</text:p>
              </table:table-cell>
            </table:table-row>
            <table:table-row>
              <table:table-cell office:value-type="string">
                <text:p>110</text:p>
              </table:table-cell>
              <table:table-cell office:value-type="float" office:value="17963">
                <text:p>17963</text:p>
              </table:table-cell>
              <table:table-cell office:value-type="float" office:value="28755">
                <text:p>28755</text:p>
              </table:table-cell>
            </table:table-row>
            <table:table-row>
              <table:table-cell office:value-type="string">
                <text:p>111</text:p>
              </table:table-cell>
              <table:table-cell office:value-type="float" office:value="20063">
                <text:p>20063</text:p>
              </table:table-cell>
              <table:table-cell office:value-type="float" office:value="28321">
                <text:p>28321</text:p>
              </table:table-cell>
            </table:table-row>
            <table:table-row>
              <table:table-cell office:value-type="string">
                <text:p>112</text:p>
              </table:table-cell>
              <table:table-cell office:value-type="float" office:value="18663">
                <text:p>18663</text:p>
              </table:table-cell>
              <table:table-cell office:value-type="float" office:value="28106">
                <text:p>28106</text:p>
              </table:table-cell>
            </table:table-row>
            <table:table-row>
              <table:table-cell office:value-type="string">
                <text:p>113</text:p>
              </table:table-cell>
              <table:table-cell office:value-type="float" office:value="16059">
                <text:p>16059</text:p>
              </table:table-cell>
              <table:table-cell office:value-type="float" office:value="27651">
                <text:p>27651</text:p>
              </table:table-cell>
            </table:table-row>
            <table:table-row>
              <table:table-cell office:value-type="string">
                <text:p>114</text:p>
              </table:table-cell>
              <table:table-cell office:value-type="float" office:value="19662">
                <text:p>19662</text:p>
              </table:table-cell>
              <table:table-cell office:value-type="float" office:value="27354">
                <text:p>27354</text:p>
              </table:table-cell>
            </table:table-row>
            <table:table-row>
              <table:table-cell office:value-type="string">
                <text:p>115</text:p>
              </table:table-cell>
              <table:table-cell office:value-type="float" office:value="19563">
                <text:p>19563</text:p>
              </table:table-cell>
              <table:table-cell office:value-type="float" office:value="27787">
                <text:p>27787</text:p>
              </table:table-cell>
            </table:table-row>
            <table:table-row>
              <table:table-cell office:value-type="string">
                <text:p>116</text:p>
              </table:table-cell>
              <table:table-cell office:value-type="float" office:value="18159">
                <text:p>18159</text:p>
              </table:table-cell>
              <table:table-cell office:value-type="float" office:value="28338">
                <text:p>28338</text:p>
              </table:table-cell>
            </table:table-row>
            <table:table-row>
              <table:table-cell office:value-type="string">
                <text:p>117</text:p>
              </table:table-cell>
              <table:table-cell office:value-type="float" office:value="18760">
                <text:p>18760</text:p>
              </table:table-cell>
              <table:table-cell office:value-type="float" office:value="28284">
                <text:p>28284</text:p>
              </table:table-cell>
            </table:table-row>
            <table:table-row>
              <table:table-cell office:value-type="string">
                <text:p>118</text:p>
              </table:table-cell>
              <table:table-cell office:value-type="float" office:value="19663">
                <text:p>19663</text:p>
              </table:table-cell>
              <table:table-cell office:value-type="float" office:value="27828">
                <text:p>27828</text:p>
              </table:table-cell>
            </table:table-row>
            <table:table-row>
              <table:table-cell office:value-type="string">
                <text:p>119</text:p>
              </table:table-cell>
              <table:table-cell office:value-type="float" office:value="18752">
                <text:p>18752</text:p>
              </table:table-cell>
              <table:table-cell office:value-type="float" office:value="27795">
                <text:p>27795</text:p>
              </table:table-cell>
            </table:table-row>
            <table:table-row>
              <table:table-cell office:value-type="string">
                <text:p>120</text:p>
              </table:table-cell>
              <table:table-cell office:value-type="float" office:value="19759">
                <text:p>19759</text:p>
              </table:table-cell>
              <table:table-cell office:value-type="float" office:value="27765">
                <text:p>27765</text:p>
              </table:table-cell>
            </table:table-row>
            <table:table-row>
              <table:table-cell office:value-type="string">
                <text:p>121</text:p>
              </table:table-cell>
              <table:table-cell office:value-type="float" office:value="18260">
                <text:p>18260</text:p>
              </table:table-cell>
              <table:table-cell office:value-type="float" office:value="27955">
                <text:p>27955</text:p>
              </table:table-cell>
            </table:table-row>
            <table:table-row>
              <table:table-cell office:value-type="string">
                <text:p>122</text:p>
              </table:table-cell>
              <table:table-cell office:value-type="float" office:value="19156">
                <text:p>19156</text:p>
              </table:table-cell>
              <table:table-cell office:value-type="float" office:value="27955">
                <text:p>27955</text:p>
              </table:table-cell>
            </table:table-row>
            <table:table-row>
              <table:table-cell office:value-type="string">
                <text:p>123</text:p>
              </table:table-cell>
              <table:table-cell office:value-type="float" office:value="19358">
                <text:p>19358</text:p>
              </table:table-cell>
              <table:table-cell office:value-type="float" office:value="27870">
                <text:p>27870</text:p>
              </table:table-cell>
            </table:table-row>
            <table:table-row>
              <table:table-cell office:value-type="string">
                <text:p>124</text:p>
              </table:table-cell>
              <table:table-cell office:value-type="float" office:value="19761">
                <text:p>19761</text:p>
              </table:table-cell>
              <table:table-cell office:value-type="float" office:value="27811">
                <text:p>27811</text:p>
              </table:table-cell>
            </table:table-row>
            <table:table-row>
              <table:table-cell office:value-type="string">
                <text:p>125</text:p>
              </table:table-cell>
              <table:table-cell office:value-type="float" office:value="18256">
                <text:p>18256</text:p>
              </table:table-cell>
              <table:table-cell office:value-type="float" office:value="28002">
                <text:p>28002</text:p>
              </table:table-cell>
            </table:table-row>
            <table:table-row>
              <table:table-cell office:value-type="string">
                <text:p>126</text:p>
              </table:table-cell>
              <table:table-cell office:value-type="float" office:value="20157">
                <text:p>20157</text:p>
              </table:table-cell>
              <table:table-cell office:value-type="float" office:value="27948">
                <text:p>27948</text:p>
              </table:table-cell>
            </table:table-row>
            <table:table-row>
              <table:table-cell office:value-type="string">
                <text:p>127</text:p>
              </table:table-cell>
              <table:table-cell office:value-type="float" office:value="19259">
                <text:p>19259</text:p>
              </table:table-cell>
              <table:table-cell office:value-type="float" office:value="28560">
                <text:p>28560</text:p>
              </table:table-cell>
            </table:table-row>
            <table:table-row>
              <table:table-cell office:value-type="string">
                <text:p>128</text:p>
              </table:table-cell>
              <table:table-cell office:value-type="float" office:value="18860">
                <text:p>18860</text:p>
              </table:table-cell>
              <table:table-cell office:value-type="float" office:value="28579">
                <text:p>28579</text:p>
              </table:table-cell>
            </table:table-row>
            <table:table-row>
              <table:table-cell office:value-type="string">
                <text:p>129</text:p>
              </table:table-cell>
              <table:table-cell office:value-type="float" office:value="20859">
                <text:p>20859</text:p>
              </table:table-cell>
              <table:table-cell office:value-type="float" office:value="28680">
                <text:p>28680</text:p>
              </table:table-cell>
            </table:table-row>
            <table:table-row>
              <table:table-cell office:value-type="string">
                <text:p>130</text:p>
              </table:table-cell>
              <table:table-cell office:value-type="float" office:value="18961">
                <text:p>18961</text:p>
              </table:table-cell>
              <table:table-cell office:value-type="float" office:value="28706">
                <text:p>28706</text:p>
              </table:table-cell>
            </table:table-row>
            <table:table-row>
              <table:table-cell office:value-type="string">
                <text:p>131</text:p>
              </table:table-cell>
              <table:table-cell office:value-type="float" office:value="18063">
                <text:p>18063</text:p>
              </table:table-cell>
              <table:table-cell office:value-type="float" office:value="28821">
                <text:p>28821</text:p>
              </table:table-cell>
            </table:table-row>
            <table:table-row>
              <table:table-cell office:value-type="string">
                <text:p>132</text:p>
              </table:table-cell>
              <table:table-cell office:value-type="float" office:value="19062">
                <text:p>19062</text:p>
              </table:table-cell>
              <table:table-cell office:value-type="float" office:value="28562">
                <text:p>28562</text:p>
              </table:table-cell>
            </table:table-row>
            <table:table-row>
              <table:table-cell office:value-type="string">
                <text:p>133</text:p>
              </table:table-cell>
              <table:table-cell office:value-type="float" office:value="18558">
                <text:p>18558</text:p>
              </table:table-cell>
              <table:table-cell office:value-type="float" office:value="28022">
                <text:p>28022</text:p>
              </table:table-cell>
            </table:table-row>
            <table:table-row>
              <table:table-cell office:value-type="string">
                <text:p>134</text:p>
              </table:table-cell>
              <table:table-cell office:value-type="float" office:value="19760">
                <text:p>19760</text:p>
              </table:table-cell>
              <table:table-cell office:value-type="float" office:value="28030">
                <text:p>28030</text:p>
              </table:table-cell>
            </table:table-row>
            <table:table-row>
              <table:table-cell office:value-type="string">
                <text:p>135</text:p>
              </table:table-cell>
              <table:table-cell office:value-type="float" office:value="18065">
                <text:p>18065</text:p>
              </table:table-cell>
              <table:table-cell office:value-type="float" office:value="27741">
                <text:p>27741</text:p>
              </table:table-cell>
            </table:table-row>
            <table:table-row>
              <table:table-cell office:value-type="string">
                <text:p>136</text:p>
              </table:table-cell>
              <table:table-cell office:value-type="float" office:value="19054">
                <text:p>19054</text:p>
              </table:table-cell>
              <table:table-cell office:value-type="float" office:value="27781">
                <text:p>27781</text:p>
              </table:table-cell>
            </table:table-row>
            <table:table-row>
              <table:table-cell office:value-type="string">
                <text:p>137</text:p>
              </table:table-cell>
              <table:table-cell office:value-type="float" office:value="17959">
                <text:p>17959</text:p>
              </table:table-cell>
              <table:table-cell office:value-type="float" office:value="28104">
                <text:p>28104</text:p>
              </table:table-cell>
            </table:table-row>
            <table:table-row>
              <table:table-cell office:value-type="string">
                <text:p>138</text:p>
              </table:table-cell>
              <table:table-cell office:value-type="float" office:value="19162">
                <text:p>19162</text:p>
              </table:table-cell>
              <table:table-cell office:value-type="float" office:value="28432">
                <text:p>28432</text:p>
              </table:table-cell>
            </table:table-row>
            <table:table-row>
              <table:table-cell office:value-type="string">
                <text:p>139</text:p>
              </table:table-cell>
              <table:table-cell office:value-type="float" office:value="18664">
                <text:p>18664</text:p>
              </table:table-cell>
              <table:table-cell office:value-type="float" office:value="28481">
                <text:p>28481</text:p>
              </table:table-cell>
            </table:table-row>
            <table:table-row>
              <table:table-cell office:value-type="string">
                <text:p>140</text:p>
              </table:table-cell>
              <table:table-cell office:value-type="float" office:value="19058">
                <text:p>19058</text:p>
              </table:table-cell>
              <table:table-cell office:value-type="float" office:value="27909">
                <text:p>27909</text:p>
              </table:table-cell>
            </table:table-row>
            <table:table-row>
              <table:table-cell office:value-type="string">
                <text:p>141</text:p>
              </table:table-cell>
              <table:table-cell office:value-type="float" office:value="17963">
                <text:p>17963</text:p>
              </table:table-cell>
              <table:table-cell office:value-type="float" office:value="27660">
                <text:p>27660</text:p>
              </table:table-cell>
            </table:table-row>
            <table:table-row>
              <table:table-cell office:value-type="string">
                <text:p>142</text:p>
              </table:table-cell>
              <table:table-cell office:value-type="float" office:value="18863">
                <text:p>18863</text:p>
              </table:table-cell>
              <table:table-cell office:value-type="float" office:value="27384">
                <text:p>27384</text:p>
              </table:table-cell>
            </table:table-row>
            <table:table-row>
              <table:table-cell office:value-type="string">
                <text:p>143</text:p>
              </table:table-cell>
              <table:table-cell office:value-type="float" office:value="18162">
                <text:p>18162</text:p>
              </table:table-cell>
              <table:table-cell office:value-type="float" office:value="27352">
                <text:p>27352</text:p>
              </table:table-cell>
            </table:table-row>
            <table:table-row>
              <table:table-cell office:value-type="string">
                <text:p>144</text:p>
              </table:table-cell>
              <table:table-cell office:value-type="float" office:value="18766">
                <text:p>18766</text:p>
              </table:table-cell>
              <table:table-cell office:value-type="float" office:value="27593">
                <text:p>27593</text:p>
              </table:table-cell>
            </table:table-row>
            <table:table-row>
              <table:table-cell office:value-type="string">
                <text:p>145</text:p>
              </table:table-cell>
              <table:table-cell office:value-type="float" office:value="18865">
                <text:p>18865</text:p>
              </table:table-cell>
              <table:table-cell office:value-type="float" office:value="27244">
                <text:p>27244</text:p>
              </table:table-cell>
            </table:table-row>
            <table:table-row>
              <table:table-cell office:value-type="string">
                <text:p>146</text:p>
              </table:table-cell>
              <table:table-cell office:value-type="float" office:value="18865">
                <text:p>18865</text:p>
              </table:table-cell>
              <table:table-cell office:value-type="float" office:value="27909">
                <text:p>27909</text:p>
              </table:table-cell>
            </table:table-row>
            <table:table-row>
              <table:table-cell office:value-type="string">
                <text:p>147</text:p>
              </table:table-cell>
              <table:table-cell office:value-type="float" office:value="19769">
                <text:p>19769</text:p>
              </table:table-cell>
              <table:table-cell office:value-type="float" office:value="28089">
                <text:p>28089</text:p>
              </table:table-cell>
            </table:table-row>
            <table:table-row>
              <table:table-cell office:value-type="string">
                <text:p>148</text:p>
              </table:table-cell>
              <table:table-cell office:value-type="float" office:value="18171">
                <text:p>18171</text:p>
              </table:table-cell>
              <table:table-cell office:value-type="float" office:value="28514">
                <text:p>28514</text:p>
              </table:table-cell>
            </table:table-row>
            <table:table-row>
              <table:table-cell office:value-type="string">
                <text:p>149</text:p>
              </table:table-cell>
              <table:table-cell office:value-type="float" office:value="19170">
                <text:p>19170</text:p>
              </table:table-cell>
              <table:table-cell office:value-type="float" office:value="28550">
                <text:p>28550</text:p>
              </table:table-cell>
            </table:table-row>
            <table:table-row>
              <table:table-cell office:value-type="string">
                <text:p>150</text:p>
              </table:table-cell>
              <table:table-cell office:value-type="float" office:value="19862">
                <text:p>19862</text:p>
              </table:table-cell>
              <table:table-cell office:value-type="float" office:value="28400">
                <text:p>28400</text:p>
              </table:table-cell>
            </table:table-row>
            <table:table-row>
              <table:table-cell office:value-type="string">
                <text:p>151</text:p>
              </table:table-cell>
              <table:table-cell office:value-type="float" office:value="19668">
                <text:p>19668</text:p>
              </table:table-cell>
              <table:table-cell office:value-type="float" office:value="28245">
                <text:p>28245</text:p>
              </table:table-cell>
            </table:table-row>
            <table:table-row>
              <table:table-cell office:value-type="string">
                <text:p>152</text:p>
              </table:table-cell>
              <table:table-cell office:value-type="float" office:value="19170">
                <text:p>19170</text:p>
              </table:table-cell>
              <table:table-cell office:value-type="float" office:value="28153">
                <text:p>28153</text:p>
              </table:table-cell>
            </table:table-row>
            <table:table-row>
              <table:table-cell office:value-type="string">
                <text:p>153</text:p>
              </table:table-cell>
              <table:table-cell office:value-type="float" office:value="17772">
                <text:p>17772</text:p>
              </table:table-cell>
              <table:table-cell office:value-type="float" office:value="28002">
                <text:p>28002</text:p>
              </table:table-cell>
            </table:table-row>
            <table:table-row>
              <table:table-cell office:value-type="string">
                <text:p>154</text:p>
              </table:table-cell>
              <table:table-cell office:value-type="float" office:value="18167">
                <text:p>18167</text:p>
              </table:table-cell>
              <table:table-cell office:value-type="float" office:value="27610">
                <text:p>27610</text:p>
              </table:table-cell>
            </table:table-row>
            <table:table-row>
              <table:table-cell office:value-type="string">
                <text:p>155</text:p>
              </table:table-cell>
              <table:table-cell office:value-type="float" office:value="16566">
                <text:p>16566</text:p>
              </table:table-cell>
              <table:table-cell office:value-type="float" office:value="27446">
                <text:p>27446</text:p>
              </table:table-cell>
            </table:table-row>
            <table:table-row>
              <table:table-cell office:value-type="string">
                <text:p>156</text:p>
              </table:table-cell>
              <table:table-cell office:value-type="float" office:value="18370">
                <text:p>18370</text:p>
              </table:table-cell>
              <table:table-cell office:value-type="float" office:value="27026">
                <text:p>27026</text:p>
              </table:table-cell>
            </table:table-row>
            <table:table-row>
              <table:table-cell office:value-type="string">
                <text:p>157</text:p>
              </table:table-cell>
              <table:table-cell office:value-type="float" office:value="15669">
                <text:p>15669</text:p>
              </table:table-cell>
              <table:table-cell office:value-type="float" office:value="26672">
                <text:p>26672</text:p>
              </table:table-cell>
            </table:table-row>
            <table:table-row>
              <table:table-cell office:value-type="string">
                <text:p>158</text:p>
              </table:table-cell>
              <table:table-cell office:value-type="float" office:value="16968">
                <text:p>16968</text:p>
              </table:table-cell>
              <table:table-cell office:value-type="float" office:value="26710">
                <text:p>26710</text:p>
              </table:table-cell>
            </table:table-row>
            <table:table-row>
              <table:table-cell office:value-type="string">
                <text:p>159</text:p>
              </table:table-cell>
              <table:table-cell office:value-type="float" office:value="18067">
                <text:p>18067</text:p>
              </table:table-cell>
              <table:table-cell office:value-type="float" office:value="26652">
                <text:p>26652</text:p>
              </table:table-cell>
            </table:table-row>
            <table:table-row>
              <table:table-cell office:value-type="string">
                <text:p>160</text:p>
              </table:table-cell>
              <table:table-cell office:value-type="float" office:value="17865">
                <text:p>17865</text:p>
              </table:table-cell>
              <table:table-cell office:value-type="float" office:value="26388">
                <text:p>26388</text:p>
              </table:table-cell>
            </table:table-row>
            <table:table-row>
              <table:table-cell office:value-type="string">
                <text:p>161</text:p>
              </table:table-cell>
              <table:table-cell office:value-type="float" office:value="17269">
                <text:p>17269</text:p>
              </table:table-cell>
              <table:table-cell office:value-type="float" office:value="26248">
                <text:p>26248</text:p>
              </table:table-cell>
            </table:table-row>
            <table:table-row>
              <table:table-cell office:value-type="string">
                <text:p>162</text:p>
              </table:table-cell>
              <table:table-cell office:value-type="float" office:value="17464">
                <text:p>17464</text:p>
              </table:table-cell>
              <table:table-cell office:value-type="float" office:value="26434">
                <text:p>26434</text:p>
              </table:table-cell>
            </table:table-row>
            <table:table-row>
              <table:table-cell office:value-type="string">
                <text:p>163</text:p>
              </table:table-cell>
              <table:table-cell office:value-type="float" office:value="18767">
                <text:p>18767</text:p>
              </table:table-cell>
              <table:table-cell office:value-type="float" office:value="26843">
                <text:p>26843</text:p>
              </table:table-cell>
            </table:table-row>
            <table:table-row>
              <table:table-cell office:value-type="string">
                <text:p>164</text:p>
              </table:table-cell>
              <table:table-cell office:value-type="float" office:value="18667">
                <text:p>18667</text:p>
              </table:table-cell>
              <table:table-cell office:value-type="float" office:value="27352">
                <text:p>27352</text:p>
              </table:table-cell>
            </table:table-row>
            <table:table-row>
              <table:table-cell office:value-type="string">
                <text:p>165</text:p>
              </table:table-cell>
              <table:table-cell office:value-type="float" office:value="18061">
                <text:p>18061</text:p>
              </table:table-cell>
              <table:table-cell office:value-type="float" office:value="27681">
                <text:p>27681</text:p>
              </table:table-cell>
            </table:table-row>
            <table:table-row>
              <table:table-cell office:value-type="string">
                <text:p>166</text:p>
              </table:table-cell>
              <table:table-cell office:value-type="float" office:value="18565">
                <text:p>18565</text:p>
              </table:table-cell>
              <table:table-cell office:value-type="float" office:value="27738">
                <text:p>27738</text:p>
              </table:table-cell>
            </table:table-row>
            <table:table-row>
              <table:table-cell office:value-type="string">
                <text:p>167</text:p>
              </table:table-cell>
              <table:table-cell office:value-type="float" office:value="19166">
                <text:p>19166</text:p>
              </table:table-cell>
              <table:table-cell office:value-type="float" office:value="27807">
                <text:p>27807</text:p>
              </table:table-cell>
            </table:table-row>
            <table:table-row>
              <table:table-cell office:value-type="string">
                <text:p>168</text:p>
              </table:table-cell>
              <table:table-cell office:value-type="float" office:value="17867">
                <text:p>17867</text:p>
              </table:table-cell>
              <table:table-cell office:value-type="float" office:value="27943">
                <text:p>27943</text:p>
              </table:table-cell>
            </table:table-row>
            <table:table-row>
              <table:table-cell office:value-type="string">
                <text:p>169</text:p>
              </table:table-cell>
              <table:table-cell office:value-type="float" office:value="18265">
                <text:p>18265</text:p>
              </table:table-cell>
              <table:table-cell office:value-type="float" office:value="28072">
                <text:p>28072</text:p>
              </table:table-cell>
            </table:table-row>
            <table:table-row>
              <table:table-cell office:value-type="string">
                <text:p>170</text:p>
              </table:table-cell>
              <table:table-cell office:value-type="float" office:value="18267">
                <text:p>18267</text:p>
              </table:table-cell>
              <table:table-cell office:value-type="float" office:value="27935">
                <text:p>27935</text:p>
              </table:table-cell>
            </table:table-row>
            <table:table-row>
              <table:table-cell office:value-type="string">
                <text:p>171</text:p>
              </table:table-cell>
              <table:table-cell office:value-type="float" office:value="19266">
                <text:p>19266</text:p>
              </table:table-cell>
              <table:table-cell office:value-type="float" office:value="27727">
                <text:p>27727</text:p>
              </table:table-cell>
            </table:table-row>
            <table:table-row>
              <table:table-cell office:value-type="string">
                <text:p>172</text:p>
              </table:table-cell>
              <table:table-cell office:value-type="float" office:value="18568">
                <text:p>18568</text:p>
              </table:table-cell>
              <table:table-cell office:value-type="float" office:value="28171">
                <text:p>28171</text:p>
              </table:table-cell>
            </table:table-row>
            <table:table-row>
              <table:table-cell office:value-type="string">
                <text:p>173</text:p>
              </table:table-cell>
              <table:table-cell office:value-type="float" office:value="19064">
                <text:p>19064</text:p>
              </table:table-cell>
              <table:table-cell office:value-type="float" office:value="28385">
                <text:p>28385</text:p>
              </table:table-cell>
            </table:table-row>
            <table:table-row>
              <table:table-cell office:value-type="string">
                <text:p>174</text:p>
              </table:table-cell>
              <table:table-cell office:value-type="float" office:value="19669">
                <text:p>19669</text:p>
              </table:table-cell>
              <table:table-cell office:value-type="float" office:value="28580">
                <text:p>28580</text:p>
              </table:table-cell>
            </table:table-row>
            <table:table-row>
              <table:table-cell office:value-type="string">
                <text:p>175</text:p>
              </table:table-cell>
              <table:table-cell office:value-type="float" office:value="19265">
                <text:p>19265</text:p>
              </table:table-cell>
              <table:table-cell office:value-type="float" office:value="28614">
                <text:p>28614</text:p>
              </table:table-cell>
            </table:table-row>
            <table:table-row>
              <table:table-cell office:value-type="string">
                <text:p>176</text:p>
              </table:table-cell>
              <table:table-cell office:value-type="float" office:value="18172">
                <text:p>18172</text:p>
              </table:table-cell>
              <table:table-cell office:value-type="float" office:value="28728">
                <text:p>28728</text:p>
              </table:table-cell>
            </table:table-row>
            <table:table-row>
              <table:table-cell office:value-type="string">
                <text:p>177</text:p>
              </table:table-cell>
              <table:table-cell office:value-type="float" office:value="16966">
                <text:p>16966</text:p>
              </table:table-cell>
              <table:table-cell office:value-type="float" office:value="28656">
                <text:p>28656</text:p>
              </table:table-cell>
            </table:table-row>
            <table:table-row>
              <table:table-cell office:value-type="string">
                <text:p>178</text:p>
              </table:table-cell>
              <table:table-cell office:value-type="float" office:value="18067">
                <text:p>18067</text:p>
              </table:table-cell>
              <table:table-cell office:value-type="float" office:value="27753">
                <text:p>27753</text:p>
              </table:table-cell>
            </table:table-row>
            <table:table-row>
              <table:table-cell office:value-type="string">
                <text:p>179</text:p>
              </table:table-cell>
              <table:table-cell office:value-type="float" office:value="16463">
                <text:p>16463</text:p>
              </table:table-cell>
              <table:table-cell office:value-type="float" office:value="27315">
                <text:p>27315</text:p>
              </table:table-cell>
            </table:table-row>
            <table:table-row>
              <table:table-cell office:value-type="string">
                <text:p>180</text:p>
              </table:table-cell>
              <table:table-cell office:value-type="float" office:value="18766">
                <text:p>18766</text:p>
              </table:table-cell>
              <table:table-cell office:value-type="float" office:value="27141">
                <text:p>27141</text:p>
              </table:table-cell>
            </table:table-row>
            <table:table-row>
              <table:table-cell office:value-type="string">
                <text:p>181</text:p>
              </table:table-cell>
              <table:table-cell office:value-type="float" office:value="17767">
                <text:p>17767</text:p>
              </table:table-cell>
              <table:table-cell office:value-type="float" office:value="27365">
                <text:p>27365</text:p>
              </table:table-cell>
            </table:table-row>
            <table:table-row>
              <table:table-cell office:value-type="string">
                <text:p>182</text:p>
              </table:table-cell>
              <table:table-cell office:value-type="float" office:value="19363">
                <text:p>19363</text:p>
              </table:table-cell>
              <table:table-cell office:value-type="float" office:value="27936">
                <text:p>27936</text:p>
              </table:table-cell>
            </table:table-row>
            <table:table-row>
              <table:table-cell office:value-type="string">
                <text:p>183</text:p>
              </table:table-cell>
              <table:table-cell office:value-type="float" office:value="19665">
                <text:p>19665</text:p>
              </table:table-cell>
              <table:table-cell office:value-type="float" office:value="27810">
                <text:p>27810</text:p>
              </table:table-cell>
            </table:table-row>
            <table:table-row>
              <table:table-cell office:value-type="string">
                <text:p>184</text:p>
              </table:table-cell>
              <table:table-cell office:value-type="float" office:value="18067">
                <text:p>18067</text:p>
              </table:table-cell>
              <table:table-cell office:value-type="float" office:value="27797">
                <text:p>27797</text:p>
              </table:table-cell>
            </table:table-row>
            <table:table-row>
              <table:table-cell office:value-type="string">
                <text:p>185</text:p>
              </table:table-cell>
              <table:table-cell office:value-type="float" office:value="18265">
                <text:p>18265</text:p>
              </table:table-cell>
              <table:table-cell office:value-type="float" office:value="27874">
                <text:p>27874</text:p>
              </table:table-cell>
            </table:table-row>
            <table:table-row>
              <table:table-cell office:value-type="string">
                <text:p>186</text:p>
              </table:table-cell>
              <table:table-cell office:value-type="float" office:value="19666">
                <text:p>19666</text:p>
              </table:table-cell>
              <table:table-cell office:value-type="float" office:value="28137">
                <text:p>28137</text:p>
              </table:table-cell>
            </table:table-row>
            <table:table-row>
              <table:table-cell office:value-type="string">
                <text:p>187</text:p>
              </table:table-cell>
              <table:table-cell office:value-type="float" office:value="20560">
                <text:p>20560</text:p>
              </table:table-cell>
              <table:table-cell office:value-type="float" office:value="28531">
                <text:p>28531</text:p>
              </table:table-cell>
            </table:table-row>
            <table:table-row>
              <table:table-cell office:value-type="string">
                <text:p>188</text:p>
              </table:table-cell>
              <table:table-cell office:value-type="float" office:value="20865">
                <text:p>20865</text:p>
              </table:table-cell>
              <table:table-cell office:value-type="float" office:value="29009">
                <text:p>29009</text:p>
              </table:table-cell>
            </table:table-row>
            <table:table-row>
              <table:table-cell office:value-type="string">
                <text:p>189</text:p>
              </table:table-cell>
              <table:table-cell office:value-type="float" office:value="19567">
                <text:p>19567</text:p>
              </table:table-cell>
              <table:table-cell office:value-type="float" office:value="29481">
                <text:p>29481</text:p>
              </table:table-cell>
            </table:table-row>
            <table:table-row>
              <table:table-cell office:value-type="string">
                <text:p>190</text:p>
              </table:table-cell>
              <table:table-cell office:value-type="float" office:value="19164">
                <text:p>19164</text:p>
              </table:table-cell>
              <table:table-cell office:value-type="float" office:value="29450">
                <text:p>29450</text:p>
              </table:table-cell>
            </table:table-row>
            <table:table-row>
              <table:table-cell office:value-type="string">
                <text:p>191</text:p>
              </table:table-cell>
              <table:table-cell office:value-type="float" office:value="18664">
                <text:p>18664</text:p>
              </table:table-cell>
              <table:table-cell office:value-type="float" office:value="28878">
                <text:p>28878</text:p>
              </table:table-cell>
            </table:table-row>
            <table:table-row>
              <table:table-cell office:value-type="string">
                <text:p>192</text:p>
              </table:table-cell>
              <table:table-cell office:value-type="float" office:value="19665">
                <text:p>19665</text:p>
              </table:table-cell>
              <table:table-cell office:value-type="float" office:value="28631">
                <text:p>28631</text:p>
              </table:table-cell>
            </table:table-row>
            <table:table-row>
              <table:table-cell office:value-type="string">
                <text:p>193</text:p>
              </table:table-cell>
              <table:table-cell office:value-type="float" office:value="17963">
                <text:p>17963</text:p>
              </table:table-cell>
              <table:table-cell office:value-type="float" office:value="28828">
                <text:p>28828</text:p>
              </table:table-cell>
            </table:table-row>
            <table:table-row>
              <table:table-cell office:value-type="string">
                <text:p>194</text:p>
              </table:table-cell>
              <table:table-cell office:value-type="float" office:value="18063">
                <text:p>18063</text:p>
              </table:table-cell>
              <table:table-cell office:value-type="float" office:value="28724">
                <text:p>28724</text:p>
              </table:table-cell>
            </table:table-row>
            <table:table-row>
              <table:table-cell office:value-type="string">
                <text:p>195</text:p>
              </table:table-cell>
              <table:table-cell office:value-type="float" office:value="19266">
                <text:p>19266</text:p>
              </table:table-cell>
              <table:table-cell office:value-type="float" office:value="28328">
                <text:p>28328</text:p>
              </table:table-cell>
            </table:table-row>
            <table:table-row>
              <table:table-cell office:value-type="string">
                <text:p>196</text:p>
              </table:table-cell>
              <table:table-cell office:value-type="float" office:value="17963">
                <text:p>17963</text:p>
              </table:table-cell>
              <table:table-cell office:value-type="float" office:value="28028">
                <text:p>28028</text:p>
              </table:table-cell>
            </table:table-row>
            <table:table-row>
              <table:table-cell office:value-type="string">
                <text:p>197</text:p>
              </table:table-cell>
              <table:table-cell office:value-type="float" office:value="18665">
                <text:p>18665</text:p>
              </table:table-cell>
              <table:table-cell office:value-type="float" office:value="27777">
                <text:p>27777</text:p>
              </table:table-cell>
            </table:table-row>
            <table:table-row>
              <table:table-cell office:value-type="string">
                <text:p>198</text:p>
              </table:table-cell>
              <table:table-cell office:value-type="float" office:value="18663">
                <text:p>18663</text:p>
              </table:table-cell>
              <table:table-cell office:value-type="float" office:value="27303">
                <text:p>27303</text:p>
              </table:table-cell>
            </table:table-row>
            <table:table-row>
              <table:table-cell office:value-type="string">
                <text:p>199</text:p>
              </table:table-cell>
              <table:table-cell office:value-type="float" office:value="17765">
                <text:p>17765</text:p>
              </table:table-cell>
              <table:table-cell office:value-type="float" office:value="27245">
                <text:p>27245</text:p>
              </table:table-cell>
            </table:table-row>
            <table:table-row>
              <table:table-cell office:value-type="string">
                <text:p>200</text:p>
              </table:table-cell>
              <table:table-cell office:value-type="float" office:value="18863">
                <text:p>18863</text:p>
              </table:table-cell>
              <table:table-cell office:value-type="float" office:value="27211">
                <text:p>27211</text:p>
              </table:table-cell>
            </table:table-row>
            <table:table-row>
              <table:table-cell office:value-type="string">
                <text:p>201</text:p>
              </table:table-cell>
              <table:table-cell office:value-type="float" office:value="17868">
                <text:p>17868</text:p>
              </table:table-cell>
              <table:table-cell office:value-type="float" office:value="27509">
                <text:p>27509</text:p>
              </table:table-cell>
            </table:table-row>
            <table:table-row>
              <table:table-cell office:value-type="string">
                <text:p>202</text:p>
              </table:table-cell>
              <table:table-cell office:value-type="float" office:value="18666">
                <text:p>18666</text:p>
              </table:table-cell>
              <table:table-cell office:value-type="float" office:value="27635">
                <text:p>27635</text:p>
              </table:table-cell>
            </table:table-row>
            <table:table-row>
              <table:table-cell office:value-type="string">
                <text:p>203</text:p>
              </table:table-cell>
              <table:table-cell office:value-type="float" office:value="18769">
                <text:p>18769</text:p>
              </table:table-cell>
              <table:table-cell office:value-type="float" office:value="27379">
                <text:p>27379</text:p>
              </table:table-cell>
            </table:table-row>
            <table:table-row>
              <table:table-cell office:value-type="string">
                <text:p>204</text:p>
              </table:table-cell>
              <table:table-cell office:value-type="float" office:value="18366">
                <text:p>18366</text:p>
              </table:table-cell>
              <table:table-cell office:value-type="float" office:value="27924">
                <text:p>27924</text:p>
              </table:table-cell>
            </table:table-row>
            <table:table-row>
              <table:table-cell office:value-type="string">
                <text:p>205</text:p>
              </table:table-cell>
              <table:table-cell office:value-type="float" office:value="19765">
                <text:p>19765</text:p>
              </table:table-cell>
              <table:table-cell office:value-type="float" office:value="28022">
                <text:p>28022</text:p>
              </table:table-cell>
            </table:table-row>
            <table:table-row>
              <table:table-cell office:value-type="string">
                <text:p>206</text:p>
              </table:table-cell>
              <table:table-cell office:value-type="float" office:value="19568">
                <text:p>19568</text:p>
              </table:table-cell>
              <table:table-cell office:value-type="float" office:value="28613">
                <text:p>28613</text:p>
              </table:table-cell>
            </table:table-row>
            <table:table-row>
              <table:table-cell office:value-type="string">
                <text:p>207</text:p>
              </table:table-cell>
              <table:table-cell office:value-type="float" office:value="19662">
                <text:p>19662</text:p>
              </table:table-cell>
              <table:table-cell office:value-type="float" office:value="28725">
                <text:p>28725</text:p>
              </table:table-cell>
            </table:table-row>
            <table:table-row>
              <table:table-cell office:value-type="string">
                <text:p>208</text:p>
              </table:table-cell>
              <table:table-cell office:value-type="float" office:value="17964">
                <text:p>17964</text:p>
              </table:table-cell>
              <table:table-cell office:value-type="float" office:value="29166">
                <text:p>29166</text:p>
              </table:table-cell>
            </table:table-row>
            <table:table-row>
              <table:table-cell office:value-type="string">
                <text:p>209</text:p>
              </table:table-cell>
              <table:table-cell office:value-type="float" office:value="20265">
                <text:p>20265</text:p>
              </table:table-cell>
              <table:table-cell office:value-type="float" office:value="29186">
                <text:p>29186</text:p>
              </table:table-cell>
            </table:table-row>
            <table:table-row>
              <table:table-cell office:value-type="string">
                <text:p>210</text:p>
              </table:table-cell>
              <table:table-cell office:value-type="float" office:value="19166">
                <text:p>19166</text:p>
              </table:table-cell>
              <table:table-cell office:value-type="float" office:value="29251">
                <text:p>29251</text:p>
              </table:table-cell>
            </table:table-row>
            <table:table-row>
              <table:table-cell office:value-type="string">
                <text:p>211</text:p>
              </table:table-cell>
              <table:table-cell office:value-type="float" office:value="19063">
                <text:p>19063</text:p>
              </table:table-cell>
              <table:table-cell office:value-type="float" office:value="29119">
                <text:p>29119</text:p>
              </table:table-cell>
            </table:table-row>
            <table:table-row>
              <table:table-cell office:value-type="string">
                <text:p>212</text:p>
              </table:table-cell>
              <table:table-cell office:value-type="float" office:value="21364">
                <text:p>21364</text:p>
              </table:table-cell>
              <table:table-cell office:value-type="float" office:value="29534">
                <text:p>29534</text:p>
              </table:table-cell>
            </table:table-row>
            <table:table-row>
              <table:table-cell office:value-type="string">
                <text:p>213</text:p>
              </table:table-cell>
              <table:table-cell office:value-type="float" office:value="22464">
                <text:p>22464</text:p>
              </table:table-cell>
              <table:table-cell office:value-type="float" office:value="30116">
                <text:p>30116</text:p>
              </table:table-cell>
            </table:table-row>
            <table:table-row>
              <table:table-cell office:value-type="string">
                <text:p>214</text:p>
              </table:table-cell>
              <table:table-cell office:value-type="float" office:value="20067">
                <text:p>20067</text:p>
              </table:table-cell>
              <table:table-cell office:value-type="float" office:value="30652">
                <text:p>30652</text:p>
              </table:table-cell>
            </table:table-row>
            <table:table-row>
              <table:table-cell office:value-type="string">
                <text:p>215</text:p>
              </table:table-cell>
              <table:table-cell office:value-type="float" office:value="20963">
                <text:p>20963</text:p>
              </table:table-cell>
              <table:table-cell office:value-type="float" office:value="30619">
                <text:p>30619</text:p>
              </table:table-cell>
            </table:table-row>
            <table:table-row>
              <table:table-cell office:value-type="string">
                <text:p>216</text:p>
              </table:table-cell>
              <table:table-cell office:value-type="float" office:value="20466">
                <text:p>20466</text:p>
              </table:table-cell>
              <table:table-cell office:value-type="float" office:value="30304">
                <text:p>30304</text:p>
              </table:table-cell>
            </table:table-row>
            <table:table-row>
              <table:table-cell office:value-type="string">
                <text:p>217</text:p>
              </table:table-cell>
              <table:table-cell office:value-type="float" office:value="21967">
                <text:p>21967</text:p>
              </table:table-cell>
              <table:table-cell office:value-type="float" office:value="30156">
                <text:p>30156</text:p>
              </table:table-cell>
            </table:table-row>
            <table:table-row>
              <table:table-cell office:value-type="string">
                <text:p>218</text:p>
              </table:table-cell>
              <table:table-cell office:value-type="float" office:value="20265">
                <text:p>20265</text:p>
              </table:table-cell>
              <table:table-cell office:value-type="float" office:value="30136">
                <text:p>30136</text:p>
              </table:table-cell>
            </table:table-row>
            <table:table-row>
              <table:table-cell office:value-type="string">
                <text:p>219</text:p>
              </table:table-cell>
              <table:table-cell office:value-type="float" office:value="19262">
                <text:p>19262</text:p>
              </table:table-cell>
              <table:table-cell office:value-type="float" office:value="29746">
                <text:p>29746</text:p>
              </table:table-cell>
            </table:table-row>
            <table:table-row>
              <table:table-cell office:value-type="string">
                <text:p>220</text:p>
              </table:table-cell>
              <table:table-cell office:value-type="float" office:value="19567">
                <text:p>19567</text:p>
              </table:table-cell>
              <table:table-cell office:value-type="float" office:value="29276">
                <text:p>29276</text:p>
              </table:table-cell>
            </table:table-row>
            <table:table-row>
              <table:table-cell office:value-type="string">
                <text:p>221</text:p>
              </table:table-cell>
              <table:table-cell office:value-type="float" office:value="19061">
                <text:p>19061</text:p>
              </table:table-cell>
              <table:table-cell office:value-type="float" office:value="29613">
                <text:p>29613</text:p>
              </table:table-cell>
            </table:table-row>
            <table:table-row>
              <table:table-cell office:value-type="string">
                <text:p>222</text:p>
              </table:table-cell>
              <table:table-cell office:value-type="float" office:value="18864">
                <text:p>18864</text:p>
              </table:table-cell>
              <table:table-cell office:value-type="float" office:value="29675">
                <text:p>29675</text:p>
              </table:table-cell>
            </table:table-row>
            <table:table-row>
              <table:table-cell office:value-type="string">
                <text:p>223</text:p>
              </table:table-cell>
              <table:table-cell office:value-type="float" office:value="20069">
                <text:p>20069</text:p>
              </table:table-cell>
              <table:table-cell office:value-type="float" office:value="29328">
                <text:p>29328</text:p>
              </table:table-cell>
            </table:table-row>
            <table:table-row>
              <table:table-cell office:value-type="string">
                <text:p>224</text:p>
              </table:table-cell>
              <table:table-cell office:value-type="float" office:value="20562">
                <text:p>20562</text:p>
              </table:table-cell>
              <table:table-cell office:value-type="float" office:value="29583">
                <text:p>29583</text:p>
              </table:table-cell>
            </table:table-row>
            <table:table-row>
              <table:table-cell office:value-type="string">
                <text:p>225</text:p>
              </table:table-cell>
              <table:table-cell office:value-type="float" office:value="20169">
                <text:p>20169</text:p>
              </table:table-cell>
              <table:table-cell office:value-type="float" office:value="29376">
                <text:p>29376</text:p>
              </table:table-cell>
            </table:table-row>
            <table:table-row>
              <table:table-cell office:value-type="string">
                <text:p>226</text:p>
              </table:table-cell>
              <table:table-cell office:value-type="float" office:value="20166">
                <text:p>20166</text:p>
              </table:table-cell>
              <table:table-cell office:value-type="float" office:value="29145">
                <text:p>29145</text:p>
              </table:table-cell>
            </table:table-row>
            <table:table-row>
              <table:table-cell office:value-type="string">
                <text:p>227</text:p>
              </table:table-cell>
              <table:table-cell office:value-type="float" office:value="20859">
                <text:p>20859</text:p>
              </table:table-cell>
              <table:table-cell office:value-type="float" office:value="29102">
                <text:p>29102</text:p>
              </table:table-cell>
            </table:table-row>
            <table:table-row>
              <table:table-cell office:value-type="string">
                <text:p>228</text:p>
              </table:table-cell>
              <table:table-cell office:value-type="float" office:value="19761">
                <text:p>19761</text:p>
              </table:table-cell>
              <table:table-cell office:value-type="float" office:value="29352">
                <text:p>29352</text:p>
              </table:table-cell>
            </table:table-row>
            <table:table-row>
              <table:table-cell office:value-type="string">
                <text:p>229</text:p>
              </table:table-cell>
              <table:table-cell office:value-type="float" office:value="20563">
                <text:p>20563</text:p>
              </table:table-cell>
              <table:table-cell office:value-type="float" office:value="29599">
                <text:p>29599</text:p>
              </table:table-cell>
            </table:table-row>
            <table:table-row>
              <table:table-cell office:value-type="string">
                <text:p>230</text:p>
              </table:table-cell>
              <table:table-cell office:value-type="float" office:value="21364">
                <text:p>21364</text:p>
              </table:table-cell>
              <table:table-cell office:value-type="float" office:value="29498">
                <text:p>29498</text:p>
              </table:table-cell>
            </table:table-row>
            <table:table-row>
              <table:table-cell office:value-type="string">
                <text:p>231</text:p>
              </table:table-cell>
              <table:table-cell office:value-type="float" office:value="20763">
                <text:p>20763</text:p>
              </table:table-cell>
              <table:table-cell office:value-type="float" office:value="29714">
                <text:p>29714</text:p>
              </table:table-cell>
            </table:table-row>
            <table:table-row>
              <table:table-cell office:value-type="string">
                <text:p>232</text:p>
              </table:table-cell>
              <table:table-cell office:value-type="float" office:value="21168">
                <text:p>21168</text:p>
              </table:table-cell>
              <table:table-cell office:value-type="float" office:value="29663">
                <text:p>29663</text:p>
              </table:table-cell>
            </table:table-row>
            <table:table-row>
              <table:table-cell office:value-type="string">
                <text:p>233</text:p>
              </table:table-cell>
              <table:table-cell office:value-type="float" office:value="20763">
                <text:p>20763</text:p>
              </table:table-cell>
              <table:table-cell office:value-type="float" office:value="29390">
                <text:p>29390</text:p>
              </table:table-cell>
            </table:table-row>
            <table:table-row>
              <table:table-cell office:value-type="string">
                <text:p>234</text:p>
              </table:table-cell>
              <table:table-cell office:value-type="float" office:value="21557">
                <text:p>21557</text:p>
              </table:table-cell>
              <table:table-cell office:value-type="float" office:value="29187">
                <text:p>29187</text:p>
              </table:table-cell>
            </table:table-row>
            <table:table-row>
              <table:table-cell office:value-type="string">
                <text:p>235</text:p>
              </table:table-cell>
              <table:table-cell office:value-type="float" office:value="19958">
                <text:p>19958</text:p>
              </table:table-cell>
              <table:table-cell office:value-type="float" office:value="29551">
                <text:p>29551</text:p>
              </table:table-cell>
            </table:table-row>
            <table:table-row>
              <table:table-cell office:value-type="string">
                <text:p>236</text:p>
              </table:table-cell>
              <table:table-cell office:value-type="float" office:value="20059">
                <text:p>20059</text:p>
              </table:table-cell>
              <table:table-cell office:value-type="float" office:value="29789">
                <text:p>29789</text:p>
              </table:table-cell>
            </table:table-row>
            <table:table-row>
              <table:table-cell office:value-type="string">
                <text:p>237</text:p>
              </table:table-cell>
              <table:table-cell office:value-type="float" office:value="18164">
                <text:p>18164</text:p>
              </table:table-cell>
              <table:table-cell office:value-type="float" office:value="29563">
                <text:p>29563</text:p>
              </table:table-cell>
            </table:table-row>
            <table:table-row>
              <table:table-cell office:value-type="string">
                <text:p>238</text:p>
              </table:table-cell>
              <table:table-cell office:value-type="float" office:value="19662">
                <text:p>19662</text:p>
              </table:table-cell>
              <table:table-cell office:value-type="float" office:value="29102">
                <text:p>29102</text:p>
              </table:table-cell>
            </table:table-row>
            <table:table-row>
              <table:table-cell office:value-type="string">
                <text:p>239</text:p>
              </table:table-cell>
              <table:table-cell office:value-type="float" office:value="17961">
                <text:p>17961</text:p>
              </table:table-cell>
              <table:table-cell office:value-type="float" office:value="29055">
                <text:p>29055</text:p>
              </table:table-cell>
            </table:table-row>
            <table:table-row>
              <table:table-cell office:value-type="string">
                <text:p>240</text:p>
              </table:table-cell>
              <table:table-cell office:value-type="float" office:value="20761">
                <text:p>20761</text:p>
              </table:table-cell>
              <table:table-cell office:value-type="float" office:value="29601">
                <text:p>29601</text:p>
              </table:table-cell>
            </table:table-row>
            <table:table-row>
              <table:table-cell office:value-type="string">
                <text:p>241</text:p>
              </table:table-cell>
              <table:table-cell office:value-type="float" office:value="19764">
                <text:p>19764</text:p>
              </table:table-cell>
              <table:table-cell office:value-type="float" office:value="29597">
                <text:p>29597</text:p>
              </table:table-cell>
            </table:table-row>
            <table:table-row>
              <table:table-cell office:value-type="string">
                <text:p>242</text:p>
              </table:table-cell>
              <table:table-cell office:value-type="float" office:value="19662">
                <text:p>19662</text:p>
              </table:table-cell>
              <table:table-cell office:value-type="float" office:value="29843">
                <text:p>29843</text:p>
              </table:table-cell>
            </table:table-row>
            <table:table-row>
              <table:table-cell office:value-type="string">
                <text:p>243</text:p>
              </table:table-cell>
              <table:table-cell office:value-type="float" office:value="21158">
                <text:p>21158</text:p>
              </table:table-cell>
              <table:table-cell office:value-type="float" office:value="29809">
                <text:p>29809</text:p>
              </table:table-cell>
            </table:table-row>
            <table:table-row>
              <table:table-cell office:value-type="string">
                <text:p>244</text:p>
              </table:table-cell>
              <table:table-cell office:value-type="float" office:value="20357">
                <text:p>20357</text:p>
              </table:table-cell>
              <table:table-cell office:value-type="float" office:value="30076">
                <text:p>30076</text:p>
              </table:table-cell>
            </table:table-row>
            <table:table-row>
              <table:table-cell office:value-type="string">
                <text:p>245</text:p>
              </table:table-cell>
              <table:table-cell office:value-type="float" office:value="20755">
                <text:p>20755</text:p>
              </table:table-cell>
              <table:table-cell office:value-type="float" office:value="29793">
                <text:p>29793</text:p>
              </table:table-cell>
            </table:table-row>
            <table:table-row>
              <table:table-cell office:value-type="string">
                <text:p>246</text:p>
              </table:table-cell>
              <table:table-cell office:value-type="float" office:value="19554">
                <text:p>19554</text:p>
              </table:table-cell>
              <table:table-cell office:value-type="float" office:value="29179">
                <text:p>29179</text:p>
              </table:table-cell>
            </table:table-row>
            <table:table-row>
              <table:table-cell office:value-type="string">
                <text:p>247</text:p>
              </table:table-cell>
              <table:table-cell office:value-type="float" office:value="19762">
                <text:p>19762</text:p>
              </table:table-cell>
              <table:table-cell office:value-type="float" office:value="29461">
                <text:p>29461</text:p>
              </table:table-cell>
            </table:table-row>
            <table:table-row>
              <table:table-cell office:value-type="string">
                <text:p>248</text:p>
              </table:table-cell>
              <table:table-cell office:value-type="float" office:value="20065">
                <text:p>20065</text:p>
              </table:table-cell>
              <table:table-cell office:value-type="float" office:value="29411">
                <text:p>29411</text:p>
              </table:table-cell>
            </table:table-row>
            <table:table-row>
              <table:table-cell office:value-type="string">
                <text:p>249</text:p>
              </table:table-cell>
              <table:table-cell office:value-type="float" office:value="20765">
                <text:p>20765</text:p>
              </table:table-cell>
              <table:table-cell office:value-type="float" office:value="29321">
                <text:p>29321</text:p>
              </table:table-cell>
            </table:table-row>
            <table:table-row>
              <table:table-cell office:value-type="string">
                <text:p>250</text:p>
              </table:table-cell>
              <table:table-cell office:value-type="float" office:value="18664">
                <text:p>18664</text:p>
              </table:table-cell>
              <table:table-cell office:value-type="float" office:value="29112">
                <text:p>29112</text:p>
              </table:table-cell>
            </table:table-row>
            <table:table-row>
              <table:table-cell office:value-type="string">
                <text:p>251</text:p>
              </table:table-cell>
              <table:table-cell office:value-type="float" office:value="20866">
                <text:p>20866</text:p>
              </table:table-cell>
              <table:table-cell office:value-type="float" office:value="29058">
                <text:p>29058</text:p>
              </table:table-cell>
            </table:table-row>
            <table:table-row>
              <table:table-cell office:value-type="string">
                <text:p>252</text:p>
              </table:table-cell>
              <table:table-cell office:value-type="float" office:value="20059">
                <text:p>20059</text:p>
              </table:table-cell>
              <table:table-cell office:value-type="float" office:value="28945">
                <text:p>28945</text:p>
              </table:table-cell>
            </table:table-row>
            <table:table-row>
              <table:table-cell office:value-type="string">
                <text:p>253</text:p>
              </table:table-cell>
              <table:table-cell office:value-type="float" office:value="20459">
                <text:p>20459</text:p>
              </table:table-cell>
              <table:table-cell office:value-type="float" office:value="29324">
                <text:p>29324</text:p>
              </table:table-cell>
            </table:table-row>
            <table:table-row>
              <table:table-cell office:value-type="string">
                <text:p>254</text:p>
              </table:table-cell>
              <table:table-cell office:value-type="float" office:value="19960">
                <text:p>19960</text:p>
              </table:table-cell>
              <table:table-cell office:value-type="float" office:value="29322">
                <text:p>29322</text:p>
              </table:table-cell>
            </table:table-row>
            <table:table-row>
              <table:table-cell office:value-type="string">
                <text:p>255</text:p>
              </table:table-cell>
              <table:table-cell office:value-type="float" office:value="20163">
                <text:p>20163</text:p>
              </table:table-cell>
              <table:table-cell office:value-type="float" office:value="29097">
                <text:p>29097</text:p>
              </table:table-cell>
            </table:table-row>
            <table:table-row>
              <table:table-cell office:value-type="string">
                <text:p>256</text:p>
              </table:table-cell>
              <table:table-cell office:value-type="float" office:value="20662">
                <text:p>20662</text:p>
              </table:table-cell>
              <table:table-cell office:value-type="float" office:value="29250">
                <text:p>29250</text:p>
              </table:table-cell>
            </table:table-row>
            <table:table-row>
              <table:table-cell office:value-type="string">
                <text:p>257</text:p>
              </table:table-cell>
              <table:table-cell office:value-type="float" office:value="20559">
                <text:p>20559</text:p>
              </table:table-cell>
              <table:table-cell office:value-type="float" office:value="29309">
                <text:p>29309</text:p>
              </table:table-cell>
            </table:table-row>
            <table:table-row>
              <table:table-cell office:value-type="string">
                <text:p>258</text:p>
              </table:table-cell>
              <table:table-cell office:value-type="float" office:value="18860">
                <text:p>18860</text:p>
              </table:table-cell>
              <table:table-cell office:value-type="float" office:value="28922">
                <text:p>28922</text:p>
              </table:table-cell>
            </table:table-row>
            <table:table-row>
              <table:table-cell office:value-type="string">
                <text:p>259</text:p>
              </table:table-cell>
              <table:table-cell office:value-type="float" office:value="19162">
                <text:p>19162</text:p>
              </table:table-cell>
              <table:table-cell office:value-type="float" office:value="28307">
                <text:p>28307</text:p>
              </table:table-cell>
            </table:table-row>
            <table:table-row>
              <table:table-cell office:value-type="string">
                <text:p>260</text:p>
              </table:table-cell>
              <table:table-cell office:value-type="float" office:value="17359">
                <text:p>17359</text:p>
              </table:table-cell>
              <table:table-cell office:value-type="float" office:value="28278">
                <text:p>28278</text:p>
              </table:table-cell>
            </table:table-row>
            <table:table-row>
              <table:table-cell office:value-type="string">
                <text:p>261</text:p>
              </table:table-cell>
              <table:table-cell office:value-type="float" office:value="18855">
                <text:p>18855</text:p>
              </table:table-cell>
              <table:table-cell office:value-type="float" office:value="28010">
                <text:p>28010</text:p>
              </table:table-cell>
            </table:table-row>
            <table:table-row>
              <table:table-cell office:value-type="string">
                <text:p>262</text:p>
              </table:table-cell>
              <table:table-cell office:value-type="float" office:value="18857">
                <text:p>18857</text:p>
              </table:table-cell>
              <table:table-cell office:value-type="float" office:value="28104">
                <text:p>28104</text:p>
              </table:table-cell>
            </table:table-row>
            <table:table-row>
              <table:table-cell office:value-type="string">
                <text:p>263</text:p>
              </table:table-cell>
              <table:table-cell office:value-type="float" office:value="18063">
                <text:p>18063</text:p>
              </table:table-cell>
              <table:table-cell office:value-type="float" office:value="27742">
                <text:p>27742</text:p>
              </table:table-cell>
            </table:table-row>
            <table:table-row>
              <table:table-cell office:value-type="string">
                <text:p>264</text:p>
              </table:table-cell>
              <table:table-cell office:value-type="float" office:value="17862">
                <text:p>17862</text:p>
              </table:table-cell>
              <table:table-cell office:value-type="float" office:value="28135">
                <text:p>28135</text:p>
              </table:table-cell>
            </table:table-row>
            <table:table-row>
              <table:table-cell office:value-type="string">
                <text:p>265</text:p>
              </table:table-cell>
              <table:table-cell office:value-type="float" office:value="20458">
                <text:p>20458</text:p>
              </table:table-cell>
              <table:table-cell office:value-type="float" office:value="27955">
                <text:p>27955</text:p>
              </table:table-cell>
            </table:table-row>
            <table:table-row>
              <table:table-cell office:value-type="string">
                <text:p>266</text:p>
              </table:table-cell>
              <table:table-cell office:value-type="float" office:value="18459">
                <text:p>18459</text:p>
              </table:table-cell>
              <table:table-cell office:value-type="float" office:value="28169">
                <text:p>28169</text:p>
              </table:table-cell>
            </table:table-row>
            <table:table-row>
              <table:table-cell office:value-type="string">
                <text:p>267</text:p>
              </table:table-cell>
              <table:table-cell office:value-type="float" office:value="20057">
                <text:p>20057</text:p>
              </table:table-cell>
              <table:table-cell office:value-type="float" office:value="27983">
                <text:p>27983</text:p>
              </table:table-cell>
            </table:table-row>
            <table:table-row>
              <table:table-cell office:value-type="string">
                <text:p>268</text:p>
              </table:table-cell>
              <table:table-cell office:value-type="float" office:value="19460">
                <text:p>19460</text:p>
              </table:table-cell>
              <table:table-cell office:value-type="float" office:value="27741">
                <text:p>27741</text:p>
              </table:table-cell>
            </table:table-row>
            <table:table-row>
              <table:table-cell office:value-type="string">
                <text:p>269</text:p>
              </table:table-cell>
              <table:table-cell office:value-type="float" office:value="18266">
                <text:p>18266</text:p>
              </table:table-cell>
              <table:table-cell office:value-type="float" office:value="27732">
                <text:p>27732</text:p>
              </table:table-cell>
            </table:table-row>
            <table:table-row>
              <table:table-cell office:value-type="string">
                <text:p>270</text:p>
              </table:table-cell>
              <table:table-cell office:value-type="float" office:value="17064">
                <text:p>17064</text:p>
              </table:table-cell>
              <table:table-cell office:value-type="float" office:value="27504">
                <text:p>27504</text:p>
              </table:table-cell>
            </table:table-row>
            <table:table-row>
              <table:table-cell office:value-type="string">
                <text:p>271</text:p>
              </table:table-cell>
              <table:table-cell office:value-type="float" office:value="17169">
                <text:p>17169</text:p>
              </table:table-cell>
              <table:table-cell office:value-type="float" office:value="27216">
                <text:p>27216</text:p>
              </table:table-cell>
            </table:table-row>
            <table:table-row>
              <table:table-cell office:value-type="string">
                <text:p>272</text:p>
              </table:table-cell>
              <table:table-cell office:value-type="float" office:value="17264">
                <text:p>17264</text:p>
              </table:table-cell>
              <table:table-cell office:value-type="float" office:value="26903">
                <text:p>26903</text:p>
              </table:table-cell>
            </table:table-row>
            <table:table-row>
              <table:table-cell office:value-type="string">
                <text:p>273</text:p>
              </table:table-cell>
              <table:table-cell office:value-type="float" office:value="17466">
                <text:p>17466</text:p>
              </table:table-cell>
              <table:table-cell office:value-type="float" office:value="27238">
                <text:p>27238</text:p>
              </table:table-cell>
            </table:table-row>
            <table:table-row>
              <table:table-cell office:value-type="string">
                <text:p>274</text:p>
              </table:table-cell>
              <table:table-cell office:value-type="float" office:value="17963">
                <text:p>17963</text:p>
              </table:table-cell>
              <table:table-cell office:value-type="float" office:value="27203">
                <text:p>27203</text:p>
              </table:table-cell>
            </table:table-row>
            <table:table-row>
              <table:table-cell office:value-type="string">
                <text:p>275</text:p>
              </table:table-cell>
              <table:table-cell office:value-type="float" office:value="16966">
                <text:p>16966</text:p>
              </table:table-cell>
              <table:table-cell office:value-type="float" office:value="27432">
                <text:p>27432</text:p>
              </table:table-cell>
            </table:table-row>
            <table:table-row>
              <table:table-cell office:value-type="string">
                <text:p>276</text:p>
              </table:table-cell>
              <table:table-cell office:value-type="float" office:value="17864">
                <text:p>17864</text:p>
              </table:table-cell>
              <table:table-cell office:value-type="float" office:value="27799">
                <text:p>27799</text:p>
              </table:table-cell>
            </table:table-row>
            <table:table-row>
              <table:table-cell office:value-type="string">
                <text:p>277</text:p>
              </table:table-cell>
              <table:table-cell office:value-type="float" office:value="19066">
                <text:p>19066</text:p>
              </table:table-cell>
              <table:table-cell office:value-type="float" office:value="27637">
                <text:p>27637</text:p>
              </table:table-cell>
            </table:table-row>
            <table:table-row>
              <table:table-cell office:value-type="string">
                <text:p>278</text:p>
              </table:table-cell>
              <table:table-cell office:value-type="float" office:value="19568">
                <text:p>19568</text:p>
              </table:table-cell>
              <table:table-cell office:value-type="float" office:value="27623">
                <text:p>27623</text:p>
              </table:table-cell>
            </table:table-row>
            <table:table-row>
              <table:table-cell office:value-type="string">
                <text:p>279</text:p>
              </table:table-cell>
              <table:table-cell office:value-type="float" office:value="19667">
                <text:p>19667</text:p>
              </table:table-cell>
              <table:table-cell office:value-type="float" office:value="27687">
                <text:p>27687</text:p>
              </table:table-cell>
            </table:table-row>
            <table:table-row>
              <table:table-cell office:value-type="string">
                <text:p>280</text:p>
              </table:table-cell>
              <table:table-cell office:value-type="float" office:value="18963">
                <text:p>18963</text:p>
              </table:table-cell>
              <table:table-cell office:value-type="float" office:value="28035">
                <text:p>28035</text:p>
              </table:table-cell>
            </table:table-row>
            <table:table-row>
              <table:table-cell office:value-type="string">
                <text:p>281</text:p>
              </table:table-cell>
              <table:table-cell office:value-type="float" office:value="19569">
                <text:p>19569</text:p>
              </table:table-cell>
              <table:table-cell office:value-type="float" office:value="28184">
                <text:p>28184</text:p>
              </table:table-cell>
            </table:table-row>
            <table:table-row>
              <table:table-cell office:value-type="string">
                <text:p>282</text:p>
              </table:table-cell>
              <table:table-cell office:value-type="float" office:value="18865">
                <text:p>18865</text:p>
              </table:table-cell>
              <table:table-cell office:value-type="float" office:value="28192">
                <text:p>28192</text:p>
              </table:table-cell>
            </table:table-row>
            <table:table-row>
              <table:table-cell office:value-type="string">
                <text:p>283</text:p>
              </table:table-cell>
              <table:table-cell office:value-type="float" office:value="19266">
                <text:p>19266</text:p>
              </table:table-cell>
              <table:table-cell office:value-type="float" office:value="27684">
                <text:p>27684</text:p>
              </table:table-cell>
            </table:table-row>
            <table:table-row>
              <table:table-cell office:value-type="string">
                <text:p>284</text:p>
              </table:table-cell>
              <table:table-cell office:value-type="float" office:value="20067">
                <text:p>20067</text:p>
              </table:table-cell>
              <table:table-cell office:value-type="float" office:value="27830">
                <text:p>27830</text:p>
              </table:table-cell>
            </table:table-row>
            <table:table-row>
              <table:table-cell office:value-type="string">
                <text:p>285</text:p>
              </table:table-cell>
              <table:table-cell office:value-type="float" office:value="19665">
                <text:p>19665</text:p>
              </table:table-cell>
              <table:table-cell office:value-type="float" office:value="28119">
                <text:p>28119</text:p>
              </table:table-cell>
            </table:table-row>
            <table:table-row>
              <table:table-cell office:value-type="string">
                <text:p>286</text:p>
              </table:table-cell>
              <table:table-cell office:value-type="float" office:value="18857">
                <text:p>18857</text:p>
              </table:table-cell>
              <table:table-cell office:value-type="float" office:value="28070">
                <text:p>28070</text:p>
              </table:table-cell>
            </table:table-row>
            <table:table-row>
              <table:table-cell office:value-type="string">
                <text:p>287</text:p>
              </table:table-cell>
              <table:table-cell office:value-type="float" office:value="17856">
                <text:p>17856</text:p>
              </table:table-cell>
              <table:table-cell office:value-type="float" office:value="27681">
                <text:p>27681</text:p>
              </table:table-cell>
            </table:table-row>
            <table:table-row>
              <table:table-cell office:value-type="string">
                <text:p>288</text:p>
              </table:table-cell>
              <table:table-cell office:value-type="float" office:value="18660">
                <text:p>18660</text:p>
              </table:table-cell>
              <table:table-cell office:value-type="float" office:value="27745">
                <text:p>27745</text:p>
              </table:table-cell>
            </table:table-row>
            <table:table-row>
              <table:table-cell office:value-type="string">
                <text:p>289</text:p>
              </table:table-cell>
              <table:table-cell office:value-type="float" office:value="18063">
                <text:p>18063</text:p>
              </table:table-cell>
              <table:table-cell office:value-type="float" office:value="27552">
                <text:p>27552</text:p>
              </table:table-cell>
            </table:table-row>
            <table:table-row>
              <table:table-cell office:value-type="string">
                <text:p>290</text:p>
              </table:table-cell>
              <table:table-cell office:value-type="float" office:value="18468">
                <text:p>18468</text:p>
              </table:table-cell>
              <table:table-cell office:value-type="float" office:value="27573">
                <text:p>27573</text:p>
              </table:table-cell>
            </table:table-row>
            <table:table-row>
              <table:table-cell office:value-type="string">
                <text:p>291</text:p>
              </table:table-cell>
              <table:table-cell office:value-type="float" office:value="19061">
                <text:p>19061</text:p>
              </table:table-cell>
              <table:table-cell office:value-type="float" office:value="27667">
                <text:p>27667</text:p>
              </table:table-cell>
            </table:table-row>
            <table:table-row>
              <table:table-cell office:value-type="string">
                <text:p>292</text:p>
              </table:table-cell>
              <table:table-cell office:value-type="float" office:value="18669">
                <text:p>18669</text:p>
              </table:table-cell>
              <table:table-cell office:value-type="float" office:value="27774">
                <text:p>27774</text:p>
              </table:table-cell>
            </table:table-row>
            <table:table-row>
              <table:table-cell office:value-type="string">
                <text:p>293</text:p>
              </table:table-cell>
              <table:table-cell office:value-type="float" office:value="19063">
                <text:p>19063</text:p>
              </table:table-cell>
              <table:table-cell office:value-type="float" office:value="27932">
                <text:p>27932</text:p>
              </table:table-cell>
            </table:table-row>
            <table:table-row>
              <table:table-cell office:value-type="string">
                <text:p>294</text:p>
              </table:table-cell>
              <table:table-cell office:value-type="float" office:value="20067">
                <text:p>20067</text:p>
              </table:table-cell>
              <table:table-cell office:value-type="float" office:value="27892">
                <text:p>27892</text:p>
              </table:table-cell>
            </table:table-row>
            <table:table-row>
              <table:table-cell office:value-type="string">
                <text:p>295</text:p>
              </table:table-cell>
              <table:table-cell office:value-type="float" office:value="20064">
                <text:p>20064</text:p>
              </table:table-cell>
              <table:table-cell office:value-type="float" office:value="28139">
                <text:p>28139</text:p>
              </table:table-cell>
            </table:table-row>
            <table:table-row>
              <table:table-cell office:value-type="string">
                <text:p>296</text:p>
              </table:table-cell>
              <table:table-cell office:value-type="float" office:value="18964">
                <text:p>18964</text:p>
              </table:table-cell>
              <table:table-cell office:value-type="float" office:value="28350">
                <text:p>28350</text:p>
              </table:table-cell>
            </table:table-row>
            <table:table-row>
              <table:table-cell office:value-type="string">
                <text:p>297</text:p>
              </table:table-cell>
              <table:table-cell office:value-type="float" office:value="19061">
                <text:p>19061</text:p>
              </table:table-cell>
              <table:table-cell office:value-type="float" office:value="28529">
                <text:p>28529</text:p>
              </table:table-cell>
            </table:table-row>
            <table:table-row>
              <table:table-cell office:value-type="string">
                <text:p>298</text:p>
              </table:table-cell>
              <table:table-cell office:value-type="float" office:value="19365">
                <text:p>19365</text:p>
              </table:table-cell>
              <table:table-cell office:value-type="float" office:value="28511">
                <text:p>28511</text:p>
              </table:table-cell>
            </table:table-row>
            <table:table-row>
              <table:table-cell office:value-type="string">
                <text:p>299</text:p>
              </table:table-cell>
              <table:table-cell office:value-type="float" office:value="18260">
                <text:p>18260</text:p>
              </table:table-cell>
              <table:table-cell office:value-type="float" office:value="28364">
                <text:p>28364</text:p>
              </table:table-cell>
            </table:table-row>
            <table:table-row>
              <table:table-cell office:value-type="string">
                <text:p>300</text:p>
              </table:table-cell>
              <table:table-cell office:value-type="float" office:value="18262">
                <text:p>18262</text:p>
              </table:table-cell>
              <table:table-cell office:value-type="float" office:value="27790">
                <text:p>27790</text:p>
              </table:table-cell>
            </table:table-row>
            <table:table-row>
              <table:table-cell office:value-type="string">
                <text:p>301</text:p>
              </table:table-cell>
              <table:table-cell office:value-type="float" office:value="17960">
                <text:p>17960</text:p>
              </table:table-cell>
              <table:table-cell office:value-type="float" office:value="27170">
                <text:p>2717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Windows_X86_64 LibreOffice_project/1ec314fa52f458adc18c4f025c545a4e8b22c15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4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4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99cm" svg:height="6.698cm" xlink:href="." xlink:type="simple" chart:class="chart:line" chart:style-name="ch1">
        <chart:title svg:x="2.958cm" svg:y="0.269cm" chart:style-name="ch2">
          <text:p>B / Merit / Inversion</text:p>
        </chart:title>
        <chart:plot-area chart:style-name="ch3" chart:data-source-has-labels="both" svg:x="0.199cm" svg:y="1.181cm" svg:width="9.601cm" svg:height="5.384cm">
          <chartooo:coordinate-region svg:x="1.376cm" svg:y="1.302cm" svg:width="8.424cm" svg:height="4.261cm"/>
          <chart:axis chart:dimension="x" chart:name="primary-x" chart:style-name="ch4" chartooo:axis-type="text">
            <chart:categories table:cell-range-address="local-table.$A$2:.$A$302"/>
          </chart:axis>
          <chart:axis chart:dimension="y" chart:name="primary-y" chart:style-name="ch4">
            <chart:grid chart:style-name="ch5" chart:class="major"/>
          </chart:axis>
          <chart:series chart:style-name="ch6" chart:values-cell-range-address="local-table.$B$2:.$B$302" chart:label-cell-address="local-table.$B$1" chart:class="chart:line">
            <chart:data-point chart:repeated="301"/>
          </chart:series>
          <chart:series chart:style-name="ch7" chart:values-cell-range-address="local-table.$C$2:.$C$302" chart:label-cell-address="local-table.$C$1" chart:class="chart:line">
            <chart:data-point chart:repeated="30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Στήλη Y</text:p>
              </table:table-cell>
              <table:table-cell office:value-type="string">
                <text:p>Στήλη Z</text:p>
              </table:table-cell>
            </table:table-row>
          </table:table-header-rows>
          <table:table-rows>
            <table:table-row>
              <table:table-cell office:value-type="string">
                <text:p>1</text:p>
              </table:table-cell>
              <table:table-cell office:value-type="float" office:value="46258">
                <text:p>46258</text:p>
              </table:table-cell>
              <table:table-cell office:value-type="float" office:value="57698">
                <text:p>57698</text:p>
              </table:table-cell>
            </table:table-row>
            <table:table-row>
              <table:table-cell office:value-type="string">
                <text:p>2</text:p>
              </table:table-cell>
              <table:table-cell office:value-type="float" office:value="42968">
                <text:p>42968</text:p>
              </table:table-cell>
              <table:table-cell office:value-type="float" office:value="53422">
                <text:p>53422</text:p>
              </table:table-cell>
            </table:table-row>
            <table:table-row>
              <table:table-cell office:value-type="string">
                <text:p>3</text:p>
              </table:table-cell>
              <table:table-cell office:value-type="float" office:value="39764">
                <text:p>39764</text:p>
              </table:table-cell>
              <table:table-cell office:value-type="float" office:value="49152">
                <text:p>49152</text:p>
              </table:table-cell>
            </table:table-row>
            <table:table-row>
              <table:table-cell office:value-type="string">
                <text:p>4</text:p>
              </table:table-cell>
              <table:table-cell office:value-type="float" office:value="39755">
                <text:p>39755</text:p>
              </table:table-cell>
              <table:table-cell office:value-type="float" office:value="46810">
                <text:p>46810</text:p>
              </table:table-cell>
            </table:table-row>
            <table:table-row>
              <table:table-cell office:value-type="string">
                <text:p>5</text:p>
              </table:table-cell>
              <table:table-cell office:value-type="float" office:value="37362">
                <text:p>37362</text:p>
              </table:table-cell>
              <table:table-cell office:value-type="float" office:value="45615">
                <text:p>45615</text:p>
              </table:table-cell>
            </table:table-row>
            <table:table-row>
              <table:table-cell office:value-type="string">
                <text:p>6</text:p>
              </table:table-cell>
              <table:table-cell office:value-type="float" office:value="35862">
                <text:p>35862</text:p>
              </table:table-cell>
              <table:table-cell office:value-type="float" office:value="43962">
                <text:p>43962</text:p>
              </table:table-cell>
            </table:table-row>
            <table:table-row>
              <table:table-cell office:value-type="string">
                <text:p>7</text:p>
              </table:table-cell>
              <table:table-cell office:value-type="float" office:value="34259">
                <text:p>34259</text:p>
              </table:table-cell>
              <table:table-cell office:value-type="float" office:value="42584">
                <text:p>42584</text:p>
              </table:table-cell>
            </table:table-row>
            <table:table-row>
              <table:table-cell office:value-type="string">
                <text:p>8</text:p>
              </table:table-cell>
              <table:table-cell office:value-type="float" office:value="33060">
                <text:p>33060</text:p>
              </table:table-cell>
              <table:table-cell office:value-type="float" office:value="40907">
                <text:p>40907</text:p>
              </table:table-cell>
            </table:table-row>
            <table:table-row>
              <table:table-cell office:value-type="string">
                <text:p>9</text:p>
              </table:table-cell>
              <table:table-cell office:value-type="float" office:value="31261">
                <text:p>31261</text:p>
              </table:table-cell>
              <table:table-cell office:value-type="float" office:value="39400">
                <text:p>39400</text:p>
              </table:table-cell>
            </table:table-row>
            <table:table-row>
              <table:table-cell office:value-type="string">
                <text:p>10</text:p>
              </table:table-cell>
              <table:table-cell office:value-type="float" office:value="30062">
                <text:p>30062</text:p>
              </table:table-cell>
              <table:table-cell office:value-type="float" office:value="37991">
                <text:p>37991</text:p>
              </table:table-cell>
            </table:table-row>
            <table:table-row>
              <table:table-cell office:value-type="string">
                <text:p>11</text:p>
              </table:table-cell>
              <table:table-cell office:value-type="float" office:value="28062">
                <text:p>28062</text:p>
              </table:table-cell>
              <table:table-cell office:value-type="float" office:value="36352">
                <text:p>36352</text:p>
              </table:table-cell>
            </table:table-row>
            <table:table-row>
              <table:table-cell office:value-type="string">
                <text:p>12</text:p>
              </table:table-cell>
              <table:table-cell office:value-type="float" office:value="27462">
                <text:p>27462</text:p>
              </table:table-cell>
              <table:table-cell office:value-type="float" office:value="35187">
                <text:p>35187</text:p>
              </table:table-cell>
            </table:table-row>
            <table:table-row>
              <table:table-cell office:value-type="string">
                <text:p>13</text:p>
              </table:table-cell>
              <table:table-cell office:value-type="float" office:value="26861">
                <text:p>26861</text:p>
              </table:table-cell>
              <table:table-cell office:value-type="float" office:value="34921">
                <text:p>34921</text:p>
              </table:table-cell>
            </table:table-row>
            <table:table-row>
              <table:table-cell office:value-type="string">
                <text:p>14</text:p>
              </table:table-cell>
              <table:table-cell office:value-type="float" office:value="25159">
                <text:p>25159</text:p>
              </table:table-cell>
              <table:table-cell office:value-type="float" office:value="34315">
                <text:p>34315</text:p>
              </table:table-cell>
            </table:table-row>
            <table:table-row>
              <table:table-cell office:value-type="string">
                <text:p>15</text:p>
              </table:table-cell>
              <table:table-cell office:value-type="float" office:value="25759">
                <text:p>25759</text:p>
              </table:table-cell>
              <table:table-cell office:value-type="float" office:value="33577">
                <text:p>33577</text:p>
              </table:table-cell>
            </table:table-row>
            <table:table-row>
              <table:table-cell office:value-type="string">
                <text:p>16</text:p>
              </table:table-cell>
              <table:table-cell office:value-type="float" office:value="24759">
                <text:p>24759</text:p>
              </table:table-cell>
              <table:table-cell office:value-type="float" office:value="32535">
                <text:p>32535</text:p>
              </table:table-cell>
            </table:table-row>
            <table:table-row>
              <table:table-cell office:value-type="string">
                <text:p>17</text:p>
              </table:table-cell>
              <table:table-cell office:value-type="float" office:value="24760">
                <text:p>24760</text:p>
              </table:table-cell>
              <table:table-cell office:value-type="float" office:value="31987">
                <text:p>31987</text:p>
              </table:table-cell>
            </table:table-row>
            <table:table-row>
              <table:table-cell office:value-type="string">
                <text:p>18</text:p>
              </table:table-cell>
              <table:table-cell office:value-type="float" office:value="25163">
                <text:p>25163</text:p>
              </table:table-cell>
              <table:table-cell office:value-type="float" office:value="31573">
                <text:p>31573</text:p>
              </table:table-cell>
            </table:table-row>
            <table:table-row>
              <table:table-cell office:value-type="string">
                <text:p>19</text:p>
              </table:table-cell>
              <table:table-cell office:value-type="float" office:value="23460">
                <text:p>23460</text:p>
              </table:table-cell>
              <table:table-cell office:value-type="float" office:value="31355">
                <text:p>31355</text:p>
              </table:table-cell>
            </table:table-row>
            <table:table-row>
              <table:table-cell office:value-type="string">
                <text:p>20</text:p>
              </table:table-cell>
              <table:table-cell office:value-type="float" office:value="23358">
                <text:p>23358</text:p>
              </table:table-cell>
              <table:table-cell office:value-type="float" office:value="30976">
                <text:p>30976</text:p>
              </table:table-cell>
            </table:table-row>
            <table:table-row>
              <table:table-cell office:value-type="string">
                <text:p>21</text:p>
              </table:table-cell>
              <table:table-cell office:value-type="float" office:value="20261">
                <text:p>20261</text:p>
              </table:table-cell>
              <table:table-cell office:value-type="float" office:value="31020">
                <text:p>31020</text:p>
              </table:table-cell>
            </table:table-row>
            <table:table-row>
              <table:table-cell office:value-type="string">
                <text:p>22</text:p>
              </table:table-cell>
              <table:table-cell office:value-type="float" office:value="22361">
                <text:p>22361</text:p>
              </table:table-cell>
              <table:table-cell office:value-type="float" office:value="31136">
                <text:p>31136</text:p>
              </table:table-cell>
            </table:table-row>
            <table:table-row>
              <table:table-cell office:value-type="string">
                <text:p>23</text:p>
              </table:table-cell>
              <table:table-cell office:value-type="float" office:value="21362">
                <text:p>21362</text:p>
              </table:table-cell>
              <table:table-cell office:value-type="float" office:value="30841">
                <text:p>30841</text:p>
              </table:table-cell>
            </table:table-row>
            <table:table-row>
              <table:table-cell office:value-type="string">
                <text:p>24</text:p>
              </table:table-cell>
              <table:table-cell office:value-type="float" office:value="21158">
                <text:p>21158</text:p>
              </table:table-cell>
              <table:table-cell office:value-type="float" office:value="29850">
                <text:p>29850</text:p>
              </table:table-cell>
            </table:table-row>
            <table:table-row>
              <table:table-cell office:value-type="string">
                <text:p>25</text:p>
              </table:table-cell>
              <table:table-cell office:value-type="float" office:value="19960">
                <text:p>19960</text:p>
              </table:table-cell>
              <table:table-cell office:value-type="float" office:value="29127">
                <text:p>29127</text:p>
              </table:table-cell>
            </table:table-row>
            <table:table-row>
              <table:table-cell office:value-type="string">
                <text:p>26</text:p>
              </table:table-cell>
              <table:table-cell office:value-type="float" office:value="21662">
                <text:p>21662</text:p>
              </table:table-cell>
              <table:table-cell office:value-type="float" office:value="29086">
                <text:p>29086</text:p>
              </table:table-cell>
            </table:table-row>
            <table:table-row>
              <table:table-cell office:value-type="string">
                <text:p>27</text:p>
              </table:table-cell>
              <table:table-cell office:value-type="float" office:value="21163">
                <text:p>21163</text:p>
              </table:table-cell>
              <table:table-cell office:value-type="float" office:value="28795">
                <text:p>28795</text:p>
              </table:table-cell>
            </table:table-row>
            <table:table-row>
              <table:table-cell office:value-type="string">
                <text:p>28</text:p>
              </table:table-cell>
              <table:table-cell office:value-type="float" office:value="20561">
                <text:p>20561</text:p>
              </table:table-cell>
              <table:table-cell office:value-type="float" office:value="28747">
                <text:p>28747</text:p>
              </table:table-cell>
            </table:table-row>
            <table:table-row>
              <table:table-cell office:value-type="string">
                <text:p>29</text:p>
              </table:table-cell>
              <table:table-cell office:value-type="float" office:value="20862">
                <text:p>20862</text:p>
              </table:table-cell>
              <table:table-cell office:value-type="float" office:value="28451">
                <text:p>28451</text:p>
              </table:table-cell>
            </table:table-row>
            <table:table-row>
              <table:table-cell office:value-type="string">
                <text:p>30</text:p>
              </table:table-cell>
              <table:table-cell office:value-type="float" office:value="20657">
                <text:p>20657</text:p>
              </table:table-cell>
              <table:table-cell office:value-type="float" office:value="28485">
                <text:p>28485</text:p>
              </table:table-cell>
            </table:table-row>
            <table:table-row>
              <table:table-cell office:value-type="string">
                <text:p>31</text:p>
              </table:table-cell>
              <table:table-cell office:value-type="float" office:value="20763">
                <text:p>20763</text:p>
              </table:table-cell>
              <table:table-cell office:value-type="float" office:value="28527">
                <text:p>28527</text:p>
              </table:table-cell>
            </table:table-row>
            <table:table-row>
              <table:table-cell office:value-type="string">
                <text:p>32</text:p>
              </table:table-cell>
              <table:table-cell office:value-type="float" office:value="19667">
                <text:p>19667</text:p>
              </table:table-cell>
              <table:table-cell office:value-type="float" office:value="28788">
                <text:p>28788</text:p>
              </table:table-cell>
            </table:table-row>
            <table:table-row>
              <table:table-cell office:value-type="string">
                <text:p>33</text:p>
              </table:table-cell>
              <table:table-cell office:value-type="float" office:value="21357">
                <text:p>21357</text:p>
              </table:table-cell>
              <table:table-cell office:value-type="float" office:value="28693">
                <text:p>28693</text:p>
              </table:table-cell>
            </table:table-row>
            <table:table-row>
              <table:table-cell office:value-type="string">
                <text:p>34</text:p>
              </table:table-cell>
              <table:table-cell office:value-type="float" office:value="21464">
                <text:p>21464</text:p>
              </table:table-cell>
              <table:table-cell office:value-type="float" office:value="29062">
                <text:p>29062</text:p>
              </table:table-cell>
            </table:table-row>
            <table:table-row>
              <table:table-cell office:value-type="string">
                <text:p>35</text:p>
              </table:table-cell>
              <table:table-cell office:value-type="float" office:value="20964">
                <text:p>20964</text:p>
              </table:table-cell>
              <table:table-cell office:value-type="float" office:value="28879">
                <text:p>28879</text:p>
              </table:table-cell>
            </table:table-row>
            <table:table-row>
              <table:table-cell office:value-type="string">
                <text:p>36</text:p>
              </table:table-cell>
              <table:table-cell office:value-type="float" office:value="21064">
                <text:p>21064</text:p>
              </table:table-cell>
              <table:table-cell office:value-type="float" office:value="28911">
                <text:p>28911</text:p>
              </table:table-cell>
            </table:table-row>
            <table:table-row>
              <table:table-cell office:value-type="string">
                <text:p>37</text:p>
              </table:table-cell>
              <table:table-cell office:value-type="float" office:value="20560">
                <text:p>20560</text:p>
              </table:table-cell>
              <table:table-cell office:value-type="float" office:value="28826">
                <text:p>28826</text:p>
              </table:table-cell>
            </table:table-row>
            <table:table-row>
              <table:table-cell office:value-type="string">
                <text:p>38</text:p>
              </table:table-cell>
              <table:table-cell office:value-type="float" office:value="20961">
                <text:p>20961</text:p>
              </table:table-cell>
              <table:table-cell office:value-type="float" office:value="28612">
                <text:p>28612</text:p>
              </table:table-cell>
            </table:table-row>
            <table:table-row>
              <table:table-cell office:value-type="string">
                <text:p>39</text:p>
              </table:table-cell>
              <table:table-cell office:value-type="float" office:value="20561">
                <text:p>20561</text:p>
              </table:table-cell>
              <table:table-cell office:value-type="float" office:value="28891">
                <text:p>28891</text:p>
              </table:table-cell>
            </table:table-row>
            <table:table-row>
              <table:table-cell office:value-type="string">
                <text:p>40</text:p>
              </table:table-cell>
              <table:table-cell office:value-type="float" office:value="21263">
                <text:p>21263</text:p>
              </table:table-cell>
              <table:table-cell office:value-type="float" office:value="28640">
                <text:p>28640</text:p>
              </table:table-cell>
            </table:table-row>
            <table:table-row>
              <table:table-cell office:value-type="string">
                <text:p>41</text:p>
              </table:table-cell>
              <table:table-cell office:value-type="float" office:value="21160">
                <text:p>21160</text:p>
              </table:table-cell>
              <table:table-cell office:value-type="float" office:value="28748">
                <text:p>28748</text:p>
              </table:table-cell>
            </table:table-row>
            <table:table-row>
              <table:table-cell office:value-type="string">
                <text:p>42</text:p>
              </table:table-cell>
              <table:table-cell office:value-type="float" office:value="21064">
                <text:p>21064</text:p>
              </table:table-cell>
              <table:table-cell office:value-type="float" office:value="28784">
                <text:p>28784</text:p>
              </table:table-cell>
            </table:table-row>
            <table:table-row>
              <table:table-cell office:value-type="string">
                <text:p>43</text:p>
              </table:table-cell>
              <table:table-cell office:value-type="float" office:value="20860">
                <text:p>20860</text:p>
              </table:table-cell>
              <table:table-cell office:value-type="float" office:value="28558">
                <text:p>28558</text:p>
              </table:table-cell>
            </table:table-row>
            <table:table-row>
              <table:table-cell office:value-type="string">
                <text:p>44</text:p>
              </table:table-cell>
              <table:table-cell office:value-type="float" office:value="21560">
                <text:p>21560</text:p>
              </table:table-cell>
              <table:table-cell office:value-type="float" office:value="28621">
                <text:p>28621</text:p>
              </table:table-cell>
            </table:table-row>
            <table:table-row>
              <table:table-cell office:value-type="string">
                <text:p>45</text:p>
              </table:table-cell>
              <table:table-cell office:value-type="float" office:value="18856">
                <text:p>18856</text:p>
              </table:table-cell>
              <table:table-cell office:value-type="float" office:value="28451">
                <text:p>28451</text:p>
              </table:table-cell>
            </table:table-row>
            <table:table-row>
              <table:table-cell office:value-type="string">
                <text:p>46</text:p>
              </table:table-cell>
              <table:table-cell office:value-type="float" office:value="19559">
                <text:p>19559</text:p>
              </table:table-cell>
              <table:table-cell office:value-type="float" office:value="28459">
                <text:p>28459</text:p>
              </table:table-cell>
            </table:table-row>
            <table:table-row>
              <table:table-cell office:value-type="string">
                <text:p>47</text:p>
              </table:table-cell>
              <table:table-cell office:value-type="float" office:value="19656">
                <text:p>19656</text:p>
              </table:table-cell>
              <table:table-cell office:value-type="float" office:value="27690">
                <text:p>27690</text:p>
              </table:table-cell>
            </table:table-row>
            <table:table-row>
              <table:table-cell office:value-type="string">
                <text:p>48</text:p>
              </table:table-cell>
              <table:table-cell office:value-type="float" office:value="19259">
                <text:p>19259</text:p>
              </table:table-cell>
              <table:table-cell office:value-type="float" office:value="27575">
                <text:p>27575</text:p>
              </table:table-cell>
            </table:table-row>
            <table:table-row>
              <table:table-cell office:value-type="string">
                <text:p>49</text:p>
              </table:table-cell>
              <table:table-cell office:value-type="float" office:value="17159">
                <text:p>17159</text:p>
              </table:table-cell>
              <table:table-cell office:value-type="float" office:value="27453">
                <text:p>27453</text:p>
              </table:table-cell>
            </table:table-row>
            <table:table-row>
              <table:table-cell office:value-type="string">
                <text:p>50</text:p>
              </table:table-cell>
              <table:table-cell office:value-type="float" office:value="18758">
                <text:p>18758</text:p>
              </table:table-cell>
              <table:table-cell office:value-type="float" office:value="27502">
                <text:p>27502</text:p>
              </table:table-cell>
            </table:table-row>
            <table:table-row>
              <table:table-cell office:value-type="string">
                <text:p>51</text:p>
              </table:table-cell>
              <table:table-cell office:value-type="float" office:value="19060">
                <text:p>19060</text:p>
              </table:table-cell>
              <table:table-cell office:value-type="float" office:value="27291">
                <text:p>27291</text:p>
              </table:table-cell>
            </table:table-row>
            <table:table-row>
              <table:table-cell office:value-type="string">
                <text:p>52</text:p>
              </table:table-cell>
              <table:table-cell office:value-type="float" office:value="18661">
                <text:p>18661</text:p>
              </table:table-cell>
              <table:table-cell office:value-type="float" office:value="26997">
                <text:p>26997</text:p>
              </table:table-cell>
            </table:table-row>
            <table:table-row>
              <table:table-cell office:value-type="string">
                <text:p>53</text:p>
              </table:table-cell>
              <table:table-cell office:value-type="float" office:value="20060">
                <text:p>20060</text:p>
              </table:table-cell>
              <table:table-cell office:value-type="float" office:value="27080">
                <text:p>27080</text:p>
              </table:table-cell>
            </table:table-row>
            <table:table-row>
              <table:table-cell office:value-type="string">
                <text:p>54</text:p>
              </table:table-cell>
              <table:table-cell office:value-type="float" office:value="18056">
                <text:p>18056</text:p>
              </table:table-cell>
              <table:table-cell office:value-type="float" office:value="27139">
                <text:p>27139</text:p>
              </table:table-cell>
            </table:table-row>
            <table:table-row>
              <table:table-cell office:value-type="string">
                <text:p>55</text:p>
              </table:table-cell>
              <table:table-cell office:value-type="float" office:value="19261">
                <text:p>19261</text:p>
              </table:table-cell>
              <table:table-cell office:value-type="float" office:value="26938">
                <text:p>26938</text:p>
              </table:table-cell>
            </table:table-row>
            <table:table-row>
              <table:table-cell office:value-type="string">
                <text:p>56</text:p>
              </table:table-cell>
              <table:table-cell office:value-type="float" office:value="19258">
                <text:p>19258</text:p>
              </table:table-cell>
              <table:table-cell office:value-type="float" office:value="27038">
                <text:p>27038</text:p>
              </table:table-cell>
            </table:table-row>
            <table:table-row>
              <table:table-cell office:value-type="string">
                <text:p>57</text:p>
              </table:table-cell>
              <table:table-cell office:value-type="float" office:value="19661">
                <text:p>19661</text:p>
              </table:table-cell>
              <table:table-cell office:value-type="float" office:value="27001">
                <text:p>27001</text:p>
              </table:table-cell>
            </table:table-row>
            <table:table-row>
              <table:table-cell office:value-type="string">
                <text:p>58</text:p>
              </table:table-cell>
              <table:table-cell office:value-type="float" office:value="19361">
                <text:p>19361</text:p>
              </table:table-cell>
              <table:table-cell office:value-type="float" office:value="26712">
                <text:p>26712</text:p>
              </table:table-cell>
            </table:table-row>
            <table:table-row>
              <table:table-cell office:value-type="string">
                <text:p>59</text:p>
              </table:table-cell>
              <table:table-cell office:value-type="float" office:value="18757">
                <text:p>18757</text:p>
              </table:table-cell>
              <table:table-cell office:value-type="float" office:value="26916">
                <text:p>26916</text:p>
              </table:table-cell>
            </table:table-row>
            <table:table-row>
              <table:table-cell office:value-type="string">
                <text:p>60</text:p>
              </table:table-cell>
              <table:table-cell office:value-type="float" office:value="19461">
                <text:p>19461</text:p>
              </table:table-cell>
              <table:table-cell office:value-type="float" office:value="26918">
                <text:p>26918</text:p>
              </table:table-cell>
            </table:table-row>
            <table:table-row>
              <table:table-cell office:value-type="string">
                <text:p>61</text:p>
              </table:table-cell>
              <table:table-cell office:value-type="float" office:value="18764">
                <text:p>18764</text:p>
              </table:table-cell>
              <table:table-cell office:value-type="float" office:value="26623">
                <text:p>26623</text:p>
              </table:table-cell>
            </table:table-row>
            <table:table-row>
              <table:table-cell office:value-type="string">
                <text:p>62</text:p>
              </table:table-cell>
              <table:table-cell office:value-type="float" office:value="18462">
                <text:p>18462</text:p>
              </table:table-cell>
              <table:table-cell office:value-type="float" office:value="26592">
                <text:p>26592</text:p>
              </table:table-cell>
            </table:table-row>
            <table:table-row>
              <table:table-cell office:value-type="string">
                <text:p>63</text:p>
              </table:table-cell>
              <table:table-cell office:value-type="float" office:value="19764">
                <text:p>19764</text:p>
              </table:table-cell>
              <table:table-cell office:value-type="float" office:value="26572">
                <text:p>26572</text:p>
              </table:table-cell>
            </table:table-row>
            <table:table-row>
              <table:table-cell office:value-type="string">
                <text:p>64</text:p>
              </table:table-cell>
              <table:table-cell office:value-type="float" office:value="18560">
                <text:p>18560</text:p>
              </table:table-cell>
              <table:table-cell office:value-type="float" office:value="26834">
                <text:p>26834</text:p>
              </table:table-cell>
            </table:table-row>
            <table:table-row>
              <table:table-cell office:value-type="string">
                <text:p>65</text:p>
              </table:table-cell>
              <table:table-cell office:value-type="float" office:value="18859">
                <text:p>18859</text:p>
              </table:table-cell>
              <table:table-cell office:value-type="float" office:value="26688">
                <text:p>26688</text:p>
              </table:table-cell>
            </table:table-row>
            <table:table-row>
              <table:table-cell office:value-type="string">
                <text:p>66</text:p>
              </table:table-cell>
              <table:table-cell office:value-type="float" office:value="19259">
                <text:p>19259</text:p>
              </table:table-cell>
              <table:table-cell office:value-type="float" office:value="26500">
                <text:p>26500</text:p>
              </table:table-cell>
            </table:table-row>
            <table:table-row>
              <table:table-cell office:value-type="string">
                <text:p>67</text:p>
              </table:table-cell>
              <table:table-cell office:value-type="float" office:value="18662">
                <text:p>18662</text:p>
              </table:table-cell>
              <table:table-cell office:value-type="float" office:value="26851">
                <text:p>26851</text:p>
              </table:table-cell>
            </table:table-row>
            <table:table-row>
              <table:table-cell office:value-type="string">
                <text:p>68</text:p>
              </table:table-cell>
              <table:table-cell office:value-type="float" office:value="18560">
                <text:p>18560</text:p>
              </table:table-cell>
              <table:table-cell office:value-type="float" office:value="26826">
                <text:p>26826</text:p>
              </table:table-cell>
            </table:table-row>
            <table:table-row>
              <table:table-cell office:value-type="string">
                <text:p>69</text:p>
              </table:table-cell>
              <table:table-cell office:value-type="float" office:value="19459">
                <text:p>19459</text:p>
              </table:table-cell>
              <table:table-cell office:value-type="float" office:value="26758">
                <text:p>26758</text:p>
              </table:table-cell>
            </table:table-row>
            <table:table-row>
              <table:table-cell office:value-type="string">
                <text:p>70</text:p>
              </table:table-cell>
              <table:table-cell office:value-type="float" office:value="19260">
                <text:p>19260</text:p>
              </table:table-cell>
              <table:table-cell office:value-type="float" office:value="26876">
                <text:p>26876</text:p>
              </table:table-cell>
            </table:table-row>
            <table:table-row>
              <table:table-cell office:value-type="string">
                <text:p>71</text:p>
              </table:table-cell>
              <table:table-cell office:value-type="float" office:value="18560">
                <text:p>18560</text:p>
              </table:table-cell>
              <table:table-cell office:value-type="float" office:value="27155">
                <text:p>27155</text:p>
              </table:table-cell>
            </table:table-row>
            <table:table-row>
              <table:table-cell office:value-type="string">
                <text:p>72</text:p>
              </table:table-cell>
              <table:table-cell office:value-type="float" office:value="18558">
                <text:p>18558</text:p>
              </table:table-cell>
              <table:table-cell office:value-type="float" office:value="26773">
                <text:p>26773</text:p>
              </table:table-cell>
            </table:table-row>
            <table:table-row>
              <table:table-cell office:value-type="string">
                <text:p>73</text:p>
              </table:table-cell>
              <table:table-cell office:value-type="float" office:value="17765">
                <text:p>17765</text:p>
              </table:table-cell>
              <table:table-cell office:value-type="float" office:value="26513">
                <text:p>26513</text:p>
              </table:table-cell>
            </table:table-row>
            <table:table-row>
              <table:table-cell office:value-type="string">
                <text:p>74</text:p>
              </table:table-cell>
              <table:table-cell office:value-type="float" office:value="17960">
                <text:p>17960</text:p>
              </table:table-cell>
              <table:table-cell office:value-type="float" office:value="26336">
                <text:p>26336</text:p>
              </table:table-cell>
            </table:table-row>
            <table:table-row>
              <table:table-cell office:value-type="string">
                <text:p>75</text:p>
              </table:table-cell>
              <table:table-cell office:value-type="float" office:value="18063">
                <text:p>18063</text:p>
              </table:table-cell>
              <table:table-cell office:value-type="float" office:value="26065">
                <text:p>26065</text:p>
              </table:table-cell>
            </table:table-row>
            <table:table-row>
              <table:table-cell office:value-type="string">
                <text:p>76</text:p>
              </table:table-cell>
              <table:table-cell office:value-type="float" office:value="18659">
                <text:p>18659</text:p>
              </table:table-cell>
              <table:table-cell office:value-type="float" office:value="26241">
                <text:p>26241</text:p>
              </table:table-cell>
            </table:table-row>
            <table:table-row>
              <table:table-cell office:value-type="string">
                <text:p>77</text:p>
              </table:table-cell>
              <table:table-cell office:value-type="float" office:value="17963">
                <text:p>17963</text:p>
              </table:table-cell>
              <table:table-cell office:value-type="float" office:value="26296">
                <text:p>26296</text:p>
              </table:table-cell>
            </table:table-row>
            <table:table-row>
              <table:table-cell office:value-type="string">
                <text:p>78</text:p>
              </table:table-cell>
              <table:table-cell office:value-type="float" office:value="18758">
                <text:p>18758</text:p>
              </table:table-cell>
              <table:table-cell office:value-type="float" office:value="26246">
                <text:p>26246</text:p>
              </table:table-cell>
            </table:table-row>
            <table:table-row>
              <table:table-cell office:value-type="string">
                <text:p>79</text:p>
              </table:table-cell>
              <table:table-cell office:value-type="float" office:value="18161">
                <text:p>18161</text:p>
              </table:table-cell>
              <table:table-cell office:value-type="float" office:value="26483">
                <text:p>26483</text:p>
              </table:table-cell>
            </table:table-row>
            <table:table-row>
              <table:table-cell office:value-type="string">
                <text:p>80</text:p>
              </table:table-cell>
              <table:table-cell office:value-type="float" office:value="18161">
                <text:p>18161</text:p>
              </table:table-cell>
              <table:table-cell office:value-type="float" office:value="26399">
                <text:p>26399</text:p>
              </table:table-cell>
            </table:table-row>
            <table:table-row>
              <table:table-cell office:value-type="string">
                <text:p>81</text:p>
              </table:table-cell>
              <table:table-cell office:value-type="float" office:value="18061">
                <text:p>18061</text:p>
              </table:table-cell>
              <table:table-cell office:value-type="float" office:value="26533">
                <text:p>26533</text:p>
              </table:table-cell>
            </table:table-row>
            <table:table-row>
              <table:table-cell office:value-type="string">
                <text:p>82</text:p>
              </table:table-cell>
              <table:table-cell office:value-type="float" office:value="17958">
                <text:p>17958</text:p>
              </table:table-cell>
              <table:table-cell office:value-type="float" office:value="26574">
                <text:p>26574</text:p>
              </table:table-cell>
            </table:table-row>
            <table:table-row>
              <table:table-cell office:value-type="string">
                <text:p>83</text:p>
              </table:table-cell>
              <table:table-cell office:value-type="float" office:value="18258">
                <text:p>18258</text:p>
              </table:table-cell>
              <table:table-cell office:value-type="float" office:value="26147">
                <text:p>26147</text:p>
              </table:table-cell>
            </table:table-row>
            <table:table-row>
              <table:table-cell office:value-type="string">
                <text:p>84</text:p>
              </table:table-cell>
              <table:table-cell office:value-type="float" office:value="18959">
                <text:p>18959</text:p>
              </table:table-cell>
              <table:table-cell office:value-type="float" office:value="26389">
                <text:p>26389</text:p>
              </table:table-cell>
            </table:table-row>
            <table:table-row>
              <table:table-cell office:value-type="string">
                <text:p>85</text:p>
              </table:table-cell>
              <table:table-cell office:value-type="float" office:value="17759">
                <text:p>17759</text:p>
              </table:table-cell>
              <table:table-cell office:value-type="float" office:value="26453">
                <text:p>26453</text:p>
              </table:table-cell>
            </table:table-row>
            <table:table-row>
              <table:table-cell office:value-type="string">
                <text:p>86</text:p>
              </table:table-cell>
              <table:table-cell office:value-type="float" office:value="18559">
                <text:p>18559</text:p>
              </table:table-cell>
              <table:table-cell office:value-type="float" office:value="26287">
                <text:p>26287</text:p>
              </table:table-cell>
            </table:table-row>
            <table:table-row>
              <table:table-cell office:value-type="string">
                <text:p>87</text:p>
              </table:table-cell>
              <table:table-cell office:value-type="float" office:value="18757">
                <text:p>18757</text:p>
              </table:table-cell>
              <table:table-cell office:value-type="float" office:value="26248">
                <text:p>26248</text:p>
              </table:table-cell>
            </table:table-row>
            <table:table-row>
              <table:table-cell office:value-type="string">
                <text:p>88</text:p>
              </table:table-cell>
              <table:table-cell office:value-type="float" office:value="17959">
                <text:p>17959</text:p>
              </table:table-cell>
              <table:table-cell office:value-type="float" office:value="26203">
                <text:p>26203</text:p>
              </table:table-cell>
            </table:table-row>
            <table:table-row>
              <table:table-cell office:value-type="string">
                <text:p>89</text:p>
              </table:table-cell>
              <table:table-cell office:value-type="float" office:value="18561">
                <text:p>18561</text:p>
              </table:table-cell>
              <table:table-cell office:value-type="float" office:value="25969">
                <text:p>25969</text:p>
              </table:table-cell>
            </table:table-row>
            <table:table-row>
              <table:table-cell office:value-type="string">
                <text:p>90</text:p>
              </table:table-cell>
              <table:table-cell office:value-type="float" office:value="18264">
                <text:p>18264</text:p>
              </table:table-cell>
              <table:table-cell office:value-type="float" office:value="26001">
                <text:p>26001</text:p>
              </table:table-cell>
            </table:table-row>
            <table:table-row>
              <table:table-cell office:value-type="string">
                <text:p>91</text:p>
              </table:table-cell>
              <table:table-cell office:value-type="float" office:value="18657">
                <text:p>18657</text:p>
              </table:table-cell>
              <table:table-cell office:value-type="float" office:value="26348">
                <text:p>26348</text:p>
              </table:table-cell>
            </table:table-row>
            <table:table-row>
              <table:table-cell office:value-type="string">
                <text:p>92</text:p>
              </table:table-cell>
              <table:table-cell office:value-type="float" office:value="18861">
                <text:p>18861</text:p>
              </table:table-cell>
              <table:table-cell office:value-type="float" office:value="26497">
                <text:p>26497</text:p>
              </table:table-cell>
            </table:table-row>
            <table:table-row>
              <table:table-cell office:value-type="string">
                <text:p>93</text:p>
              </table:table-cell>
              <table:table-cell office:value-type="float" office:value="19064">
                <text:p>19064</text:p>
              </table:table-cell>
              <table:table-cell office:value-type="float" office:value="26535">
                <text:p>26535</text:p>
              </table:table-cell>
            </table:table-row>
            <table:table-row>
              <table:table-cell office:value-type="string">
                <text:p>94</text:p>
              </table:table-cell>
              <table:table-cell office:value-type="float" office:value="18964">
                <text:p>18964</text:p>
              </table:table-cell>
              <table:table-cell office:value-type="float" office:value="26546">
                <text:p>26546</text:p>
              </table:table-cell>
            </table:table-row>
            <table:table-row>
              <table:table-cell office:value-type="string">
                <text:p>95</text:p>
              </table:table-cell>
              <table:table-cell office:value-type="float" office:value="19461">
                <text:p>19461</text:p>
              </table:table-cell>
              <table:table-cell office:value-type="float" office:value="26529">
                <text:p>26529</text:p>
              </table:table-cell>
            </table:table-row>
            <table:table-row>
              <table:table-cell office:value-type="string">
                <text:p>96</text:p>
              </table:table-cell>
              <table:table-cell office:value-type="float" office:value="18858">
                <text:p>18858</text:p>
              </table:table-cell>
              <table:table-cell office:value-type="float" office:value="26543">
                <text:p>26543</text:p>
              </table:table-cell>
            </table:table-row>
            <table:table-row>
              <table:table-cell office:value-type="string">
                <text:p>97</text:p>
              </table:table-cell>
              <table:table-cell office:value-type="float" office:value="19058">
                <text:p>19058</text:p>
              </table:table-cell>
              <table:table-cell office:value-type="float" office:value="26725">
                <text:p>26725</text:p>
              </table:table-cell>
            </table:table-row>
            <table:table-row>
              <table:table-cell office:value-type="string">
                <text:p>98</text:p>
              </table:table-cell>
              <table:table-cell office:value-type="float" office:value="18459">
                <text:p>18459</text:p>
              </table:table-cell>
              <table:table-cell office:value-type="float" office:value="26738">
                <text:p>26738</text:p>
              </table:table-cell>
            </table:table-row>
            <table:table-row>
              <table:table-cell office:value-type="string">
                <text:p>99</text:p>
              </table:table-cell>
              <table:table-cell office:value-type="float" office:value="18258">
                <text:p>18258</text:p>
              </table:table-cell>
              <table:table-cell office:value-type="float" office:value="26901">
                <text:p>26901</text:p>
              </table:table-cell>
            </table:table-row>
            <table:table-row>
              <table:table-cell office:value-type="string">
                <text:p>100</text:p>
              </table:table-cell>
              <table:table-cell office:value-type="float" office:value="18454">
                <text:p>18454</text:p>
              </table:table-cell>
              <table:table-cell office:value-type="float" office:value="26647">
                <text:p>26647</text:p>
              </table:table-cell>
            </table:table-row>
            <table:table-row>
              <table:table-cell office:value-type="string">
                <text:p>101</text:p>
              </table:table-cell>
              <table:table-cell office:value-type="float" office:value="18162">
                <text:p>18162</text:p>
              </table:table-cell>
              <table:table-cell office:value-type="float" office:value="26748">
                <text:p>26748</text:p>
              </table:table-cell>
            </table:table-row>
            <table:table-row>
              <table:table-cell office:value-type="string">
                <text:p>102</text:p>
              </table:table-cell>
              <table:table-cell office:value-type="float" office:value="18458">
                <text:p>18458</text:p>
              </table:table-cell>
              <table:table-cell office:value-type="float" office:value="26750">
                <text:p>26750</text:p>
              </table:table-cell>
            </table:table-row>
            <table:table-row>
              <table:table-cell office:value-type="string">
                <text:p>103</text:p>
              </table:table-cell>
              <table:table-cell office:value-type="float" office:value="19058">
                <text:p>19058</text:p>
              </table:table-cell>
              <table:table-cell office:value-type="float" office:value="26869">
                <text:p>26869</text:p>
              </table:table-cell>
            </table:table-row>
            <table:table-row>
              <table:table-cell office:value-type="string">
                <text:p>104</text:p>
              </table:table-cell>
              <table:table-cell office:value-type="float" office:value="19162">
                <text:p>19162</text:p>
              </table:table-cell>
              <table:table-cell office:value-type="float" office:value="26898">
                <text:p>26898</text:p>
              </table:table-cell>
            </table:table-row>
            <table:table-row>
              <table:table-cell office:value-type="string">
                <text:p>105</text:p>
              </table:table-cell>
              <table:table-cell office:value-type="float" office:value="19158">
                <text:p>19158</text:p>
              </table:table-cell>
              <table:table-cell office:value-type="float" office:value="26417">
                <text:p>26417</text:p>
              </table:table-cell>
            </table:table-row>
            <table:table-row>
              <table:table-cell office:value-type="string">
                <text:p>106</text:p>
              </table:table-cell>
              <table:table-cell office:value-type="float" office:value="17263">
                <text:p>17263</text:p>
              </table:table-cell>
              <table:table-cell office:value-type="float" office:value="26412">
                <text:p>26412</text:p>
              </table:table-cell>
            </table:table-row>
            <table:table-row>
              <table:table-cell office:value-type="string">
                <text:p>107</text:p>
              </table:table-cell>
              <table:table-cell office:value-type="float" office:value="18757">
                <text:p>18757</text:p>
              </table:table-cell>
              <table:table-cell office:value-type="float" office:value="26409">
                <text:p>26409</text:p>
              </table:table-cell>
            </table:table-row>
            <table:table-row>
              <table:table-cell office:value-type="string">
                <text:p>108</text:p>
              </table:table-cell>
              <table:table-cell office:value-type="float" office:value="18065">
                <text:p>18065</text:p>
              </table:table-cell>
              <table:table-cell office:value-type="float" office:value="26249">
                <text:p>26249</text:p>
              </table:table-cell>
            </table:table-row>
            <table:table-row>
              <table:table-cell office:value-type="string">
                <text:p>109</text:p>
              </table:table-cell>
              <table:table-cell office:value-type="float" office:value="19163">
                <text:p>19163</text:p>
              </table:table-cell>
              <table:table-cell office:value-type="float" office:value="26550">
                <text:p>26550</text:p>
              </table:table-cell>
            </table:table-row>
            <table:table-row>
              <table:table-cell office:value-type="string">
                <text:p>110</text:p>
              </table:table-cell>
              <table:table-cell office:value-type="float" office:value="18059">
                <text:p>18059</text:p>
              </table:table-cell>
              <table:table-cell office:value-type="float" office:value="26546">
                <text:p>26546</text:p>
              </table:table-cell>
            </table:table-row>
            <table:table-row>
              <table:table-cell office:value-type="string">
                <text:p>111</text:p>
              </table:table-cell>
              <table:table-cell office:value-type="float" office:value="17961">
                <text:p>17961</text:p>
              </table:table-cell>
              <table:table-cell office:value-type="float" office:value="26559">
                <text:p>26559</text:p>
              </table:table-cell>
            </table:table-row>
            <table:table-row>
              <table:table-cell office:value-type="string">
                <text:p>112</text:p>
              </table:table-cell>
              <table:table-cell office:value-type="float" office:value="18660">
                <text:p>18660</text:p>
              </table:table-cell>
              <table:table-cell office:value-type="float" office:value="25995">
                <text:p>25995</text:p>
              </table:table-cell>
            </table:table-row>
            <table:table-row>
              <table:table-cell office:value-type="string">
                <text:p>113</text:p>
              </table:table-cell>
              <table:table-cell office:value-type="float" office:value="18159">
                <text:p>18159</text:p>
              </table:table-cell>
              <table:table-cell office:value-type="float" office:value="25950">
                <text:p>25950</text:p>
              </table:table-cell>
            </table:table-row>
            <table:table-row>
              <table:table-cell office:value-type="string">
                <text:p>114</text:p>
              </table:table-cell>
              <table:table-cell office:value-type="float" office:value="18060">
                <text:p>18060</text:p>
              </table:table-cell>
              <table:table-cell office:value-type="float" office:value="25875">
                <text:p>25875</text:p>
              </table:table-cell>
            </table:table-row>
            <table:table-row>
              <table:table-cell office:value-type="string">
                <text:p>115</text:p>
              </table:table-cell>
              <table:table-cell office:value-type="float" office:value="17258">
                <text:p>17258</text:p>
              </table:table-cell>
              <table:table-cell office:value-type="float" office:value="25871">
                <text:p>25871</text:p>
              </table:table-cell>
            </table:table-row>
            <table:table-row>
              <table:table-cell office:value-type="string">
                <text:p>116</text:p>
              </table:table-cell>
              <table:table-cell office:value-type="float" office:value="17756">
                <text:p>17756</text:p>
              </table:table-cell>
              <table:table-cell office:value-type="float" office:value="25823">
                <text:p>25823</text:p>
              </table:table-cell>
            </table:table-row>
            <table:table-row>
              <table:table-cell office:value-type="string">
                <text:p>117</text:p>
              </table:table-cell>
              <table:table-cell office:value-type="float" office:value="18159">
                <text:p>18159</text:p>
              </table:table-cell>
              <table:table-cell office:value-type="float" office:value="25696">
                <text:p>25696</text:p>
              </table:table-cell>
            </table:table-row>
            <table:table-row>
              <table:table-cell office:value-type="string">
                <text:p>118</text:p>
              </table:table-cell>
              <table:table-cell office:value-type="float" office:value="17256">
                <text:p>17256</text:p>
              </table:table-cell>
              <table:table-cell office:value-type="float" office:value="25586">
                <text:p>25586</text:p>
              </table:table-cell>
            </table:table-row>
            <table:table-row>
              <table:table-cell office:value-type="string">
                <text:p>119</text:p>
              </table:table-cell>
              <table:table-cell office:value-type="float" office:value="17059">
                <text:p>17059</text:p>
              </table:table-cell>
              <table:table-cell office:value-type="float" office:value="25492">
                <text:p>25492</text:p>
              </table:table-cell>
            </table:table-row>
            <table:table-row>
              <table:table-cell office:value-type="string">
                <text:p>120</text:p>
              </table:table-cell>
              <table:table-cell office:value-type="float" office:value="17056">
                <text:p>17056</text:p>
              </table:table-cell>
              <table:table-cell office:value-type="float" office:value="25550">
                <text:p>25550</text:p>
              </table:table-cell>
            </table:table-row>
            <table:table-row>
              <table:table-cell office:value-type="string">
                <text:p>121</text:p>
              </table:table-cell>
              <table:table-cell office:value-type="float" office:value="17954">
                <text:p>17954</text:p>
              </table:table-cell>
              <table:table-cell office:value-type="float" office:value="25572">
                <text:p>25572</text:p>
              </table:table-cell>
            </table:table-row>
            <table:table-row>
              <table:table-cell office:value-type="string">
                <text:p>122</text:p>
              </table:table-cell>
              <table:table-cell office:value-type="float" office:value="17358">
                <text:p>17358</text:p>
              </table:table-cell>
              <table:table-cell office:value-type="float" office:value="25774">
                <text:p>25774</text:p>
              </table:table-cell>
            </table:table-row>
            <table:table-row>
              <table:table-cell office:value-type="string">
                <text:p>123</text:p>
              </table:table-cell>
              <table:table-cell office:value-type="float" office:value="17855">
                <text:p>17855</text:p>
              </table:table-cell>
              <table:table-cell office:value-type="float" office:value="25797">
                <text:p>25797</text:p>
              </table:table-cell>
            </table:table-row>
            <table:table-row>
              <table:table-cell office:value-type="string">
                <text:p>124</text:p>
              </table:table-cell>
              <table:table-cell office:value-type="float" office:value="16957">
                <text:p>16957</text:p>
              </table:table-cell>
              <table:table-cell office:value-type="float" office:value="25868">
                <text:p>25868</text:p>
              </table:table-cell>
            </table:table-row>
            <table:table-row>
              <table:table-cell office:value-type="string">
                <text:p>125</text:p>
              </table:table-cell>
              <table:table-cell office:value-type="float" office:value="18057">
                <text:p>18057</text:p>
              </table:table-cell>
              <table:table-cell office:value-type="float" office:value="25806">
                <text:p>25806</text:p>
              </table:table-cell>
            </table:table-row>
            <table:table-row>
              <table:table-cell office:value-type="string">
                <text:p>126</text:p>
              </table:table-cell>
              <table:table-cell office:value-type="float" office:value="17355">
                <text:p>17355</text:p>
              </table:table-cell>
              <table:table-cell office:value-type="float" office:value="26060">
                <text:p>26060</text:p>
              </table:table-cell>
            </table:table-row>
            <table:table-row>
              <table:table-cell office:value-type="string">
                <text:p>127</text:p>
              </table:table-cell>
              <table:table-cell office:value-type="float" office:value="17157">
                <text:p>17157</text:p>
              </table:table-cell>
              <table:table-cell office:value-type="float" office:value="26192">
                <text:p>26192</text:p>
              </table:table-cell>
            </table:table-row>
            <table:table-row>
              <table:table-cell office:value-type="string">
                <text:p>128</text:p>
              </table:table-cell>
              <table:table-cell office:value-type="float" office:value="17158">
                <text:p>17158</text:p>
              </table:table-cell>
              <table:table-cell office:value-type="float" office:value="25550">
                <text:p>25550</text:p>
              </table:table-cell>
            </table:table-row>
            <table:table-row>
              <table:table-cell office:value-type="string">
                <text:p>129</text:p>
              </table:table-cell>
              <table:table-cell office:value-type="float" office:value="16056">
                <text:p>16056</text:p>
              </table:table-cell>
              <table:table-cell office:value-type="float" office:value="25437">
                <text:p>25437</text:p>
              </table:table-cell>
            </table:table-row>
            <table:table-row>
              <table:table-cell office:value-type="string">
                <text:p>130</text:p>
              </table:table-cell>
              <table:table-cell office:value-type="float" office:value="16956">
                <text:p>16956</text:p>
              </table:table-cell>
              <table:table-cell office:value-type="float" office:value="25311">
                <text:p>25311</text:p>
              </table:table-cell>
            </table:table-row>
            <table:table-row>
              <table:table-cell office:value-type="string">
                <text:p>131</text:p>
              </table:table-cell>
              <table:table-cell office:value-type="float" office:value="16155">
                <text:p>16155</text:p>
              </table:table-cell>
              <table:table-cell office:value-type="float" office:value="25097">
                <text:p>25097</text:p>
              </table:table-cell>
            </table:table-row>
            <table:table-row>
              <table:table-cell office:value-type="string">
                <text:p>132</text:p>
              </table:table-cell>
              <table:table-cell office:value-type="float" office:value="17256">
                <text:p>17256</text:p>
              </table:table-cell>
              <table:table-cell office:value-type="float" office:value="24966">
                <text:p>24966</text:p>
              </table:table-cell>
            </table:table-row>
            <table:table-row>
              <table:table-cell office:value-type="string">
                <text:p>133</text:p>
              </table:table-cell>
              <table:table-cell office:value-type="float" office:value="16556">
                <text:p>16556</text:p>
              </table:table-cell>
              <table:table-cell office:value-type="float" office:value="24778">
                <text:p>24778</text:p>
              </table:table-cell>
            </table:table-row>
            <table:table-row>
              <table:table-cell office:value-type="string">
                <text:p>134</text:p>
              </table:table-cell>
              <table:table-cell office:value-type="float" office:value="16059">
                <text:p>16059</text:p>
              </table:table-cell>
              <table:table-cell office:value-type="float" office:value="24692">
                <text:p>24692</text:p>
              </table:table-cell>
            </table:table-row>
            <table:table-row>
              <table:table-cell office:value-type="string">
                <text:p>135</text:p>
              </table:table-cell>
              <table:table-cell office:value-type="float" office:value="16057">
                <text:p>16057</text:p>
              </table:table-cell>
              <table:table-cell office:value-type="float" office:value="24599">
                <text:p>24599</text:p>
              </table:table-cell>
            </table:table-row>
            <table:table-row>
              <table:table-cell office:value-type="string">
                <text:p>136</text:p>
              </table:table-cell>
              <table:table-cell office:value-type="float" office:value="16354">
                <text:p>16354</text:p>
              </table:table-cell>
              <table:table-cell office:value-type="float" office:value="24678">
                <text:p>24678</text:p>
              </table:table-cell>
            </table:table-row>
            <table:table-row>
              <table:table-cell office:value-type="string">
                <text:p>137</text:p>
              </table:table-cell>
              <table:table-cell office:value-type="float" office:value="16556">
                <text:p>16556</text:p>
              </table:table-cell>
              <table:table-cell office:value-type="float" office:value="24673">
                <text:p>24673</text:p>
              </table:table-cell>
            </table:table-row>
            <table:table-row>
              <table:table-cell office:value-type="string">
                <text:p>138</text:p>
              </table:table-cell>
              <table:table-cell office:value-type="float" office:value="17157">
                <text:p>17157</text:p>
              </table:table-cell>
              <table:table-cell office:value-type="float" office:value="24834">
                <text:p>24834</text:p>
              </table:table-cell>
            </table:table-row>
            <table:table-row>
              <table:table-cell office:value-type="string">
                <text:p>139</text:p>
              </table:table-cell>
              <table:table-cell office:value-type="float" office:value="17158">
                <text:p>17158</text:p>
              </table:table-cell>
              <table:table-cell office:value-type="float" office:value="24875">
                <text:p>24875</text:p>
              </table:table-cell>
            </table:table-row>
            <table:table-row>
              <table:table-cell office:value-type="string">
                <text:p>140</text:p>
              </table:table-cell>
              <table:table-cell office:value-type="float" office:value="17253">
                <text:p>17253</text:p>
              </table:table-cell>
              <table:table-cell office:value-type="float" office:value="25215">
                <text:p>25215</text:p>
              </table:table-cell>
            </table:table-row>
            <table:table-row>
              <table:table-cell office:value-type="string">
                <text:p>141</text:p>
              </table:table-cell>
              <table:table-cell office:value-type="float" office:value="17254">
                <text:p>17254</text:p>
              </table:table-cell>
              <table:table-cell office:value-type="float" office:value="25116">
                <text:p>25116</text:p>
              </table:table-cell>
            </table:table-row>
            <table:table-row>
              <table:table-cell office:value-type="string">
                <text:p>142</text:p>
              </table:table-cell>
              <table:table-cell office:value-type="float" office:value="17157">
                <text:p>17157</text:p>
              </table:table-cell>
              <table:table-cell office:value-type="float" office:value="24837">
                <text:p>24837</text:p>
              </table:table-cell>
            </table:table-row>
            <table:table-row>
              <table:table-cell office:value-type="string">
                <text:p>143</text:p>
              </table:table-cell>
              <table:table-cell office:value-type="float" office:value="15457">
                <text:p>15457</text:p>
              </table:table-cell>
              <table:table-cell office:value-type="float" office:value="24737">
                <text:p>24737</text:p>
              </table:table-cell>
            </table:table-row>
            <table:table-row>
              <table:table-cell office:value-type="string">
                <text:p>144</text:p>
              </table:table-cell>
              <table:table-cell office:value-type="float" office:value="16657">
                <text:p>16657</text:p>
              </table:table-cell>
              <table:table-cell office:value-type="float" office:value="25035">
                <text:p>25035</text:p>
              </table:table-cell>
            </table:table-row>
            <table:table-row>
              <table:table-cell office:value-type="string">
                <text:p>145</text:p>
              </table:table-cell>
              <table:table-cell office:value-type="float" office:value="16559">
                <text:p>16559</text:p>
              </table:table-cell>
              <table:table-cell office:value-type="float" office:value="25191">
                <text:p>25191</text:p>
              </table:table-cell>
            </table:table-row>
            <table:table-row>
              <table:table-cell office:value-type="string">
                <text:p>146</text:p>
              </table:table-cell>
              <table:table-cell office:value-type="float" office:value="16461">
                <text:p>16461</text:p>
              </table:table-cell>
              <table:table-cell office:value-type="float" office:value="24998">
                <text:p>24998</text:p>
              </table:table-cell>
            </table:table-row>
            <table:table-row>
              <table:table-cell office:value-type="string">
                <text:p>147</text:p>
              </table:table-cell>
              <table:table-cell office:value-type="float" office:value="17162">
                <text:p>17162</text:p>
              </table:table-cell>
              <table:table-cell office:value-type="float" office:value="24776">
                <text:p>24776</text:p>
              </table:table-cell>
            </table:table-row>
            <table:table-row>
              <table:table-cell office:value-type="string">
                <text:p>148</text:p>
              </table:table-cell>
              <table:table-cell office:value-type="float" office:value="17456">
                <text:p>17456</text:p>
              </table:table-cell>
              <table:table-cell office:value-type="float" office:value="24934">
                <text:p>24934</text:p>
              </table:table-cell>
            </table:table-row>
            <table:table-row>
              <table:table-cell office:value-type="string">
                <text:p>149</text:p>
              </table:table-cell>
              <table:table-cell office:value-type="float" office:value="17160">
                <text:p>17160</text:p>
              </table:table-cell>
              <table:table-cell office:value-type="float" office:value="24918">
                <text:p>24918</text:p>
              </table:table-cell>
            </table:table-row>
            <table:table-row>
              <table:table-cell office:value-type="string">
                <text:p>150</text:p>
              </table:table-cell>
              <table:table-cell office:value-type="float" office:value="17860">
                <text:p>17860</text:p>
              </table:table-cell>
              <table:table-cell office:value-type="float" office:value="25011">
                <text:p>25011</text:p>
              </table:table-cell>
            </table:table-row>
            <table:table-row>
              <table:table-cell office:value-type="string">
                <text:p>151</text:p>
              </table:table-cell>
              <table:table-cell office:value-type="float" office:value="17057">
                <text:p>17057</text:p>
              </table:table-cell>
              <table:table-cell office:value-type="float" office:value="25044">
                <text:p>25044</text:p>
              </table:table-cell>
            </table:table-row>
            <table:table-row>
              <table:table-cell office:value-type="string">
                <text:p>152</text:p>
              </table:table-cell>
              <table:table-cell office:value-type="float" office:value="17255">
                <text:p>17255</text:p>
              </table:table-cell>
              <table:table-cell office:value-type="float" office:value="25038">
                <text:p>25038</text:p>
              </table:table-cell>
            </table:table-row>
            <table:table-row>
              <table:table-cell office:value-type="string">
                <text:p>153</text:p>
              </table:table-cell>
              <table:table-cell office:value-type="float" office:value="17156">
                <text:p>17156</text:p>
              </table:table-cell>
              <table:table-cell office:value-type="float" office:value="25144">
                <text:p>25144</text:p>
              </table:table-cell>
            </table:table-row>
            <table:table-row>
              <table:table-cell office:value-type="string">
                <text:p>154</text:p>
              </table:table-cell>
              <table:table-cell office:value-type="float" office:value="17059">
                <text:p>17059</text:p>
              </table:table-cell>
              <table:table-cell office:value-type="float" office:value="25233">
                <text:p>25233</text:p>
              </table:table-cell>
            </table:table-row>
            <table:table-row>
              <table:table-cell office:value-type="string">
                <text:p>155</text:p>
              </table:table-cell>
              <table:table-cell office:value-type="float" office:value="16359">
                <text:p>16359</text:p>
              </table:table-cell>
              <table:table-cell office:value-type="float" office:value="25180">
                <text:p>25180</text:p>
              </table:table-cell>
            </table:table-row>
            <table:table-row>
              <table:table-cell office:value-type="string">
                <text:p>156</text:p>
              </table:table-cell>
              <table:table-cell office:value-type="float" office:value="15556">
                <text:p>15556</text:p>
              </table:table-cell>
              <table:table-cell office:value-type="float" office:value="25161">
                <text:p>25161</text:p>
              </table:table-cell>
            </table:table-row>
            <table:table-row>
              <table:table-cell office:value-type="string">
                <text:p>157</text:p>
              </table:table-cell>
              <table:table-cell office:value-type="float" office:value="16460">
                <text:p>16460</text:p>
              </table:table-cell>
              <table:table-cell office:value-type="float" office:value="24797">
                <text:p>24797</text:p>
              </table:table-cell>
            </table:table-row>
            <table:table-row>
              <table:table-cell office:value-type="string">
                <text:p>158</text:p>
              </table:table-cell>
              <table:table-cell office:value-type="float" office:value="15359">
                <text:p>15359</text:p>
              </table:table-cell>
              <table:table-cell office:value-type="float" office:value="24687">
                <text:p>24687</text:p>
              </table:table-cell>
            </table:table-row>
            <table:table-row>
              <table:table-cell office:value-type="string">
                <text:p>159</text:p>
              </table:table-cell>
              <table:table-cell office:value-type="float" office:value="16257">
                <text:p>16257</text:p>
              </table:table-cell>
              <table:table-cell office:value-type="float" office:value="24535">
                <text:p>24535</text:p>
              </table:table-cell>
            </table:table-row>
            <table:table-row>
              <table:table-cell office:value-type="string">
                <text:p>160</text:p>
              </table:table-cell>
              <table:table-cell office:value-type="float" office:value="17257">
                <text:p>17257</text:p>
              </table:table-cell>
              <table:table-cell office:value-type="float" office:value="24741">
                <text:p>24741</text:p>
              </table:table-cell>
            </table:table-row>
            <table:table-row>
              <table:table-cell office:value-type="string">
                <text:p>161</text:p>
              </table:table-cell>
              <table:table-cell office:value-type="float" office:value="16455">
                <text:p>16455</text:p>
              </table:table-cell>
              <table:table-cell office:value-type="float" office:value="25035">
                <text:p>25035</text:p>
              </table:table-cell>
            </table:table-row>
            <table:table-row>
              <table:table-cell office:value-type="string">
                <text:p>162</text:p>
              </table:table-cell>
              <table:table-cell office:value-type="float" office:value="16259">
                <text:p>16259</text:p>
              </table:table-cell>
              <table:table-cell office:value-type="float" office:value="24947">
                <text:p>24947</text:p>
              </table:table-cell>
            </table:table-row>
            <table:table-row>
              <table:table-cell office:value-type="string">
                <text:p>163</text:p>
              </table:table-cell>
              <table:table-cell office:value-type="float" office:value="17257">
                <text:p>17257</text:p>
              </table:table-cell>
              <table:table-cell office:value-type="float" office:value="24720">
                <text:p>24720</text:p>
              </table:table-cell>
            </table:table-row>
            <table:table-row>
              <table:table-cell office:value-type="string">
                <text:p>164</text:p>
              </table:table-cell>
              <table:table-cell office:value-type="float" office:value="16358">
                <text:p>16358</text:p>
              </table:table-cell>
              <table:table-cell office:value-type="float" office:value="24768">
                <text:p>24768</text:p>
              </table:table-cell>
            </table:table-row>
            <table:table-row>
              <table:table-cell office:value-type="string">
                <text:p>165</text:p>
              </table:table-cell>
              <table:table-cell office:value-type="float" office:value="17159">
                <text:p>17159</text:p>
              </table:table-cell>
              <table:table-cell office:value-type="float" office:value="24479">
                <text:p>24479</text:p>
              </table:table-cell>
            </table:table-row>
            <table:table-row>
              <table:table-cell office:value-type="string">
                <text:p>166</text:p>
              </table:table-cell>
              <table:table-cell office:value-type="float" office:value="15262">
                <text:p>15262</text:p>
              </table:table-cell>
              <table:table-cell office:value-type="float" office:value="24962">
                <text:p>24962</text:p>
              </table:table-cell>
            </table:table-row>
            <table:table-row>
              <table:table-cell office:value-type="string">
                <text:p>167</text:p>
              </table:table-cell>
              <table:table-cell office:value-type="float" office:value="16357">
                <text:p>16357</text:p>
              </table:table-cell>
              <table:table-cell office:value-type="float" office:value="24993">
                <text:p>24993</text:p>
              </table:table-cell>
            </table:table-row>
            <table:table-row>
              <table:table-cell office:value-type="string">
                <text:p>168</text:p>
              </table:table-cell>
              <table:table-cell office:value-type="float" office:value="17058">
                <text:p>17058</text:p>
              </table:table-cell>
              <table:table-cell office:value-type="float" office:value="25058">
                <text:p>25058</text:p>
              </table:table-cell>
            </table:table-row>
            <table:table-row>
              <table:table-cell office:value-type="string">
                <text:p>169</text:p>
              </table:table-cell>
              <table:table-cell office:value-type="float" office:value="17161">
                <text:p>17161</text:p>
              </table:table-cell>
              <table:table-cell office:value-type="float" office:value="24929">
                <text:p>24929</text:p>
              </table:table-cell>
            </table:table-row>
            <table:table-row>
              <table:table-cell office:value-type="string">
                <text:p>170</text:p>
              </table:table-cell>
              <table:table-cell office:value-type="float" office:value="16960">
                <text:p>16960</text:p>
              </table:table-cell>
              <table:table-cell office:value-type="float" office:value="24947">
                <text:p>24947</text:p>
              </table:table-cell>
            </table:table-row>
            <table:table-row>
              <table:table-cell office:value-type="string">
                <text:p>171</text:p>
              </table:table-cell>
              <table:table-cell office:value-type="float" office:value="16461">
                <text:p>16461</text:p>
              </table:table-cell>
              <table:table-cell office:value-type="float" office:value="24995">
                <text:p>24995</text:p>
              </table:table-cell>
            </table:table-row>
            <table:table-row>
              <table:table-cell office:value-type="string">
                <text:p>172</text:p>
              </table:table-cell>
              <table:table-cell office:value-type="float" office:value="14659">
                <text:p>14659</text:p>
              </table:table-cell>
              <table:table-cell office:value-type="float" office:value="24821">
                <text:p>24821</text:p>
              </table:table-cell>
            </table:table-row>
            <table:table-row>
              <table:table-cell office:value-type="string">
                <text:p>173</text:p>
              </table:table-cell>
              <table:table-cell office:value-type="float" office:value="16062">
                <text:p>16062</text:p>
              </table:table-cell>
              <table:table-cell office:value-type="float" office:value="24402">
                <text:p>24402</text:p>
              </table:table-cell>
            </table:table-row>
            <table:table-row>
              <table:table-cell office:value-type="string">
                <text:p>174</text:p>
              </table:table-cell>
              <table:table-cell office:value-type="float" office:value="17262">
                <text:p>17262</text:p>
              </table:table-cell>
              <table:table-cell office:value-type="float" office:value="24535">
                <text:p>24535</text:p>
              </table:table-cell>
            </table:table-row>
            <table:table-row>
              <table:table-cell office:value-type="string">
                <text:p>175</text:p>
              </table:table-cell>
              <table:table-cell office:value-type="float" office:value="16962">
                <text:p>16962</text:p>
              </table:table-cell>
              <table:table-cell office:value-type="float" office:value="24739">
                <text:p>24739</text:p>
              </table:table-cell>
            </table:table-row>
            <table:table-row>
              <table:table-cell office:value-type="string">
                <text:p>176</text:p>
              </table:table-cell>
              <table:table-cell office:value-type="float" office:value="17358">
                <text:p>17358</text:p>
              </table:table-cell>
              <table:table-cell office:value-type="float" office:value="25046">
                <text:p>25046</text:p>
              </table:table-cell>
            </table:table-row>
            <table:table-row>
              <table:table-cell office:value-type="string">
                <text:p>177</text:p>
              </table:table-cell>
              <table:table-cell office:value-type="float" office:value="16661">
                <text:p>16661</text:p>
              </table:table-cell>
              <table:table-cell office:value-type="float" office:value="24973">
                <text:p>24973</text:p>
              </table:table-cell>
            </table:table-row>
            <table:table-row>
              <table:table-cell office:value-type="string">
                <text:p>178</text:p>
              </table:table-cell>
              <table:table-cell office:value-type="float" office:value="17061">
                <text:p>17061</text:p>
              </table:table-cell>
              <table:table-cell office:value-type="float" office:value="25063">
                <text:p>25063</text:p>
              </table:table-cell>
            </table:table-row>
            <table:table-row>
              <table:table-cell office:value-type="string">
                <text:p>179</text:p>
              </table:table-cell>
              <table:table-cell office:value-type="float" office:value="16160">
                <text:p>16160</text:p>
              </table:table-cell>
              <table:table-cell office:value-type="float" office:value="25629">
                <text:p>25629</text:p>
              </table:table-cell>
            </table:table-row>
            <table:table-row>
              <table:table-cell office:value-type="string">
                <text:p>180</text:p>
              </table:table-cell>
              <table:table-cell office:value-type="float" office:value="17260">
                <text:p>17260</text:p>
              </table:table-cell>
              <table:table-cell office:value-type="float" office:value="25515">
                <text:p>25515</text:p>
              </table:table-cell>
            </table:table-row>
            <table:table-row>
              <table:table-cell office:value-type="string">
                <text:p>181</text:p>
              </table:table-cell>
              <table:table-cell office:value-type="float" office:value="16961">
                <text:p>16961</text:p>
              </table:table-cell>
              <table:table-cell office:value-type="float" office:value="25038">
                <text:p>25038</text:p>
              </table:table-cell>
            </table:table-row>
            <table:table-row>
              <table:table-cell office:value-type="string">
                <text:p>182</text:p>
              </table:table-cell>
              <table:table-cell office:value-type="float" office:value="15561">
                <text:p>15561</text:p>
              </table:table-cell>
              <table:table-cell office:value-type="float" office:value="25331">
                <text:p>25331</text:p>
              </table:table-cell>
            </table:table-row>
            <table:table-row>
              <table:table-cell office:value-type="string">
                <text:p>183</text:p>
              </table:table-cell>
              <table:table-cell office:value-type="float" office:value="17362">
                <text:p>17362</text:p>
              </table:table-cell>
              <table:table-cell office:value-type="float" office:value="25493">
                <text:p>25493</text:p>
              </table:table-cell>
            </table:table-row>
            <table:table-row>
              <table:table-cell office:value-type="string">
                <text:p>184</text:p>
              </table:table-cell>
              <table:table-cell office:value-type="float" office:value="15564">
                <text:p>15564</text:p>
              </table:table-cell>
              <table:table-cell office:value-type="float" office:value="25352">
                <text:p>25352</text:p>
              </table:table-cell>
            </table:table-row>
            <table:table-row>
              <table:table-cell office:value-type="string">
                <text:p>185</text:p>
              </table:table-cell>
              <table:table-cell office:value-type="float" office:value="17162">
                <text:p>17162</text:p>
              </table:table-cell>
              <table:table-cell office:value-type="float" office:value="25049">
                <text:p>25049</text:p>
              </table:table-cell>
            </table:table-row>
            <table:table-row>
              <table:table-cell office:value-type="string">
                <text:p>186</text:p>
              </table:table-cell>
              <table:table-cell office:value-type="float" office:value="16965">
                <text:p>16965</text:p>
              </table:table-cell>
              <table:table-cell office:value-type="float" office:value="25185">
                <text:p>25185</text:p>
              </table:table-cell>
            </table:table-row>
            <table:table-row>
              <table:table-cell office:value-type="string">
                <text:p>187</text:p>
              </table:table-cell>
              <table:table-cell office:value-type="float" office:value="16565">
                <text:p>16565</text:p>
              </table:table-cell>
              <table:table-cell office:value-type="float" office:value="25303">
                <text:p>25303</text:p>
              </table:table-cell>
            </table:table-row>
            <table:table-row>
              <table:table-cell office:value-type="string">
                <text:p>188</text:p>
              </table:table-cell>
              <table:table-cell office:value-type="float" office:value="16366">
                <text:p>16366</text:p>
              </table:table-cell>
              <table:table-cell office:value-type="float" office:value="25320">
                <text:p>25320</text:p>
              </table:table-cell>
            </table:table-row>
            <table:table-row>
              <table:table-cell office:value-type="string">
                <text:p>189</text:p>
              </table:table-cell>
              <table:table-cell office:value-type="float" office:value="15665">
                <text:p>15665</text:p>
              </table:table-cell>
              <table:table-cell office:value-type="float" office:value="25079">
                <text:p>25079</text:p>
              </table:table-cell>
            </table:table-row>
            <table:table-row>
              <table:table-cell office:value-type="string">
                <text:p>190</text:p>
              </table:table-cell>
              <table:table-cell office:value-type="float" office:value="17165">
                <text:p>17165</text:p>
              </table:table-cell>
              <table:table-cell office:value-type="float" office:value="25089">
                <text:p>25089</text:p>
              </table:table-cell>
            </table:table-row>
            <table:table-row>
              <table:table-cell office:value-type="string">
                <text:p>191</text:p>
              </table:table-cell>
              <table:table-cell office:value-type="float" office:value="16961">
                <text:p>16961</text:p>
              </table:table-cell>
              <table:table-cell office:value-type="float" office:value="24979">
                <text:p>24979</text:p>
              </table:table-cell>
            </table:table-row>
            <table:table-row>
              <table:table-cell office:value-type="string">
                <text:p>192</text:p>
              </table:table-cell>
              <table:table-cell office:value-type="float" office:value="16965">
                <text:p>16965</text:p>
              </table:table-cell>
              <table:table-cell office:value-type="float" office:value="24982">
                <text:p>24982</text:p>
              </table:table-cell>
            </table:table-row>
            <table:table-row>
              <table:table-cell office:value-type="string">
                <text:p>193</text:p>
              </table:table-cell>
              <table:table-cell office:value-type="float" office:value="16360">
                <text:p>16360</text:p>
              </table:table-cell>
              <table:table-cell office:value-type="float" office:value="24853">
                <text:p>24853</text:p>
              </table:table-cell>
            </table:table-row>
            <table:table-row>
              <table:table-cell office:value-type="string">
                <text:p>194</text:p>
              </table:table-cell>
              <table:table-cell office:value-type="float" office:value="16964">
                <text:p>16964</text:p>
              </table:table-cell>
              <table:table-cell office:value-type="float" office:value="24684">
                <text:p>24684</text:p>
              </table:table-cell>
            </table:table-row>
            <table:table-row>
              <table:table-cell office:value-type="string">
                <text:p>195</text:p>
              </table:table-cell>
              <table:table-cell office:value-type="float" office:value="16867">
                <text:p>16867</text:p>
              </table:table-cell>
              <table:table-cell office:value-type="float" office:value="24993">
                <text:p>24993</text:p>
              </table:table-cell>
            </table:table-row>
            <table:table-row>
              <table:table-cell office:value-type="string">
                <text:p>196</text:p>
              </table:table-cell>
              <table:table-cell office:value-type="float" office:value="15564">
                <text:p>15564</text:p>
              </table:table-cell>
              <table:table-cell office:value-type="float" office:value="24696">
                <text:p>24696</text:p>
              </table:table-cell>
            </table:table-row>
            <table:table-row>
              <table:table-cell office:value-type="string">
                <text:p>197</text:p>
              </table:table-cell>
              <table:table-cell office:value-type="float" office:value="16465">
                <text:p>16465</text:p>
              </table:table-cell>
              <table:table-cell office:value-type="float" office:value="24563">
                <text:p>24563</text:p>
              </table:table-cell>
            </table:table-row>
            <table:table-row>
              <table:table-cell office:value-type="string">
                <text:p>198</text:p>
              </table:table-cell>
              <table:table-cell office:value-type="float" office:value="15066">
                <text:p>15066</text:p>
              </table:table-cell>
              <table:table-cell office:value-type="float" office:value="24627">
                <text:p>24627</text:p>
              </table:table-cell>
            </table:table-row>
            <table:table-row>
              <table:table-cell office:value-type="string">
                <text:p>199</text:p>
              </table:table-cell>
              <table:table-cell office:value-type="float" office:value="17362">
                <text:p>17362</text:p>
              </table:table-cell>
              <table:table-cell office:value-type="float" office:value="24494">
                <text:p>24494</text:p>
              </table:table-cell>
            </table:table-row>
            <table:table-row>
              <table:table-cell office:value-type="string">
                <text:p>200</text:p>
              </table:table-cell>
              <table:table-cell office:value-type="float" office:value="16565">
                <text:p>16565</text:p>
              </table:table-cell>
              <table:table-cell office:value-type="float" office:value="24835">
                <text:p>24835</text:p>
              </table:table-cell>
            </table:table-row>
            <table:table-row>
              <table:table-cell office:value-type="string">
                <text:p>201</text:p>
              </table:table-cell>
              <table:table-cell office:value-type="float" office:value="17163">
                <text:p>17163</text:p>
              </table:table-cell>
              <table:table-cell office:value-type="float" office:value="25014">
                <text:p>25014</text:p>
              </table:table-cell>
            </table:table-row>
            <table:table-row>
              <table:table-cell office:value-type="string">
                <text:p>202</text:p>
              </table:table-cell>
              <table:table-cell office:value-type="float" office:value="17759">
                <text:p>17759</text:p>
              </table:table-cell>
              <table:table-cell office:value-type="float" office:value="25277">
                <text:p>25277</text:p>
              </table:table-cell>
            </table:table-row>
            <table:table-row>
              <table:table-cell office:value-type="string">
                <text:p>203</text:p>
              </table:table-cell>
              <table:table-cell office:value-type="float" office:value="16461">
                <text:p>16461</text:p>
              </table:table-cell>
              <table:table-cell office:value-type="float" office:value="25187">
                <text:p>25187</text:p>
              </table:table-cell>
            </table:table-row>
            <table:table-row>
              <table:table-cell office:value-type="string">
                <text:p>204</text:p>
              </table:table-cell>
              <table:table-cell office:value-type="float" office:value="16161">
                <text:p>16161</text:p>
              </table:table-cell>
              <table:table-cell office:value-type="float" office:value="25028">
                <text:p>25028</text:p>
              </table:table-cell>
            </table:table-row>
            <table:table-row>
              <table:table-cell office:value-type="string">
                <text:p>205</text:p>
              </table:table-cell>
              <table:table-cell office:value-type="float" office:value="16162">
                <text:p>16162</text:p>
              </table:table-cell>
              <table:table-cell office:value-type="float" office:value="24957">
                <text:p>24957</text:p>
              </table:table-cell>
            </table:table-row>
            <table:table-row>
              <table:table-cell office:value-type="string">
                <text:p>206</text:p>
              </table:table-cell>
              <table:table-cell office:value-type="float" office:value="16363">
                <text:p>16363</text:p>
              </table:table-cell>
              <table:table-cell office:value-type="float" office:value="24877">
                <text:p>24877</text:p>
              </table:table-cell>
            </table:table-row>
            <table:table-row>
              <table:table-cell office:value-type="string">
                <text:p>207</text:p>
              </table:table-cell>
              <table:table-cell office:value-type="float" office:value="16662">
                <text:p>16662</text:p>
              </table:table-cell>
              <table:table-cell office:value-type="float" office:value="24733">
                <text:p>24733</text:p>
              </table:table-cell>
            </table:table-row>
            <table:table-row>
              <table:table-cell office:value-type="string">
                <text:p>208</text:p>
              </table:table-cell>
              <table:table-cell office:value-type="float" office:value="15359">
                <text:p>15359</text:p>
              </table:table-cell>
              <table:table-cell office:value-type="float" office:value="24605">
                <text:p>24605</text:p>
              </table:table-cell>
            </table:table-row>
            <table:table-row>
              <table:table-cell office:value-type="string">
                <text:p>209</text:p>
              </table:table-cell>
              <table:table-cell office:value-type="float" office:value="17161">
                <text:p>17161</text:p>
              </table:table-cell>
              <table:table-cell office:value-type="float" office:value="24664">
                <text:p>24664</text:p>
              </table:table-cell>
            </table:table-row>
            <table:table-row>
              <table:table-cell office:value-type="string">
                <text:p>210</text:p>
              </table:table-cell>
              <table:table-cell office:value-type="float" office:value="13563">
                <text:p>13563</text:p>
              </table:table-cell>
              <table:table-cell office:value-type="float" office:value="24848">
                <text:p>24848</text:p>
              </table:table-cell>
            </table:table-row>
            <table:table-row>
              <table:table-cell office:value-type="string">
                <text:p>211</text:p>
              </table:table-cell>
              <table:table-cell office:value-type="float" office:value="15266">
                <text:p>15266</text:p>
              </table:table-cell>
              <table:table-cell office:value-type="float" office:value="24205">
                <text:p>24205</text:p>
              </table:table-cell>
            </table:table-row>
            <table:table-row>
              <table:table-cell office:value-type="string">
                <text:p>212</text:p>
              </table:table-cell>
              <table:table-cell office:value-type="float" office:value="15865">
                <text:p>15865</text:p>
              </table:table-cell>
              <table:table-cell office:value-type="float" office:value="24181">
                <text:p>24181</text:p>
              </table:table-cell>
            </table:table-row>
            <table:table-row>
              <table:table-cell office:value-type="string">
                <text:p>213</text:p>
              </table:table-cell>
              <table:table-cell office:value-type="float" office:value="16065">
                <text:p>16065</text:p>
              </table:table-cell>
              <table:table-cell office:value-type="float" office:value="24330">
                <text:p>24330</text:p>
              </table:table-cell>
            </table:table-row>
            <table:table-row>
              <table:table-cell office:value-type="string">
                <text:p>214</text:p>
              </table:table-cell>
              <table:table-cell office:value-type="float" office:value="16463">
                <text:p>16463</text:p>
              </table:table-cell>
              <table:table-cell office:value-type="float" office:value="24288">
                <text:p>24288</text:p>
              </table:table-cell>
            </table:table-row>
            <table:table-row>
              <table:table-cell office:value-type="string">
                <text:p>215</text:p>
              </table:table-cell>
              <table:table-cell office:value-type="float" office:value="14460">
                <text:p>14460</text:p>
              </table:table-cell>
              <table:table-cell office:value-type="float" office:value="24292">
                <text:p>24292</text:p>
              </table:table-cell>
            </table:table-row>
            <table:table-row>
              <table:table-cell office:value-type="string">
                <text:p>216</text:p>
              </table:table-cell>
              <table:table-cell office:value-type="float" office:value="15262">
                <text:p>15262</text:p>
              </table:table-cell>
              <table:table-cell office:value-type="float" office:value="24293">
                <text:p>24293</text:p>
              </table:table-cell>
            </table:table-row>
            <table:table-row>
              <table:table-cell office:value-type="string">
                <text:p>217</text:p>
              </table:table-cell>
              <table:table-cell office:value-type="float" office:value="14463">
                <text:p>14463</text:p>
              </table:table-cell>
              <table:table-cell office:value-type="float" office:value="23975">
                <text:p>23975</text:p>
              </table:table-cell>
            </table:table-row>
            <table:table-row>
              <table:table-cell office:value-type="string">
                <text:p>218</text:p>
              </table:table-cell>
              <table:table-cell office:value-type="float" office:value="16261">
                <text:p>16261</text:p>
              </table:table-cell>
              <table:table-cell office:value-type="float" office:value="23833">
                <text:p>23833</text:p>
              </table:table-cell>
            </table:table-row>
            <table:table-row>
              <table:table-cell office:value-type="string">
                <text:p>219</text:p>
              </table:table-cell>
              <table:table-cell office:value-type="float" office:value="16056">
                <text:p>16056</text:p>
              </table:table-cell>
              <table:table-cell office:value-type="float" office:value="24283">
                <text:p>24283</text:p>
              </table:table-cell>
            </table:table-row>
            <table:table-row>
              <table:table-cell office:value-type="string">
                <text:p>220</text:p>
              </table:table-cell>
              <table:table-cell office:value-type="float" office:value="16356">
                <text:p>16356</text:p>
              </table:table-cell>
              <table:table-cell office:value-type="float" office:value="24222">
                <text:p>24222</text:p>
              </table:table-cell>
            </table:table-row>
            <table:table-row>
              <table:table-cell office:value-type="string">
                <text:p>221</text:p>
              </table:table-cell>
              <table:table-cell office:value-type="float" office:value="16259">
                <text:p>16259</text:p>
              </table:table-cell>
              <table:table-cell office:value-type="float" office:value="24538">
                <text:p>24538</text:p>
              </table:table-cell>
            </table:table-row>
            <table:table-row>
              <table:table-cell office:value-type="string">
                <text:p>222</text:p>
              </table:table-cell>
              <table:table-cell office:value-type="float" office:value="16261">
                <text:p>16261</text:p>
              </table:table-cell>
              <table:table-cell office:value-type="float" office:value="24308">
                <text:p>24308</text:p>
              </table:table-cell>
            </table:table-row>
            <table:table-row>
              <table:table-cell office:value-type="string">
                <text:p>223</text:p>
              </table:table-cell>
              <table:table-cell office:value-type="float" office:value="16462">
                <text:p>16462</text:p>
              </table:table-cell>
              <table:table-cell office:value-type="float" office:value="24149">
                <text:p>24149</text:p>
              </table:table-cell>
            </table:table-row>
            <table:table-row>
              <table:table-cell office:value-type="string">
                <text:p>224</text:p>
              </table:table-cell>
              <table:table-cell office:value-type="float" office:value="16257">
                <text:p>16257</text:p>
              </table:table-cell>
              <table:table-cell office:value-type="float" office:value="24318">
                <text:p>24318</text:p>
              </table:table-cell>
            </table:table-row>
            <table:table-row>
              <table:table-cell office:value-type="string">
                <text:p>225</text:p>
              </table:table-cell>
              <table:table-cell office:value-type="float" office:value="15257">
                <text:p>15257</text:p>
              </table:table-cell>
              <table:table-cell office:value-type="float" office:value="24134">
                <text:p>24134</text:p>
              </table:table-cell>
            </table:table-row>
            <table:table-row>
              <table:table-cell office:value-type="string">
                <text:p>226</text:p>
              </table:table-cell>
              <table:table-cell office:value-type="float" office:value="14159">
                <text:p>14159</text:p>
              </table:table-cell>
              <table:table-cell office:value-type="float" office:value="24304">
                <text:p>24304</text:p>
              </table:table-cell>
            </table:table-row>
            <table:table-row>
              <table:table-cell office:value-type="string">
                <text:p>227</text:p>
              </table:table-cell>
              <table:table-cell office:value-type="float" office:value="15357">
                <text:p>15357</text:p>
              </table:table-cell>
              <table:table-cell office:value-type="float" office:value="24120">
                <text:p>24120</text:p>
              </table:table-cell>
            </table:table-row>
            <table:table-row>
              <table:table-cell office:value-type="string">
                <text:p>228</text:p>
              </table:table-cell>
              <table:table-cell office:value-type="float" office:value="15357">
                <text:p>15357</text:p>
              </table:table-cell>
              <table:table-cell office:value-type="float" office:value="23964">
                <text:p>23964</text:p>
              </table:table-cell>
            </table:table-row>
            <table:table-row>
              <table:table-cell office:value-type="string">
                <text:p>229</text:p>
              </table:table-cell>
              <table:table-cell office:value-type="float" office:value="15458">
                <text:p>15458</text:p>
              </table:table-cell>
              <table:table-cell office:value-type="float" office:value="24160">
                <text:p>24160</text:p>
              </table:table-cell>
            </table:table-row>
            <table:table-row>
              <table:table-cell office:value-type="string">
                <text:p>230</text:p>
              </table:table-cell>
              <table:table-cell office:value-type="float" office:value="14357">
                <text:p>14357</text:p>
              </table:table-cell>
              <table:table-cell office:value-type="float" office:value="24411">
                <text:p>24411</text:p>
              </table:table-cell>
            </table:table-row>
            <table:table-row>
              <table:table-cell office:value-type="string">
                <text:p>231</text:p>
              </table:table-cell>
              <table:table-cell office:value-type="float" office:value="16261">
                <text:p>16261</text:p>
              </table:table-cell>
              <table:table-cell office:value-type="float" office:value="24447">
                <text:p>24447</text:p>
              </table:table-cell>
            </table:table-row>
            <table:table-row>
              <table:table-cell office:value-type="string">
                <text:p>232</text:p>
              </table:table-cell>
              <table:table-cell office:value-type="float" office:value="16555">
                <text:p>16555</text:p>
              </table:table-cell>
              <table:table-cell office:value-type="float" office:value="24604">
                <text:p>24604</text:p>
              </table:table-cell>
            </table:table-row>
            <table:table-row>
              <table:table-cell office:value-type="string">
                <text:p>233</text:p>
              </table:table-cell>
              <table:table-cell office:value-type="float" office:value="16655">
                <text:p>16655</text:p>
              </table:table-cell>
              <table:table-cell office:value-type="float" office:value="24460">
                <text:p>24460</text:p>
              </table:table-cell>
            </table:table-row>
            <table:table-row>
              <table:table-cell office:value-type="string">
                <text:p>234</text:p>
              </table:table-cell>
              <table:table-cell office:value-type="float" office:value="17061">
                <text:p>17061</text:p>
              </table:table-cell>
              <table:table-cell office:value-type="float" office:value="24568">
                <text:p>24568</text:p>
              </table:table-cell>
            </table:table-row>
            <table:table-row>
              <table:table-cell office:value-type="string">
                <text:p>235</text:p>
              </table:table-cell>
              <table:table-cell office:value-type="float" office:value="16557">
                <text:p>16557</text:p>
              </table:table-cell>
              <table:table-cell office:value-type="float" office:value="24614">
                <text:p>24614</text:p>
              </table:table-cell>
            </table:table-row>
            <table:table-row>
              <table:table-cell office:value-type="string">
                <text:p>236</text:p>
              </table:table-cell>
              <table:table-cell office:value-type="float" office:value="15462">
                <text:p>15462</text:p>
              </table:table-cell>
              <table:table-cell office:value-type="float" office:value="24144">
                <text:p>24144</text:p>
              </table:table-cell>
            </table:table-row>
            <table:table-row>
              <table:table-cell office:value-type="string">
                <text:p>237</text:p>
              </table:table-cell>
              <table:table-cell office:value-type="float" office:value="15359">
                <text:p>15359</text:p>
              </table:table-cell>
              <table:table-cell office:value-type="float" office:value="24241">
                <text:p>24241</text:p>
              </table:table-cell>
            </table:table-row>
            <table:table-row>
              <table:table-cell office:value-type="string">
                <text:p>238</text:p>
              </table:table-cell>
              <table:table-cell office:value-type="float" office:value="14559">
                <text:p>14559</text:p>
              </table:table-cell>
              <table:table-cell office:value-type="float" office:value="23906">
                <text:p>23906</text:p>
              </table:table-cell>
            </table:table-row>
            <table:table-row>
              <table:table-cell office:value-type="string">
                <text:p>239</text:p>
              </table:table-cell>
              <table:table-cell office:value-type="float" office:value="15464">
                <text:p>15464</text:p>
              </table:table-cell>
              <table:table-cell office:value-type="float" office:value="23758">
                <text:p>23758</text:p>
              </table:table-cell>
            </table:table-row>
            <table:table-row>
              <table:table-cell office:value-type="string">
                <text:p>240</text:p>
              </table:table-cell>
              <table:table-cell office:value-type="float" office:value="16257">
                <text:p>16257</text:p>
              </table:table-cell>
              <table:table-cell office:value-type="float" office:value="23864">
                <text:p>23864</text:p>
              </table:table-cell>
            </table:table-row>
            <table:table-row>
              <table:table-cell office:value-type="string">
                <text:p>241</text:p>
              </table:table-cell>
              <table:table-cell office:value-type="float" office:value="15661">
                <text:p>15661</text:p>
              </table:table-cell>
              <table:table-cell office:value-type="float" office:value="23873">
                <text:p>23873</text:p>
              </table:table-cell>
            </table:table-row>
            <table:table-row>
              <table:table-cell office:value-type="string">
                <text:p>242</text:p>
              </table:table-cell>
              <table:table-cell office:value-type="float" office:value="16559">
                <text:p>16559</text:p>
              </table:table-cell>
              <table:table-cell office:value-type="float" office:value="24004">
                <text:p>24004</text:p>
              </table:table-cell>
            </table:table-row>
            <table:table-row>
              <table:table-cell office:value-type="string">
                <text:p>243</text:p>
              </table:table-cell>
              <table:table-cell office:value-type="float" office:value="15561">
                <text:p>15561</text:p>
              </table:table-cell>
              <table:table-cell office:value-type="float" office:value="23984">
                <text:p>23984</text:p>
              </table:table-cell>
            </table:table-row>
            <table:table-row>
              <table:table-cell office:value-type="string">
                <text:p>244</text:p>
              </table:table-cell>
              <table:table-cell office:value-type="float" office:value="15459">
                <text:p>15459</text:p>
              </table:table-cell>
              <table:table-cell office:value-type="float" office:value="23711">
                <text:p>23711</text:p>
              </table:table-cell>
            </table:table-row>
            <table:table-row>
              <table:table-cell office:value-type="string">
                <text:p>245</text:p>
              </table:table-cell>
              <table:table-cell office:value-type="float" office:value="15465">
                <text:p>15465</text:p>
              </table:table-cell>
              <table:table-cell office:value-type="float" office:value="24071">
                <text:p>24071</text:p>
              </table:table-cell>
            </table:table-row>
            <table:table-row>
              <table:table-cell office:value-type="string">
                <text:p>246</text:p>
              </table:table-cell>
              <table:table-cell office:value-type="float" office:value="16160">
                <text:p>16160</text:p>
              </table:table-cell>
              <table:table-cell office:value-type="float" office:value="24118">
                <text:p>24118</text:p>
              </table:table-cell>
            </table:table-row>
            <table:table-row>
              <table:table-cell office:value-type="string">
                <text:p>247</text:p>
              </table:table-cell>
              <table:table-cell office:value-type="float" office:value="16158">
                <text:p>16158</text:p>
              </table:table-cell>
              <table:table-cell office:value-type="float" office:value="23972">
                <text:p>23972</text:p>
              </table:table-cell>
            </table:table-row>
            <table:table-row>
              <table:table-cell office:value-type="string">
                <text:p>248</text:p>
              </table:table-cell>
              <table:table-cell office:value-type="float" office:value="16653">
                <text:p>16653</text:p>
              </table:table-cell>
              <table:table-cell office:value-type="float" office:value="24281">
                <text:p>24281</text:p>
              </table:table-cell>
            </table:table-row>
            <table:table-row>
              <table:table-cell office:value-type="string">
                <text:p>249</text:p>
              </table:table-cell>
              <table:table-cell office:value-type="float" office:value="16455">
                <text:p>16455</text:p>
              </table:table-cell>
              <table:table-cell office:value-type="float" office:value="23973">
                <text:p>23973</text:p>
              </table:table-cell>
            </table:table-row>
            <table:table-row>
              <table:table-cell office:value-type="string">
                <text:p>250</text:p>
              </table:table-cell>
              <table:table-cell office:value-type="float" office:value="15357">
                <text:p>15357</text:p>
              </table:table-cell>
              <table:table-cell office:value-type="float" office:value="24024">
                <text:p>24024</text:p>
              </table:table-cell>
            </table:table-row>
            <table:table-row>
              <table:table-cell office:value-type="string">
                <text:p>251</text:p>
              </table:table-cell>
              <table:table-cell office:value-type="float" office:value="16454">
                <text:p>16454</text:p>
              </table:table-cell>
              <table:table-cell office:value-type="float" office:value="24111">
                <text:p>24111</text:p>
              </table:table-cell>
            </table:table-row>
            <table:table-row>
              <table:table-cell office:value-type="string">
                <text:p>252</text:p>
              </table:table-cell>
              <table:table-cell office:value-type="float" office:value="15157">
                <text:p>15157</text:p>
              </table:table-cell>
              <table:table-cell office:value-type="float" office:value="24127">
                <text:p>24127</text:p>
              </table:table-cell>
            </table:table-row>
            <table:table-row>
              <table:table-cell office:value-type="string">
                <text:p>253</text:p>
              </table:table-cell>
              <table:table-cell office:value-type="float" office:value="16259">
                <text:p>16259</text:p>
              </table:table-cell>
              <table:table-cell office:value-type="float" office:value="24232">
                <text:p>24232</text:p>
              </table:table-cell>
            </table:table-row>
            <table:table-row>
              <table:table-cell office:value-type="string">
                <text:p>254</text:p>
              </table:table-cell>
              <table:table-cell office:value-type="float" office:value="17363">
                <text:p>17363</text:p>
              </table:table-cell>
              <table:table-cell office:value-type="float" office:value="24375">
                <text:p>24375</text:p>
              </table:table-cell>
            </table:table-row>
            <table:table-row>
              <table:table-cell office:value-type="string">
                <text:p>255</text:p>
              </table:table-cell>
              <table:table-cell office:value-type="float" office:value="16554">
                <text:p>16554</text:p>
              </table:table-cell>
              <table:table-cell office:value-type="float" office:value="24677">
                <text:p>24677</text:p>
              </table:table-cell>
            </table:table-row>
            <table:table-row>
              <table:table-cell office:value-type="string">
                <text:p>256</text:p>
              </table:table-cell>
              <table:table-cell office:value-type="float" office:value="14759">
                <text:p>14759</text:p>
              </table:table-cell>
              <table:table-cell office:value-type="float" office:value="24689">
                <text:p>24689</text:p>
              </table:table-cell>
            </table:table-row>
            <table:table-row>
              <table:table-cell office:value-type="string">
                <text:p>257</text:p>
              </table:table-cell>
              <table:table-cell office:value-type="float" office:value="16359">
                <text:p>16359</text:p>
              </table:table-cell>
              <table:table-cell office:value-type="float" office:value="24297">
                <text:p>24297</text:p>
              </table:table-cell>
            </table:table-row>
            <table:table-row>
              <table:table-cell office:value-type="string">
                <text:p>258</text:p>
              </table:table-cell>
              <table:table-cell office:value-type="float" office:value="15257">
                <text:p>15257</text:p>
              </table:table-cell>
              <table:table-cell office:value-type="float" office:value="24038">
                <text:p>24038</text:p>
              </table:table-cell>
            </table:table-row>
            <table:table-row>
              <table:table-cell office:value-type="string">
                <text:p>259</text:p>
              </table:table-cell>
              <table:table-cell office:value-type="float" office:value="16156">
                <text:p>16156</text:p>
              </table:table-cell>
              <table:table-cell office:value-type="float" office:value="23871">
                <text:p>23871</text:p>
              </table:table-cell>
            </table:table-row>
            <table:table-row>
              <table:table-cell office:value-type="string">
                <text:p>260</text:p>
              </table:table-cell>
              <table:table-cell office:value-type="float" office:value="15560">
                <text:p>15560</text:p>
              </table:table-cell>
              <table:table-cell office:value-type="float" office:value="23856">
                <text:p>23856</text:p>
              </table:table-cell>
            </table:table-row>
            <table:table-row>
              <table:table-cell office:value-type="string">
                <text:p>261</text:p>
              </table:table-cell>
              <table:table-cell office:value-type="float" office:value="16056">
                <text:p>16056</text:p>
              </table:table-cell>
              <table:table-cell office:value-type="float" office:value="24077">
                <text:p>24077</text:p>
              </table:table-cell>
            </table:table-row>
            <table:table-row>
              <table:table-cell office:value-type="string">
                <text:p>262</text:p>
              </table:table-cell>
              <table:table-cell office:value-type="float" office:value="16059">
                <text:p>16059</text:p>
              </table:table-cell>
              <table:table-cell office:value-type="float" office:value="24103">
                <text:p>24103</text:p>
              </table:table-cell>
            </table:table-row>
            <table:table-row>
              <table:table-cell office:value-type="string">
                <text:p>263</text:p>
              </table:table-cell>
              <table:table-cell office:value-type="float" office:value="15961">
                <text:p>15961</text:p>
              </table:table-cell>
              <table:table-cell office:value-type="float" office:value="23852">
                <text:p>23852</text:p>
              </table:table-cell>
            </table:table-row>
            <table:table-row>
              <table:table-cell office:value-type="string">
                <text:p>264</text:p>
              </table:table-cell>
              <table:table-cell office:value-type="float" office:value="16261">
                <text:p>16261</text:p>
              </table:table-cell>
              <table:table-cell office:value-type="float" office:value="23986">
                <text:p>23986</text:p>
              </table:table-cell>
            </table:table-row>
            <table:table-row>
              <table:table-cell office:value-type="string">
                <text:p>265</text:p>
              </table:table-cell>
              <table:table-cell office:value-type="float" office:value="15256">
                <text:p>15256</text:p>
              </table:table-cell>
              <table:table-cell office:value-type="float" office:value="23810">
                <text:p>23810</text:p>
              </table:table-cell>
            </table:table-row>
            <table:table-row>
              <table:table-cell office:value-type="string">
                <text:p>266</text:p>
              </table:table-cell>
              <table:table-cell office:value-type="float" office:value="15453">
                <text:p>15453</text:p>
              </table:table-cell>
              <table:table-cell office:value-type="float" office:value="23704">
                <text:p>23704</text:p>
              </table:table-cell>
            </table:table-row>
            <table:table-row>
              <table:table-cell office:value-type="string">
                <text:p>267</text:p>
              </table:table-cell>
              <table:table-cell office:value-type="float" office:value="15760">
                <text:p>15760</text:p>
              </table:table-cell>
              <table:table-cell office:value-type="float" office:value="23383">
                <text:p>23383</text:p>
              </table:table-cell>
            </table:table-row>
            <table:table-row>
              <table:table-cell office:value-type="string">
                <text:p>268</text:p>
              </table:table-cell>
              <table:table-cell office:value-type="float" office:value="15559">
                <text:p>15559</text:p>
              </table:table-cell>
              <table:table-cell office:value-type="float" office:value="23261">
                <text:p>23261</text:p>
              </table:table-cell>
            </table:table-row>
            <table:table-row>
              <table:table-cell office:value-type="string">
                <text:p>269</text:p>
              </table:table-cell>
              <table:table-cell office:value-type="float" office:value="15557">
                <text:p>15557</text:p>
              </table:table-cell>
              <table:table-cell office:value-type="float" office:value="23135">
                <text:p>23135</text:p>
              </table:table-cell>
            </table:table-row>
            <table:table-row>
              <table:table-cell office:value-type="string">
                <text:p>270</text:p>
              </table:table-cell>
              <table:table-cell office:value-type="float" office:value="16364">
                <text:p>16364</text:p>
              </table:table-cell>
              <table:table-cell office:value-type="float" office:value="23498">
                <text:p>23498</text:p>
              </table:table-cell>
            </table:table-row>
            <table:table-row>
              <table:table-cell office:value-type="string">
                <text:p>271</text:p>
              </table:table-cell>
              <table:table-cell office:value-type="float" office:value="15161">
                <text:p>15161</text:p>
              </table:table-cell>
              <table:table-cell office:value-type="float" office:value="23412">
                <text:p>23412</text:p>
              </table:table-cell>
            </table:table-row>
            <table:table-row>
              <table:table-cell office:value-type="string">
                <text:p>272</text:p>
              </table:table-cell>
              <table:table-cell office:value-type="float" office:value="15355">
                <text:p>15355</text:p>
              </table:table-cell>
              <table:table-cell office:value-type="float" office:value="23271">
                <text:p>23271</text:p>
              </table:table-cell>
            </table:table-row>
            <table:table-row>
              <table:table-cell office:value-type="string">
                <text:p>273</text:p>
              </table:table-cell>
              <table:table-cell office:value-type="float" office:value="15554">
                <text:p>15554</text:p>
              </table:table-cell>
              <table:table-cell office:value-type="float" office:value="23241">
                <text:p>23241</text:p>
              </table:table-cell>
            </table:table-row>
            <table:table-row>
              <table:table-cell office:value-type="string">
                <text:p>274</text:p>
              </table:table-cell>
              <table:table-cell office:value-type="float" office:value="15459">
                <text:p>15459</text:p>
              </table:table-cell>
              <table:table-cell office:value-type="float" office:value="23327">
                <text:p>23327</text:p>
              </table:table-cell>
            </table:table-row>
            <table:table-row>
              <table:table-cell office:value-type="string">
                <text:p>275</text:p>
              </table:table-cell>
              <table:table-cell office:value-type="float" office:value="15161">
                <text:p>15161</text:p>
              </table:table-cell>
              <table:table-cell office:value-type="float" office:value="23507">
                <text:p>23507</text:p>
              </table:table-cell>
            </table:table-row>
            <table:table-row>
              <table:table-cell office:value-type="string">
                <text:p>276</text:p>
              </table:table-cell>
              <table:table-cell office:value-type="float" office:value="15358">
                <text:p>15358</text:p>
              </table:table-cell>
              <table:table-cell office:value-type="float" office:value="23287">
                <text:p>23287</text:p>
              </table:table-cell>
            </table:table-row>
            <table:table-row>
              <table:table-cell office:value-type="string">
                <text:p>277</text:p>
              </table:table-cell>
              <table:table-cell office:value-type="float" office:value="16061">
                <text:p>16061</text:p>
              </table:table-cell>
              <table:table-cell office:value-type="float" office:value="23533">
                <text:p>23533</text:p>
              </table:table-cell>
            </table:table-row>
            <table:table-row>
              <table:table-cell office:value-type="string">
                <text:p>278</text:p>
              </table:table-cell>
              <table:table-cell office:value-type="float" office:value="15359">
                <text:p>15359</text:p>
              </table:table-cell>
              <table:table-cell office:value-type="float" office:value="23567">
                <text:p>23567</text:p>
              </table:table-cell>
            </table:table-row>
            <table:table-row>
              <table:table-cell office:value-type="string">
                <text:p>279</text:p>
              </table:table-cell>
              <table:table-cell office:value-type="float" office:value="15058">
                <text:p>15058</text:p>
              </table:table-cell>
              <table:table-cell office:value-type="float" office:value="23553">
                <text:p>23553</text:p>
              </table:table-cell>
            </table:table-row>
            <table:table-row>
              <table:table-cell office:value-type="string">
                <text:p>280</text:p>
              </table:table-cell>
              <table:table-cell office:value-type="float" office:value="15165">
                <text:p>15165</text:p>
              </table:table-cell>
              <table:table-cell office:value-type="float" office:value="23687">
                <text:p>23687</text:p>
              </table:table-cell>
            </table:table-row>
            <table:table-row>
              <table:table-cell office:value-type="string">
                <text:p>281</text:p>
              </table:table-cell>
              <table:table-cell office:value-type="float" office:value="15463">
                <text:p>15463</text:p>
              </table:table-cell>
              <table:table-cell office:value-type="float" office:value="23423">
                <text:p>23423</text:p>
              </table:table-cell>
            </table:table-row>
            <table:table-row>
              <table:table-cell office:value-type="string">
                <text:p>282</text:p>
              </table:table-cell>
              <table:table-cell office:value-type="float" office:value="16258">
                <text:p>16258</text:p>
              </table:table-cell>
              <table:table-cell office:value-type="float" office:value="23540">
                <text:p>23540</text:p>
              </table:table-cell>
            </table:table-row>
            <table:table-row>
              <table:table-cell office:value-type="string">
                <text:p>283</text:p>
              </table:table-cell>
              <table:table-cell office:value-type="float" office:value="15261">
                <text:p>15261</text:p>
              </table:table-cell>
              <table:table-cell office:value-type="float" office:value="23418">
                <text:p>23418</text:p>
              </table:table-cell>
            </table:table-row>
            <table:table-row>
              <table:table-cell office:value-type="string">
                <text:p>284</text:p>
              </table:table-cell>
              <table:table-cell office:value-type="float" office:value="15360">
                <text:p>15360</text:p>
              </table:table-cell>
              <table:table-cell office:value-type="float" office:value="23248">
                <text:p>23248</text:p>
              </table:table-cell>
            </table:table-row>
            <table:table-row>
              <table:table-cell office:value-type="string">
                <text:p>285</text:p>
              </table:table-cell>
              <table:table-cell office:value-type="float" office:value="16164">
                <text:p>16164</text:p>
              </table:table-cell>
              <table:table-cell office:value-type="float" office:value="23503">
                <text:p>23503</text:p>
              </table:table-cell>
            </table:table-row>
            <table:table-row>
              <table:table-cell office:value-type="string">
                <text:p>286</text:p>
              </table:table-cell>
              <table:table-cell office:value-type="float" office:value="15158">
                <text:p>15158</text:p>
              </table:table-cell>
              <table:table-cell office:value-type="float" office:value="23729">
                <text:p>23729</text:p>
              </table:table-cell>
            </table:table-row>
            <table:table-row>
              <table:table-cell office:value-type="string">
                <text:p>287</text:p>
              </table:table-cell>
              <table:table-cell office:value-type="float" office:value="15360">
                <text:p>15360</text:p>
              </table:table-cell>
              <table:table-cell office:value-type="float" office:value="23477">
                <text:p>23477</text:p>
              </table:table-cell>
            </table:table-row>
            <table:table-row>
              <table:table-cell office:value-type="string">
                <text:p>288</text:p>
              </table:table-cell>
              <table:table-cell office:value-type="float" office:value="16159">
                <text:p>16159</text:p>
              </table:table-cell>
              <table:table-cell office:value-type="float" office:value="23335">
                <text:p>23335</text:p>
              </table:table-cell>
            </table:table-row>
            <table:table-row>
              <table:table-cell office:value-type="string">
                <text:p>289</text:p>
              </table:table-cell>
              <table:table-cell office:value-type="float" office:value="15857">
                <text:p>15857</text:p>
              </table:table-cell>
              <table:table-cell office:value-type="float" office:value="23759">
                <text:p>23759</text:p>
              </table:table-cell>
            </table:table-row>
            <table:table-row>
              <table:table-cell office:value-type="string">
                <text:p>290</text:p>
              </table:table-cell>
              <table:table-cell office:value-type="float" office:value="14560">
                <text:p>14560</text:p>
              </table:table-cell>
              <table:table-cell office:value-type="float" office:value="23547">
                <text:p>23547</text:p>
              </table:table-cell>
            </table:table-row>
            <table:table-row>
              <table:table-cell office:value-type="string">
                <text:p>291</text:p>
              </table:table-cell>
              <table:table-cell office:value-type="float" office:value="15661">
                <text:p>15661</text:p>
              </table:table-cell>
              <table:table-cell office:value-type="float" office:value="23950">
                <text:p>23950</text:p>
              </table:table-cell>
            </table:table-row>
            <table:table-row>
              <table:table-cell office:value-type="string">
                <text:p>292</text:p>
              </table:table-cell>
              <table:table-cell office:value-type="float" office:value="16360">
                <text:p>16360</text:p>
              </table:table-cell>
              <table:table-cell office:value-type="float" office:value="23822">
                <text:p>23822</text:p>
              </table:table-cell>
            </table:table-row>
            <table:table-row>
              <table:table-cell office:value-type="string">
                <text:p>293</text:p>
              </table:table-cell>
              <table:table-cell office:value-type="float" office:value="16065">
                <text:p>16065</text:p>
              </table:table-cell>
              <table:table-cell office:value-type="float" office:value="23989">
                <text:p>23989</text:p>
              </table:table-cell>
            </table:table-row>
            <table:table-row>
              <table:table-cell office:value-type="string">
                <text:p>294</text:p>
              </table:table-cell>
              <table:table-cell office:value-type="float" office:value="13561">
                <text:p>13561</text:p>
              </table:table-cell>
              <table:table-cell office:value-type="float" office:value="23727">
                <text:p>23727</text:p>
              </table:table-cell>
            </table:table-row>
            <table:table-row>
              <table:table-cell office:value-type="string">
                <text:p>295</text:p>
              </table:table-cell>
              <table:table-cell office:value-type="float" office:value="14262">
                <text:p>14262</text:p>
              </table:table-cell>
              <table:table-cell office:value-type="float" office:value="23662">
                <text:p>23662</text:p>
              </table:table-cell>
            </table:table-row>
            <table:table-row>
              <table:table-cell office:value-type="string">
                <text:p>296</text:p>
              </table:table-cell>
              <table:table-cell office:value-type="float" office:value="15362">
                <text:p>15362</text:p>
              </table:table-cell>
              <table:table-cell office:value-type="float" office:value="23397">
                <text:p>23397</text:p>
              </table:table-cell>
            </table:table-row>
            <table:table-row>
              <table:table-cell office:value-type="string">
                <text:p>297</text:p>
              </table:table-cell>
              <table:table-cell office:value-type="float" office:value="14361">
                <text:p>14361</text:p>
              </table:table-cell>
              <table:table-cell office:value-type="float" office:value="23306">
                <text:p>23306</text:p>
              </table:table-cell>
            </table:table-row>
            <table:table-row>
              <table:table-cell office:value-type="string">
                <text:p>298</text:p>
              </table:table-cell>
              <table:table-cell office:value-type="float" office:value="14959">
                <text:p>14959</text:p>
              </table:table-cell>
              <table:table-cell office:value-type="float" office:value="23117">
                <text:p>23117</text:p>
              </table:table-cell>
            </table:table-row>
            <table:table-row>
              <table:table-cell office:value-type="string">
                <text:p>299</text:p>
              </table:table-cell>
              <table:table-cell office:value-type="float" office:value="13461">
                <text:p>13461</text:p>
              </table:table-cell>
              <table:table-cell office:value-type="float" office:value="22986">
                <text:p>22986</text:p>
              </table:table-cell>
            </table:table-row>
            <table:table-row>
              <table:table-cell office:value-type="string">
                <text:p>300</text:p>
              </table:table-cell>
              <table:table-cell office:value-type="float" office:value="14464">
                <text:p>14464</text:p>
              </table:table-cell>
              <table:table-cell office:value-type="float" office:value="22992">
                <text:p>22992</text:p>
              </table:table-cell>
            </table:table-row>
            <table:table-row>
              <table:table-cell office:value-type="string">
                <text:p>301</text:p>
              </table:table-cell>
              <table:table-cell office:value-type="float" office:value="14662">
                <text:p>14662</text:p>
              </table:table-cell>
              <table:table-cell office:value-type="float" office:value="22973">
                <text:p>2297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Windows_X86_64 LibreOffice_project/1ec314fa52f458adc18c4f025c545a4e8b22c15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4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4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99cm" svg:height="6.698cm" xlink:href="." xlink:type="simple" chart:class="chart:line" chart:style-name="ch1">
        <chart:title svg:x="3.328cm" svg:y="0.269cm" chart:style-name="ch2">
          <text:p>B / Merit / Swap</text:p>
        </chart:title>
        <chart:plot-area chart:style-name="ch3" chart:data-source-has-labels="both" svg:x="0.199cm" svg:y="1.181cm" svg:width="9.601cm" svg:height="5.384cm">
          <chartooo:coordinate-region svg:x="1.376cm" svg:y="1.302cm" svg:width="8.424cm" svg:height="4.261cm"/>
          <chart:axis chart:dimension="x" chart:name="primary-x" chart:style-name="ch4" chartooo:axis-type="text">
            <chart:categories table:cell-range-address="local-table.$A$2:.$A$302"/>
          </chart:axis>
          <chart:axis chart:dimension="y" chart:name="primary-y" chart:style-name="ch4">
            <chart:grid chart:style-name="ch5" chart:class="major"/>
          </chart:axis>
          <chart:series chart:style-name="ch6" chart:values-cell-range-address="local-table.$B$2:.$B$302" chart:label-cell-address="local-table.$B$1" chart:class="chart:line">
            <chart:data-point chart:repeated="301"/>
          </chart:series>
          <chart:series chart:style-name="ch7" chart:values-cell-range-address="local-table.$C$2:.$C$302" chart:label-cell-address="local-table.$C$1" chart:class="chart:line">
            <chart:data-point chart:repeated="30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Στήλη AA</text:p>
              </table:table-cell>
              <table:table-cell office:value-type="string">
                <text:p>Στήλη AB</text:p>
              </table:table-cell>
            </table:table-row>
          </table:table-header-rows>
          <table:table-rows>
            <table:table-row>
              <table:table-cell office:value-type="string">
                <text:p>1</text:p>
              </table:table-cell>
              <table:table-cell office:value-type="float" office:value="44968">
                <text:p>44968</text:p>
              </table:table-cell>
              <table:table-cell office:value-type="float" office:value="57589">
                <text:p>57589</text:p>
              </table:table-cell>
            </table:table-row>
            <table:table-row>
              <table:table-cell office:value-type="string">
                <text:p>2</text:p>
              </table:table-cell>
              <table:table-cell office:value-type="float" office:value="42063">
                <text:p>42063</text:p>
              </table:table-cell>
              <table:table-cell office:value-type="float" office:value="53556">
                <text:p>53556</text:p>
              </table:table-cell>
            </table:table-row>
            <table:table-row>
              <table:table-cell office:value-type="string">
                <text:p>3</text:p>
              </table:table-cell>
              <table:table-cell office:value-type="float" office:value="40063">
                <text:p>40063</text:p>
              </table:table-cell>
              <table:table-cell office:value-type="float" office:value="50034">
                <text:p>50034</text:p>
              </table:table-cell>
            </table:table-row>
            <table:table-row>
              <table:table-cell office:value-type="string">
                <text:p>4</text:p>
              </table:table-cell>
              <table:table-cell office:value-type="float" office:value="38166">
                <text:p>38166</text:p>
              </table:table-cell>
              <table:table-cell office:value-type="float" office:value="47359">
                <text:p>47359</text:p>
              </table:table-cell>
            </table:table-row>
            <table:table-row>
              <table:table-cell office:value-type="string">
                <text:p>5</text:p>
              </table:table-cell>
              <table:table-cell office:value-type="float" office:value="34967">
                <text:p>34967</text:p>
              </table:table-cell>
              <table:table-cell office:value-type="float" office:value="43826">
                <text:p>43826</text:p>
              </table:table-cell>
            </table:table-row>
            <table:table-row>
              <table:table-cell office:value-type="string">
                <text:p>6</text:p>
              </table:table-cell>
              <table:table-cell office:value-type="float" office:value="33163">
                <text:p>33163</text:p>
              </table:table-cell>
              <table:table-cell office:value-type="float" office:value="41452">
                <text:p>41452</text:p>
              </table:table-cell>
            </table:table-row>
            <table:table-row>
              <table:table-cell office:value-type="string">
                <text:p>7</text:p>
              </table:table-cell>
              <table:table-cell office:value-type="float" office:value="32064">
                <text:p>32064</text:p>
              </table:table-cell>
              <table:table-cell office:value-type="float" office:value="39911">
                <text:p>39911</text:p>
              </table:table-cell>
            </table:table-row>
            <table:table-row>
              <table:table-cell office:value-type="string">
                <text:p>8</text:p>
              </table:table-cell>
              <table:table-cell office:value-type="float" office:value="30761">
                <text:p>30761</text:p>
              </table:table-cell>
              <table:table-cell office:value-type="float" office:value="39061">
                <text:p>39061</text:p>
              </table:table-cell>
            </table:table-row>
            <table:table-row>
              <table:table-cell office:value-type="string">
                <text:p>9</text:p>
              </table:table-cell>
              <table:table-cell office:value-type="float" office:value="29866">
                <text:p>29866</text:p>
              </table:table-cell>
              <table:table-cell office:value-type="float" office:value="38102">
                <text:p>38102</text:p>
              </table:table-cell>
            </table:table-row>
            <table:table-row>
              <table:table-cell office:value-type="string">
                <text:p>10</text:p>
              </table:table-cell>
              <table:table-cell office:value-type="float" office:value="29064">
                <text:p>29064</text:p>
              </table:table-cell>
              <table:table-cell office:value-type="float" office:value="36961">
                <text:p>36961</text:p>
              </table:table-cell>
            </table:table-row>
            <table:table-row>
              <table:table-cell office:value-type="string">
                <text:p>11</text:p>
              </table:table-cell>
              <table:table-cell office:value-type="float" office:value="28463">
                <text:p>28463</text:p>
              </table:table-cell>
              <table:table-cell office:value-type="float" office:value="35958">
                <text:p>35958</text:p>
              </table:table-cell>
            </table:table-row>
            <table:table-row>
              <table:table-cell office:value-type="string">
                <text:p>12</text:p>
              </table:table-cell>
              <table:table-cell office:value-type="float" office:value="28461">
                <text:p>28461</text:p>
              </table:table-cell>
              <table:table-cell office:value-type="float" office:value="35681">
                <text:p>35681</text:p>
              </table:table-cell>
            </table:table-row>
            <table:table-row>
              <table:table-cell office:value-type="string">
                <text:p>13</text:p>
              </table:table-cell>
              <table:table-cell office:value-type="float" office:value="28263">
                <text:p>28263</text:p>
              </table:table-cell>
              <table:table-cell office:value-type="float" office:value="35840">
                <text:p>35840</text:p>
              </table:table-cell>
            </table:table-row>
            <table:table-row>
              <table:table-cell office:value-type="string">
                <text:p>14</text:p>
              </table:table-cell>
              <table:table-cell office:value-type="float" office:value="26561">
                <text:p>26561</text:p>
              </table:table-cell>
              <table:table-cell office:value-type="float" office:value="35534">
                <text:p>35534</text:p>
              </table:table-cell>
            </table:table-row>
            <table:table-row>
              <table:table-cell office:value-type="string">
                <text:p>15</text:p>
              </table:table-cell>
              <table:table-cell office:value-type="float" office:value="26665">
                <text:p>26665</text:p>
              </table:table-cell>
              <table:table-cell office:value-type="float" office:value="34869">
                <text:p>34869</text:p>
              </table:table-cell>
            </table:table-row>
            <table:table-row>
              <table:table-cell office:value-type="string">
                <text:p>16</text:p>
              </table:table-cell>
              <table:table-cell office:value-type="float" office:value="25961">
                <text:p>25961</text:p>
              </table:table-cell>
              <table:table-cell office:value-type="float" office:value="34180">
                <text:p>34180</text:p>
              </table:table-cell>
            </table:table-row>
            <table:table-row>
              <table:table-cell office:value-type="string">
                <text:p>17</text:p>
              </table:table-cell>
              <table:table-cell office:value-type="float" office:value="27061">
                <text:p>27061</text:p>
              </table:table-cell>
              <table:table-cell office:value-type="float" office:value="33648">
                <text:p>33648</text:p>
              </table:table-cell>
            </table:table-row>
            <table:table-row>
              <table:table-cell office:value-type="string">
                <text:p>18</text:p>
              </table:table-cell>
              <table:table-cell office:value-type="float" office:value="23163">
                <text:p>23163</text:p>
              </table:table-cell>
              <table:table-cell office:value-type="float" office:value="33427">
                <text:p>33427</text:p>
              </table:table-cell>
            </table:table-row>
            <table:table-row>
              <table:table-cell office:value-type="string">
                <text:p>19</text:p>
              </table:table-cell>
              <table:table-cell office:value-type="float" office:value="24259">
                <text:p>24259</text:p>
              </table:table-cell>
              <table:table-cell office:value-type="float" office:value="32499">
                <text:p>32499</text:p>
              </table:table-cell>
            </table:table-row>
            <table:table-row>
              <table:table-cell office:value-type="string">
                <text:p>20</text:p>
              </table:table-cell>
              <table:table-cell office:value-type="float" office:value="22470">
                <text:p>22470</text:p>
              </table:table-cell>
              <table:table-cell office:value-type="float" office:value="30840">
                <text:p>30840</text:p>
              </table:table-cell>
            </table:table-row>
            <table:table-row>
              <table:table-cell office:value-type="string">
                <text:p>21</text:p>
              </table:table-cell>
              <table:table-cell office:value-type="float" office:value="22863">
                <text:p>22863</text:p>
              </table:table-cell>
              <table:table-cell office:value-type="float" office:value="30252">
                <text:p>30252</text:p>
              </table:table-cell>
            </table:table-row>
            <table:table-row>
              <table:table-cell office:value-type="string">
                <text:p>22</text:p>
              </table:table-cell>
              <table:table-cell office:value-type="float" office:value="21670">
                <text:p>21670</text:p>
              </table:table-cell>
              <table:table-cell office:value-type="float" office:value="29776">
                <text:p>29776</text:p>
              </table:table-cell>
            </table:table-row>
            <table:table-row>
              <table:table-cell office:value-type="string">
                <text:p>23</text:p>
              </table:table-cell>
              <table:table-cell office:value-type="float" office:value="20668">
                <text:p>20668</text:p>
              </table:table-cell>
              <table:table-cell office:value-type="float" office:value="29075">
                <text:p>29075</text:p>
              </table:table-cell>
            </table:table-row>
            <table:table-row>
              <table:table-cell office:value-type="string">
                <text:p>24</text:p>
              </table:table-cell>
              <table:table-cell office:value-type="float" office:value="21868">
                <text:p>21868</text:p>
              </table:table-cell>
              <table:table-cell office:value-type="float" office:value="28843">
                <text:p>28843</text:p>
              </table:table-cell>
            </table:table-row>
            <table:table-row>
              <table:table-cell office:value-type="string">
                <text:p>25</text:p>
              </table:table-cell>
              <table:table-cell office:value-type="float" office:value="22266">
                <text:p>22266</text:p>
              </table:table-cell>
              <table:table-cell office:value-type="float" office:value="28856">
                <text:p>28856</text:p>
              </table:table-cell>
            </table:table-row>
            <table:table-row>
              <table:table-cell office:value-type="string">
                <text:p>26</text:p>
              </table:table-cell>
              <table:table-cell office:value-type="float" office:value="20463">
                <text:p>20463</text:p>
              </table:table-cell>
              <table:table-cell office:value-type="float" office:value="28809">
                <text:p>28809</text:p>
              </table:table-cell>
            </table:table-row>
            <table:table-row>
              <table:table-cell office:value-type="string">
                <text:p>27</text:p>
              </table:table-cell>
              <table:table-cell office:value-type="float" office:value="19965">
                <text:p>19965</text:p>
              </table:table-cell>
              <table:table-cell office:value-type="float" office:value="28586">
                <text:p>28586</text:p>
              </table:table-cell>
            </table:table-row>
            <table:table-row>
              <table:table-cell office:value-type="string">
                <text:p>28</text:p>
              </table:table-cell>
              <table:table-cell office:value-type="float" office:value="21269">
                <text:p>21269</text:p>
              </table:table-cell>
              <table:table-cell office:value-type="float" office:value="28648">
                <text:p>28648</text:p>
              </table:table-cell>
            </table:table-row>
            <table:table-row>
              <table:table-cell office:value-type="string">
                <text:p>29</text:p>
              </table:table-cell>
              <table:table-cell office:value-type="float" office:value="20568">
                <text:p>20568</text:p>
              </table:table-cell>
              <table:table-cell office:value-type="float" office:value="28721">
                <text:p>28721</text:p>
              </table:table-cell>
            </table:table-row>
            <table:table-row>
              <table:table-cell office:value-type="string">
                <text:p>30</text:p>
              </table:table-cell>
              <table:table-cell office:value-type="float" office:value="21966">
                <text:p>21966</text:p>
              </table:table-cell>
              <table:table-cell office:value-type="float" office:value="29013">
                <text:p>29013</text:p>
              </table:table-cell>
            </table:table-row>
            <table:table-row>
              <table:table-cell office:value-type="string">
                <text:p>31</text:p>
              </table:table-cell>
              <table:table-cell office:value-type="float" office:value="21365">
                <text:p>21365</text:p>
              </table:table-cell>
              <table:table-cell office:value-type="float" office:value="29056">
                <text:p>29056</text:p>
              </table:table-cell>
            </table:table-row>
            <table:table-row>
              <table:table-cell office:value-type="string">
                <text:p>32</text:p>
              </table:table-cell>
              <table:table-cell office:value-type="float" office:value="20768">
                <text:p>20768</text:p>
              </table:table-cell>
              <table:table-cell office:value-type="float" office:value="29353">
                <text:p>29353</text:p>
              </table:table-cell>
            </table:table-row>
            <table:table-row>
              <table:table-cell office:value-type="string">
                <text:p>33</text:p>
              </table:table-cell>
              <table:table-cell office:value-type="float" office:value="21471">
                <text:p>21471</text:p>
              </table:table-cell>
              <table:table-cell office:value-type="float" office:value="29245">
                <text:p>29245</text:p>
              </table:table-cell>
            </table:table-row>
            <table:table-row>
              <table:table-cell office:value-type="string">
                <text:p>34</text:p>
              </table:table-cell>
              <table:table-cell office:value-type="float" office:value="20968">
                <text:p>20968</text:p>
              </table:table-cell>
              <table:table-cell office:value-type="float" office:value="28953">
                <text:p>28953</text:p>
              </table:table-cell>
            </table:table-row>
            <table:table-row>
              <table:table-cell office:value-type="string">
                <text:p>35</text:p>
              </table:table-cell>
              <table:table-cell office:value-type="float" office:value="20568">
                <text:p>20568</text:p>
              </table:table-cell>
              <table:table-cell office:value-type="float" office:value="28459">
                <text:p>28459</text:p>
              </table:table-cell>
            </table:table-row>
            <table:table-row>
              <table:table-cell office:value-type="string">
                <text:p>36</text:p>
              </table:table-cell>
              <table:table-cell office:value-type="float" office:value="19767">
                <text:p>19767</text:p>
              </table:table-cell>
              <table:table-cell office:value-type="float" office:value="28525">
                <text:p>28525</text:p>
              </table:table-cell>
            </table:table-row>
            <table:table-row>
              <table:table-cell office:value-type="string">
                <text:p>37</text:p>
              </table:table-cell>
              <table:table-cell office:value-type="float" office:value="21267">
                <text:p>21267</text:p>
              </table:table-cell>
              <table:table-cell office:value-type="float" office:value="28659">
                <text:p>28659</text:p>
              </table:table-cell>
            </table:table-row>
            <table:table-row>
              <table:table-cell office:value-type="string">
                <text:p>38</text:p>
              </table:table-cell>
              <table:table-cell office:value-type="float" office:value="20665">
                <text:p>20665</text:p>
              </table:table-cell>
              <table:table-cell office:value-type="float" office:value="28843">
                <text:p>28843</text:p>
              </table:table-cell>
            </table:table-row>
            <table:table-row>
              <table:table-cell office:value-type="string">
                <text:p>39</text:p>
              </table:table-cell>
              <table:table-cell office:value-type="float" office:value="21764">
                <text:p>21764</text:p>
              </table:table-cell>
              <table:table-cell office:value-type="float" office:value="28872">
                <text:p>28872</text:p>
              </table:table-cell>
            </table:table-row>
            <table:table-row>
              <table:table-cell office:value-type="string">
                <text:p>40</text:p>
              </table:table-cell>
              <table:table-cell office:value-type="float" office:value="21566">
                <text:p>21566</text:p>
              </table:table-cell>
              <table:table-cell office:value-type="float" office:value="28928">
                <text:p>28928</text:p>
              </table:table-cell>
            </table:table-row>
            <table:table-row>
              <table:table-cell office:value-type="string">
                <text:p>41</text:p>
              </table:table-cell>
              <table:table-cell office:value-type="float" office:value="20968">
                <text:p>20968</text:p>
              </table:table-cell>
              <table:table-cell office:value-type="float" office:value="29297">
                <text:p>29297</text:p>
              </table:table-cell>
            </table:table-row>
            <table:table-row>
              <table:table-cell office:value-type="string">
                <text:p>42</text:p>
              </table:table-cell>
              <table:table-cell office:value-type="float" office:value="20862">
                <text:p>20862</text:p>
              </table:table-cell>
              <table:table-cell office:value-type="float" office:value="29231">
                <text:p>29231</text:p>
              </table:table-cell>
            </table:table-row>
            <table:table-row>
              <table:table-cell office:value-type="string">
                <text:p>43</text:p>
              </table:table-cell>
              <table:table-cell office:value-type="float" office:value="21064">
                <text:p>21064</text:p>
              </table:table-cell>
              <table:table-cell office:value-type="float" office:value="29232">
                <text:p>29232</text:p>
              </table:table-cell>
            </table:table-row>
            <table:table-row>
              <table:table-cell office:value-type="string">
                <text:p>44</text:p>
              </table:table-cell>
              <table:table-cell office:value-type="float" office:value="21467">
                <text:p>21467</text:p>
              </table:table-cell>
              <table:table-cell office:value-type="float" office:value="29061">
                <text:p>29061</text:p>
              </table:table-cell>
            </table:table-row>
            <table:table-row>
              <table:table-cell office:value-type="string">
                <text:p>45</text:p>
              </table:table-cell>
              <table:table-cell office:value-type="float" office:value="21665">
                <text:p>21665</text:p>
              </table:table-cell>
              <table:table-cell office:value-type="float" office:value="29055">
                <text:p>29055</text:p>
              </table:table-cell>
            </table:table-row>
            <table:table-row>
              <table:table-cell office:value-type="string">
                <text:p>46</text:p>
              </table:table-cell>
              <table:table-cell office:value-type="float" office:value="21169">
                <text:p>21169</text:p>
              </table:table-cell>
              <table:table-cell office:value-type="float" office:value="28997">
                <text:p>28997</text:p>
              </table:table-cell>
            </table:table-row>
            <table:table-row>
              <table:table-cell office:value-type="string">
                <text:p>47</text:p>
              </table:table-cell>
              <table:table-cell office:value-type="float" office:value="20366">
                <text:p>20366</text:p>
              </table:table-cell>
              <table:table-cell office:value-type="float" office:value="28546">
                <text:p>28546</text:p>
              </table:table-cell>
            </table:table-row>
            <table:table-row>
              <table:table-cell office:value-type="string">
                <text:p>48</text:p>
              </table:table-cell>
              <table:table-cell office:value-type="float" office:value="20366">
                <text:p>20366</text:p>
              </table:table-cell>
              <table:table-cell office:value-type="float" office:value="28434">
                <text:p>28434</text:p>
              </table:table-cell>
            </table:table-row>
            <table:table-row>
              <table:table-cell office:value-type="string">
                <text:p>49</text:p>
              </table:table-cell>
              <table:table-cell office:value-type="float" office:value="21063">
                <text:p>21063</text:p>
              </table:table-cell>
              <table:table-cell office:value-type="float" office:value="28180">
                <text:p>28180</text:p>
              </table:table-cell>
            </table:table-row>
            <table:table-row>
              <table:table-cell office:value-type="string">
                <text:p>50</text:p>
              </table:table-cell>
              <table:table-cell office:value-type="float" office:value="20467">
                <text:p>20467</text:p>
              </table:table-cell>
              <table:table-cell office:value-type="float" office:value="28589">
                <text:p>28589</text:p>
              </table:table-cell>
            </table:table-row>
            <table:table-row>
              <table:table-cell office:value-type="string">
                <text:p>51</text:p>
              </table:table-cell>
              <table:table-cell office:value-type="float" office:value="20568">
                <text:p>20568</text:p>
              </table:table-cell>
              <table:table-cell office:value-type="float" office:value="28713">
                <text:p>28713</text:p>
              </table:table-cell>
            </table:table-row>
            <table:table-row>
              <table:table-cell office:value-type="string">
                <text:p>52</text:p>
              </table:table-cell>
              <table:table-cell office:value-type="float" office:value="20066">
                <text:p>20066</text:p>
              </table:table-cell>
              <table:table-cell office:value-type="float" office:value="28281">
                <text:p>28281</text:p>
              </table:table-cell>
            </table:table-row>
            <table:table-row>
              <table:table-cell office:value-type="string">
                <text:p>53</text:p>
              </table:table-cell>
              <table:table-cell office:value-type="float" office:value="19067">
                <text:p>19067</text:p>
              </table:table-cell>
              <table:table-cell office:value-type="float" office:value="27546">
                <text:p>27546</text:p>
              </table:table-cell>
            </table:table-row>
            <table:table-row>
              <table:table-cell office:value-type="string">
                <text:p>54</text:p>
              </table:table-cell>
              <table:table-cell office:value-type="float" office:value="20472">
                <text:p>20472</text:p>
              </table:table-cell>
              <table:table-cell office:value-type="float" office:value="27240">
                <text:p>27240</text:p>
              </table:table-cell>
            </table:table-row>
            <table:table-row>
              <table:table-cell office:value-type="string">
                <text:p>55</text:p>
              </table:table-cell>
              <table:table-cell office:value-type="float" office:value="18767">
                <text:p>18767</text:p>
              </table:table-cell>
              <table:table-cell office:value-type="float" office:value="27833">
                <text:p>27833</text:p>
              </table:table-cell>
            </table:table-row>
            <table:table-row>
              <table:table-cell office:value-type="string">
                <text:p>56</text:p>
              </table:table-cell>
              <table:table-cell office:value-type="float" office:value="20066">
                <text:p>20066</text:p>
              </table:table-cell>
              <table:table-cell office:value-type="float" office:value="27766">
                <text:p>27766</text:p>
              </table:table-cell>
            </table:table-row>
            <table:table-row>
              <table:table-cell office:value-type="string">
                <text:p>57</text:p>
              </table:table-cell>
              <table:table-cell office:value-type="float" office:value="19467">
                <text:p>19467</text:p>
              </table:table-cell>
              <table:table-cell office:value-type="float" office:value="27727">
                <text:p>27727</text:p>
              </table:table-cell>
            </table:table-row>
            <table:table-row>
              <table:table-cell office:value-type="string">
                <text:p>58</text:p>
              </table:table-cell>
              <table:table-cell office:value-type="float" office:value="20169">
                <text:p>20169</text:p>
              </table:table-cell>
              <table:table-cell office:value-type="float" office:value="27857">
                <text:p>27857</text:p>
              </table:table-cell>
            </table:table-row>
            <table:table-row>
              <table:table-cell office:value-type="string">
                <text:p>59</text:p>
              </table:table-cell>
              <table:table-cell office:value-type="float" office:value="19864">
                <text:p>19864</text:p>
              </table:table-cell>
              <table:table-cell office:value-type="float" office:value="28451">
                <text:p>28451</text:p>
              </table:table-cell>
            </table:table-row>
            <table:table-row>
              <table:table-cell office:value-type="string">
                <text:p>60</text:p>
              </table:table-cell>
              <table:table-cell office:value-type="float" office:value="19867">
                <text:p>19867</text:p>
              </table:table-cell>
              <table:table-cell office:value-type="float" office:value="27914">
                <text:p>27914</text:p>
              </table:table-cell>
            </table:table-row>
            <table:table-row>
              <table:table-cell office:value-type="string">
                <text:p>61</text:p>
              </table:table-cell>
              <table:table-cell office:value-type="float" office:value="20465">
                <text:p>20465</text:p>
              </table:table-cell>
              <table:table-cell office:value-type="float" office:value="27904">
                <text:p>27904</text:p>
              </table:table-cell>
            </table:table-row>
            <table:table-row>
              <table:table-cell office:value-type="string">
                <text:p>62</text:p>
              </table:table-cell>
              <table:table-cell office:value-type="float" office:value="19963">
                <text:p>19963</text:p>
              </table:table-cell>
              <table:table-cell office:value-type="float" office:value="27853">
                <text:p>27853</text:p>
              </table:table-cell>
            </table:table-row>
            <table:table-row>
              <table:table-cell office:value-type="string">
                <text:p>63</text:p>
              </table:table-cell>
              <table:table-cell office:value-type="float" office:value="20971">
                <text:p>20971</text:p>
              </table:table-cell>
              <table:table-cell office:value-type="float" office:value="28293">
                <text:p>28293</text:p>
              </table:table-cell>
            </table:table-row>
            <table:table-row>
              <table:table-cell office:value-type="string">
                <text:p>64</text:p>
              </table:table-cell>
              <table:table-cell office:value-type="float" office:value="20165">
                <text:p>20165</text:p>
              </table:table-cell>
              <table:table-cell office:value-type="float" office:value="28241">
                <text:p>28241</text:p>
              </table:table-cell>
            </table:table-row>
            <table:table-row>
              <table:table-cell office:value-type="string">
                <text:p>65</text:p>
              </table:table-cell>
              <table:table-cell office:value-type="float" office:value="20863">
                <text:p>20863</text:p>
              </table:table-cell>
              <table:table-cell office:value-type="float" office:value="28171">
                <text:p>28171</text:p>
              </table:table-cell>
            </table:table-row>
            <table:table-row>
              <table:table-cell office:value-type="string">
                <text:p>66</text:p>
              </table:table-cell>
              <table:table-cell office:value-type="float" office:value="19067">
                <text:p>19067</text:p>
              </table:table-cell>
              <table:table-cell office:value-type="float" office:value="28078">
                <text:p>28078</text:p>
              </table:table-cell>
            </table:table-row>
            <table:table-row>
              <table:table-cell office:value-type="string">
                <text:p>67</text:p>
              </table:table-cell>
              <table:table-cell office:value-type="float" office:value="20262">
                <text:p>20262</text:p>
              </table:table-cell>
              <table:table-cell office:value-type="float" office:value="28321">
                <text:p>28321</text:p>
              </table:table-cell>
            </table:table-row>
            <table:table-row>
              <table:table-cell office:value-type="string">
                <text:p>68</text:p>
              </table:table-cell>
              <table:table-cell office:value-type="float" office:value="19859">
                <text:p>19859</text:p>
              </table:table-cell>
              <table:table-cell office:value-type="float" office:value="28253">
                <text:p>28253</text:p>
              </table:table-cell>
            </table:table-row>
            <table:table-row>
              <table:table-cell office:value-type="string">
                <text:p>69</text:p>
              </table:table-cell>
              <table:table-cell office:value-type="float" office:value="20262">
                <text:p>20262</text:p>
              </table:table-cell>
              <table:table-cell office:value-type="float" office:value="28058">
                <text:p>28058</text:p>
              </table:table-cell>
            </table:table-row>
            <table:table-row>
              <table:table-cell office:value-type="string">
                <text:p>70</text:p>
              </table:table-cell>
              <table:table-cell office:value-type="float" office:value="19868">
                <text:p>19868</text:p>
              </table:table-cell>
              <table:table-cell office:value-type="float" office:value="28090">
                <text:p>28090</text:p>
              </table:table-cell>
            </table:table-row>
            <table:table-row>
              <table:table-cell office:value-type="string">
                <text:p>71</text:p>
              </table:table-cell>
              <table:table-cell office:value-type="float" office:value="20467">
                <text:p>20467</text:p>
              </table:table-cell>
              <table:table-cell office:value-type="float" office:value="28064">
                <text:p>28064</text:p>
              </table:table-cell>
            </table:table-row>
            <table:table-row>
              <table:table-cell office:value-type="string">
                <text:p>72</text:p>
              </table:table-cell>
              <table:table-cell office:value-type="float" office:value="20267">
                <text:p>20267</text:p>
              </table:table-cell>
              <table:table-cell office:value-type="float" office:value="28081">
                <text:p>28081</text:p>
              </table:table-cell>
            </table:table-row>
            <table:table-row>
              <table:table-cell office:value-type="string">
                <text:p>73</text:p>
              </table:table-cell>
              <table:table-cell office:value-type="float" office:value="20768">
                <text:p>20768</text:p>
              </table:table-cell>
              <table:table-cell office:value-type="float" office:value="28055">
                <text:p>28055</text:p>
              </table:table-cell>
            </table:table-row>
            <table:table-row>
              <table:table-cell office:value-type="string">
                <text:p>74</text:p>
              </table:table-cell>
              <table:table-cell office:value-type="float" office:value="21265">
                <text:p>21265</text:p>
              </table:table-cell>
              <table:table-cell office:value-type="float" office:value="28340">
                <text:p>28340</text:p>
              </table:table-cell>
            </table:table-row>
            <table:table-row>
              <table:table-cell office:value-type="string">
                <text:p>75</text:p>
              </table:table-cell>
              <table:table-cell office:value-type="float" office:value="20664">
                <text:p>20664</text:p>
              </table:table-cell>
              <table:table-cell office:value-type="float" office:value="28654">
                <text:p>28654</text:p>
              </table:table-cell>
            </table:table-row>
            <table:table-row>
              <table:table-cell office:value-type="string">
                <text:p>76</text:p>
              </table:table-cell>
              <table:table-cell office:value-type="float" office:value="21464">
                <text:p>21464</text:p>
              </table:table-cell>
              <table:table-cell office:value-type="float" office:value="28595">
                <text:p>28595</text:p>
              </table:table-cell>
            </table:table-row>
            <table:table-row>
              <table:table-cell office:value-type="string">
                <text:p>77</text:p>
              </table:table-cell>
              <table:table-cell office:value-type="float" office:value="21265">
                <text:p>21265</text:p>
              </table:table-cell>
              <table:table-cell office:value-type="float" office:value="28698">
                <text:p>28698</text:p>
              </table:table-cell>
            </table:table-row>
            <table:table-row>
              <table:table-cell office:value-type="string">
                <text:p>78</text:p>
              </table:table-cell>
              <table:table-cell office:value-type="float" office:value="20663">
                <text:p>20663</text:p>
              </table:table-cell>
              <table:table-cell office:value-type="float" office:value="28538">
                <text:p>28538</text:p>
              </table:table-cell>
            </table:table-row>
            <table:table-row>
              <table:table-cell office:value-type="string">
                <text:p>79</text:p>
              </table:table-cell>
              <table:table-cell office:value-type="float" office:value="21363">
                <text:p>21363</text:p>
              </table:table-cell>
              <table:table-cell office:value-type="float" office:value="28637">
                <text:p>28637</text:p>
              </table:table-cell>
            </table:table-row>
            <table:table-row>
              <table:table-cell office:value-type="string">
                <text:p>80</text:p>
              </table:table-cell>
              <table:table-cell office:value-type="float" office:value="20464">
                <text:p>20464</text:p>
              </table:table-cell>
              <table:table-cell office:value-type="float" office:value="28624">
                <text:p>28624</text:p>
              </table:table-cell>
            </table:table-row>
            <table:table-row>
              <table:table-cell office:value-type="string">
                <text:p>81</text:p>
              </table:table-cell>
              <table:table-cell office:value-type="float" office:value="18765">
                <text:p>18765</text:p>
              </table:table-cell>
              <table:table-cell office:value-type="float" office:value="28764">
                <text:p>28764</text:p>
              </table:table-cell>
            </table:table-row>
            <table:table-row>
              <table:table-cell office:value-type="string">
                <text:p>82</text:p>
              </table:table-cell>
              <table:table-cell office:value-type="float" office:value="20063">
                <text:p>20063</text:p>
              </table:table-cell>
              <table:table-cell office:value-type="float" office:value="28199">
                <text:p>28199</text:p>
              </table:table-cell>
            </table:table-row>
            <table:table-row>
              <table:table-cell office:value-type="string">
                <text:p>83</text:p>
              </table:table-cell>
              <table:table-cell office:value-type="float" office:value="19864">
                <text:p>19864</text:p>
              </table:table-cell>
              <table:table-cell office:value-type="float" office:value="27977">
                <text:p>27977</text:p>
              </table:table-cell>
            </table:table-row>
            <table:table-row>
              <table:table-cell office:value-type="string">
                <text:p>84</text:p>
              </table:table-cell>
              <table:table-cell office:value-type="float" office:value="20765">
                <text:p>20765</text:p>
              </table:table-cell>
              <table:table-cell office:value-type="float" office:value="27522">
                <text:p>27522</text:p>
              </table:table-cell>
            </table:table-row>
            <table:table-row>
              <table:table-cell office:value-type="string">
                <text:p>85</text:p>
              </table:table-cell>
              <table:table-cell office:value-type="float" office:value="19666">
                <text:p>19666</text:p>
              </table:table-cell>
              <table:table-cell office:value-type="float" office:value="27727">
                <text:p>27727</text:p>
              </table:table-cell>
            </table:table-row>
            <table:table-row>
              <table:table-cell office:value-type="string">
                <text:p>86</text:p>
              </table:table-cell>
              <table:table-cell office:value-type="float" office:value="18762">
                <text:p>18762</text:p>
              </table:table-cell>
              <table:table-cell office:value-type="float" office:value="27574">
                <text:p>27574</text:p>
              </table:table-cell>
            </table:table-row>
            <table:table-row>
              <table:table-cell office:value-type="string">
                <text:p>87</text:p>
              </table:table-cell>
              <table:table-cell office:value-type="float" office:value="18965">
                <text:p>18965</text:p>
              </table:table-cell>
              <table:table-cell office:value-type="float" office:value="27540">
                <text:p>27540</text:p>
              </table:table-cell>
            </table:table-row>
            <table:table-row>
              <table:table-cell office:value-type="string">
                <text:p>88</text:p>
              </table:table-cell>
              <table:table-cell office:value-type="float" office:value="18668">
                <text:p>18668</text:p>
              </table:table-cell>
              <table:table-cell office:value-type="float" office:value="27378">
                <text:p>27378</text:p>
              </table:table-cell>
            </table:table-row>
            <table:table-row>
              <table:table-cell office:value-type="string">
                <text:p>89</text:p>
              </table:table-cell>
              <table:table-cell office:value-type="float" office:value="20068">
                <text:p>20068</text:p>
              </table:table-cell>
              <table:table-cell office:value-type="float" office:value="27501">
                <text:p>27501</text:p>
              </table:table-cell>
            </table:table-row>
            <table:table-row>
              <table:table-cell office:value-type="string">
                <text:p>90</text:p>
              </table:table-cell>
              <table:table-cell office:value-type="float" office:value="20665">
                <text:p>20665</text:p>
              </table:table-cell>
              <table:table-cell office:value-type="float" office:value="27730">
                <text:p>27730</text:p>
              </table:table-cell>
            </table:table-row>
            <table:table-row>
              <table:table-cell office:value-type="string">
                <text:p>91</text:p>
              </table:table-cell>
              <table:table-cell office:value-type="float" office:value="20864">
                <text:p>20864</text:p>
              </table:table-cell>
              <table:table-cell office:value-type="float" office:value="28142">
                <text:p>28142</text:p>
              </table:table-cell>
            </table:table-row>
            <table:table-row>
              <table:table-cell office:value-type="string">
                <text:p>92</text:p>
              </table:table-cell>
              <table:table-cell office:value-type="float" office:value="19766">
                <text:p>19766</text:p>
              </table:table-cell>
              <table:table-cell office:value-type="float" office:value="28405">
                <text:p>28405</text:p>
              </table:table-cell>
            </table:table-row>
            <table:table-row>
              <table:table-cell office:value-type="string">
                <text:p>93</text:p>
              </table:table-cell>
              <table:table-cell office:value-type="float" office:value="20367">
                <text:p>20367</text:p>
              </table:table-cell>
              <table:table-cell office:value-type="float" office:value="28098">
                <text:p>28098</text:p>
              </table:table-cell>
            </table:table-row>
            <table:table-row>
              <table:table-cell office:value-type="string">
                <text:p>94</text:p>
              </table:table-cell>
              <table:table-cell office:value-type="float" office:value="18770">
                <text:p>18770</text:p>
              </table:table-cell>
              <table:table-cell office:value-type="float" office:value="28085">
                <text:p>28085</text:p>
              </table:table-cell>
            </table:table-row>
            <table:table-row>
              <table:table-cell office:value-type="string">
                <text:p>95</text:p>
              </table:table-cell>
              <table:table-cell office:value-type="float" office:value="19669">
                <text:p>19669</text:p>
              </table:table-cell>
              <table:table-cell office:value-type="float" office:value="28203">
                <text:p>28203</text:p>
              </table:table-cell>
            </table:table-row>
            <table:table-row>
              <table:table-cell office:value-type="string">
                <text:p>96</text:p>
              </table:table-cell>
              <table:table-cell office:value-type="float" office:value="19655">
                <text:p>19655</text:p>
              </table:table-cell>
              <table:table-cell office:value-type="float" office:value="27681">
                <text:p>27681</text:p>
              </table:table-cell>
            </table:table-row>
            <table:table-row>
              <table:table-cell office:value-type="string">
                <text:p>97</text:p>
              </table:table-cell>
              <table:table-cell office:value-type="float" office:value="20166">
                <text:p>20166</text:p>
              </table:table-cell>
              <table:table-cell office:value-type="float" office:value="27572">
                <text:p>27572</text:p>
              </table:table-cell>
            </table:table-row>
            <table:table-row>
              <table:table-cell office:value-type="string">
                <text:p>98</text:p>
              </table:table-cell>
              <table:table-cell office:value-type="float" office:value="19563">
                <text:p>19563</text:p>
              </table:table-cell>
              <table:table-cell office:value-type="float" office:value="27660">
                <text:p>27660</text:p>
              </table:table-cell>
            </table:table-row>
            <table:table-row>
              <table:table-cell office:value-type="string">
                <text:p>99</text:p>
              </table:table-cell>
              <table:table-cell office:value-type="float" office:value="19963">
                <text:p>19963</text:p>
              </table:table-cell>
              <table:table-cell office:value-type="float" office:value="27897">
                <text:p>27897</text:p>
              </table:table-cell>
            </table:table-row>
            <table:table-row>
              <table:table-cell office:value-type="string">
                <text:p>100</text:p>
              </table:table-cell>
              <table:table-cell office:value-type="float" office:value="20358">
                <text:p>20358</text:p>
              </table:table-cell>
              <table:table-cell office:value-type="float" office:value="27729">
                <text:p>27729</text:p>
              </table:table-cell>
            </table:table-row>
            <table:table-row>
              <table:table-cell office:value-type="string">
                <text:p>101</text:p>
              </table:table-cell>
              <table:table-cell office:value-type="float" office:value="18368">
                <text:p>18368</text:p>
              </table:table-cell>
              <table:table-cell office:value-type="float" office:value="27476">
                <text:p>27476</text:p>
              </table:table-cell>
            </table:table-row>
            <table:table-row>
              <table:table-cell office:value-type="string">
                <text:p>102</text:p>
              </table:table-cell>
              <table:table-cell office:value-type="float" office:value="18964">
                <text:p>18964</text:p>
              </table:table-cell>
              <table:table-cell office:value-type="float" office:value="27086">
                <text:p>27086</text:p>
              </table:table-cell>
            </table:table-row>
            <table:table-row>
              <table:table-cell office:value-type="string">
                <text:p>103</text:p>
              </table:table-cell>
              <table:table-cell office:value-type="float" office:value="17167">
                <text:p>17167</text:p>
              </table:table-cell>
              <table:table-cell office:value-type="float" office:value="26859">
                <text:p>26859</text:p>
              </table:table-cell>
            </table:table-row>
            <table:table-row>
              <table:table-cell office:value-type="string">
                <text:p>104</text:p>
              </table:table-cell>
              <table:table-cell office:value-type="float" office:value="18566">
                <text:p>18566</text:p>
              </table:table-cell>
              <table:table-cell office:value-type="float" office:value="26405">
                <text:p>26405</text:p>
              </table:table-cell>
            </table:table-row>
            <table:table-row>
              <table:table-cell office:value-type="string">
                <text:p>105</text:p>
              </table:table-cell>
              <table:table-cell office:value-type="float" office:value="18864">
                <text:p>18864</text:p>
              </table:table-cell>
              <table:table-cell office:value-type="float" office:value="26311">
                <text:p>26311</text:p>
              </table:table-cell>
            </table:table-row>
            <table:table-row>
              <table:table-cell office:value-type="string">
                <text:p>106</text:p>
              </table:table-cell>
              <table:table-cell office:value-type="float" office:value="18868">
                <text:p>18868</text:p>
              </table:table-cell>
              <table:table-cell office:value-type="float" office:value="26217">
                <text:p>26217</text:p>
              </table:table-cell>
            </table:table-row>
            <table:table-row>
              <table:table-cell office:value-type="string">
                <text:p>107</text:p>
              </table:table-cell>
              <table:table-cell office:value-type="float" office:value="18164">
                <text:p>18164</text:p>
              </table:table-cell>
              <table:table-cell office:value-type="float" office:value="25963">
                <text:p>25963</text:p>
              </table:table-cell>
            </table:table-row>
            <table:table-row>
              <table:table-cell office:value-type="string">
                <text:p>108</text:p>
              </table:table-cell>
              <table:table-cell office:value-type="float" office:value="18264">
                <text:p>18264</text:p>
              </table:table-cell>
              <table:table-cell office:value-type="float" office:value="26008">
                <text:p>26008</text:p>
              </table:table-cell>
            </table:table-row>
            <table:table-row>
              <table:table-cell office:value-type="string">
                <text:p>109</text:p>
              </table:table-cell>
              <table:table-cell office:value-type="float" office:value="17963">
                <text:p>17963</text:p>
              </table:table-cell>
              <table:table-cell office:value-type="float" office:value="26010">
                <text:p>26010</text:p>
              </table:table-cell>
            </table:table-row>
            <table:table-row>
              <table:table-cell office:value-type="string">
                <text:p>110</text:p>
              </table:table-cell>
              <table:table-cell office:value-type="float" office:value="18470">
                <text:p>18470</text:p>
              </table:table-cell>
              <table:table-cell office:value-type="float" office:value="26273">
                <text:p>26273</text:p>
              </table:table-cell>
            </table:table-row>
            <table:table-row>
              <table:table-cell office:value-type="string">
                <text:p>111</text:p>
              </table:table-cell>
              <table:table-cell office:value-type="float" office:value="16265">
                <text:p>16265</text:p>
              </table:table-cell>
              <table:table-cell office:value-type="float" office:value="26484">
                <text:p>26484</text:p>
              </table:table-cell>
            </table:table-row>
            <table:table-row>
              <table:table-cell office:value-type="string">
                <text:p>112</text:p>
              </table:table-cell>
              <table:table-cell office:value-type="float" office:value="17464">
                <text:p>17464</text:p>
              </table:table-cell>
              <table:table-cell office:value-type="float" office:value="26400">
                <text:p>26400</text:p>
              </table:table-cell>
            </table:table-row>
            <table:table-row>
              <table:table-cell office:value-type="string">
                <text:p>113</text:p>
              </table:table-cell>
              <table:table-cell office:value-type="float" office:value="17867">
                <text:p>17867</text:p>
              </table:table-cell>
              <table:table-cell office:value-type="float" office:value="26438">
                <text:p>26438</text:p>
              </table:table-cell>
            </table:table-row>
            <table:table-row>
              <table:table-cell office:value-type="string">
                <text:p>114</text:p>
              </table:table-cell>
              <table:table-cell office:value-type="float" office:value="17966">
                <text:p>17966</text:p>
              </table:table-cell>
              <table:table-cell office:value-type="float" office:value="26133">
                <text:p>26133</text:p>
              </table:table-cell>
            </table:table-row>
            <table:table-row>
              <table:table-cell office:value-type="string">
                <text:p>115</text:p>
              </table:table-cell>
              <table:table-cell office:value-type="float" office:value="18762">
                <text:p>18762</text:p>
              </table:table-cell>
              <table:table-cell office:value-type="float" office:value="26050">
                <text:p>26050</text:p>
              </table:table-cell>
            </table:table-row>
            <table:table-row>
              <table:table-cell office:value-type="string">
                <text:p>116</text:p>
              </table:table-cell>
              <table:table-cell office:value-type="float" office:value="17164">
                <text:p>17164</text:p>
              </table:table-cell>
              <table:table-cell office:value-type="float" office:value="26090">
                <text:p>26090</text:p>
              </table:table-cell>
            </table:table-row>
            <table:table-row>
              <table:table-cell office:value-type="string">
                <text:p>117</text:p>
              </table:table-cell>
              <table:table-cell office:value-type="float" office:value="18768">
                <text:p>18768</text:p>
              </table:table-cell>
              <table:table-cell office:value-type="float" office:value="26160">
                <text:p>26160</text:p>
              </table:table-cell>
            </table:table-row>
            <table:table-row>
              <table:table-cell office:value-type="string">
                <text:p>118</text:p>
              </table:table-cell>
              <table:table-cell office:value-type="float" office:value="17866">
                <text:p>17866</text:p>
              </table:table-cell>
              <table:table-cell office:value-type="float" office:value="25978">
                <text:p>25978</text:p>
              </table:table-cell>
            </table:table-row>
            <table:table-row>
              <table:table-cell office:value-type="string">
                <text:p>119</text:p>
              </table:table-cell>
              <table:table-cell office:value-type="float" office:value="17568">
                <text:p>17568</text:p>
              </table:table-cell>
              <table:table-cell office:value-type="float" office:value="25817">
                <text:p>25817</text:p>
              </table:table-cell>
            </table:table-row>
            <table:table-row>
              <table:table-cell office:value-type="string">
                <text:p>120</text:p>
              </table:table-cell>
              <table:table-cell office:value-type="float" office:value="17065">
                <text:p>17065</text:p>
              </table:table-cell>
              <table:table-cell office:value-type="float" office:value="25929">
                <text:p>25929</text:p>
              </table:table-cell>
            </table:table-row>
            <table:table-row>
              <table:table-cell office:value-type="string">
                <text:p>121</text:p>
              </table:table-cell>
              <table:table-cell office:value-type="float" office:value="18668">
                <text:p>18668</text:p>
              </table:table-cell>
              <table:table-cell office:value-type="float" office:value="26093">
                <text:p>26093</text:p>
              </table:table-cell>
            </table:table-row>
            <table:table-row>
              <table:table-cell office:value-type="string">
                <text:p>122</text:p>
              </table:table-cell>
              <table:table-cell office:value-type="float" office:value="18065">
                <text:p>18065</text:p>
              </table:table-cell>
              <table:table-cell office:value-type="float" office:value="26076">
                <text:p>26076</text:p>
              </table:table-cell>
            </table:table-row>
            <table:table-row>
              <table:table-cell office:value-type="string">
                <text:p>123</text:p>
              </table:table-cell>
              <table:table-cell office:value-type="float" office:value="17962">
                <text:p>17962</text:p>
              </table:table-cell>
              <table:table-cell office:value-type="float" office:value="25935">
                <text:p>25935</text:p>
              </table:table-cell>
            </table:table-row>
            <table:table-row>
              <table:table-cell office:value-type="string">
                <text:p>124</text:p>
              </table:table-cell>
              <table:table-cell office:value-type="float" office:value="18866">
                <text:p>18866</text:p>
              </table:table-cell>
              <table:table-cell office:value-type="float" office:value="25627">
                <text:p>25627</text:p>
              </table:table-cell>
            </table:table-row>
            <table:table-row>
              <table:table-cell office:value-type="string">
                <text:p>125</text:p>
              </table:table-cell>
              <table:table-cell office:value-type="float" office:value="17864">
                <text:p>17864</text:p>
              </table:table-cell>
              <table:table-cell office:value-type="float" office:value="25991">
                <text:p>25991</text:p>
              </table:table-cell>
            </table:table-row>
            <table:table-row>
              <table:table-cell office:value-type="string">
                <text:p>126</text:p>
              </table:table-cell>
              <table:table-cell office:value-type="float" office:value="17966">
                <text:p>17966</text:p>
              </table:table-cell>
              <table:table-cell office:value-type="float" office:value="26062">
                <text:p>26062</text:p>
              </table:table-cell>
            </table:table-row>
            <table:table-row>
              <table:table-cell office:value-type="string">
                <text:p>127</text:p>
              </table:table-cell>
              <table:table-cell office:value-type="float" office:value="18564">
                <text:p>18564</text:p>
              </table:table-cell>
              <table:table-cell office:value-type="float" office:value="26396">
                <text:p>26396</text:p>
              </table:table-cell>
            </table:table-row>
            <table:table-row>
              <table:table-cell office:value-type="string">
                <text:p>128</text:p>
              </table:table-cell>
              <table:table-cell office:value-type="float" office:value="17771">
                <text:p>17771</text:p>
              </table:table-cell>
              <table:table-cell office:value-type="float" office:value="26885">
                <text:p>26885</text:p>
              </table:table-cell>
            </table:table-row>
            <table:table-row>
              <table:table-cell office:value-type="string">
                <text:p>129</text:p>
              </table:table-cell>
              <table:table-cell office:value-type="float" office:value="18767">
                <text:p>18767</text:p>
              </table:table-cell>
              <table:table-cell office:value-type="float" office:value="26790">
                <text:p>26790</text:p>
              </table:table-cell>
            </table:table-row>
            <table:table-row>
              <table:table-cell office:value-type="string">
                <text:p>130</text:p>
              </table:table-cell>
              <table:table-cell office:value-type="float" office:value="16868">
                <text:p>16868</text:p>
              </table:table-cell>
              <table:table-cell office:value-type="float" office:value="26817">
                <text:p>26817</text:p>
              </table:table-cell>
            </table:table-row>
            <table:table-row>
              <table:table-cell office:value-type="string">
                <text:p>131</text:p>
              </table:table-cell>
              <table:table-cell office:value-type="float" office:value="18268">
                <text:p>18268</text:p>
              </table:table-cell>
              <table:table-cell office:value-type="float" office:value="26742">
                <text:p>26742</text:p>
              </table:table-cell>
            </table:table-row>
            <table:table-row>
              <table:table-cell office:value-type="string">
                <text:p>132</text:p>
              </table:table-cell>
              <table:table-cell office:value-type="float" office:value="19370">
                <text:p>19370</text:p>
              </table:table-cell>
              <table:table-cell office:value-type="float" office:value="26588">
                <text:p>26588</text:p>
              </table:table-cell>
            </table:table-row>
            <table:table-row>
              <table:table-cell office:value-type="string">
                <text:p>133</text:p>
              </table:table-cell>
              <table:table-cell office:value-type="float" office:value="18671">
                <text:p>18671</text:p>
              </table:table-cell>
              <table:table-cell office:value-type="float" office:value="26832">
                <text:p>26832</text:p>
              </table:table-cell>
            </table:table-row>
            <table:table-row>
              <table:table-cell office:value-type="string">
                <text:p>134</text:p>
              </table:table-cell>
              <table:table-cell office:value-type="float" office:value="19569">
                <text:p>19569</text:p>
              </table:table-cell>
              <table:table-cell office:value-type="float" office:value="27266">
                <text:p>27266</text:p>
              </table:table-cell>
            </table:table-row>
            <table:table-row>
              <table:table-cell office:value-type="string">
                <text:p>135</text:p>
              </table:table-cell>
              <table:table-cell office:value-type="float" office:value="19071">
                <text:p>19071</text:p>
              </table:table-cell>
              <table:table-cell office:value-type="float" office:value="27226">
                <text:p>27226</text:p>
              </table:table-cell>
            </table:table-row>
            <table:table-row>
              <table:table-cell office:value-type="string">
                <text:p>136</text:p>
              </table:table-cell>
              <table:table-cell office:value-type="float" office:value="18972">
                <text:p>18972</text:p>
              </table:table-cell>
              <table:table-cell office:value-type="float" office:value="27174">
                <text:p>27174</text:p>
              </table:table-cell>
            </table:table-row>
            <table:table-row>
              <table:table-cell office:value-type="string">
                <text:p>137</text:p>
              </table:table-cell>
              <table:table-cell office:value-type="float" office:value="19768">
                <text:p>19768</text:p>
              </table:table-cell>
              <table:table-cell office:value-type="float" office:value="27181">
                <text:p>27181</text:p>
              </table:table-cell>
            </table:table-row>
            <table:table-row>
              <table:table-cell office:value-type="string">
                <text:p>138</text:p>
              </table:table-cell>
              <table:table-cell office:value-type="float" office:value="18671">
                <text:p>18671</text:p>
              </table:table-cell>
              <table:table-cell office:value-type="float" office:value="26922">
                <text:p>26922</text:p>
              </table:table-cell>
            </table:table-row>
            <table:table-row>
              <table:table-cell office:value-type="string">
                <text:p>139</text:p>
              </table:table-cell>
              <table:table-cell office:value-type="float" office:value="19166">
                <text:p>19166</text:p>
              </table:table-cell>
              <table:table-cell office:value-type="float" office:value="26350">
                <text:p>26350</text:p>
              </table:table-cell>
            </table:table-row>
            <table:table-row>
              <table:table-cell office:value-type="string">
                <text:p>140</text:p>
              </table:table-cell>
              <table:table-cell office:value-type="float" office:value="18670">
                <text:p>18670</text:p>
              </table:table-cell>
              <table:table-cell office:value-type="float" office:value="26712">
                <text:p>26712</text:p>
              </table:table-cell>
            </table:table-row>
            <table:table-row>
              <table:table-cell office:value-type="string">
                <text:p>141</text:p>
              </table:table-cell>
              <table:table-cell office:value-type="float" office:value="18268">
                <text:p>18268</text:p>
              </table:table-cell>
              <table:table-cell office:value-type="float" office:value="26950">
                <text:p>26950</text:p>
              </table:table-cell>
            </table:table-row>
            <table:table-row>
              <table:table-cell office:value-type="string">
                <text:p>142</text:p>
              </table:table-cell>
              <table:table-cell office:value-type="float" office:value="18368">
                <text:p>18368</text:p>
              </table:table-cell>
              <table:table-cell office:value-type="float" office:value="27219">
                <text:p>27219</text:p>
              </table:table-cell>
            </table:table-row>
            <table:table-row>
              <table:table-cell office:value-type="string">
                <text:p>143</text:p>
              </table:table-cell>
              <table:table-cell office:value-type="float" office:value="19771">
                <text:p>19771</text:p>
              </table:table-cell>
              <table:table-cell office:value-type="float" office:value="27097">
                <text:p>27097</text:p>
              </table:table-cell>
            </table:table-row>
            <table:table-row>
              <table:table-cell office:value-type="string">
                <text:p>144</text:p>
              </table:table-cell>
              <table:table-cell office:value-type="float" office:value="20167">
                <text:p>20167</text:p>
              </table:table-cell>
              <table:table-cell office:value-type="float" office:value="27077">
                <text:p>27077</text:p>
              </table:table-cell>
            </table:table-row>
            <table:table-row>
              <table:table-cell office:value-type="string">
                <text:p>145</text:p>
              </table:table-cell>
              <table:table-cell office:value-type="float" office:value="19767">
                <text:p>19767</text:p>
              </table:table-cell>
              <table:table-cell office:value-type="float" office:value="27574">
                <text:p>27574</text:p>
              </table:table-cell>
            </table:table-row>
            <table:table-row>
              <table:table-cell office:value-type="string">
                <text:p>146</text:p>
              </table:table-cell>
              <table:table-cell office:value-type="float" office:value="20368">
                <text:p>20368</text:p>
              </table:table-cell>
              <table:table-cell office:value-type="float" office:value="27923">
                <text:p>27923</text:p>
              </table:table-cell>
            </table:table-row>
            <table:table-row>
              <table:table-cell office:value-type="string">
                <text:p>147</text:p>
              </table:table-cell>
              <table:table-cell office:value-type="float" office:value="20465">
                <text:p>20465</text:p>
              </table:table-cell>
              <table:table-cell office:value-type="float" office:value="27746">
                <text:p>27746</text:p>
              </table:table-cell>
            </table:table-row>
            <table:table-row>
              <table:table-cell office:value-type="string">
                <text:p>148</text:p>
              </table:table-cell>
              <table:table-cell office:value-type="float" office:value="20266">
                <text:p>20266</text:p>
              </table:table-cell>
              <table:table-cell office:value-type="float" office:value="28121">
                <text:p>28121</text:p>
              </table:table-cell>
            </table:table-row>
            <table:table-row>
              <table:table-cell office:value-type="string">
                <text:p>149</text:p>
              </table:table-cell>
              <table:table-cell office:value-type="float" office:value="20368">
                <text:p>20368</text:p>
              </table:table-cell>
              <table:table-cell office:value-type="float" office:value="28002">
                <text:p>28002</text:p>
              </table:table-cell>
            </table:table-row>
            <table:table-row>
              <table:table-cell office:value-type="string">
                <text:p>150</text:p>
              </table:table-cell>
              <table:table-cell office:value-type="float" office:value="19269">
                <text:p>19269</text:p>
              </table:table-cell>
              <table:table-cell office:value-type="float" office:value="27616">
                <text:p>27616</text:p>
              </table:table-cell>
            </table:table-row>
            <table:table-row>
              <table:table-cell office:value-type="string">
                <text:p>151</text:p>
              </table:table-cell>
              <table:table-cell office:value-type="float" office:value="19265">
                <text:p>19265</text:p>
              </table:table-cell>
              <table:table-cell office:value-type="float" office:value="27505">
                <text:p>27505</text:p>
              </table:table-cell>
            </table:table-row>
            <table:table-row>
              <table:table-cell office:value-type="string">
                <text:p>152</text:p>
              </table:table-cell>
              <table:table-cell office:value-type="float" office:value="18066">
                <text:p>18066</text:p>
              </table:table-cell>
              <table:table-cell office:value-type="float" office:value="27281">
                <text:p>27281</text:p>
              </table:table-cell>
            </table:table-row>
            <table:table-row>
              <table:table-cell office:value-type="string">
                <text:p>153</text:p>
              </table:table-cell>
              <table:table-cell office:value-type="float" office:value="18266">
                <text:p>18266</text:p>
              </table:table-cell>
              <table:table-cell office:value-type="float" office:value="27204">
                <text:p>27204</text:p>
              </table:table-cell>
            </table:table-row>
            <table:table-row>
              <table:table-cell office:value-type="string">
                <text:p>154</text:p>
              </table:table-cell>
              <table:table-cell office:value-type="float" office:value="17968">
                <text:p>17968</text:p>
              </table:table-cell>
              <table:table-cell office:value-type="float" office:value="26628">
                <text:p>26628</text:p>
              </table:table-cell>
            </table:table-row>
            <table:table-row>
              <table:table-cell office:value-type="string">
                <text:p>155</text:p>
              </table:table-cell>
              <table:table-cell office:value-type="float" office:value="19264">
                <text:p>19264</text:p>
              </table:table-cell>
              <table:table-cell office:value-type="float" office:value="26720">
                <text:p>26720</text:p>
              </table:table-cell>
            </table:table-row>
            <table:table-row>
              <table:table-cell office:value-type="string">
                <text:p>156</text:p>
              </table:table-cell>
              <table:table-cell office:value-type="float" office:value="18962">
                <text:p>18962</text:p>
              </table:table-cell>
              <table:table-cell office:value-type="float" office:value="26956">
                <text:p>26956</text:p>
              </table:table-cell>
            </table:table-row>
            <table:table-row>
              <table:table-cell office:value-type="string">
                <text:p>157</text:p>
              </table:table-cell>
              <table:table-cell office:value-type="float" office:value="18359">
                <text:p>18359</text:p>
              </table:table-cell>
              <table:table-cell office:value-type="float" office:value="27190">
                <text:p>27190</text:p>
              </table:table-cell>
            </table:table-row>
            <table:table-row>
              <table:table-cell office:value-type="string">
                <text:p>158</text:p>
              </table:table-cell>
              <table:table-cell office:value-type="float" office:value="17259">
                <text:p>17259</text:p>
              </table:table-cell>
              <table:table-cell office:value-type="float" office:value="27218">
                <text:p>27218</text:p>
              </table:table-cell>
            </table:table-row>
            <table:table-row>
              <table:table-cell office:value-type="string">
                <text:p>159</text:p>
              </table:table-cell>
              <table:table-cell office:value-type="float" office:value="18962">
                <text:p>18962</text:p>
              </table:table-cell>
              <table:table-cell office:value-type="float" office:value="26727">
                <text:p>26727</text:p>
              </table:table-cell>
            </table:table-row>
            <table:table-row>
              <table:table-cell office:value-type="string">
                <text:p>160</text:p>
              </table:table-cell>
              <table:table-cell office:value-type="float" office:value="18061">
                <text:p>18061</text:p>
              </table:table-cell>
              <table:table-cell office:value-type="float" office:value="26621">
                <text:p>26621</text:p>
              </table:table-cell>
            </table:table-row>
            <table:table-row>
              <table:table-cell office:value-type="string">
                <text:p>161</text:p>
              </table:table-cell>
              <table:table-cell office:value-type="float" office:value="19963">
                <text:p>19963</text:p>
              </table:table-cell>
              <table:table-cell office:value-type="float" office:value="26925">
                <text:p>26925</text:p>
              </table:table-cell>
            </table:table-row>
            <table:table-row>
              <table:table-cell office:value-type="string">
                <text:p>162</text:p>
              </table:table-cell>
              <table:table-cell office:value-type="float" office:value="18264">
                <text:p>18264</text:p>
              </table:table-cell>
              <table:table-cell office:value-type="float" office:value="27380">
                <text:p>27380</text:p>
              </table:table-cell>
            </table:table-row>
            <table:table-row>
              <table:table-cell office:value-type="string">
                <text:p>163</text:p>
              </table:table-cell>
              <table:table-cell office:value-type="float" office:value="18864">
                <text:p>18864</text:p>
              </table:table-cell>
              <table:table-cell office:value-type="float" office:value="27442">
                <text:p>27442</text:p>
              </table:table-cell>
            </table:table-row>
            <table:table-row>
              <table:table-cell office:value-type="string">
                <text:p>164</text:p>
              </table:table-cell>
              <table:table-cell office:value-type="float" office:value="20666">
                <text:p>20666</text:p>
              </table:table-cell>
              <table:table-cell office:value-type="float" office:value="27760">
                <text:p>27760</text:p>
              </table:table-cell>
            </table:table-row>
            <table:table-row>
              <table:table-cell office:value-type="string">
                <text:p>165</text:p>
              </table:table-cell>
              <table:table-cell office:value-type="float" office:value="19668">
                <text:p>19668</text:p>
              </table:table-cell>
              <table:table-cell office:value-type="float" office:value="27718">
                <text:p>27718</text:p>
              </table:table-cell>
            </table:table-row>
            <table:table-row>
              <table:table-cell office:value-type="string">
                <text:p>166</text:p>
              </table:table-cell>
              <table:table-cell office:value-type="float" office:value="19566">
                <text:p>19566</text:p>
              </table:table-cell>
              <table:table-cell office:value-type="float" office:value="27659">
                <text:p>27659</text:p>
              </table:table-cell>
            </table:table-row>
            <table:table-row>
              <table:table-cell office:value-type="string">
                <text:p>167</text:p>
              </table:table-cell>
              <table:table-cell office:value-type="float" office:value="17865">
                <text:p>17865</text:p>
              </table:table-cell>
              <table:table-cell office:value-type="float" office:value="27509">
                <text:p>27509</text:p>
              </table:table-cell>
            </table:table-row>
            <table:table-row>
              <table:table-cell office:value-type="string">
                <text:p>168</text:p>
              </table:table-cell>
              <table:table-cell office:value-type="float" office:value="19962">
                <text:p>19962</text:p>
              </table:table-cell>
              <table:table-cell office:value-type="float" office:value="27229">
                <text:p>27229</text:p>
              </table:table-cell>
            </table:table-row>
            <table:table-row>
              <table:table-cell office:value-type="string">
                <text:p>169</text:p>
              </table:table-cell>
              <table:table-cell office:value-type="float" office:value="20864">
                <text:p>20864</text:p>
              </table:table-cell>
              <table:table-cell office:value-type="float" office:value="27702">
                <text:p>27702</text:p>
              </table:table-cell>
            </table:table-row>
            <table:table-row>
              <table:table-cell office:value-type="string">
                <text:p>170</text:p>
              </table:table-cell>
              <table:table-cell office:value-type="float" office:value="19466">
                <text:p>19466</text:p>
              </table:table-cell>
              <table:table-cell office:value-type="float" office:value="27926">
                <text:p>27926</text:p>
              </table:table-cell>
            </table:table-row>
            <table:table-row>
              <table:table-cell office:value-type="string">
                <text:p>171</text:p>
              </table:table-cell>
              <table:table-cell office:value-type="float" office:value="20964">
                <text:p>20964</text:p>
              </table:table-cell>
              <table:table-cell office:value-type="float" office:value="28081">
                <text:p>28081</text:p>
              </table:table-cell>
            </table:table-row>
            <table:table-row>
              <table:table-cell office:value-type="string">
                <text:p>172</text:p>
              </table:table-cell>
              <table:table-cell office:value-type="float" office:value="20962">
                <text:p>20962</text:p>
              </table:table-cell>
              <table:table-cell office:value-type="float" office:value="28200">
                <text:p>28200</text:p>
              </table:table-cell>
            </table:table-row>
            <table:table-row>
              <table:table-cell office:value-type="string">
                <text:p>173</text:p>
              </table:table-cell>
              <table:table-cell office:value-type="float" office:value="20965">
                <text:p>20965</text:p>
              </table:table-cell>
              <table:table-cell office:value-type="float" office:value="28528">
                <text:p>28528</text:p>
              </table:table-cell>
            </table:table-row>
            <table:table-row>
              <table:table-cell office:value-type="string">
                <text:p>174</text:p>
              </table:table-cell>
              <table:table-cell office:value-type="float" office:value="20567">
                <text:p>20567</text:p>
              </table:table-cell>
              <table:table-cell office:value-type="float" office:value="28544">
                <text:p>28544</text:p>
              </table:table-cell>
            </table:table-row>
            <table:table-row>
              <table:table-cell office:value-type="string">
                <text:p>175</text:p>
              </table:table-cell>
              <table:table-cell office:value-type="float" office:value="20465">
                <text:p>20465</text:p>
              </table:table-cell>
              <table:table-cell office:value-type="float" office:value="28558">
                <text:p>28558</text:p>
              </table:table-cell>
            </table:table-row>
            <table:table-row>
              <table:table-cell office:value-type="string">
                <text:p>176</text:p>
              </table:table-cell>
              <table:table-cell office:value-type="float" office:value="20869">
                <text:p>20869</text:p>
              </table:table-cell>
              <table:table-cell office:value-type="float" office:value="28499">
                <text:p>28499</text:p>
              </table:table-cell>
            </table:table-row>
            <table:table-row>
              <table:table-cell office:value-type="string">
                <text:p>177</text:p>
              </table:table-cell>
              <table:table-cell office:value-type="float" office:value="20267">
                <text:p>20267</text:p>
              </table:table-cell>
              <table:table-cell office:value-type="float" office:value="28504">
                <text:p>28504</text:p>
              </table:table-cell>
            </table:table-row>
            <table:table-row>
              <table:table-cell office:value-type="string">
                <text:p>178</text:p>
              </table:table-cell>
              <table:table-cell office:value-type="float" office:value="19370">
                <text:p>19370</text:p>
              </table:table-cell>
              <table:table-cell office:value-type="float" office:value="28468">
                <text:p>28468</text:p>
              </table:table-cell>
            </table:table-row>
            <table:table-row>
              <table:table-cell office:value-type="string">
                <text:p>179</text:p>
              </table:table-cell>
              <table:table-cell office:value-type="float" office:value="19071">
                <text:p>19071</text:p>
              </table:table-cell>
              <table:table-cell office:value-type="float" office:value="28088">
                <text:p>28088</text:p>
              </table:table-cell>
            </table:table-row>
            <table:table-row>
              <table:table-cell office:value-type="string">
                <text:p>180</text:p>
              </table:table-cell>
              <table:table-cell office:value-type="float" office:value="18265">
                <text:p>18265</text:p>
              </table:table-cell>
              <table:table-cell office:value-type="float" office:value="27535">
                <text:p>27535</text:p>
              </table:table-cell>
            </table:table-row>
            <table:table-row>
              <table:table-cell office:value-type="string">
                <text:p>181</text:p>
              </table:table-cell>
              <table:table-cell office:value-type="float" office:value="18568">
                <text:p>18568</text:p>
              </table:table-cell>
              <table:table-cell office:value-type="float" office:value="27794">
                <text:p>27794</text:p>
              </table:table-cell>
            </table:table-row>
            <table:table-row>
              <table:table-cell office:value-type="string">
                <text:p>182</text:p>
              </table:table-cell>
              <table:table-cell office:value-type="float" office:value="19264">
                <text:p>19264</text:p>
              </table:table-cell>
              <table:table-cell office:value-type="float" office:value="27025">
                <text:p>27025</text:p>
              </table:table-cell>
            </table:table-row>
            <table:table-row>
              <table:table-cell office:value-type="string">
                <text:p>183</text:p>
              </table:table-cell>
              <table:table-cell office:value-type="float" office:value="19467">
                <text:p>19467</text:p>
              </table:table-cell>
              <table:table-cell office:value-type="float" office:value="26743">
                <text:p>26743</text:p>
              </table:table-cell>
            </table:table-row>
            <table:table-row>
              <table:table-cell office:value-type="string">
                <text:p>184</text:p>
              </table:table-cell>
              <table:table-cell office:value-type="float" office:value="18772">
                <text:p>18772</text:p>
              </table:table-cell>
              <table:table-cell office:value-type="float" office:value="27012">
                <text:p>27012</text:p>
              </table:table-cell>
            </table:table-row>
            <table:table-row>
              <table:table-cell office:value-type="string">
                <text:p>185</text:p>
              </table:table-cell>
              <table:table-cell office:value-type="float" office:value="19067">
                <text:p>19067</text:p>
              </table:table-cell>
              <table:table-cell office:value-type="float" office:value="26945">
                <text:p>26945</text:p>
              </table:table-cell>
            </table:table-row>
            <table:table-row>
              <table:table-cell office:value-type="string">
                <text:p>186</text:p>
              </table:table-cell>
              <table:table-cell office:value-type="float" office:value="19166">
                <text:p>19166</text:p>
              </table:table-cell>
              <table:table-cell office:value-type="float" office:value="27294">
                <text:p>27294</text:p>
              </table:table-cell>
            </table:table-row>
            <table:table-row>
              <table:table-cell office:value-type="string">
                <text:p>187</text:p>
              </table:table-cell>
              <table:table-cell office:value-type="float" office:value="19467">
                <text:p>19467</text:p>
              </table:table-cell>
              <table:table-cell office:value-type="float" office:value="27816">
                <text:p>27816</text:p>
              </table:table-cell>
            </table:table-row>
            <table:table-row>
              <table:table-cell office:value-type="string">
                <text:p>188</text:p>
              </table:table-cell>
              <table:table-cell office:value-type="float" office:value="19966">
                <text:p>19966</text:p>
              </table:table-cell>
              <table:table-cell office:value-type="float" office:value="27914">
                <text:p>27914</text:p>
              </table:table-cell>
            </table:table-row>
            <table:table-row>
              <table:table-cell office:value-type="string">
                <text:p>189</text:p>
              </table:table-cell>
              <table:table-cell office:value-type="float" office:value="18967">
                <text:p>18967</text:p>
              </table:table-cell>
              <table:table-cell office:value-type="float" office:value="27392">
                <text:p>27392</text:p>
              </table:table-cell>
            </table:table-row>
            <table:table-row>
              <table:table-cell office:value-type="string">
                <text:p>190</text:p>
              </table:table-cell>
              <table:table-cell office:value-type="float" office:value="18969">
                <text:p>18969</text:p>
              </table:table-cell>
              <table:table-cell office:value-type="float" office:value="27081">
                <text:p>27081</text:p>
              </table:table-cell>
            </table:table-row>
            <table:table-row>
              <table:table-cell office:value-type="string">
                <text:p>191</text:p>
              </table:table-cell>
              <table:table-cell office:value-type="float" office:value="17964">
                <text:p>17964</text:p>
              </table:table-cell>
              <table:table-cell office:value-type="float" office:value="26899">
                <text:p>26899</text:p>
              </table:table-cell>
            </table:table-row>
            <table:table-row>
              <table:table-cell office:value-type="string">
                <text:p>192</text:p>
              </table:table-cell>
              <table:table-cell office:value-type="float" office:value="17770">
                <text:p>17770</text:p>
              </table:table-cell>
              <table:table-cell office:value-type="float" office:value="26834">
                <text:p>26834</text:p>
              </table:table-cell>
            </table:table-row>
            <table:table-row>
              <table:table-cell office:value-type="string">
                <text:p>193</text:p>
              </table:table-cell>
              <table:table-cell office:value-type="float" office:value="18169">
                <text:p>18169</text:p>
              </table:table-cell>
              <table:table-cell office:value-type="float" office:value="26568">
                <text:p>26568</text:p>
              </table:table-cell>
            </table:table-row>
            <table:table-row>
              <table:table-cell office:value-type="string">
                <text:p>194</text:p>
              </table:table-cell>
              <table:table-cell office:value-type="float" office:value="17266">
                <text:p>17266</text:p>
              </table:table-cell>
              <table:table-cell office:value-type="float" office:value="26770">
                <text:p>26770</text:p>
              </table:table-cell>
            </table:table-row>
            <table:table-row>
              <table:table-cell office:value-type="string">
                <text:p>195</text:p>
              </table:table-cell>
              <table:table-cell office:value-type="float" office:value="19570">
                <text:p>19570</text:p>
              </table:table-cell>
              <table:table-cell office:value-type="float" office:value="27012">
                <text:p>27012</text:p>
              </table:table-cell>
            </table:table-row>
            <table:table-row>
              <table:table-cell office:value-type="string">
                <text:p>196</text:p>
              </table:table-cell>
              <table:table-cell office:value-type="float" office:value="18066">
                <text:p>18066</text:p>
              </table:table-cell>
              <table:table-cell office:value-type="float" office:value="27523">
                <text:p>27523</text:p>
              </table:table-cell>
            </table:table-row>
            <table:table-row>
              <table:table-cell office:value-type="string">
                <text:p>197</text:p>
              </table:table-cell>
              <table:table-cell office:value-type="float" office:value="18765">
                <text:p>18765</text:p>
              </table:table-cell>
              <table:table-cell office:value-type="float" office:value="27495">
                <text:p>27495</text:p>
              </table:table-cell>
            </table:table-row>
            <table:table-row>
              <table:table-cell office:value-type="string">
                <text:p>198</text:p>
              </table:table-cell>
              <table:table-cell office:value-type="float" office:value="18970">
                <text:p>18970</text:p>
              </table:table-cell>
              <table:table-cell office:value-type="float" office:value="27329">
                <text:p>27329</text:p>
              </table:table-cell>
            </table:table-row>
            <table:table-row>
              <table:table-cell office:value-type="string">
                <text:p>199</text:p>
              </table:table-cell>
              <table:table-cell office:value-type="float" office:value="18668">
                <text:p>18668</text:p>
              </table:table-cell>
              <table:table-cell office:value-type="float" office:value="26862">
                <text:p>26862</text:p>
              </table:table-cell>
            </table:table-row>
            <table:table-row>
              <table:table-cell office:value-type="string">
                <text:p>200</text:p>
              </table:table-cell>
              <table:table-cell office:value-type="float" office:value="19464">
                <text:p>19464</text:p>
              </table:table-cell>
              <table:table-cell office:value-type="float" office:value="27004">
                <text:p>27004</text:p>
              </table:table-cell>
            </table:table-row>
            <table:table-row>
              <table:table-cell office:value-type="string">
                <text:p>201</text:p>
              </table:table-cell>
              <table:table-cell office:value-type="float" office:value="18563">
                <text:p>18563</text:p>
              </table:table-cell>
              <table:table-cell office:value-type="float" office:value="27380">
                <text:p>27380</text:p>
              </table:table-cell>
            </table:table-row>
            <table:table-row>
              <table:table-cell office:value-type="string">
                <text:p>202</text:p>
              </table:table-cell>
              <table:table-cell office:value-type="float" office:value="19067">
                <text:p>19067</text:p>
              </table:table-cell>
              <table:table-cell office:value-type="float" office:value="27049">
                <text:p>27049</text:p>
              </table:table-cell>
            </table:table-row>
            <table:table-row>
              <table:table-cell office:value-type="string">
                <text:p>203</text:p>
              </table:table-cell>
              <table:table-cell office:value-type="float" office:value="18069">
                <text:p>18069</text:p>
              </table:table-cell>
              <table:table-cell office:value-type="float" office:value="26857">
                <text:p>26857</text:p>
              </table:table-cell>
            </table:table-row>
            <table:table-row>
              <table:table-cell office:value-type="string">
                <text:p>204</text:p>
              </table:table-cell>
              <table:table-cell office:value-type="float" office:value="18366">
                <text:p>18366</text:p>
              </table:table-cell>
              <table:table-cell office:value-type="float" office:value="26873">
                <text:p>26873</text:p>
              </table:table-cell>
            </table:table-row>
            <table:table-row>
              <table:table-cell office:value-type="string">
                <text:p>205</text:p>
              </table:table-cell>
              <table:table-cell office:value-type="float" office:value="18765">
                <text:p>18765</text:p>
              </table:table-cell>
              <table:table-cell office:value-type="float" office:value="26744">
                <text:p>26744</text:p>
              </table:table-cell>
            </table:table-row>
            <table:table-row>
              <table:table-cell office:value-type="string">
                <text:p>206</text:p>
              </table:table-cell>
              <table:table-cell office:value-type="float" office:value="19467">
                <text:p>19467</text:p>
              </table:table-cell>
              <table:table-cell office:value-type="float" office:value="27085">
                <text:p>27085</text:p>
              </table:table-cell>
            </table:table-row>
            <table:table-row>
              <table:table-cell office:value-type="string">
                <text:p>207</text:p>
              </table:table-cell>
              <table:table-cell office:value-type="float" office:value="18864">
                <text:p>18864</text:p>
              </table:table-cell>
              <table:table-cell office:value-type="float" office:value="27244">
                <text:p>27244</text:p>
              </table:table-cell>
            </table:table-row>
            <table:table-row>
              <table:table-cell office:value-type="string">
                <text:p>208</text:p>
              </table:table-cell>
              <table:table-cell office:value-type="float" office:value="18468">
                <text:p>18468</text:p>
              </table:table-cell>
              <table:table-cell office:value-type="float" office:value="26794">
                <text:p>26794</text:p>
              </table:table-cell>
            </table:table-row>
            <table:table-row>
              <table:table-cell office:value-type="string">
                <text:p>209</text:p>
              </table:table-cell>
              <table:table-cell office:value-type="float" office:value="18466">
                <text:p>18466</text:p>
              </table:table-cell>
              <table:table-cell office:value-type="float" office:value="26560">
                <text:p>26560</text:p>
              </table:table-cell>
            </table:table-row>
            <table:table-row>
              <table:table-cell office:value-type="string">
                <text:p>210</text:p>
              </table:table-cell>
              <table:table-cell office:value-type="float" office:value="18966">
                <text:p>18966</text:p>
              </table:table-cell>
              <table:table-cell office:value-type="float" office:value="26596">
                <text:p>26596</text:p>
              </table:table-cell>
            </table:table-row>
            <table:table-row>
              <table:table-cell office:value-type="string">
                <text:p>211</text:p>
              </table:table-cell>
              <table:table-cell office:value-type="float" office:value="18169">
                <text:p>18169</text:p>
              </table:table-cell>
              <table:table-cell office:value-type="float" office:value="26643">
                <text:p>26643</text:p>
              </table:table-cell>
            </table:table-row>
            <table:table-row>
              <table:table-cell office:value-type="string">
                <text:p>212</text:p>
              </table:table-cell>
              <table:table-cell office:value-type="float" office:value="16967">
                <text:p>16967</text:p>
              </table:table-cell>
              <table:table-cell office:value-type="float" office:value="26297">
                <text:p>26297</text:p>
              </table:table-cell>
            </table:table-row>
            <table:table-row>
              <table:table-cell office:value-type="string">
                <text:p>213</text:p>
              </table:table-cell>
              <table:table-cell office:value-type="float" office:value="19466">
                <text:p>19466</text:p>
              </table:table-cell>
              <table:table-cell office:value-type="float" office:value="26458">
                <text:p>26458</text:p>
              </table:table-cell>
            </table:table-row>
            <table:table-row>
              <table:table-cell office:value-type="string">
                <text:p>214</text:p>
              </table:table-cell>
              <table:table-cell office:value-type="float" office:value="18863">
                <text:p>18863</text:p>
              </table:table-cell>
              <table:table-cell office:value-type="float" office:value="26758">
                <text:p>26758</text:p>
              </table:table-cell>
            </table:table-row>
            <table:table-row>
              <table:table-cell office:value-type="string">
                <text:p>215</text:p>
              </table:table-cell>
              <table:table-cell office:value-type="float" office:value="20160">
                <text:p>20160</text:p>
              </table:table-cell>
              <table:table-cell office:value-type="float" office:value="27064">
                <text:p>27064</text:p>
              </table:table-cell>
            </table:table-row>
            <table:table-row>
              <table:table-cell office:value-type="string">
                <text:p>216</text:p>
              </table:table-cell>
              <table:table-cell office:value-type="float" office:value="18966">
                <text:p>18966</text:p>
              </table:table-cell>
              <table:table-cell office:value-type="float" office:value="27218">
                <text:p>27218</text:p>
              </table:table-cell>
            </table:table-row>
            <table:table-row>
              <table:table-cell office:value-type="string">
                <text:p>217</text:p>
              </table:table-cell>
              <table:table-cell office:value-type="float" office:value="20564">
                <text:p>20564</text:p>
              </table:table-cell>
              <table:table-cell office:value-type="float" office:value="27587">
                <text:p>27587</text:p>
              </table:table-cell>
            </table:table-row>
            <table:table-row>
              <table:table-cell office:value-type="string">
                <text:p>218</text:p>
              </table:table-cell>
              <table:table-cell office:value-type="float" office:value="19465">
                <text:p>19465</text:p>
              </table:table-cell>
              <table:table-cell office:value-type="float" office:value="27512">
                <text:p>27512</text:p>
              </table:table-cell>
            </table:table-row>
            <table:table-row>
              <table:table-cell office:value-type="string">
                <text:p>219</text:p>
              </table:table-cell>
              <table:table-cell office:value-type="float" office:value="18767">
                <text:p>18767</text:p>
              </table:table-cell>
              <table:table-cell office:value-type="float" office:value="27696">
                <text:p>27696</text:p>
              </table:table-cell>
            </table:table-row>
            <table:table-row>
              <table:table-cell office:value-type="string">
                <text:p>220</text:p>
              </table:table-cell>
              <table:table-cell office:value-type="float" office:value="20368">
                <text:p>20368</text:p>
              </table:table-cell>
              <table:table-cell office:value-type="float" office:value="27745">
                <text:p>27745</text:p>
              </table:table-cell>
            </table:table-row>
            <table:table-row>
              <table:table-cell office:value-type="string">
                <text:p>221</text:p>
              </table:table-cell>
              <table:table-cell office:value-type="float" office:value="19163">
                <text:p>19163</text:p>
              </table:table-cell>
              <table:table-cell office:value-type="float" office:value="27891">
                <text:p>27891</text:p>
              </table:table-cell>
            </table:table-row>
            <table:table-row>
              <table:table-cell office:value-type="string">
                <text:p>222</text:p>
              </table:table-cell>
              <table:table-cell office:value-type="float" office:value="19968">
                <text:p>19968</text:p>
              </table:table-cell>
              <table:table-cell office:value-type="float" office:value="28019">
                <text:p>28019</text:p>
              </table:table-cell>
            </table:table-row>
            <table:table-row>
              <table:table-cell office:value-type="string">
                <text:p>223</text:p>
              </table:table-cell>
              <table:table-cell office:value-type="float" office:value="20368">
                <text:p>20368</text:p>
              </table:table-cell>
              <table:table-cell office:value-type="float" office:value="27750">
                <text:p>27750</text:p>
              </table:table-cell>
            </table:table-row>
            <table:table-row>
              <table:table-cell office:value-type="string">
                <text:p>224</text:p>
              </table:table-cell>
              <table:table-cell office:value-type="float" office:value="20172">
                <text:p>20172</text:p>
              </table:table-cell>
              <table:table-cell office:value-type="float" office:value="28119">
                <text:p>28119</text:p>
              </table:table-cell>
            </table:table-row>
            <table:table-row>
              <table:table-cell office:value-type="string">
                <text:p>225</text:p>
              </table:table-cell>
              <table:table-cell office:value-type="float" office:value="20266">
                <text:p>20266</text:p>
              </table:table-cell>
              <table:table-cell office:value-type="float" office:value="28551">
                <text:p>28551</text:p>
              </table:table-cell>
            </table:table-row>
            <table:table-row>
              <table:table-cell office:value-type="string">
                <text:p>226</text:p>
              </table:table-cell>
              <table:table-cell office:value-type="float" office:value="20062">
                <text:p>20062</text:p>
              </table:table-cell>
              <table:table-cell office:value-type="float" office:value="28527">
                <text:p>28527</text:p>
              </table:table-cell>
            </table:table-row>
            <table:table-row>
              <table:table-cell office:value-type="string">
                <text:p>227</text:p>
              </table:table-cell>
              <table:table-cell office:value-type="float" office:value="19162">
                <text:p>19162</text:p>
              </table:table-cell>
              <table:table-cell office:value-type="float" office:value="28448">
                <text:p>28448</text:p>
              </table:table-cell>
            </table:table-row>
            <table:table-row>
              <table:table-cell office:value-type="string">
                <text:p>228</text:p>
              </table:table-cell>
              <table:table-cell office:value-type="float" office:value="19868">
                <text:p>19868</text:p>
              </table:table-cell>
              <table:table-cell office:value-type="float" office:value="27984">
                <text:p>27984</text:p>
              </table:table-cell>
            </table:table-row>
            <table:table-row>
              <table:table-cell office:value-type="string">
                <text:p>229</text:p>
              </table:table-cell>
              <table:table-cell office:value-type="float" office:value="19160">
                <text:p>19160</text:p>
              </table:table-cell>
              <table:table-cell office:value-type="float" office:value="27736">
                <text:p>27736</text:p>
              </table:table-cell>
            </table:table-row>
            <table:table-row>
              <table:table-cell office:value-type="string">
                <text:p>230</text:p>
              </table:table-cell>
              <table:table-cell office:value-type="float" office:value="19565">
                <text:p>19565</text:p>
              </table:table-cell>
              <table:table-cell office:value-type="float" office:value="27409">
                <text:p>27409</text:p>
              </table:table-cell>
            </table:table-row>
            <table:table-row>
              <table:table-cell office:value-type="string">
                <text:p>231</text:p>
              </table:table-cell>
              <table:table-cell office:value-type="float" office:value="19859">
                <text:p>19859</text:p>
              </table:table-cell>
              <table:table-cell office:value-type="float" office:value="27381">
                <text:p>27381</text:p>
              </table:table-cell>
            </table:table-row>
            <table:table-row>
              <table:table-cell office:value-type="string">
                <text:p>232</text:p>
              </table:table-cell>
              <table:table-cell office:value-type="float" office:value="17763">
                <text:p>17763</text:p>
              </table:table-cell>
              <table:table-cell office:value-type="float" office:value="26912">
                <text:p>26912</text:p>
              </table:table-cell>
            </table:table-row>
            <table:table-row>
              <table:table-cell office:value-type="string">
                <text:p>233</text:p>
              </table:table-cell>
              <table:table-cell office:value-type="float" office:value="18760">
                <text:p>18760</text:p>
              </table:table-cell>
              <table:table-cell office:value-type="float" office:value="26962">
                <text:p>26962</text:p>
              </table:table-cell>
            </table:table-row>
            <table:table-row>
              <table:table-cell office:value-type="string">
                <text:p>234</text:p>
              </table:table-cell>
              <table:table-cell office:value-type="float" office:value="18862">
                <text:p>18862</text:p>
              </table:table-cell>
              <table:table-cell office:value-type="float" office:value="26516">
                <text:p>26516</text:p>
              </table:table-cell>
            </table:table-row>
            <table:table-row>
              <table:table-cell office:value-type="string">
                <text:p>235</text:p>
              </table:table-cell>
              <table:table-cell office:value-type="float" office:value="18761">
                <text:p>18761</text:p>
              </table:table-cell>
              <table:table-cell office:value-type="float" office:value="26498">
                <text:p>26498</text:p>
              </table:table-cell>
            </table:table-row>
            <table:table-row>
              <table:table-cell office:value-type="string">
                <text:p>236</text:p>
              </table:table-cell>
              <table:table-cell office:value-type="float" office:value="19562">
                <text:p>19562</text:p>
              </table:table-cell>
              <table:table-cell office:value-type="float" office:value="26550">
                <text:p>26550</text:p>
              </table:table-cell>
            </table:table-row>
            <table:table-row>
              <table:table-cell office:value-type="string">
                <text:p>237</text:p>
              </table:table-cell>
              <table:table-cell office:value-type="float" office:value="18864">
                <text:p>18864</text:p>
              </table:table-cell>
              <table:table-cell office:value-type="float" office:value="26611">
                <text:p>26611</text:p>
              </table:table-cell>
            </table:table-row>
            <table:table-row>
              <table:table-cell office:value-type="string">
                <text:p>238</text:p>
              </table:table-cell>
              <table:table-cell office:value-type="float" office:value="18965">
                <text:p>18965</text:p>
              </table:table-cell>
              <table:table-cell office:value-type="float" office:value="26545">
                <text:p>26545</text:p>
              </table:table-cell>
            </table:table-row>
            <table:table-row>
              <table:table-cell office:value-type="string">
                <text:p>239</text:p>
              </table:table-cell>
              <table:table-cell office:value-type="float" office:value="18264">
                <text:p>18264</text:p>
              </table:table-cell>
              <table:table-cell office:value-type="float" office:value="26720">
                <text:p>26720</text:p>
              </table:table-cell>
            </table:table-row>
            <table:table-row>
              <table:table-cell office:value-type="string">
                <text:p>240</text:p>
              </table:table-cell>
              <table:table-cell office:value-type="float" office:value="18963">
                <text:p>18963</text:p>
              </table:table-cell>
              <table:table-cell office:value-type="float" office:value="26030">
                <text:p>26030</text:p>
              </table:table-cell>
            </table:table-row>
            <table:table-row>
              <table:table-cell office:value-type="string">
                <text:p>241</text:p>
              </table:table-cell>
              <table:table-cell office:value-type="float" office:value="18169">
                <text:p>18169</text:p>
              </table:table-cell>
              <table:table-cell office:value-type="float" office:value="26171">
                <text:p>26171</text:p>
              </table:table-cell>
            </table:table-row>
            <table:table-row>
              <table:table-cell office:value-type="string">
                <text:p>242</text:p>
              </table:table-cell>
              <table:table-cell office:value-type="float" office:value="18063">
                <text:p>18063</text:p>
              </table:table-cell>
              <table:table-cell office:value-type="float" office:value="26017">
                <text:p>26017</text:p>
              </table:table-cell>
            </table:table-row>
            <table:table-row>
              <table:table-cell office:value-type="string">
                <text:p>243</text:p>
              </table:table-cell>
              <table:table-cell office:value-type="float" office:value="18671">
                <text:p>18671</text:p>
              </table:table-cell>
              <table:table-cell office:value-type="float" office:value="26253">
                <text:p>26253</text:p>
              </table:table-cell>
            </table:table-row>
            <table:table-row>
              <table:table-cell office:value-type="string">
                <text:p>244</text:p>
              </table:table-cell>
              <table:table-cell office:value-type="float" office:value="17267">
                <text:p>17267</text:p>
              </table:table-cell>
              <table:table-cell office:value-type="float" office:value="26642">
                <text:p>26642</text:p>
              </table:table-cell>
            </table:table-row>
            <table:table-row>
              <table:table-cell office:value-type="string">
                <text:p>245</text:p>
              </table:table-cell>
              <table:table-cell office:value-type="float" office:value="20265">
                <text:p>20265</text:p>
              </table:table-cell>
              <table:table-cell office:value-type="float" office:value="27102">
                <text:p>27102</text:p>
              </table:table-cell>
            </table:table-row>
            <table:table-row>
              <table:table-cell office:value-type="string">
                <text:p>246</text:p>
              </table:table-cell>
              <table:table-cell office:value-type="float" office:value="19763">
                <text:p>19763</text:p>
              </table:table-cell>
              <table:table-cell office:value-type="float" office:value="27318">
                <text:p>27318</text:p>
              </table:table-cell>
            </table:table-row>
            <table:table-row>
              <table:table-cell office:value-type="string">
                <text:p>247</text:p>
              </table:table-cell>
              <table:table-cell office:value-type="float" office:value="19066">
                <text:p>19066</text:p>
              </table:table-cell>
              <table:table-cell office:value-type="float" office:value="26980">
                <text:p>26980</text:p>
              </table:table-cell>
            </table:table-row>
            <table:table-row>
              <table:table-cell office:value-type="string">
                <text:p>248</text:p>
              </table:table-cell>
              <table:table-cell office:value-type="float" office:value="18663">
                <text:p>18663</text:p>
              </table:table-cell>
              <table:table-cell office:value-type="float" office:value="26668">
                <text:p>26668</text:p>
              </table:table-cell>
            </table:table-row>
            <table:table-row>
              <table:table-cell office:value-type="string">
                <text:p>249</text:p>
              </table:table-cell>
              <table:table-cell office:value-type="float" office:value="17767">
                <text:p>17767</text:p>
              </table:table-cell>
              <table:table-cell office:value-type="float" office:value="27005">
                <text:p>27005</text:p>
              </table:table-cell>
            </table:table-row>
            <table:table-row>
              <table:table-cell office:value-type="string">
                <text:p>250</text:p>
              </table:table-cell>
              <table:table-cell office:value-type="float" office:value="19067">
                <text:p>19067</text:p>
              </table:table-cell>
              <table:table-cell office:value-type="float" office:value="27028">
                <text:p>27028</text:p>
              </table:table-cell>
            </table:table-row>
            <table:table-row>
              <table:table-cell office:value-type="string">
                <text:p>251</text:p>
              </table:table-cell>
              <table:table-cell office:value-type="float" office:value="19270">
                <text:p>19270</text:p>
              </table:table-cell>
              <table:table-cell office:value-type="float" office:value="26869">
                <text:p>26869</text:p>
              </table:table-cell>
            </table:table-row>
            <table:table-row>
              <table:table-cell office:value-type="string">
                <text:p>252</text:p>
              </table:table-cell>
              <table:table-cell office:value-type="float" office:value="18064">
                <text:p>18064</text:p>
              </table:table-cell>
              <table:table-cell office:value-type="float" office:value="26796">
                <text:p>26796</text:p>
              </table:table-cell>
            </table:table-row>
            <table:table-row>
              <table:table-cell office:value-type="string">
                <text:p>253</text:p>
              </table:table-cell>
              <table:table-cell office:value-type="float" office:value="19762">
                <text:p>19762</text:p>
              </table:table-cell>
              <table:table-cell office:value-type="float" office:value="26918">
                <text:p>26918</text:p>
              </table:table-cell>
            </table:table-row>
            <table:table-row>
              <table:table-cell office:value-type="string">
                <text:p>254</text:p>
              </table:table-cell>
              <table:table-cell office:value-type="float" office:value="18867">
                <text:p>18867</text:p>
              </table:table-cell>
              <table:table-cell office:value-type="float" office:value="27299">
                <text:p>27299</text:p>
              </table:table-cell>
            </table:table-row>
            <table:table-row>
              <table:table-cell office:value-type="string">
                <text:p>255</text:p>
              </table:table-cell>
              <table:table-cell office:value-type="float" office:value="19264">
                <text:p>19264</text:p>
              </table:table-cell>
              <table:table-cell office:value-type="float" office:value="27280">
                <text:p>27280</text:p>
              </table:table-cell>
            </table:table-row>
            <table:table-row>
              <table:table-cell office:value-type="string">
                <text:p>256</text:p>
              </table:table-cell>
              <table:table-cell office:value-type="float" office:value="19863">
                <text:p>19863</text:p>
              </table:table-cell>
              <table:table-cell office:value-type="float" office:value="27459">
                <text:p>27459</text:p>
              </table:table-cell>
            </table:table-row>
            <table:table-row>
              <table:table-cell office:value-type="string">
                <text:p>257</text:p>
              </table:table-cell>
              <table:table-cell office:value-type="float" office:value="19365">
                <text:p>19365</text:p>
              </table:table-cell>
              <table:table-cell office:value-type="float" office:value="27783">
                <text:p>27783</text:p>
              </table:table-cell>
            </table:table-row>
            <table:table-row>
              <table:table-cell office:value-type="string">
                <text:p>258</text:p>
              </table:table-cell>
              <table:table-cell office:value-type="float" office:value="19071">
                <text:p>19071</text:p>
              </table:table-cell>
              <table:table-cell office:value-type="float" office:value="27732">
                <text:p>27732</text:p>
              </table:table-cell>
            </table:table-row>
            <table:table-row>
              <table:table-cell office:value-type="string">
                <text:p>259</text:p>
              </table:table-cell>
              <table:table-cell office:value-type="float" office:value="19661">
                <text:p>19661</text:p>
              </table:table-cell>
              <table:table-cell office:value-type="float" office:value="27568">
                <text:p>27568</text:p>
              </table:table-cell>
            </table:table-row>
            <table:table-row>
              <table:table-cell office:value-type="string">
                <text:p>260</text:p>
              </table:table-cell>
              <table:table-cell office:value-type="float" office:value="19764">
                <text:p>19764</text:p>
              </table:table-cell>
              <table:table-cell office:value-type="float" office:value="28070">
                <text:p>28070</text:p>
              </table:table-cell>
            </table:table-row>
            <table:table-row>
              <table:table-cell office:value-type="string">
                <text:p>261</text:p>
              </table:table-cell>
              <table:table-cell office:value-type="float" office:value="19868">
                <text:p>19868</text:p>
              </table:table-cell>
              <table:table-cell office:value-type="float" office:value="27952">
                <text:p>27952</text:p>
              </table:table-cell>
            </table:table-row>
            <table:table-row>
              <table:table-cell office:value-type="string">
                <text:p>262</text:p>
              </table:table-cell>
              <table:table-cell office:value-type="float" office:value="18966">
                <text:p>18966</text:p>
              </table:table-cell>
              <table:table-cell office:value-type="float" office:value="27731">
                <text:p>27731</text:p>
              </table:table-cell>
            </table:table-row>
            <table:table-row>
              <table:table-cell office:value-type="string">
                <text:p>263</text:p>
              </table:table-cell>
              <table:table-cell office:value-type="float" office:value="18766">
                <text:p>18766</text:p>
              </table:table-cell>
              <table:table-cell office:value-type="float" office:value="27142">
                <text:p>27142</text:p>
              </table:table-cell>
            </table:table-row>
            <table:table-row>
              <table:table-cell office:value-type="string">
                <text:p>264</text:p>
              </table:table-cell>
              <table:table-cell office:value-type="float" office:value="19267">
                <text:p>19267</text:p>
              </table:table-cell>
              <table:table-cell office:value-type="float" office:value="26878">
                <text:p>26878</text:p>
              </table:table-cell>
            </table:table-row>
            <table:table-row>
              <table:table-cell office:value-type="string">
                <text:p>265</text:p>
              </table:table-cell>
              <table:table-cell office:value-type="float" office:value="19462">
                <text:p>19462</text:p>
              </table:table-cell>
              <table:table-cell office:value-type="float" office:value="27203">
                <text:p>27203</text:p>
              </table:table-cell>
            </table:table-row>
            <table:table-row>
              <table:table-cell office:value-type="string">
                <text:p>266</text:p>
              </table:table-cell>
              <table:table-cell office:value-type="float" office:value="19970">
                <text:p>19970</text:p>
              </table:table-cell>
              <table:table-cell office:value-type="float" office:value="27429">
                <text:p>27429</text:p>
              </table:table-cell>
            </table:table-row>
            <table:table-row>
              <table:table-cell office:value-type="string">
                <text:p>267</text:p>
              </table:table-cell>
              <table:table-cell office:value-type="float" office:value="18771">
                <text:p>18771</text:p>
              </table:table-cell>
              <table:table-cell office:value-type="float" office:value="27180">
                <text:p>27180</text:p>
              </table:table-cell>
            </table:table-row>
            <table:table-row>
              <table:table-cell office:value-type="string">
                <text:p>268</text:p>
              </table:table-cell>
              <table:table-cell office:value-type="float" office:value="19368">
                <text:p>19368</text:p>
              </table:table-cell>
              <table:table-cell office:value-type="float" office:value="27037">
                <text:p>27037</text:p>
              </table:table-cell>
            </table:table-row>
            <table:table-row>
              <table:table-cell office:value-type="string">
                <text:p>269</text:p>
              </table:table-cell>
              <table:table-cell office:value-type="float" office:value="18671">
                <text:p>18671</text:p>
              </table:table-cell>
              <table:table-cell office:value-type="float" office:value="27098">
                <text:p>27098</text:p>
              </table:table-cell>
            </table:table-row>
            <table:table-row>
              <table:table-cell office:value-type="string">
                <text:p>270</text:p>
              </table:table-cell>
              <table:table-cell office:value-type="float" office:value="20167">
                <text:p>20167</text:p>
              </table:table-cell>
              <table:table-cell office:value-type="float" office:value="27485">
                <text:p>27485</text:p>
              </table:table-cell>
            </table:table-row>
            <table:table-row>
              <table:table-cell office:value-type="string">
                <text:p>271</text:p>
              </table:table-cell>
              <table:table-cell office:value-type="float" office:value="18668">
                <text:p>18668</text:p>
              </table:table-cell>
              <table:table-cell office:value-type="float" office:value="27767">
                <text:p>27767</text:p>
              </table:table-cell>
            </table:table-row>
            <table:table-row>
              <table:table-cell office:value-type="string">
                <text:p>272</text:p>
              </table:table-cell>
              <table:table-cell office:value-type="float" office:value="18469">
                <text:p>18469</text:p>
              </table:table-cell>
              <table:table-cell office:value-type="float" office:value="27584">
                <text:p>27584</text:p>
              </table:table-cell>
            </table:table-row>
            <table:table-row>
              <table:table-cell office:value-type="string">
                <text:p>273</text:p>
              </table:table-cell>
              <table:table-cell office:value-type="float" office:value="19966">
                <text:p>19966</text:p>
              </table:table-cell>
              <table:table-cell office:value-type="float" office:value="27661">
                <text:p>27661</text:p>
              </table:table-cell>
            </table:table-row>
            <table:table-row>
              <table:table-cell office:value-type="string">
                <text:p>274</text:p>
              </table:table-cell>
              <table:table-cell office:value-type="float" office:value="19569">
                <text:p>19569</text:p>
              </table:table-cell>
              <table:table-cell office:value-type="float" office:value="27585">
                <text:p>27585</text:p>
              </table:table-cell>
            </table:table-row>
            <table:table-row>
              <table:table-cell office:value-type="string">
                <text:p>275</text:p>
              </table:table-cell>
              <table:table-cell office:value-type="float" office:value="20067">
                <text:p>20067</text:p>
              </table:table-cell>
              <table:table-cell office:value-type="float" office:value="27472">
                <text:p>27472</text:p>
              </table:table-cell>
            </table:table-row>
            <table:table-row>
              <table:table-cell office:value-type="string">
                <text:p>276</text:p>
              </table:table-cell>
              <table:table-cell office:value-type="float" office:value="19069">
                <text:p>19069</text:p>
              </table:table-cell>
              <table:table-cell office:value-type="float" office:value="27531">
                <text:p>27531</text:p>
              </table:table-cell>
            </table:table-row>
            <table:table-row>
              <table:table-cell office:value-type="string">
                <text:p>277</text:p>
              </table:table-cell>
              <table:table-cell office:value-type="float" office:value="19169">
                <text:p>19169</text:p>
              </table:table-cell>
              <table:table-cell office:value-type="float" office:value="27607">
                <text:p>27607</text:p>
              </table:table-cell>
            </table:table-row>
            <table:table-row>
              <table:table-cell office:value-type="string">
                <text:p>278</text:p>
              </table:table-cell>
              <table:table-cell office:value-type="float" office:value="20068">
                <text:p>20068</text:p>
              </table:table-cell>
              <table:table-cell office:value-type="float" office:value="27626">
                <text:p>27626</text:p>
              </table:table-cell>
            </table:table-row>
            <table:table-row>
              <table:table-cell office:value-type="string">
                <text:p>279</text:p>
              </table:table-cell>
              <table:table-cell office:value-type="float" office:value="21066">
                <text:p>21066</text:p>
              </table:table-cell>
              <table:table-cell office:value-type="float" office:value="27899">
                <text:p>27899</text:p>
              </table:table-cell>
            </table:table-row>
            <table:table-row>
              <table:table-cell office:value-type="string">
                <text:p>280</text:p>
              </table:table-cell>
              <table:table-cell office:value-type="float" office:value="19770">
                <text:p>19770</text:p>
              </table:table-cell>
              <table:table-cell office:value-type="float" office:value="28412">
                <text:p>28412</text:p>
              </table:table-cell>
            </table:table-row>
            <table:table-row>
              <table:table-cell office:value-type="string">
                <text:p>281</text:p>
              </table:table-cell>
              <table:table-cell office:value-type="float" office:value="19063">
                <text:p>19063</text:p>
              </table:table-cell>
              <table:table-cell office:value-type="float" office:value="27767">
                <text:p>27767</text:p>
              </table:table-cell>
            </table:table-row>
            <table:table-row>
              <table:table-cell office:value-type="string">
                <text:p>282</text:p>
              </table:table-cell>
              <table:table-cell office:value-type="float" office:value="19769">
                <text:p>19769</text:p>
              </table:table-cell>
              <table:table-cell office:value-type="float" office:value="27808">
                <text:p>27808</text:p>
              </table:table-cell>
            </table:table-row>
            <table:table-row>
              <table:table-cell office:value-type="string">
                <text:p>283</text:p>
              </table:table-cell>
              <table:table-cell office:value-type="float" office:value="20368">
                <text:p>20368</text:p>
              </table:table-cell>
              <table:table-cell office:value-type="float" office:value="27535">
                <text:p>27535</text:p>
              </table:table-cell>
            </table:table-row>
            <table:table-row>
              <table:table-cell office:value-type="string">
                <text:p>284</text:p>
              </table:table-cell>
              <table:table-cell office:value-type="float" office:value="20070">
                <text:p>20070</text:p>
              </table:table-cell>
              <table:table-cell office:value-type="float" office:value="27786">
                <text:p>27786</text:p>
              </table:table-cell>
            </table:table-row>
            <table:table-row>
              <table:table-cell office:value-type="string">
                <text:p>285</text:p>
              </table:table-cell>
              <table:table-cell office:value-type="float" office:value="19267">
                <text:p>19267</text:p>
              </table:table-cell>
              <table:table-cell office:value-type="float" office:value="28086">
                <text:p>28086</text:p>
              </table:table-cell>
            </table:table-row>
            <table:table-row>
              <table:table-cell office:value-type="string">
                <text:p>286</text:p>
              </table:table-cell>
              <table:table-cell office:value-type="float" office:value="19164">
                <text:p>19164</text:p>
              </table:table-cell>
              <table:table-cell office:value-type="float" office:value="27308">
                <text:p>27308</text:p>
              </table:table-cell>
            </table:table-row>
            <table:table-row>
              <table:table-cell office:value-type="string">
                <text:p>287</text:p>
              </table:table-cell>
              <table:table-cell office:value-type="float" office:value="18768">
                <text:p>18768</text:p>
              </table:table-cell>
              <table:table-cell office:value-type="float" office:value="26672">
                <text:p>26672</text:p>
              </table:table-cell>
            </table:table-row>
            <table:table-row>
              <table:table-cell office:value-type="string">
                <text:p>288</text:p>
              </table:table-cell>
              <table:table-cell office:value-type="float" office:value="17066">
                <text:p>17066</text:p>
              </table:table-cell>
              <table:table-cell office:value-type="float" office:value="26403">
                <text:p>26403</text:p>
              </table:table-cell>
            </table:table-row>
            <table:table-row>
              <table:table-cell office:value-type="string">
                <text:p>289</text:p>
              </table:table-cell>
              <table:table-cell office:value-type="float" office:value="18961">
                <text:p>18961</text:p>
              </table:table-cell>
              <table:table-cell office:value-type="float" office:value="26449">
                <text:p>26449</text:p>
              </table:table-cell>
            </table:table-row>
            <table:table-row>
              <table:table-cell office:value-type="string">
                <text:p>290</text:p>
              </table:table-cell>
              <table:table-cell office:value-type="float" office:value="17867">
                <text:p>17867</text:p>
              </table:table-cell>
              <table:table-cell office:value-type="float" office:value="26520">
                <text:p>26520</text:p>
              </table:table-cell>
            </table:table-row>
            <table:table-row>
              <table:table-cell office:value-type="string">
                <text:p>291</text:p>
              </table:table-cell>
              <table:table-cell office:value-type="float" office:value="17666">
                <text:p>17666</text:p>
              </table:table-cell>
              <table:table-cell office:value-type="float" office:value="26207">
                <text:p>26207</text:p>
              </table:table-cell>
            </table:table-row>
            <table:table-row>
              <table:table-cell office:value-type="string">
                <text:p>292</text:p>
              </table:table-cell>
              <table:table-cell office:value-type="float" office:value="19963">
                <text:p>19963</text:p>
              </table:table-cell>
              <table:table-cell office:value-type="float" office:value="26386">
                <text:p>26386</text:p>
              </table:table-cell>
            </table:table-row>
            <table:table-row>
              <table:table-cell office:value-type="string">
                <text:p>293</text:p>
              </table:table-cell>
              <table:table-cell office:value-type="float" office:value="19268">
                <text:p>19268</text:p>
              </table:table-cell>
              <table:table-cell office:value-type="float" office:value="26620">
                <text:p>26620</text:p>
              </table:table-cell>
            </table:table-row>
            <table:table-row>
              <table:table-cell office:value-type="string">
                <text:p>294</text:p>
              </table:table-cell>
              <table:table-cell office:value-type="float" office:value="18774">
                <text:p>18774</text:p>
              </table:table-cell>
              <table:table-cell office:value-type="float" office:value="27005">
                <text:p>27005</text:p>
              </table:table-cell>
            </table:table-row>
            <table:table-row>
              <table:table-cell office:value-type="string">
                <text:p>295</text:p>
              </table:table-cell>
              <table:table-cell office:value-type="float" office:value="18560">
                <text:p>18560</text:p>
              </table:table-cell>
              <table:table-cell office:value-type="float" office:value="27010">
                <text:p>27010</text:p>
              </table:table-cell>
            </table:table-row>
            <table:table-row>
              <table:table-cell office:value-type="string">
                <text:p>296</text:p>
              </table:table-cell>
              <table:table-cell office:value-type="float" office:value="18971">
                <text:p>18971</text:p>
              </table:table-cell>
              <table:table-cell office:value-type="float" office:value="26709">
                <text:p>26709</text:p>
              </table:table-cell>
            </table:table-row>
            <table:table-row>
              <table:table-cell office:value-type="string">
                <text:p>297</text:p>
              </table:table-cell>
              <table:table-cell office:value-type="float" office:value="19172">
                <text:p>19172</text:p>
              </table:table-cell>
              <table:table-cell office:value-type="float" office:value="27163">
                <text:p>27163</text:p>
              </table:table-cell>
            </table:table-row>
            <table:table-row>
              <table:table-cell office:value-type="string">
                <text:p>298</text:p>
              </table:table-cell>
              <table:table-cell office:value-type="float" office:value="19464">
                <text:p>19464</text:p>
              </table:table-cell>
              <table:table-cell office:value-type="float" office:value="27260">
                <text:p>27260</text:p>
              </table:table-cell>
            </table:table-row>
            <table:table-row>
              <table:table-cell office:value-type="string">
                <text:p>299</text:p>
              </table:table-cell>
              <table:table-cell office:value-type="float" office:value="18975">
                <text:p>18975</text:p>
              </table:table-cell>
              <table:table-cell office:value-type="float" office:value="27393">
                <text:p>27393</text:p>
              </table:table-cell>
            </table:table-row>
            <table:table-row>
              <table:table-cell office:value-type="string">
                <text:p>300</text:p>
              </table:table-cell>
              <table:table-cell office:value-type="float" office:value="18370">
                <text:p>18370</text:p>
              </table:table-cell>
              <table:table-cell office:value-type="float" office:value="26890">
                <text:p>26890</text:p>
              </table:table-cell>
            </table:table-row>
            <table:table-row>
              <table:table-cell office:value-type="string">
                <text:p>301</text:p>
              </table:table-cell>
              <table:table-cell office:value-type="float" office:value="19263">
                <text:p>19263</text:p>
              </table:table-cell>
              <table:table-cell office:value-type="float" office:value="27273">
                <text:p>2727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Windows_X86_64 LibreOffice_project/1ec314fa52f458adc18c4f025c545a4e8b22c15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4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4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99cm" svg:height="6.69cm" xlink:href="." xlink:type="simple" chart:class="chart:line" chart:style-name="ch1">
        <chart:title svg:x="2.111cm" svg:y="0.269cm" chart:style-name="ch2">
          <text:p>Search / A / Random / Swap</text:p>
        </chart:title>
        <chart:plot-area chart:style-name="ch3" chart:data-source-has-labels="both" svg:x="0.199cm" svg:y="1.181cm" svg:width="9.601cm" svg:height="5.376cm">
          <chartooo:coordinate-region svg:x="1.376cm" svg:y="1.302cm" svg:width="8.424cm" svg:height="4.253cm"/>
          <chart:axis chart:dimension="x" chart:name="primary-x" chart:style-name="ch4" chartooo:axis-type="text">
            <chart:categories table:cell-range-address="local-table.$A$2:.$A$502"/>
          </chart:axis>
          <chart:axis chart:dimension="y" chart:name="primary-y" chart:style-name="ch4">
            <chart:grid chart:style-name="ch5" chart:class="major"/>
          </chart:axis>
          <chart:series chart:style-name="ch6" chart:values-cell-range-address="local-table.$B$2:.$B$502" chart:label-cell-address="local-table.$B$1" chart:class="chart:line">
            <chart:data-point chart:repeated="501"/>
          </chart:series>
          <chart:series chart:style-name="ch7" chart:values-cell-range-address="local-table.$C$2:.$C$502" chart:label-cell-address="local-table.$C$1" chart:class="chart:line">
            <chart:data-point chart:repeated="50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Στήλη AD</text:p>
              </table:table-cell>
              <table:table-cell office:value-type="string">
                <text:p>Στήλη AE</text:p>
              </table:table-cell>
            </table:table-row>
          </table:table-header-rows>
          <table:table-rows>
            <table:table-row>
              <table:table-cell office:value-type="string">
                <text:p>1</text:p>
              </table:table-cell>
              <table:table-cell office:value-type="float" office:value="44464">
                <text:p>44464</text:p>
              </table:table-cell>
              <table:table-cell office:value-type="float" office:value="57711">
                <text:p>57711</text:p>
              </table:table-cell>
            </table:table-row>
            <table:table-row>
              <table:table-cell office:value-type="string">
                <text:p>2</text:p>
              </table:table-cell>
              <table:table-cell office:value-type="float" office:value="44369">
                <text:p>44369</text:p>
              </table:table-cell>
              <table:table-cell office:value-type="float" office:value="55500">
                <text:p>55500</text:p>
              </table:table-cell>
            </table:table-row>
            <table:table-row>
              <table:table-cell office:value-type="string">
                <text:p>3</text:p>
              </table:table-cell>
              <table:table-cell office:value-type="float" office:value="41163">
                <text:p>41163</text:p>
              </table:table-cell>
              <table:table-cell office:value-type="float" office:value="54416">
                <text:p>54416</text:p>
              </table:table-cell>
            </table:table-row>
            <table:table-row>
              <table:table-cell office:value-type="string">
                <text:p>4</text:p>
              </table:table-cell>
              <table:table-cell office:value-type="float" office:value="41964">
                <text:p>41964</text:p>
              </table:table-cell>
              <table:table-cell office:value-type="float" office:value="53672">
                <text:p>53672</text:p>
              </table:table-cell>
            </table:table-row>
            <table:table-row>
              <table:table-cell office:value-type="string">
                <text:p>5</text:p>
              </table:table-cell>
              <table:table-cell office:value-type="float" office:value="40662">
                <text:p>40662</text:p>
              </table:table-cell>
              <table:table-cell office:value-type="float" office:value="52807">
                <text:p>52807</text:p>
              </table:table-cell>
            </table:table-row>
            <table:table-row>
              <table:table-cell office:value-type="string">
                <text:p>6</text:p>
              </table:table-cell>
              <table:table-cell office:value-type="float" office:value="37468">
                <text:p>37468</text:p>
              </table:table-cell>
              <table:table-cell office:value-type="float" office:value="51781">
                <text:p>51781</text:p>
              </table:table-cell>
            </table:table-row>
            <table:table-row>
              <table:table-cell office:value-type="string">
                <text:p>7</text:p>
              </table:table-cell>
              <table:table-cell office:value-type="float" office:value="35764">
                <text:p>35764</text:p>
              </table:table-cell>
              <table:table-cell office:value-type="float" office:value="50561">
                <text:p>50561</text:p>
              </table:table-cell>
            </table:table-row>
            <table:table-row>
              <table:table-cell office:value-type="string">
                <text:p>8</text:p>
              </table:table-cell>
              <table:table-cell office:value-type="float" office:value="36869">
                <text:p>36869</text:p>
              </table:table-cell>
              <table:table-cell office:value-type="float" office:value="48953">
                <text:p>48953</text:p>
              </table:table-cell>
            </table:table-row>
            <table:table-row>
              <table:table-cell office:value-type="string">
                <text:p>9</text:p>
              </table:table-cell>
              <table:table-cell office:value-type="float" office:value="35169">
                <text:p>35169</text:p>
              </table:table-cell>
              <table:table-cell office:value-type="float" office:value="47245">
                <text:p>47245</text:p>
              </table:table-cell>
            </table:table-row>
            <table:table-row>
              <table:table-cell office:value-type="string">
                <text:p>10</text:p>
              </table:table-cell>
              <table:table-cell office:value-type="float" office:value="34167">
                <text:p>34167</text:p>
              </table:table-cell>
              <table:table-cell office:value-type="float" office:value="43438">
                <text:p>43438</text:p>
              </table:table-cell>
            </table:table-row>
            <table:table-row>
              <table:table-cell office:value-type="string">
                <text:p>11</text:p>
              </table:table-cell>
              <table:table-cell office:value-type="float" office:value="32171">
                <text:p>32171</text:p>
              </table:table-cell>
              <table:table-cell office:value-type="float" office:value="39659">
                <text:p>39659</text:p>
              </table:table-cell>
            </table:table-row>
            <table:table-row>
              <table:table-cell office:value-type="string">
                <text:p>12</text:p>
              </table:table-cell>
              <table:table-cell office:value-type="float" office:value="30165">
                <text:p>30165</text:p>
              </table:table-cell>
              <table:table-cell office:value-type="float" office:value="38170">
                <text:p>38170</text:p>
              </table:table-cell>
            </table:table-row>
            <table:table-row>
              <table:table-cell office:value-type="string">
                <text:p>13</text:p>
              </table:table-cell>
              <table:table-cell office:value-type="float" office:value="29870">
                <text:p>29870</text:p>
              </table:table-cell>
              <table:table-cell office:value-type="float" office:value="36830">
                <text:p>36830</text:p>
              </table:table-cell>
            </table:table-row>
            <table:table-row>
              <table:table-cell office:value-type="string">
                <text:p>14</text:p>
              </table:table-cell>
              <table:table-cell office:value-type="float" office:value="28368">
                <text:p>28368</text:p>
              </table:table-cell>
              <table:table-cell office:value-type="float" office:value="35773">
                <text:p>35773</text:p>
              </table:table-cell>
            </table:table-row>
            <table:table-row>
              <table:table-cell office:value-type="string">
                <text:p>15</text:p>
              </table:table-cell>
              <table:table-cell office:value-type="float" office:value="25070">
                <text:p>25070</text:p>
              </table:table-cell>
              <table:table-cell office:value-type="float" office:value="34980">
                <text:p>34980</text:p>
              </table:table-cell>
            </table:table-row>
            <table:table-row>
              <table:table-cell office:value-type="string">
                <text:p>16</text:p>
              </table:table-cell>
              <table:table-cell office:value-type="float" office:value="25167">
                <text:p>25167</text:p>
              </table:table-cell>
              <table:table-cell office:value-type="float" office:value="34216">
                <text:p>34216</text:p>
              </table:table-cell>
            </table:table-row>
            <table:table-row>
              <table:table-cell office:value-type="string">
                <text:p>17</text:p>
              </table:table-cell>
              <table:table-cell office:value-type="float" office:value="25471">
                <text:p>25471</text:p>
              </table:table-cell>
              <table:table-cell office:value-type="float" office:value="34030">
                <text:p>34030</text:p>
              </table:table-cell>
            </table:table-row>
            <table:table-row>
              <table:table-cell office:value-type="string">
                <text:p>18</text:p>
              </table:table-cell>
              <table:table-cell office:value-type="float" office:value="24168">
                <text:p>24168</text:p>
              </table:table-cell>
              <table:table-cell office:value-type="float" office:value="32734">
                <text:p>32734</text:p>
              </table:table-cell>
            </table:table-row>
            <table:table-row>
              <table:table-cell office:value-type="string">
                <text:p>19</text:p>
              </table:table-cell>
              <table:table-cell office:value-type="float" office:value="23269">
                <text:p>23269</text:p>
              </table:table-cell>
              <table:table-cell office:value-type="float" office:value="31876">
                <text:p>31876</text:p>
              </table:table-cell>
            </table:table-row>
            <table:table-row>
              <table:table-cell office:value-type="string">
                <text:p>20</text:p>
              </table:table-cell>
              <table:table-cell office:value-type="float" office:value="23266">
                <text:p>23266</text:p>
              </table:table-cell>
              <table:table-cell office:value-type="float" office:value="30891">
                <text:p>30891</text:p>
              </table:table-cell>
            </table:table-row>
            <table:table-row>
              <table:table-cell office:value-type="string">
                <text:p>21</text:p>
              </table:table-cell>
              <table:table-cell office:value-type="float" office:value="22670">
                <text:p>22670</text:p>
              </table:table-cell>
              <table:table-cell office:value-type="float" office:value="30487">
                <text:p>30487</text:p>
              </table:table-cell>
            </table:table-row>
            <table:table-row>
              <table:table-cell office:value-type="string">
                <text:p>22</text:p>
              </table:table-cell>
              <table:table-cell office:value-type="float" office:value="22269">
                <text:p>22269</text:p>
              </table:table-cell>
              <table:table-cell office:value-type="float" office:value="29873">
                <text:p>29873</text:p>
              </table:table-cell>
            </table:table-row>
            <table:table-row>
              <table:table-cell office:value-type="string">
                <text:p>23</text:p>
              </table:table-cell>
              <table:table-cell office:value-type="float" office:value="21771">
                <text:p>21771</text:p>
              </table:table-cell>
              <table:table-cell office:value-type="float" office:value="28768">
                <text:p>28768</text:p>
              </table:table-cell>
            </table:table-row>
            <table:table-row>
              <table:table-cell office:value-type="string">
                <text:p>24</text:p>
              </table:table-cell>
              <table:table-cell office:value-type="float" office:value="20968">
                <text:p>20968</text:p>
              </table:table-cell>
              <table:table-cell office:value-type="float" office:value="28063">
                <text:p>28063</text:p>
              </table:table-cell>
            </table:table-row>
            <table:table-row>
              <table:table-cell office:value-type="string">
                <text:p>25</text:p>
              </table:table-cell>
              <table:table-cell office:value-type="float" office:value="19372">
                <text:p>19372</text:p>
              </table:table-cell>
              <table:table-cell office:value-type="float" office:value="27021">
                <text:p>27021</text:p>
              </table:table-cell>
            </table:table-row>
            <table:table-row>
              <table:table-cell office:value-type="string">
                <text:p>26</text:p>
              </table:table-cell>
              <table:table-cell office:value-type="float" office:value="20264">
                <text:p>20264</text:p>
              </table:table-cell>
              <table:table-cell office:value-type="float" office:value="26301">
                <text:p>26301</text:p>
              </table:table-cell>
            </table:table-row>
            <table:table-row>
              <table:table-cell office:value-type="string">
                <text:p>27</text:p>
              </table:table-cell>
              <table:table-cell office:value-type="float" office:value="19070">
                <text:p>19070</text:p>
              </table:table-cell>
              <table:table-cell office:value-type="float" office:value="26363">
                <text:p>26363</text:p>
              </table:table-cell>
            </table:table-row>
            <table:table-row>
              <table:table-cell office:value-type="string">
                <text:p>28</text:p>
              </table:table-cell>
              <table:table-cell office:value-type="float" office:value="19668">
                <text:p>19668</text:p>
              </table:table-cell>
              <table:table-cell office:value-type="float" office:value="25543">
                <text:p>25543</text:p>
              </table:table-cell>
            </table:table-row>
            <table:table-row>
              <table:table-cell office:value-type="string">
                <text:p>29</text:p>
              </table:table-cell>
              <table:table-cell office:value-type="float" office:value="17871">
                <text:p>17871</text:p>
              </table:table-cell>
              <table:table-cell office:value-type="float" office:value="25608">
                <text:p>25608</text:p>
              </table:table-cell>
            </table:table-row>
            <table:table-row>
              <table:table-cell office:value-type="string">
                <text:p>30</text:p>
              </table:table-cell>
              <table:table-cell office:value-type="float" office:value="18075">
                <text:p>18075</text:p>
              </table:table-cell>
              <table:table-cell office:value-type="float" office:value="25256">
                <text:p>25256</text:p>
              </table:table-cell>
            </table:table-row>
            <table:table-row>
              <table:table-cell office:value-type="string">
                <text:p>31</text:p>
              </table:table-cell>
              <table:table-cell office:value-type="float" office:value="17069">
                <text:p>17069</text:p>
              </table:table-cell>
              <table:table-cell office:value-type="float" office:value="25265">
                <text:p>25265</text:p>
              </table:table-cell>
            </table:table-row>
            <table:table-row>
              <table:table-cell office:value-type="string">
                <text:p>32</text:p>
              </table:table-cell>
              <table:table-cell office:value-type="float" office:value="18070">
                <text:p>18070</text:p>
              </table:table-cell>
              <table:table-cell office:value-type="float" office:value="24873">
                <text:p>24873</text:p>
              </table:table-cell>
            </table:table-row>
            <table:table-row>
              <table:table-cell office:value-type="string">
                <text:p>33</text:p>
              </table:table-cell>
              <table:table-cell office:value-type="float" office:value="17271">
                <text:p>17271</text:p>
              </table:table-cell>
              <table:table-cell office:value-type="float" office:value="24729">
                <text:p>24729</text:p>
              </table:table-cell>
            </table:table-row>
            <table:table-row>
              <table:table-cell office:value-type="string">
                <text:p>34</text:p>
              </table:table-cell>
              <table:table-cell office:value-type="float" office:value="16967">
                <text:p>16967</text:p>
              </table:table-cell>
              <table:table-cell office:value-type="float" office:value="24336">
                <text:p>24336</text:p>
              </table:table-cell>
            </table:table-row>
            <table:table-row>
              <table:table-cell office:value-type="string">
                <text:p>35</text:p>
              </table:table-cell>
              <table:table-cell office:value-type="float" office:value="16967">
                <text:p>16967</text:p>
              </table:table-cell>
              <table:table-cell office:value-type="float" office:value="24415">
                <text:p>24415</text:p>
              </table:table-cell>
            </table:table-row>
            <table:table-row>
              <table:table-cell office:value-type="string">
                <text:p>36</text:p>
              </table:table-cell>
              <table:table-cell office:value-type="float" office:value="16767">
                <text:p>16767</text:p>
              </table:table-cell>
              <table:table-cell office:value-type="float" office:value="24163">
                <text:p>24163</text:p>
              </table:table-cell>
            </table:table-row>
            <table:table-row>
              <table:table-cell office:value-type="string">
                <text:p>37</text:p>
              </table:table-cell>
              <table:table-cell office:value-type="float" office:value="17566">
                <text:p>17566</text:p>
              </table:table-cell>
              <table:table-cell office:value-type="float" office:value="24068">
                <text:p>24068</text:p>
              </table:table-cell>
            </table:table-row>
            <table:table-row>
              <table:table-cell office:value-type="string">
                <text:p>38</text:p>
              </table:table-cell>
              <table:table-cell office:value-type="float" office:value="16868">
                <text:p>16868</text:p>
              </table:table-cell>
              <table:table-cell office:value-type="float" office:value="23825">
                <text:p>23825</text:p>
              </table:table-cell>
            </table:table-row>
            <table:table-row>
              <table:table-cell office:value-type="string">
                <text:p>39</text:p>
              </table:table-cell>
              <table:table-cell office:value-type="float" office:value="17170">
                <text:p>17170</text:p>
              </table:table-cell>
              <table:table-cell office:value-type="float" office:value="23789">
                <text:p>23789</text:p>
              </table:table-cell>
            </table:table-row>
            <table:table-row>
              <table:table-cell office:value-type="string">
                <text:p>40</text:p>
              </table:table-cell>
              <table:table-cell office:value-type="float" office:value="17869">
                <text:p>17869</text:p>
              </table:table-cell>
              <table:table-cell office:value-type="float" office:value="23889">
                <text:p>23889</text:p>
              </table:table-cell>
            </table:table-row>
            <table:table-row>
              <table:table-cell office:value-type="string">
                <text:p>41</text:p>
              </table:table-cell>
              <table:table-cell office:value-type="float" office:value="16969">
                <text:p>16969</text:p>
              </table:table-cell>
              <table:table-cell office:value-type="float" office:value="24387">
                <text:p>24387</text:p>
              </table:table-cell>
            </table:table-row>
            <table:table-row>
              <table:table-cell office:value-type="string">
                <text:p>42</text:p>
              </table:table-cell>
              <table:table-cell office:value-type="float" office:value="17468">
                <text:p>17468</text:p>
              </table:table-cell>
              <table:table-cell office:value-type="float" office:value="23978">
                <text:p>23978</text:p>
              </table:table-cell>
            </table:table-row>
            <table:table-row>
              <table:table-cell office:value-type="string">
                <text:p>43</text:p>
              </table:table-cell>
              <table:table-cell office:value-type="float" office:value="16968">
                <text:p>16968</text:p>
              </table:table-cell>
              <table:table-cell office:value-type="float" office:value="23698">
                <text:p>23698</text:p>
              </table:table-cell>
            </table:table-row>
            <table:table-row>
              <table:table-cell office:value-type="string">
                <text:p>44</text:p>
              </table:table-cell>
              <table:table-cell office:value-type="float" office:value="15168">
                <text:p>15168</text:p>
              </table:table-cell>
              <table:table-cell office:value-type="float" office:value="23516">
                <text:p>23516</text:p>
              </table:table-cell>
            </table:table-row>
            <table:table-row>
              <table:table-cell office:value-type="string">
                <text:p>45</text:p>
              </table:table-cell>
              <table:table-cell office:value-type="float" office:value="16868">
                <text:p>16868</text:p>
              </table:table-cell>
              <table:table-cell office:value-type="float" office:value="23539">
                <text:p>23539</text:p>
              </table:table-cell>
            </table:table-row>
            <table:table-row>
              <table:table-cell office:value-type="string">
                <text:p>46</text:p>
              </table:table-cell>
              <table:table-cell office:value-type="float" office:value="16166">
                <text:p>16166</text:p>
              </table:table-cell>
              <table:table-cell office:value-type="float" office:value="23474">
                <text:p>23474</text:p>
              </table:table-cell>
            </table:table-row>
            <table:table-row>
              <table:table-cell office:value-type="string">
                <text:p>47</text:p>
              </table:table-cell>
              <table:table-cell office:value-type="float" office:value="16268">
                <text:p>16268</text:p>
              </table:table-cell>
              <table:table-cell office:value-type="float" office:value="23280">
                <text:p>23280</text:p>
              </table:table-cell>
            </table:table-row>
            <table:table-row>
              <table:table-cell office:value-type="string">
                <text:p>48</text:p>
              </table:table-cell>
              <table:table-cell office:value-type="float" office:value="16068">
                <text:p>16068</text:p>
              </table:table-cell>
              <table:table-cell office:value-type="float" office:value="23052">
                <text:p>23052</text:p>
              </table:table-cell>
            </table:table-row>
            <table:table-row>
              <table:table-cell office:value-type="string">
                <text:p>49</text:p>
              </table:table-cell>
              <table:table-cell office:value-type="float" office:value="16272">
                <text:p>16272</text:p>
              </table:table-cell>
              <table:table-cell office:value-type="float" office:value="22741">
                <text:p>22741</text:p>
              </table:table-cell>
            </table:table-row>
            <table:table-row>
              <table:table-cell office:value-type="string">
                <text:p>50</text:p>
              </table:table-cell>
              <table:table-cell office:value-type="float" office:value="15468">
                <text:p>15468</text:p>
              </table:table-cell>
              <table:table-cell office:value-type="float" office:value="22471">
                <text:p>22471</text:p>
              </table:table-cell>
            </table:table-row>
            <table:table-row>
              <table:table-cell office:value-type="string">
                <text:p>51</text:p>
              </table:table-cell>
              <table:table-cell office:value-type="float" office:value="15966">
                <text:p>15966</text:p>
              </table:table-cell>
              <table:table-cell office:value-type="float" office:value="22422">
                <text:p>22422</text:p>
              </table:table-cell>
            </table:table-row>
            <table:table-row>
              <table:table-cell office:value-type="string">
                <text:p>52</text:p>
              </table:table-cell>
              <table:table-cell office:value-type="float" office:value="15767">
                <text:p>15767</text:p>
              </table:table-cell>
              <table:table-cell office:value-type="float" office:value="22261">
                <text:p>22261</text:p>
              </table:table-cell>
            </table:table-row>
            <table:table-row>
              <table:table-cell office:value-type="string">
                <text:p>53</text:p>
              </table:table-cell>
              <table:table-cell office:value-type="float" office:value="15070">
                <text:p>15070</text:p>
              </table:table-cell>
              <table:table-cell office:value-type="float" office:value="22261">
                <text:p>22261</text:p>
              </table:table-cell>
            </table:table-row>
            <table:table-row>
              <table:table-cell office:value-type="string">
                <text:p>54</text:p>
              </table:table-cell>
              <table:table-cell office:value-type="float" office:value="14971">
                <text:p>14971</text:p>
              </table:table-cell>
              <table:table-cell office:value-type="float" office:value="22238">
                <text:p>22238</text:p>
              </table:table-cell>
            </table:table-row>
            <table:table-row>
              <table:table-cell office:value-type="string">
                <text:p>55</text:p>
              </table:table-cell>
              <table:table-cell office:value-type="float" office:value="15272">
                <text:p>15272</text:p>
              </table:table-cell>
              <table:table-cell office:value-type="float" office:value="22210">
                <text:p>22210</text:p>
              </table:table-cell>
            </table:table-row>
            <table:table-row>
              <table:table-cell office:value-type="string">
                <text:p>56</text:p>
              </table:table-cell>
              <table:table-cell office:value-type="float" office:value="14173">
                <text:p>14173</text:p>
              </table:table-cell>
              <table:table-cell office:value-type="float" office:value="22137">
                <text:p>22137</text:p>
              </table:table-cell>
            </table:table-row>
            <table:table-row>
              <table:table-cell office:value-type="string">
                <text:p>57</text:p>
              </table:table-cell>
              <table:table-cell office:value-type="float" office:value="13169">
                <text:p>13169</text:p>
              </table:table-cell>
              <table:table-cell office:value-type="float" office:value="21864">
                <text:p>21864</text:p>
              </table:table-cell>
            </table:table-row>
            <table:table-row>
              <table:table-cell office:value-type="string">
                <text:p>58</text:p>
              </table:table-cell>
              <table:table-cell office:value-type="float" office:value="14169">
                <text:p>14169</text:p>
              </table:table-cell>
              <table:table-cell office:value-type="float" office:value="21712">
                <text:p>21712</text:p>
              </table:table-cell>
            </table:table-row>
            <table:table-row>
              <table:table-cell office:value-type="string">
                <text:p>59</text:p>
              </table:table-cell>
              <table:table-cell office:value-type="float" office:value="14971">
                <text:p>14971</text:p>
              </table:table-cell>
              <table:table-cell office:value-type="float" office:value="21361">
                <text:p>21361</text:p>
              </table:table-cell>
            </table:table-row>
            <table:table-row>
              <table:table-cell office:value-type="string">
                <text:p>60</text:p>
              </table:table-cell>
              <table:table-cell office:value-type="float" office:value="14067">
                <text:p>14067</text:p>
              </table:table-cell>
              <table:table-cell office:value-type="float" office:value="21402">
                <text:p>21402</text:p>
              </table:table-cell>
            </table:table-row>
            <table:table-row>
              <table:table-cell office:value-type="string">
                <text:p>61</text:p>
              </table:table-cell>
              <table:table-cell office:value-type="float" office:value="14967">
                <text:p>14967</text:p>
              </table:table-cell>
              <table:table-cell office:value-type="float" office:value="21102">
                <text:p>21102</text:p>
              </table:table-cell>
            </table:table-row>
            <table:table-row>
              <table:table-cell office:value-type="string">
                <text:p>62</text:p>
              </table:table-cell>
              <table:table-cell office:value-type="float" office:value="14468">
                <text:p>14468</text:p>
              </table:table-cell>
              <table:table-cell office:value-type="float" office:value="21128">
                <text:p>21128</text:p>
              </table:table-cell>
            </table:table-row>
            <table:table-row>
              <table:table-cell office:value-type="string">
                <text:p>63</text:p>
              </table:table-cell>
              <table:table-cell office:value-type="float" office:value="14267">
                <text:p>14267</text:p>
              </table:table-cell>
              <table:table-cell office:value-type="float" office:value="21144">
                <text:p>21144</text:p>
              </table:table-cell>
            </table:table-row>
            <table:table-row>
              <table:table-cell office:value-type="string">
                <text:p>64</text:p>
              </table:table-cell>
              <table:table-cell office:value-type="float" office:value="14269">
                <text:p>14269</text:p>
              </table:table-cell>
              <table:table-cell office:value-type="float" office:value="21125">
                <text:p>21125</text:p>
              </table:table-cell>
            </table:table-row>
            <table:table-row>
              <table:table-cell office:value-type="string">
                <text:p>65</text:p>
              </table:table-cell>
              <table:table-cell office:value-type="float" office:value="13169">
                <text:p>13169</text:p>
              </table:table-cell>
              <table:table-cell office:value-type="float" office:value="20827">
                <text:p>20827</text:p>
              </table:table-cell>
            </table:table-row>
            <table:table-row>
              <table:table-cell office:value-type="string">
                <text:p>66</text:p>
              </table:table-cell>
              <table:table-cell office:value-type="float" office:value="14869">
                <text:p>14869</text:p>
              </table:table-cell>
              <table:table-cell office:value-type="float" office:value="20913">
                <text:p>20913</text:p>
              </table:table-cell>
            </table:table-row>
            <table:table-row>
              <table:table-cell office:value-type="string">
                <text:p>67</text:p>
              </table:table-cell>
              <table:table-cell office:value-type="float" office:value="13470">
                <text:p>13470</text:p>
              </table:table-cell>
              <table:table-cell office:value-type="float" office:value="20819">
                <text:p>20819</text:p>
              </table:table-cell>
            </table:table-row>
            <table:table-row>
              <table:table-cell office:value-type="string">
                <text:p>68</text:p>
              </table:table-cell>
              <table:table-cell office:value-type="float" office:value="14067">
                <text:p>14067</text:p>
              </table:table-cell>
              <table:table-cell office:value-type="float" office:value="20933">
                <text:p>20933</text:p>
              </table:table-cell>
            </table:table-row>
            <table:table-row>
              <table:table-cell office:value-type="string">
                <text:p>69</text:p>
              </table:table-cell>
              <table:table-cell office:value-type="float" office:value="13269">
                <text:p>13269</text:p>
              </table:table-cell>
              <table:table-cell office:value-type="float" office:value="20553">
                <text:p>20553</text:p>
              </table:table-cell>
            </table:table-row>
            <table:table-row>
              <table:table-cell office:value-type="string">
                <text:p>70</text:p>
              </table:table-cell>
              <table:table-cell office:value-type="float" office:value="13469">
                <text:p>13469</text:p>
              </table:table-cell>
              <table:table-cell office:value-type="float" office:value="20352">
                <text:p>20352</text:p>
              </table:table-cell>
            </table:table-row>
            <table:table-row>
              <table:table-cell office:value-type="string">
                <text:p>71</text:p>
              </table:table-cell>
              <table:table-cell office:value-type="float" office:value="12971">
                <text:p>12971</text:p>
              </table:table-cell>
              <table:table-cell office:value-type="float" office:value="20175">
                <text:p>20175</text:p>
              </table:table-cell>
            </table:table-row>
            <table:table-row>
              <table:table-cell office:value-type="string">
                <text:p>72</text:p>
              </table:table-cell>
              <table:table-cell office:value-type="float" office:value="13570">
                <text:p>13570</text:p>
              </table:table-cell>
              <table:table-cell office:value-type="float" office:value="19863">
                <text:p>19863</text:p>
              </table:table-cell>
            </table:table-row>
            <table:table-row>
              <table:table-cell office:value-type="string">
                <text:p>73</text:p>
              </table:table-cell>
              <table:table-cell office:value-type="float" office:value="13172">
                <text:p>13172</text:p>
              </table:table-cell>
              <table:table-cell office:value-type="float" office:value="19885">
                <text:p>19885</text:p>
              </table:table-cell>
            </table:table-row>
            <table:table-row>
              <table:table-cell office:value-type="string">
                <text:p>74</text:p>
              </table:table-cell>
              <table:table-cell office:value-type="float" office:value="13171">
                <text:p>13171</text:p>
              </table:table-cell>
              <table:table-cell office:value-type="float" office:value="20003">
                <text:p>20003</text:p>
              </table:table-cell>
            </table:table-row>
            <table:table-row>
              <table:table-cell office:value-type="string">
                <text:p>75</text:p>
              </table:table-cell>
              <table:table-cell office:value-type="float" office:value="12272">
                <text:p>12272</text:p>
              </table:table-cell>
              <table:table-cell office:value-type="float" office:value="20055">
                <text:p>20055</text:p>
              </table:table-cell>
            </table:table-row>
            <table:table-row>
              <table:table-cell office:value-type="string">
                <text:p>76</text:p>
              </table:table-cell>
              <table:table-cell office:value-type="float" office:value="13568">
                <text:p>13568</text:p>
              </table:table-cell>
              <table:table-cell office:value-type="float" office:value="19941">
                <text:p>19941</text:p>
              </table:table-cell>
            </table:table-row>
            <table:table-row>
              <table:table-cell office:value-type="string">
                <text:p>77</text:p>
              </table:table-cell>
              <table:table-cell office:value-type="float" office:value="13270">
                <text:p>13270</text:p>
              </table:table-cell>
              <table:table-cell office:value-type="float" office:value="19946">
                <text:p>19946</text:p>
              </table:table-cell>
            </table:table-row>
            <table:table-row>
              <table:table-cell office:value-type="string">
                <text:p>78</text:p>
              </table:table-cell>
              <table:table-cell office:value-type="float" office:value="14069">
                <text:p>14069</text:p>
              </table:table-cell>
              <table:table-cell office:value-type="float" office:value="20153">
                <text:p>20153</text:p>
              </table:table-cell>
            </table:table-row>
            <table:table-row>
              <table:table-cell office:value-type="string">
                <text:p>79</text:p>
              </table:table-cell>
              <table:table-cell office:value-type="float" office:value="14071">
                <text:p>14071</text:p>
              </table:table-cell>
              <table:table-cell office:value-type="float" office:value="20416">
                <text:p>20416</text:p>
              </table:table-cell>
            </table:table-row>
            <table:table-row>
              <table:table-cell office:value-type="string">
                <text:p>80</text:p>
              </table:table-cell>
              <table:table-cell office:value-type="float" office:value="14071">
                <text:p>14071</text:p>
              </table:table-cell>
              <table:table-cell office:value-type="float" office:value="20537">
                <text:p>20537</text:p>
              </table:table-cell>
            </table:table-row>
            <table:table-row>
              <table:table-cell office:value-type="string">
                <text:p>81</text:p>
              </table:table-cell>
              <table:table-cell office:value-type="float" office:value="13371">
                <text:p>13371</text:p>
              </table:table-cell>
              <table:table-cell office:value-type="float" office:value="20407">
                <text:p>20407</text:p>
              </table:table-cell>
            </table:table-row>
            <table:table-row>
              <table:table-cell office:value-type="string">
                <text:p>82</text:p>
              </table:table-cell>
              <table:table-cell office:value-type="float" office:value="12569">
                <text:p>12569</text:p>
              </table:table-cell>
              <table:table-cell office:value-type="float" office:value="20261">
                <text:p>20261</text:p>
              </table:table-cell>
            </table:table-row>
            <table:table-row>
              <table:table-cell office:value-type="string">
                <text:p>83</text:p>
              </table:table-cell>
              <table:table-cell office:value-type="float" office:value="13870">
                <text:p>13870</text:p>
              </table:table-cell>
              <table:table-cell office:value-type="float" office:value="20212">
                <text:p>20212</text:p>
              </table:table-cell>
            </table:table-row>
            <table:table-row>
              <table:table-cell office:value-type="string">
                <text:p>84</text:p>
              </table:table-cell>
              <table:table-cell office:value-type="float" office:value="12272">
                <text:p>12272</text:p>
              </table:table-cell>
              <table:table-cell office:value-type="float" office:value="20480">
                <text:p>20480</text:p>
              </table:table-cell>
            </table:table-row>
            <table:table-row>
              <table:table-cell office:value-type="string">
                <text:p>85</text:p>
              </table:table-cell>
              <table:table-cell office:value-type="float" office:value="13970">
                <text:p>13970</text:p>
              </table:table-cell>
              <table:table-cell office:value-type="float" office:value="20348">
                <text:p>20348</text:p>
              </table:table-cell>
            </table:table-row>
            <table:table-row>
              <table:table-cell office:value-type="string">
                <text:p>86</text:p>
              </table:table-cell>
              <table:table-cell office:value-type="float" office:value="13371">
                <text:p>13371</text:p>
              </table:table-cell>
              <table:table-cell office:value-type="float" office:value="20514">
                <text:p>20514</text:p>
              </table:table-cell>
            </table:table-row>
            <table:table-row>
              <table:table-cell office:value-type="string">
                <text:p>87</text:p>
              </table:table-cell>
              <table:table-cell office:value-type="float" office:value="12371">
                <text:p>12371</text:p>
              </table:table-cell>
              <table:table-cell office:value-type="float" office:value="20363">
                <text:p>20363</text:p>
              </table:table-cell>
            </table:table-row>
            <table:table-row>
              <table:table-cell office:value-type="string">
                <text:p>88</text:p>
              </table:table-cell>
              <table:table-cell office:value-type="float" office:value="13370">
                <text:p>13370</text:p>
              </table:table-cell>
              <table:table-cell office:value-type="float" office:value="20560">
                <text:p>20560</text:p>
              </table:table-cell>
            </table:table-row>
            <table:table-row>
              <table:table-cell office:value-type="string">
                <text:p>89</text:p>
              </table:table-cell>
              <table:table-cell office:value-type="float" office:value="13371">
                <text:p>13371</text:p>
              </table:table-cell>
              <table:table-cell office:value-type="float" office:value="20674">
                <text:p>20674</text:p>
              </table:table-cell>
            </table:table-row>
            <table:table-row>
              <table:table-cell office:value-type="string">
                <text:p>90</text:p>
              </table:table-cell>
              <table:table-cell office:value-type="float" office:value="13769">
                <text:p>13769</text:p>
              </table:table-cell>
              <table:table-cell office:value-type="float" office:value="20790">
                <text:p>20790</text:p>
              </table:table-cell>
            </table:table-row>
            <table:table-row>
              <table:table-cell office:value-type="string">
                <text:p>91</text:p>
              </table:table-cell>
              <table:table-cell office:value-type="float" office:value="14072">
                <text:p>14072</text:p>
              </table:table-cell>
              <table:table-cell office:value-type="float" office:value="20623">
                <text:p>20623</text:p>
              </table:table-cell>
            </table:table-row>
            <table:table-row>
              <table:table-cell office:value-type="string">
                <text:p>92</text:p>
              </table:table-cell>
              <table:table-cell office:value-type="float" office:value="13368">
                <text:p>13368</text:p>
              </table:table-cell>
              <table:table-cell office:value-type="float" office:value="20576">
                <text:p>20576</text:p>
              </table:table-cell>
            </table:table-row>
            <table:table-row>
              <table:table-cell office:value-type="string">
                <text:p>93</text:p>
              </table:table-cell>
              <table:table-cell office:value-type="float" office:value="13370">
                <text:p>13370</text:p>
              </table:table-cell>
              <table:table-cell office:value-type="float" office:value="20551">
                <text:p>20551</text:p>
              </table:table-cell>
            </table:table-row>
            <table:table-row>
              <table:table-cell office:value-type="string">
                <text:p>94</text:p>
              </table:table-cell>
              <table:table-cell office:value-type="float" office:value="14870">
                <text:p>14870</text:p>
              </table:table-cell>
              <table:table-cell office:value-type="float" office:value="20588">
                <text:p>20588</text:p>
              </table:table-cell>
            </table:table-row>
            <table:table-row>
              <table:table-cell office:value-type="string">
                <text:p>95</text:p>
              </table:table-cell>
              <table:table-cell office:value-type="float" office:value="14171">
                <text:p>14171</text:p>
              </table:table-cell>
              <table:table-cell office:value-type="float" office:value="20616">
                <text:p>20616</text:p>
              </table:table-cell>
            </table:table-row>
            <table:table-row>
              <table:table-cell office:value-type="string">
                <text:p>96</text:p>
              </table:table-cell>
              <table:table-cell office:value-type="float" office:value="14171">
                <text:p>14171</text:p>
              </table:table-cell>
              <table:table-cell office:value-type="float" office:value="20658">
                <text:p>20658</text:p>
              </table:table-cell>
            </table:table-row>
            <table:table-row>
              <table:table-cell office:value-type="string">
                <text:p>97</text:p>
              </table:table-cell>
              <table:table-cell office:value-type="float" office:value="13170">
                <text:p>13170</text:p>
              </table:table-cell>
              <table:table-cell office:value-type="float" office:value="20654">
                <text:p>20654</text:p>
              </table:table-cell>
            </table:table-row>
            <table:table-row>
              <table:table-cell office:value-type="string">
                <text:p>98</text:p>
              </table:table-cell>
              <table:table-cell office:value-type="float" office:value="14169">
                <text:p>14169</text:p>
              </table:table-cell>
              <table:table-cell office:value-type="float" office:value="20585">
                <text:p>20585</text:p>
              </table:table-cell>
            </table:table-row>
            <table:table-row>
              <table:table-cell office:value-type="string">
                <text:p>99</text:p>
              </table:table-cell>
              <table:table-cell office:value-type="float" office:value="13170">
                <text:p>13170</text:p>
              </table:table-cell>
              <table:table-cell office:value-type="float" office:value="20719">
                <text:p>20719</text:p>
              </table:table-cell>
            </table:table-row>
            <table:table-row>
              <table:table-cell office:value-type="string">
                <text:p>100</text:p>
              </table:table-cell>
              <table:table-cell office:value-type="float" office:value="12572">
                <text:p>12572</text:p>
              </table:table-cell>
              <table:table-cell office:value-type="float" office:value="20505">
                <text:p>20505</text:p>
              </table:table-cell>
            </table:table-row>
            <table:table-row>
              <table:table-cell office:value-type="string">
                <text:p>101</text:p>
              </table:table-cell>
              <table:table-cell office:value-type="float" office:value="13272">
                <text:p>13272</text:p>
              </table:table-cell>
              <table:table-cell office:value-type="float" office:value="20265">
                <text:p>20265</text:p>
              </table:table-cell>
            </table:table-row>
            <table:table-row>
              <table:table-cell office:value-type="string">
                <text:p>102</text:p>
              </table:table-cell>
              <table:table-cell office:value-type="float" office:value="13170">
                <text:p>13170</text:p>
              </table:table-cell>
              <table:table-cell office:value-type="float" office:value="20088">
                <text:p>20088</text:p>
              </table:table-cell>
            </table:table-row>
            <table:table-row>
              <table:table-cell office:value-type="string">
                <text:p>103</text:p>
              </table:table-cell>
              <table:table-cell office:value-type="float" office:value="13272">
                <text:p>13272</text:p>
              </table:table-cell>
              <table:table-cell office:value-type="float" office:value="20255">
                <text:p>20255</text:p>
              </table:table-cell>
            </table:table-row>
            <table:table-row>
              <table:table-cell office:value-type="string">
                <text:p>104</text:p>
              </table:table-cell>
              <table:table-cell office:value-type="float" office:value="13271">
                <text:p>13271</text:p>
              </table:table-cell>
              <table:table-cell office:value-type="float" office:value="20068">
                <text:p>20068</text:p>
              </table:table-cell>
            </table:table-row>
            <table:table-row>
              <table:table-cell office:value-type="string">
                <text:p>105</text:p>
              </table:table-cell>
              <table:table-cell office:value-type="float" office:value="13471">
                <text:p>13471</text:p>
              </table:table-cell>
              <table:table-cell office:value-type="float" office:value="19925">
                <text:p>19925</text:p>
              </table:table-cell>
            </table:table-row>
            <table:table-row>
              <table:table-cell office:value-type="string">
                <text:p>106</text:p>
              </table:table-cell>
              <table:table-cell office:value-type="float" office:value="14270">
                <text:p>14270</text:p>
              </table:table-cell>
              <table:table-cell office:value-type="float" office:value="19951">
                <text:p>19951</text:p>
              </table:table-cell>
            </table:table-row>
            <table:table-row>
              <table:table-cell office:value-type="string">
                <text:p>107</text:p>
              </table:table-cell>
              <table:table-cell office:value-type="float" office:value="13070">
                <text:p>13070</text:p>
              </table:table-cell>
              <table:table-cell office:value-type="float" office:value="20161">
                <text:p>20161</text:p>
              </table:table-cell>
            </table:table-row>
            <table:table-row>
              <table:table-cell office:value-type="string">
                <text:p>108</text:p>
              </table:table-cell>
              <table:table-cell office:value-type="float" office:value="12470">
                <text:p>12470</text:p>
              </table:table-cell>
              <table:table-cell office:value-type="float" office:value="20017">
                <text:p>20017</text:p>
              </table:table-cell>
            </table:table-row>
            <table:table-row>
              <table:table-cell office:value-type="string">
                <text:p>109</text:p>
              </table:table-cell>
              <table:table-cell office:value-type="float" office:value="12372">
                <text:p>12372</text:p>
              </table:table-cell>
              <table:table-cell office:value-type="float" office:value="19895">
                <text:p>19895</text:p>
              </table:table-cell>
            </table:table-row>
            <table:table-row>
              <table:table-cell office:value-type="string">
                <text:p>110</text:p>
              </table:table-cell>
              <table:table-cell office:value-type="float" office:value="12471">
                <text:p>12471</text:p>
              </table:table-cell>
              <table:table-cell office:value-type="float" office:value="19593">
                <text:p>19593</text:p>
              </table:table-cell>
            </table:table-row>
            <table:table-row>
              <table:table-cell office:value-type="string">
                <text:p>111</text:p>
              </table:table-cell>
              <table:table-cell office:value-type="float" office:value="13371">
                <text:p>13371</text:p>
              </table:table-cell>
              <table:table-cell office:value-type="float" office:value="19680">
                <text:p>19680</text:p>
              </table:table-cell>
            </table:table-row>
            <table:table-row>
              <table:table-cell office:value-type="string">
                <text:p>112</text:p>
              </table:table-cell>
              <table:table-cell office:value-type="float" office:value="13468">
                <text:p>13468</text:p>
              </table:table-cell>
              <table:table-cell office:value-type="float" office:value="19611">
                <text:p>19611</text:p>
              </table:table-cell>
            </table:table-row>
            <table:table-row>
              <table:table-cell office:value-type="string">
                <text:p>113</text:p>
              </table:table-cell>
              <table:table-cell office:value-type="float" office:value="12570">
                <text:p>12570</text:p>
              </table:table-cell>
              <table:table-cell office:value-type="float" office:value="19781">
                <text:p>19781</text:p>
              </table:table-cell>
            </table:table-row>
            <table:table-row>
              <table:table-cell office:value-type="string">
                <text:p>114</text:p>
              </table:table-cell>
              <table:table-cell office:value-type="float" office:value="13170">
                <text:p>13170</text:p>
              </table:table-cell>
              <table:table-cell office:value-type="float" office:value="19766">
                <text:p>19766</text:p>
              </table:table-cell>
            </table:table-row>
            <table:table-row>
              <table:table-cell office:value-type="string">
                <text:p>115</text:p>
              </table:table-cell>
              <table:table-cell office:value-type="float" office:value="12470">
                <text:p>12470</text:p>
              </table:table-cell>
              <table:table-cell office:value-type="float" office:value="19804">
                <text:p>19804</text:p>
              </table:table-cell>
            </table:table-row>
            <table:table-row>
              <table:table-cell office:value-type="string">
                <text:p>116</text:p>
              </table:table-cell>
              <table:table-cell office:value-type="float" office:value="11471">
                <text:p>11471</text:p>
              </table:table-cell>
              <table:table-cell office:value-type="float" office:value="19833">
                <text:p>19833</text:p>
              </table:table-cell>
            </table:table-row>
            <table:table-row>
              <table:table-cell office:value-type="string">
                <text:p>117</text:p>
              </table:table-cell>
              <table:table-cell office:value-type="float" office:value="12472">
                <text:p>12472</text:p>
              </table:table-cell>
              <table:table-cell office:value-type="float" office:value="19464">
                <text:p>19464</text:p>
              </table:table-cell>
            </table:table-row>
            <table:table-row>
              <table:table-cell office:value-type="string">
                <text:p>118</text:p>
              </table:table-cell>
              <table:table-cell office:value-type="float" office:value="11771">
                <text:p>11771</text:p>
              </table:table-cell>
              <table:table-cell office:value-type="float" office:value="19524">
                <text:p>19524</text:p>
              </table:table-cell>
            </table:table-row>
            <table:table-row>
              <table:table-cell office:value-type="string">
                <text:p>119</text:p>
              </table:table-cell>
              <table:table-cell office:value-type="float" office:value="13368">
                <text:p>13368</text:p>
              </table:table-cell>
              <table:table-cell office:value-type="float" office:value="19354">
                <text:p>19354</text:p>
              </table:table-cell>
            </table:table-row>
            <table:table-row>
              <table:table-cell office:value-type="string">
                <text:p>120</text:p>
              </table:table-cell>
              <table:table-cell office:value-type="float" office:value="12470">
                <text:p>12470</text:p>
              </table:table-cell>
              <table:table-cell office:value-type="float" office:value="19563">
                <text:p>19563</text:p>
              </table:table-cell>
            </table:table-row>
            <table:table-row>
              <table:table-cell office:value-type="string">
                <text:p>121</text:p>
              </table:table-cell>
              <table:table-cell office:value-type="float" office:value="11770">
                <text:p>11770</text:p>
              </table:table-cell>
              <table:table-cell office:value-type="float" office:value="19474">
                <text:p>19474</text:p>
              </table:table-cell>
            </table:table-row>
            <table:table-row>
              <table:table-cell office:value-type="string">
                <text:p>122</text:p>
              </table:table-cell>
              <table:table-cell office:value-type="float" office:value="12271">
                <text:p>12271</text:p>
              </table:table-cell>
              <table:table-cell office:value-type="float" office:value="19469">
                <text:p>19469</text:p>
              </table:table-cell>
            </table:table-row>
            <table:table-row>
              <table:table-cell office:value-type="string">
                <text:p>123</text:p>
              </table:table-cell>
              <table:table-cell office:value-type="float" office:value="13372">
                <text:p>13372</text:p>
              </table:table-cell>
              <table:table-cell office:value-type="float" office:value="19618">
                <text:p>19618</text:p>
              </table:table-cell>
            </table:table-row>
            <table:table-row>
              <table:table-cell office:value-type="string">
                <text:p>124</text:p>
              </table:table-cell>
              <table:table-cell office:value-type="float" office:value="12667">
                <text:p>12667</text:p>
              </table:table-cell>
              <table:table-cell office:value-type="float" office:value="19694">
                <text:p>19694</text:p>
              </table:table-cell>
            </table:table-row>
            <table:table-row>
              <table:table-cell office:value-type="string">
                <text:p>125</text:p>
              </table:table-cell>
              <table:table-cell office:value-type="float" office:value="12770">
                <text:p>12770</text:p>
              </table:table-cell>
              <table:table-cell office:value-type="float" office:value="19647">
                <text:p>19647</text:p>
              </table:table-cell>
            </table:table-row>
            <table:table-row>
              <table:table-cell office:value-type="string">
                <text:p>126</text:p>
              </table:table-cell>
              <table:table-cell office:value-type="float" office:value="13171">
                <text:p>13171</text:p>
              </table:table-cell>
              <table:table-cell office:value-type="float" office:value="19464">
                <text:p>19464</text:p>
              </table:table-cell>
            </table:table-row>
            <table:table-row>
              <table:table-cell office:value-type="string">
                <text:p>127</text:p>
              </table:table-cell>
              <table:table-cell office:value-type="float" office:value="13569">
                <text:p>13569</text:p>
              </table:table-cell>
              <table:table-cell office:value-type="float" office:value="19510">
                <text:p>19510</text:p>
              </table:table-cell>
            </table:table-row>
            <table:table-row>
              <table:table-cell office:value-type="string">
                <text:p>128</text:p>
              </table:table-cell>
              <table:table-cell office:value-type="float" office:value="13270">
                <text:p>13270</text:p>
              </table:table-cell>
              <table:table-cell office:value-type="float" office:value="19552">
                <text:p>19552</text:p>
              </table:table-cell>
            </table:table-row>
            <table:table-row>
              <table:table-cell office:value-type="string">
                <text:p>129</text:p>
              </table:table-cell>
              <table:table-cell office:value-type="float" office:value="12468">
                <text:p>12468</text:p>
              </table:table-cell>
              <table:table-cell office:value-type="float" office:value="19633">
                <text:p>19633</text:p>
              </table:table-cell>
            </table:table-row>
            <table:table-row>
              <table:table-cell office:value-type="string">
                <text:p>130</text:p>
              </table:table-cell>
              <table:table-cell office:value-type="float" office:value="11670">
                <text:p>11670</text:p>
              </table:table-cell>
              <table:table-cell office:value-type="float" office:value="19363">
                <text:p>19363</text:p>
              </table:table-cell>
            </table:table-row>
            <table:table-row>
              <table:table-cell office:value-type="string">
                <text:p>131</text:p>
              </table:table-cell>
              <table:table-cell office:value-type="float" office:value="12470">
                <text:p>12470</text:p>
              </table:table-cell>
              <table:table-cell office:value-type="float" office:value="19422">
                <text:p>19422</text:p>
              </table:table-cell>
            </table:table-row>
            <table:table-row>
              <table:table-cell office:value-type="string">
                <text:p>132</text:p>
              </table:table-cell>
              <table:table-cell office:value-type="float" office:value="12469">
                <text:p>12469</text:p>
              </table:table-cell>
              <table:table-cell office:value-type="float" office:value="19201">
                <text:p>19201</text:p>
              </table:table-cell>
            </table:table-row>
            <table:table-row>
              <table:table-cell office:value-type="string">
                <text:p>133</text:p>
              </table:table-cell>
              <table:table-cell office:value-type="float" office:value="12571">
                <text:p>12571</text:p>
              </table:table-cell>
              <table:table-cell office:value-type="float" office:value="19328">
                <text:p>19328</text:p>
              </table:table-cell>
            </table:table-row>
            <table:table-row>
              <table:table-cell office:value-type="string">
                <text:p>134</text:p>
              </table:table-cell>
              <table:table-cell office:value-type="float" office:value="12469">
                <text:p>12469</text:p>
              </table:table-cell>
              <table:table-cell office:value-type="float" office:value="19177">
                <text:p>19177</text:p>
              </table:table-cell>
            </table:table-row>
            <table:table-row>
              <table:table-cell office:value-type="string">
                <text:p>135</text:p>
              </table:table-cell>
              <table:table-cell office:value-type="float" office:value="11568">
                <text:p>11568</text:p>
              </table:table-cell>
              <table:table-cell office:value-type="float" office:value="19143">
                <text:p>19143</text:p>
              </table:table-cell>
            </table:table-row>
            <table:table-row>
              <table:table-cell office:value-type="string">
                <text:p>136</text:p>
              </table:table-cell>
              <table:table-cell office:value-type="float" office:value="12370">
                <text:p>12370</text:p>
              </table:table-cell>
              <table:table-cell office:value-type="float" office:value="19326">
                <text:p>19326</text:p>
              </table:table-cell>
            </table:table-row>
            <table:table-row>
              <table:table-cell office:value-type="string">
                <text:p>137</text:p>
              </table:table-cell>
              <table:table-cell office:value-type="float" office:value="12470">
                <text:p>12470</text:p>
              </table:table-cell>
              <table:table-cell office:value-type="float" office:value="19163">
                <text:p>19163</text:p>
              </table:table-cell>
            </table:table-row>
            <table:table-row>
              <table:table-cell office:value-type="string">
                <text:p>138</text:p>
              </table:table-cell>
              <table:table-cell office:value-type="float" office:value="12371">
                <text:p>12371</text:p>
              </table:table-cell>
              <table:table-cell office:value-type="float" office:value="19127">
                <text:p>19127</text:p>
              </table:table-cell>
            </table:table-row>
            <table:table-row>
              <table:table-cell office:value-type="string">
                <text:p>139</text:p>
              </table:table-cell>
              <table:table-cell office:value-type="float" office:value="12967">
                <text:p>12967</text:p>
              </table:table-cell>
              <table:table-cell office:value-type="float" office:value="19170">
                <text:p>19170</text:p>
              </table:table-cell>
            </table:table-row>
            <table:table-row>
              <table:table-cell office:value-type="string">
                <text:p>140</text:p>
              </table:table-cell>
              <table:table-cell office:value-type="float" office:value="12871">
                <text:p>12871</text:p>
              </table:table-cell>
              <table:table-cell office:value-type="float" office:value="19325">
                <text:p>19325</text:p>
              </table:table-cell>
            </table:table-row>
            <table:table-row>
              <table:table-cell office:value-type="string">
                <text:p>141</text:p>
              </table:table-cell>
              <table:table-cell office:value-type="float" office:value="12669">
                <text:p>12669</text:p>
              </table:table-cell>
              <table:table-cell office:value-type="float" office:value="19460">
                <text:p>19460</text:p>
              </table:table-cell>
            </table:table-row>
            <table:table-row>
              <table:table-cell office:value-type="string">
                <text:p>142</text:p>
              </table:table-cell>
              <table:table-cell office:value-type="float" office:value="12667">
                <text:p>12667</text:p>
              </table:table-cell>
              <table:table-cell office:value-type="float" office:value="19743">
                <text:p>19743</text:p>
              </table:table-cell>
            </table:table-row>
            <table:table-row>
              <table:table-cell office:value-type="string">
                <text:p>143</text:p>
              </table:table-cell>
              <table:table-cell office:value-type="float" office:value="12569">
                <text:p>12569</text:p>
              </table:table-cell>
              <table:table-cell office:value-type="float" office:value="19402">
                <text:p>19402</text:p>
              </table:table-cell>
            </table:table-row>
            <table:table-row>
              <table:table-cell office:value-type="string">
                <text:p>144</text:p>
              </table:table-cell>
              <table:table-cell office:value-type="float" office:value="12867">
                <text:p>12867</text:p>
              </table:table-cell>
              <table:table-cell office:value-type="float" office:value="19668">
                <text:p>19668</text:p>
              </table:table-cell>
            </table:table-row>
            <table:table-row>
              <table:table-cell office:value-type="string">
                <text:p>145</text:p>
              </table:table-cell>
              <table:table-cell office:value-type="float" office:value="13369">
                <text:p>13369</text:p>
              </table:table-cell>
              <table:table-cell office:value-type="float" office:value="19555">
                <text:p>19555</text:p>
              </table:table-cell>
            </table:table-row>
            <table:table-row>
              <table:table-cell office:value-type="string">
                <text:p>146</text:p>
              </table:table-cell>
              <table:table-cell office:value-type="float" office:value="12668">
                <text:p>12668</text:p>
              </table:table-cell>
              <table:table-cell office:value-type="float" office:value="19907">
                <text:p>19907</text:p>
              </table:table-cell>
            </table:table-row>
            <table:table-row>
              <table:table-cell office:value-type="string">
                <text:p>147</text:p>
              </table:table-cell>
              <table:table-cell office:value-type="float" office:value="13570">
                <text:p>13570</text:p>
              </table:table-cell>
              <table:table-cell office:value-type="float" office:value="19701">
                <text:p>19701</text:p>
              </table:table-cell>
            </table:table-row>
            <table:table-row>
              <table:table-cell office:value-type="string">
                <text:p>148</text:p>
              </table:table-cell>
              <table:table-cell office:value-type="float" office:value="12568">
                <text:p>12568</text:p>
              </table:table-cell>
              <table:table-cell office:value-type="float" office:value="19838">
                <text:p>19838</text:p>
              </table:table-cell>
            </table:table-row>
            <table:table-row>
              <table:table-cell office:value-type="string">
                <text:p>149</text:p>
              </table:table-cell>
              <table:table-cell office:value-type="float" office:value="12369">
                <text:p>12369</text:p>
              </table:table-cell>
              <table:table-cell office:value-type="float" office:value="19475">
                <text:p>19475</text:p>
              </table:table-cell>
            </table:table-row>
            <table:table-row>
              <table:table-cell office:value-type="string">
                <text:p>150</text:p>
              </table:table-cell>
              <table:table-cell office:value-type="float" office:value="12470">
                <text:p>12470</text:p>
              </table:table-cell>
              <table:table-cell office:value-type="float" office:value="19646">
                <text:p>19646</text:p>
              </table:table-cell>
            </table:table-row>
            <table:table-row>
              <table:table-cell office:value-type="string">
                <text:p>151</text:p>
              </table:table-cell>
              <table:table-cell office:value-type="float" office:value="13268">
                <text:p>13268</text:p>
              </table:table-cell>
              <table:table-cell office:value-type="float" office:value="19553">
                <text:p>19553</text:p>
              </table:table-cell>
            </table:table-row>
            <table:table-row>
              <table:table-cell office:value-type="string">
                <text:p>152</text:p>
              </table:table-cell>
              <table:table-cell office:value-type="float" office:value="13467">
                <text:p>13467</text:p>
              </table:table-cell>
              <table:table-cell office:value-type="float" office:value="19757">
                <text:p>19757</text:p>
              </table:table-cell>
            </table:table-row>
            <table:table-row>
              <table:table-cell office:value-type="string">
                <text:p>153</text:p>
              </table:table-cell>
              <table:table-cell office:value-type="float" office:value="12668">
                <text:p>12668</text:p>
              </table:table-cell>
              <table:table-cell office:value-type="float" office:value="19678">
                <text:p>19678</text:p>
              </table:table-cell>
            </table:table-row>
            <table:table-row>
              <table:table-cell office:value-type="string">
                <text:p>154</text:p>
              </table:table-cell>
              <table:table-cell office:value-type="float" office:value="12970">
                <text:p>12970</text:p>
              </table:table-cell>
              <table:table-cell office:value-type="float" office:value="19585">
                <text:p>19585</text:p>
              </table:table-cell>
            </table:table-row>
            <table:table-row>
              <table:table-cell office:value-type="string">
                <text:p>155</text:p>
              </table:table-cell>
              <table:table-cell office:value-type="float" office:value="13366">
                <text:p>13366</text:p>
              </table:table-cell>
              <table:table-cell office:value-type="float" office:value="19681">
                <text:p>19681</text:p>
              </table:table-cell>
            </table:table-row>
            <table:table-row>
              <table:table-cell office:value-type="string">
                <text:p>156</text:p>
              </table:table-cell>
              <table:table-cell office:value-type="float" office:value="10867">
                <text:p>10867</text:p>
              </table:table-cell>
              <table:table-cell office:value-type="float" office:value="19218">
                <text:p>19218</text:p>
              </table:table-cell>
            </table:table-row>
            <table:table-row>
              <table:table-cell office:value-type="string">
                <text:p>157</text:p>
              </table:table-cell>
              <table:table-cell office:value-type="float" office:value="12165">
                <text:p>12165</text:p>
              </table:table-cell>
              <table:table-cell office:value-type="float" office:value="19097">
                <text:p>19097</text:p>
              </table:table-cell>
            </table:table-row>
            <table:table-row>
              <table:table-cell office:value-type="string">
                <text:p>158</text:p>
              </table:table-cell>
              <table:table-cell office:value-type="float" office:value="12067">
                <text:p>12067</text:p>
              </table:table-cell>
              <table:table-cell office:value-type="float" office:value="18928">
                <text:p>18928</text:p>
              </table:table-cell>
            </table:table-row>
            <table:table-row>
              <table:table-cell office:value-type="string">
                <text:p>159</text:p>
              </table:table-cell>
              <table:table-cell office:value-type="float" office:value="13268">
                <text:p>13268</text:p>
              </table:table-cell>
              <table:table-cell office:value-type="float" office:value="19135">
                <text:p>19135</text:p>
              </table:table-cell>
            </table:table-row>
            <table:table-row>
              <table:table-cell office:value-type="string">
                <text:p>160</text:p>
              </table:table-cell>
              <table:table-cell office:value-type="float" office:value="12468">
                <text:p>12468</text:p>
              </table:table-cell>
              <table:table-cell office:value-type="float" office:value="19226">
                <text:p>19226</text:p>
              </table:table-cell>
            </table:table-row>
            <table:table-row>
              <table:table-cell office:value-type="string">
                <text:p>161</text:p>
              </table:table-cell>
              <table:table-cell office:value-type="float" office:value="11465">
                <text:p>11465</text:p>
              </table:table-cell>
              <table:table-cell office:value-type="float" office:value="19409">
                <text:p>19409</text:p>
              </table:table-cell>
            </table:table-row>
            <table:table-row>
              <table:table-cell office:value-type="string">
                <text:p>162</text:p>
              </table:table-cell>
              <table:table-cell office:value-type="float" office:value="12867">
                <text:p>12867</text:p>
              </table:table-cell>
              <table:table-cell office:value-type="float" office:value="19435">
                <text:p>19435</text:p>
              </table:table-cell>
            </table:table-row>
            <table:table-row>
              <table:table-cell office:value-type="string">
                <text:p>163</text:p>
              </table:table-cell>
              <table:table-cell office:value-type="float" office:value="12867">
                <text:p>12867</text:p>
              </table:table-cell>
              <table:table-cell office:value-type="float" office:value="19707">
                <text:p>19707</text:p>
              </table:table-cell>
            </table:table-row>
            <table:table-row>
              <table:table-cell office:value-type="string">
                <text:p>164</text:p>
              </table:table-cell>
              <table:table-cell office:value-type="float" office:value="13470">
                <text:p>13470</text:p>
              </table:table-cell>
              <table:table-cell office:value-type="float" office:value="19840">
                <text:p>19840</text:p>
              </table:table-cell>
            </table:table-row>
            <table:table-row>
              <table:table-cell office:value-type="string">
                <text:p>165</text:p>
              </table:table-cell>
              <table:table-cell office:value-type="float" office:value="12269">
                <text:p>12269</text:p>
              </table:table-cell>
              <table:table-cell office:value-type="float" office:value="20221">
                <text:p>20221</text:p>
              </table:table-cell>
            </table:table-row>
            <table:table-row>
              <table:table-cell office:value-type="string">
                <text:p>166</text:p>
              </table:table-cell>
              <table:table-cell office:value-type="float" office:value="13366">
                <text:p>13366</text:p>
              </table:table-cell>
              <table:table-cell office:value-type="float" office:value="20017">
                <text:p>20017</text:p>
              </table:table-cell>
            </table:table-row>
            <table:table-row>
              <table:table-cell office:value-type="string">
                <text:p>167</text:p>
              </table:table-cell>
              <table:table-cell office:value-type="float" office:value="11867">
                <text:p>11867</text:p>
              </table:table-cell>
              <table:table-cell office:value-type="float" office:value="19871">
                <text:p>19871</text:p>
              </table:table-cell>
            </table:table-row>
            <table:table-row>
              <table:table-cell office:value-type="string">
                <text:p>168</text:p>
              </table:table-cell>
              <table:table-cell office:value-type="float" office:value="12668">
                <text:p>12668</text:p>
              </table:table-cell>
              <table:table-cell office:value-type="float" office:value="19636">
                <text:p>19636</text:p>
              </table:table-cell>
            </table:table-row>
            <table:table-row>
              <table:table-cell office:value-type="string">
                <text:p>169</text:p>
              </table:table-cell>
              <table:table-cell office:value-type="float" office:value="12567">
                <text:p>12567</text:p>
              </table:table-cell>
              <table:table-cell office:value-type="float" office:value="19830">
                <text:p>19830</text:p>
              </table:table-cell>
            </table:table-row>
            <table:table-row>
              <table:table-cell office:value-type="string">
                <text:p>170</text:p>
              </table:table-cell>
              <table:table-cell office:value-type="float" office:value="12470">
                <text:p>12470</text:p>
              </table:table-cell>
              <table:table-cell office:value-type="float" office:value="19849">
                <text:p>19849</text:p>
              </table:table-cell>
            </table:table-row>
            <table:table-row>
              <table:table-cell office:value-type="string">
                <text:p>171</text:p>
              </table:table-cell>
              <table:table-cell office:value-type="float" office:value="13169">
                <text:p>13169</text:p>
              </table:table-cell>
              <table:table-cell office:value-type="float" office:value="19687">
                <text:p>19687</text:p>
              </table:table-cell>
            </table:table-row>
            <table:table-row>
              <table:table-cell office:value-type="string">
                <text:p>172</text:p>
              </table:table-cell>
              <table:table-cell office:value-type="float" office:value="12766">
                <text:p>12766</text:p>
              </table:table-cell>
              <table:table-cell office:value-type="float" office:value="19623">
                <text:p>19623</text:p>
              </table:table-cell>
            </table:table-row>
            <table:table-row>
              <table:table-cell office:value-type="string">
                <text:p>173</text:p>
              </table:table-cell>
              <table:table-cell office:value-type="float" office:value="12666">
                <text:p>12666</text:p>
              </table:table-cell>
              <table:table-cell office:value-type="float" office:value="19720">
                <text:p>19720</text:p>
              </table:table-cell>
            </table:table-row>
            <table:table-row>
              <table:table-cell office:value-type="string">
                <text:p>174</text:p>
              </table:table-cell>
              <table:table-cell office:value-type="float" office:value="12366">
                <text:p>12366</text:p>
              </table:table-cell>
              <table:table-cell office:value-type="float" office:value="20280">
                <text:p>20280</text:p>
              </table:table-cell>
            </table:table-row>
            <table:table-row>
              <table:table-cell office:value-type="string">
                <text:p>175</text:p>
              </table:table-cell>
              <table:table-cell office:value-type="float" office:value="13266">
                <text:p>13266</text:p>
              </table:table-cell>
              <table:table-cell office:value-type="float" office:value="19715">
                <text:p>19715</text:p>
              </table:table-cell>
            </table:table-row>
            <table:table-row>
              <table:table-cell office:value-type="string">
                <text:p>176</text:p>
              </table:table-cell>
              <table:table-cell office:value-type="float" office:value="13467">
                <text:p>13467</text:p>
              </table:table-cell>
              <table:table-cell office:value-type="float" office:value="19732">
                <text:p>19732</text:p>
              </table:table-cell>
            </table:table-row>
            <table:table-row>
              <table:table-cell office:value-type="string">
                <text:p>177</text:p>
              </table:table-cell>
              <table:table-cell office:value-type="float" office:value="12869">
                <text:p>12869</text:p>
              </table:table-cell>
              <table:table-cell office:value-type="float" office:value="20113">
                <text:p>20113</text:p>
              </table:table-cell>
            </table:table-row>
            <table:table-row>
              <table:table-cell office:value-type="string">
                <text:p>178</text:p>
              </table:table-cell>
              <table:table-cell office:value-type="float" office:value="12769">
                <text:p>12769</text:p>
              </table:table-cell>
              <table:table-cell office:value-type="float" office:value="20046">
                <text:p>20046</text:p>
              </table:table-cell>
            </table:table-row>
            <table:table-row>
              <table:table-cell office:value-type="string">
                <text:p>179</text:p>
              </table:table-cell>
              <table:table-cell office:value-type="float" office:value="11570">
                <text:p>11570</text:p>
              </table:table-cell>
              <table:table-cell office:value-type="float" office:value="19620">
                <text:p>19620</text:p>
              </table:table-cell>
            </table:table-row>
            <table:table-row>
              <table:table-cell office:value-type="string">
                <text:p>180</text:p>
              </table:table-cell>
              <table:table-cell office:value-type="float" office:value="13469">
                <text:p>13469</text:p>
              </table:table-cell>
              <table:table-cell office:value-type="float" office:value="19510">
                <text:p>19510</text:p>
              </table:table-cell>
            </table:table-row>
            <table:table-row>
              <table:table-cell office:value-type="string">
                <text:p>181</text:p>
              </table:table-cell>
              <table:table-cell office:value-type="float" office:value="12567">
                <text:p>12567</text:p>
              </table:table-cell>
              <table:table-cell office:value-type="float" office:value="19594">
                <text:p>19594</text:p>
              </table:table-cell>
            </table:table-row>
            <table:table-row>
              <table:table-cell office:value-type="string">
                <text:p>182</text:p>
              </table:table-cell>
              <table:table-cell office:value-type="float" office:value="12566">
                <text:p>12566</text:p>
              </table:table-cell>
              <table:table-cell office:value-type="float" office:value="19696">
                <text:p>19696</text:p>
              </table:table-cell>
            </table:table-row>
            <table:table-row>
              <table:table-cell office:value-type="string">
                <text:p>183</text:p>
              </table:table-cell>
              <table:table-cell office:value-type="float" office:value="12869">
                <text:p>12869</text:p>
              </table:table-cell>
              <table:table-cell office:value-type="float" office:value="19808">
                <text:p>19808</text:p>
              </table:table-cell>
            </table:table-row>
            <table:table-row>
              <table:table-cell office:value-type="string">
                <text:p>184</text:p>
              </table:table-cell>
              <table:table-cell office:value-type="float" office:value="13467">
                <text:p>13467</text:p>
              </table:table-cell>
              <table:table-cell office:value-type="float" office:value="20087">
                <text:p>20087</text:p>
              </table:table-cell>
            </table:table-row>
            <table:table-row>
              <table:table-cell office:value-type="string">
                <text:p>185</text:p>
              </table:table-cell>
              <table:table-cell office:value-type="float" office:value="11667">
                <text:p>11667</text:p>
              </table:table-cell>
              <table:table-cell office:value-type="float" office:value="19797">
                <text:p>19797</text:p>
              </table:table-cell>
            </table:table-row>
            <table:table-row>
              <table:table-cell office:value-type="string">
                <text:p>186</text:p>
              </table:table-cell>
              <table:table-cell office:value-type="float" office:value="13469">
                <text:p>13469</text:p>
              </table:table-cell>
              <table:table-cell office:value-type="float" office:value="19739">
                <text:p>19739</text:p>
              </table:table-cell>
            </table:table-row>
            <table:table-row>
              <table:table-cell office:value-type="string">
                <text:p>187</text:p>
              </table:table-cell>
              <table:table-cell office:value-type="float" office:value="11868">
                <text:p>11868</text:p>
              </table:table-cell>
              <table:table-cell office:value-type="float" office:value="19764">
                <text:p>19764</text:p>
              </table:table-cell>
            </table:table-row>
            <table:table-row>
              <table:table-cell office:value-type="string">
                <text:p>188</text:p>
              </table:table-cell>
              <table:table-cell office:value-type="float" office:value="11566">
                <text:p>11566</text:p>
              </table:table-cell>
              <table:table-cell office:value-type="float" office:value="20058">
                <text:p>20058</text:p>
              </table:table-cell>
            </table:table-row>
            <table:table-row>
              <table:table-cell office:value-type="string">
                <text:p>189</text:p>
              </table:table-cell>
              <table:table-cell office:value-type="float" office:value="12670">
                <text:p>12670</text:p>
              </table:table-cell>
              <table:table-cell office:value-type="float" office:value="19751">
                <text:p>19751</text:p>
              </table:table-cell>
            </table:table-row>
            <table:table-row>
              <table:table-cell office:value-type="string">
                <text:p>190</text:p>
              </table:table-cell>
              <table:table-cell office:value-type="float" office:value="11668">
                <text:p>11668</text:p>
              </table:table-cell>
              <table:table-cell office:value-type="float" office:value="19865">
                <text:p>19865</text:p>
              </table:table-cell>
            </table:table-row>
            <table:table-row>
              <table:table-cell office:value-type="string">
                <text:p>191</text:p>
              </table:table-cell>
              <table:table-cell office:value-type="float" office:value="12269">
                <text:p>12269</text:p>
              </table:table-cell>
              <table:table-cell office:value-type="float" office:value="19836">
                <text:p>19836</text:p>
              </table:table-cell>
            </table:table-row>
            <table:table-row>
              <table:table-cell office:value-type="string">
                <text:p>192</text:p>
              </table:table-cell>
              <table:table-cell office:value-type="float" office:value="12567">
                <text:p>12567</text:p>
              </table:table-cell>
              <table:table-cell office:value-type="float" office:value="19504">
                <text:p>19504</text:p>
              </table:table-cell>
            </table:table-row>
            <table:table-row>
              <table:table-cell office:value-type="string">
                <text:p>193</text:p>
              </table:table-cell>
              <table:table-cell office:value-type="float" office:value="12567">
                <text:p>12567</text:p>
              </table:table-cell>
              <table:table-cell office:value-type="float" office:value="19503">
                <text:p>19503</text:p>
              </table:table-cell>
            </table:table-row>
            <table:table-row>
              <table:table-cell office:value-type="string">
                <text:p>194</text:p>
              </table:table-cell>
              <table:table-cell office:value-type="float" office:value="12370">
                <text:p>12370</text:p>
              </table:table-cell>
              <table:table-cell office:value-type="float" office:value="19807">
                <text:p>19807</text:p>
              </table:table-cell>
            </table:table-row>
            <table:table-row>
              <table:table-cell office:value-type="string">
                <text:p>195</text:p>
              </table:table-cell>
              <table:table-cell office:value-type="float" office:value="13472">
                <text:p>13472</text:p>
              </table:table-cell>
              <table:table-cell office:value-type="float" office:value="19717">
                <text:p>19717</text:p>
              </table:table-cell>
            </table:table-row>
            <table:table-row>
              <table:table-cell office:value-type="string">
                <text:p>196</text:p>
              </table:table-cell>
              <table:table-cell office:value-type="float" office:value="11469">
                <text:p>11469</text:p>
              </table:table-cell>
              <table:table-cell office:value-type="float" office:value="19741">
                <text:p>19741</text:p>
              </table:table-cell>
            </table:table-row>
            <table:table-row>
              <table:table-cell office:value-type="string">
                <text:p>197</text:p>
              </table:table-cell>
              <table:table-cell office:value-type="float" office:value="13367">
                <text:p>13367</text:p>
              </table:table-cell>
              <table:table-cell office:value-type="float" office:value="20278">
                <text:p>20278</text:p>
              </table:table-cell>
            </table:table-row>
            <table:table-row>
              <table:table-cell office:value-type="string">
                <text:p>198</text:p>
              </table:table-cell>
              <table:table-cell office:value-type="float" office:value="12567">
                <text:p>12567</text:p>
              </table:table-cell>
              <table:table-cell office:value-type="float" office:value="19784">
                <text:p>19784</text:p>
              </table:table-cell>
            </table:table-row>
            <table:table-row>
              <table:table-cell office:value-type="string">
                <text:p>199</text:p>
              </table:table-cell>
              <table:table-cell office:value-type="float" office:value="12367">
                <text:p>12367</text:p>
              </table:table-cell>
              <table:table-cell office:value-type="float" office:value="19683">
                <text:p>19683</text:p>
              </table:table-cell>
            </table:table-row>
            <table:table-row>
              <table:table-cell office:value-type="string">
                <text:p>200</text:p>
              </table:table-cell>
              <table:table-cell office:value-type="float" office:value="11568">
                <text:p>11568</text:p>
              </table:table-cell>
              <table:table-cell office:value-type="float" office:value="19625">
                <text:p>19625</text:p>
              </table:table-cell>
            </table:table-row>
            <table:table-row>
              <table:table-cell office:value-type="string">
                <text:p>201</text:p>
              </table:table-cell>
              <table:table-cell office:value-type="float" office:value="12666">
                <text:p>12666</text:p>
              </table:table-cell>
              <table:table-cell office:value-type="float" office:value="19485">
                <text:p>19485</text:p>
              </table:table-cell>
            </table:table-row>
            <table:table-row>
              <table:table-cell office:value-type="string">
                <text:p>202</text:p>
              </table:table-cell>
              <table:table-cell office:value-type="float" office:value="13265">
                <text:p>13265</text:p>
              </table:table-cell>
              <table:table-cell office:value-type="float" office:value="19413">
                <text:p>19413</text:p>
              </table:table-cell>
            </table:table-row>
            <table:table-row>
              <table:table-cell office:value-type="string">
                <text:p>203</text:p>
              </table:table-cell>
              <table:table-cell office:value-type="float" office:value="13267">
                <text:p>13267</text:p>
              </table:table-cell>
              <table:table-cell office:value-type="float" office:value="19332">
                <text:p>19332</text:p>
              </table:table-cell>
            </table:table-row>
            <table:table-row>
              <table:table-cell office:value-type="string">
                <text:p>204</text:p>
              </table:table-cell>
              <table:table-cell office:value-type="float" office:value="13370">
                <text:p>13370</text:p>
              </table:table-cell>
              <table:table-cell office:value-type="float" office:value="19758">
                <text:p>19758</text:p>
              </table:table-cell>
            </table:table-row>
            <table:table-row>
              <table:table-cell office:value-type="string">
                <text:p>205</text:p>
              </table:table-cell>
              <table:table-cell office:value-type="float" office:value="13467">
                <text:p>13467</text:p>
              </table:table-cell>
              <table:table-cell office:value-type="float" office:value="19763">
                <text:p>19763</text:p>
              </table:table-cell>
            </table:table-row>
            <table:table-row>
              <table:table-cell office:value-type="string">
                <text:p>206</text:p>
              </table:table-cell>
              <table:table-cell office:value-type="float" office:value="13263">
                <text:p>13263</text:p>
              </table:table-cell>
              <table:table-cell office:value-type="float" office:value="19898">
                <text:p>19898</text:p>
              </table:table-cell>
            </table:table-row>
            <table:table-row>
              <table:table-cell office:value-type="string">
                <text:p>207</text:p>
              </table:table-cell>
              <table:table-cell office:value-type="float" office:value="12968">
                <text:p>12968</text:p>
              </table:table-cell>
              <table:table-cell office:value-type="float" office:value="20504">
                <text:p>20504</text:p>
              </table:table-cell>
            </table:table-row>
            <table:table-row>
              <table:table-cell office:value-type="string">
                <text:p>208</text:p>
              </table:table-cell>
              <table:table-cell office:value-type="float" office:value="11470">
                <text:p>11470</text:p>
              </table:table-cell>
              <table:table-cell office:value-type="float" office:value="19841">
                <text:p>19841</text:p>
              </table:table-cell>
            </table:table-row>
            <table:table-row>
              <table:table-cell office:value-type="string">
                <text:p>209</text:p>
              </table:table-cell>
              <table:table-cell office:value-type="float" office:value="12166">
                <text:p>12166</text:p>
              </table:table-cell>
              <table:table-cell office:value-type="float" office:value="19717">
                <text:p>19717</text:p>
              </table:table-cell>
            </table:table-row>
            <table:table-row>
              <table:table-cell office:value-type="string">
                <text:p>210</text:p>
              </table:table-cell>
              <table:table-cell office:value-type="float" office:value="11868">
                <text:p>11868</text:p>
              </table:table-cell>
              <table:table-cell office:value-type="float" office:value="19260">
                <text:p>19260</text:p>
              </table:table-cell>
            </table:table-row>
            <table:table-row>
              <table:table-cell office:value-type="string">
                <text:p>211</text:p>
              </table:table-cell>
              <table:table-cell office:value-type="float" office:value="11669">
                <text:p>11669</text:p>
              </table:table-cell>
              <table:table-cell office:value-type="float" office:value="19022">
                <text:p>19022</text:p>
              </table:table-cell>
            </table:table-row>
            <table:table-row>
              <table:table-cell office:value-type="string">
                <text:p>212</text:p>
              </table:table-cell>
              <table:table-cell office:value-type="float" office:value="11368">
                <text:p>11368</text:p>
              </table:table-cell>
              <table:table-cell office:value-type="float" office:value="19072">
                <text:p>19072</text:p>
              </table:table-cell>
            </table:table-row>
            <table:table-row>
              <table:table-cell office:value-type="string">
                <text:p>213</text:p>
              </table:table-cell>
              <table:table-cell office:value-type="float" office:value="11869">
                <text:p>11869</text:p>
              </table:table-cell>
              <table:table-cell office:value-type="float" office:value="18670">
                <text:p>18670</text:p>
              </table:table-cell>
            </table:table-row>
            <table:table-row>
              <table:table-cell office:value-type="string">
                <text:p>214</text:p>
              </table:table-cell>
              <table:table-cell office:value-type="float" office:value="12068">
                <text:p>12068</text:p>
              </table:table-cell>
              <table:table-cell office:value-type="float" office:value="18653">
                <text:p>18653</text:p>
              </table:table-cell>
            </table:table-row>
            <table:table-row>
              <table:table-cell office:value-type="string">
                <text:p>215</text:p>
              </table:table-cell>
              <table:table-cell office:value-type="float" office:value="11269">
                <text:p>11269</text:p>
              </table:table-cell>
              <table:table-cell office:value-type="float" office:value="18642">
                <text:p>18642</text:p>
              </table:table-cell>
            </table:table-row>
            <table:table-row>
              <table:table-cell office:value-type="string">
                <text:p>216</text:p>
              </table:table-cell>
              <table:table-cell office:value-type="float" office:value="11369">
                <text:p>11369</text:p>
              </table:table-cell>
              <table:table-cell office:value-type="float" office:value="18820">
                <text:p>18820</text:p>
              </table:table-cell>
            </table:table-row>
            <table:table-row>
              <table:table-cell office:value-type="string">
                <text:p>217</text:p>
              </table:table-cell>
              <table:table-cell office:value-type="float" office:value="12269">
                <text:p>12269</text:p>
              </table:table-cell>
              <table:table-cell office:value-type="float" office:value="18901">
                <text:p>18901</text:p>
              </table:table-cell>
            </table:table-row>
            <table:table-row>
              <table:table-cell office:value-type="string">
                <text:p>218</text:p>
              </table:table-cell>
              <table:table-cell office:value-type="float" office:value="12170">
                <text:p>12170</text:p>
              </table:table-cell>
              <table:table-cell office:value-type="float" office:value="18661">
                <text:p>18661</text:p>
              </table:table-cell>
            </table:table-row>
            <table:table-row>
              <table:table-cell office:value-type="string">
                <text:p>219</text:p>
              </table:table-cell>
              <table:table-cell office:value-type="float" office:value="11369">
                <text:p>11369</text:p>
              </table:table-cell>
              <table:table-cell office:value-type="float" office:value="18792">
                <text:p>18792</text:p>
              </table:table-cell>
            </table:table-row>
            <table:table-row>
              <table:table-cell office:value-type="string">
                <text:p>220</text:p>
              </table:table-cell>
              <table:table-cell office:value-type="float" office:value="11469">
                <text:p>11469</text:p>
              </table:table-cell>
              <table:table-cell office:value-type="float" office:value="18925">
                <text:p>18925</text:p>
              </table:table-cell>
            </table:table-row>
            <table:table-row>
              <table:table-cell office:value-type="string">
                <text:p>221</text:p>
              </table:table-cell>
              <table:table-cell office:value-type="float" office:value="10569">
                <text:p>10569</text:p>
              </table:table-cell>
              <table:table-cell office:value-type="float" office:value="19056">
                <text:p>19056</text:p>
              </table:table-cell>
            </table:table-row>
            <table:table-row>
              <table:table-cell office:value-type="string">
                <text:p>222</text:p>
              </table:table-cell>
              <table:table-cell office:value-type="float" office:value="10667">
                <text:p>10667</text:p>
              </table:table-cell>
              <table:table-cell office:value-type="float" office:value="18963">
                <text:p>18963</text:p>
              </table:table-cell>
            </table:table-row>
            <table:table-row>
              <table:table-cell office:value-type="string">
                <text:p>223</text:p>
              </table:table-cell>
              <table:table-cell office:value-type="float" office:value="12469">
                <text:p>12469</text:p>
              </table:table-cell>
              <table:table-cell office:value-type="float" office:value="18499">
                <text:p>18499</text:p>
              </table:table-cell>
            </table:table-row>
            <table:table-row>
              <table:table-cell office:value-type="string">
                <text:p>224</text:p>
              </table:table-cell>
              <table:table-cell office:value-type="float" office:value="10568">
                <text:p>10568</text:p>
              </table:table-cell>
              <table:table-cell office:value-type="float" office:value="18572">
                <text:p>18572</text:p>
              </table:table-cell>
            </table:table-row>
            <table:table-row>
              <table:table-cell office:value-type="string">
                <text:p>225</text:p>
              </table:table-cell>
              <table:table-cell office:value-type="float" office:value="10769">
                <text:p>10769</text:p>
              </table:table-cell>
              <table:table-cell office:value-type="float" office:value="18165">
                <text:p>18165</text:p>
              </table:table-cell>
            </table:table-row>
            <table:table-row>
              <table:table-cell office:value-type="string">
                <text:p>226</text:p>
              </table:table-cell>
              <table:table-cell office:value-type="float" office:value="10767">
                <text:p>10767</text:p>
              </table:table-cell>
              <table:table-cell office:value-type="float" office:value="17842">
                <text:p>17842</text:p>
              </table:table-cell>
            </table:table-row>
            <table:table-row>
              <table:table-cell office:value-type="string">
                <text:p>227</text:p>
              </table:table-cell>
              <table:table-cell office:value-type="float" office:value="11367">
                <text:p>11367</text:p>
              </table:table-cell>
              <table:table-cell office:value-type="float" office:value="17820">
                <text:p>17820</text:p>
              </table:table-cell>
            </table:table-row>
            <table:table-row>
              <table:table-cell office:value-type="string">
                <text:p>228</text:p>
              </table:table-cell>
              <table:table-cell office:value-type="float" office:value="11367">
                <text:p>11367</text:p>
              </table:table-cell>
              <table:table-cell office:value-type="float" office:value="17884">
                <text:p>17884</text:p>
              </table:table-cell>
            </table:table-row>
            <table:table-row>
              <table:table-cell office:value-type="string">
                <text:p>229</text:p>
              </table:table-cell>
              <table:table-cell office:value-type="float" office:value="10770">
                <text:p>10770</text:p>
              </table:table-cell>
              <table:table-cell office:value-type="float" office:value="17910">
                <text:p>17910</text:p>
              </table:table-cell>
            </table:table-row>
            <table:table-row>
              <table:table-cell office:value-type="string">
                <text:p>230</text:p>
              </table:table-cell>
              <table:table-cell office:value-type="float" office:value="9868">
                <text:p>9868</text:p>
              </table:table-cell>
              <table:table-cell office:value-type="float" office:value="18373">
                <text:p>18373</text:p>
              </table:table-cell>
            </table:table-row>
            <table:table-row>
              <table:table-cell office:value-type="string">
                <text:p>231</text:p>
              </table:table-cell>
              <table:table-cell office:value-type="float" office:value="11669">
                <text:p>11669</text:p>
              </table:table-cell>
              <table:table-cell office:value-type="float" office:value="18239">
                <text:p>18239</text:p>
              </table:table-cell>
            </table:table-row>
            <table:table-row>
              <table:table-cell office:value-type="string">
                <text:p>232</text:p>
              </table:table-cell>
              <table:table-cell office:value-type="float" office:value="9666">
                <text:p>9666</text:p>
              </table:table-cell>
              <table:table-cell office:value-type="float" office:value="18158">
                <text:p>18158</text:p>
              </table:table-cell>
            </table:table-row>
            <table:table-row>
              <table:table-cell office:value-type="string">
                <text:p>233</text:p>
              </table:table-cell>
              <table:table-cell office:value-type="float" office:value="11268">
                <text:p>11268</text:p>
              </table:table-cell>
              <table:table-cell office:value-type="float" office:value="18122">
                <text:p>18122</text:p>
              </table:table-cell>
            </table:table-row>
            <table:table-row>
              <table:table-cell office:value-type="string">
                <text:p>234</text:p>
              </table:table-cell>
              <table:table-cell office:value-type="float" office:value="11666">
                <text:p>11666</text:p>
              </table:table-cell>
              <table:table-cell office:value-type="float" office:value="18259">
                <text:p>18259</text:p>
              </table:table-cell>
            </table:table-row>
            <table:table-row>
              <table:table-cell office:value-type="string">
                <text:p>235</text:p>
              </table:table-cell>
              <table:table-cell office:value-type="float" office:value="10666">
                <text:p>10666</text:p>
              </table:table-cell>
              <table:table-cell office:value-type="float" office:value="18140">
                <text:p>18140</text:p>
              </table:table-cell>
            </table:table-row>
            <table:table-row>
              <table:table-cell office:value-type="string">
                <text:p>236</text:p>
              </table:table-cell>
              <table:table-cell office:value-type="float" office:value="10667">
                <text:p>10667</text:p>
              </table:table-cell>
              <table:table-cell office:value-type="float" office:value="17874">
                <text:p>17874</text:p>
              </table:table-cell>
            </table:table-row>
            <table:table-row>
              <table:table-cell office:value-type="string">
                <text:p>237</text:p>
              </table:table-cell>
              <table:table-cell office:value-type="float" office:value="10566">
                <text:p>10566</text:p>
              </table:table-cell>
              <table:table-cell office:value-type="float" office:value="17833">
                <text:p>17833</text:p>
              </table:table-cell>
            </table:table-row>
            <table:table-row>
              <table:table-cell office:value-type="string">
                <text:p>238</text:p>
              </table:table-cell>
              <table:table-cell office:value-type="float" office:value="12267">
                <text:p>12267</text:p>
              </table:table-cell>
              <table:table-cell office:value-type="float" office:value="17971">
                <text:p>17971</text:p>
              </table:table-cell>
            </table:table-row>
            <table:table-row>
              <table:table-cell office:value-type="string">
                <text:p>239</text:p>
              </table:table-cell>
              <table:table-cell office:value-type="float" office:value="11766">
                <text:p>11766</text:p>
              </table:table-cell>
              <table:table-cell office:value-type="float" office:value="18078">
                <text:p>18078</text:p>
              </table:table-cell>
            </table:table-row>
            <table:table-row>
              <table:table-cell office:value-type="string">
                <text:p>240</text:p>
              </table:table-cell>
              <table:table-cell office:value-type="float" office:value="12167">
                <text:p>12167</text:p>
              </table:table-cell>
              <table:table-cell office:value-type="float" office:value="18311">
                <text:p>18311</text:p>
              </table:table-cell>
            </table:table-row>
            <table:table-row>
              <table:table-cell office:value-type="string">
                <text:p>241</text:p>
              </table:table-cell>
              <table:table-cell office:value-type="float" office:value="11465">
                <text:p>11465</text:p>
              </table:table-cell>
              <table:table-cell office:value-type="float" office:value="18329">
                <text:p>18329</text:p>
              </table:table-cell>
            </table:table-row>
            <table:table-row>
              <table:table-cell office:value-type="string">
                <text:p>242</text:p>
              </table:table-cell>
              <table:table-cell office:value-type="float" office:value="9865">
                <text:p>9865</text:p>
              </table:table-cell>
              <table:table-cell office:value-type="float" office:value="18197">
                <text:p>18197</text:p>
              </table:table-cell>
            </table:table-row>
            <table:table-row>
              <table:table-cell office:value-type="string">
                <text:p>243</text:p>
              </table:table-cell>
              <table:table-cell office:value-type="float" office:value="10866">
                <text:p>10866</text:p>
              </table:table-cell>
              <table:table-cell office:value-type="float" office:value="18002">
                <text:p>18002</text:p>
              </table:table-cell>
            </table:table-row>
            <table:table-row>
              <table:table-cell office:value-type="string">
                <text:p>244</text:p>
              </table:table-cell>
              <table:table-cell office:value-type="float" office:value="10464">
                <text:p>10464</text:p>
              </table:table-cell>
              <table:table-cell office:value-type="float" office:value="18178">
                <text:p>18178</text:p>
              </table:table-cell>
            </table:table-row>
            <table:table-row>
              <table:table-cell office:value-type="string">
                <text:p>245</text:p>
              </table:table-cell>
              <table:table-cell office:value-type="float" office:value="9966">
                <text:p>9966</text:p>
              </table:table-cell>
              <table:table-cell office:value-type="float" office:value="18158">
                <text:p>18158</text:p>
              </table:table-cell>
            </table:table-row>
            <table:table-row>
              <table:table-cell office:value-type="string">
                <text:p>246</text:p>
              </table:table-cell>
              <table:table-cell office:value-type="float" office:value="10467">
                <text:p>10467</text:p>
              </table:table-cell>
              <table:table-cell office:value-type="float" office:value="18253">
                <text:p>18253</text:p>
              </table:table-cell>
            </table:table-row>
            <table:table-row>
              <table:table-cell office:value-type="string">
                <text:p>247</text:p>
              </table:table-cell>
              <table:table-cell office:value-type="float" office:value="11667">
                <text:p>11667</text:p>
              </table:table-cell>
              <table:table-cell office:value-type="float" office:value="17971">
                <text:p>17971</text:p>
              </table:table-cell>
            </table:table-row>
            <table:table-row>
              <table:table-cell office:value-type="string">
                <text:p>248</text:p>
              </table:table-cell>
              <table:table-cell office:value-type="float" office:value="11769">
                <text:p>11769</text:p>
              </table:table-cell>
              <table:table-cell office:value-type="float" office:value="18395">
                <text:p>18395</text:p>
              </table:table-cell>
            </table:table-row>
            <table:table-row>
              <table:table-cell office:value-type="string">
                <text:p>249</text:p>
              </table:table-cell>
              <table:table-cell office:value-type="float" office:value="11366">
                <text:p>11366</text:p>
              </table:table-cell>
              <table:table-cell office:value-type="float" office:value="18462">
                <text:p>18462</text:p>
              </table:table-cell>
            </table:table-row>
            <table:table-row>
              <table:table-cell office:value-type="string">
                <text:p>250</text:p>
              </table:table-cell>
              <table:table-cell office:value-type="float" office:value="11370">
                <text:p>11370</text:p>
              </table:table-cell>
              <table:table-cell office:value-type="float" office:value="18661">
                <text:p>18661</text:p>
              </table:table-cell>
            </table:table-row>
            <table:table-row>
              <table:table-cell office:value-type="string">
                <text:p>251</text:p>
              </table:table-cell>
              <table:table-cell office:value-type="float" office:value="10366">
                <text:p>10366</text:p>
              </table:table-cell>
              <table:table-cell office:value-type="float" office:value="18213">
                <text:p>18213</text:p>
              </table:table-cell>
            </table:table-row>
            <table:table-row>
              <table:table-cell office:value-type="string">
                <text:p>252</text:p>
              </table:table-cell>
              <table:table-cell office:value-type="float" office:value="11166">
                <text:p>11166</text:p>
              </table:table-cell>
              <table:table-cell office:value-type="float" office:value="18035">
                <text:p>18035</text:p>
              </table:table-cell>
            </table:table-row>
            <table:table-row>
              <table:table-cell office:value-type="string">
                <text:p>253</text:p>
              </table:table-cell>
              <table:table-cell office:value-type="float" office:value="10767">
                <text:p>10767</text:p>
              </table:table-cell>
              <table:table-cell office:value-type="float" office:value="18287">
                <text:p>18287</text:p>
              </table:table-cell>
            </table:table-row>
            <table:table-row>
              <table:table-cell office:value-type="string">
                <text:p>254</text:p>
              </table:table-cell>
              <table:table-cell office:value-type="float" office:value="10566">
                <text:p>10566</text:p>
              </table:table-cell>
              <table:table-cell office:value-type="float" office:value="18175">
                <text:p>18175</text:p>
              </table:table-cell>
            </table:table-row>
            <table:table-row>
              <table:table-cell office:value-type="string">
                <text:p>255</text:p>
              </table:table-cell>
              <table:table-cell office:value-type="float" office:value="10666">
                <text:p>10666</text:p>
              </table:table-cell>
              <table:table-cell office:value-type="float" office:value="18591">
                <text:p>18591</text:p>
              </table:table-cell>
            </table:table-row>
            <table:table-row>
              <table:table-cell office:value-type="string">
                <text:p>256</text:p>
              </table:table-cell>
              <table:table-cell office:value-type="float" office:value="10366">
                <text:p>10366</text:p>
              </table:table-cell>
              <table:table-cell office:value-type="float" office:value="18400">
                <text:p>18400</text:p>
              </table:table-cell>
            </table:table-row>
            <table:table-row>
              <table:table-cell office:value-type="string">
                <text:p>257</text:p>
              </table:table-cell>
              <table:table-cell office:value-type="float" office:value="11269">
                <text:p>11269</text:p>
              </table:table-cell>
              <table:table-cell office:value-type="float" office:value="18077">
                <text:p>18077</text:p>
              </table:table-cell>
            </table:table-row>
            <table:table-row>
              <table:table-cell office:value-type="string">
                <text:p>258</text:p>
              </table:table-cell>
              <table:table-cell office:value-type="float" office:value="10365">
                <text:p>10365</text:p>
              </table:table-cell>
              <table:table-cell office:value-type="float" office:value="17832">
                <text:p>17832</text:p>
              </table:table-cell>
            </table:table-row>
            <table:table-row>
              <table:table-cell office:value-type="string">
                <text:p>259</text:p>
              </table:table-cell>
              <table:table-cell office:value-type="float" office:value="11066">
                <text:p>11066</text:p>
              </table:table-cell>
              <table:table-cell office:value-type="float" office:value="18055">
                <text:p>18055</text:p>
              </table:table-cell>
            </table:table-row>
            <table:table-row>
              <table:table-cell office:value-type="string">
                <text:p>260</text:p>
              </table:table-cell>
              <table:table-cell office:value-type="float" office:value="11366">
                <text:p>11366</text:p>
              </table:table-cell>
              <table:table-cell office:value-type="float" office:value="18125">
                <text:p>18125</text:p>
              </table:table-cell>
            </table:table-row>
            <table:table-row>
              <table:table-cell office:value-type="string">
                <text:p>261</text:p>
              </table:table-cell>
              <table:table-cell office:value-type="float" office:value="10465">
                <text:p>10465</text:p>
              </table:table-cell>
              <table:table-cell office:value-type="float" office:value="17993">
                <text:p>17993</text:p>
              </table:table-cell>
            </table:table-row>
            <table:table-row>
              <table:table-cell office:value-type="string">
                <text:p>262</text:p>
              </table:table-cell>
              <table:table-cell office:value-type="float" office:value="10566">
                <text:p>10566</text:p>
              </table:table-cell>
              <table:table-cell office:value-type="float" office:value="17668">
                <text:p>17668</text:p>
              </table:table-cell>
            </table:table-row>
            <table:table-row>
              <table:table-cell office:value-type="string">
                <text:p>263</text:p>
              </table:table-cell>
              <table:table-cell office:value-type="float" office:value="10366">
                <text:p>10366</text:p>
              </table:table-cell>
              <table:table-cell office:value-type="float" office:value="17651">
                <text:p>17651</text:p>
              </table:table-cell>
            </table:table-row>
            <table:table-row>
              <table:table-cell office:value-type="string">
                <text:p>264</text:p>
              </table:table-cell>
              <table:table-cell office:value-type="float" office:value="10365">
                <text:p>10365</text:p>
              </table:table-cell>
              <table:table-cell office:value-type="float" office:value="17532">
                <text:p>17532</text:p>
              </table:table-cell>
            </table:table-row>
            <table:table-row>
              <table:table-cell office:value-type="string">
                <text:p>265</text:p>
              </table:table-cell>
              <table:table-cell office:value-type="float" office:value="10266">
                <text:p>10266</text:p>
              </table:table-cell>
              <table:table-cell office:value-type="float" office:value="17727">
                <text:p>17727</text:p>
              </table:table-cell>
            </table:table-row>
            <table:table-row>
              <table:table-cell office:value-type="string">
                <text:p>266</text:p>
              </table:table-cell>
              <table:table-cell office:value-type="float" office:value="9766">
                <text:p>9766</text:p>
              </table:table-cell>
              <table:table-cell office:value-type="float" office:value="17718">
                <text:p>17718</text:p>
              </table:table-cell>
            </table:table-row>
            <table:table-row>
              <table:table-cell office:value-type="string">
                <text:p>267</text:p>
              </table:table-cell>
              <table:table-cell office:value-type="float" office:value="10566">
                <text:p>10566</text:p>
              </table:table-cell>
              <table:table-cell office:value-type="float" office:value="17847">
                <text:p>17847</text:p>
              </table:table-cell>
            </table:table-row>
            <table:table-row>
              <table:table-cell office:value-type="string">
                <text:p>268</text:p>
              </table:table-cell>
              <table:table-cell office:value-type="float" office:value="10566">
                <text:p>10566</text:p>
              </table:table-cell>
              <table:table-cell office:value-type="float" office:value="17702">
                <text:p>17702</text:p>
              </table:table-cell>
            </table:table-row>
            <table:table-row>
              <table:table-cell office:value-type="string">
                <text:p>269</text:p>
              </table:table-cell>
              <table:table-cell office:value-type="float" office:value="11364">
                <text:p>11364</text:p>
              </table:table-cell>
              <table:table-cell office:value-type="float" office:value="17664">
                <text:p>17664</text:p>
              </table:table-cell>
            </table:table-row>
            <table:table-row>
              <table:table-cell office:value-type="string">
                <text:p>270</text:p>
              </table:table-cell>
              <table:table-cell office:value-type="float" office:value="10467">
                <text:p>10467</text:p>
              </table:table-cell>
              <table:table-cell office:value-type="float" office:value="17615">
                <text:p>17615</text:p>
              </table:table-cell>
            </table:table-row>
            <table:table-row>
              <table:table-cell office:value-type="string">
                <text:p>271</text:p>
              </table:table-cell>
              <table:table-cell office:value-type="float" office:value="11266">
                <text:p>11266</text:p>
              </table:table-cell>
              <table:table-cell office:value-type="float" office:value="17403">
                <text:p>17403</text:p>
              </table:table-cell>
            </table:table-row>
            <table:table-row>
              <table:table-cell office:value-type="string">
                <text:p>272</text:p>
              </table:table-cell>
              <table:table-cell office:value-type="float" office:value="9865">
                <text:p>9865</text:p>
              </table:table-cell>
              <table:table-cell office:value-type="float" office:value="17530">
                <text:p>17530</text:p>
              </table:table-cell>
            </table:table-row>
            <table:table-row>
              <table:table-cell office:value-type="string">
                <text:p>273</text:p>
              </table:table-cell>
              <table:table-cell office:value-type="float" office:value="9868">
                <text:p>9868</text:p>
              </table:table-cell>
              <table:table-cell office:value-type="float" office:value="17259">
                <text:p>17259</text:p>
              </table:table-cell>
            </table:table-row>
            <table:table-row>
              <table:table-cell office:value-type="string">
                <text:p>274</text:p>
              </table:table-cell>
              <table:table-cell office:value-type="float" office:value="10565">
                <text:p>10565</text:p>
              </table:table-cell>
              <table:table-cell office:value-type="float" office:value="17249">
                <text:p>17249</text:p>
              </table:table-cell>
            </table:table-row>
            <table:table-row>
              <table:table-cell office:value-type="string">
                <text:p>275</text:p>
              </table:table-cell>
              <table:table-cell office:value-type="float" office:value="10464">
                <text:p>10464</text:p>
              </table:table-cell>
              <table:table-cell office:value-type="float" office:value="17104">
                <text:p>17104</text:p>
              </table:table-cell>
            </table:table-row>
            <table:table-row>
              <table:table-cell office:value-type="string">
                <text:p>276</text:p>
              </table:table-cell>
              <table:table-cell office:value-type="float" office:value="9663">
                <text:p>9663</text:p>
              </table:table-cell>
              <table:table-cell office:value-type="float" office:value="17244">
                <text:p>17244</text:p>
              </table:table-cell>
            </table:table-row>
            <table:table-row>
              <table:table-cell office:value-type="string">
                <text:p>277</text:p>
              </table:table-cell>
              <table:table-cell office:value-type="float" office:value="9465">
                <text:p>9465</text:p>
              </table:table-cell>
              <table:table-cell office:value-type="float" office:value="17010">
                <text:p>17010</text:p>
              </table:table-cell>
            </table:table-row>
            <table:table-row>
              <table:table-cell office:value-type="string">
                <text:p>278</text:p>
              </table:table-cell>
              <table:table-cell office:value-type="float" office:value="10566">
                <text:p>10566</text:p>
              </table:table-cell>
              <table:table-cell office:value-type="float" office:value="17232">
                <text:p>17232</text:p>
              </table:table-cell>
            </table:table-row>
            <table:table-row>
              <table:table-cell office:value-type="string">
                <text:p>279</text:p>
              </table:table-cell>
              <table:table-cell office:value-type="float" office:value="9966">
                <text:p>9966</text:p>
              </table:table-cell>
              <table:table-cell office:value-type="float" office:value="17476">
                <text:p>17476</text:p>
              </table:table-cell>
            </table:table-row>
            <table:table-row>
              <table:table-cell office:value-type="string">
                <text:p>280</text:p>
              </table:table-cell>
              <table:table-cell office:value-type="float" office:value="10564">
                <text:p>10564</text:p>
              </table:table-cell>
              <table:table-cell office:value-type="float" office:value="17462">
                <text:p>17462</text:p>
              </table:table-cell>
            </table:table-row>
            <table:table-row>
              <table:table-cell office:value-type="string">
                <text:p>281</text:p>
              </table:table-cell>
              <table:table-cell office:value-type="float" office:value="10465">
                <text:p>10465</text:p>
              </table:table-cell>
              <table:table-cell office:value-type="float" office:value="17436">
                <text:p>17436</text:p>
              </table:table-cell>
            </table:table-row>
            <table:table-row>
              <table:table-cell office:value-type="string">
                <text:p>282</text:p>
              </table:table-cell>
              <table:table-cell office:value-type="float" office:value="11363">
                <text:p>11363</text:p>
              </table:table-cell>
              <table:table-cell office:value-type="float" office:value="17463">
                <text:p>17463</text:p>
              </table:table-cell>
            </table:table-row>
            <table:table-row>
              <table:table-cell office:value-type="string">
                <text:p>283</text:p>
              </table:table-cell>
              <table:table-cell office:value-type="float" office:value="10269">
                <text:p>10269</text:p>
              </table:table-cell>
              <table:table-cell office:value-type="float" office:value="17400">
                <text:p>17400</text:p>
              </table:table-cell>
            </table:table-row>
            <table:table-row>
              <table:table-cell office:value-type="string">
                <text:p>284</text:p>
              </table:table-cell>
              <table:table-cell office:value-type="float" office:value="11465">
                <text:p>11465</text:p>
              </table:table-cell>
              <table:table-cell office:value-type="float" office:value="17458">
                <text:p>17458</text:p>
              </table:table-cell>
            </table:table-row>
            <table:table-row>
              <table:table-cell office:value-type="string">
                <text:p>285</text:p>
              </table:table-cell>
              <table:table-cell office:value-type="float" office:value="10164">
                <text:p>10164</text:p>
              </table:table-cell>
              <table:table-cell office:value-type="float" office:value="17701">
                <text:p>17701</text:p>
              </table:table-cell>
            </table:table-row>
            <table:table-row>
              <table:table-cell office:value-type="string">
                <text:p>286</text:p>
              </table:table-cell>
              <table:table-cell office:value-type="float" office:value="11165">
                <text:p>11165</text:p>
              </table:table-cell>
              <table:table-cell office:value-type="float" office:value="17886">
                <text:p>17886</text:p>
              </table:table-cell>
            </table:table-row>
            <table:table-row>
              <table:table-cell office:value-type="string">
                <text:p>287</text:p>
              </table:table-cell>
              <table:table-cell office:value-type="float" office:value="10267">
                <text:p>10267</text:p>
              </table:table-cell>
              <table:table-cell office:value-type="float" office:value="18019">
                <text:p>18019</text:p>
              </table:table-cell>
            </table:table-row>
            <table:table-row>
              <table:table-cell office:value-type="string">
                <text:p>288</text:p>
              </table:table-cell>
              <table:table-cell office:value-type="float" office:value="10365">
                <text:p>10365</text:p>
              </table:table-cell>
              <table:table-cell office:value-type="float" office:value="17656">
                <text:p>17656</text:p>
              </table:table-cell>
            </table:table-row>
            <table:table-row>
              <table:table-cell office:value-type="string">
                <text:p>289</text:p>
              </table:table-cell>
              <table:table-cell office:value-type="float" office:value="9365">
                <text:p>9365</text:p>
              </table:table-cell>
              <table:table-cell office:value-type="float" office:value="17322">
                <text:p>17322</text:p>
              </table:table-cell>
            </table:table-row>
            <table:table-row>
              <table:table-cell office:value-type="string">
                <text:p>290</text:p>
              </table:table-cell>
              <table:table-cell office:value-type="float" office:value="10464">
                <text:p>10464</text:p>
              </table:table-cell>
              <table:table-cell office:value-type="float" office:value="17382">
                <text:p>17382</text:p>
              </table:table-cell>
            </table:table-row>
            <table:table-row>
              <table:table-cell office:value-type="string">
                <text:p>291</text:p>
              </table:table-cell>
              <table:table-cell office:value-type="float" office:value="11165">
                <text:p>11165</text:p>
              </table:table-cell>
              <table:table-cell office:value-type="float" office:value="17455">
                <text:p>17455</text:p>
              </table:table-cell>
            </table:table-row>
            <table:table-row>
              <table:table-cell office:value-type="string">
                <text:p>292</text:p>
              </table:table-cell>
              <table:table-cell office:value-type="float" office:value="9566">
                <text:p>9566</text:p>
              </table:table-cell>
              <table:table-cell office:value-type="float" office:value="17484">
                <text:p>17484</text:p>
              </table:table-cell>
            </table:table-row>
            <table:table-row>
              <table:table-cell office:value-type="string">
                <text:p>293</text:p>
              </table:table-cell>
              <table:table-cell office:value-type="float" office:value="10662">
                <text:p>10662</text:p>
              </table:table-cell>
              <table:table-cell office:value-type="float" office:value="17519">
                <text:p>17519</text:p>
              </table:table-cell>
            </table:table-row>
            <table:table-row>
              <table:table-cell office:value-type="string">
                <text:p>294</text:p>
              </table:table-cell>
              <table:table-cell office:value-type="float" office:value="9667">
                <text:p>9667</text:p>
              </table:table-cell>
              <table:table-cell office:value-type="float" office:value="17642">
                <text:p>17642</text:p>
              </table:table-cell>
            </table:table-row>
            <table:table-row>
              <table:table-cell office:value-type="string">
                <text:p>295</text:p>
              </table:table-cell>
              <table:table-cell office:value-type="float" office:value="10568">
                <text:p>10568</text:p>
              </table:table-cell>
              <table:table-cell office:value-type="float" office:value="17515">
                <text:p>17515</text:p>
              </table:table-cell>
            </table:table-row>
            <table:table-row>
              <table:table-cell office:value-type="string">
                <text:p>296</text:p>
              </table:table-cell>
              <table:table-cell office:value-type="float" office:value="10666">
                <text:p>10666</text:p>
              </table:table-cell>
              <table:table-cell office:value-type="float" office:value="17523">
                <text:p>17523</text:p>
              </table:table-cell>
            </table:table-row>
            <table:table-row>
              <table:table-cell office:value-type="string">
                <text:p>297</text:p>
              </table:table-cell>
              <table:table-cell office:value-type="float" office:value="10369">
                <text:p>10369</text:p>
              </table:table-cell>
              <table:table-cell office:value-type="float" office:value="17587">
                <text:p>17587</text:p>
              </table:table-cell>
            </table:table-row>
            <table:table-row>
              <table:table-cell office:value-type="string">
                <text:p>298</text:p>
              </table:table-cell>
              <table:table-cell office:value-type="float" office:value="10766">
                <text:p>10766</text:p>
              </table:table-cell>
              <table:table-cell office:value-type="float" office:value="17585">
                <text:p>17585</text:p>
              </table:table-cell>
            </table:table-row>
            <table:table-row>
              <table:table-cell office:value-type="string">
                <text:p>299</text:p>
              </table:table-cell>
              <table:table-cell office:value-type="float" office:value="11165">
                <text:p>11165</text:p>
              </table:table-cell>
              <table:table-cell office:value-type="float" office:value="17667">
                <text:p>17667</text:p>
              </table:table-cell>
            </table:table-row>
            <table:table-row>
              <table:table-cell office:value-type="string">
                <text:p>300</text:p>
              </table:table-cell>
              <table:table-cell office:value-type="float" office:value="11265">
                <text:p>11265</text:p>
              </table:table-cell>
              <table:table-cell office:value-type="float" office:value="18040">
                <text:p>18040</text:p>
              </table:table-cell>
            </table:table-row>
            <table:table-row>
              <table:table-cell office:value-type="string">
                <text:p>301</text:p>
              </table:table-cell>
              <table:table-cell office:value-type="float" office:value="11465">
                <text:p>11465</text:p>
              </table:table-cell>
              <table:table-cell office:value-type="float" office:value="17926">
                <text:p>17926</text:p>
              </table:table-cell>
            </table:table-row>
            <table:table-row>
              <table:table-cell office:value-type="string">
                <text:p>302</text:p>
              </table:table-cell>
              <table:table-cell office:value-type="float" office:value="10368">
                <text:p>10368</text:p>
              </table:table-cell>
              <table:table-cell office:value-type="float" office:value="18077">
                <text:p>18077</text:p>
              </table:table-cell>
            </table:table-row>
            <table:table-row>
              <table:table-cell office:value-type="string">
                <text:p>303</text:p>
              </table:table-cell>
              <table:table-cell office:value-type="float" office:value="10965">
                <text:p>10965</text:p>
              </table:table-cell>
              <table:table-cell office:value-type="float" office:value="17931">
                <text:p>17931</text:p>
              </table:table-cell>
            </table:table-row>
            <table:table-row>
              <table:table-cell office:value-type="string">
                <text:p>304</text:p>
              </table:table-cell>
              <table:table-cell office:value-type="float" office:value="11269">
                <text:p>11269</text:p>
              </table:table-cell>
              <table:table-cell office:value-type="float" office:value="17932">
                <text:p>17932</text:p>
              </table:table-cell>
            </table:table-row>
            <table:table-row>
              <table:table-cell office:value-type="string">
                <text:p>305</text:p>
              </table:table-cell>
              <table:table-cell office:value-type="float" office:value="11267">
                <text:p>11267</text:p>
              </table:table-cell>
              <table:table-cell office:value-type="float" office:value="18021">
                <text:p>18021</text:p>
              </table:table-cell>
            </table:table-row>
            <table:table-row>
              <table:table-cell office:value-type="string">
                <text:p>306</text:p>
              </table:table-cell>
              <table:table-cell office:value-type="float" office:value="9566">
                <text:p>9566</text:p>
              </table:table-cell>
              <table:table-cell office:value-type="float" office:value="18168">
                <text:p>18168</text:p>
              </table:table-cell>
            </table:table-row>
            <table:table-row>
              <table:table-cell office:value-type="string">
                <text:p>307</text:p>
              </table:table-cell>
              <table:table-cell office:value-type="float" office:value="10766">
                <text:p>10766</text:p>
              </table:table-cell>
              <table:table-cell office:value-type="float" office:value="17934">
                <text:p>17934</text:p>
              </table:table-cell>
            </table:table-row>
            <table:table-row>
              <table:table-cell office:value-type="string">
                <text:p>308</text:p>
              </table:table-cell>
              <table:table-cell office:value-type="float" office:value="10466">
                <text:p>10466</text:p>
              </table:table-cell>
              <table:table-cell office:value-type="float" office:value="17813">
                <text:p>17813</text:p>
              </table:table-cell>
            </table:table-row>
            <table:table-row>
              <table:table-cell office:value-type="string">
                <text:p>309</text:p>
              </table:table-cell>
              <table:table-cell office:value-type="float" office:value="10467">
                <text:p>10467</text:p>
              </table:table-cell>
              <table:table-cell office:value-type="float" office:value="17540">
                <text:p>17540</text:p>
              </table:table-cell>
            </table:table-row>
            <table:table-row>
              <table:table-cell office:value-type="string">
                <text:p>310</text:p>
              </table:table-cell>
              <table:table-cell office:value-type="float" office:value="9367">
                <text:p>9367</text:p>
              </table:table-cell>
              <table:table-cell office:value-type="float" office:value="17518">
                <text:p>17518</text:p>
              </table:table-cell>
            </table:table-row>
            <table:table-row>
              <table:table-cell office:value-type="string">
                <text:p>311</text:p>
              </table:table-cell>
              <table:table-cell office:value-type="float" office:value="10265">
                <text:p>10265</text:p>
              </table:table-cell>
              <table:table-cell office:value-type="float" office:value="17537">
                <text:p>17537</text:p>
              </table:table-cell>
            </table:table-row>
            <table:table-row>
              <table:table-cell office:value-type="string">
                <text:p>312</text:p>
              </table:table-cell>
              <table:table-cell office:value-type="float" office:value="9567">
                <text:p>9567</text:p>
              </table:table-cell>
              <table:table-cell office:value-type="float" office:value="17344">
                <text:p>17344</text:p>
              </table:table-cell>
            </table:table-row>
            <table:table-row>
              <table:table-cell office:value-type="string">
                <text:p>313</text:p>
              </table:table-cell>
              <table:table-cell office:value-type="float" office:value="10267">
                <text:p>10267</text:p>
              </table:table-cell>
              <table:table-cell office:value-type="float" office:value="17437">
                <text:p>17437</text:p>
              </table:table-cell>
            </table:table-row>
            <table:table-row>
              <table:table-cell office:value-type="string">
                <text:p>314</text:p>
              </table:table-cell>
              <table:table-cell office:value-type="float" office:value="10465">
                <text:p>10465</text:p>
              </table:table-cell>
              <table:table-cell office:value-type="float" office:value="17227">
                <text:p>17227</text:p>
              </table:table-cell>
            </table:table-row>
            <table:table-row>
              <table:table-cell office:value-type="string">
                <text:p>315</text:p>
              </table:table-cell>
              <table:table-cell office:value-type="float" office:value="10466">
                <text:p>10466</text:p>
              </table:table-cell>
              <table:table-cell office:value-type="float" office:value="17374">
                <text:p>17374</text:p>
              </table:table-cell>
            </table:table-row>
            <table:table-row>
              <table:table-cell office:value-type="string">
                <text:p>316</text:p>
              </table:table-cell>
              <table:table-cell office:value-type="float" office:value="9669">
                <text:p>9669</text:p>
              </table:table-cell>
              <table:table-cell office:value-type="float" office:value="17599">
                <text:p>17599</text:p>
              </table:table-cell>
            </table:table-row>
            <table:table-row>
              <table:table-cell office:value-type="string">
                <text:p>317</text:p>
              </table:table-cell>
              <table:table-cell office:value-type="float" office:value="11264">
                <text:p>11264</text:p>
              </table:table-cell>
              <table:table-cell office:value-type="float" office:value="17437">
                <text:p>17437</text:p>
              </table:table-cell>
            </table:table-row>
            <table:table-row>
              <table:table-cell office:value-type="string">
                <text:p>318</text:p>
              </table:table-cell>
              <table:table-cell office:value-type="float" office:value="9567">
                <text:p>9567</text:p>
              </table:table-cell>
              <table:table-cell office:value-type="float" office:value="17617">
                <text:p>17617</text:p>
              </table:table-cell>
            </table:table-row>
            <table:table-row>
              <table:table-cell office:value-type="string">
                <text:p>319</text:p>
              </table:table-cell>
              <table:table-cell office:value-type="float" office:value="11168">
                <text:p>11168</text:p>
              </table:table-cell>
              <table:table-cell office:value-type="float" office:value="17547">
                <text:p>17547</text:p>
              </table:table-cell>
            </table:table-row>
            <table:table-row>
              <table:table-cell office:value-type="string">
                <text:p>320</text:p>
              </table:table-cell>
              <table:table-cell office:value-type="float" office:value="11265">
                <text:p>11265</text:p>
              </table:table-cell>
              <table:table-cell office:value-type="float" office:value="17859">
                <text:p>17859</text:p>
              </table:table-cell>
            </table:table-row>
            <table:table-row>
              <table:table-cell office:value-type="string">
                <text:p>321</text:p>
              </table:table-cell>
              <table:table-cell office:value-type="float" office:value="11267">
                <text:p>11267</text:p>
              </table:table-cell>
              <table:table-cell office:value-type="float" office:value="17554">
                <text:p>17554</text:p>
              </table:table-cell>
            </table:table-row>
            <table:table-row>
              <table:table-cell office:value-type="string">
                <text:p>322</text:p>
              </table:table-cell>
              <table:table-cell office:value-type="float" office:value="10664">
                <text:p>10664</text:p>
              </table:table-cell>
              <table:table-cell office:value-type="float" office:value="17652">
                <text:p>17652</text:p>
              </table:table-cell>
            </table:table-row>
            <table:table-row>
              <table:table-cell office:value-type="string">
                <text:p>323</text:p>
              </table:table-cell>
              <table:table-cell office:value-type="float" office:value="10768">
                <text:p>10768</text:p>
              </table:table-cell>
              <table:table-cell office:value-type="float" office:value="17820">
                <text:p>17820</text:p>
              </table:table-cell>
            </table:table-row>
            <table:table-row>
              <table:table-cell office:value-type="string">
                <text:p>324</text:p>
              </table:table-cell>
              <table:table-cell office:value-type="float" office:value="11367">
                <text:p>11367</text:p>
              </table:table-cell>
              <table:table-cell office:value-type="float" office:value="17707">
                <text:p>17707</text:p>
              </table:table-cell>
            </table:table-row>
            <table:table-row>
              <table:table-cell office:value-type="string">
                <text:p>325</text:p>
              </table:table-cell>
              <table:table-cell office:value-type="float" office:value="10367">
                <text:p>10367</text:p>
              </table:table-cell>
              <table:table-cell office:value-type="float" office:value="17999">
                <text:p>17999</text:p>
              </table:table-cell>
            </table:table-row>
            <table:table-row>
              <table:table-cell office:value-type="string">
                <text:p>326</text:p>
              </table:table-cell>
              <table:table-cell office:value-type="float" office:value="10268">
                <text:p>10268</text:p>
              </table:table-cell>
              <table:table-cell office:value-type="float" office:value="17704">
                <text:p>17704</text:p>
              </table:table-cell>
            </table:table-row>
            <table:table-row>
              <table:table-cell office:value-type="string">
                <text:p>327</text:p>
              </table:table-cell>
              <table:table-cell office:value-type="float" office:value="10265">
                <text:p>10265</text:p>
              </table:table-cell>
              <table:table-cell office:value-type="float" office:value="17679">
                <text:p>17679</text:p>
              </table:table-cell>
            </table:table-row>
            <table:table-row>
              <table:table-cell office:value-type="string">
                <text:p>328</text:p>
              </table:table-cell>
              <table:table-cell office:value-type="float" office:value="10467">
                <text:p>10467</text:p>
              </table:table-cell>
              <table:table-cell office:value-type="float" office:value="17538">
                <text:p>17538</text:p>
              </table:table-cell>
            </table:table-row>
            <table:table-row>
              <table:table-cell office:value-type="string">
                <text:p>329</text:p>
              </table:table-cell>
              <table:table-cell office:value-type="float" office:value="10568">
                <text:p>10568</text:p>
              </table:table-cell>
              <table:table-cell office:value-type="float" office:value="17512">
                <text:p>17512</text:p>
              </table:table-cell>
            </table:table-row>
            <table:table-row>
              <table:table-cell office:value-type="string">
                <text:p>330</text:p>
              </table:table-cell>
              <table:table-cell office:value-type="float" office:value="11169">
                <text:p>11169</text:p>
              </table:table-cell>
              <table:table-cell office:value-type="float" office:value="17533">
                <text:p>17533</text:p>
              </table:table-cell>
            </table:table-row>
            <table:table-row>
              <table:table-cell office:value-type="string">
                <text:p>331</text:p>
              </table:table-cell>
              <table:table-cell office:value-type="float" office:value="9667">
                <text:p>9667</text:p>
              </table:table-cell>
              <table:table-cell office:value-type="float" office:value="17642">
                <text:p>17642</text:p>
              </table:table-cell>
            </table:table-row>
            <table:table-row>
              <table:table-cell office:value-type="string">
                <text:p>332</text:p>
              </table:table-cell>
              <table:table-cell office:value-type="float" office:value="10666">
                <text:p>10666</text:p>
              </table:table-cell>
              <table:table-cell office:value-type="float" office:value="17828">
                <text:p>17828</text:p>
              </table:table-cell>
            </table:table-row>
            <table:table-row>
              <table:table-cell office:value-type="string">
                <text:p>333</text:p>
              </table:table-cell>
              <table:table-cell office:value-type="float" office:value="11266">
                <text:p>11266</text:p>
              </table:table-cell>
              <table:table-cell office:value-type="float" office:value="17651">
                <text:p>17651</text:p>
              </table:table-cell>
            </table:table-row>
            <table:table-row>
              <table:table-cell office:value-type="string">
                <text:p>334</text:p>
              </table:table-cell>
              <table:table-cell office:value-type="float" office:value="11267">
                <text:p>11267</text:p>
              </table:table-cell>
              <table:table-cell office:value-type="float" office:value="17703">
                <text:p>17703</text:p>
              </table:table-cell>
            </table:table-row>
            <table:table-row>
              <table:table-cell office:value-type="string">
                <text:p>335</text:p>
              </table:table-cell>
              <table:table-cell office:value-type="float" office:value="9767">
                <text:p>9767</text:p>
              </table:table-cell>
              <table:table-cell office:value-type="float" office:value="17632">
                <text:p>17632</text:p>
              </table:table-cell>
            </table:table-row>
            <table:table-row>
              <table:table-cell office:value-type="string">
                <text:p>336</text:p>
              </table:table-cell>
              <table:table-cell office:value-type="float" office:value="9867">
                <text:p>9867</text:p>
              </table:table-cell>
              <table:table-cell office:value-type="float" office:value="17375">
                <text:p>17375</text:p>
              </table:table-cell>
            </table:table-row>
            <table:table-row>
              <table:table-cell office:value-type="string">
                <text:p>337</text:p>
              </table:table-cell>
              <table:table-cell office:value-type="float" office:value="9767">
                <text:p>9767</text:p>
              </table:table-cell>
              <table:table-cell office:value-type="float" office:value="16965">
                <text:p>16965</text:p>
              </table:table-cell>
            </table:table-row>
            <table:table-row>
              <table:table-cell office:value-type="string">
                <text:p>338</text:p>
              </table:table-cell>
              <table:table-cell office:value-type="float" office:value="10667">
                <text:p>10667</text:p>
              </table:table-cell>
              <table:table-cell office:value-type="float" office:value="16849">
                <text:p>16849</text:p>
              </table:table-cell>
            </table:table-row>
            <table:table-row>
              <table:table-cell office:value-type="string">
                <text:p>339</text:p>
              </table:table-cell>
              <table:table-cell office:value-type="float" office:value="9565">
                <text:p>9565</text:p>
              </table:table-cell>
              <table:table-cell office:value-type="float" office:value="16981">
                <text:p>16981</text:p>
              </table:table-cell>
            </table:table-row>
            <table:table-row>
              <table:table-cell office:value-type="string">
                <text:p>340</text:p>
              </table:table-cell>
              <table:table-cell office:value-type="float" office:value="9569">
                <text:p>9569</text:p>
              </table:table-cell>
              <table:table-cell office:value-type="float" office:value="17039">
                <text:p>17039</text:p>
              </table:table-cell>
            </table:table-row>
            <table:table-row>
              <table:table-cell office:value-type="string">
                <text:p>341</text:p>
              </table:table-cell>
              <table:table-cell office:value-type="float" office:value="8565">
                <text:p>8565</text:p>
              </table:table-cell>
              <table:table-cell office:value-type="float" office:value="17023">
                <text:p>17023</text:p>
              </table:table-cell>
            </table:table-row>
            <table:table-row>
              <table:table-cell office:value-type="string">
                <text:p>342</text:p>
              </table:table-cell>
              <table:table-cell office:value-type="float" office:value="10268">
                <text:p>10268</text:p>
              </table:table-cell>
              <table:table-cell office:value-type="float" office:value="17068">
                <text:p>17068</text:p>
              </table:table-cell>
            </table:table-row>
            <table:table-row>
              <table:table-cell office:value-type="string">
                <text:p>343</text:p>
              </table:table-cell>
              <table:table-cell office:value-type="float" office:value="8668">
                <text:p>8668</text:p>
              </table:table-cell>
              <table:table-cell office:value-type="float" office:value="17111">
                <text:p>17111</text:p>
              </table:table-cell>
            </table:table-row>
            <table:table-row>
              <table:table-cell office:value-type="string">
                <text:p>344</text:p>
              </table:table-cell>
              <table:table-cell office:value-type="float" office:value="9466">
                <text:p>9466</text:p>
              </table:table-cell>
              <table:table-cell office:value-type="float" office:value="16871">
                <text:p>16871</text:p>
              </table:table-cell>
            </table:table-row>
            <table:table-row>
              <table:table-cell office:value-type="string">
                <text:p>345</text:p>
              </table:table-cell>
              <table:table-cell office:value-type="float" office:value="10465">
                <text:p>10465</text:p>
              </table:table-cell>
              <table:table-cell office:value-type="float" office:value="17239">
                <text:p>17239</text:p>
              </table:table-cell>
            </table:table-row>
            <table:table-row>
              <table:table-cell office:value-type="string">
                <text:p>346</text:p>
              </table:table-cell>
              <table:table-cell office:value-type="float" office:value="10367">
                <text:p>10367</text:p>
              </table:table-cell>
              <table:table-cell office:value-type="float" office:value="17453">
                <text:p>17453</text:p>
              </table:table-cell>
            </table:table-row>
            <table:table-row>
              <table:table-cell office:value-type="string">
                <text:p>347</text:p>
              </table:table-cell>
              <table:table-cell office:value-type="float" office:value="10565">
                <text:p>10565</text:p>
              </table:table-cell>
              <table:table-cell office:value-type="float" office:value="17350">
                <text:p>17350</text:p>
              </table:table-cell>
            </table:table-row>
            <table:table-row>
              <table:table-cell office:value-type="string">
                <text:p>348</text:p>
              </table:table-cell>
              <table:table-cell office:value-type="float" office:value="10568">
                <text:p>10568</text:p>
              </table:table-cell>
              <table:table-cell office:value-type="float" office:value="17690">
                <text:p>17690</text:p>
              </table:table-cell>
            </table:table-row>
            <table:table-row>
              <table:table-cell office:value-type="string">
                <text:p>349</text:p>
              </table:table-cell>
              <table:table-cell office:value-type="float" office:value="11567">
                <text:p>11567</text:p>
              </table:table-cell>
              <table:table-cell office:value-type="float" office:value="17734">
                <text:p>17734</text:p>
              </table:table-cell>
            </table:table-row>
            <table:table-row>
              <table:table-cell office:value-type="string">
                <text:p>350</text:p>
              </table:table-cell>
              <table:table-cell office:value-type="float" office:value="11268">
                <text:p>11268</text:p>
              </table:table-cell>
              <table:table-cell office:value-type="float" office:value="18002">
                <text:p>18002</text:p>
              </table:table-cell>
            </table:table-row>
            <table:table-row>
              <table:table-cell office:value-type="string">
                <text:p>351</text:p>
              </table:table-cell>
              <table:table-cell office:value-type="float" office:value="11068">
                <text:p>11068</text:p>
              </table:table-cell>
              <table:table-cell office:value-type="float" office:value="18065">
                <text:p>18065</text:p>
              </table:table-cell>
            </table:table-row>
            <table:table-row>
              <table:table-cell office:value-type="string">
                <text:p>352</text:p>
              </table:table-cell>
              <table:table-cell office:value-type="float" office:value="9668">
                <text:p>9668</text:p>
              </table:table-cell>
              <table:table-cell office:value-type="float" office:value="18021">
                <text:p>18021</text:p>
              </table:table-cell>
            </table:table-row>
            <table:table-row>
              <table:table-cell office:value-type="string">
                <text:p>353</text:p>
              </table:table-cell>
              <table:table-cell office:value-type="float" office:value="10567">
                <text:p>10567</text:p>
              </table:table-cell>
              <table:table-cell office:value-type="float" office:value="18256">
                <text:p>18256</text:p>
              </table:table-cell>
            </table:table-row>
            <table:table-row>
              <table:table-cell office:value-type="string">
                <text:p>354</text:p>
              </table:table-cell>
              <table:table-cell office:value-type="float" office:value="10565">
                <text:p>10565</text:p>
              </table:table-cell>
              <table:table-cell office:value-type="float" office:value="18035">
                <text:p>18035</text:p>
              </table:table-cell>
            </table:table-row>
            <table:table-row>
              <table:table-cell office:value-type="string">
                <text:p>355</text:p>
              </table:table-cell>
              <table:table-cell office:value-type="float" office:value="11268">
                <text:p>11268</text:p>
              </table:table-cell>
              <table:table-cell office:value-type="float" office:value="17948">
                <text:p>17948</text:p>
              </table:table-cell>
            </table:table-row>
            <table:table-row>
              <table:table-cell office:value-type="string">
                <text:p>356</text:p>
              </table:table-cell>
              <table:table-cell office:value-type="float" office:value="9466">
                <text:p>9466</text:p>
              </table:table-cell>
              <table:table-cell office:value-type="float" office:value="18001">
                <text:p>18001</text:p>
              </table:table-cell>
            </table:table-row>
            <table:table-row>
              <table:table-cell office:value-type="string">
                <text:p>357</text:p>
              </table:table-cell>
              <table:table-cell office:value-type="float" office:value="10569">
                <text:p>10569</text:p>
              </table:table-cell>
              <table:table-cell office:value-type="float" office:value="17911">
                <text:p>17911</text:p>
              </table:table-cell>
            </table:table-row>
            <table:table-row>
              <table:table-cell office:value-type="string">
                <text:p>358</text:p>
              </table:table-cell>
              <table:table-cell office:value-type="float" office:value="10767">
                <text:p>10767</text:p>
              </table:table-cell>
              <table:table-cell office:value-type="float" office:value="17982">
                <text:p>17982</text:p>
              </table:table-cell>
            </table:table-row>
            <table:table-row>
              <table:table-cell office:value-type="string">
                <text:p>359</text:p>
              </table:table-cell>
              <table:table-cell office:value-type="float" office:value="11466">
                <text:p>11466</text:p>
              </table:table-cell>
              <table:table-cell office:value-type="float" office:value="17968">
                <text:p>17968</text:p>
              </table:table-cell>
            </table:table-row>
            <table:table-row>
              <table:table-cell office:value-type="string">
                <text:p>360</text:p>
              </table:table-cell>
              <table:table-cell office:value-type="float" office:value="9368">
                <text:p>9368</text:p>
              </table:table-cell>
              <table:table-cell office:value-type="float" office:value="17955">
                <text:p>17955</text:p>
              </table:table-cell>
            </table:table-row>
            <table:table-row>
              <table:table-cell office:value-type="string">
                <text:p>361</text:p>
              </table:table-cell>
              <table:table-cell office:value-type="float" office:value="10167">
                <text:p>10167</text:p>
              </table:table-cell>
              <table:table-cell office:value-type="float" office:value="17884">
                <text:p>17884</text:p>
              </table:table-cell>
            </table:table-row>
            <table:table-row>
              <table:table-cell office:value-type="string">
                <text:p>362</text:p>
              </table:table-cell>
              <table:table-cell office:value-type="float" office:value="11066">
                <text:p>11066</text:p>
              </table:table-cell>
              <table:table-cell office:value-type="float" office:value="17765">
                <text:p>17765</text:p>
              </table:table-cell>
            </table:table-row>
            <table:table-row>
              <table:table-cell office:value-type="string">
                <text:p>363</text:p>
              </table:table-cell>
              <table:table-cell office:value-type="float" office:value="8568">
                <text:p>8568</text:p>
              </table:table-cell>
              <table:table-cell office:value-type="float" office:value="17642">
                <text:p>17642</text:p>
              </table:table-cell>
            </table:table-row>
            <table:table-row>
              <table:table-cell office:value-type="string">
                <text:p>364</text:p>
              </table:table-cell>
              <table:table-cell office:value-type="float" office:value="10668">
                <text:p>10668</text:p>
              </table:table-cell>
              <table:table-cell office:value-type="float" office:value="17503">
                <text:p>17503</text:p>
              </table:table-cell>
            </table:table-row>
            <table:table-row>
              <table:table-cell office:value-type="string">
                <text:p>365</text:p>
              </table:table-cell>
              <table:table-cell office:value-type="float" office:value="10467">
                <text:p>10467</text:p>
              </table:table-cell>
              <table:table-cell office:value-type="float" office:value="17400">
                <text:p>17400</text:p>
              </table:table-cell>
            </table:table-row>
            <table:table-row>
              <table:table-cell office:value-type="string">
                <text:p>366</text:p>
              </table:table-cell>
              <table:table-cell office:value-type="float" office:value="9567">
                <text:p>9567</text:p>
              </table:table-cell>
              <table:table-cell office:value-type="float" office:value="17401">
                <text:p>17401</text:p>
              </table:table-cell>
            </table:table-row>
            <table:table-row>
              <table:table-cell office:value-type="string">
                <text:p>367</text:p>
              </table:table-cell>
              <table:table-cell office:value-type="float" office:value="10468">
                <text:p>10468</text:p>
              </table:table-cell>
              <table:table-cell office:value-type="float" office:value="17078">
                <text:p>17078</text:p>
              </table:table-cell>
            </table:table-row>
            <table:table-row>
              <table:table-cell office:value-type="string">
                <text:p>368</text:p>
              </table:table-cell>
              <table:table-cell office:value-type="float" office:value="9667">
                <text:p>9667</text:p>
              </table:table-cell>
              <table:table-cell office:value-type="float" office:value="17018">
                <text:p>17018</text:p>
              </table:table-cell>
            </table:table-row>
            <table:table-row>
              <table:table-cell office:value-type="string">
                <text:p>369</text:p>
              </table:table-cell>
              <table:table-cell office:value-type="float" office:value="9767">
                <text:p>9767</text:p>
              </table:table-cell>
              <table:table-cell office:value-type="float" office:value="17082">
                <text:p>17082</text:p>
              </table:table-cell>
            </table:table-row>
            <table:table-row>
              <table:table-cell office:value-type="string">
                <text:p>370</text:p>
              </table:table-cell>
              <table:table-cell office:value-type="float" office:value="10468">
                <text:p>10468</text:p>
              </table:table-cell>
              <table:table-cell office:value-type="float" office:value="17066">
                <text:p>17066</text:p>
              </table:table-cell>
            </table:table-row>
            <table:table-row>
              <table:table-cell office:value-type="string">
                <text:p>371</text:p>
              </table:table-cell>
              <table:table-cell office:value-type="float" office:value="10267">
                <text:p>10267</text:p>
              </table:table-cell>
              <table:table-cell office:value-type="float" office:value="17247">
                <text:p>17247</text:p>
              </table:table-cell>
            </table:table-row>
            <table:table-row>
              <table:table-cell office:value-type="string">
                <text:p>372</text:p>
              </table:table-cell>
              <table:table-cell office:value-type="float" office:value="10767">
                <text:p>10767</text:p>
              </table:table-cell>
              <table:table-cell office:value-type="float" office:value="17377">
                <text:p>17377</text:p>
              </table:table-cell>
            </table:table-row>
            <table:table-row>
              <table:table-cell office:value-type="string">
                <text:p>373</text:p>
              </table:table-cell>
              <table:table-cell office:value-type="float" office:value="10567">
                <text:p>10567</text:p>
              </table:table-cell>
              <table:table-cell office:value-type="float" office:value="17428">
                <text:p>17428</text:p>
              </table:table-cell>
            </table:table-row>
            <table:table-row>
              <table:table-cell office:value-type="string">
                <text:p>374</text:p>
              </table:table-cell>
              <table:table-cell office:value-type="float" office:value="10568">
                <text:p>10568</text:p>
              </table:table-cell>
              <table:table-cell office:value-type="float" office:value="17887">
                <text:p>17887</text:p>
              </table:table-cell>
            </table:table-row>
            <table:table-row>
              <table:table-cell office:value-type="string">
                <text:p>375</text:p>
              </table:table-cell>
              <table:table-cell office:value-type="float" office:value="10968">
                <text:p>10968</text:p>
              </table:table-cell>
              <table:table-cell office:value-type="float" office:value="17374">
                <text:p>17374</text:p>
              </table:table-cell>
            </table:table-row>
            <table:table-row>
              <table:table-cell office:value-type="string">
                <text:p>376</text:p>
              </table:table-cell>
              <table:table-cell office:value-type="float" office:value="11267">
                <text:p>11267</text:p>
              </table:table-cell>
              <table:table-cell office:value-type="float" office:value="17459">
                <text:p>17459</text:p>
              </table:table-cell>
            </table:table-row>
            <table:table-row>
              <table:table-cell office:value-type="string">
                <text:p>377</text:p>
              </table:table-cell>
              <table:table-cell office:value-type="float" office:value="10565">
                <text:p>10565</text:p>
              </table:table-cell>
              <table:table-cell office:value-type="float" office:value="17655">
                <text:p>17655</text:p>
              </table:table-cell>
            </table:table-row>
            <table:table-row>
              <table:table-cell office:value-type="string">
                <text:p>378</text:p>
              </table:table-cell>
              <table:table-cell office:value-type="float" office:value="10568">
                <text:p>10568</text:p>
              </table:table-cell>
              <table:table-cell office:value-type="float" office:value="17981">
                <text:p>17981</text:p>
              </table:table-cell>
            </table:table-row>
            <table:table-row>
              <table:table-cell office:value-type="string">
                <text:p>379</text:p>
              </table:table-cell>
              <table:table-cell office:value-type="float" office:value="9667">
                <text:p>9667</text:p>
              </table:table-cell>
              <table:table-cell office:value-type="float" office:value="17693">
                <text:p>17693</text:p>
              </table:table-cell>
            </table:table-row>
            <table:table-row>
              <table:table-cell office:value-type="string">
                <text:p>380</text:p>
              </table:table-cell>
              <table:table-cell office:value-type="float" office:value="9568">
                <text:p>9568</text:p>
              </table:table-cell>
              <table:table-cell office:value-type="float" office:value="17554">
                <text:p>17554</text:p>
              </table:table-cell>
            </table:table-row>
            <table:table-row>
              <table:table-cell office:value-type="string">
                <text:p>381</text:p>
              </table:table-cell>
              <table:table-cell office:value-type="float" office:value="11268">
                <text:p>11268</text:p>
              </table:table-cell>
              <table:table-cell office:value-type="float" office:value="17634">
                <text:p>17634</text:p>
              </table:table-cell>
            </table:table-row>
            <table:table-row>
              <table:table-cell office:value-type="string">
                <text:p>382</text:p>
              </table:table-cell>
              <table:table-cell office:value-type="float" office:value="11068">
                <text:p>11068</text:p>
              </table:table-cell>
              <table:table-cell office:value-type="float" office:value="17853">
                <text:p>17853</text:p>
              </table:table-cell>
            </table:table-row>
            <table:table-row>
              <table:table-cell office:value-type="string">
                <text:p>383</text:p>
              </table:table-cell>
              <table:table-cell office:value-type="float" office:value="11367">
                <text:p>11367</text:p>
              </table:table-cell>
              <table:table-cell office:value-type="float" office:value="17624">
                <text:p>17624</text:p>
              </table:table-cell>
            </table:table-row>
            <table:table-row>
              <table:table-cell office:value-type="string">
                <text:p>384</text:p>
              </table:table-cell>
              <table:table-cell office:value-type="float" office:value="10568">
                <text:p>10568</text:p>
              </table:table-cell>
              <table:table-cell office:value-type="float" office:value="17539">
                <text:p>17539</text:p>
              </table:table-cell>
            </table:table-row>
            <table:table-row>
              <table:table-cell office:value-type="string">
                <text:p>385</text:p>
              </table:table-cell>
              <table:table-cell office:value-type="float" office:value="11263">
                <text:p>11263</text:p>
              </table:table-cell>
              <table:table-cell office:value-type="float" office:value="17464">
                <text:p>17464</text:p>
              </table:table-cell>
            </table:table-row>
            <table:table-row>
              <table:table-cell office:value-type="string">
                <text:p>386</text:p>
              </table:table-cell>
              <table:table-cell office:value-type="float" office:value="10765">
                <text:p>10765</text:p>
              </table:table-cell>
              <table:table-cell office:value-type="float" office:value="17400">
                <text:p>17400</text:p>
              </table:table-cell>
            </table:table-row>
            <table:table-row>
              <table:table-cell office:value-type="string">
                <text:p>387</text:p>
              </table:table-cell>
              <table:table-cell office:value-type="float" office:value="11170">
                <text:p>11170</text:p>
              </table:table-cell>
              <table:table-cell office:value-type="float" office:value="17265">
                <text:p>17265</text:p>
              </table:table-cell>
            </table:table-row>
            <table:table-row>
              <table:table-cell office:value-type="string">
                <text:p>388</text:p>
              </table:table-cell>
              <table:table-cell office:value-type="float" office:value="10567">
                <text:p>10567</text:p>
              </table:table-cell>
              <table:table-cell office:value-type="float" office:value="17499">
                <text:p>17499</text:p>
              </table:table-cell>
            </table:table-row>
            <table:table-row>
              <table:table-cell office:value-type="string">
                <text:p>389</text:p>
              </table:table-cell>
              <table:table-cell office:value-type="float" office:value="10667">
                <text:p>10667</text:p>
              </table:table-cell>
              <table:table-cell office:value-type="float" office:value="17825">
                <text:p>17825</text:p>
              </table:table-cell>
            </table:table-row>
            <table:table-row>
              <table:table-cell office:value-type="string">
                <text:p>390</text:p>
              </table:table-cell>
              <table:table-cell office:value-type="float" office:value="11468">
                <text:p>11468</text:p>
              </table:table-cell>
              <table:table-cell office:value-type="float" office:value="17790">
                <text:p>17790</text:p>
              </table:table-cell>
            </table:table-row>
            <table:table-row>
              <table:table-cell office:value-type="string">
                <text:p>391</text:p>
              </table:table-cell>
              <table:table-cell office:value-type="float" office:value="11066">
                <text:p>11066</text:p>
              </table:table-cell>
              <table:table-cell office:value-type="float" office:value="18088">
                <text:p>18088</text:p>
              </table:table-cell>
            </table:table-row>
            <table:table-row>
              <table:table-cell office:value-type="string">
                <text:p>392</text:p>
              </table:table-cell>
              <table:table-cell office:value-type="float" office:value="11365">
                <text:p>11365</text:p>
              </table:table-cell>
              <table:table-cell office:value-type="float" office:value="18220">
                <text:p>18220</text:p>
              </table:table-cell>
            </table:table-row>
            <table:table-row>
              <table:table-cell office:value-type="string">
                <text:p>393</text:p>
              </table:table-cell>
              <table:table-cell office:value-type="float" office:value="9767">
                <text:p>9767</text:p>
              </table:table-cell>
              <table:table-cell office:value-type="float" office:value="18149">
                <text:p>18149</text:p>
              </table:table-cell>
            </table:table-row>
            <table:table-row>
              <table:table-cell office:value-type="string">
                <text:p>394</text:p>
              </table:table-cell>
              <table:table-cell office:value-type="float" office:value="10367">
                <text:p>10367</text:p>
              </table:table-cell>
              <table:table-cell office:value-type="float" office:value="18202">
                <text:p>18202</text:p>
              </table:table-cell>
            </table:table-row>
            <table:table-row>
              <table:table-cell office:value-type="string">
                <text:p>395</text:p>
              </table:table-cell>
              <table:table-cell office:value-type="float" office:value="11368">
                <text:p>11368</text:p>
              </table:table-cell>
              <table:table-cell office:value-type="float" office:value="17704">
                <text:p>17704</text:p>
              </table:table-cell>
            </table:table-row>
            <table:table-row>
              <table:table-cell office:value-type="string">
                <text:p>396</text:p>
              </table:table-cell>
              <table:table-cell office:value-type="float" office:value="10566">
                <text:p>10566</text:p>
              </table:table-cell>
              <table:table-cell office:value-type="float" office:value="17712">
                <text:p>17712</text:p>
              </table:table-cell>
            </table:table-row>
            <table:table-row>
              <table:table-cell office:value-type="string">
                <text:p>397</text:p>
              </table:table-cell>
              <table:table-cell office:value-type="float" office:value="10568">
                <text:p>10568</text:p>
              </table:table-cell>
              <table:table-cell office:value-type="float" office:value="17816">
                <text:p>17816</text:p>
              </table:table-cell>
            </table:table-row>
            <table:table-row>
              <table:table-cell office:value-type="string">
                <text:p>398</text:p>
              </table:table-cell>
              <table:table-cell office:value-type="float" office:value="10467">
                <text:p>10467</text:p>
              </table:table-cell>
              <table:table-cell office:value-type="float" office:value="17854">
                <text:p>17854</text:p>
              </table:table-cell>
            </table:table-row>
            <table:table-row>
              <table:table-cell office:value-type="string">
                <text:p>399</text:p>
              </table:table-cell>
              <table:table-cell office:value-type="float" office:value="10366">
                <text:p>10366</text:p>
              </table:table-cell>
              <table:table-cell office:value-type="float" office:value="17892">
                <text:p>17892</text:p>
              </table:table-cell>
            </table:table-row>
            <table:table-row>
              <table:table-cell office:value-type="string">
                <text:p>400</text:p>
              </table:table-cell>
              <table:table-cell office:value-type="float" office:value="10767">
                <text:p>10767</text:p>
              </table:table-cell>
              <table:table-cell office:value-type="float" office:value="17943">
                <text:p>17943</text:p>
              </table:table-cell>
            </table:table-row>
            <table:table-row>
              <table:table-cell office:value-type="string">
                <text:p>401</text:p>
              </table:table-cell>
              <table:table-cell office:value-type="float" office:value="10667">
                <text:p>10667</text:p>
              </table:table-cell>
              <table:table-cell office:value-type="float" office:value="18259">
                <text:p>18259</text:p>
              </table:table-cell>
            </table:table-row>
            <table:table-row>
              <table:table-cell office:value-type="string">
                <text:p>402</text:p>
              </table:table-cell>
              <table:table-cell office:value-type="float" office:value="11169">
                <text:p>11169</text:p>
              </table:table-cell>
              <table:table-cell office:value-type="float" office:value="17734">
                <text:p>17734</text:p>
              </table:table-cell>
            </table:table-row>
            <table:table-row>
              <table:table-cell office:value-type="string">
                <text:p>403</text:p>
              </table:table-cell>
              <table:table-cell office:value-type="float" office:value="10664">
                <text:p>10664</text:p>
              </table:table-cell>
              <table:table-cell office:value-type="float" office:value="17655">
                <text:p>17655</text:p>
              </table:table-cell>
            </table:table-row>
            <table:table-row>
              <table:table-cell office:value-type="string">
                <text:p>404</text:p>
              </table:table-cell>
              <table:table-cell office:value-type="float" office:value="10366">
                <text:p>10366</text:p>
              </table:table-cell>
              <table:table-cell office:value-type="float" office:value="17480">
                <text:p>17480</text:p>
              </table:table-cell>
            </table:table-row>
            <table:table-row>
              <table:table-cell office:value-type="string">
                <text:p>405</text:p>
              </table:table-cell>
              <table:table-cell office:value-type="float" office:value="10566">
                <text:p>10566</text:p>
              </table:table-cell>
              <table:table-cell office:value-type="float" office:value="17407">
                <text:p>17407</text:p>
              </table:table-cell>
            </table:table-row>
            <table:table-row>
              <table:table-cell office:value-type="string">
                <text:p>406</text:p>
              </table:table-cell>
              <table:table-cell office:value-type="float" office:value="10666">
                <text:p>10666</text:p>
              </table:table-cell>
              <table:table-cell office:value-type="float" office:value="17430">
                <text:p>17430</text:p>
              </table:table-cell>
            </table:table-row>
            <table:table-row>
              <table:table-cell office:value-type="string">
                <text:p>407</text:p>
              </table:table-cell>
              <table:table-cell office:value-type="float" office:value="10569">
                <text:p>10569</text:p>
              </table:table-cell>
              <table:table-cell office:value-type="float" office:value="17584">
                <text:p>17584</text:p>
              </table:table-cell>
            </table:table-row>
            <table:table-row>
              <table:table-cell office:value-type="string">
                <text:p>408</text:p>
              </table:table-cell>
              <table:table-cell office:value-type="float" office:value="9664">
                <text:p>9664</text:p>
              </table:table-cell>
              <table:table-cell office:value-type="float" office:value="17611">
                <text:p>17611</text:p>
              </table:table-cell>
            </table:table-row>
            <table:table-row>
              <table:table-cell office:value-type="string">
                <text:p>409</text:p>
              </table:table-cell>
              <table:table-cell office:value-type="float" office:value="9366">
                <text:p>9366</text:p>
              </table:table-cell>
              <table:table-cell office:value-type="float" office:value="17292">
                <text:p>17292</text:p>
              </table:table-cell>
            </table:table-row>
            <table:table-row>
              <table:table-cell office:value-type="string">
                <text:p>410</text:p>
              </table:table-cell>
              <table:table-cell office:value-type="float" office:value="9567">
                <text:p>9567</text:p>
              </table:table-cell>
              <table:table-cell office:value-type="float" office:value="17149">
                <text:p>17149</text:p>
              </table:table-cell>
            </table:table-row>
            <table:table-row>
              <table:table-cell office:value-type="string">
                <text:p>411</text:p>
              </table:table-cell>
              <table:table-cell office:value-type="float" office:value="10366">
                <text:p>10366</text:p>
              </table:table-cell>
              <table:table-cell office:value-type="float" office:value="17165">
                <text:p>17165</text:p>
              </table:table-cell>
            </table:table-row>
            <table:table-row>
              <table:table-cell office:value-type="string">
                <text:p>412</text:p>
              </table:table-cell>
              <table:table-cell office:value-type="float" office:value="10466">
                <text:p>10466</text:p>
              </table:table-cell>
              <table:table-cell office:value-type="float" office:value="16833">
                <text:p>16833</text:p>
              </table:table-cell>
            </table:table-row>
            <table:table-row>
              <table:table-cell office:value-type="string">
                <text:p>413</text:p>
              </table:table-cell>
              <table:table-cell office:value-type="float" office:value="9565">
                <text:p>9565</text:p>
              </table:table-cell>
              <table:table-cell office:value-type="float" office:value="16932">
                <text:p>16932</text:p>
              </table:table-cell>
            </table:table-row>
            <table:table-row>
              <table:table-cell office:value-type="string">
                <text:p>414</text:p>
              </table:table-cell>
              <table:table-cell office:value-type="float" office:value="9368">
                <text:p>9368</text:p>
              </table:table-cell>
              <table:table-cell office:value-type="float" office:value="17042">
                <text:p>17042</text:p>
              </table:table-cell>
            </table:table-row>
            <table:table-row>
              <table:table-cell office:value-type="string">
                <text:p>415</text:p>
              </table:table-cell>
              <table:table-cell office:value-type="float" office:value="9569">
                <text:p>9569</text:p>
              </table:table-cell>
              <table:table-cell office:value-type="float" office:value="17199">
                <text:p>17199</text:p>
              </table:table-cell>
            </table:table-row>
            <table:table-row>
              <table:table-cell office:value-type="string">
                <text:p>416</text:p>
              </table:table-cell>
              <table:table-cell office:value-type="float" office:value="9769">
                <text:p>9769</text:p>
              </table:table-cell>
              <table:table-cell office:value-type="float" office:value="17157">
                <text:p>17157</text:p>
              </table:table-cell>
            </table:table-row>
            <table:table-row>
              <table:table-cell office:value-type="string">
                <text:p>417</text:p>
              </table:table-cell>
              <table:table-cell office:value-type="float" office:value="9667">
                <text:p>9667</text:p>
              </table:table-cell>
              <table:table-cell office:value-type="float" office:value="17005">
                <text:p>17005</text:p>
              </table:table-cell>
            </table:table-row>
            <table:table-row>
              <table:table-cell office:value-type="string">
                <text:p>418</text:p>
              </table:table-cell>
              <table:table-cell office:value-type="float" office:value="8566">
                <text:p>8566</text:p>
              </table:table-cell>
              <table:table-cell office:value-type="float" office:value="17262">
                <text:p>17262</text:p>
              </table:table-cell>
            </table:table-row>
            <table:table-row>
              <table:table-cell office:value-type="string">
                <text:p>419</text:p>
              </table:table-cell>
              <table:table-cell office:value-type="float" office:value="9567">
                <text:p>9567</text:p>
              </table:table-cell>
              <table:table-cell office:value-type="float" office:value="17382">
                <text:p>17382</text:p>
              </table:table-cell>
            </table:table-row>
            <table:table-row>
              <table:table-cell office:value-type="string">
                <text:p>420</text:p>
              </table:table-cell>
              <table:table-cell office:value-type="float" office:value="10167">
                <text:p>10167</text:p>
              </table:table-cell>
              <table:table-cell office:value-type="float" office:value="17319">
                <text:p>17319</text:p>
              </table:table-cell>
            </table:table-row>
            <table:table-row>
              <table:table-cell office:value-type="string">
                <text:p>421</text:p>
              </table:table-cell>
              <table:table-cell office:value-type="float" office:value="11066">
                <text:p>11066</text:p>
              </table:table-cell>
              <table:table-cell office:value-type="float" office:value="17218">
                <text:p>17218</text:p>
              </table:table-cell>
            </table:table-row>
            <table:table-row>
              <table:table-cell office:value-type="string">
                <text:p>422</text:p>
              </table:table-cell>
              <table:table-cell office:value-type="float" office:value="10567">
                <text:p>10567</text:p>
              </table:table-cell>
              <table:table-cell office:value-type="float" office:value="17322">
                <text:p>17322</text:p>
              </table:table-cell>
            </table:table-row>
            <table:table-row>
              <table:table-cell office:value-type="string">
                <text:p>423</text:p>
              </table:table-cell>
              <table:table-cell office:value-type="float" office:value="9667">
                <text:p>9667</text:p>
              </table:table-cell>
              <table:table-cell office:value-type="float" office:value="17542">
                <text:p>17542</text:p>
              </table:table-cell>
            </table:table-row>
            <table:table-row>
              <table:table-cell office:value-type="string">
                <text:p>424</text:p>
              </table:table-cell>
              <table:table-cell office:value-type="float" office:value="9668">
                <text:p>9668</text:p>
              </table:table-cell>
              <table:table-cell office:value-type="float" office:value="17472">
                <text:p>17472</text:p>
              </table:table-cell>
            </table:table-row>
            <table:table-row>
              <table:table-cell office:value-type="string">
                <text:p>425</text:p>
              </table:table-cell>
              <table:table-cell office:value-type="float" office:value="11267">
                <text:p>11267</text:p>
              </table:table-cell>
              <table:table-cell office:value-type="float" office:value="17878">
                <text:p>17878</text:p>
              </table:table-cell>
            </table:table-row>
            <table:table-row>
              <table:table-cell office:value-type="string">
                <text:p>426</text:p>
              </table:table-cell>
              <table:table-cell office:value-type="float" office:value="10467">
                <text:p>10467</text:p>
              </table:table-cell>
              <table:table-cell office:value-type="float" office:value="17945">
                <text:p>17945</text:p>
              </table:table-cell>
            </table:table-row>
            <table:table-row>
              <table:table-cell office:value-type="string">
                <text:p>427</text:p>
              </table:table-cell>
              <table:table-cell office:value-type="float" office:value="10369">
                <text:p>10369</text:p>
              </table:table-cell>
              <table:table-cell office:value-type="float" office:value="17861">
                <text:p>17861</text:p>
              </table:table-cell>
            </table:table-row>
            <table:table-row>
              <table:table-cell office:value-type="string">
                <text:p>428</text:p>
              </table:table-cell>
              <table:table-cell office:value-type="float" office:value="10268">
                <text:p>10268</text:p>
              </table:table-cell>
              <table:table-cell office:value-type="float" office:value="17810">
                <text:p>17810</text:p>
              </table:table-cell>
            </table:table-row>
            <table:table-row>
              <table:table-cell office:value-type="string">
                <text:p>429</text:p>
              </table:table-cell>
              <table:table-cell office:value-type="float" office:value="10465">
                <text:p>10465</text:p>
              </table:table-cell>
              <table:table-cell office:value-type="float" office:value="17840">
                <text:p>17840</text:p>
              </table:table-cell>
            </table:table-row>
            <table:table-row>
              <table:table-cell office:value-type="string">
                <text:p>430</text:p>
              </table:table-cell>
              <table:table-cell office:value-type="float" office:value="10467">
                <text:p>10467</text:p>
              </table:table-cell>
              <table:table-cell office:value-type="float" office:value="17752">
                <text:p>17752</text:p>
              </table:table-cell>
            </table:table-row>
            <table:table-row>
              <table:table-cell office:value-type="string">
                <text:p>431</text:p>
              </table:table-cell>
              <table:table-cell office:value-type="float" office:value="9666">
                <text:p>9666</text:p>
              </table:table-cell>
              <table:table-cell office:value-type="float" office:value="17615">
                <text:p>17615</text:p>
              </table:table-cell>
            </table:table-row>
            <table:table-row>
              <table:table-cell office:value-type="string">
                <text:p>432</text:p>
              </table:table-cell>
              <table:table-cell office:value-type="float" office:value="10468">
                <text:p>10468</text:p>
              </table:table-cell>
              <table:table-cell office:value-type="float" office:value="17732">
                <text:p>17732</text:p>
              </table:table-cell>
            </table:table-row>
            <table:table-row>
              <table:table-cell office:value-type="string">
                <text:p>433</text:p>
              </table:table-cell>
              <table:table-cell office:value-type="float" office:value="10467">
                <text:p>10467</text:p>
              </table:table-cell>
              <table:table-cell office:value-type="float" office:value="17462">
                <text:p>17462</text:p>
              </table:table-cell>
            </table:table-row>
            <table:table-row>
              <table:table-cell office:value-type="string">
                <text:p>434</text:p>
              </table:table-cell>
              <table:table-cell office:value-type="float" office:value="11267">
                <text:p>11267</text:p>
              </table:table-cell>
              <table:table-cell office:value-type="float" office:value="17572">
                <text:p>17572</text:p>
              </table:table-cell>
            </table:table-row>
            <table:table-row>
              <table:table-cell office:value-type="string">
                <text:p>435</text:p>
              </table:table-cell>
              <table:table-cell office:value-type="float" office:value="10667">
                <text:p>10667</text:p>
              </table:table-cell>
              <table:table-cell office:value-type="float" office:value="17886">
                <text:p>17886</text:p>
              </table:table-cell>
            </table:table-row>
            <table:table-row>
              <table:table-cell office:value-type="string">
                <text:p>436</text:p>
              </table:table-cell>
              <table:table-cell office:value-type="float" office:value="10466">
                <text:p>10466</text:p>
              </table:table-cell>
              <table:table-cell office:value-type="float" office:value="18144">
                <text:p>18144</text:p>
              </table:table-cell>
            </table:table-row>
            <table:table-row>
              <table:table-cell office:value-type="string">
                <text:p>437</text:p>
              </table:table-cell>
              <table:table-cell office:value-type="float" office:value="10466">
                <text:p>10466</text:p>
              </table:table-cell>
              <table:table-cell office:value-type="float" office:value="17596">
                <text:p>17596</text:p>
              </table:table-cell>
            </table:table-row>
            <table:table-row>
              <table:table-cell office:value-type="string">
                <text:p>438</text:p>
              </table:table-cell>
              <table:table-cell office:value-type="float" office:value="10567">
                <text:p>10567</text:p>
              </table:table-cell>
              <table:table-cell office:value-type="float" office:value="18027">
                <text:p>18027</text:p>
              </table:table-cell>
            </table:table-row>
            <table:table-row>
              <table:table-cell office:value-type="string">
                <text:p>439</text:p>
              </table:table-cell>
              <table:table-cell office:value-type="float" office:value="11367">
                <text:p>11367</text:p>
              </table:table-cell>
              <table:table-cell office:value-type="float" office:value="17764">
                <text:p>17764</text:p>
              </table:table-cell>
            </table:table-row>
            <table:table-row>
              <table:table-cell office:value-type="string">
                <text:p>440</text:p>
              </table:table-cell>
              <table:table-cell office:value-type="float" office:value="10667">
                <text:p>10667</text:p>
              </table:table-cell>
              <table:table-cell office:value-type="float" office:value="17660">
                <text:p>17660</text:p>
              </table:table-cell>
            </table:table-row>
            <table:table-row>
              <table:table-cell office:value-type="string">
                <text:p>441</text:p>
              </table:table-cell>
              <table:table-cell office:value-type="float" office:value="11267">
                <text:p>11267</text:p>
              </table:table-cell>
              <table:table-cell office:value-type="float" office:value="17839">
                <text:p>17839</text:p>
              </table:table-cell>
            </table:table-row>
            <table:table-row>
              <table:table-cell office:value-type="string">
                <text:p>442</text:p>
              </table:table-cell>
              <table:table-cell office:value-type="float" office:value="10467">
                <text:p>10467</text:p>
              </table:table-cell>
              <table:table-cell office:value-type="float" office:value="17528">
                <text:p>17528</text:p>
              </table:table-cell>
            </table:table-row>
            <table:table-row>
              <table:table-cell office:value-type="string">
                <text:p>443</text:p>
              </table:table-cell>
              <table:table-cell office:value-type="float" office:value="11068">
                <text:p>11068</text:p>
              </table:table-cell>
              <table:table-cell office:value-type="float" office:value="17751">
                <text:p>17751</text:p>
              </table:table-cell>
            </table:table-row>
            <table:table-row>
              <table:table-cell office:value-type="string">
                <text:p>444</text:p>
              </table:table-cell>
              <table:table-cell office:value-type="float" office:value="9367">
                <text:p>9367</text:p>
              </table:table-cell>
              <table:table-cell office:value-type="float" office:value="17372">
                <text:p>17372</text:p>
              </table:table-cell>
            </table:table-row>
            <table:table-row>
              <table:table-cell office:value-type="string">
                <text:p>445</text:p>
              </table:table-cell>
              <table:table-cell office:value-type="float" office:value="9468">
                <text:p>9468</text:p>
              </table:table-cell>
              <table:table-cell office:value-type="float" office:value="17188">
                <text:p>17188</text:p>
              </table:table-cell>
            </table:table-row>
            <table:table-row>
              <table:table-cell office:value-type="string">
                <text:p>446</text:p>
              </table:table-cell>
              <table:table-cell office:value-type="float" office:value="10366">
                <text:p>10366</text:p>
              </table:table-cell>
              <table:table-cell office:value-type="float" office:value="17136">
                <text:p>17136</text:p>
              </table:table-cell>
            </table:table-row>
            <table:table-row>
              <table:table-cell office:value-type="string">
                <text:p>447</text:p>
              </table:table-cell>
              <table:table-cell office:value-type="float" office:value="10268">
                <text:p>10268</text:p>
              </table:table-cell>
              <table:table-cell office:value-type="float" office:value="17329">
                <text:p>17329</text:p>
              </table:table-cell>
            </table:table-row>
            <table:table-row>
              <table:table-cell office:value-type="string">
                <text:p>448</text:p>
              </table:table-cell>
              <table:table-cell office:value-type="float" office:value="9666">
                <text:p>9666</text:p>
              </table:table-cell>
              <table:table-cell office:value-type="float" office:value="17152">
                <text:p>17152</text:p>
              </table:table-cell>
            </table:table-row>
            <table:table-row>
              <table:table-cell office:value-type="string">
                <text:p>449</text:p>
              </table:table-cell>
              <table:table-cell office:value-type="float" office:value="10566">
                <text:p>10566</text:p>
              </table:table-cell>
              <table:table-cell office:value-type="float" office:value="17121">
                <text:p>17121</text:p>
              </table:table-cell>
            </table:table-row>
            <table:table-row>
              <table:table-cell office:value-type="string">
                <text:p>450</text:p>
              </table:table-cell>
              <table:table-cell office:value-type="float" office:value="8666">
                <text:p>8666</text:p>
              </table:table-cell>
              <table:table-cell office:value-type="float" office:value="17411">
                <text:p>17411</text:p>
              </table:table-cell>
            </table:table-row>
            <table:table-row>
              <table:table-cell office:value-type="string">
                <text:p>451</text:p>
              </table:table-cell>
              <table:table-cell office:value-type="float" office:value="10567">
                <text:p>10567</text:p>
              </table:table-cell>
              <table:table-cell office:value-type="float" office:value="17884">
                <text:p>17884</text:p>
              </table:table-cell>
            </table:table-row>
            <table:table-row>
              <table:table-cell office:value-type="string">
                <text:p>452</text:p>
              </table:table-cell>
              <table:table-cell office:value-type="float" office:value="10467">
                <text:p>10467</text:p>
              </table:table-cell>
              <table:table-cell office:value-type="float" office:value="17681">
                <text:p>17681</text:p>
              </table:table-cell>
            </table:table-row>
            <table:table-row>
              <table:table-cell office:value-type="string">
                <text:p>453</text:p>
              </table:table-cell>
              <table:table-cell office:value-type="float" office:value="10668">
                <text:p>10668</text:p>
              </table:table-cell>
              <table:table-cell office:value-type="float" office:value="17858">
                <text:p>17858</text:p>
              </table:table-cell>
            </table:table-row>
            <table:table-row>
              <table:table-cell office:value-type="string">
                <text:p>454</text:p>
              </table:table-cell>
              <table:table-cell office:value-type="float" office:value="11267">
                <text:p>11267</text:p>
              </table:table-cell>
              <table:table-cell office:value-type="float" office:value="17886">
                <text:p>17886</text:p>
              </table:table-cell>
            </table:table-row>
            <table:table-row>
              <table:table-cell office:value-type="string">
                <text:p>455</text:p>
              </table:table-cell>
              <table:table-cell office:value-type="float" office:value="9667">
                <text:p>9667</text:p>
              </table:table-cell>
              <table:table-cell office:value-type="float" office:value="17970">
                <text:p>17970</text:p>
              </table:table-cell>
            </table:table-row>
            <table:table-row>
              <table:table-cell office:value-type="string">
                <text:p>456</text:p>
              </table:table-cell>
              <table:table-cell office:value-type="float" office:value="10466">
                <text:p>10466</text:p>
              </table:table-cell>
              <table:table-cell office:value-type="float" office:value="17709">
                <text:p>17709</text:p>
              </table:table-cell>
            </table:table-row>
            <table:table-row>
              <table:table-cell office:value-type="string">
                <text:p>457</text:p>
              </table:table-cell>
              <table:table-cell office:value-type="float" office:value="10670">
                <text:p>10670</text:p>
              </table:table-cell>
              <table:table-cell office:value-type="float" office:value="17789">
                <text:p>17789</text:p>
              </table:table-cell>
            </table:table-row>
            <table:table-row>
              <table:table-cell office:value-type="string">
                <text:p>458</text:p>
              </table:table-cell>
              <table:table-cell office:value-type="float" office:value="10266">
                <text:p>10266</text:p>
              </table:table-cell>
              <table:table-cell office:value-type="float" office:value="17760">
                <text:p>17760</text:p>
              </table:table-cell>
            </table:table-row>
            <table:table-row>
              <table:table-cell office:value-type="string">
                <text:p>459</text:p>
              </table:table-cell>
              <table:table-cell office:value-type="float" office:value="11369">
                <text:p>11369</text:p>
              </table:table-cell>
              <table:table-cell office:value-type="float" office:value="18180">
                <text:p>18180</text:p>
              </table:table-cell>
            </table:table-row>
            <table:table-row>
              <table:table-cell office:value-type="string">
                <text:p>460</text:p>
              </table:table-cell>
              <table:table-cell office:value-type="float" office:value="9467">
                <text:p>9467</text:p>
              </table:table-cell>
              <table:table-cell office:value-type="float" office:value="17771">
                <text:p>17771</text:p>
              </table:table-cell>
            </table:table-row>
            <table:table-row>
              <table:table-cell office:value-type="string">
                <text:p>461</text:p>
              </table:table-cell>
              <table:table-cell office:value-type="float" office:value="9566">
                <text:p>9566</text:p>
              </table:table-cell>
              <table:table-cell office:value-type="float" office:value="17481">
                <text:p>17481</text:p>
              </table:table-cell>
            </table:table-row>
            <table:table-row>
              <table:table-cell office:value-type="string">
                <text:p>462</text:p>
              </table:table-cell>
              <table:table-cell office:value-type="float" office:value="9767">
                <text:p>9767</text:p>
              </table:table-cell>
              <table:table-cell office:value-type="float" office:value="17236">
                <text:p>17236</text:p>
              </table:table-cell>
            </table:table-row>
            <table:table-row>
              <table:table-cell office:value-type="string">
                <text:p>463</text:p>
              </table:table-cell>
              <table:table-cell office:value-type="float" office:value="10668">
                <text:p>10668</text:p>
              </table:table-cell>
              <table:table-cell office:value-type="float" office:value="17138">
                <text:p>17138</text:p>
              </table:table-cell>
            </table:table-row>
            <table:table-row>
              <table:table-cell office:value-type="string">
                <text:p>464</text:p>
              </table:table-cell>
              <table:table-cell office:value-type="float" office:value="10267">
                <text:p>10267</text:p>
              </table:table-cell>
              <table:table-cell office:value-type="float" office:value="17357">
                <text:p>17357</text:p>
              </table:table-cell>
            </table:table-row>
            <table:table-row>
              <table:table-cell office:value-type="string">
                <text:p>465</text:p>
              </table:table-cell>
              <table:table-cell office:value-type="float" office:value="10464">
                <text:p>10464</text:p>
              </table:table-cell>
              <table:table-cell office:value-type="float" office:value="17409">
                <text:p>17409</text:p>
              </table:table-cell>
            </table:table-row>
            <table:table-row>
              <table:table-cell office:value-type="string">
                <text:p>466</text:p>
              </table:table-cell>
              <table:table-cell office:value-type="float" office:value="9466">
                <text:p>9466</text:p>
              </table:table-cell>
              <table:table-cell office:value-type="float" office:value="17639">
                <text:p>17639</text:p>
              </table:table-cell>
            </table:table-row>
            <table:table-row>
              <table:table-cell office:value-type="string">
                <text:p>467</text:p>
              </table:table-cell>
              <table:table-cell office:value-type="float" office:value="10465">
                <text:p>10465</text:p>
              </table:table-cell>
              <table:table-cell office:value-type="float" office:value="17500">
                <text:p>17500</text:p>
              </table:table-cell>
            </table:table-row>
            <table:table-row>
              <table:table-cell office:value-type="string">
                <text:p>468</text:p>
              </table:table-cell>
              <table:table-cell office:value-type="float" office:value="10368">
                <text:p>10368</text:p>
              </table:table-cell>
              <table:table-cell office:value-type="float" office:value="17459">
                <text:p>17459</text:p>
              </table:table-cell>
            </table:table-row>
            <table:table-row>
              <table:table-cell office:value-type="string">
                <text:p>469</text:p>
              </table:table-cell>
              <table:table-cell office:value-type="float" office:value="10368">
                <text:p>10368</text:p>
              </table:table-cell>
              <table:table-cell office:value-type="float" office:value="17241">
                <text:p>17241</text:p>
              </table:table-cell>
            </table:table-row>
            <table:table-row>
              <table:table-cell office:value-type="string">
                <text:p>470</text:p>
              </table:table-cell>
              <table:table-cell office:value-type="float" office:value="10469">
                <text:p>10469</text:p>
              </table:table-cell>
              <table:table-cell office:value-type="float" office:value="17188">
                <text:p>17188</text:p>
              </table:table-cell>
            </table:table-row>
            <table:table-row>
              <table:table-cell office:value-type="string">
                <text:p>471</text:p>
              </table:table-cell>
              <table:table-cell office:value-type="float" office:value="9468">
                <text:p>9468</text:p>
              </table:table-cell>
              <table:table-cell office:value-type="float" office:value="17378">
                <text:p>17378</text:p>
              </table:table-cell>
            </table:table-row>
            <table:table-row>
              <table:table-cell office:value-type="string">
                <text:p>472</text:p>
              </table:table-cell>
              <table:table-cell office:value-type="float" office:value="10269">
                <text:p>10269</text:p>
              </table:table-cell>
              <table:table-cell office:value-type="float" office:value="17131">
                <text:p>17131</text:p>
              </table:table-cell>
            </table:table-row>
            <table:table-row>
              <table:table-cell office:value-type="string">
                <text:p>473</text:p>
              </table:table-cell>
              <table:table-cell office:value-type="float" office:value="9668">
                <text:p>9668</text:p>
              </table:table-cell>
              <table:table-cell office:value-type="float" office:value="17188">
                <text:p>17188</text:p>
              </table:table-cell>
            </table:table-row>
            <table:table-row>
              <table:table-cell office:value-type="string">
                <text:p>474</text:p>
              </table:table-cell>
              <table:table-cell office:value-type="float" office:value="9566">
                <text:p>9566</text:p>
              </table:table-cell>
              <table:table-cell office:value-type="float" office:value="17211">
                <text:p>17211</text:p>
              </table:table-cell>
            </table:table-row>
            <table:table-row>
              <table:table-cell office:value-type="string">
                <text:p>475</text:p>
              </table:table-cell>
              <table:table-cell office:value-type="float" office:value="8768">
                <text:p>8768</text:p>
              </table:table-cell>
              <table:table-cell office:value-type="float" office:value="17189">
                <text:p>17189</text:p>
              </table:table-cell>
            </table:table-row>
            <table:table-row>
              <table:table-cell office:value-type="string">
                <text:p>476</text:p>
              </table:table-cell>
              <table:table-cell office:value-type="float" office:value="10367">
                <text:p>10367</text:p>
              </table:table-cell>
              <table:table-cell office:value-type="float" office:value="16915">
                <text:p>16915</text:p>
              </table:table-cell>
            </table:table-row>
            <table:table-row>
              <table:table-cell office:value-type="string">
                <text:p>477</text:p>
              </table:table-cell>
              <table:table-cell office:value-type="float" office:value="10769">
                <text:p>10769</text:p>
              </table:table-cell>
              <table:table-cell office:value-type="float" office:value="16729">
                <text:p>16729</text:p>
              </table:table-cell>
            </table:table-row>
            <table:table-row>
              <table:table-cell office:value-type="string">
                <text:p>478</text:p>
              </table:table-cell>
              <table:table-cell office:value-type="float" office:value="9666">
                <text:p>9666</text:p>
              </table:table-cell>
              <table:table-cell office:value-type="float" office:value="17310">
                <text:p>17310</text:p>
              </table:table-cell>
            </table:table-row>
            <table:table-row>
              <table:table-cell office:value-type="string">
                <text:p>479</text:p>
              </table:table-cell>
              <table:table-cell office:value-type="float" office:value="9467">
                <text:p>9467</text:p>
              </table:table-cell>
              <table:table-cell office:value-type="float" office:value="17056">
                <text:p>17056</text:p>
              </table:table-cell>
            </table:table-row>
            <table:table-row>
              <table:table-cell office:value-type="string">
                <text:p>480</text:p>
              </table:table-cell>
              <table:table-cell office:value-type="float" office:value="11167">
                <text:p>11167</text:p>
              </table:table-cell>
              <table:table-cell office:value-type="float" office:value="16928">
                <text:p>16928</text:p>
              </table:table-cell>
            </table:table-row>
            <table:table-row>
              <table:table-cell office:value-type="string">
                <text:p>481</text:p>
              </table:table-cell>
              <table:table-cell office:value-type="float" office:value="9666">
                <text:p>9666</text:p>
              </table:table-cell>
              <table:table-cell office:value-type="float" office:value="17238">
                <text:p>17238</text:p>
              </table:table-cell>
            </table:table-row>
            <table:table-row>
              <table:table-cell office:value-type="string">
                <text:p>482</text:p>
              </table:table-cell>
              <table:table-cell office:value-type="float" office:value="10367">
                <text:p>10367</text:p>
              </table:table-cell>
              <table:table-cell office:value-type="float" office:value="17730">
                <text:p>17730</text:p>
              </table:table-cell>
            </table:table-row>
            <table:table-row>
              <table:table-cell office:value-type="string">
                <text:p>483</text:p>
              </table:table-cell>
              <table:table-cell office:value-type="float" office:value="10467">
                <text:p>10467</text:p>
              </table:table-cell>
              <table:table-cell office:value-type="float" office:value="17562">
                <text:p>17562</text:p>
              </table:table-cell>
            </table:table-row>
            <table:table-row>
              <table:table-cell office:value-type="string">
                <text:p>484</text:p>
              </table:table-cell>
              <table:table-cell office:value-type="float" office:value="10567">
                <text:p>10567</text:p>
              </table:table-cell>
              <table:table-cell office:value-type="float" office:value="17352">
                <text:p>17352</text:p>
              </table:table-cell>
            </table:table-row>
            <table:table-row>
              <table:table-cell office:value-type="string">
                <text:p>485</text:p>
              </table:table-cell>
              <table:table-cell office:value-type="float" office:value="9666">
                <text:p>9666</text:p>
              </table:table-cell>
              <table:table-cell office:value-type="float" office:value="17593">
                <text:p>17593</text:p>
              </table:table-cell>
            </table:table-row>
            <table:table-row>
              <table:table-cell office:value-type="string">
                <text:p>486</text:p>
              </table:table-cell>
              <table:table-cell office:value-type="float" office:value="10469">
                <text:p>10469</text:p>
              </table:table-cell>
              <table:table-cell office:value-type="float" office:value="17085">
                <text:p>17085</text:p>
              </table:table-cell>
            </table:table-row>
            <table:table-row>
              <table:table-cell office:value-type="string">
                <text:p>487</text:p>
              </table:table-cell>
              <table:table-cell office:value-type="float" office:value="10368">
                <text:p>10368</text:p>
              </table:table-cell>
              <table:table-cell office:value-type="float" office:value="17523">
                <text:p>17523</text:p>
              </table:table-cell>
            </table:table-row>
            <table:table-row>
              <table:table-cell office:value-type="string">
                <text:p>488</text:p>
              </table:table-cell>
              <table:table-cell office:value-type="float" office:value="9370">
                <text:p>9370</text:p>
              </table:table-cell>
              <table:table-cell office:value-type="float" office:value="17299">
                <text:p>17299</text:p>
              </table:table-cell>
            </table:table-row>
            <table:table-row>
              <table:table-cell office:value-type="string">
                <text:p>489</text:p>
              </table:table-cell>
              <table:table-cell office:value-type="float" office:value="10365">
                <text:p>10365</text:p>
              </table:table-cell>
              <table:table-cell office:value-type="float" office:value="17319">
                <text:p>17319</text:p>
              </table:table-cell>
            </table:table-row>
            <table:table-row>
              <table:table-cell office:value-type="string">
                <text:p>490</text:p>
              </table:table-cell>
              <table:table-cell office:value-type="float" office:value="9868">
                <text:p>9868</text:p>
              </table:table-cell>
              <table:table-cell office:value-type="float" office:value="17560">
                <text:p>17560</text:p>
              </table:table-cell>
            </table:table-row>
            <table:table-row>
              <table:table-cell office:value-type="string">
                <text:p>491</text:p>
              </table:table-cell>
              <table:table-cell office:value-type="float" office:value="8667">
                <text:p>8667</text:p>
              </table:table-cell>
              <table:table-cell office:value-type="float" office:value="17491">
                <text:p>17491</text:p>
              </table:table-cell>
            </table:table-row>
            <table:table-row>
              <table:table-cell office:value-type="string">
                <text:p>492</text:p>
              </table:table-cell>
              <table:table-cell office:value-type="float" office:value="9366">
                <text:p>9366</text:p>
              </table:table-cell>
              <table:table-cell office:value-type="float" office:value="17389">
                <text:p>17389</text:p>
              </table:table-cell>
            </table:table-row>
            <table:table-row>
              <table:table-cell office:value-type="string">
                <text:p>493</text:p>
              </table:table-cell>
              <table:table-cell office:value-type="float" office:value="11266">
                <text:p>11266</text:p>
              </table:table-cell>
              <table:table-cell office:value-type="float" office:value="17217">
                <text:p>17217</text:p>
              </table:table-cell>
            </table:table-row>
            <table:table-row>
              <table:table-cell office:value-type="string">
                <text:p>494</text:p>
              </table:table-cell>
              <table:table-cell office:value-type="float" office:value="10466">
                <text:p>10466</text:p>
              </table:table-cell>
              <table:table-cell office:value-type="float" office:value="17208">
                <text:p>17208</text:p>
              </table:table-cell>
            </table:table-row>
            <table:table-row>
              <table:table-cell office:value-type="string">
                <text:p>495</text:p>
              </table:table-cell>
              <table:table-cell office:value-type="float" office:value="10566">
                <text:p>10566</text:p>
              </table:table-cell>
              <table:table-cell office:value-type="float" office:value="17260">
                <text:p>17260</text:p>
              </table:table-cell>
            </table:table-row>
            <table:table-row>
              <table:table-cell office:value-type="string">
                <text:p>496</text:p>
              </table:table-cell>
              <table:table-cell office:value-type="float" office:value="10368">
                <text:p>10368</text:p>
              </table:table-cell>
              <table:table-cell office:value-type="float" office:value="17308">
                <text:p>17308</text:p>
              </table:table-cell>
            </table:table-row>
            <table:table-row>
              <table:table-cell office:value-type="string">
                <text:p>497</text:p>
              </table:table-cell>
              <table:table-cell office:value-type="float" office:value="10367">
                <text:p>10367</text:p>
              </table:table-cell>
              <table:table-cell office:value-type="float" office:value="17185">
                <text:p>17185</text:p>
              </table:table-cell>
            </table:table-row>
            <table:table-row>
              <table:table-cell office:value-type="string">
                <text:p>498</text:p>
              </table:table-cell>
              <table:table-cell office:value-type="float" office:value="11264">
                <text:p>11264</text:p>
              </table:table-cell>
              <table:table-cell office:value-type="float" office:value="17106">
                <text:p>17106</text:p>
              </table:table-cell>
            </table:table-row>
            <table:table-row>
              <table:table-cell office:value-type="string">
                <text:p>499</text:p>
              </table:table-cell>
              <table:table-cell office:value-type="float" office:value="10467">
                <text:p>10467</text:p>
              </table:table-cell>
              <table:table-cell office:value-type="float" office:value="17018">
                <text:p>17018</text:p>
              </table:table-cell>
            </table:table-row>
            <table:table-row>
              <table:table-cell office:value-type="string">
                <text:p>500</text:p>
              </table:table-cell>
              <table:table-cell office:value-type="float" office:value="10067">
                <text:p>10067</text:p>
              </table:table-cell>
              <table:table-cell office:value-type="float" office:value="17034">
                <text:p>17034</text:p>
              </table:table-cell>
            </table:table-row>
            <table:table-row>
              <table:table-cell office:value-type="string">
                <text:p>501</text:p>
              </table:table-cell>
              <table:table-cell office:value-type="float" office:value="8566">
                <text:p>8566</text:p>
              </table:table-cell>
              <table:table-cell office:value-type="float" office:value="17263">
                <text:p>1726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Windows_X86_64 LibreOffice_project/1ec314fa52f458adc18c4f025c545a4e8b22c15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